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17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14)" style:apply-style-name="notair" style:base-cell-address="level1.A1"/>
    </style:style>
    <style:style style:name="ce2" style:family="table-cell" style:parent-style-name="Default">
      <style:map style:condition="cell-content-is-between(0,14)" style:apply-style-name="notair" style:base-cell-address="level1.A15"/>
    </style:style>
    <style:style style:name="ce3" style:family="table-cell" style:parent-style-name="Default">
      <style:map style:condition="cell-content-is-between(0,14)" style:apply-style-name="notair" style:base-cell-address="level1.A16"/>
    </style:style>
    <style:style style:name="ce4" style:family="table-cell" style:parent-style-name="Default">
      <style:map style:condition="cell-content-is-between(0,14)" style:apply-style-name="notair" style:base-cell-address="level1.A17"/>
    </style:style>
    <style:style style:name="ce5" style:family="table-cell" style:parent-style-name="Default">
      <style:map style:condition="cell-content-is-between(0,14)" style:apply-style-name="notair" style:base-cell-address="level1.A18"/>
    </style:style>
    <style:style style:name="ce6" style:family="table-cell" style:parent-style-name="Default">
      <style:map style:condition="cell-content-is-between(0,14)" style:apply-style-name="notair" style:base-cell-address="level1.A19"/>
    </style:style>
    <style:style style:name="ce7" style:family="table-cell" style:parent-style-name="Default">
      <style:map style:condition="cell-content-is-between(0,14)" style:apply-style-name="notair" style:base-cell-address="level1.A20"/>
    </style:style>
    <style:style style:name="ce8" style:family="table-cell" style:parent-style-name="Default">
      <style:map style:condition="cell-content-is-between(0,14)" style:apply-style-name="notair" style:base-cell-address="level1.A21"/>
    </style:style>
    <style:style style:name="ce9" style:family="table-cell" style:parent-style-name="Default">
      <style:map style:condition="cell-content-is-between(0,14)" style:apply-style-name="notair" style:base-cell-address="level1.A22"/>
    </style:style>
    <style:style style:name="ce10" style:family="table-cell" style:parent-style-name="Default">
      <style:map style:condition="cell-content-is-between(0,14)" style:apply-style-name="notair" style:base-cell-address="level1.A23"/>
    </style:style>
    <style:style style:name="ce11" style:family="table-cell" style:parent-style-name="Default">
      <style:map style:condition="cell-content-is-between(0,14)" style:apply-style-name="notair" style:base-cell-address="level1.A24"/>
    </style:style>
    <style:style style:name="ce12" style:family="table-cell" style:parent-style-name="Default">
      <style:map style:condition="cell-content-is-between(0,14)" style:apply-style-name="notair" style:base-cell-address="level1.A25"/>
    </style:style>
    <style:style style:name="ce13" style:family="table-cell" style:parent-style-name="Default">
      <style:map style:condition="cell-content-is-between(0,14)" style:apply-style-name="notair" style:base-cell-address="level1.A26"/>
    </style:style>
    <style:style style:name="ce14" style:family="table-cell" style:parent-style-name="Default">
      <style:map style:condition="cell-content-is-between(0,14)" style:apply-style-name="notair" style:base-cell-address="level1.A27"/>
    </style:style>
    <style:style style:name="ce15" style:family="table-cell" style:parent-style-name="Default">
      <style:map style:condition="cell-content-is-between(0,14)" style:apply-style-name="notair" style:base-cell-address="level1.A28"/>
    </style:style>
    <style:style style:name="ce16" style:family="table-cell" style:parent-style-name="Default">
      <style:map style:condition="cell-content-is-between(0,14)" style:apply-style-name="notair" style:base-cell-address="level1.A29"/>
    </style:style>
    <style:style style:name="ce17" style:family="table-cell" style:parent-style-name="Default">
      <style:map style:condition="cell-content-is-between(0,14)" style:apply-style-name="notair" style:base-cell-address="level1.A30"/>
    </style:style>
    <style:style style:name="ce18" style:family="table-cell" style:parent-style-name="Default">
      <style:map style:condition="cell-content-is-between(0,14)" style:apply-style-name="notair" style:base-cell-address="level1.A31"/>
    </style:style>
    <style:style style:name="ce19" style:family="table-cell" style:parent-style-name="Default">
      <style:map style:condition="cell-content-is-between(0,14)" style:apply-style-name="notair" style:base-cell-address="level1.A32"/>
    </style:style>
    <style:style style:name="ce20" style:family="table-cell" style:parent-style-name="Default">
      <style:map style:condition="cell-content-is-between(0,14)" style:apply-style-name="notair" style:base-cell-address="level1.A33"/>
    </style:style>
    <style:style style:name="ce21" style:family="table-cell" style:parent-style-name="Default">
      <style:map style:condition="cell-content-is-between(0,14)" style:apply-style-name="notair" style:base-cell-address="level1.A34"/>
    </style:style>
    <style:style style:name="ce22" style:family="table-cell" style:parent-style-name="Default">
      <style:map style:condition="cell-content-is-between(0,14)" style:apply-style-name="notair" style:base-cell-address="level1.FJ1"/>
    </style:style>
    <style:style style:name="ce23" style:family="table-cell" style:parent-style-name="Default">
      <style:map style:condition="cell-content-is-between(0,14)" style:apply-style-name="notair" style:base-cell-address="level1.FJ15"/>
    </style:style>
    <style:style style:name="ce24" style:family="table-cell" style:parent-style-name="Default">
      <style:map style:condition="cell-content-is-between(0,14)" style:apply-style-name="notair" style:base-cell-address="level1.FJ16"/>
    </style:style>
    <style:style style:name="ce25" style:family="table-cell" style:parent-style-name="Default">
      <style:map style:condition="cell-content-is-between(0,14)" style:apply-style-name="notair" style:base-cell-address="level1.FJ17"/>
    </style:style>
    <style:style style:name="ce26" style:family="table-cell" style:parent-style-name="Default">
      <style:map style:condition="cell-content-is-between(0,14)" style:apply-style-name="notair" style:base-cell-address="level1.FJ18"/>
    </style:style>
    <style:style style:name="ce27" style:family="table-cell" style:parent-style-name="Default">
      <style:map style:condition="cell-content-is-between(0,14)" style:apply-style-name="notair" style:base-cell-address="level1.FJ19"/>
    </style:style>
    <style:style style:name="ce28" style:family="table-cell" style:parent-style-name="Default">
      <style:map style:condition="cell-content-is-between(0,14)" style:apply-style-name="notair" style:base-cell-address="level1.FJ20"/>
    </style:style>
    <style:style style:name="ce29" style:family="table-cell" style:parent-style-name="Default">
      <style:map style:condition="cell-content-is-between(0,14)" style:apply-style-name="notair" style:base-cell-address="level1.FJ21"/>
    </style:style>
    <style:style style:name="ce30" style:family="table-cell" style:parent-style-name="Default">
      <style:map style:condition="cell-content-is-between(0,14)" style:apply-style-name="notair" style:base-cell-address="level1.FJ22"/>
    </style:style>
    <style:style style:name="ce31" style:family="table-cell" style:parent-style-name="Default">
      <style:map style:condition="cell-content-is-between(0,14)" style:apply-style-name="notair" style:base-cell-address="level1.FJ23"/>
    </style:style>
    <style:style style:name="ce32" style:family="table-cell" style:parent-style-name="Default">
      <style:map style:condition="cell-content-is-between(0,14)" style:apply-style-name="notair" style:base-cell-address="level1.FJ24"/>
    </style:style>
    <style:style style:name="ce33" style:family="table-cell" style:parent-style-name="Default">
      <style:map style:condition="cell-content-is-between(0,14)" style:apply-style-name="notair" style:base-cell-address="level1.FJ25"/>
    </style:style>
    <style:style style:name="ce34" style:family="table-cell" style:parent-style-name="Default">
      <style:map style:condition="cell-content-is-between(0,14)" style:apply-style-name="notair" style:base-cell-address="level1.FJ26"/>
    </style:style>
    <style:style style:name="ce35" style:family="table-cell" style:parent-style-name="Default">
      <style:map style:condition="cell-content-is-between(0,14)" style:apply-style-name="notair" style:base-cell-address="level1.FJ27"/>
    </style:style>
    <style:style style:name="ce36" style:family="table-cell" style:parent-style-name="Default">
      <style:map style:condition="cell-content-is-between(0,14)" style:apply-style-name="notair" style:base-cell-address="level1.FJ28"/>
    </style:style>
    <style:style style:name="ce37" style:family="table-cell" style:parent-style-name="Default">
      <style:map style:condition="cell-content-is-between(0,14)" style:apply-style-name="notair" style:base-cell-address="level1.FJ29"/>
    </style:style>
    <style:style style:name="ce38" style:family="table-cell" style:parent-style-name="Default">
      <style:map style:condition="cell-content-is-between(0,14)" style:apply-style-name="notair" style:base-cell-address="level1.FJ30"/>
    </style:style>
    <style:style style:name="ce39" style:family="table-cell" style:parent-style-name="Default">
      <style:map style:condition="cell-content-is-between(0,14)" style:apply-style-name="notair" style:base-cell-address="level1.FJ31"/>
    </style:style>
    <style:style style:name="ce40" style:family="table-cell" style:parent-style-name="Default">
      <style:map style:condition="cell-content-is-between(0,14)" style:apply-style-name="notair" style:base-cell-address="level1.FJ32"/>
    </style:style>
    <style:style style:name="ce41" style:family="table-cell" style:parent-style-name="Default">
      <style:map style:condition="cell-content-is-between(0,14)" style:apply-style-name="notair" style:base-cell-address="level1.FJ33"/>
    </style:style>
    <style:style style:name="ce42" style:family="table-cell" style:parent-style-name="Default">
      <style:map style:condition="cell-content-is-between(0,14)" style:apply-style-name="notair" style:base-cell-address="level1.FJ34"/>
    </style:style>
    <style:style style:name="ce43" style:family="table-cell" style:parent-style-name="Default">
      <style:map style:condition="cell-content-is-between(0,14)" style:apply-style-name="notair" style:base-cell-address="level1.FK1"/>
    </style:style>
    <style:style style:name="ce44" style:family="table-cell" style:parent-style-name="Default">
      <style:map style:condition="cell-content-is-between(0,14)" style:apply-style-name="notair" style:base-cell-address="level1.FK15"/>
    </style:style>
    <style:style style:name="ce45" style:family="table-cell" style:parent-style-name="Default">
      <style:map style:condition="cell-content-is-between(0,14)" style:apply-style-name="notair" style:base-cell-address="level1.FK16"/>
    </style:style>
    <style:style style:name="ce46" style:family="table-cell" style:parent-style-name="Default">
      <style:map style:condition="cell-content-is-between(0,14)" style:apply-style-name="notair" style:base-cell-address="level1.FK17"/>
    </style:style>
    <style:style style:name="ce47" style:family="table-cell" style:parent-style-name="Default">
      <style:map style:condition="cell-content-is-between(0,14)" style:apply-style-name="notair" style:base-cell-address="level1.FK18"/>
    </style:style>
    <style:style style:name="ce48" style:family="table-cell" style:parent-style-name="Default">
      <style:map style:condition="cell-content-is-between(0,14)" style:apply-style-name="notair" style:base-cell-address="level1.FK19"/>
    </style:style>
    <style:style style:name="ce49" style:family="table-cell" style:parent-style-name="Default">
      <style:map style:condition="cell-content-is-between(0,14)" style:apply-style-name="notair" style:base-cell-address="level1.FK20"/>
    </style:style>
    <style:style style:name="ce50" style:family="table-cell" style:parent-style-name="Default">
      <style:map style:condition="cell-content-is-between(0,14)" style:apply-style-name="notair" style:base-cell-address="level1.FK21"/>
    </style:style>
    <style:style style:name="ce51" style:family="table-cell" style:parent-style-name="Default">
      <style:map style:condition="cell-content-is-between(0,14)" style:apply-style-name="notair" style:base-cell-address="level1.FK22"/>
    </style:style>
    <style:style style:name="ce52" style:family="table-cell" style:parent-style-name="Default">
      <style:map style:condition="cell-content-is-between(0,14)" style:apply-style-name="notair" style:base-cell-address="level1.FK23"/>
    </style:style>
    <style:style style:name="ce53" style:family="table-cell" style:parent-style-name="Default">
      <style:map style:condition="cell-content-is-between(0,14)" style:apply-style-name="notair" style:base-cell-address="level1.FK24"/>
    </style:style>
    <style:style style:name="ce54" style:family="table-cell" style:parent-style-name="Default">
      <style:map style:condition="cell-content-is-between(0,14)" style:apply-style-name="notair" style:base-cell-address="level1.FK25"/>
    </style:style>
    <style:style style:name="ce55" style:family="table-cell" style:parent-style-name="Default">
      <style:map style:condition="cell-content-is-between(0,14)" style:apply-style-name="notair" style:base-cell-address="level1.FK26"/>
    </style:style>
    <style:style style:name="ce56" style:family="table-cell" style:parent-style-name="Default">
      <style:map style:condition="cell-content-is-between(0,14)" style:apply-style-name="notair" style:base-cell-address="level1.FK27"/>
    </style:style>
    <style:style style:name="ce57" style:family="table-cell" style:parent-style-name="Default">
      <style:map style:condition="cell-content-is-between(0,14)" style:apply-style-name="notair" style:base-cell-address="level1.FK28"/>
    </style:style>
    <style:style style:name="ce58" style:family="table-cell" style:parent-style-name="Default">
      <style:map style:condition="cell-content-is-between(0,14)" style:apply-style-name="notair" style:base-cell-address="level1.FK29"/>
    </style:style>
    <style:style style:name="ce59" style:family="table-cell" style:parent-style-name="Default">
      <style:map style:condition="cell-content-is-between(0,14)" style:apply-style-name="notair" style:base-cell-address="level1.FK30"/>
    </style:style>
    <style:style style:name="ce60" style:family="table-cell" style:parent-style-name="Default">
      <style:map style:condition="cell-content-is-between(0,14)" style:apply-style-name="notair" style:base-cell-address="level1.FK31"/>
    </style:style>
    <style:style style:name="ce61" style:family="table-cell" style:parent-style-name="Default">
      <style:map style:condition="cell-content-is-between(0,14)" style:apply-style-name="notair" style:base-cell-address="level1.FK32"/>
    </style:style>
    <style:style style:name="ce62" style:family="table-cell" style:parent-style-name="Default">
      <style:map style:condition="cell-content-is-between(0,14)" style:apply-style-name="notair" style:base-cell-address="level1.FK33"/>
    </style:style>
    <style:style style:name="ce63" style:family="table-cell" style:parent-style-name="Default">
      <style:map style:condition="cell-content-is-between(0,14)" style:apply-style-name="notair" style:base-cell-address="level1.FK34"/>
    </style:style>
    <style:style style:name="ce64" style:family="table-cell" style:parent-style-name="Default">
      <style:map style:condition="cell-content-is-between(0,14)" style:apply-style-name="notair" style:base-cell-address="level1.FL1"/>
    </style:style>
    <style:style style:name="ce65" style:family="table-cell" style:parent-style-name="Default">
      <style:map style:condition="cell-content-is-between(0,14)" style:apply-style-name="notair" style:base-cell-address="level1.FL15"/>
    </style:style>
    <style:style style:name="ce66" style:family="table-cell" style:parent-style-name="Default">
      <style:map style:condition="cell-content-is-between(0,14)" style:apply-style-name="notair" style:base-cell-address="level1.FL16"/>
    </style:style>
    <style:style style:name="ce67" style:family="table-cell" style:parent-style-name="Default">
      <style:map style:condition="cell-content-is-between(0,14)" style:apply-style-name="notair" style:base-cell-address="level1.FL17"/>
    </style:style>
    <style:style style:name="ce68" style:family="table-cell" style:parent-style-name="Default">
      <style:map style:condition="cell-content-is-between(0,14)" style:apply-style-name="notair" style:base-cell-address="level1.FL18"/>
    </style:style>
    <style:style style:name="ce69" style:family="table-cell" style:parent-style-name="Default">
      <style:map style:condition="cell-content-is-between(0,14)" style:apply-style-name="notair" style:base-cell-address="level1.FL19"/>
    </style:style>
    <style:style style:name="ce70" style:family="table-cell" style:parent-style-name="Default">
      <style:map style:condition="cell-content-is-between(0,14)" style:apply-style-name="notair" style:base-cell-address="level1.FL20"/>
    </style:style>
    <style:style style:name="ce71" style:family="table-cell" style:parent-style-name="Default">
      <style:map style:condition="cell-content-is-between(0,14)" style:apply-style-name="notair" style:base-cell-address="level1.FL21"/>
    </style:style>
    <style:style style:name="ce72" style:family="table-cell" style:parent-style-name="Default">
      <style:map style:condition="cell-content-is-between(0,14)" style:apply-style-name="notair" style:base-cell-address="level1.FL22"/>
    </style:style>
    <style:style style:name="ce73" style:family="table-cell" style:parent-style-name="Default">
      <style:map style:condition="cell-content-is-between(0,14)" style:apply-style-name="notair" style:base-cell-address="level1.FL23"/>
    </style:style>
    <style:style style:name="ce74" style:family="table-cell" style:parent-style-name="Default">
      <style:map style:condition="cell-content-is-between(0,14)" style:apply-style-name="notair" style:base-cell-address="level1.FL24"/>
    </style:style>
    <style:style style:name="ce75" style:family="table-cell" style:parent-style-name="Default">
      <style:map style:condition="cell-content-is-between(0,14)" style:apply-style-name="notair" style:base-cell-address="level1.FL25"/>
    </style:style>
    <style:style style:name="ce76" style:family="table-cell" style:parent-style-name="Default">
      <style:map style:condition="cell-content-is-between(0,14)" style:apply-style-name="notair" style:base-cell-address="level1.FL26"/>
    </style:style>
    <style:style style:name="ce77" style:family="table-cell" style:parent-style-name="Default">
      <style:map style:condition="cell-content-is-between(0,14)" style:apply-style-name="notair" style:base-cell-address="level1.FL27"/>
    </style:style>
    <style:style style:name="ce78" style:family="table-cell" style:parent-style-name="Default">
      <style:map style:condition="cell-content-is-between(0,14)" style:apply-style-name="notair" style:base-cell-address="level1.FL28"/>
    </style:style>
    <style:style style:name="ce79" style:family="table-cell" style:parent-style-name="Default">
      <style:map style:condition="cell-content-is-between(0,14)" style:apply-style-name="notair" style:base-cell-address="level1.FL29"/>
    </style:style>
    <style:style style:name="ce80" style:family="table-cell" style:parent-style-name="Default">
      <style:map style:condition="cell-content-is-between(0,14)" style:apply-style-name="notair" style:base-cell-address="level1.FL30"/>
    </style:style>
    <style:style style:name="ce81" style:family="table-cell" style:parent-style-name="Default">
      <style:map style:condition="cell-content-is-between(0,14)" style:apply-style-name="notair" style:base-cell-address="level1.FL31"/>
    </style:style>
    <style:style style:name="ce82" style:family="table-cell" style:parent-style-name="Default">
      <style:map style:condition="cell-content-is-between(0,14)" style:apply-style-name="notair" style:base-cell-address="level1.FL32"/>
    </style:style>
    <style:style style:name="ce83" style:family="table-cell" style:parent-style-name="Default">
      <style:map style:condition="cell-content-is-between(0,14)" style:apply-style-name="notair" style:base-cell-address="level1.FL33"/>
    </style:style>
    <style:style style:name="ce84" style:family="table-cell" style:parent-style-name="Default">
      <style:map style:condition="cell-content-is-between(0,14)" style:apply-style-name="notair" style:base-cell-address="level1.FL34"/>
    </style:style>
    <style:style style:name="ce85" style:family="table-cell" style:parent-style-name="Default">
      <style:map style:condition="cell-content-is-between(0,14)" style:apply-style-name="notair" style:base-cell-address="level1.FM1"/>
    </style:style>
    <style:style style:name="ce86" style:family="table-cell" style:parent-style-name="Default">
      <style:map style:condition="cell-content-is-between(0,14)" style:apply-style-name="notair" style:base-cell-address="level1.FM15"/>
    </style:style>
    <style:style style:name="ce87" style:family="table-cell" style:parent-style-name="Default">
      <style:map style:condition="cell-content-is-between(0,14)" style:apply-style-name="notair" style:base-cell-address="level1.FM16"/>
    </style:style>
    <style:style style:name="ce88" style:family="table-cell" style:parent-style-name="Default">
      <style:map style:condition="cell-content-is-between(0,14)" style:apply-style-name="notair" style:base-cell-address="level1.FM17"/>
    </style:style>
    <style:style style:name="ce89" style:family="table-cell" style:parent-style-name="Default">
      <style:map style:condition="cell-content-is-between(0,14)" style:apply-style-name="notair" style:base-cell-address="level1.FM18"/>
    </style:style>
    <style:style style:name="ce90" style:family="table-cell" style:parent-style-name="Default">
      <style:map style:condition="cell-content-is-between(0,14)" style:apply-style-name="notair" style:base-cell-address="level1.FM19"/>
    </style:style>
    <style:style style:name="ce91" style:family="table-cell" style:parent-style-name="Default">
      <style:map style:condition="cell-content-is-between(0,14)" style:apply-style-name="notair" style:base-cell-address="level1.FM20"/>
    </style:style>
    <style:style style:name="ce92" style:family="table-cell" style:parent-style-name="Default">
      <style:map style:condition="cell-content-is-between(0,14)" style:apply-style-name="notair" style:base-cell-address="level1.FM21"/>
    </style:style>
    <style:style style:name="ce93" style:family="table-cell" style:parent-style-name="Default">
      <style:map style:condition="cell-content-is-between(0,14)" style:apply-style-name="notair" style:base-cell-address="level1.FM22"/>
    </style:style>
    <style:style style:name="ce94" style:family="table-cell" style:parent-style-name="Default">
      <style:map style:condition="cell-content-is-between(0,14)" style:apply-style-name="notair" style:base-cell-address="level1.FM23"/>
    </style:style>
    <style:style style:name="ce95" style:family="table-cell" style:parent-style-name="Default">
      <style:map style:condition="cell-content-is-between(0,14)" style:apply-style-name="notair" style:base-cell-address="level1.FM24"/>
    </style:style>
    <style:style style:name="ce96" style:family="table-cell" style:parent-style-name="Default">
      <style:map style:condition="cell-content-is-between(0,14)" style:apply-style-name="notair" style:base-cell-address="level1.FM25"/>
    </style:style>
    <style:style style:name="ce97" style:family="table-cell" style:parent-style-name="Default">
      <style:map style:condition="cell-content-is-between(0,14)" style:apply-style-name="notair" style:base-cell-address="level1.FM26"/>
    </style:style>
    <style:style style:name="ce98" style:family="table-cell" style:parent-style-name="Default">
      <style:map style:condition="cell-content-is-between(0,14)" style:apply-style-name="notair" style:base-cell-address="level1.FM27"/>
    </style:style>
    <style:style style:name="ce99" style:family="table-cell" style:parent-style-name="Default">
      <style:map style:condition="cell-content-is-between(0,14)" style:apply-style-name="notair" style:base-cell-address="level1.FM28"/>
    </style:style>
    <style:style style:name="ce100" style:family="table-cell" style:parent-style-name="Default">
      <style:map style:condition="cell-content-is-between(0,14)" style:apply-style-name="notair" style:base-cell-address="level1.FM29"/>
    </style:style>
    <style:style style:name="ce101" style:family="table-cell" style:parent-style-name="Default">
      <style:map style:condition="cell-content-is-between(0,14)" style:apply-style-name="notair" style:base-cell-address="level1.FM30"/>
    </style:style>
    <style:style style:name="ce102" style:family="table-cell" style:parent-style-name="Default">
      <style:map style:condition="cell-content-is-between(0,14)" style:apply-style-name="notair" style:base-cell-address="level1.FM31"/>
    </style:style>
    <style:style style:name="ce103" style:family="table-cell" style:parent-style-name="Default">
      <style:map style:condition="cell-content-is-between(0,14)" style:apply-style-name="notair" style:base-cell-address="level1.FM32"/>
    </style:style>
    <style:style style:name="ce104" style:family="table-cell" style:parent-style-name="Default">
      <style:map style:condition="cell-content-is-between(0,14)" style:apply-style-name="notair" style:base-cell-address="level1.FM33"/>
    </style:style>
    <style:style style:name="ce105" style:family="table-cell" style:parent-style-name="Default">
      <style:map style:condition="cell-content-is-between(0,14)" style:apply-style-name="notair" style:base-cell-address="level1.FM34"/>
    </style:style>
    <style:style style:name="ce106" style:family="table-cell" style:parent-style-name="Default">
      <style:map style:condition="cell-content-is-between(0,14)" style:apply-style-name="notair" style:base-cell-address="level1.FN1"/>
    </style:style>
    <style:style style:name="ce107" style:family="table-cell" style:parent-style-name="Default">
      <style:map style:condition="cell-content-is-between(0,14)" style:apply-style-name="notair" style:base-cell-address="level1.FN15"/>
    </style:style>
    <style:style style:name="ce108" style:family="table-cell" style:parent-style-name="Default">
      <style:map style:condition="cell-content-is-between(0,14)" style:apply-style-name="notair" style:base-cell-address="level1.FN16"/>
    </style:style>
    <style:style style:name="ce109" style:family="table-cell" style:parent-style-name="Default">
      <style:map style:condition="cell-content-is-between(0,14)" style:apply-style-name="notair" style:base-cell-address="level1.FN17"/>
    </style:style>
    <style:style style:name="ce110" style:family="table-cell" style:parent-style-name="Default">
      <style:map style:condition="cell-content-is-between(0,14)" style:apply-style-name="notair" style:base-cell-address="level1.FN18"/>
    </style:style>
    <style:style style:name="ce111" style:family="table-cell" style:parent-style-name="Default">
      <style:map style:condition="cell-content-is-between(0,14)" style:apply-style-name="notair" style:base-cell-address="level1.FN19"/>
    </style:style>
    <style:style style:name="ce112" style:family="table-cell" style:parent-style-name="Default">
      <style:map style:condition="cell-content-is-between(0,14)" style:apply-style-name="notair" style:base-cell-address="level1.FN20"/>
    </style:style>
    <style:style style:name="ce113" style:family="table-cell" style:parent-style-name="Default">
      <style:map style:condition="cell-content-is-between(0,14)" style:apply-style-name="notair" style:base-cell-address="level1.FN21"/>
    </style:style>
    <style:style style:name="ce114" style:family="table-cell" style:parent-style-name="Default">
      <style:map style:condition="cell-content-is-between(0,14)" style:apply-style-name="notair" style:base-cell-address="level1.FN22"/>
    </style:style>
    <style:style style:name="ce115" style:family="table-cell" style:parent-style-name="Default">
      <style:map style:condition="cell-content-is-between(0,14)" style:apply-style-name="notair" style:base-cell-address="level1.FN23"/>
    </style:style>
    <style:style style:name="ce116" style:family="table-cell" style:parent-style-name="Default">
      <style:map style:condition="cell-content-is-between(0,14)" style:apply-style-name="notair" style:base-cell-address="level1.FN24"/>
    </style:style>
    <style:style style:name="ce117" style:family="table-cell" style:parent-style-name="Default">
      <style:map style:condition="cell-content-is-between(0,14)" style:apply-style-name="notair" style:base-cell-address="level1.FN25"/>
    </style:style>
    <style:style style:name="ce118" style:family="table-cell" style:parent-style-name="Default">
      <style:map style:condition="cell-content-is-between(0,14)" style:apply-style-name="notair" style:base-cell-address="level1.FN26"/>
    </style:style>
    <style:style style:name="ce119" style:family="table-cell" style:parent-style-name="Default">
      <style:map style:condition="cell-content-is-between(0,14)" style:apply-style-name="notair" style:base-cell-address="level1.FN27"/>
    </style:style>
    <style:style style:name="ce120" style:family="table-cell" style:parent-style-name="Default">
      <style:map style:condition="cell-content-is-between(0,14)" style:apply-style-name="notair" style:base-cell-address="level1.FN28"/>
    </style:style>
    <style:style style:name="ce121" style:family="table-cell" style:parent-style-name="Default">
      <style:map style:condition="cell-content-is-between(0,14)" style:apply-style-name="notair" style:base-cell-address="level1.FN29"/>
    </style:style>
    <style:style style:name="ce122" style:family="table-cell" style:parent-style-name="Default">
      <style:map style:condition="cell-content-is-between(0,14)" style:apply-style-name="notair" style:base-cell-address="level1.FN30"/>
    </style:style>
    <style:style style:name="ce123" style:family="table-cell" style:parent-style-name="Default">
      <style:map style:condition="cell-content-is-between(0,14)" style:apply-style-name="notair" style:base-cell-address="level1.FN31"/>
    </style:style>
    <style:style style:name="ce124" style:family="table-cell" style:parent-style-name="Default">
      <style:map style:condition="cell-content-is-between(0,14)" style:apply-style-name="notair" style:base-cell-address="level1.FN32"/>
    </style:style>
    <style:style style:name="ce125" style:family="table-cell" style:parent-style-name="Default">
      <style:map style:condition="cell-content-is-between(0,14)" style:apply-style-name="notair" style:base-cell-address="level1.FN33"/>
    </style:style>
    <style:style style:name="ce126" style:family="table-cell" style:parent-style-name="Default">
      <style:map style:condition="cell-content-is-between(0,14)" style:apply-style-name="notair" style:base-cell-address="level1.FN34"/>
    </style:style>
    <style:style style:name="ce127" style:family="table-cell" style:parent-style-name="Default">
      <style:map style:condition="cell-content-is-between(0,14)" style:apply-style-name="notair" style:base-cell-address="level1.FO1"/>
    </style:style>
    <style:style style:name="ce128" style:family="table-cell" style:parent-style-name="Default">
      <style:map style:condition="cell-content-is-between(0,14)" style:apply-style-name="notair" style:base-cell-address="level1.FO15"/>
    </style:style>
    <style:style style:name="ce129" style:family="table-cell" style:parent-style-name="Default">
      <style:map style:condition="cell-content-is-between(0,14)" style:apply-style-name="notair" style:base-cell-address="level1.FO16"/>
    </style:style>
    <style:style style:name="ce130" style:family="table-cell" style:parent-style-name="Default">
      <style:map style:condition="cell-content-is-between(0,14)" style:apply-style-name="notair" style:base-cell-address="level1.FO17"/>
    </style:style>
    <style:style style:name="ce131" style:family="table-cell" style:parent-style-name="Default">
      <style:map style:condition="cell-content-is-between(0,14)" style:apply-style-name="notair" style:base-cell-address="level1.FO18"/>
    </style:style>
    <style:style style:name="ce132" style:family="table-cell" style:parent-style-name="Default">
      <style:map style:condition="cell-content-is-between(0,14)" style:apply-style-name="notair" style:base-cell-address="level1.FO19"/>
    </style:style>
    <style:style style:name="ce133" style:family="table-cell" style:parent-style-name="Default">
      <style:map style:condition="cell-content-is-between(0,14)" style:apply-style-name="notair" style:base-cell-address="level1.FO20"/>
    </style:style>
    <style:style style:name="ce134" style:family="table-cell" style:parent-style-name="Default">
      <style:map style:condition="cell-content-is-between(0,14)" style:apply-style-name="notair" style:base-cell-address="level1.FO21"/>
    </style:style>
    <style:style style:name="ce135" style:family="table-cell" style:parent-style-name="Default">
      <style:map style:condition="cell-content-is-between(0,14)" style:apply-style-name="notair" style:base-cell-address="level1.FO22"/>
    </style:style>
    <style:style style:name="ce136" style:family="table-cell" style:parent-style-name="Default">
      <style:map style:condition="cell-content-is-between(0,14)" style:apply-style-name="notair" style:base-cell-address="level1.FO23"/>
    </style:style>
    <style:style style:name="ce137" style:family="table-cell" style:parent-style-name="Default">
      <style:map style:condition="cell-content-is-between(0,14)" style:apply-style-name="notair" style:base-cell-address="level1.FO24"/>
    </style:style>
    <style:style style:name="ce138" style:family="table-cell" style:parent-style-name="Default">
      <style:map style:condition="cell-content-is-between(0,14)" style:apply-style-name="notair" style:base-cell-address="level1.FO25"/>
    </style:style>
    <style:style style:name="ce139" style:family="table-cell" style:parent-style-name="Default">
      <style:map style:condition="cell-content-is-between(0,14)" style:apply-style-name="notair" style:base-cell-address="level1.FO26"/>
    </style:style>
    <style:style style:name="ce140" style:family="table-cell" style:parent-style-name="Default">
      <style:map style:condition="cell-content-is-between(0,14)" style:apply-style-name="notair" style:base-cell-address="level1.FO27"/>
    </style:style>
    <style:style style:name="ce141" style:family="table-cell" style:parent-style-name="Default">
      <style:map style:condition="cell-content-is-between(0,14)" style:apply-style-name="notair" style:base-cell-address="level1.FO28"/>
    </style:style>
    <style:style style:name="ce142" style:family="table-cell" style:parent-style-name="Default">
      <style:map style:condition="cell-content-is-between(0,14)" style:apply-style-name="notair" style:base-cell-address="level1.FO29"/>
    </style:style>
    <style:style style:name="ce143" style:family="table-cell" style:parent-style-name="Default">
      <style:map style:condition="cell-content-is-between(0,14)" style:apply-style-name="notair" style:base-cell-address="level1.FO30"/>
    </style:style>
    <style:style style:name="ce144" style:family="table-cell" style:parent-style-name="Default">
      <style:map style:condition="cell-content-is-between(0,14)" style:apply-style-name="notair" style:base-cell-address="level1.FO31"/>
    </style:style>
    <style:style style:name="ce145" style:family="table-cell" style:parent-style-name="Default">
      <style:map style:condition="cell-content-is-between(0,14)" style:apply-style-name="notair" style:base-cell-address="level1.FO32"/>
    </style:style>
    <style:style style:name="ce146" style:family="table-cell" style:parent-style-name="Default">
      <style:map style:condition="cell-content-is-between(0,14)" style:apply-style-name="notair" style:base-cell-address="level1.FO33"/>
    </style:style>
    <style:style style:name="ce147" style:family="table-cell" style:parent-style-name="Default">
      <style:map style:condition="cell-content-is-between(0,14)" style:apply-style-name="notair" style:base-cell-address="level1.FO34"/>
    </style:style>
    <style:style style:name="ce148" style:family="table-cell" style:parent-style-name="Default">
      <style:map style:condition="cell-content-is-between(0,14)" style:apply-style-name="notair" style:base-cell-address="level1.FP1"/>
    </style:style>
    <style:style style:name="ce149" style:family="table-cell" style:parent-style-name="Default">
      <style:map style:condition="cell-content-is-between(0,14)" style:apply-style-name="notair" style:base-cell-address="level1.FP15"/>
    </style:style>
    <style:style style:name="ce150" style:family="table-cell" style:parent-style-name="Default">
      <style:map style:condition="cell-content-is-between(0,14)" style:apply-style-name="notair" style:base-cell-address="level1.FP16"/>
    </style:style>
    <style:style style:name="ce151" style:family="table-cell" style:parent-style-name="Default">
      <style:map style:condition="cell-content-is-between(0,14)" style:apply-style-name="notair" style:base-cell-address="level1.FP17"/>
    </style:style>
    <style:style style:name="ce152" style:family="table-cell" style:parent-style-name="Default">
      <style:map style:condition="cell-content-is-between(0,14)" style:apply-style-name="notair" style:base-cell-address="level1.FP18"/>
    </style:style>
    <style:style style:name="ce153" style:family="table-cell" style:parent-style-name="Default">
      <style:map style:condition="cell-content-is-between(0,14)" style:apply-style-name="notair" style:base-cell-address="level1.FP19"/>
    </style:style>
    <style:style style:name="ce154" style:family="table-cell" style:parent-style-name="Default">
      <style:map style:condition="cell-content-is-between(0,14)" style:apply-style-name="notair" style:base-cell-address="level1.FP20"/>
    </style:style>
    <style:style style:name="ce155" style:family="table-cell" style:parent-style-name="Default">
      <style:map style:condition="cell-content-is-between(0,14)" style:apply-style-name="notair" style:base-cell-address="level1.FP21"/>
    </style:style>
    <style:style style:name="ce156" style:family="table-cell" style:parent-style-name="Default">
      <style:map style:condition="cell-content-is-between(0,14)" style:apply-style-name="notair" style:base-cell-address="level1.FP22"/>
    </style:style>
    <style:style style:name="ce157" style:family="table-cell" style:parent-style-name="Default">
      <style:map style:condition="cell-content-is-between(0,14)" style:apply-style-name="notair" style:base-cell-address="level1.FP23"/>
    </style:style>
    <style:style style:name="ce158" style:family="table-cell" style:parent-style-name="Default">
      <style:map style:condition="cell-content-is-between(0,14)" style:apply-style-name="notair" style:base-cell-address="level1.FP24"/>
    </style:style>
    <style:style style:name="ce159" style:family="table-cell" style:parent-style-name="Default">
      <style:map style:condition="cell-content-is-between(0,14)" style:apply-style-name="notair" style:base-cell-address="level1.FP25"/>
    </style:style>
    <style:style style:name="ce160" style:family="table-cell" style:parent-style-name="Default">
      <style:map style:condition="cell-content-is-between(0,14)" style:apply-style-name="notair" style:base-cell-address="level1.FP26"/>
    </style:style>
    <style:style style:name="ce161" style:family="table-cell" style:parent-style-name="Default">
      <style:map style:condition="cell-content-is-between(0,14)" style:apply-style-name="notair" style:base-cell-address="level1.FP27"/>
    </style:style>
    <style:style style:name="ce162" style:family="table-cell" style:parent-style-name="Default">
      <style:map style:condition="cell-content-is-between(0,14)" style:apply-style-name="notair" style:base-cell-address="level1.FP28"/>
    </style:style>
    <style:style style:name="ce163" style:family="table-cell" style:parent-style-name="Default">
      <style:map style:condition="cell-content-is-between(0,14)" style:apply-style-name="notair" style:base-cell-address="level1.FP29"/>
    </style:style>
    <style:style style:name="ce164" style:family="table-cell" style:parent-style-name="Default">
      <style:map style:condition="cell-content-is-between(0,14)" style:apply-style-name="notair" style:base-cell-address="level1.FP30"/>
    </style:style>
    <style:style style:name="ce165" style:family="table-cell" style:parent-style-name="Default">
      <style:map style:condition="cell-content-is-between(0,14)" style:apply-style-name="notair" style:base-cell-address="level1.FP31"/>
    </style:style>
    <style:style style:name="ce166" style:family="table-cell" style:parent-style-name="Default">
      <style:map style:condition="cell-content-is-between(0,14)" style:apply-style-name="notair" style:base-cell-address="level1.FP32"/>
    </style:style>
    <style:style style:name="ce167" style:family="table-cell" style:parent-style-name="Default">
      <style:map style:condition="cell-content-is-between(0,14)" style:apply-style-name="notair" style:base-cell-address="level1.FP33"/>
    </style:style>
    <style:style style:name="ce168" style:family="table-cell" style:parent-style-name="Default">
      <style:map style:condition="cell-content-is-between(0,14)" style:apply-style-name="notair" style:base-cell-address="level1.FP34"/>
    </style:style>
    <style:style style:name="ce169" style:family="table-cell" style:parent-style-name="Default">
      <style:map style:condition="cell-content-is-between(0,14)" style:apply-style-name="notair" style:base-cell-address="level1.FQ1"/>
    </style:style>
    <style:style style:name="ce170" style:family="table-cell" style:parent-style-name="Default">
      <style:map style:condition="cell-content-is-between(0,14)" style:apply-style-name="notair" style:base-cell-address="level1.FQ15"/>
    </style:style>
    <style:style style:name="ce171" style:family="table-cell" style:parent-style-name="Default">
      <style:map style:condition="cell-content-is-between(0,14)" style:apply-style-name="notair" style:base-cell-address="level1.FQ16"/>
    </style:style>
    <style:style style:name="ce172" style:family="table-cell" style:parent-style-name="Default">
      <style:map style:condition="cell-content-is-between(0,14)" style:apply-style-name="notair" style:base-cell-address="level1.FQ17"/>
    </style:style>
    <style:style style:name="ce173" style:family="table-cell" style:parent-style-name="Default">
      <style:map style:condition="cell-content-is-between(0,14)" style:apply-style-name="notair" style:base-cell-address="level1.FQ18"/>
    </style:style>
    <style:style style:name="ce174" style:family="table-cell" style:parent-style-name="Default">
      <style:map style:condition="cell-content-is-between(0,14)" style:apply-style-name="notair" style:base-cell-address="level1.FQ19"/>
    </style:style>
    <style:style style:name="ce175" style:family="table-cell" style:parent-style-name="Default">
      <style:map style:condition="cell-content-is-between(0,14)" style:apply-style-name="notair" style:base-cell-address="level1.FQ20"/>
    </style:style>
    <style:style style:name="ce176" style:family="table-cell" style:parent-style-name="Default">
      <style:map style:condition="cell-content-is-between(0,14)" style:apply-style-name="notair" style:base-cell-address="level1.FQ21"/>
    </style:style>
    <style:style style:name="ce177" style:family="table-cell" style:parent-style-name="Default">
      <style:map style:condition="cell-content-is-between(0,14)" style:apply-style-name="notair" style:base-cell-address="level1.FQ22"/>
    </style:style>
    <style:style style:name="ce178" style:family="table-cell" style:parent-style-name="Default">
      <style:map style:condition="cell-content-is-between(0,14)" style:apply-style-name="notair" style:base-cell-address="level1.FQ23"/>
    </style:style>
    <style:style style:name="ce179" style:family="table-cell" style:parent-style-name="Default">
      <style:map style:condition="cell-content-is-between(0,14)" style:apply-style-name="notair" style:base-cell-address="level1.FQ24"/>
    </style:style>
    <style:style style:name="ce180" style:family="table-cell" style:parent-style-name="Default">
      <style:map style:condition="cell-content-is-between(0,14)" style:apply-style-name="notair" style:base-cell-address="level1.FQ25"/>
    </style:style>
    <style:style style:name="ce181" style:family="table-cell" style:parent-style-name="Default">
      <style:map style:condition="cell-content-is-between(0,14)" style:apply-style-name="notair" style:base-cell-address="level1.FQ26"/>
    </style:style>
    <style:style style:name="ce182" style:family="table-cell" style:parent-style-name="Default">
      <style:map style:condition="cell-content-is-between(0,14)" style:apply-style-name="notair" style:base-cell-address="level1.FQ27"/>
    </style:style>
    <style:style style:name="ce183" style:family="table-cell" style:parent-style-name="Default">
      <style:map style:condition="cell-content-is-between(0,14)" style:apply-style-name="notair" style:base-cell-address="level1.FQ28"/>
    </style:style>
    <style:style style:name="ce184" style:family="table-cell" style:parent-style-name="Default">
      <style:map style:condition="cell-content-is-between(0,14)" style:apply-style-name="notair" style:base-cell-address="level1.FQ29"/>
    </style:style>
    <style:style style:name="ce185" style:family="table-cell" style:parent-style-name="Default">
      <style:map style:condition="cell-content-is-between(0,14)" style:apply-style-name="notair" style:base-cell-address="level1.FQ30"/>
    </style:style>
    <style:style style:name="ce186" style:family="table-cell" style:parent-style-name="Default">
      <style:map style:condition="cell-content-is-between(0,14)" style:apply-style-name="notair" style:base-cell-address="level1.FQ31"/>
    </style:style>
    <style:style style:name="ce187" style:family="table-cell" style:parent-style-name="Default">
      <style:map style:condition="cell-content-is-between(0,14)" style:apply-style-name="notair" style:base-cell-address="level1.FQ32"/>
    </style:style>
    <style:style style:name="ce188" style:family="table-cell" style:parent-style-name="Default">
      <style:map style:condition="cell-content-is-between(0,14)" style:apply-style-name="notair" style:base-cell-address="level1.FQ33"/>
    </style:style>
    <style:style style:name="ce189" style:family="table-cell" style:parent-style-name="Default">
      <style:map style:condition="cell-content-is-between(0,14)" style:apply-style-name="notair" style:base-cell-address="level1.FQ34"/>
    </style:style>
    <style:style style:name="ce190" style:family="table-cell" style:parent-style-name="Default">
      <style:map style:condition="cell-content-is-between(0,14)" style:apply-style-name="notair" style:base-cell-address="level1.FT1"/>
    </style:style>
    <style:style style:name="ce191" style:family="table-cell" style:parent-style-name="Default">
      <style:map style:condition="cell-content-is-between(0,14)" style:apply-style-name="notair" style:base-cell-address="level1.FT15"/>
    </style:style>
    <style:style style:name="ce192" style:family="table-cell" style:parent-style-name="Default">
      <style:map style:condition="cell-content-is-between(0,14)" style:apply-style-name="notair" style:base-cell-address="level1.FT16"/>
    </style:style>
    <style:style style:name="ce193" style:family="table-cell" style:parent-style-name="Default">
      <style:map style:condition="cell-content-is-between(0,14)" style:apply-style-name="notair" style:base-cell-address="level1.FT17"/>
    </style:style>
    <style:style style:name="ce194" style:family="table-cell" style:parent-style-name="Default">
      <style:map style:condition="cell-content-is-between(0,14)" style:apply-style-name="notair" style:base-cell-address="level1.FT18"/>
    </style:style>
    <style:style style:name="ce195" style:family="table-cell" style:parent-style-name="Default">
      <style:map style:condition="cell-content-is-between(0,14)" style:apply-style-name="notair" style:base-cell-address="level1.FT19"/>
    </style:style>
    <style:style style:name="ce196" style:family="table-cell" style:parent-style-name="Default">
      <style:map style:condition="cell-content-is-between(0,14)" style:apply-style-name="notair" style:base-cell-address="level1.FT20"/>
    </style:style>
    <style:style style:name="ce197" style:family="table-cell" style:parent-style-name="Default">
      <style:map style:condition="cell-content-is-between(0,14)" style:apply-style-name="notair" style:base-cell-address="level1.FT21"/>
    </style:style>
    <style:style style:name="ce198" style:family="table-cell" style:parent-style-name="Default">
      <style:map style:condition="cell-content-is-between(0,14)" style:apply-style-name="notair" style:base-cell-address="level1.FT22"/>
    </style:style>
    <style:style style:name="ce199" style:family="table-cell" style:parent-style-name="Default">
      <style:map style:condition="cell-content-is-between(0,14)" style:apply-style-name="notair" style:base-cell-address="level1.FT23"/>
    </style:style>
    <style:style style:name="ce200" style:family="table-cell" style:parent-style-name="Default">
      <style:map style:condition="cell-content-is-between(0,14)" style:apply-style-name="notair" style:base-cell-address="level1.FT24"/>
    </style:style>
    <style:style style:name="ce201" style:family="table-cell" style:parent-style-name="Default">
      <style:map style:condition="cell-content-is-between(0,14)" style:apply-style-name="notair" style:base-cell-address="level1.FT25"/>
    </style:style>
    <style:style style:name="ce202" style:family="table-cell" style:parent-style-name="Default">
      <style:map style:condition="cell-content-is-between(0,14)" style:apply-style-name="notair" style:base-cell-address="level1.FT26"/>
    </style:style>
    <style:style style:name="ce203" style:family="table-cell" style:parent-style-name="Default">
      <style:map style:condition="cell-content-is-between(0,14)" style:apply-style-name="notair" style:base-cell-address="level1.FT27"/>
    </style:style>
    <style:style style:name="ce204" style:family="table-cell" style:parent-style-name="Default">
      <style:map style:condition="cell-content-is-between(0,14)" style:apply-style-name="notair" style:base-cell-address="level1.FT28"/>
    </style:style>
    <style:style style:name="ce205" style:family="table-cell" style:parent-style-name="Default">
      <style:map style:condition="cell-content-is-between(0,14)" style:apply-style-name="notair" style:base-cell-address="level1.FT29"/>
    </style:style>
    <style:style style:name="ce206" style:family="table-cell" style:parent-style-name="Default">
      <style:map style:condition="cell-content-is-between(0,14)" style:apply-style-name="notair" style:base-cell-address="level1.FT30"/>
    </style:style>
    <style:style style:name="ce207" style:family="table-cell" style:parent-style-name="Default">
      <style:map style:condition="cell-content-is-between(0,14)" style:apply-style-name="notair" style:base-cell-address="level1.FT31"/>
    </style:style>
    <style:style style:name="ce208" style:family="table-cell" style:parent-style-name="Default">
      <style:map style:condition="cell-content-is-between(0,14)" style:apply-style-name="notair" style:base-cell-address="level1.FT32"/>
    </style:style>
    <style:style style:name="ce209" style:family="table-cell" style:parent-style-name="Default">
      <style:map style:condition="cell-content-is-between(0,14)" style:apply-style-name="notair" style:base-cell-address="level1.FT33"/>
    </style:style>
    <style:style style:name="ce210" style:family="table-cell" style:parent-style-name="Default">
      <style:map style:condition="cell-content-is-between(0,14)" style:apply-style-name="notair" style:base-cell-address="level1.FT34"/>
    </style:style>
    <style:style style:name="ce211" style:family="table-cell" style:parent-style-name="Default">
      <style:map style:condition="cell-content-is-between(0,14)" style:apply-style-name="notair" style:base-cell-address="level1.FU1"/>
    </style:style>
    <style:style style:name="ce212" style:family="table-cell" style:parent-style-name="Default">
      <style:map style:condition="cell-content-is-between(0,14)" style:apply-style-name="notair" style:base-cell-address="level1.FU15"/>
    </style:style>
    <style:style style:name="ce213" style:family="table-cell" style:parent-style-name="Default">
      <style:map style:condition="cell-content-is-between(0,14)" style:apply-style-name="notair" style:base-cell-address="level1.FU16"/>
    </style:style>
    <style:style style:name="ce214" style:family="table-cell" style:parent-style-name="Default">
      <style:map style:condition="cell-content-is-between(0,14)" style:apply-style-name="notair" style:base-cell-address="level1.FU17"/>
    </style:style>
    <style:style style:name="ce215" style:family="table-cell" style:parent-style-name="Default">
      <style:map style:condition="cell-content-is-between(0,14)" style:apply-style-name="notair" style:base-cell-address="level1.FU18"/>
    </style:style>
    <style:style style:name="ce216" style:family="table-cell" style:parent-style-name="Default">
      <style:map style:condition="cell-content-is-between(0,14)" style:apply-style-name="notair" style:base-cell-address="level1.FU19"/>
    </style:style>
    <style:style style:name="ce217" style:family="table-cell" style:parent-style-name="Default">
      <style:map style:condition="cell-content-is-between(0,14)" style:apply-style-name="notair" style:base-cell-address="level1.FU20"/>
    </style:style>
    <style:style style:name="ce218" style:family="table-cell" style:parent-style-name="Default">
      <style:map style:condition="cell-content-is-between(0,14)" style:apply-style-name="notair" style:base-cell-address="level1.FU21"/>
    </style:style>
    <style:style style:name="ce219" style:family="table-cell" style:parent-style-name="Default">
      <style:map style:condition="cell-content-is-between(0,14)" style:apply-style-name="notair" style:base-cell-address="level1.FU22"/>
    </style:style>
    <style:style style:name="ce220" style:family="table-cell" style:parent-style-name="Default">
      <style:map style:condition="cell-content-is-between(0,14)" style:apply-style-name="notair" style:base-cell-address="level1.FU23"/>
    </style:style>
    <style:style style:name="ce221" style:family="table-cell" style:parent-style-name="Default">
      <style:map style:condition="cell-content-is-between(0,14)" style:apply-style-name="notair" style:base-cell-address="level1.FU24"/>
    </style:style>
    <style:style style:name="ce222" style:family="table-cell" style:parent-style-name="Default">
      <style:map style:condition="cell-content-is-between(0,14)" style:apply-style-name="notair" style:base-cell-address="level1.FU25"/>
    </style:style>
    <style:style style:name="ce223" style:family="table-cell" style:parent-style-name="Default">
      <style:map style:condition="cell-content-is-between(0,14)" style:apply-style-name="notair" style:base-cell-address="level1.FU26"/>
    </style:style>
    <style:style style:name="ce224" style:family="table-cell" style:parent-style-name="Default">
      <style:map style:condition="cell-content-is-between(0,14)" style:apply-style-name="notair" style:base-cell-address="level1.FU27"/>
    </style:style>
    <style:style style:name="ce225" style:family="table-cell" style:parent-style-name="Default">
      <style:map style:condition="cell-content-is-between(0,14)" style:apply-style-name="notair" style:base-cell-address="level1.FU28"/>
    </style:style>
    <style:style style:name="ce226" style:family="table-cell" style:parent-style-name="Default">
      <style:map style:condition="cell-content-is-between(0,14)" style:apply-style-name="notair" style:base-cell-address="level1.FU29"/>
    </style:style>
    <style:style style:name="ce227" style:family="table-cell" style:parent-style-name="Default">
      <style:map style:condition="cell-content-is-between(0,14)" style:apply-style-name="notair" style:base-cell-address="level1.FU30"/>
    </style:style>
    <style:style style:name="ce228" style:family="table-cell" style:parent-style-name="Default">
      <style:map style:condition="cell-content-is-between(0,14)" style:apply-style-name="notair" style:base-cell-address="level1.FU31"/>
    </style:style>
    <style:style style:name="ce229" style:family="table-cell" style:parent-style-name="Default">
      <style:map style:condition="cell-content-is-between(0,14)" style:apply-style-name="notair" style:base-cell-address="level1.FU32"/>
    </style:style>
    <style:style style:name="ce230" style:family="table-cell" style:parent-style-name="Default">
      <style:map style:condition="cell-content-is-between(0,14)" style:apply-style-name="notair" style:base-cell-address="level1.FU33"/>
    </style:style>
    <style:style style:name="ce231" style:family="table-cell" style:parent-style-name="Default">
      <style:map style:condition="cell-content-is-between(0,14)" style:apply-style-name="notair" style:base-cell-address="level1.FU34"/>
    </style:style>
    <style:style style:name="ce232" style:family="table-cell" style:parent-style-name="Default">
      <style:map style:condition="cell-content-is-between(0,14)" style:apply-style-name="notair" style:base-cell-address="level1.FV1"/>
    </style:style>
    <style:style style:name="ce233" style:family="table-cell" style:parent-style-name="Default">
      <style:map style:condition="cell-content-is-between(0,14)" style:apply-style-name="notair" style:base-cell-address="level1.FV15"/>
    </style:style>
    <style:style style:name="ce234" style:family="table-cell" style:parent-style-name="Default">
      <style:map style:condition="cell-content-is-between(0,14)" style:apply-style-name="notair" style:base-cell-address="level1.FV16"/>
    </style:style>
    <style:style style:name="ce235" style:family="table-cell" style:parent-style-name="Default">
      <style:map style:condition="cell-content-is-between(0,14)" style:apply-style-name="notair" style:base-cell-address="level1.FV17"/>
    </style:style>
    <style:style style:name="ce236" style:family="table-cell" style:parent-style-name="Default">
      <style:map style:condition="cell-content-is-between(0,14)" style:apply-style-name="notair" style:base-cell-address="level1.FV18"/>
    </style:style>
    <style:style style:name="ce237" style:family="table-cell" style:parent-style-name="Default">
      <style:map style:condition="cell-content-is-between(0,14)" style:apply-style-name="notair" style:base-cell-address="level1.FV19"/>
    </style:style>
    <style:style style:name="ce238" style:family="table-cell" style:parent-style-name="Default">
      <style:map style:condition="cell-content-is-between(0,14)" style:apply-style-name="notair" style:base-cell-address="level1.FV20"/>
    </style:style>
    <style:style style:name="ce239" style:family="table-cell" style:parent-style-name="Default">
      <style:map style:condition="cell-content-is-between(0,14)" style:apply-style-name="notair" style:base-cell-address="level1.FV21"/>
    </style:style>
    <style:style style:name="ce240" style:family="table-cell" style:parent-style-name="Default">
      <style:map style:condition="cell-content-is-between(0,14)" style:apply-style-name="notair" style:base-cell-address="level1.FV22"/>
    </style:style>
    <style:style style:name="ce241" style:family="table-cell" style:parent-style-name="Default">
      <style:map style:condition="cell-content-is-between(0,14)" style:apply-style-name="notair" style:base-cell-address="level1.FV23"/>
    </style:style>
    <style:style style:name="ce242" style:family="table-cell" style:parent-style-name="Default">
      <style:map style:condition="cell-content-is-between(0,14)" style:apply-style-name="notair" style:base-cell-address="level1.FV24"/>
    </style:style>
    <style:style style:name="ce243" style:family="table-cell" style:parent-style-name="Default">
      <style:map style:condition="cell-content-is-between(0,14)" style:apply-style-name="notair" style:base-cell-address="level1.FV25"/>
    </style:style>
    <style:style style:name="ce244" style:family="table-cell" style:parent-style-name="Default">
      <style:map style:condition="cell-content-is-between(0,14)" style:apply-style-name="notair" style:base-cell-address="level1.FV26"/>
    </style:style>
    <style:style style:name="ce245" style:family="table-cell" style:parent-style-name="Default">
      <style:map style:condition="cell-content-is-between(0,14)" style:apply-style-name="notair" style:base-cell-address="level1.FV27"/>
    </style:style>
    <style:style style:name="ce246" style:family="table-cell" style:parent-style-name="Default">
      <style:map style:condition="cell-content-is-between(0,14)" style:apply-style-name="notair" style:base-cell-address="level1.FV28"/>
    </style:style>
    <style:style style:name="ce247" style:family="table-cell" style:parent-style-name="Default">
      <style:map style:condition="cell-content-is-between(0,14)" style:apply-style-name="notair" style:base-cell-address="level1.FV29"/>
    </style:style>
    <style:style style:name="ce248" style:family="table-cell" style:parent-style-name="Default">
      <style:map style:condition="cell-content-is-between(0,14)" style:apply-style-name="notair" style:base-cell-address="level1.FV30"/>
    </style:style>
    <style:style style:name="ce249" style:family="table-cell" style:parent-style-name="Default">
      <style:map style:condition="cell-content-is-between(0,14)" style:apply-style-name="notair" style:base-cell-address="level1.FV31"/>
    </style:style>
    <style:style style:name="ce250" style:family="table-cell" style:parent-style-name="Default">
      <style:map style:condition="cell-content-is-between(0,14)" style:apply-style-name="notair" style:base-cell-address="level1.FV32"/>
    </style:style>
    <style:style style:name="ce251" style:family="table-cell" style:parent-style-name="Default">
      <style:map style:condition="cell-content-is-between(0,14)" style:apply-style-name="notair" style:base-cell-address="level1.FV33"/>
    </style:style>
    <style:style style:name="ce252" style:family="table-cell" style:parent-style-name="Default">
      <style:map style:condition="cell-content-is-between(0,14)" style:apply-style-name="notair" style:base-cell-address="level1.FV34"/>
    </style:style>
    <style:style style:name="ce253" style:family="table-cell" style:parent-style-name="Default">
      <style:map style:condition="cell-content-is-between(0,14)" style:apply-style-name="notair" style:base-cell-address="level1.FW1"/>
    </style:style>
    <style:style style:name="ce254" style:family="table-cell" style:parent-style-name="Default">
      <style:map style:condition="cell-content-is-between(0,14)" style:apply-style-name="notair" style:base-cell-address="level1.FW15"/>
    </style:style>
    <style:style style:name="ce255" style:family="table-cell" style:parent-style-name="Default">
      <style:map style:condition="cell-content-is-between(0,14)" style:apply-style-name="notair" style:base-cell-address="level1.FW16"/>
    </style:style>
    <style:style style:name="ce256" style:family="table-cell" style:parent-style-name="Default">
      <style:map style:condition="cell-content-is-between(0,14)" style:apply-style-name="notair" style:base-cell-address="level1.FW17"/>
    </style:style>
    <style:style style:name="ce257" style:family="table-cell" style:parent-style-name="Default">
      <style:map style:condition="cell-content-is-between(0,14)" style:apply-style-name="notair" style:base-cell-address="level1.FW18"/>
    </style:style>
    <style:style style:name="ce258" style:family="table-cell" style:parent-style-name="Default">
      <style:map style:condition="cell-content-is-between(0,14)" style:apply-style-name="notair" style:base-cell-address="level1.FW19"/>
    </style:style>
    <style:style style:name="ce259" style:family="table-cell" style:parent-style-name="Default">
      <style:map style:condition="cell-content-is-between(0,14)" style:apply-style-name="notair" style:base-cell-address="level1.FW20"/>
    </style:style>
    <style:style style:name="ce260" style:family="table-cell" style:parent-style-name="Default">
      <style:map style:condition="cell-content-is-between(0,14)" style:apply-style-name="notair" style:base-cell-address="level1.FW21"/>
    </style:style>
    <style:style style:name="ce261" style:family="table-cell" style:parent-style-name="Default">
      <style:map style:condition="cell-content-is-between(0,14)" style:apply-style-name="notair" style:base-cell-address="level1.FW22"/>
    </style:style>
    <style:style style:name="ce262" style:family="table-cell" style:parent-style-name="Default">
      <style:map style:condition="cell-content-is-between(0,14)" style:apply-style-name="notair" style:base-cell-address="level1.FW23"/>
    </style:style>
    <style:style style:name="ce263" style:family="table-cell" style:parent-style-name="Default">
      <style:map style:condition="cell-content-is-between(0,14)" style:apply-style-name="notair" style:base-cell-address="level1.FW24"/>
    </style:style>
    <style:style style:name="ce264" style:family="table-cell" style:parent-style-name="Default">
      <style:map style:condition="cell-content-is-between(0,14)" style:apply-style-name="notair" style:base-cell-address="level1.FW25"/>
    </style:style>
    <style:style style:name="ce265" style:family="table-cell" style:parent-style-name="Default">
      <style:map style:condition="cell-content-is-between(0,14)" style:apply-style-name="notair" style:base-cell-address="level1.FW26"/>
    </style:style>
    <style:style style:name="ce266" style:family="table-cell" style:parent-style-name="Default">
      <style:map style:condition="cell-content-is-between(0,14)" style:apply-style-name="notair" style:base-cell-address="level1.FW27"/>
    </style:style>
    <style:style style:name="ce267" style:family="table-cell" style:parent-style-name="Default">
      <style:map style:condition="cell-content-is-between(0,14)" style:apply-style-name="notair" style:base-cell-address="level1.FW28"/>
    </style:style>
    <style:style style:name="ce268" style:family="table-cell" style:parent-style-name="Default">
      <style:map style:condition="cell-content-is-between(0,14)" style:apply-style-name="notair" style:base-cell-address="level1.FW29"/>
    </style:style>
    <style:style style:name="ce269" style:family="table-cell" style:parent-style-name="Default">
      <style:map style:condition="cell-content-is-between(0,14)" style:apply-style-name="notair" style:base-cell-address="level1.FW30"/>
    </style:style>
    <style:style style:name="ce270" style:family="table-cell" style:parent-style-name="Default">
      <style:map style:condition="cell-content-is-between(0,14)" style:apply-style-name="notair" style:base-cell-address="level1.FW31"/>
    </style:style>
    <style:style style:name="ce271" style:family="table-cell" style:parent-style-name="Default">
      <style:map style:condition="cell-content-is-between(0,14)" style:apply-style-name="notair" style:base-cell-address="level1.FW32"/>
    </style:style>
    <style:style style:name="ce272" style:family="table-cell" style:parent-style-name="Default">
      <style:map style:condition="cell-content-is-between(0,14)" style:apply-style-name="notair" style:base-cell-address="level1.FW33"/>
    </style:style>
    <style:style style:name="ce273" style:family="table-cell" style:parent-style-name="Default">
      <style:map style:condition="cell-content-is-between(0,14)" style:apply-style-name="notair" style:base-cell-address="level1.FW34"/>
    </style:style>
    <style:style style:name="ce274" style:family="table-cell" style:parent-style-name="Default">
      <style:map style:condition="cell-content-is-between(0,14)" style:apply-style-name="notair" style:base-cell-address="level1.FX1"/>
    </style:style>
    <style:style style:name="ce275" style:family="table-cell" style:parent-style-name="Default">
      <style:map style:condition="cell-content-is-between(0,14)" style:apply-style-name="notair" style:base-cell-address="level1.FX15"/>
    </style:style>
    <style:style style:name="ce276" style:family="table-cell" style:parent-style-name="Default">
      <style:map style:condition="cell-content-is-between(0,14)" style:apply-style-name="notair" style:base-cell-address="level1.FX16"/>
    </style:style>
    <style:style style:name="ce277" style:family="table-cell" style:parent-style-name="Default">
      <style:map style:condition="cell-content-is-between(0,14)" style:apply-style-name="notair" style:base-cell-address="level1.FX17"/>
    </style:style>
    <style:style style:name="ce278" style:family="table-cell" style:parent-style-name="Default">
      <style:map style:condition="cell-content-is-between(0,14)" style:apply-style-name="notair" style:base-cell-address="level1.FX18"/>
    </style:style>
    <style:style style:name="ce279" style:family="table-cell" style:parent-style-name="Default">
      <style:map style:condition="cell-content-is-between(0,14)" style:apply-style-name="notair" style:base-cell-address="level1.FX19"/>
    </style:style>
    <style:style style:name="ce280" style:family="table-cell" style:parent-style-name="Default">
      <style:map style:condition="cell-content-is-between(0,14)" style:apply-style-name="notair" style:base-cell-address="level1.FX20"/>
    </style:style>
    <style:style style:name="ce281" style:family="table-cell" style:parent-style-name="Default">
      <style:map style:condition="cell-content-is-between(0,14)" style:apply-style-name="notair" style:base-cell-address="level1.FX21"/>
    </style:style>
    <style:style style:name="ce282" style:family="table-cell" style:parent-style-name="Default">
      <style:map style:condition="cell-content-is-between(0,14)" style:apply-style-name="notair" style:base-cell-address="level1.FX22"/>
    </style:style>
    <style:style style:name="ce283" style:family="table-cell" style:parent-style-name="Default">
      <style:map style:condition="cell-content-is-between(0,14)" style:apply-style-name="notair" style:base-cell-address="level1.FX23"/>
    </style:style>
    <style:style style:name="ce284" style:family="table-cell" style:parent-style-name="Default">
      <style:map style:condition="cell-content-is-between(0,14)" style:apply-style-name="notair" style:base-cell-address="level1.FX24"/>
    </style:style>
    <style:style style:name="ce285" style:family="table-cell" style:parent-style-name="Default">
      <style:map style:condition="cell-content-is-between(0,14)" style:apply-style-name="notair" style:base-cell-address="level1.FX25"/>
    </style:style>
    <style:style style:name="ce286" style:family="table-cell" style:parent-style-name="Default">
      <style:map style:condition="cell-content-is-between(0,14)" style:apply-style-name="notair" style:base-cell-address="level1.FX26"/>
    </style:style>
    <style:style style:name="ce287" style:family="table-cell" style:parent-style-name="Default">
      <style:map style:condition="cell-content-is-between(0,14)" style:apply-style-name="notair" style:base-cell-address="level1.FX27"/>
    </style:style>
    <style:style style:name="ce288" style:family="table-cell" style:parent-style-name="Default">
      <style:map style:condition="cell-content-is-between(0,14)" style:apply-style-name="notair" style:base-cell-address="level1.FX28"/>
    </style:style>
    <style:style style:name="ce289" style:family="table-cell" style:parent-style-name="Default">
      <style:map style:condition="cell-content-is-between(0,14)" style:apply-style-name="notair" style:base-cell-address="level1.FX29"/>
    </style:style>
    <style:style style:name="ce290" style:family="table-cell" style:parent-style-name="Default">
      <style:map style:condition="cell-content-is-between(0,14)" style:apply-style-name="notair" style:base-cell-address="level1.FX30"/>
    </style:style>
    <style:style style:name="ce291" style:family="table-cell" style:parent-style-name="Default">
      <style:map style:condition="cell-content-is-between(0,14)" style:apply-style-name="notair" style:base-cell-address="level1.FX31"/>
    </style:style>
    <style:style style:name="ce292" style:family="table-cell" style:parent-style-name="Default">
      <style:map style:condition="cell-content-is-between(0,14)" style:apply-style-name="notair" style:base-cell-address="level1.FX32"/>
    </style:style>
    <style:style style:name="ce293" style:family="table-cell" style:parent-style-name="Default">
      <style:map style:condition="cell-content-is-between(0,14)" style:apply-style-name="notair" style:base-cell-address="level1.FX33"/>
    </style:style>
    <style:style style:name="ce294" style:family="table-cell" style:parent-style-name="Default">
      <style:map style:condition="cell-content-is-between(0,14)" style:apply-style-name="notair" style:base-cell-address="level1.FX34"/>
    </style:style>
    <style:style style:name="ce295" style:family="table-cell" style:parent-style-name="Default">
      <style:map style:condition="cell-content-is-between(0,14)" style:apply-style-name="notair" style:base-cell-address="level1.FY1"/>
    </style:style>
    <style:style style:name="ce296" style:family="table-cell" style:parent-style-name="Default">
      <style:map style:condition="cell-content-is-between(0,14)" style:apply-style-name="notair" style:base-cell-address="level1.FY15"/>
    </style:style>
    <style:style style:name="ce297" style:family="table-cell" style:parent-style-name="Default">
      <style:map style:condition="cell-content-is-between(0,14)" style:apply-style-name="notair" style:base-cell-address="level1.FY16"/>
    </style:style>
    <style:style style:name="ce298" style:family="table-cell" style:parent-style-name="Default">
      <style:map style:condition="cell-content-is-between(0,14)" style:apply-style-name="notair" style:base-cell-address="level1.FY17"/>
    </style:style>
    <style:style style:name="ce299" style:family="table-cell" style:parent-style-name="Default">
      <style:map style:condition="cell-content-is-between(0,14)" style:apply-style-name="notair" style:base-cell-address="level1.FY18"/>
    </style:style>
    <style:style style:name="ce300" style:family="table-cell" style:parent-style-name="Default">
      <style:map style:condition="cell-content-is-between(0,14)" style:apply-style-name="notair" style:base-cell-address="level1.FY19"/>
    </style:style>
    <style:style style:name="ce301" style:family="table-cell" style:parent-style-name="Default">
      <style:map style:condition="cell-content-is-between(0,14)" style:apply-style-name="notair" style:base-cell-address="level1.FY20"/>
    </style:style>
    <style:style style:name="ce302" style:family="table-cell" style:parent-style-name="Default">
      <style:map style:condition="cell-content-is-between(0,14)" style:apply-style-name="notair" style:base-cell-address="level1.FY21"/>
    </style:style>
    <style:style style:name="ce303" style:family="table-cell" style:parent-style-name="Default">
      <style:map style:condition="cell-content-is-between(0,14)" style:apply-style-name="notair" style:base-cell-address="level1.FY22"/>
    </style:style>
    <style:style style:name="ce304" style:family="table-cell" style:parent-style-name="Default">
      <style:map style:condition="cell-content-is-between(0,14)" style:apply-style-name="notair" style:base-cell-address="level1.FY23"/>
    </style:style>
    <style:style style:name="ce305" style:family="table-cell" style:parent-style-name="Default">
      <style:map style:condition="cell-content-is-between(0,14)" style:apply-style-name="notair" style:base-cell-address="level1.FY24"/>
    </style:style>
    <style:style style:name="ce306" style:family="table-cell" style:parent-style-name="Default">
      <style:map style:condition="cell-content-is-between(0,14)" style:apply-style-name="notair" style:base-cell-address="level1.FY25"/>
    </style:style>
    <style:style style:name="ce307" style:family="table-cell" style:parent-style-name="Default">
      <style:map style:condition="cell-content-is-between(0,14)" style:apply-style-name="notair" style:base-cell-address="level1.FY26"/>
    </style:style>
    <style:style style:name="ce308" style:family="table-cell" style:parent-style-name="Default">
      <style:map style:condition="cell-content-is-between(0,14)" style:apply-style-name="notair" style:base-cell-address="level1.FY27"/>
    </style:style>
    <style:style style:name="ce309" style:family="table-cell" style:parent-style-name="Default">
      <style:map style:condition="cell-content-is-between(0,14)" style:apply-style-name="notair" style:base-cell-address="level1.FY28"/>
    </style:style>
    <style:style style:name="ce310" style:family="table-cell" style:parent-style-name="Default">
      <style:map style:condition="cell-content-is-between(0,14)" style:apply-style-name="notair" style:base-cell-address="level1.FY29"/>
    </style:style>
    <style:style style:name="ce311" style:family="table-cell" style:parent-style-name="Default">
      <style:map style:condition="cell-content-is-between(0,14)" style:apply-style-name="notair" style:base-cell-address="level1.FY30"/>
    </style:style>
    <style:style style:name="ce312" style:family="table-cell" style:parent-style-name="Default">
      <style:map style:condition="cell-content-is-between(0,14)" style:apply-style-name="notair" style:base-cell-address="level1.FY31"/>
    </style:style>
    <style:style style:name="ce313" style:family="table-cell" style:parent-style-name="Default">
      <style:map style:condition="cell-content-is-between(0,14)" style:apply-style-name="notair" style:base-cell-address="level1.FY32"/>
    </style:style>
    <style:style style:name="ce314" style:family="table-cell" style:parent-style-name="Default">
      <style:map style:condition="cell-content-is-between(0,14)" style:apply-style-name="notair" style:base-cell-address="level1.FY33"/>
    </style:style>
    <style:style style:name="ce315" style:family="table-cell" style:parent-style-name="Default">
      <style:map style:condition="cell-content-is-between(0,14)" style:apply-style-name="notair" style:base-cell-address="level1.FY34"/>
    </style:style>
    <style:style style:name="ce316" style:family="table-cell" style:parent-style-name="Default">
      <style:map style:condition="cell-content-is-between(0,14)" style:apply-style-name="notair" style:base-cell-address="level1.FZ1"/>
    </style:style>
    <style:style style:name="ce317" style:family="table-cell" style:parent-style-name="Default">
      <style:map style:condition="cell-content-is-between(0,14)" style:apply-style-name="notair" style:base-cell-address="level1.FZ15"/>
    </style:style>
    <style:style style:name="ce318" style:family="table-cell" style:parent-style-name="Default">
      <style:map style:condition="cell-content-is-between(0,14)" style:apply-style-name="notair" style:base-cell-address="level1.FZ16"/>
    </style:style>
    <style:style style:name="ce319" style:family="table-cell" style:parent-style-name="Default">
      <style:map style:condition="cell-content-is-between(0,14)" style:apply-style-name="notair" style:base-cell-address="level1.FZ17"/>
    </style:style>
    <style:style style:name="ce320" style:family="table-cell" style:parent-style-name="Default">
      <style:map style:condition="cell-content-is-between(0,14)" style:apply-style-name="notair" style:base-cell-address="level1.FZ18"/>
    </style:style>
    <style:style style:name="ce321" style:family="table-cell" style:parent-style-name="Default">
      <style:map style:condition="cell-content-is-between(0,14)" style:apply-style-name="notair" style:base-cell-address="level1.FZ19"/>
    </style:style>
    <style:style style:name="ce322" style:family="table-cell" style:parent-style-name="Default">
      <style:map style:condition="cell-content-is-between(0,14)" style:apply-style-name="notair" style:base-cell-address="level1.FZ20"/>
    </style:style>
    <style:style style:name="ce323" style:family="table-cell" style:parent-style-name="Default">
      <style:map style:condition="cell-content-is-between(0,14)" style:apply-style-name="notair" style:base-cell-address="level1.FZ21"/>
    </style:style>
    <style:style style:name="ce324" style:family="table-cell" style:parent-style-name="Default">
      <style:map style:condition="cell-content-is-between(0,14)" style:apply-style-name="notair" style:base-cell-address="level1.FZ22"/>
    </style:style>
    <style:style style:name="ce325" style:family="table-cell" style:parent-style-name="Default">
      <style:map style:condition="cell-content-is-between(0,14)" style:apply-style-name="notair" style:base-cell-address="level1.FZ23"/>
    </style:style>
    <style:style style:name="ce326" style:family="table-cell" style:parent-style-name="Default">
      <style:map style:condition="cell-content-is-between(0,14)" style:apply-style-name="notair" style:base-cell-address="level1.FZ24"/>
    </style:style>
    <style:style style:name="ce327" style:family="table-cell" style:parent-style-name="Default">
      <style:map style:condition="cell-content-is-between(0,14)" style:apply-style-name="notair" style:base-cell-address="level1.FZ25"/>
    </style:style>
    <style:style style:name="ce328" style:family="table-cell" style:parent-style-name="Default">
      <style:map style:condition="cell-content-is-between(0,14)" style:apply-style-name="notair" style:base-cell-address="level1.FZ26"/>
    </style:style>
    <style:style style:name="ce329" style:family="table-cell" style:parent-style-name="Default">
      <style:map style:condition="cell-content-is-between(0,14)" style:apply-style-name="notair" style:base-cell-address="level1.FZ27"/>
    </style:style>
    <style:style style:name="ce330" style:family="table-cell" style:parent-style-name="Default">
      <style:map style:condition="cell-content-is-between(0,14)" style:apply-style-name="notair" style:base-cell-address="level1.FZ28"/>
    </style:style>
    <style:style style:name="ce331" style:family="table-cell" style:parent-style-name="Default">
      <style:map style:condition="cell-content-is-between(0,14)" style:apply-style-name="notair" style:base-cell-address="level1.FZ29"/>
    </style:style>
    <style:style style:name="ce332" style:family="table-cell" style:parent-style-name="Default">
      <style:map style:condition="cell-content-is-between(0,14)" style:apply-style-name="notair" style:base-cell-address="level1.FZ30"/>
    </style:style>
    <style:style style:name="ce333" style:family="table-cell" style:parent-style-name="Default">
      <style:map style:condition="cell-content-is-between(0,14)" style:apply-style-name="notair" style:base-cell-address="level1.FZ31"/>
    </style:style>
    <style:style style:name="ce334" style:family="table-cell" style:parent-style-name="Default">
      <style:map style:condition="cell-content-is-between(0,14)" style:apply-style-name="notair" style:base-cell-address="level1.FZ32"/>
    </style:style>
    <style:style style:name="ce335" style:family="table-cell" style:parent-style-name="Default">
      <style:map style:condition="cell-content-is-between(0,14)" style:apply-style-name="notair" style:base-cell-address="level1.FZ33"/>
    </style:style>
    <style:style style:name="ce336" style:family="table-cell" style:parent-style-name="Default">
      <style:map style:condition="cell-content-is-between(0,14)" style:apply-style-name="notair" style:base-cell-address="level1.FZ34"/>
    </style:style>
    <style:style style:name="ce337" style:family="table-cell" style:parent-style-name="Default">
      <style:map style:condition="cell-content-is-between(0,14)" style:apply-style-name="notair" style:base-cell-address="level1.GA1"/>
    </style:style>
    <style:style style:name="ce338" style:family="table-cell" style:parent-style-name="Default">
      <style:map style:condition="cell-content-is-between(0,14)" style:apply-style-name="notair" style:base-cell-address="level1.GA15"/>
    </style:style>
    <style:style style:name="ce339" style:family="table-cell" style:parent-style-name="Default">
      <style:map style:condition="cell-content-is-between(0,14)" style:apply-style-name="notair" style:base-cell-address="level1.GA16"/>
    </style:style>
    <style:style style:name="ce340" style:family="table-cell" style:parent-style-name="Default">
      <style:map style:condition="cell-content-is-between(0,14)" style:apply-style-name="notair" style:base-cell-address="level1.GA17"/>
    </style:style>
    <style:style style:name="ce341" style:family="table-cell" style:parent-style-name="Default">
      <style:map style:condition="cell-content-is-between(0,14)" style:apply-style-name="notair" style:base-cell-address="level1.GA18"/>
    </style:style>
    <style:style style:name="ce342" style:family="table-cell" style:parent-style-name="Default">
      <style:map style:condition="cell-content-is-between(0,14)" style:apply-style-name="notair" style:base-cell-address="level1.GA19"/>
    </style:style>
    <style:style style:name="ce343" style:family="table-cell" style:parent-style-name="Default">
      <style:map style:condition="cell-content-is-between(0,14)" style:apply-style-name="notair" style:base-cell-address="level1.GA20"/>
    </style:style>
    <style:style style:name="ce344" style:family="table-cell" style:parent-style-name="Default">
      <style:map style:condition="cell-content-is-between(0,14)" style:apply-style-name="notair" style:base-cell-address="level1.GA21"/>
    </style:style>
    <style:style style:name="ce345" style:family="table-cell" style:parent-style-name="Default">
      <style:map style:condition="cell-content-is-between(0,14)" style:apply-style-name="notair" style:base-cell-address="level1.GA22"/>
    </style:style>
    <style:style style:name="ce346" style:family="table-cell" style:parent-style-name="Default">
      <style:map style:condition="cell-content-is-between(0,14)" style:apply-style-name="notair" style:base-cell-address="level1.GA23"/>
    </style:style>
    <style:style style:name="ce347" style:family="table-cell" style:parent-style-name="Default">
      <style:map style:condition="cell-content-is-between(0,14)" style:apply-style-name="notair" style:base-cell-address="level1.GA24"/>
    </style:style>
    <style:style style:name="ce348" style:family="table-cell" style:parent-style-name="Default">
      <style:map style:condition="cell-content-is-between(0,14)" style:apply-style-name="notair" style:base-cell-address="level1.GA25"/>
    </style:style>
    <style:style style:name="ce349" style:family="table-cell" style:parent-style-name="Default">
      <style:map style:condition="cell-content-is-between(0,14)" style:apply-style-name="notair" style:base-cell-address="level1.GA26"/>
    </style:style>
    <style:style style:name="ce350" style:family="table-cell" style:parent-style-name="Default">
      <style:map style:condition="cell-content-is-between(0,14)" style:apply-style-name="notair" style:base-cell-address="level1.GA27"/>
    </style:style>
    <style:style style:name="ce351" style:family="table-cell" style:parent-style-name="Default">
      <style:map style:condition="cell-content-is-between(0,14)" style:apply-style-name="notair" style:base-cell-address="level1.GA28"/>
    </style:style>
    <style:style style:name="ce352" style:family="table-cell" style:parent-style-name="Default">
      <style:map style:condition="cell-content-is-between(0,14)" style:apply-style-name="notair" style:base-cell-address="level1.GA29"/>
    </style:style>
    <style:style style:name="ce353" style:family="table-cell" style:parent-style-name="Default">
      <style:map style:condition="cell-content-is-between(0,14)" style:apply-style-name="notair" style:base-cell-address="level1.GA30"/>
    </style:style>
    <style:style style:name="ce354" style:family="table-cell" style:parent-style-name="Default">
      <style:map style:condition="cell-content-is-between(0,14)" style:apply-style-name="notair" style:base-cell-address="level1.GA31"/>
    </style:style>
    <style:style style:name="ce355" style:family="table-cell" style:parent-style-name="Default">
      <style:map style:condition="cell-content-is-between(0,14)" style:apply-style-name="notair" style:base-cell-address="level1.GA32"/>
    </style:style>
    <style:style style:name="ce356" style:family="table-cell" style:parent-style-name="Default">
      <style:map style:condition="cell-content-is-between(0,14)" style:apply-style-name="notair" style:base-cell-address="level1.GA33"/>
    </style:style>
    <style:style style:name="ce357" style:family="table-cell" style:parent-style-name="Default">
      <style:map style:condition="cell-content-is-between(0,14)" style:apply-style-name="notair" style:base-cell-address="level1.GA34"/>
    </style:style>
    <style:style style:name="ce358" style:family="table-cell" style:parent-style-name="Default">
      <style:map style:condition="cell-content-is-between(0,14)" style:apply-style-name="notair" style:base-cell-address="level1.GB1"/>
    </style:style>
    <style:style style:name="ce359" style:family="table-cell" style:parent-style-name="Default">
      <style:map style:condition="cell-content-is-between(0,14)" style:apply-style-name="notair" style:base-cell-address="level1.GB15"/>
    </style:style>
    <style:style style:name="ce360" style:family="table-cell" style:parent-style-name="Default">
      <style:map style:condition="cell-content-is-between(0,14)" style:apply-style-name="notair" style:base-cell-address="level1.GB16"/>
    </style:style>
    <style:style style:name="ce361" style:family="table-cell" style:parent-style-name="Default">
      <style:map style:condition="cell-content-is-between(0,14)" style:apply-style-name="notair" style:base-cell-address="level1.GB17"/>
    </style:style>
    <style:style style:name="ce362" style:family="table-cell" style:parent-style-name="Default">
      <style:map style:condition="cell-content-is-between(0,14)" style:apply-style-name="notair" style:base-cell-address="level1.GB18"/>
    </style:style>
    <style:style style:name="ce363" style:family="table-cell" style:parent-style-name="Default">
      <style:map style:condition="cell-content-is-between(0,14)" style:apply-style-name="notair" style:base-cell-address="level1.GB19"/>
    </style:style>
    <style:style style:name="ce364" style:family="table-cell" style:parent-style-name="Default">
      <style:map style:condition="cell-content-is-between(0,14)" style:apply-style-name="notair" style:base-cell-address="level1.GB20"/>
    </style:style>
    <style:style style:name="ce365" style:family="table-cell" style:parent-style-name="Default">
      <style:map style:condition="cell-content-is-between(0,14)" style:apply-style-name="notair" style:base-cell-address="level1.GB21"/>
    </style:style>
    <style:style style:name="ce366" style:family="table-cell" style:parent-style-name="Default">
      <style:map style:condition="cell-content-is-between(0,14)" style:apply-style-name="notair" style:base-cell-address="level1.GB22"/>
    </style:style>
    <style:style style:name="ce367" style:family="table-cell" style:parent-style-name="Default">
      <style:map style:condition="cell-content-is-between(0,14)" style:apply-style-name="notair" style:base-cell-address="level1.GB23"/>
    </style:style>
    <style:style style:name="ce368" style:family="table-cell" style:parent-style-name="Default">
      <style:map style:condition="cell-content-is-between(0,14)" style:apply-style-name="notair" style:base-cell-address="level1.GB24"/>
    </style:style>
    <style:style style:name="ce369" style:family="table-cell" style:parent-style-name="Default">
      <style:map style:condition="cell-content-is-between(0,14)" style:apply-style-name="notair" style:base-cell-address="level1.GB25"/>
    </style:style>
    <style:style style:name="ce370" style:family="table-cell" style:parent-style-name="Default">
      <style:map style:condition="cell-content-is-between(0,14)" style:apply-style-name="notair" style:base-cell-address="level1.GB26"/>
    </style:style>
    <style:style style:name="ce371" style:family="table-cell" style:parent-style-name="Default">
      <style:map style:condition="cell-content-is-between(0,14)" style:apply-style-name="notair" style:base-cell-address="level1.GB27"/>
    </style:style>
    <style:style style:name="ce372" style:family="table-cell" style:parent-style-name="Default">
      <style:map style:condition="cell-content-is-between(0,14)" style:apply-style-name="notair" style:base-cell-address="level1.GB28"/>
    </style:style>
    <style:style style:name="ce373" style:family="table-cell" style:parent-style-name="Default">
      <style:map style:condition="cell-content-is-between(0,14)" style:apply-style-name="notair" style:base-cell-address="level1.GB29"/>
    </style:style>
    <style:style style:name="ce374" style:family="table-cell" style:parent-style-name="Default">
      <style:map style:condition="cell-content-is-between(0,14)" style:apply-style-name="notair" style:base-cell-address="level1.GB30"/>
    </style:style>
    <style:style style:name="ce375" style:family="table-cell" style:parent-style-name="Default">
      <style:map style:condition="cell-content-is-between(0,14)" style:apply-style-name="notair" style:base-cell-address="level1.GB31"/>
    </style:style>
    <style:style style:name="ce376" style:family="table-cell" style:parent-style-name="Default">
      <style:map style:condition="cell-content-is-between(0,14)" style:apply-style-name="notair" style:base-cell-address="level1.GB32"/>
    </style:style>
    <style:style style:name="ce377" style:family="table-cell" style:parent-style-name="Default">
      <style:map style:condition="cell-content-is-between(0,14)" style:apply-style-name="notair" style:base-cell-address="level1.GB33"/>
    </style:style>
    <style:style style:name="ce378" style:family="table-cell" style:parent-style-name="Default">
      <style:map style:condition="cell-content-is-between(0,14)" style:apply-style-name="notair" style:base-cell-address="level1.GB34"/>
    </style:style>
    <style:style style:name="ce379" style:family="table-cell" style:parent-style-name="Default">
      <style:map style:condition="cell-content-is-between(0,14)" style:apply-style-name="notair" style:base-cell-address="level1.GC1"/>
    </style:style>
    <style:style style:name="ce380" style:family="table-cell" style:parent-style-name="Default">
      <style:map style:condition="cell-content-is-between(0,14)" style:apply-style-name="notair" style:base-cell-address="level1.GC15"/>
    </style:style>
    <style:style style:name="ce381" style:family="table-cell" style:parent-style-name="Default">
      <style:map style:condition="cell-content-is-between(0,14)" style:apply-style-name="notair" style:base-cell-address="level1.GC16"/>
    </style:style>
    <style:style style:name="ce382" style:family="table-cell" style:parent-style-name="Default">
      <style:map style:condition="cell-content-is-between(0,14)" style:apply-style-name="notair" style:base-cell-address="level1.GC17"/>
    </style:style>
    <style:style style:name="ce383" style:family="table-cell" style:parent-style-name="Default">
      <style:map style:condition="cell-content-is-between(0,14)" style:apply-style-name="notair" style:base-cell-address="level1.GC18"/>
    </style:style>
    <style:style style:name="ce384" style:family="table-cell" style:parent-style-name="Default">
      <style:map style:condition="cell-content-is-between(0,14)" style:apply-style-name="notair" style:base-cell-address="level1.GC19"/>
    </style:style>
    <style:style style:name="ce385" style:family="table-cell" style:parent-style-name="Default">
      <style:map style:condition="cell-content-is-between(0,14)" style:apply-style-name="notair" style:base-cell-address="level1.GC20"/>
    </style:style>
    <style:style style:name="ce386" style:family="table-cell" style:parent-style-name="Default">
      <style:map style:condition="cell-content-is-between(0,14)" style:apply-style-name="notair" style:base-cell-address="level1.GC21"/>
    </style:style>
    <style:style style:name="ce387" style:family="table-cell" style:parent-style-name="Default">
      <style:map style:condition="cell-content-is-between(0,14)" style:apply-style-name="notair" style:base-cell-address="level1.GC22"/>
    </style:style>
    <style:style style:name="ce388" style:family="table-cell" style:parent-style-name="Default">
      <style:map style:condition="cell-content-is-between(0,14)" style:apply-style-name="notair" style:base-cell-address="level1.GC23"/>
    </style:style>
    <style:style style:name="ce389" style:family="table-cell" style:parent-style-name="Default">
      <style:map style:condition="cell-content-is-between(0,14)" style:apply-style-name="notair" style:base-cell-address="level1.GC24"/>
    </style:style>
    <style:style style:name="ce390" style:family="table-cell" style:parent-style-name="Default">
      <style:map style:condition="cell-content-is-between(0,14)" style:apply-style-name="notair" style:base-cell-address="level1.GC25"/>
    </style:style>
    <style:style style:name="ce391" style:family="table-cell" style:parent-style-name="Default">
      <style:map style:condition="cell-content-is-between(0,14)" style:apply-style-name="notair" style:base-cell-address="level1.GC26"/>
    </style:style>
    <style:style style:name="ce392" style:family="table-cell" style:parent-style-name="Default">
      <style:map style:condition="cell-content-is-between(0,14)" style:apply-style-name="notair" style:base-cell-address="level1.GC27"/>
    </style:style>
    <style:style style:name="ce393" style:family="table-cell" style:parent-style-name="Default">
      <style:map style:condition="cell-content-is-between(0,14)" style:apply-style-name="notair" style:base-cell-address="level1.GC28"/>
    </style:style>
    <style:style style:name="ce394" style:family="table-cell" style:parent-style-name="Default">
      <style:map style:condition="cell-content-is-between(0,14)" style:apply-style-name="notair" style:base-cell-address="level1.GC29"/>
    </style:style>
    <style:style style:name="ce395" style:family="table-cell" style:parent-style-name="Default">
      <style:map style:condition="cell-content-is-between(0,14)" style:apply-style-name="notair" style:base-cell-address="level1.GC30"/>
    </style:style>
    <style:style style:name="ce396" style:family="table-cell" style:parent-style-name="Default">
      <style:map style:condition="cell-content-is-between(0,14)" style:apply-style-name="notair" style:base-cell-address="level1.GC31"/>
    </style:style>
    <style:style style:name="ce397" style:family="table-cell" style:parent-style-name="Default">
      <style:map style:condition="cell-content-is-between(0,14)" style:apply-style-name="notair" style:base-cell-address="level1.GC32"/>
    </style:style>
    <style:style style:name="ce398" style:family="table-cell" style:parent-style-name="Default">
      <style:map style:condition="cell-content-is-between(0,14)" style:apply-style-name="notair" style:base-cell-address="level1.GC33"/>
    </style:style>
    <style:style style:name="ce399" style:family="table-cell" style:parent-style-name="Default">
      <style:map style:condition="cell-content-is-between(0,14)" style:apply-style-name="notair" style:base-cell-address="level1.GC34"/>
    </style:style>
    <style:style style:name="ce400" style:family="table-cell" style:parent-style-name="Default">
      <style:map style:condition="cell-content-is-between(0,14)" style:apply-style-name="notair" style:base-cell-address="level1.GD1"/>
    </style:style>
    <style:style style:name="ce401" style:family="table-cell" style:parent-style-name="Default">
      <style:map style:condition="cell-content-is-between(0,14)" style:apply-style-name="notair" style:base-cell-address="level1.GD15"/>
    </style:style>
    <style:style style:name="ce402" style:family="table-cell" style:parent-style-name="Default">
      <style:map style:condition="cell-content-is-between(0,14)" style:apply-style-name="notair" style:base-cell-address="level1.GD16"/>
    </style:style>
    <style:style style:name="ce403" style:family="table-cell" style:parent-style-name="Default">
      <style:map style:condition="cell-content-is-between(0,14)" style:apply-style-name="notair" style:base-cell-address="level1.GD17"/>
    </style:style>
    <style:style style:name="ce404" style:family="table-cell" style:parent-style-name="Default">
      <style:map style:condition="cell-content-is-between(0,14)" style:apply-style-name="notair" style:base-cell-address="level1.GD18"/>
    </style:style>
    <style:style style:name="ce405" style:family="table-cell" style:parent-style-name="Default">
      <style:map style:condition="cell-content-is-between(0,14)" style:apply-style-name="notair" style:base-cell-address="level1.GD19"/>
    </style:style>
    <style:style style:name="ce406" style:family="table-cell" style:parent-style-name="Default">
      <style:map style:condition="cell-content-is-between(0,14)" style:apply-style-name="notair" style:base-cell-address="level1.GD20"/>
    </style:style>
    <style:style style:name="ce407" style:family="table-cell" style:parent-style-name="Default">
      <style:map style:condition="cell-content-is-between(0,14)" style:apply-style-name="notair" style:base-cell-address="level1.GD21"/>
    </style:style>
    <style:style style:name="ce408" style:family="table-cell" style:parent-style-name="Default">
      <style:map style:condition="cell-content-is-between(0,14)" style:apply-style-name="notair" style:base-cell-address="level1.GD22"/>
    </style:style>
    <style:style style:name="ce409" style:family="table-cell" style:parent-style-name="Default">
      <style:map style:condition="cell-content-is-between(0,14)" style:apply-style-name="notair" style:base-cell-address="level1.GD23"/>
    </style:style>
    <style:style style:name="ce410" style:family="table-cell" style:parent-style-name="Default">
      <style:map style:condition="cell-content-is-between(0,14)" style:apply-style-name="notair" style:base-cell-address="level1.GD24"/>
    </style:style>
    <style:style style:name="ce411" style:family="table-cell" style:parent-style-name="Default">
      <style:map style:condition="cell-content-is-between(0,14)" style:apply-style-name="notair" style:base-cell-address="level1.GD25"/>
    </style:style>
    <style:style style:name="ce412" style:family="table-cell" style:parent-style-name="Default">
      <style:map style:condition="cell-content-is-between(0,14)" style:apply-style-name="notair" style:base-cell-address="level1.GD26"/>
    </style:style>
    <style:style style:name="ce413" style:family="table-cell" style:parent-style-name="Default">
      <style:map style:condition="cell-content-is-between(0,14)" style:apply-style-name="notair" style:base-cell-address="level1.GD27"/>
    </style:style>
    <style:style style:name="ce414" style:family="table-cell" style:parent-style-name="Default">
      <style:map style:condition="cell-content-is-between(0,14)" style:apply-style-name="notair" style:base-cell-address="level1.GD28"/>
    </style:style>
    <style:style style:name="ce415" style:family="table-cell" style:parent-style-name="Default">
      <style:map style:condition="cell-content-is-between(0,14)" style:apply-style-name="notair" style:base-cell-address="level1.GD29"/>
    </style:style>
    <style:style style:name="ce416" style:family="table-cell" style:parent-style-name="Default">
      <style:map style:condition="cell-content-is-between(0,14)" style:apply-style-name="notair" style:base-cell-address="level1.GD30"/>
    </style:style>
    <style:style style:name="ce417" style:family="table-cell" style:parent-style-name="Default">
      <style:map style:condition="cell-content-is-between(0,14)" style:apply-style-name="notair" style:base-cell-address="level1.GD31"/>
    </style:style>
    <style:style style:name="ce418" style:family="table-cell" style:parent-style-name="Default">
      <style:map style:condition="cell-content-is-between(0,14)" style:apply-style-name="notair" style:base-cell-address="level1.GD32"/>
    </style:style>
    <style:style style:name="ce419" style:family="table-cell" style:parent-style-name="Default">
      <style:map style:condition="cell-content-is-between(0,14)" style:apply-style-name="notair" style:base-cell-address="level1.GD33"/>
    </style:style>
    <style:style style:name="ce420" style:family="table-cell" style:parent-style-name="Default">
      <style:map style:condition="cell-content-is-between(0,14)" style:apply-style-name="notair" style:base-cell-address="level1.GD34"/>
    </style:style>
    <style:style style:name="ce421" style:family="table-cell" style:parent-style-name="Default">
      <style:map style:condition="cell-content-is-between(0,14)" style:apply-style-name="notair" style:base-cell-address="level1.GE1"/>
    </style:style>
    <style:style style:name="ce422" style:family="table-cell" style:parent-style-name="Default">
      <style:map style:condition="cell-content-is-between(0,14)" style:apply-style-name="notair" style:base-cell-address="level1.GE15"/>
    </style:style>
    <style:style style:name="ce423" style:family="table-cell" style:parent-style-name="Default">
      <style:map style:condition="cell-content-is-between(0,14)" style:apply-style-name="notair" style:base-cell-address="level1.GE16"/>
    </style:style>
    <style:style style:name="ce424" style:family="table-cell" style:parent-style-name="Default">
      <style:map style:condition="cell-content-is-between(0,14)" style:apply-style-name="notair" style:base-cell-address="level1.GE17"/>
    </style:style>
    <style:style style:name="ce425" style:family="table-cell" style:parent-style-name="Default">
      <style:map style:condition="cell-content-is-between(0,14)" style:apply-style-name="notair" style:base-cell-address="level1.GE18"/>
    </style:style>
    <style:style style:name="ce426" style:family="table-cell" style:parent-style-name="Default">
      <style:map style:condition="cell-content-is-between(0,14)" style:apply-style-name="notair" style:base-cell-address="level1.GE19"/>
    </style:style>
    <style:style style:name="ce427" style:family="table-cell" style:parent-style-name="Default">
      <style:map style:condition="cell-content-is-between(0,14)" style:apply-style-name="notair" style:base-cell-address="level1.GE20"/>
    </style:style>
    <style:style style:name="ce428" style:family="table-cell" style:parent-style-name="Default">
      <style:map style:condition="cell-content-is-between(0,14)" style:apply-style-name="notair" style:base-cell-address="level1.GE21"/>
    </style:style>
    <style:style style:name="ce429" style:family="table-cell" style:parent-style-name="Default">
      <style:map style:condition="cell-content-is-between(0,14)" style:apply-style-name="notair" style:base-cell-address="level1.GE22"/>
    </style:style>
    <style:style style:name="ce430" style:family="table-cell" style:parent-style-name="Default">
      <style:map style:condition="cell-content-is-between(0,14)" style:apply-style-name="notair" style:base-cell-address="level1.GE23"/>
    </style:style>
    <style:style style:name="ce431" style:family="table-cell" style:parent-style-name="Default">
      <style:map style:condition="cell-content-is-between(0,14)" style:apply-style-name="notair" style:base-cell-address="level1.GE24"/>
    </style:style>
    <style:style style:name="ce432" style:family="table-cell" style:parent-style-name="Default">
      <style:map style:condition="cell-content-is-between(0,14)" style:apply-style-name="notair" style:base-cell-address="level1.GE25"/>
    </style:style>
    <style:style style:name="ce433" style:family="table-cell" style:parent-style-name="Default">
      <style:map style:condition="cell-content-is-between(0,14)" style:apply-style-name="notair" style:base-cell-address="level1.GE26"/>
    </style:style>
    <style:style style:name="ce434" style:family="table-cell" style:parent-style-name="Default">
      <style:map style:condition="cell-content-is-between(0,14)" style:apply-style-name="notair" style:base-cell-address="level1.GE27"/>
    </style:style>
    <style:style style:name="ce435" style:family="table-cell" style:parent-style-name="Default">
      <style:map style:condition="cell-content-is-between(0,14)" style:apply-style-name="notair" style:base-cell-address="level1.GE28"/>
    </style:style>
    <style:style style:name="ce436" style:family="table-cell" style:parent-style-name="Default">
      <style:map style:condition="cell-content-is-between(0,14)" style:apply-style-name="notair" style:base-cell-address="level1.GE29"/>
    </style:style>
    <style:style style:name="ce437" style:family="table-cell" style:parent-style-name="Default">
      <style:map style:condition="cell-content-is-between(0,14)" style:apply-style-name="notair" style:base-cell-address="level1.GE30"/>
    </style:style>
    <style:style style:name="ce438" style:family="table-cell" style:parent-style-name="Default">
      <style:map style:condition="cell-content-is-between(0,14)" style:apply-style-name="notair" style:base-cell-address="level1.GE31"/>
    </style:style>
    <style:style style:name="ce439" style:family="table-cell" style:parent-style-name="Default">
      <style:map style:condition="cell-content-is-between(0,14)" style:apply-style-name="notair" style:base-cell-address="level1.GE32"/>
    </style:style>
    <style:style style:name="ce440" style:family="table-cell" style:parent-style-name="Default">
      <style:map style:condition="cell-content-is-between(0,14)" style:apply-style-name="notair" style:base-cell-address="level1.GE33"/>
    </style:style>
    <style:style style:name="ce441" style:family="table-cell" style:parent-style-name="Default">
      <style:map style:condition="cell-content-is-between(0,14)" style:apply-style-name="notair" style:base-cell-address="level1.GE34"/>
    </style:style>
    <style:style style:name="ce442" style:family="table-cell" style:parent-style-name="Default">
      <style:map style:condition="cell-content-is-between(0,14)" style:apply-style-name="notair" style:base-cell-address="level1.GH1"/>
    </style:style>
    <style:style style:name="ce443" style:family="table-cell" style:parent-style-name="Default">
      <style:map style:condition="cell-content-is-between(0,14)" style:apply-style-name="notair" style:base-cell-address="level1.GH15"/>
    </style:style>
    <style:style style:name="ce444" style:family="table-cell" style:parent-style-name="Default">
      <style:map style:condition="cell-content-is-between(0,14)" style:apply-style-name="notair" style:base-cell-address="level1.GH16"/>
    </style:style>
    <style:style style:name="ce445" style:family="table-cell" style:parent-style-name="Default">
      <style:map style:condition="cell-content-is-between(0,14)" style:apply-style-name="notair" style:base-cell-address="level1.GH17"/>
    </style:style>
    <style:style style:name="ce446" style:family="table-cell" style:parent-style-name="Default">
      <style:map style:condition="cell-content-is-between(0,14)" style:apply-style-name="notair" style:base-cell-address="level1.GH18"/>
    </style:style>
    <style:style style:name="ce447" style:family="table-cell" style:parent-style-name="Default">
      <style:map style:condition="cell-content-is-between(0,14)" style:apply-style-name="notair" style:base-cell-address="level1.GH19"/>
    </style:style>
    <style:style style:name="ce448" style:family="table-cell" style:parent-style-name="Default">
      <style:map style:condition="cell-content-is-between(0,14)" style:apply-style-name="notair" style:base-cell-address="level1.GH20"/>
    </style:style>
    <style:style style:name="ce449" style:family="table-cell" style:parent-style-name="Default">
      <style:map style:condition="cell-content-is-between(0,14)" style:apply-style-name="notair" style:base-cell-address="level1.GH21"/>
    </style:style>
    <style:style style:name="ce450" style:family="table-cell" style:parent-style-name="Default">
      <style:map style:condition="cell-content-is-between(0,14)" style:apply-style-name="notair" style:base-cell-address="level1.GH22"/>
    </style:style>
    <style:style style:name="ce451" style:family="table-cell" style:parent-style-name="Default">
      <style:map style:condition="cell-content-is-between(0,14)" style:apply-style-name="notair" style:base-cell-address="level1.GH23"/>
    </style:style>
    <style:style style:name="ce452" style:family="table-cell" style:parent-style-name="Default">
      <style:map style:condition="cell-content-is-between(0,14)" style:apply-style-name="notair" style:base-cell-address="level1.GH24"/>
    </style:style>
    <style:style style:name="ce453" style:family="table-cell" style:parent-style-name="Default">
      <style:map style:condition="cell-content-is-between(0,14)" style:apply-style-name="notair" style:base-cell-address="level1.GH25"/>
    </style:style>
    <style:style style:name="ce454" style:family="table-cell" style:parent-style-name="Default">
      <style:map style:condition="cell-content-is-between(0,14)" style:apply-style-name="notair" style:base-cell-address="level1.GH26"/>
    </style:style>
    <style:style style:name="ce455" style:family="table-cell" style:parent-style-name="Default">
      <style:map style:condition="cell-content-is-between(0,14)" style:apply-style-name="notair" style:base-cell-address="level1.GH27"/>
    </style:style>
    <style:style style:name="ce456" style:family="table-cell" style:parent-style-name="Default">
      <style:map style:condition="cell-content-is-between(0,14)" style:apply-style-name="notair" style:base-cell-address="level1.GH28"/>
    </style:style>
    <style:style style:name="ce457" style:family="table-cell" style:parent-style-name="Default">
      <style:map style:condition="cell-content-is-between(0,14)" style:apply-style-name="notair" style:base-cell-address="level1.GH29"/>
    </style:style>
    <style:style style:name="ce458" style:family="table-cell" style:parent-style-name="Default">
      <style:map style:condition="cell-content-is-between(0,14)" style:apply-style-name="notair" style:base-cell-address="level1.GH30"/>
    </style:style>
    <style:style style:name="ce459" style:family="table-cell" style:parent-style-name="Default">
      <style:map style:condition="cell-content-is-between(0,14)" style:apply-style-name="notair" style:base-cell-address="level1.GH31"/>
    </style:style>
    <style:style style:name="ce460" style:family="table-cell" style:parent-style-name="Default">
      <style:map style:condition="cell-content-is-between(0,14)" style:apply-style-name="notair" style:base-cell-address="level1.GH32"/>
    </style:style>
    <style:style style:name="ce461" style:family="table-cell" style:parent-style-name="Default">
      <style:map style:condition="cell-content-is-between(0,14)" style:apply-style-name="notair" style:base-cell-address="level1.GH33"/>
    </style:style>
    <style:style style:name="ce462" style:family="table-cell" style:parent-style-name="Default">
      <style:map style:condition="cell-content-is-between(0,14)" style:apply-style-name="notair" style:base-cell-address="level1.GH34"/>
    </style:style>
    <style:style style:name="ce463" style:family="table-cell" style:parent-style-name="Default">
      <style:map style:condition="cell-content-is-between(0,14)" style:apply-style-name="notair" style:base-cell-address="level1.GI1"/>
    </style:style>
    <style:style style:name="ce464" style:family="table-cell" style:parent-style-name="Default">
      <style:map style:condition="cell-content-is-between(0,14)" style:apply-style-name="notair" style:base-cell-address="level1.GI15"/>
    </style:style>
    <style:style style:name="ce465" style:family="table-cell" style:parent-style-name="Default">
      <style:map style:condition="cell-content-is-between(0,14)" style:apply-style-name="notair" style:base-cell-address="level1.GI16"/>
    </style:style>
    <style:style style:name="ce466" style:family="table-cell" style:parent-style-name="Default">
      <style:map style:condition="cell-content-is-between(0,14)" style:apply-style-name="notair" style:base-cell-address="level1.GI17"/>
    </style:style>
    <style:style style:name="ce467" style:family="table-cell" style:parent-style-name="Default">
      <style:map style:condition="cell-content-is-between(0,14)" style:apply-style-name="notair" style:base-cell-address="level1.GI18"/>
    </style:style>
    <style:style style:name="ce468" style:family="table-cell" style:parent-style-name="Default">
      <style:map style:condition="cell-content-is-between(0,14)" style:apply-style-name="notair" style:base-cell-address="level1.GI19"/>
    </style:style>
    <style:style style:name="ce469" style:family="table-cell" style:parent-style-name="Default">
      <style:map style:condition="cell-content-is-between(0,14)" style:apply-style-name="notair" style:base-cell-address="level1.GI20"/>
    </style:style>
    <style:style style:name="ce470" style:family="table-cell" style:parent-style-name="Default">
      <style:map style:condition="cell-content-is-between(0,14)" style:apply-style-name="notair" style:base-cell-address="level1.GI21"/>
    </style:style>
    <style:style style:name="ce471" style:family="table-cell" style:parent-style-name="Default">
      <style:map style:condition="cell-content-is-between(0,14)" style:apply-style-name="notair" style:base-cell-address="level1.GI22"/>
    </style:style>
    <style:style style:name="ce472" style:family="table-cell" style:parent-style-name="Default">
      <style:map style:condition="cell-content-is-between(0,14)" style:apply-style-name="notair" style:base-cell-address="level1.GI23"/>
    </style:style>
    <style:style style:name="ce473" style:family="table-cell" style:parent-style-name="Default">
      <style:map style:condition="cell-content-is-between(0,14)" style:apply-style-name="notair" style:base-cell-address="level1.GI24"/>
    </style:style>
    <style:style style:name="ce474" style:family="table-cell" style:parent-style-name="Default">
      <style:map style:condition="cell-content-is-between(0,14)" style:apply-style-name="notair" style:base-cell-address="level1.GI25"/>
    </style:style>
    <style:style style:name="ce475" style:family="table-cell" style:parent-style-name="Default">
      <style:map style:condition="cell-content-is-between(0,14)" style:apply-style-name="notair" style:base-cell-address="level1.GI26"/>
    </style:style>
    <style:style style:name="ce476" style:family="table-cell" style:parent-style-name="Default">
      <style:map style:condition="cell-content-is-between(0,14)" style:apply-style-name="notair" style:base-cell-address="level1.GI27"/>
    </style:style>
    <style:style style:name="ce477" style:family="table-cell" style:parent-style-name="Default">
      <style:map style:condition="cell-content-is-between(0,14)" style:apply-style-name="notair" style:base-cell-address="level1.GI28"/>
    </style:style>
    <style:style style:name="ce478" style:family="table-cell" style:parent-style-name="Default">
      <style:map style:condition="cell-content-is-between(0,14)" style:apply-style-name="notair" style:base-cell-address="level1.GI29"/>
    </style:style>
    <style:style style:name="ce479" style:family="table-cell" style:parent-style-name="Default">
      <style:map style:condition="cell-content-is-between(0,14)" style:apply-style-name="notair" style:base-cell-address="level1.GI30"/>
    </style:style>
    <style:style style:name="ce480" style:family="table-cell" style:parent-style-name="Default">
      <style:map style:condition="cell-content-is-between(0,14)" style:apply-style-name="notair" style:base-cell-address="level1.GI31"/>
    </style:style>
    <style:style style:name="ce481" style:family="table-cell" style:parent-style-name="Default">
      <style:map style:condition="cell-content-is-between(0,14)" style:apply-style-name="notair" style:base-cell-address="level1.GI32"/>
    </style:style>
    <style:style style:name="ce482" style:family="table-cell" style:parent-style-name="Default">
      <style:map style:condition="cell-content-is-between(0,14)" style:apply-style-name="notair" style:base-cell-address="level1.GI33"/>
    </style:style>
    <style:style style:name="ce483" style:family="table-cell" style:parent-style-name="Default">
      <style:map style:condition="cell-content-is-between(0,14)" style:apply-style-name="notair" style:base-cell-address="level1.GI34"/>
    </style:style>
    <style:style style:name="ce484" style:family="table-cell" style:parent-style-name="Default">
      <style:map style:condition="cell-content-is-between(0,14)" style:apply-style-name="notair" style:base-cell-address="level1.GJ1"/>
    </style:style>
    <style:style style:name="ce485" style:family="table-cell" style:parent-style-name="Default">
      <style:map style:condition="cell-content-is-between(0,14)" style:apply-style-name="notair" style:base-cell-address="level1.GJ15"/>
    </style:style>
    <style:style style:name="ce486" style:family="table-cell" style:parent-style-name="Default">
      <style:map style:condition="cell-content-is-between(0,14)" style:apply-style-name="notair" style:base-cell-address="level1.GJ16"/>
    </style:style>
    <style:style style:name="ce487" style:family="table-cell" style:parent-style-name="Default">
      <style:map style:condition="cell-content-is-between(0,14)" style:apply-style-name="notair" style:base-cell-address="level1.GJ17"/>
    </style:style>
    <style:style style:name="ce488" style:family="table-cell" style:parent-style-name="Default">
      <style:map style:condition="cell-content-is-between(0,14)" style:apply-style-name="notair" style:base-cell-address="level1.GJ18"/>
    </style:style>
    <style:style style:name="ce489" style:family="table-cell" style:parent-style-name="Default">
      <style:map style:condition="cell-content-is-between(0,14)" style:apply-style-name="notair" style:base-cell-address="level1.GJ19"/>
    </style:style>
    <style:style style:name="ce490" style:family="table-cell" style:parent-style-name="Default">
      <style:map style:condition="cell-content-is-between(0,14)" style:apply-style-name="notair" style:base-cell-address="level1.GJ20"/>
    </style:style>
    <style:style style:name="ce491" style:family="table-cell" style:parent-style-name="Default">
      <style:map style:condition="cell-content-is-between(0,14)" style:apply-style-name="notair" style:base-cell-address="level1.GJ21"/>
    </style:style>
    <style:style style:name="ce492" style:family="table-cell" style:parent-style-name="Default">
      <style:map style:condition="cell-content-is-between(0,14)" style:apply-style-name="notair" style:base-cell-address="level1.GJ22"/>
    </style:style>
    <style:style style:name="ce493" style:family="table-cell" style:parent-style-name="Default">
      <style:map style:condition="cell-content-is-between(0,14)" style:apply-style-name="notair" style:base-cell-address="level1.GJ23"/>
    </style:style>
    <style:style style:name="ce494" style:family="table-cell" style:parent-style-name="Default">
      <style:map style:condition="cell-content-is-between(0,14)" style:apply-style-name="notair" style:base-cell-address="level1.GJ24"/>
    </style:style>
    <style:style style:name="ce495" style:family="table-cell" style:parent-style-name="Default">
      <style:map style:condition="cell-content-is-between(0,14)" style:apply-style-name="notair" style:base-cell-address="level1.GJ25"/>
    </style:style>
    <style:style style:name="ce496" style:family="table-cell" style:parent-style-name="Default">
      <style:map style:condition="cell-content-is-between(0,14)" style:apply-style-name="notair" style:base-cell-address="level1.GJ26"/>
    </style:style>
    <style:style style:name="ce497" style:family="table-cell" style:parent-style-name="Default">
      <style:map style:condition="cell-content-is-between(0,14)" style:apply-style-name="notair" style:base-cell-address="level1.GJ27"/>
    </style:style>
    <style:style style:name="ce498" style:family="table-cell" style:parent-style-name="Default">
      <style:map style:condition="cell-content-is-between(0,14)" style:apply-style-name="notair" style:base-cell-address="level1.GJ28"/>
    </style:style>
    <style:style style:name="ce499" style:family="table-cell" style:parent-style-name="Default">
      <style:map style:condition="cell-content-is-between(0,14)" style:apply-style-name="notair" style:base-cell-address="level1.GJ29"/>
    </style:style>
    <style:style style:name="ce500" style:family="table-cell" style:parent-style-name="Default">
      <style:map style:condition="cell-content-is-between(0,14)" style:apply-style-name="notair" style:base-cell-address="level1.GJ30"/>
    </style:style>
    <style:style style:name="ce501" style:family="table-cell" style:parent-style-name="Default">
      <style:map style:condition="cell-content-is-between(0,14)" style:apply-style-name="notair" style:base-cell-address="level1.GJ31"/>
    </style:style>
    <style:style style:name="ce502" style:family="table-cell" style:parent-style-name="Default">
      <style:map style:condition="cell-content-is-between(0,14)" style:apply-style-name="notair" style:base-cell-address="level1.GJ32"/>
    </style:style>
    <style:style style:name="ce503" style:family="table-cell" style:parent-style-name="Default">
      <style:map style:condition="cell-content-is-between(0,14)" style:apply-style-name="notair" style:base-cell-address="level1.GJ33"/>
    </style:style>
    <style:style style:name="ce504" style:family="table-cell" style:parent-style-name="Default">
      <style:map style:condition="cell-content-is-between(0,14)" style:apply-style-name="notair" style:base-cell-address="level1.GJ34"/>
    </style:style>
    <style:style style:name="ce505" style:family="table-cell" style:parent-style-name="Default">
      <style:map style:condition="cell-content-is-between(0,14)" style:apply-style-name="notair" style:base-cell-address="level1.GK1"/>
    </style:style>
    <style:style style:name="ce506" style:family="table-cell" style:parent-style-name="Default">
      <style:map style:condition="cell-content-is-between(0,14)" style:apply-style-name="notair" style:base-cell-address="level1.GK15"/>
    </style:style>
    <style:style style:name="ce507" style:family="table-cell" style:parent-style-name="Default">
      <style:map style:condition="cell-content-is-between(0,14)" style:apply-style-name="notair" style:base-cell-address="level1.GK16"/>
    </style:style>
    <style:style style:name="ce508" style:family="table-cell" style:parent-style-name="Default">
      <style:map style:condition="cell-content-is-between(0,14)" style:apply-style-name="notair" style:base-cell-address="level1.GK17"/>
    </style:style>
    <style:style style:name="ce509" style:family="table-cell" style:parent-style-name="Default">
      <style:map style:condition="cell-content-is-between(0,14)" style:apply-style-name="notair" style:base-cell-address="level1.GK18"/>
    </style:style>
    <style:style style:name="ce510" style:family="table-cell" style:parent-style-name="Default">
      <style:map style:condition="cell-content-is-between(0,14)" style:apply-style-name="notair" style:base-cell-address="level1.GK19"/>
    </style:style>
    <style:style style:name="ce511" style:family="table-cell" style:parent-style-name="Default">
      <style:map style:condition="cell-content-is-between(0,14)" style:apply-style-name="notair" style:base-cell-address="level1.GK20"/>
    </style:style>
    <style:style style:name="ce512" style:family="table-cell" style:parent-style-name="Default">
      <style:map style:condition="cell-content-is-between(0,14)" style:apply-style-name="notair" style:base-cell-address="level1.GK21"/>
    </style:style>
    <style:style style:name="ce513" style:family="table-cell" style:parent-style-name="Default">
      <style:map style:condition="cell-content-is-between(0,14)" style:apply-style-name="notair" style:base-cell-address="level1.GK22"/>
    </style:style>
    <style:style style:name="ce514" style:family="table-cell" style:parent-style-name="Default">
      <style:map style:condition="cell-content-is-between(0,14)" style:apply-style-name="notair" style:base-cell-address="level1.GK23"/>
    </style:style>
    <style:style style:name="ce515" style:family="table-cell" style:parent-style-name="Default">
      <style:map style:condition="cell-content-is-between(0,14)" style:apply-style-name="notair" style:base-cell-address="level1.GK24"/>
    </style:style>
    <style:style style:name="ce516" style:family="table-cell" style:parent-style-name="Default">
      <style:map style:condition="cell-content-is-between(0,14)" style:apply-style-name="notair" style:base-cell-address="level1.GK25"/>
    </style:style>
    <style:style style:name="ce517" style:family="table-cell" style:parent-style-name="Default">
      <style:map style:condition="cell-content-is-between(0,14)" style:apply-style-name="notair" style:base-cell-address="level1.GK26"/>
    </style:style>
    <style:style style:name="ce518" style:family="table-cell" style:parent-style-name="Default">
      <style:map style:condition="cell-content-is-between(0,14)" style:apply-style-name="notair" style:base-cell-address="level1.GK27"/>
    </style:style>
    <style:style style:name="ce519" style:family="table-cell" style:parent-style-name="Default">
      <style:map style:condition="cell-content-is-between(0,14)" style:apply-style-name="notair" style:base-cell-address="level1.GK28"/>
    </style:style>
    <style:style style:name="ce520" style:family="table-cell" style:parent-style-name="Default">
      <style:map style:condition="cell-content-is-between(0,14)" style:apply-style-name="notair" style:base-cell-address="level1.GK29"/>
    </style:style>
    <style:style style:name="ce521" style:family="table-cell" style:parent-style-name="Default">
      <style:map style:condition="cell-content-is-between(0,14)" style:apply-style-name="notair" style:base-cell-address="level1.GK30"/>
    </style:style>
    <style:style style:name="ce522" style:family="table-cell" style:parent-style-name="Default">
      <style:map style:condition="cell-content-is-between(0,14)" style:apply-style-name="notair" style:base-cell-address="level1.GK31"/>
    </style:style>
    <style:style style:name="ce523" style:family="table-cell" style:parent-style-name="Default">
      <style:map style:condition="cell-content-is-between(0,14)" style:apply-style-name="notair" style:base-cell-address="level1.GK32"/>
    </style:style>
    <style:style style:name="ce524" style:family="table-cell" style:parent-style-name="Default">
      <style:map style:condition="cell-content-is-between(0,14)" style:apply-style-name="notair" style:base-cell-address="level1.GK33"/>
    </style:style>
    <style:style style:name="ce525" style:family="table-cell" style:parent-style-name="Default">
      <style:map style:condition="cell-content-is-between(0,14)" style:apply-style-name="notair" style:base-cell-address="level1.GK34"/>
    </style:style>
    <style:style style:name="ce526" style:family="table-cell" style:parent-style-name="Default">
      <style:map style:condition="cell-content-is-between(0,14)" style:apply-style-name="notair" style:base-cell-address="level1.GL1"/>
    </style:style>
    <style:style style:name="ce527" style:family="table-cell" style:parent-style-name="Default">
      <style:map style:condition="cell-content-is-between(0,14)" style:apply-style-name="notair" style:base-cell-address="level1.GL15"/>
    </style:style>
    <style:style style:name="ce528" style:family="table-cell" style:parent-style-name="Default">
      <style:map style:condition="cell-content-is-between(0,14)" style:apply-style-name="notair" style:base-cell-address="level1.GL16"/>
    </style:style>
    <style:style style:name="ce529" style:family="table-cell" style:parent-style-name="Default">
      <style:map style:condition="cell-content-is-between(0,14)" style:apply-style-name="notair" style:base-cell-address="level1.GL17"/>
    </style:style>
    <style:style style:name="ce530" style:family="table-cell" style:parent-style-name="Default">
      <style:map style:condition="cell-content-is-between(0,14)" style:apply-style-name="notair" style:base-cell-address="level1.GL18"/>
    </style:style>
    <style:style style:name="ce531" style:family="table-cell" style:parent-style-name="Default">
      <style:map style:condition="cell-content-is-between(0,14)" style:apply-style-name="notair" style:base-cell-address="level1.GL19"/>
    </style:style>
    <style:style style:name="ce532" style:family="table-cell" style:parent-style-name="Default">
      <style:map style:condition="cell-content-is-between(0,14)" style:apply-style-name="notair" style:base-cell-address="level1.GL20"/>
    </style:style>
    <style:style style:name="ce533" style:family="table-cell" style:parent-style-name="Default">
      <style:map style:condition="cell-content-is-between(0,14)" style:apply-style-name="notair" style:base-cell-address="level1.GL21"/>
    </style:style>
    <style:style style:name="ce534" style:family="table-cell" style:parent-style-name="Default">
      <style:map style:condition="cell-content-is-between(0,14)" style:apply-style-name="notair" style:base-cell-address="level1.GL22"/>
    </style:style>
    <style:style style:name="ce535" style:family="table-cell" style:parent-style-name="Default">
      <style:map style:condition="cell-content-is-between(0,14)" style:apply-style-name="notair" style:base-cell-address="level1.GL23"/>
    </style:style>
    <style:style style:name="ce536" style:family="table-cell" style:parent-style-name="Default">
      <style:map style:condition="cell-content-is-between(0,14)" style:apply-style-name="notair" style:base-cell-address="level1.GL24"/>
    </style:style>
    <style:style style:name="ce537" style:family="table-cell" style:parent-style-name="Default">
      <style:map style:condition="cell-content-is-between(0,14)" style:apply-style-name="notair" style:base-cell-address="level1.GL25"/>
    </style:style>
    <style:style style:name="ce538" style:family="table-cell" style:parent-style-name="Default">
      <style:map style:condition="cell-content-is-between(0,14)" style:apply-style-name="notair" style:base-cell-address="level1.GL26"/>
    </style:style>
    <style:style style:name="ce539" style:family="table-cell" style:parent-style-name="Default">
      <style:map style:condition="cell-content-is-between(0,14)" style:apply-style-name="notair" style:base-cell-address="level1.GL27"/>
    </style:style>
    <style:style style:name="ce540" style:family="table-cell" style:parent-style-name="Default">
      <style:map style:condition="cell-content-is-between(0,14)" style:apply-style-name="notair" style:base-cell-address="level1.GL28"/>
    </style:style>
    <style:style style:name="ce541" style:family="table-cell" style:parent-style-name="Default">
      <style:map style:condition="cell-content-is-between(0,14)" style:apply-style-name="notair" style:base-cell-address="level1.GL29"/>
    </style:style>
    <style:style style:name="ce542" style:family="table-cell" style:parent-style-name="Default">
      <style:map style:condition="cell-content-is-between(0,14)" style:apply-style-name="notair" style:base-cell-address="level1.GL30"/>
    </style:style>
    <style:style style:name="ce543" style:family="table-cell" style:parent-style-name="Default">
      <style:map style:condition="cell-content-is-between(0,14)" style:apply-style-name="notair" style:base-cell-address="level1.GL31"/>
    </style:style>
    <style:style style:name="ce544" style:family="table-cell" style:parent-style-name="Default">
      <style:map style:condition="cell-content-is-between(0,14)" style:apply-style-name="notair" style:base-cell-address="level1.GL32"/>
    </style:style>
    <style:style style:name="ce545" style:family="table-cell" style:parent-style-name="Default">
      <style:map style:condition="cell-content-is-between(0,14)" style:apply-style-name="notair" style:base-cell-address="level1.GL33"/>
    </style:style>
    <style:style style:name="ce546" style:family="table-cell" style:parent-style-name="Default">
      <style:map style:condition="cell-content-is-between(0,14)" style:apply-style-name="notair" style:base-cell-address="level1.GL34"/>
    </style:style>
    <style:style style:name="ce547" style:family="table-cell" style:parent-style-name="Default">
      <style:map style:condition="cell-content-is-between(0,14)" style:apply-style-name="notair" style:base-cell-address="level1.GM1"/>
    </style:style>
    <style:style style:name="ce548" style:family="table-cell" style:parent-style-name="Default">
      <style:map style:condition="cell-content-is-between(0,14)" style:apply-style-name="notair" style:base-cell-address="level1.GM15"/>
    </style:style>
    <style:style style:name="ce549" style:family="table-cell" style:parent-style-name="Default">
      <style:map style:condition="cell-content-is-between(0,14)" style:apply-style-name="notair" style:base-cell-address="level1.GM16"/>
    </style:style>
    <style:style style:name="ce550" style:family="table-cell" style:parent-style-name="Default">
      <style:map style:condition="cell-content-is-between(0,14)" style:apply-style-name="notair" style:base-cell-address="level1.GM17"/>
    </style:style>
    <style:style style:name="ce551" style:family="table-cell" style:parent-style-name="Default">
      <style:map style:condition="cell-content-is-between(0,14)" style:apply-style-name="notair" style:base-cell-address="level1.GM18"/>
    </style:style>
    <style:style style:name="ce552" style:family="table-cell" style:parent-style-name="Default">
      <style:map style:condition="cell-content-is-between(0,14)" style:apply-style-name="notair" style:base-cell-address="level1.GM19"/>
    </style:style>
    <style:style style:name="ce553" style:family="table-cell" style:parent-style-name="Default">
      <style:map style:condition="cell-content-is-between(0,14)" style:apply-style-name="notair" style:base-cell-address="level1.GM20"/>
    </style:style>
    <style:style style:name="ce554" style:family="table-cell" style:parent-style-name="Default">
      <style:map style:condition="cell-content-is-between(0,14)" style:apply-style-name="notair" style:base-cell-address="level1.GM21"/>
    </style:style>
    <style:style style:name="ce555" style:family="table-cell" style:parent-style-name="Default">
      <style:map style:condition="cell-content-is-between(0,14)" style:apply-style-name="notair" style:base-cell-address="level1.GM22"/>
    </style:style>
    <style:style style:name="ce556" style:family="table-cell" style:parent-style-name="Default">
      <style:map style:condition="cell-content-is-between(0,14)" style:apply-style-name="notair" style:base-cell-address="level1.GM23"/>
    </style:style>
    <style:style style:name="ce557" style:family="table-cell" style:parent-style-name="Default">
      <style:map style:condition="cell-content-is-between(0,14)" style:apply-style-name="notair" style:base-cell-address="level1.GM24"/>
    </style:style>
    <style:style style:name="ce558" style:family="table-cell" style:parent-style-name="Default">
      <style:map style:condition="cell-content-is-between(0,14)" style:apply-style-name="notair" style:base-cell-address="level1.GM25"/>
    </style:style>
    <style:style style:name="ce559" style:family="table-cell" style:parent-style-name="Default">
      <style:map style:condition="cell-content-is-between(0,14)" style:apply-style-name="notair" style:base-cell-address="level1.GM26"/>
    </style:style>
    <style:style style:name="ce560" style:family="table-cell" style:parent-style-name="Default">
      <style:map style:condition="cell-content-is-between(0,14)" style:apply-style-name="notair" style:base-cell-address="level1.GM27"/>
    </style:style>
    <style:style style:name="ce561" style:family="table-cell" style:parent-style-name="Default">
      <style:map style:condition="cell-content-is-between(0,14)" style:apply-style-name="notair" style:base-cell-address="level1.GM28"/>
    </style:style>
    <style:style style:name="ce562" style:family="table-cell" style:parent-style-name="Default">
      <style:map style:condition="cell-content-is-between(0,14)" style:apply-style-name="notair" style:base-cell-address="level1.GM29"/>
    </style:style>
    <style:style style:name="ce563" style:family="table-cell" style:parent-style-name="Default">
      <style:map style:condition="cell-content-is-between(0,14)" style:apply-style-name="notair" style:base-cell-address="level1.GM30"/>
    </style:style>
    <style:style style:name="ce564" style:family="table-cell" style:parent-style-name="Default">
      <style:map style:condition="cell-content-is-between(0,14)" style:apply-style-name="notair" style:base-cell-address="level1.GM31"/>
    </style:style>
    <style:style style:name="ce565" style:family="table-cell" style:parent-style-name="Default">
      <style:map style:condition="cell-content-is-between(0,14)" style:apply-style-name="notair" style:base-cell-address="level1.GM32"/>
    </style:style>
    <style:style style:name="ce566" style:family="table-cell" style:parent-style-name="Default">
      <style:map style:condition="cell-content-is-between(0,14)" style:apply-style-name="notair" style:base-cell-address="level1.GM33"/>
    </style:style>
    <style:style style:name="ce567" style:family="table-cell" style:parent-style-name="Default">
      <style:map style:condition="cell-content-is-between(0,14)" style:apply-style-name="notair" style:base-cell-address="level1.GM34"/>
    </style:style>
    <style:style style:name="ce568" style:family="table-cell" style:parent-style-name="Default">
      <style:map style:condition="cell-content-is-between(0,14)" style:apply-style-name="notair" style:base-cell-address="level1.GN1"/>
    </style:style>
    <style:style style:name="ce569" style:family="table-cell" style:parent-style-name="Default">
      <style:map style:condition="cell-content-is-between(0,14)" style:apply-style-name="notair" style:base-cell-address="level1.GN15"/>
    </style:style>
    <style:style style:name="ce570" style:family="table-cell" style:parent-style-name="Default">
      <style:map style:condition="cell-content-is-between(0,14)" style:apply-style-name="notair" style:base-cell-address="level1.GN16"/>
    </style:style>
    <style:style style:name="ce571" style:family="table-cell" style:parent-style-name="Default">
      <style:map style:condition="cell-content-is-between(0,14)" style:apply-style-name="notair" style:base-cell-address="level1.GN17"/>
    </style:style>
    <style:style style:name="ce572" style:family="table-cell" style:parent-style-name="Default">
      <style:map style:condition="cell-content-is-between(0,14)" style:apply-style-name="notair" style:base-cell-address="level1.GN18"/>
    </style:style>
    <style:style style:name="ce573" style:family="table-cell" style:parent-style-name="Default">
      <style:map style:condition="cell-content-is-between(0,14)" style:apply-style-name="notair" style:base-cell-address="level1.GN19"/>
    </style:style>
    <style:style style:name="ce574" style:family="table-cell" style:parent-style-name="Default">
      <style:map style:condition="cell-content-is-between(0,14)" style:apply-style-name="notair" style:base-cell-address="level1.GN20"/>
    </style:style>
    <style:style style:name="ce575" style:family="table-cell" style:parent-style-name="Default">
      <style:map style:condition="cell-content-is-between(0,14)" style:apply-style-name="notair" style:base-cell-address="level1.GN21"/>
    </style:style>
    <style:style style:name="ce576" style:family="table-cell" style:parent-style-name="Default">
      <style:map style:condition="cell-content-is-between(0,14)" style:apply-style-name="notair" style:base-cell-address="level1.GN22"/>
    </style:style>
    <style:style style:name="ce577" style:family="table-cell" style:parent-style-name="Default">
      <style:map style:condition="cell-content-is-between(0,14)" style:apply-style-name="notair" style:base-cell-address="level1.GN23"/>
    </style:style>
    <style:style style:name="ce578" style:family="table-cell" style:parent-style-name="Default">
      <style:map style:condition="cell-content-is-between(0,14)" style:apply-style-name="notair" style:base-cell-address="level1.GN24"/>
    </style:style>
    <style:style style:name="ce579" style:family="table-cell" style:parent-style-name="Default">
      <style:map style:condition="cell-content-is-between(0,14)" style:apply-style-name="notair" style:base-cell-address="level1.GN25"/>
    </style:style>
    <style:style style:name="ce580" style:family="table-cell" style:parent-style-name="Default">
      <style:map style:condition="cell-content-is-between(0,14)" style:apply-style-name="notair" style:base-cell-address="level1.GN26"/>
    </style:style>
    <style:style style:name="ce581" style:family="table-cell" style:parent-style-name="Default">
      <style:map style:condition="cell-content-is-between(0,14)" style:apply-style-name="notair" style:base-cell-address="level1.GN27"/>
    </style:style>
    <style:style style:name="ce582" style:family="table-cell" style:parent-style-name="Default">
      <style:map style:condition="cell-content-is-between(0,14)" style:apply-style-name="notair" style:base-cell-address="level1.GN28"/>
    </style:style>
    <style:style style:name="ce583" style:family="table-cell" style:parent-style-name="Default">
      <style:map style:condition="cell-content-is-between(0,14)" style:apply-style-name="notair" style:base-cell-address="level1.GN29"/>
    </style:style>
    <style:style style:name="ce584" style:family="table-cell" style:parent-style-name="Default">
      <style:map style:condition="cell-content-is-between(0,14)" style:apply-style-name="notair" style:base-cell-address="level1.GN30"/>
    </style:style>
    <style:style style:name="ce585" style:family="table-cell" style:parent-style-name="Default">
      <style:map style:condition="cell-content-is-between(0,14)" style:apply-style-name="notair" style:base-cell-address="level1.GN31"/>
    </style:style>
    <style:style style:name="ce586" style:family="table-cell" style:parent-style-name="Default">
      <style:map style:condition="cell-content-is-between(0,14)" style:apply-style-name="notair" style:base-cell-address="level1.GN32"/>
    </style:style>
    <style:style style:name="ce587" style:family="table-cell" style:parent-style-name="Default">
      <style:map style:condition="cell-content-is-between(0,14)" style:apply-style-name="notair" style:base-cell-address="level1.GN33"/>
    </style:style>
    <style:style style:name="ce588" style:family="table-cell" style:parent-style-name="Default">
      <style:map style:condition="cell-content-is-between(0,14)" style:apply-style-name="notair" style:base-cell-address="level1.GN34"/>
    </style:style>
    <style:style style:name="ce589" style:family="table-cell" style:parent-style-name="Default">
      <style:map style:condition="cell-content-is-between(0,14)" style:apply-style-name="notair" style:base-cell-address="level1.GO1"/>
    </style:style>
    <style:style style:name="ce590" style:family="table-cell" style:parent-style-name="Default">
      <style:map style:condition="cell-content-is-between(0,14)" style:apply-style-name="notair" style:base-cell-address="level1.GO15"/>
    </style:style>
    <style:style style:name="ce591" style:family="table-cell" style:parent-style-name="Default">
      <style:map style:condition="cell-content-is-between(0,14)" style:apply-style-name="notair" style:base-cell-address="level1.GO16"/>
    </style:style>
    <style:style style:name="ce592" style:family="table-cell" style:parent-style-name="Default">
      <style:map style:condition="cell-content-is-between(0,14)" style:apply-style-name="notair" style:base-cell-address="level1.GO17"/>
    </style:style>
    <style:style style:name="ce593" style:family="table-cell" style:parent-style-name="Default">
      <style:map style:condition="cell-content-is-between(0,14)" style:apply-style-name="notair" style:base-cell-address="level1.GO18"/>
    </style:style>
    <style:style style:name="ce594" style:family="table-cell" style:parent-style-name="Default">
      <style:map style:condition="cell-content-is-between(0,14)" style:apply-style-name="notair" style:base-cell-address="level1.GO19"/>
    </style:style>
    <style:style style:name="ce595" style:family="table-cell" style:parent-style-name="Default">
      <style:map style:condition="cell-content-is-between(0,14)" style:apply-style-name="notair" style:base-cell-address="level1.GO20"/>
    </style:style>
    <style:style style:name="ce596" style:family="table-cell" style:parent-style-name="Default">
      <style:map style:condition="cell-content-is-between(0,14)" style:apply-style-name="notair" style:base-cell-address="level1.GO21"/>
    </style:style>
    <style:style style:name="ce597" style:family="table-cell" style:parent-style-name="Default">
      <style:map style:condition="cell-content-is-between(0,14)" style:apply-style-name="notair" style:base-cell-address="level1.GO22"/>
    </style:style>
    <style:style style:name="ce598" style:family="table-cell" style:parent-style-name="Default">
      <style:map style:condition="cell-content-is-between(0,14)" style:apply-style-name="notair" style:base-cell-address="level1.GO23"/>
    </style:style>
    <style:style style:name="ce599" style:family="table-cell" style:parent-style-name="Default">
      <style:map style:condition="cell-content-is-between(0,14)" style:apply-style-name="notair" style:base-cell-address="level1.GO24"/>
    </style:style>
    <style:style style:name="ce600" style:family="table-cell" style:parent-style-name="Default">
      <style:map style:condition="cell-content-is-between(0,14)" style:apply-style-name="notair" style:base-cell-address="level1.GO25"/>
    </style:style>
    <style:style style:name="ce601" style:family="table-cell" style:parent-style-name="Default">
      <style:map style:condition="cell-content-is-between(0,14)" style:apply-style-name="notair" style:base-cell-address="level1.GO26"/>
    </style:style>
    <style:style style:name="ce602" style:family="table-cell" style:parent-style-name="Default">
      <style:map style:condition="cell-content-is-between(0,14)" style:apply-style-name="notair" style:base-cell-address="level1.GO27"/>
    </style:style>
    <style:style style:name="ce603" style:family="table-cell" style:parent-style-name="Default">
      <style:map style:condition="cell-content-is-between(0,14)" style:apply-style-name="notair" style:base-cell-address="level1.GO28"/>
    </style:style>
    <style:style style:name="ce604" style:family="table-cell" style:parent-style-name="Default">
      <style:map style:condition="cell-content-is-between(0,14)" style:apply-style-name="notair" style:base-cell-address="level1.GO29"/>
    </style:style>
    <style:style style:name="ce605" style:family="table-cell" style:parent-style-name="Default">
      <style:map style:condition="cell-content-is-between(0,14)" style:apply-style-name="notair" style:base-cell-address="level1.GO30"/>
    </style:style>
    <style:style style:name="ce606" style:family="table-cell" style:parent-style-name="Default">
      <style:map style:condition="cell-content-is-between(0,14)" style:apply-style-name="notair" style:base-cell-address="level1.GO31"/>
    </style:style>
    <style:style style:name="ce607" style:family="table-cell" style:parent-style-name="Default">
      <style:map style:condition="cell-content-is-between(0,14)" style:apply-style-name="notair" style:base-cell-address="level1.GO32"/>
    </style:style>
    <style:style style:name="ce608" style:family="table-cell" style:parent-style-name="Default">
      <style:map style:condition="cell-content-is-between(0,14)" style:apply-style-name="notair" style:base-cell-address="level1.GO33"/>
    </style:style>
    <style:style style:name="ce609" style:family="table-cell" style:parent-style-name="Default">
      <style:map style:condition="cell-content-is-between(0,14)" style:apply-style-name="notair" style:base-cell-address="level1.GO34"/>
    </style:style>
    <style:style style:name="ce610" style:family="table-cell" style:parent-style-name="Default">
      <style:map style:condition="cell-content-is-between(0,14)" style:apply-style-name="notair" style:base-cell-address="level1.GP1"/>
    </style:style>
    <style:style style:name="ce611" style:family="table-cell" style:parent-style-name="Default">
      <style:map style:condition="cell-content-is-between(0,14)" style:apply-style-name="notair" style:base-cell-address="level1.GP15"/>
    </style:style>
    <style:style style:name="ce612" style:family="table-cell" style:parent-style-name="Default">
      <style:map style:condition="cell-content-is-between(0,14)" style:apply-style-name="notair" style:base-cell-address="level1.GP16"/>
    </style:style>
    <style:style style:name="ce613" style:family="table-cell" style:parent-style-name="Default">
      <style:map style:condition="cell-content-is-between(0,14)" style:apply-style-name="notair" style:base-cell-address="level1.GP17"/>
    </style:style>
    <style:style style:name="ce614" style:family="table-cell" style:parent-style-name="Default">
      <style:map style:condition="cell-content-is-between(0,14)" style:apply-style-name="notair" style:base-cell-address="level1.GP18"/>
    </style:style>
    <style:style style:name="ce615" style:family="table-cell" style:parent-style-name="Default">
      <style:map style:condition="cell-content-is-between(0,14)" style:apply-style-name="notair" style:base-cell-address="level1.GP19"/>
    </style:style>
    <style:style style:name="ce616" style:family="table-cell" style:parent-style-name="Default">
      <style:map style:condition="cell-content-is-between(0,14)" style:apply-style-name="notair" style:base-cell-address="level1.GP20"/>
    </style:style>
    <style:style style:name="ce617" style:family="table-cell" style:parent-style-name="Default">
      <style:map style:condition="cell-content-is-between(0,14)" style:apply-style-name="notair" style:base-cell-address="level1.GP21"/>
    </style:style>
    <style:style style:name="ce618" style:family="table-cell" style:parent-style-name="Default">
      <style:map style:condition="cell-content-is-between(0,14)" style:apply-style-name="notair" style:base-cell-address="level1.GP22"/>
    </style:style>
    <style:style style:name="ce619" style:family="table-cell" style:parent-style-name="Default">
      <style:map style:condition="cell-content-is-between(0,14)" style:apply-style-name="notair" style:base-cell-address="level1.GP23"/>
    </style:style>
    <style:style style:name="ce620" style:family="table-cell" style:parent-style-name="Default">
      <style:map style:condition="cell-content-is-between(0,14)" style:apply-style-name="notair" style:base-cell-address="level1.GP24"/>
    </style:style>
    <style:style style:name="ce621" style:family="table-cell" style:parent-style-name="Default">
      <style:map style:condition="cell-content-is-between(0,14)" style:apply-style-name="notair" style:base-cell-address="level1.GP25"/>
    </style:style>
    <style:style style:name="ce622" style:family="table-cell" style:parent-style-name="Default">
      <style:map style:condition="cell-content-is-between(0,14)" style:apply-style-name="notair" style:base-cell-address="level1.GP26"/>
    </style:style>
    <style:style style:name="ce623" style:family="table-cell" style:parent-style-name="Default">
      <style:map style:condition="cell-content-is-between(0,14)" style:apply-style-name="notair" style:base-cell-address="level1.GP27"/>
    </style:style>
    <style:style style:name="ce624" style:family="table-cell" style:parent-style-name="Default">
      <style:map style:condition="cell-content-is-between(0,14)" style:apply-style-name="notair" style:base-cell-address="level1.GP28"/>
    </style:style>
    <style:style style:name="ce625" style:family="table-cell" style:parent-style-name="Default">
      <style:map style:condition="cell-content-is-between(0,14)" style:apply-style-name="notair" style:base-cell-address="level1.GP29"/>
    </style:style>
    <style:style style:name="ce626" style:family="table-cell" style:parent-style-name="Default">
      <style:map style:condition="cell-content-is-between(0,14)" style:apply-style-name="notair" style:base-cell-address="level1.GP30"/>
    </style:style>
    <style:style style:name="ce627" style:family="table-cell" style:parent-style-name="Default">
      <style:map style:condition="cell-content-is-between(0,14)" style:apply-style-name="notair" style:base-cell-address="level1.GP31"/>
    </style:style>
    <style:style style:name="ce628" style:family="table-cell" style:parent-style-name="Default">
      <style:map style:condition="cell-content-is-between(0,14)" style:apply-style-name="notair" style:base-cell-address="level1.GP32"/>
    </style:style>
    <style:style style:name="ce629" style:family="table-cell" style:parent-style-name="Default">
      <style:map style:condition="cell-content-is-between(0,14)" style:apply-style-name="notair" style:base-cell-address="level1.GP33"/>
    </style:style>
    <style:style style:name="ce630" style:family="table-cell" style:parent-style-name="Default">
      <style:map style:condition="cell-content-is-between(0,14)" style:apply-style-name="notair" style:base-cell-address="level1.GP34"/>
    </style:style>
    <style:style style:name="ce631" style:family="table-cell" style:parent-style-name="Default">
      <style:map style:condition="cell-content-is-between(0,14)" style:apply-style-name="notair" style:base-cell-address="level1.GQ1"/>
    </style:style>
    <style:style style:name="ce632" style:family="table-cell" style:parent-style-name="Default">
      <style:map style:condition="cell-content-is-between(0,14)" style:apply-style-name="notair" style:base-cell-address="level1.GQ15"/>
    </style:style>
    <style:style style:name="ce633" style:family="table-cell" style:parent-style-name="Default">
      <style:map style:condition="cell-content-is-between(0,14)" style:apply-style-name="notair" style:base-cell-address="level1.GQ16"/>
    </style:style>
    <style:style style:name="ce634" style:family="table-cell" style:parent-style-name="Default">
      <style:map style:condition="cell-content-is-between(0,14)" style:apply-style-name="notair" style:base-cell-address="level1.GQ17"/>
    </style:style>
    <style:style style:name="ce635" style:family="table-cell" style:parent-style-name="Default">
      <style:map style:condition="cell-content-is-between(0,14)" style:apply-style-name="notair" style:base-cell-address="level1.GQ18"/>
    </style:style>
    <style:style style:name="ce636" style:family="table-cell" style:parent-style-name="Default">
      <style:map style:condition="cell-content-is-between(0,14)" style:apply-style-name="notair" style:base-cell-address="level1.GQ19"/>
    </style:style>
    <style:style style:name="ce637" style:family="table-cell" style:parent-style-name="Default">
      <style:map style:condition="cell-content-is-between(0,14)" style:apply-style-name="notair" style:base-cell-address="level1.GQ20"/>
    </style:style>
    <style:style style:name="ce638" style:family="table-cell" style:parent-style-name="Default">
      <style:map style:condition="cell-content-is-between(0,14)" style:apply-style-name="notair" style:base-cell-address="level1.GQ21"/>
    </style:style>
    <style:style style:name="ce639" style:family="table-cell" style:parent-style-name="Default">
      <style:map style:condition="cell-content-is-between(0,14)" style:apply-style-name="notair" style:base-cell-address="level1.GQ22"/>
    </style:style>
    <style:style style:name="ce640" style:family="table-cell" style:parent-style-name="Default">
      <style:map style:condition="cell-content-is-between(0,14)" style:apply-style-name="notair" style:base-cell-address="level1.GQ23"/>
    </style:style>
    <style:style style:name="ce641" style:family="table-cell" style:parent-style-name="Default">
      <style:map style:condition="cell-content-is-between(0,14)" style:apply-style-name="notair" style:base-cell-address="level1.GQ24"/>
    </style:style>
    <style:style style:name="ce642" style:family="table-cell" style:parent-style-name="Default">
      <style:map style:condition="cell-content-is-between(0,14)" style:apply-style-name="notair" style:base-cell-address="level1.GQ25"/>
    </style:style>
    <style:style style:name="ce643" style:family="table-cell" style:parent-style-name="Default">
      <style:map style:condition="cell-content-is-between(0,14)" style:apply-style-name="notair" style:base-cell-address="level1.GQ26"/>
    </style:style>
    <style:style style:name="ce644" style:family="table-cell" style:parent-style-name="Default">
      <style:map style:condition="cell-content-is-between(0,14)" style:apply-style-name="notair" style:base-cell-address="level1.GQ27"/>
    </style:style>
    <style:style style:name="ce645" style:family="table-cell" style:parent-style-name="Default">
      <style:map style:condition="cell-content-is-between(0,14)" style:apply-style-name="notair" style:base-cell-address="level1.GQ28"/>
    </style:style>
    <style:style style:name="ce646" style:family="table-cell" style:parent-style-name="Default">
      <style:map style:condition="cell-content-is-between(0,14)" style:apply-style-name="notair" style:base-cell-address="level1.GQ29"/>
    </style:style>
    <style:style style:name="ce647" style:family="table-cell" style:parent-style-name="Default">
      <style:map style:condition="cell-content-is-between(0,14)" style:apply-style-name="notair" style:base-cell-address="level1.GQ30"/>
    </style:style>
    <style:style style:name="ce648" style:family="table-cell" style:parent-style-name="Default">
      <style:map style:condition="cell-content-is-between(0,14)" style:apply-style-name="notair" style:base-cell-address="level1.GQ31"/>
    </style:style>
    <style:style style:name="ce649" style:family="table-cell" style:parent-style-name="Default">
      <style:map style:condition="cell-content-is-between(0,14)" style:apply-style-name="notair" style:base-cell-address="level1.GQ32"/>
    </style:style>
    <style:style style:name="ce650" style:family="table-cell" style:parent-style-name="Default">
      <style:map style:condition="cell-content-is-between(0,14)" style:apply-style-name="notair" style:base-cell-address="level1.GQ33"/>
    </style:style>
    <style:style style:name="ce651" style:family="table-cell" style:parent-style-name="Default">
      <style:map style:condition="cell-content-is-between(0,14)" style:apply-style-name="notair" style:base-cell-address="level1.GQ34"/>
    </style:style>
    <style:style style:name="ce652" style:family="table-cell" style:parent-style-name="Default">
      <style:map style:condition="cell-content-is-between(0,14)" style:apply-style-name="notair" style:base-cell-address="level1.GR1"/>
    </style:style>
    <style:style style:name="ce653" style:family="table-cell" style:parent-style-name="Default">
      <style:map style:condition="cell-content-is-between(0,14)" style:apply-style-name="notair" style:base-cell-address="level1.GR15"/>
    </style:style>
    <style:style style:name="ce654" style:family="table-cell" style:parent-style-name="Default">
      <style:map style:condition="cell-content-is-between(0,14)" style:apply-style-name="notair" style:base-cell-address="level1.GR16"/>
    </style:style>
    <style:style style:name="ce655" style:family="table-cell" style:parent-style-name="Default">
      <style:map style:condition="cell-content-is-between(0,14)" style:apply-style-name="notair" style:base-cell-address="level1.GR17"/>
    </style:style>
    <style:style style:name="ce656" style:family="table-cell" style:parent-style-name="Default">
      <style:map style:condition="cell-content-is-between(0,14)" style:apply-style-name="notair" style:base-cell-address="level1.GR18"/>
    </style:style>
    <style:style style:name="ce657" style:family="table-cell" style:parent-style-name="Default">
      <style:map style:condition="cell-content-is-between(0,14)" style:apply-style-name="notair" style:base-cell-address="level1.GR19"/>
    </style:style>
    <style:style style:name="ce658" style:family="table-cell" style:parent-style-name="Default">
      <style:map style:condition="cell-content-is-between(0,14)" style:apply-style-name="notair" style:base-cell-address="level1.GR20"/>
    </style:style>
    <style:style style:name="ce659" style:family="table-cell" style:parent-style-name="Default">
      <style:map style:condition="cell-content-is-between(0,14)" style:apply-style-name="notair" style:base-cell-address="level1.GR21"/>
    </style:style>
    <style:style style:name="ce660" style:family="table-cell" style:parent-style-name="Default">
      <style:map style:condition="cell-content-is-between(0,14)" style:apply-style-name="notair" style:base-cell-address="level1.GR22"/>
    </style:style>
    <style:style style:name="ce661" style:family="table-cell" style:parent-style-name="Default">
      <style:map style:condition="cell-content-is-between(0,14)" style:apply-style-name="notair" style:base-cell-address="level1.GR23"/>
    </style:style>
    <style:style style:name="ce662" style:family="table-cell" style:parent-style-name="Default">
      <style:map style:condition="cell-content-is-between(0,14)" style:apply-style-name="notair" style:base-cell-address="level1.GR24"/>
    </style:style>
    <style:style style:name="ce663" style:family="table-cell" style:parent-style-name="Default">
      <style:map style:condition="cell-content-is-between(0,14)" style:apply-style-name="notair" style:base-cell-address="level1.GR25"/>
    </style:style>
    <style:style style:name="ce664" style:family="table-cell" style:parent-style-name="Default">
      <style:map style:condition="cell-content-is-between(0,14)" style:apply-style-name="notair" style:base-cell-address="level1.GR26"/>
    </style:style>
    <style:style style:name="ce665" style:family="table-cell" style:parent-style-name="Default">
      <style:map style:condition="cell-content-is-between(0,14)" style:apply-style-name="notair" style:base-cell-address="level1.GR27"/>
    </style:style>
    <style:style style:name="ce666" style:family="table-cell" style:parent-style-name="Default">
      <style:map style:condition="cell-content-is-between(0,14)" style:apply-style-name="notair" style:base-cell-address="level1.GR28"/>
    </style:style>
    <style:style style:name="ce667" style:family="table-cell" style:parent-style-name="Default">
      <style:map style:condition="cell-content-is-between(0,14)" style:apply-style-name="notair" style:base-cell-address="level1.GR29"/>
    </style:style>
    <style:style style:name="ce668" style:family="table-cell" style:parent-style-name="Default">
      <style:map style:condition="cell-content-is-between(0,14)" style:apply-style-name="notair" style:base-cell-address="level1.GR30"/>
    </style:style>
    <style:style style:name="ce669" style:family="table-cell" style:parent-style-name="Default">
      <style:map style:condition="cell-content-is-between(0,14)" style:apply-style-name="notair" style:base-cell-address="level1.GR31"/>
    </style:style>
    <style:style style:name="ce670" style:family="table-cell" style:parent-style-name="Default">
      <style:map style:condition="cell-content-is-between(0,14)" style:apply-style-name="notair" style:base-cell-address="level1.GR32"/>
    </style:style>
    <style:style style:name="ce671" style:family="table-cell" style:parent-style-name="Default">
      <style:map style:condition="cell-content-is-between(0,14)" style:apply-style-name="notair" style:base-cell-address="level1.GR33"/>
    </style:style>
    <style:style style:name="ce672" style:family="table-cell" style:parent-style-name="Default">
      <style:map style:condition="cell-content-is-between(0,14)" style:apply-style-name="notair" style:base-cell-address="level1.GR34"/>
    </style:style>
    <style:style style:name="ce673" style:family="table-cell" style:parent-style-name="Default">
      <style:map style:condition="cell-content-is-between(0,14)" style:apply-style-name="notair" style:base-cell-address="level1.GS1"/>
    </style:style>
    <style:style style:name="ce674" style:family="table-cell" style:parent-style-name="Default">
      <style:map style:condition="cell-content-is-between(0,14)" style:apply-style-name="notair" style:base-cell-address="level1.GS15"/>
    </style:style>
    <style:style style:name="ce675" style:family="table-cell" style:parent-style-name="Default">
      <style:map style:condition="cell-content-is-between(0,14)" style:apply-style-name="notair" style:base-cell-address="level1.GS16"/>
    </style:style>
    <style:style style:name="ce676" style:family="table-cell" style:parent-style-name="Default">
      <style:map style:condition="cell-content-is-between(0,14)" style:apply-style-name="notair" style:base-cell-address="level1.GS17"/>
    </style:style>
    <style:style style:name="ce677" style:family="table-cell" style:parent-style-name="Default">
      <style:map style:condition="cell-content-is-between(0,14)" style:apply-style-name="notair" style:base-cell-address="level1.GS18"/>
    </style:style>
    <style:style style:name="ce678" style:family="table-cell" style:parent-style-name="Default">
      <style:map style:condition="cell-content-is-between(0,14)" style:apply-style-name="notair" style:base-cell-address="level1.GS19"/>
    </style:style>
    <style:style style:name="ce679" style:family="table-cell" style:parent-style-name="Default">
      <style:map style:condition="cell-content-is-between(0,14)" style:apply-style-name="notair" style:base-cell-address="level1.GS20"/>
    </style:style>
    <style:style style:name="ce680" style:family="table-cell" style:parent-style-name="Default">
      <style:map style:condition="cell-content-is-between(0,14)" style:apply-style-name="notair" style:base-cell-address="level1.GS21"/>
    </style:style>
    <style:style style:name="ce681" style:family="table-cell" style:parent-style-name="Default">
      <style:map style:condition="cell-content-is-between(0,14)" style:apply-style-name="notair" style:base-cell-address="level1.GS22"/>
    </style:style>
    <style:style style:name="ce682" style:family="table-cell" style:parent-style-name="Default">
      <style:map style:condition="cell-content-is-between(0,14)" style:apply-style-name="notair" style:base-cell-address="level1.GS23"/>
    </style:style>
    <style:style style:name="ce683" style:family="table-cell" style:parent-style-name="Default">
      <style:map style:condition="cell-content-is-between(0,14)" style:apply-style-name="notair" style:base-cell-address="level1.GS24"/>
    </style:style>
    <style:style style:name="ce684" style:family="table-cell" style:parent-style-name="Default">
      <style:map style:condition="cell-content-is-between(0,14)" style:apply-style-name="notair" style:base-cell-address="level1.GS25"/>
    </style:style>
    <style:style style:name="ce685" style:family="table-cell" style:parent-style-name="Default">
      <style:map style:condition="cell-content-is-between(0,14)" style:apply-style-name="notair" style:base-cell-address="level1.GS26"/>
    </style:style>
    <style:style style:name="ce686" style:family="table-cell" style:parent-style-name="Default">
      <style:map style:condition="cell-content-is-between(0,14)" style:apply-style-name="notair" style:base-cell-address="level1.GS27"/>
    </style:style>
    <style:style style:name="ce687" style:family="table-cell" style:parent-style-name="Default">
      <style:map style:condition="cell-content-is-between(0,14)" style:apply-style-name="notair" style:base-cell-address="level1.GS28"/>
    </style:style>
    <style:style style:name="ce688" style:family="table-cell" style:parent-style-name="Default">
      <style:map style:condition="cell-content-is-between(0,14)" style:apply-style-name="notair" style:base-cell-address="level1.GS29"/>
    </style:style>
    <style:style style:name="ce689" style:family="table-cell" style:parent-style-name="Default">
      <style:map style:condition="cell-content-is-between(0,14)" style:apply-style-name="notair" style:base-cell-address="level1.GS30"/>
    </style:style>
    <style:style style:name="ce690" style:family="table-cell" style:parent-style-name="Default">
      <style:map style:condition="cell-content-is-between(0,14)" style:apply-style-name="notair" style:base-cell-address="level1.GS31"/>
    </style:style>
    <style:style style:name="ce691" style:family="table-cell" style:parent-style-name="Default">
      <style:map style:condition="cell-content-is-between(0,14)" style:apply-style-name="notair" style:base-cell-address="level1.GS32"/>
    </style:style>
    <style:style style:name="ce692" style:family="table-cell" style:parent-style-name="Default">
      <style:map style:condition="cell-content-is-between(0,14)" style:apply-style-name="notair" style:base-cell-address="level1.GS33"/>
    </style:style>
    <style:style style:name="ce693" style:family="table-cell" style:parent-style-name="Default">
      <style:map style:condition="cell-content-is-between(0,14)" style:apply-style-name="notair" style:base-cell-address="level1.GS34"/>
    </style:style>
    <style:style style:name="ce694" style:family="table-cell" style:parent-style-name="Default">
      <style:map style:condition="cell-content-is-between(0,14)" style:apply-style-name="notair" style:base-cell-address="level1.GT1"/>
    </style:style>
    <style:style style:name="ce695" style:family="table-cell" style:parent-style-name="Default">
      <style:map style:condition="cell-content-is-between(0,14)" style:apply-style-name="notair" style:base-cell-address="level1.GT15"/>
    </style:style>
    <style:style style:name="ce696" style:family="table-cell" style:parent-style-name="Default">
      <style:map style:condition="cell-content-is-between(0,14)" style:apply-style-name="notair" style:base-cell-address="level1.GT16"/>
    </style:style>
    <style:style style:name="ce697" style:family="table-cell" style:parent-style-name="Default">
      <style:map style:condition="cell-content-is-between(0,14)" style:apply-style-name="notair" style:base-cell-address="level1.GT17"/>
    </style:style>
    <style:style style:name="ce698" style:family="table-cell" style:parent-style-name="Default">
      <style:map style:condition="cell-content-is-between(0,14)" style:apply-style-name="notair" style:base-cell-address="level1.GT18"/>
    </style:style>
    <style:style style:name="ce699" style:family="table-cell" style:parent-style-name="Default">
      <style:map style:condition="cell-content-is-between(0,14)" style:apply-style-name="notair" style:base-cell-address="level1.GT19"/>
    </style:style>
    <style:style style:name="ce700" style:family="table-cell" style:parent-style-name="Default">
      <style:map style:condition="cell-content-is-between(0,14)" style:apply-style-name="notair" style:base-cell-address="level1.GT20"/>
    </style:style>
    <style:style style:name="ce701" style:family="table-cell" style:parent-style-name="Default">
      <style:map style:condition="cell-content-is-between(0,14)" style:apply-style-name="notair" style:base-cell-address="level1.GT21"/>
    </style:style>
    <style:style style:name="ce702" style:family="table-cell" style:parent-style-name="Default">
      <style:map style:condition="cell-content-is-between(0,14)" style:apply-style-name="notair" style:base-cell-address="level1.GT22"/>
    </style:style>
    <style:style style:name="ce703" style:family="table-cell" style:parent-style-name="Default">
      <style:map style:condition="cell-content-is-between(0,14)" style:apply-style-name="notair" style:base-cell-address="level1.GT23"/>
    </style:style>
    <style:style style:name="ce704" style:family="table-cell" style:parent-style-name="Default">
      <style:map style:condition="cell-content-is-between(0,14)" style:apply-style-name="notair" style:base-cell-address="level1.GT24"/>
    </style:style>
    <style:style style:name="ce705" style:family="table-cell" style:parent-style-name="Default">
      <style:map style:condition="cell-content-is-between(0,14)" style:apply-style-name="notair" style:base-cell-address="level1.GT25"/>
    </style:style>
    <style:style style:name="ce706" style:family="table-cell" style:parent-style-name="Default">
      <style:map style:condition="cell-content-is-between(0,14)" style:apply-style-name="notair" style:base-cell-address="level1.GT26"/>
    </style:style>
    <style:style style:name="ce707" style:family="table-cell" style:parent-style-name="Default">
      <style:map style:condition="cell-content-is-between(0,14)" style:apply-style-name="notair" style:base-cell-address="level1.GT27"/>
    </style:style>
    <style:style style:name="ce708" style:family="table-cell" style:parent-style-name="Default">
      <style:map style:condition="cell-content-is-between(0,14)" style:apply-style-name="notair" style:base-cell-address="level1.GT28"/>
    </style:style>
    <style:style style:name="ce709" style:family="table-cell" style:parent-style-name="Default">
      <style:map style:condition="cell-content-is-between(0,14)" style:apply-style-name="notair" style:base-cell-address="level1.GT29"/>
    </style:style>
    <style:style style:name="ce710" style:family="table-cell" style:parent-style-name="Default">
      <style:map style:condition="cell-content-is-between(0,14)" style:apply-style-name="notair" style:base-cell-address="level1.GT30"/>
    </style:style>
    <style:style style:name="ce711" style:family="table-cell" style:parent-style-name="Default">
      <style:map style:condition="cell-content-is-between(0,14)" style:apply-style-name="notair" style:base-cell-address="level1.GT31"/>
    </style:style>
    <style:style style:name="ce712" style:family="table-cell" style:parent-style-name="Default">
      <style:map style:condition="cell-content-is-between(0,14)" style:apply-style-name="notair" style:base-cell-address="level1.GT32"/>
    </style:style>
    <style:style style:name="ce713" style:family="table-cell" style:parent-style-name="Default">
      <style:map style:condition="cell-content-is-between(0,14)" style:apply-style-name="notair" style:base-cell-address="level1.GT33"/>
    </style:style>
    <style:style style:name="ce714" style:family="table-cell" style:parent-style-name="Default">
      <style:map style:condition="cell-content-is-between(0,14)" style:apply-style-name="notair" style:base-cell-address="level1.GT34"/>
    </style:style>
    <style:style style:name="ce715" style:family="table-cell" style:parent-style-name="Default">
      <style:map style:condition="cell-content-is-between(0,14)" style:apply-style-name="notair" style:base-cell-address="level1.GU1"/>
    </style:style>
    <style:style style:name="ce716" style:family="table-cell" style:parent-style-name="Default">
      <style:map style:condition="cell-content-is-between(0,14)" style:apply-style-name="notair" style:base-cell-address="level1.GU15"/>
    </style:style>
    <style:style style:name="ce717" style:family="table-cell" style:parent-style-name="Default">
      <style:map style:condition="cell-content-is-between(0,14)" style:apply-style-name="notair" style:base-cell-address="level1.GU16"/>
    </style:style>
    <style:style style:name="ce718" style:family="table-cell" style:parent-style-name="Default">
      <style:map style:condition="cell-content-is-between(0,14)" style:apply-style-name="notair" style:base-cell-address="level1.GU17"/>
    </style:style>
    <style:style style:name="ce719" style:family="table-cell" style:parent-style-name="Default">
      <style:map style:condition="cell-content-is-between(0,14)" style:apply-style-name="notair" style:base-cell-address="level1.GU18"/>
    </style:style>
    <style:style style:name="ce720" style:family="table-cell" style:parent-style-name="Default">
      <style:map style:condition="cell-content-is-between(0,14)" style:apply-style-name="notair" style:base-cell-address="level1.GU19"/>
    </style:style>
    <style:style style:name="ce721" style:family="table-cell" style:parent-style-name="Default">
      <style:map style:condition="cell-content-is-between(0,14)" style:apply-style-name="notair" style:base-cell-address="level1.GU20"/>
    </style:style>
    <style:style style:name="ce722" style:family="table-cell" style:parent-style-name="Default">
      <style:map style:condition="cell-content-is-between(0,14)" style:apply-style-name="notair" style:base-cell-address="level1.GU21"/>
    </style:style>
    <style:style style:name="ce723" style:family="table-cell" style:parent-style-name="Default">
      <style:map style:condition="cell-content-is-between(0,14)" style:apply-style-name="notair" style:base-cell-address="level1.GU22"/>
    </style:style>
    <style:style style:name="ce724" style:family="table-cell" style:parent-style-name="Default">
      <style:map style:condition="cell-content-is-between(0,14)" style:apply-style-name="notair" style:base-cell-address="level1.GU23"/>
    </style:style>
    <style:style style:name="ce725" style:family="table-cell" style:parent-style-name="Default">
      <style:map style:condition="cell-content-is-between(0,14)" style:apply-style-name="notair" style:base-cell-address="level1.GU24"/>
    </style:style>
    <style:style style:name="ce726" style:family="table-cell" style:parent-style-name="Default">
      <style:map style:condition="cell-content-is-between(0,14)" style:apply-style-name="notair" style:base-cell-address="level1.GU25"/>
    </style:style>
    <style:style style:name="ce727" style:family="table-cell" style:parent-style-name="Default">
      <style:map style:condition="cell-content-is-between(0,14)" style:apply-style-name="notair" style:base-cell-address="level1.GU26"/>
    </style:style>
    <style:style style:name="ce728" style:family="table-cell" style:parent-style-name="Default">
      <style:map style:condition="cell-content-is-between(0,14)" style:apply-style-name="notair" style:base-cell-address="level1.GU27"/>
    </style:style>
    <style:style style:name="ce729" style:family="table-cell" style:parent-style-name="Default">
      <style:map style:condition="cell-content-is-between(0,14)" style:apply-style-name="notair" style:base-cell-address="level1.GU28"/>
    </style:style>
    <style:style style:name="ce730" style:family="table-cell" style:parent-style-name="Default">
      <style:map style:condition="cell-content-is-between(0,14)" style:apply-style-name="notair" style:base-cell-address="level1.GU29"/>
    </style:style>
    <style:style style:name="ce731" style:family="table-cell" style:parent-style-name="Default">
      <style:map style:condition="cell-content-is-between(0,14)" style:apply-style-name="notair" style:base-cell-address="level1.GU30"/>
    </style:style>
    <style:style style:name="ce732" style:family="table-cell" style:parent-style-name="Default">
      <style:map style:condition="cell-content-is-between(0,14)" style:apply-style-name="notair" style:base-cell-address="level1.GU31"/>
    </style:style>
    <style:style style:name="ce733" style:family="table-cell" style:parent-style-name="Default">
      <style:map style:condition="cell-content-is-between(0,14)" style:apply-style-name="notair" style:base-cell-address="level1.GU32"/>
    </style:style>
    <style:style style:name="ce734" style:family="table-cell" style:parent-style-name="Default">
      <style:map style:condition="cell-content-is-between(0,14)" style:apply-style-name="notair" style:base-cell-address="level1.GU33"/>
    </style:style>
    <style:style style:name="ce735" style:family="table-cell" style:parent-style-name="Default">
      <style:map style:condition="cell-content-is-between(0,14)" style:apply-style-name="notair" style:base-cell-address="level1.GU34"/>
    </style:style>
    <style:style style:name="ce736" style:family="table-cell" style:parent-style-name="Default">
      <style:map style:condition="cell-content-is-between(0,14)" style:apply-style-name="notair" style:base-cell-address="level1.GV1"/>
    </style:style>
    <style:style style:name="ce737" style:family="table-cell" style:parent-style-name="Default">
      <style:map style:condition="cell-content-is-between(0,14)" style:apply-style-name="notair" style:base-cell-address="level1.GV15"/>
    </style:style>
    <style:style style:name="ce738" style:family="table-cell" style:parent-style-name="Default">
      <style:map style:condition="cell-content-is-between(0,14)" style:apply-style-name="notair" style:base-cell-address="level1.GV16"/>
    </style:style>
    <style:style style:name="ce739" style:family="table-cell" style:parent-style-name="Default">
      <style:map style:condition="cell-content-is-between(0,14)" style:apply-style-name="notair" style:base-cell-address="level1.GV17"/>
    </style:style>
    <style:style style:name="ce740" style:family="table-cell" style:parent-style-name="Default">
      <style:map style:condition="cell-content-is-between(0,14)" style:apply-style-name="notair" style:base-cell-address="level1.GV18"/>
    </style:style>
    <style:style style:name="ce741" style:family="table-cell" style:parent-style-name="Default">
      <style:map style:condition="cell-content-is-between(0,14)" style:apply-style-name="notair" style:base-cell-address="level1.GV19"/>
    </style:style>
    <style:style style:name="ce742" style:family="table-cell" style:parent-style-name="Default">
      <style:map style:condition="cell-content-is-between(0,14)" style:apply-style-name="notair" style:base-cell-address="level1.GV20"/>
    </style:style>
    <style:style style:name="ce743" style:family="table-cell" style:parent-style-name="Default">
      <style:map style:condition="cell-content-is-between(0,14)" style:apply-style-name="notair" style:base-cell-address="level1.GV21"/>
    </style:style>
    <style:style style:name="ce744" style:family="table-cell" style:parent-style-name="Default">
      <style:map style:condition="cell-content-is-between(0,14)" style:apply-style-name="notair" style:base-cell-address="level1.GV22"/>
    </style:style>
    <style:style style:name="ce745" style:family="table-cell" style:parent-style-name="Default">
      <style:map style:condition="cell-content-is-between(0,14)" style:apply-style-name="notair" style:base-cell-address="level1.GV23"/>
    </style:style>
    <style:style style:name="ce746" style:family="table-cell" style:parent-style-name="Default">
      <style:map style:condition="cell-content-is-between(0,14)" style:apply-style-name="notair" style:base-cell-address="level1.GV24"/>
    </style:style>
    <style:style style:name="ce747" style:family="table-cell" style:parent-style-name="Default">
      <style:map style:condition="cell-content-is-between(0,14)" style:apply-style-name="notair" style:base-cell-address="level1.GV25"/>
    </style:style>
    <style:style style:name="ce748" style:family="table-cell" style:parent-style-name="Default">
      <style:map style:condition="cell-content-is-between(0,14)" style:apply-style-name="notair" style:base-cell-address="level1.GV26"/>
    </style:style>
    <style:style style:name="ce749" style:family="table-cell" style:parent-style-name="Default">
      <style:map style:condition="cell-content-is-between(0,14)" style:apply-style-name="notair" style:base-cell-address="level1.GV27"/>
    </style:style>
    <style:style style:name="ce750" style:family="table-cell" style:parent-style-name="Default">
      <style:map style:condition="cell-content-is-between(0,14)" style:apply-style-name="notair" style:base-cell-address="level1.GV28"/>
    </style:style>
    <style:style style:name="ce751" style:family="table-cell" style:parent-style-name="Default">
      <style:map style:condition="cell-content-is-between(0,14)" style:apply-style-name="notair" style:base-cell-address="level1.GV29"/>
    </style:style>
    <style:style style:name="ce752" style:family="table-cell" style:parent-style-name="Default">
      <style:map style:condition="cell-content-is-between(0,14)" style:apply-style-name="notair" style:base-cell-address="level1.GV30"/>
    </style:style>
    <style:style style:name="ce753" style:family="table-cell" style:parent-style-name="Default">
      <style:map style:condition="cell-content-is-between(0,14)" style:apply-style-name="notair" style:base-cell-address="level1.GV31"/>
    </style:style>
    <style:style style:name="ce754" style:family="table-cell" style:parent-style-name="Default">
      <style:map style:condition="cell-content-is-between(0,14)" style:apply-style-name="notair" style:base-cell-address="level1.GV32"/>
    </style:style>
    <style:style style:name="ce755" style:family="table-cell" style:parent-style-name="Default">
      <style:map style:condition="cell-content-is-between(0,14)" style:apply-style-name="notair" style:base-cell-address="level1.GV33"/>
    </style:style>
    <style:style style:name="ce756" style:family="table-cell" style:parent-style-name="Default">
      <style:map style:condition="cell-content-is-between(0,14)" style:apply-style-name="notair" style:base-cell-address="level1.GV34"/>
    </style:style>
    <style:style style:name="ce757" style:family="table-cell" style:parent-style-name="Default">
      <style:map style:condition="cell-content-is-between(0,14)" style:apply-style-name="notair" style:base-cell-address="level1.GW1"/>
    </style:style>
    <style:style style:name="ce758" style:family="table-cell" style:parent-style-name="Default">
      <style:map style:condition="cell-content-is-between(0,14)" style:apply-style-name="notair" style:base-cell-address="level1.GW15"/>
    </style:style>
    <style:style style:name="ce759" style:family="table-cell" style:parent-style-name="Default">
      <style:map style:condition="cell-content-is-between(0,14)" style:apply-style-name="notair" style:base-cell-address="level1.GW16"/>
    </style:style>
    <style:style style:name="ce760" style:family="table-cell" style:parent-style-name="Default">
      <style:map style:condition="cell-content-is-between(0,14)" style:apply-style-name="notair" style:base-cell-address="level1.GW17"/>
    </style:style>
    <style:style style:name="ce761" style:family="table-cell" style:parent-style-name="Default">
      <style:map style:condition="cell-content-is-between(0,14)" style:apply-style-name="notair" style:base-cell-address="level1.GW18"/>
    </style:style>
    <style:style style:name="ce762" style:family="table-cell" style:parent-style-name="Default">
      <style:map style:condition="cell-content-is-between(0,14)" style:apply-style-name="notair" style:base-cell-address="level1.GW19"/>
    </style:style>
    <style:style style:name="ce763" style:family="table-cell" style:parent-style-name="Default">
      <style:map style:condition="cell-content-is-between(0,14)" style:apply-style-name="notair" style:base-cell-address="level1.GW20"/>
    </style:style>
    <style:style style:name="ce764" style:family="table-cell" style:parent-style-name="Default">
      <style:map style:condition="cell-content-is-between(0,14)" style:apply-style-name="notair" style:base-cell-address="level1.GW21"/>
    </style:style>
    <style:style style:name="ce765" style:family="table-cell" style:parent-style-name="Default">
      <style:map style:condition="cell-content-is-between(0,14)" style:apply-style-name="notair" style:base-cell-address="level1.GW22"/>
    </style:style>
    <style:style style:name="ce766" style:family="table-cell" style:parent-style-name="Default">
      <style:map style:condition="cell-content-is-between(0,14)" style:apply-style-name="notair" style:base-cell-address="level1.GW23"/>
    </style:style>
    <style:style style:name="ce767" style:family="table-cell" style:parent-style-name="Default">
      <style:map style:condition="cell-content-is-between(0,14)" style:apply-style-name="notair" style:base-cell-address="level1.GW24"/>
    </style:style>
    <style:style style:name="ce768" style:family="table-cell" style:parent-style-name="Default">
      <style:map style:condition="cell-content-is-between(0,14)" style:apply-style-name="notair" style:base-cell-address="level1.GW25"/>
    </style:style>
    <style:style style:name="ce769" style:family="table-cell" style:parent-style-name="Default">
      <style:map style:condition="cell-content-is-between(0,14)" style:apply-style-name="notair" style:base-cell-address="level1.GW26"/>
    </style:style>
    <style:style style:name="ce770" style:family="table-cell" style:parent-style-name="Default">
      <style:map style:condition="cell-content-is-between(0,14)" style:apply-style-name="notair" style:base-cell-address="level1.GW27"/>
    </style:style>
    <style:style style:name="ce771" style:family="table-cell" style:parent-style-name="Default">
      <style:map style:condition="cell-content-is-between(0,14)" style:apply-style-name="notair" style:base-cell-address="level1.GW28"/>
    </style:style>
    <style:style style:name="ce772" style:family="table-cell" style:parent-style-name="Default">
      <style:map style:condition="cell-content-is-between(0,14)" style:apply-style-name="notair" style:base-cell-address="level1.GW29"/>
    </style:style>
    <style:style style:name="ce773" style:family="table-cell" style:parent-style-name="Default">
      <style:map style:condition="cell-content-is-between(0,14)" style:apply-style-name="notair" style:base-cell-address="level1.GW30"/>
    </style:style>
    <style:style style:name="ce774" style:family="table-cell" style:parent-style-name="Default">
      <style:map style:condition="cell-content-is-between(0,14)" style:apply-style-name="notair" style:base-cell-address="level1.GW31"/>
    </style:style>
    <style:style style:name="ce775" style:family="table-cell" style:parent-style-name="Default">
      <style:map style:condition="cell-content-is-between(0,14)" style:apply-style-name="notair" style:base-cell-address="level1.GW32"/>
    </style:style>
    <style:style style:name="ce776" style:family="table-cell" style:parent-style-name="Default">
      <style:map style:condition="cell-content-is-between(0,14)" style:apply-style-name="notair" style:base-cell-address="level1.GW33"/>
    </style:style>
    <style:style style:name="ce777" style:family="table-cell" style:parent-style-name="Default">
      <style:map style:condition="cell-content-is-between(0,14)" style:apply-style-name="notair" style:base-cell-address="level1.GW34"/>
    </style:style>
    <style:style style:name="ce778" style:family="table-cell" style:parent-style-name="Default">
      <style:map style:condition="cell-content-is-between(0,14)" style:apply-style-name="notair" style:base-cell-address="level1.GX1"/>
    </style:style>
    <style:style style:name="ce779" style:family="table-cell" style:parent-style-name="Default">
      <style:map style:condition="cell-content-is-between(0,14)" style:apply-style-name="notair" style:base-cell-address="level1.GX15"/>
    </style:style>
    <style:style style:name="ce780" style:family="table-cell" style:parent-style-name="Default">
      <style:map style:condition="cell-content-is-between(0,14)" style:apply-style-name="notair" style:base-cell-address="level1.GX16"/>
    </style:style>
    <style:style style:name="ce781" style:family="table-cell" style:parent-style-name="Default">
      <style:map style:condition="cell-content-is-between(0,14)" style:apply-style-name="notair" style:base-cell-address="level1.GX17"/>
    </style:style>
    <style:style style:name="ce782" style:family="table-cell" style:parent-style-name="Default">
      <style:map style:condition="cell-content-is-between(0,14)" style:apply-style-name="notair" style:base-cell-address="level1.GX18"/>
    </style:style>
    <style:style style:name="ce783" style:family="table-cell" style:parent-style-name="Default">
      <style:map style:condition="cell-content-is-between(0,14)" style:apply-style-name="notair" style:base-cell-address="level1.GX19"/>
    </style:style>
    <style:style style:name="ce784" style:family="table-cell" style:parent-style-name="Default">
      <style:map style:condition="cell-content-is-between(0,14)" style:apply-style-name="notair" style:base-cell-address="level1.GX20"/>
    </style:style>
    <style:style style:name="ce785" style:family="table-cell" style:parent-style-name="Default">
      <style:map style:condition="cell-content-is-between(0,14)" style:apply-style-name="notair" style:base-cell-address="level1.GX21"/>
    </style:style>
    <style:style style:name="ce786" style:family="table-cell" style:parent-style-name="Default">
      <style:map style:condition="cell-content-is-between(0,14)" style:apply-style-name="notair" style:base-cell-address="level1.GX22"/>
    </style:style>
    <style:style style:name="ce787" style:family="table-cell" style:parent-style-name="Default">
      <style:map style:condition="cell-content-is-between(0,14)" style:apply-style-name="notair" style:base-cell-address="level1.GX23"/>
    </style:style>
    <style:style style:name="ce788" style:family="table-cell" style:parent-style-name="Default">
      <style:map style:condition="cell-content-is-between(0,14)" style:apply-style-name="notair" style:base-cell-address="level1.GX24"/>
    </style:style>
    <style:style style:name="ce789" style:family="table-cell" style:parent-style-name="Default">
      <style:map style:condition="cell-content-is-between(0,14)" style:apply-style-name="notair" style:base-cell-address="level1.GX25"/>
    </style:style>
    <style:style style:name="ce790" style:family="table-cell" style:parent-style-name="Default">
      <style:map style:condition="cell-content-is-between(0,14)" style:apply-style-name="notair" style:base-cell-address="level1.GX26"/>
    </style:style>
    <style:style style:name="ce791" style:family="table-cell" style:parent-style-name="Default">
      <style:map style:condition="cell-content-is-between(0,14)" style:apply-style-name="notair" style:base-cell-address="level1.GX27"/>
    </style:style>
    <style:style style:name="ce792" style:family="table-cell" style:parent-style-name="Default">
      <style:map style:condition="cell-content-is-between(0,14)" style:apply-style-name="notair" style:base-cell-address="level1.GX28"/>
    </style:style>
    <style:style style:name="ce793" style:family="table-cell" style:parent-style-name="Default">
      <style:map style:condition="cell-content-is-between(0,14)" style:apply-style-name="notair" style:base-cell-address="level1.GX29"/>
    </style:style>
    <style:style style:name="ce794" style:family="table-cell" style:parent-style-name="Default">
      <style:map style:condition="cell-content-is-between(0,14)" style:apply-style-name="notair" style:base-cell-address="level1.GX30"/>
    </style:style>
    <style:style style:name="ce795" style:family="table-cell" style:parent-style-name="Default">
      <style:map style:condition="cell-content-is-between(0,14)" style:apply-style-name="notair" style:base-cell-address="level1.GX31"/>
    </style:style>
    <style:style style:name="ce796" style:family="table-cell" style:parent-style-name="Default">
      <style:map style:condition="cell-content-is-between(0,14)" style:apply-style-name="notair" style:base-cell-address="level1.GX32"/>
    </style:style>
    <style:style style:name="ce797" style:family="table-cell" style:parent-style-name="Default">
      <style:map style:condition="cell-content-is-between(0,14)" style:apply-style-name="notair" style:base-cell-address="level1.GX33"/>
    </style:style>
    <style:style style:name="ce798" style:family="table-cell" style:parent-style-name="Default">
      <style:map style:condition="cell-content-is-between(0,14)" style:apply-style-name="notair" style:base-cell-address="level1.GX34"/>
    </style:style>
    <style:style style:name="ce799" style:family="table-cell" style:parent-style-name="Default">
      <style:map style:condition="cell-content-is-between(0,14)" style:apply-style-name="notair" style:base-cell-address="level1.GY1"/>
    </style:style>
    <style:style style:name="ce800" style:family="table-cell" style:parent-style-name="Default">
      <style:map style:condition="cell-content-is-between(0,14)" style:apply-style-name="notair" style:base-cell-address="level1.GY15"/>
    </style:style>
    <style:style style:name="ce801" style:family="table-cell" style:parent-style-name="Default">
      <style:map style:condition="cell-content-is-between(0,14)" style:apply-style-name="notair" style:base-cell-address="level1.GY16"/>
    </style:style>
    <style:style style:name="ce802" style:family="table-cell" style:parent-style-name="Default">
      <style:map style:condition="cell-content-is-between(0,14)" style:apply-style-name="notair" style:base-cell-address="level1.GY17"/>
    </style:style>
    <style:style style:name="ce803" style:family="table-cell" style:parent-style-name="Default">
      <style:map style:condition="cell-content-is-between(0,14)" style:apply-style-name="notair" style:base-cell-address="level1.GY18"/>
    </style:style>
    <style:style style:name="ce804" style:family="table-cell" style:parent-style-name="Default">
      <style:map style:condition="cell-content-is-between(0,14)" style:apply-style-name="notair" style:base-cell-address="level1.GY19"/>
    </style:style>
    <style:style style:name="ce805" style:family="table-cell" style:parent-style-name="Default">
      <style:map style:condition="cell-content-is-between(0,14)" style:apply-style-name="notair" style:base-cell-address="level1.GY20"/>
    </style:style>
    <style:style style:name="ce806" style:family="table-cell" style:parent-style-name="Default">
      <style:map style:condition="cell-content-is-between(0,14)" style:apply-style-name="notair" style:base-cell-address="level1.GY21"/>
    </style:style>
    <style:style style:name="ce807" style:family="table-cell" style:parent-style-name="Default">
      <style:map style:condition="cell-content-is-between(0,14)" style:apply-style-name="notair" style:base-cell-address="level1.GY22"/>
    </style:style>
    <style:style style:name="ce808" style:family="table-cell" style:parent-style-name="Default">
      <style:map style:condition="cell-content-is-between(0,14)" style:apply-style-name="notair" style:base-cell-address="level1.GY23"/>
    </style:style>
    <style:style style:name="ce809" style:family="table-cell" style:parent-style-name="Default">
      <style:map style:condition="cell-content-is-between(0,14)" style:apply-style-name="notair" style:base-cell-address="level1.GY24"/>
    </style:style>
    <style:style style:name="ce810" style:family="table-cell" style:parent-style-name="Default">
      <style:map style:condition="cell-content-is-between(0,14)" style:apply-style-name="notair" style:base-cell-address="level1.GY25"/>
    </style:style>
    <style:style style:name="ce811" style:family="table-cell" style:parent-style-name="Default">
      <style:map style:condition="cell-content-is-between(0,14)" style:apply-style-name="notair" style:base-cell-address="level1.GY26"/>
    </style:style>
    <style:style style:name="ce812" style:family="table-cell" style:parent-style-name="Default">
      <style:map style:condition="cell-content-is-between(0,14)" style:apply-style-name="notair" style:base-cell-address="level1.GY27"/>
    </style:style>
    <style:style style:name="ce813" style:family="table-cell" style:parent-style-name="Default">
      <style:map style:condition="cell-content-is-between(0,14)" style:apply-style-name="notair" style:base-cell-address="level1.GY28"/>
    </style:style>
    <style:style style:name="ce814" style:family="table-cell" style:parent-style-name="Default">
      <style:map style:condition="cell-content-is-between(0,14)" style:apply-style-name="notair" style:base-cell-address="level1.GY29"/>
    </style:style>
    <style:style style:name="ce815" style:family="table-cell" style:parent-style-name="Default">
      <style:map style:condition="cell-content-is-between(0,14)" style:apply-style-name="notair" style:base-cell-address="level1.GY30"/>
    </style:style>
    <style:style style:name="ce816" style:family="table-cell" style:parent-style-name="Default">
      <style:map style:condition="cell-content-is-between(0,14)" style:apply-style-name="notair" style:base-cell-address="level1.GY31"/>
    </style:style>
    <style:style style:name="ce817" style:family="table-cell" style:parent-style-name="Default">
      <style:map style:condition="cell-content-is-between(0,14)" style:apply-style-name="notair" style:base-cell-address="level1.GY32"/>
    </style:style>
    <style:style style:name="ce818" style:family="table-cell" style:parent-style-name="Default">
      <style:map style:condition="cell-content-is-between(0,14)" style:apply-style-name="notair" style:base-cell-address="level1.GY33"/>
    </style:style>
    <style:style style:name="ce819" style:family="table-cell" style:parent-style-name="Default">
      <style:map style:condition="cell-content-is-between(0,14)" style:apply-style-name="notair" style:base-cell-address="level1.GY34"/>
    </style:style>
    <style:style style:name="ce820" style:family="table-cell" style:parent-style-name="Default">
      <style:map style:condition="cell-content-is-between(0,14)" style:apply-style-name="notair" style:base-cell-address="level1.GZ1"/>
    </style:style>
    <style:style style:name="ce821" style:family="table-cell" style:parent-style-name="Default">
      <style:map style:condition="cell-content-is-between(0,14)" style:apply-style-name="notair" style:base-cell-address="level1.GZ15"/>
    </style:style>
    <style:style style:name="ce822" style:family="table-cell" style:parent-style-name="Default">
      <style:map style:condition="cell-content-is-between(0,14)" style:apply-style-name="notair" style:base-cell-address="level1.GZ16"/>
    </style:style>
    <style:style style:name="ce823" style:family="table-cell" style:parent-style-name="Default">
      <style:map style:condition="cell-content-is-between(0,14)" style:apply-style-name="notair" style:base-cell-address="level1.GZ17"/>
    </style:style>
    <style:style style:name="ce824" style:family="table-cell" style:parent-style-name="Default">
      <style:map style:condition="cell-content-is-between(0,14)" style:apply-style-name="notair" style:base-cell-address="level1.GZ18"/>
    </style:style>
    <style:style style:name="ce825" style:family="table-cell" style:parent-style-name="Default">
      <style:map style:condition="cell-content-is-between(0,14)" style:apply-style-name="notair" style:base-cell-address="level1.GZ19"/>
    </style:style>
    <style:style style:name="ce826" style:family="table-cell" style:parent-style-name="Default">
      <style:map style:condition="cell-content-is-between(0,14)" style:apply-style-name="notair" style:base-cell-address="level1.GZ20"/>
    </style:style>
    <style:style style:name="ce827" style:family="table-cell" style:parent-style-name="Default">
      <style:map style:condition="cell-content-is-between(0,14)" style:apply-style-name="notair" style:base-cell-address="level1.GZ21"/>
    </style:style>
    <style:style style:name="ce828" style:family="table-cell" style:parent-style-name="Default">
      <style:map style:condition="cell-content-is-between(0,14)" style:apply-style-name="notair" style:base-cell-address="level1.GZ22"/>
    </style:style>
    <style:style style:name="ce829" style:family="table-cell" style:parent-style-name="Default">
      <style:map style:condition="cell-content-is-between(0,14)" style:apply-style-name="notair" style:base-cell-address="level1.GZ23"/>
    </style:style>
    <style:style style:name="ce830" style:family="table-cell" style:parent-style-name="Default">
      <style:map style:condition="cell-content-is-between(0,14)" style:apply-style-name="notair" style:base-cell-address="level1.GZ24"/>
    </style:style>
    <style:style style:name="ce831" style:family="table-cell" style:parent-style-name="Default">
      <style:map style:condition="cell-content-is-between(0,14)" style:apply-style-name="notair" style:base-cell-address="level1.GZ25"/>
    </style:style>
    <style:style style:name="ce832" style:family="table-cell" style:parent-style-name="Default">
      <style:map style:condition="cell-content-is-between(0,14)" style:apply-style-name="notair" style:base-cell-address="level1.GZ26"/>
    </style:style>
    <style:style style:name="ce833" style:family="table-cell" style:parent-style-name="Default">
      <style:map style:condition="cell-content-is-between(0,14)" style:apply-style-name="notair" style:base-cell-address="level1.GZ27"/>
    </style:style>
    <style:style style:name="ce834" style:family="table-cell" style:parent-style-name="Default">
      <style:map style:condition="cell-content-is-between(0,14)" style:apply-style-name="notair" style:base-cell-address="level1.GZ28"/>
    </style:style>
    <style:style style:name="ce835" style:family="table-cell" style:parent-style-name="Default">
      <style:map style:condition="cell-content-is-between(0,14)" style:apply-style-name="notair" style:base-cell-address="level1.GZ29"/>
    </style:style>
    <style:style style:name="ce836" style:family="table-cell" style:parent-style-name="Default">
      <style:map style:condition="cell-content-is-between(0,14)" style:apply-style-name="notair" style:base-cell-address="level1.GZ30"/>
    </style:style>
    <style:style style:name="ce837" style:family="table-cell" style:parent-style-name="Default">
      <style:map style:condition="cell-content-is-between(0,14)" style:apply-style-name="notair" style:base-cell-address="level1.GZ31"/>
    </style:style>
    <style:style style:name="ce838" style:family="table-cell" style:parent-style-name="Default">
      <style:map style:condition="cell-content-is-between(0,14)" style:apply-style-name="notair" style:base-cell-address="level1.GZ32"/>
    </style:style>
    <style:style style:name="ce839" style:family="table-cell" style:parent-style-name="Default">
      <style:map style:condition="cell-content-is-between(0,14)" style:apply-style-name="notair" style:base-cell-address="level1.GZ33"/>
    </style:style>
    <style:style style:name="ce840" style:family="table-cell" style:parent-style-name="Default">
      <style:map style:condition="cell-content-is-between(0,14)" style:apply-style-name="notair" style:base-cell-address="level1.GZ34"/>
    </style:style>
    <style:style style:name="ce841" style:family="table-cell" style:parent-style-name="Default">
      <style:map style:condition="cell-content-is-between(0,14)" style:apply-style-name="notair" style:base-cell-address="level1.HA1"/>
    </style:style>
    <style:style style:name="ce842" style:family="table-cell" style:parent-style-name="Default">
      <style:map style:condition="cell-content-is-between(0,14)" style:apply-style-name="notair" style:base-cell-address="level1.HA15"/>
    </style:style>
    <style:style style:name="ce843" style:family="table-cell" style:parent-style-name="Default">
      <style:map style:condition="cell-content-is-between(0,14)" style:apply-style-name="notair" style:base-cell-address="level1.HA16"/>
    </style:style>
    <style:style style:name="ce844" style:family="table-cell" style:parent-style-name="Default">
      <style:map style:condition="cell-content-is-between(0,14)" style:apply-style-name="notair" style:base-cell-address="level1.HA17"/>
    </style:style>
    <style:style style:name="ce845" style:family="table-cell" style:parent-style-name="Default">
      <style:map style:condition="cell-content-is-between(0,14)" style:apply-style-name="notair" style:base-cell-address="level1.HA18"/>
    </style:style>
    <style:style style:name="ce846" style:family="table-cell" style:parent-style-name="Default">
      <style:map style:condition="cell-content-is-between(0,14)" style:apply-style-name="notair" style:base-cell-address="level1.HA19"/>
    </style:style>
    <style:style style:name="ce847" style:family="table-cell" style:parent-style-name="Default">
      <style:map style:condition="cell-content-is-between(0,14)" style:apply-style-name="notair" style:base-cell-address="level1.HA20"/>
    </style:style>
    <style:style style:name="ce848" style:family="table-cell" style:parent-style-name="Default">
      <style:map style:condition="cell-content-is-between(0,14)" style:apply-style-name="notair" style:base-cell-address="level1.HA21"/>
    </style:style>
    <style:style style:name="ce849" style:family="table-cell" style:parent-style-name="Default">
      <style:map style:condition="cell-content-is-between(0,14)" style:apply-style-name="notair" style:base-cell-address="level1.HA22"/>
    </style:style>
    <style:style style:name="ce850" style:family="table-cell" style:parent-style-name="Default">
      <style:map style:condition="cell-content-is-between(0,14)" style:apply-style-name="notair" style:base-cell-address="level1.HA23"/>
    </style:style>
    <style:style style:name="ce851" style:family="table-cell" style:parent-style-name="Default">
      <style:map style:condition="cell-content-is-between(0,14)" style:apply-style-name="notair" style:base-cell-address="level1.HA24"/>
    </style:style>
    <style:style style:name="ce852" style:family="table-cell" style:parent-style-name="Default">
      <style:map style:condition="cell-content-is-between(0,14)" style:apply-style-name="notair" style:base-cell-address="level1.HA25"/>
    </style:style>
    <style:style style:name="ce853" style:family="table-cell" style:parent-style-name="Default">
      <style:map style:condition="cell-content-is-between(0,14)" style:apply-style-name="notair" style:base-cell-address="level1.HA26"/>
    </style:style>
    <style:style style:name="ce854" style:family="table-cell" style:parent-style-name="Default">
      <style:map style:condition="cell-content-is-between(0,14)" style:apply-style-name="notair" style:base-cell-address="level1.HA27"/>
    </style:style>
    <style:style style:name="ce855" style:family="table-cell" style:parent-style-name="Default">
      <style:map style:condition="cell-content-is-between(0,14)" style:apply-style-name="notair" style:base-cell-address="level1.HA28"/>
    </style:style>
    <style:style style:name="ce856" style:family="table-cell" style:parent-style-name="Default">
      <style:map style:condition="cell-content-is-between(0,14)" style:apply-style-name="notair" style:base-cell-address="level1.HA29"/>
    </style:style>
    <style:style style:name="ce857" style:family="table-cell" style:parent-style-name="Default">
      <style:map style:condition="cell-content-is-between(0,14)" style:apply-style-name="notair" style:base-cell-address="level1.HA30"/>
    </style:style>
    <style:style style:name="ce858" style:family="table-cell" style:parent-style-name="Default">
      <style:map style:condition="cell-content-is-between(0,14)" style:apply-style-name="notair" style:base-cell-address="level1.HA31"/>
    </style:style>
    <style:style style:name="ce859" style:family="table-cell" style:parent-style-name="Default">
      <style:map style:condition="cell-content-is-between(0,14)" style:apply-style-name="notair" style:base-cell-address="level1.HA32"/>
    </style:style>
    <style:style style:name="ce860" style:family="table-cell" style:parent-style-name="Default">
      <style:map style:condition="cell-content-is-between(0,14)" style:apply-style-name="notair" style:base-cell-address="level1.HA33"/>
    </style:style>
    <style:style style:name="ce861" style:family="table-cell" style:parent-style-name="Default">
      <style:map style:condition="cell-content-is-between(0,14)" style:apply-style-name="notair" style:base-cell-address="level1.HA34"/>
    </style:style>
    <style:style style:name="ce862" style:family="table-cell" style:parent-style-name="Default">
      <style:map style:condition="cell-content-is-between(0,14)" style:apply-style-name="notair" style:base-cell-address="level1.HB1"/>
    </style:style>
    <style:style style:name="ce863" style:family="table-cell" style:parent-style-name="Default">
      <style:map style:condition="cell-content-is-between(0,14)" style:apply-style-name="notair" style:base-cell-address="level1.HB15"/>
    </style:style>
    <style:style style:name="ce864" style:family="table-cell" style:parent-style-name="Default">
      <style:map style:condition="cell-content-is-between(0,14)" style:apply-style-name="notair" style:base-cell-address="level1.HB16"/>
    </style:style>
    <style:style style:name="ce865" style:family="table-cell" style:parent-style-name="Default">
      <style:map style:condition="cell-content-is-between(0,14)" style:apply-style-name="notair" style:base-cell-address="level1.HB17"/>
    </style:style>
    <style:style style:name="ce866" style:family="table-cell" style:parent-style-name="Default">
      <style:map style:condition="cell-content-is-between(0,14)" style:apply-style-name="notair" style:base-cell-address="level1.HB18"/>
    </style:style>
    <style:style style:name="ce867" style:family="table-cell" style:parent-style-name="Default">
      <style:map style:condition="cell-content-is-between(0,14)" style:apply-style-name="notair" style:base-cell-address="level1.HB19"/>
    </style:style>
    <style:style style:name="ce868" style:family="table-cell" style:parent-style-name="Default">
      <style:map style:condition="cell-content-is-between(0,14)" style:apply-style-name="notair" style:base-cell-address="level1.HB20"/>
    </style:style>
    <style:style style:name="ce869" style:family="table-cell" style:parent-style-name="Default">
      <style:map style:condition="cell-content-is-between(0,14)" style:apply-style-name="notair" style:base-cell-address="level1.HB21"/>
    </style:style>
    <style:style style:name="ce870" style:family="table-cell" style:parent-style-name="Default">
      <style:map style:condition="cell-content-is-between(0,14)" style:apply-style-name="notair" style:base-cell-address="level1.HB22"/>
    </style:style>
    <style:style style:name="ce871" style:family="table-cell" style:parent-style-name="Default">
      <style:map style:condition="cell-content-is-between(0,14)" style:apply-style-name="notair" style:base-cell-address="level1.HB23"/>
    </style:style>
    <style:style style:name="ce872" style:family="table-cell" style:parent-style-name="Default">
      <style:map style:condition="cell-content-is-between(0,14)" style:apply-style-name="notair" style:base-cell-address="level1.HB24"/>
    </style:style>
    <style:style style:name="ce873" style:family="table-cell" style:parent-style-name="Default">
      <style:map style:condition="cell-content-is-between(0,14)" style:apply-style-name="notair" style:base-cell-address="level1.HB25"/>
    </style:style>
    <style:style style:name="ce874" style:family="table-cell" style:parent-style-name="Default">
      <style:map style:condition="cell-content-is-between(0,14)" style:apply-style-name="notair" style:base-cell-address="level1.HB26"/>
    </style:style>
    <style:style style:name="ce875" style:family="table-cell" style:parent-style-name="Default">
      <style:map style:condition="cell-content-is-between(0,14)" style:apply-style-name="notair" style:base-cell-address="level1.HB27"/>
    </style:style>
    <style:style style:name="ce876" style:family="table-cell" style:parent-style-name="Default">
      <style:map style:condition="cell-content-is-between(0,14)" style:apply-style-name="notair" style:base-cell-address="level1.HB28"/>
    </style:style>
    <style:style style:name="ce877" style:family="table-cell" style:parent-style-name="Default">
      <style:map style:condition="cell-content-is-between(0,14)" style:apply-style-name="notair" style:base-cell-address="level1.HB29"/>
    </style:style>
    <style:style style:name="ce878" style:family="table-cell" style:parent-style-name="Default">
      <style:map style:condition="cell-content-is-between(0,14)" style:apply-style-name="notair" style:base-cell-address="level1.HB30"/>
    </style:style>
    <style:style style:name="ce879" style:family="table-cell" style:parent-style-name="Default">
      <style:map style:condition="cell-content-is-between(0,14)" style:apply-style-name="notair" style:base-cell-address="level1.HB31"/>
    </style:style>
    <style:style style:name="ce880" style:family="table-cell" style:parent-style-name="Default">
      <style:map style:condition="cell-content-is-between(0,14)" style:apply-style-name="notair" style:base-cell-address="level1.HB32"/>
    </style:style>
    <style:style style:name="ce881" style:family="table-cell" style:parent-style-name="Default">
      <style:map style:condition="cell-content-is-between(0,14)" style:apply-style-name="notair" style:base-cell-address="level1.HB33"/>
    </style:style>
    <style:style style:name="ce882" style:family="table-cell" style:parent-style-name="Default">
      <style:map style:condition="cell-content-is-between(0,14)" style:apply-style-name="notair" style:base-cell-address="level1.HB34"/>
    </style:style>
    <style:style style:name="ce883" style:family="table-cell" style:parent-style-name="Default">
      <style:map style:condition="cell-content-is-between(0,14)" style:apply-style-name="notair" style:base-cell-address="level1.HC1"/>
    </style:style>
    <style:style style:name="ce884" style:family="table-cell" style:parent-style-name="Default">
      <style:map style:condition="cell-content-is-between(0,14)" style:apply-style-name="notair" style:base-cell-address="level1.HC15"/>
    </style:style>
    <style:style style:name="ce885" style:family="table-cell" style:parent-style-name="Default">
      <style:map style:condition="cell-content-is-between(0,14)" style:apply-style-name="notair" style:base-cell-address="level1.HC16"/>
    </style:style>
    <style:style style:name="ce886" style:family="table-cell" style:parent-style-name="Default">
      <style:map style:condition="cell-content-is-between(0,14)" style:apply-style-name="notair" style:base-cell-address="level1.HC17"/>
    </style:style>
    <style:style style:name="ce887" style:family="table-cell" style:parent-style-name="Default">
      <style:map style:condition="cell-content-is-between(0,14)" style:apply-style-name="notair" style:base-cell-address="level1.HC18"/>
    </style:style>
    <style:style style:name="ce888" style:family="table-cell" style:parent-style-name="Default">
      <style:map style:condition="cell-content-is-between(0,14)" style:apply-style-name="notair" style:base-cell-address="level1.HC19"/>
    </style:style>
    <style:style style:name="ce889" style:family="table-cell" style:parent-style-name="Default">
      <style:map style:condition="cell-content-is-between(0,14)" style:apply-style-name="notair" style:base-cell-address="level1.HC20"/>
    </style:style>
    <style:style style:name="ce890" style:family="table-cell" style:parent-style-name="Default">
      <style:map style:condition="cell-content-is-between(0,14)" style:apply-style-name="notair" style:base-cell-address="level1.HC21"/>
    </style:style>
    <style:style style:name="ce891" style:family="table-cell" style:parent-style-name="Default">
      <style:map style:condition="cell-content-is-between(0,14)" style:apply-style-name="notair" style:base-cell-address="level1.HC22"/>
    </style:style>
    <style:style style:name="ce892" style:family="table-cell" style:parent-style-name="Default">
      <style:map style:condition="cell-content-is-between(0,14)" style:apply-style-name="notair" style:base-cell-address="level1.HC23"/>
    </style:style>
    <style:style style:name="ce893" style:family="table-cell" style:parent-style-name="Default">
      <style:map style:condition="cell-content-is-between(0,14)" style:apply-style-name="notair" style:base-cell-address="level1.HC24"/>
    </style:style>
    <style:style style:name="ce894" style:family="table-cell" style:parent-style-name="Default">
      <style:map style:condition="cell-content-is-between(0,14)" style:apply-style-name="notair" style:base-cell-address="level1.HC25"/>
    </style:style>
    <style:style style:name="ce895" style:family="table-cell" style:parent-style-name="Default">
      <style:map style:condition="cell-content-is-between(0,14)" style:apply-style-name="notair" style:base-cell-address="level1.HC26"/>
    </style:style>
    <style:style style:name="ce896" style:family="table-cell" style:parent-style-name="Default">
      <style:map style:condition="cell-content-is-between(0,14)" style:apply-style-name="notair" style:base-cell-address="level1.HC27"/>
    </style:style>
    <style:style style:name="ce897" style:family="table-cell" style:parent-style-name="Default">
      <style:map style:condition="cell-content-is-between(0,14)" style:apply-style-name="notair" style:base-cell-address="level1.HC28"/>
    </style:style>
    <style:style style:name="ce898" style:family="table-cell" style:parent-style-name="Default">
      <style:map style:condition="cell-content-is-between(0,14)" style:apply-style-name="notair" style:base-cell-address="level1.HC29"/>
    </style:style>
    <style:style style:name="ce899" style:family="table-cell" style:parent-style-name="Default">
      <style:map style:condition="cell-content-is-between(0,14)" style:apply-style-name="notair" style:base-cell-address="level1.HC30"/>
    </style:style>
    <style:style style:name="ce900" style:family="table-cell" style:parent-style-name="Default">
      <style:map style:condition="cell-content-is-between(0,14)" style:apply-style-name="notair" style:base-cell-address="level1.HC31"/>
    </style:style>
    <style:style style:name="ce901" style:family="table-cell" style:parent-style-name="Default">
      <style:map style:condition="cell-content-is-between(0,14)" style:apply-style-name="notair" style:base-cell-address="level1.HC32"/>
    </style:style>
    <style:style style:name="ce902" style:family="table-cell" style:parent-style-name="Default">
      <style:map style:condition="cell-content-is-between(0,14)" style:apply-style-name="notair" style:base-cell-address="level1.HC33"/>
    </style:style>
    <style:style style:name="ce903" style:family="table-cell" style:parent-style-name="Default">
      <style:map style:condition="cell-content-is-between(0,14)" style:apply-style-name="notair" style:base-cell-address="level1.HC34"/>
    </style:style>
    <style:style style:name="ce904" style:family="table-cell" style:parent-style-name="Default">
      <style:map style:condition="cell-content-is-between(0,14)" style:apply-style-name="notair" style:base-cell-address="level1.HD1"/>
    </style:style>
    <style:style style:name="ce905" style:family="table-cell" style:parent-style-name="Default">
      <style:map style:condition="cell-content-is-between(0,14)" style:apply-style-name="notair" style:base-cell-address="level1.HD15"/>
    </style:style>
    <style:style style:name="ce906" style:family="table-cell" style:parent-style-name="Default">
      <style:map style:condition="cell-content-is-between(0,14)" style:apply-style-name="notair" style:base-cell-address="level1.HD16"/>
    </style:style>
    <style:style style:name="ce907" style:family="table-cell" style:parent-style-name="Default">
      <style:map style:condition="cell-content-is-between(0,14)" style:apply-style-name="notair" style:base-cell-address="level1.HD17"/>
    </style:style>
    <style:style style:name="ce908" style:family="table-cell" style:parent-style-name="Default">
      <style:map style:condition="cell-content-is-between(0,14)" style:apply-style-name="notair" style:base-cell-address="level1.HD18"/>
    </style:style>
    <style:style style:name="ce909" style:family="table-cell" style:parent-style-name="Default">
      <style:map style:condition="cell-content-is-between(0,14)" style:apply-style-name="notair" style:base-cell-address="level1.HD19"/>
    </style:style>
    <style:style style:name="ce910" style:family="table-cell" style:parent-style-name="Default">
      <style:map style:condition="cell-content-is-between(0,14)" style:apply-style-name="notair" style:base-cell-address="level1.HD20"/>
    </style:style>
    <style:style style:name="ce911" style:family="table-cell" style:parent-style-name="Default">
      <style:map style:condition="cell-content-is-between(0,14)" style:apply-style-name="notair" style:base-cell-address="level1.HD21"/>
    </style:style>
    <style:style style:name="ce912" style:family="table-cell" style:parent-style-name="Default">
      <style:map style:condition="cell-content-is-between(0,14)" style:apply-style-name="notair" style:base-cell-address="level1.HD22"/>
    </style:style>
    <style:style style:name="ce913" style:family="table-cell" style:parent-style-name="Default">
      <style:map style:condition="cell-content-is-between(0,14)" style:apply-style-name="notair" style:base-cell-address="level1.HD23"/>
    </style:style>
    <style:style style:name="ce914" style:family="table-cell" style:parent-style-name="Default">
      <style:map style:condition="cell-content-is-between(0,14)" style:apply-style-name="notair" style:base-cell-address="level1.HD24"/>
    </style:style>
    <style:style style:name="ce915" style:family="table-cell" style:parent-style-name="Default">
      <style:map style:condition="cell-content-is-between(0,14)" style:apply-style-name="notair" style:base-cell-address="level1.HD25"/>
    </style:style>
    <style:style style:name="ce916" style:family="table-cell" style:parent-style-name="Default">
      <style:map style:condition="cell-content-is-between(0,14)" style:apply-style-name="notair" style:base-cell-address="level1.HD26"/>
    </style:style>
    <style:style style:name="ce917" style:family="table-cell" style:parent-style-name="Default">
      <style:map style:condition="cell-content-is-between(0,14)" style:apply-style-name="notair" style:base-cell-address="level1.HD27"/>
    </style:style>
    <style:style style:name="ce918" style:family="table-cell" style:parent-style-name="Default">
      <style:map style:condition="cell-content-is-between(0,14)" style:apply-style-name="notair" style:base-cell-address="level1.HD28"/>
    </style:style>
    <style:style style:name="ce919" style:family="table-cell" style:parent-style-name="Default">
      <style:map style:condition="cell-content-is-between(0,14)" style:apply-style-name="notair" style:base-cell-address="level1.HD29"/>
    </style:style>
    <style:style style:name="ce920" style:family="table-cell" style:parent-style-name="Default">
      <style:map style:condition="cell-content-is-between(0,14)" style:apply-style-name="notair" style:base-cell-address="level1.HD30"/>
    </style:style>
    <style:style style:name="ce921" style:family="table-cell" style:parent-style-name="Default">
      <style:map style:condition="cell-content-is-between(0,14)" style:apply-style-name="notair" style:base-cell-address="level1.HD31"/>
    </style:style>
    <style:style style:name="ce922" style:family="table-cell" style:parent-style-name="Default">
      <style:map style:condition="cell-content-is-between(0,14)" style:apply-style-name="notair" style:base-cell-address="level1.HD32"/>
    </style:style>
    <style:style style:name="ce923" style:family="table-cell" style:parent-style-name="Default">
      <style:map style:condition="cell-content-is-between(0,14)" style:apply-style-name="notair" style:base-cell-address="level1.HD33"/>
    </style:style>
    <style:style style:name="ce924" style:family="table-cell" style:parent-style-name="Default">
      <style:map style:condition="cell-content-is-between(0,14)" style:apply-style-name="notair" style:base-cell-address="level1.HD34"/>
    </style:style>
    <style:style style:name="ce925" style:family="table-cell" style:parent-style-name="Default">
      <style:map style:condition="cell-content-is-between(0,14)" style:apply-style-name="notair" style:base-cell-address="level1.HE1"/>
    </style:style>
    <style:style style:name="ce926" style:family="table-cell" style:parent-style-name="Default">
      <style:map style:condition="cell-content-is-between(0,14)" style:apply-style-name="notair" style:base-cell-address="level1.HE15"/>
    </style:style>
    <style:style style:name="ce927" style:family="table-cell" style:parent-style-name="Default">
      <style:map style:condition="cell-content-is-between(0,14)" style:apply-style-name="notair" style:base-cell-address="level1.HE16"/>
    </style:style>
    <style:style style:name="ce928" style:family="table-cell" style:parent-style-name="Default">
      <style:map style:condition="cell-content-is-between(0,14)" style:apply-style-name="notair" style:base-cell-address="level1.HE17"/>
    </style:style>
    <style:style style:name="ce929" style:family="table-cell" style:parent-style-name="Default">
      <style:map style:condition="cell-content-is-between(0,14)" style:apply-style-name="notair" style:base-cell-address="level1.HE18"/>
    </style:style>
    <style:style style:name="ce930" style:family="table-cell" style:parent-style-name="Default">
      <style:map style:condition="cell-content-is-between(0,14)" style:apply-style-name="notair" style:base-cell-address="level1.HE19"/>
    </style:style>
    <style:style style:name="ce931" style:family="table-cell" style:parent-style-name="Default">
      <style:map style:condition="cell-content-is-between(0,14)" style:apply-style-name="notair" style:base-cell-address="level1.HE20"/>
    </style:style>
    <style:style style:name="ce932" style:family="table-cell" style:parent-style-name="Default">
      <style:map style:condition="cell-content-is-between(0,14)" style:apply-style-name="notair" style:base-cell-address="level1.HE21"/>
    </style:style>
    <style:style style:name="ce933" style:family="table-cell" style:parent-style-name="Default">
      <style:map style:condition="cell-content-is-between(0,14)" style:apply-style-name="notair" style:base-cell-address="level1.HE22"/>
    </style:style>
    <style:style style:name="ce934" style:family="table-cell" style:parent-style-name="Default">
      <style:map style:condition="cell-content-is-between(0,14)" style:apply-style-name="notair" style:base-cell-address="level1.HE23"/>
    </style:style>
    <style:style style:name="ce935" style:family="table-cell" style:parent-style-name="Default">
      <style:map style:condition="cell-content-is-between(0,14)" style:apply-style-name="notair" style:base-cell-address="level1.HE24"/>
    </style:style>
    <style:style style:name="ce936" style:family="table-cell" style:parent-style-name="Default">
      <style:map style:condition="cell-content-is-between(0,14)" style:apply-style-name="notair" style:base-cell-address="level1.HE25"/>
    </style:style>
    <style:style style:name="ce937" style:family="table-cell" style:parent-style-name="Default">
      <style:map style:condition="cell-content-is-between(0,14)" style:apply-style-name="notair" style:base-cell-address="level1.HE26"/>
    </style:style>
    <style:style style:name="ce938" style:family="table-cell" style:parent-style-name="Default">
      <style:map style:condition="cell-content-is-between(0,14)" style:apply-style-name="notair" style:base-cell-address="level1.HE27"/>
    </style:style>
    <style:style style:name="ce939" style:family="table-cell" style:parent-style-name="Default">
      <style:map style:condition="cell-content-is-between(0,14)" style:apply-style-name="notair" style:base-cell-address="level1.HE28"/>
    </style:style>
    <style:style style:name="ce940" style:family="table-cell" style:parent-style-name="Default">
      <style:map style:condition="cell-content-is-between(0,14)" style:apply-style-name="notair" style:base-cell-address="level1.HE29"/>
    </style:style>
    <style:style style:name="ce941" style:family="table-cell" style:parent-style-name="Default">
      <style:map style:condition="cell-content-is-between(0,14)" style:apply-style-name="notair" style:base-cell-address="level1.HE30"/>
    </style:style>
    <style:style style:name="ce942" style:family="table-cell" style:parent-style-name="Default">
      <style:map style:condition="cell-content-is-between(0,14)" style:apply-style-name="notair" style:base-cell-address="level1.HE31"/>
    </style:style>
    <style:style style:name="ce943" style:family="table-cell" style:parent-style-name="Default">
      <style:map style:condition="cell-content-is-between(0,14)" style:apply-style-name="notair" style:base-cell-address="level1.HE32"/>
    </style:style>
    <style:style style:name="ce944" style:family="table-cell" style:parent-style-name="Default">
      <style:map style:condition="cell-content-is-between(0,14)" style:apply-style-name="notair" style:base-cell-address="level1.HE33"/>
    </style:style>
    <style:style style:name="ce945" style:family="table-cell" style:parent-style-name="Default">
      <style:map style:condition="cell-content-is-between(0,14)" style:apply-style-name="notair" style:base-cell-address="level1.HE34"/>
    </style:style>
    <style:style style:name="ce946" style:family="table-cell" style:parent-style-name="Default">
      <style:map style:condition="cell-content-is-between(0,14)" style:apply-style-name="notair" style:base-cell-address="level1.HF1"/>
    </style:style>
    <style:style style:name="ce947" style:family="table-cell" style:parent-style-name="Default">
      <style:map style:condition="cell-content-is-between(0,14)" style:apply-style-name="notair" style:base-cell-address="level1.HF15"/>
    </style:style>
    <style:style style:name="ce948" style:family="table-cell" style:parent-style-name="Default">
      <style:map style:condition="cell-content-is-between(0,14)" style:apply-style-name="notair" style:base-cell-address="level1.HF16"/>
    </style:style>
    <style:style style:name="ce949" style:family="table-cell" style:parent-style-name="Default">
      <style:map style:condition="cell-content-is-between(0,14)" style:apply-style-name="notair" style:base-cell-address="level1.HF17"/>
    </style:style>
    <style:style style:name="ce950" style:family="table-cell" style:parent-style-name="Default">
      <style:map style:condition="cell-content-is-between(0,14)" style:apply-style-name="notair" style:base-cell-address="level1.HF18"/>
    </style:style>
    <style:style style:name="ce951" style:family="table-cell" style:parent-style-name="Default">
      <style:map style:condition="cell-content-is-between(0,14)" style:apply-style-name="notair" style:base-cell-address="level1.HF19"/>
    </style:style>
    <style:style style:name="ce952" style:family="table-cell" style:parent-style-name="Default">
      <style:map style:condition="cell-content-is-between(0,14)" style:apply-style-name="notair" style:base-cell-address="level1.HF20"/>
    </style:style>
    <style:style style:name="ce953" style:family="table-cell" style:parent-style-name="Default">
      <style:map style:condition="cell-content-is-between(0,14)" style:apply-style-name="notair" style:base-cell-address="level1.HF21"/>
    </style:style>
    <style:style style:name="ce954" style:family="table-cell" style:parent-style-name="Default">
      <style:map style:condition="cell-content-is-between(0,14)" style:apply-style-name="notair" style:base-cell-address="level1.HF22"/>
    </style:style>
    <style:style style:name="ce955" style:family="table-cell" style:parent-style-name="Default">
      <style:map style:condition="cell-content-is-between(0,14)" style:apply-style-name="notair" style:base-cell-address="level1.HF23"/>
    </style:style>
    <style:style style:name="ce956" style:family="table-cell" style:parent-style-name="Default">
      <style:map style:condition="cell-content-is-between(0,14)" style:apply-style-name="notair" style:base-cell-address="level1.HF24"/>
    </style:style>
    <style:style style:name="ce957" style:family="table-cell" style:parent-style-name="Default">
      <style:map style:condition="cell-content-is-between(0,14)" style:apply-style-name="notair" style:base-cell-address="level1.HF25"/>
    </style:style>
    <style:style style:name="ce958" style:family="table-cell" style:parent-style-name="Default">
      <style:map style:condition="cell-content-is-between(0,14)" style:apply-style-name="notair" style:base-cell-address="level1.HF26"/>
    </style:style>
    <style:style style:name="ce959" style:family="table-cell" style:parent-style-name="Default">
      <style:map style:condition="cell-content-is-between(0,14)" style:apply-style-name="notair" style:base-cell-address="level1.HF27"/>
    </style:style>
    <style:style style:name="ce960" style:family="table-cell" style:parent-style-name="Default">
      <style:map style:condition="cell-content-is-between(0,14)" style:apply-style-name="notair" style:base-cell-address="level1.HF28"/>
    </style:style>
    <style:style style:name="ce961" style:family="table-cell" style:parent-style-name="Default">
      <style:map style:condition="cell-content-is-between(0,14)" style:apply-style-name="notair" style:base-cell-address="level1.HF29"/>
    </style:style>
    <style:style style:name="ce962" style:family="table-cell" style:parent-style-name="Default">
      <style:map style:condition="cell-content-is-between(0,14)" style:apply-style-name="notair" style:base-cell-address="level1.HF30"/>
    </style:style>
    <style:style style:name="ce963" style:family="table-cell" style:parent-style-name="Default">
      <style:map style:condition="cell-content-is-between(0,14)" style:apply-style-name="notair" style:base-cell-address="level1.HF31"/>
    </style:style>
    <style:style style:name="ce964" style:family="table-cell" style:parent-style-name="Default">
      <style:map style:condition="cell-content-is-between(0,14)" style:apply-style-name="notair" style:base-cell-address="level1.HF32"/>
    </style:style>
    <style:style style:name="ce965" style:family="table-cell" style:parent-style-name="Default">
      <style:map style:condition="cell-content-is-between(0,14)" style:apply-style-name="notair" style:base-cell-address="level1.HF33"/>
    </style:style>
    <style:style style:name="ce966" style:family="table-cell" style:parent-style-name="Default">
      <style:map style:condition="cell-content-is-between(0,14)" style:apply-style-name="notair" style:base-cell-address="level1.HF34"/>
    </style:style>
    <style:style style:name="ce967" style:family="table-cell" style:parent-style-name="Default">
      <style:map style:condition="cell-content-is-between(0,14)" style:apply-style-name="notair" style:base-cell-address="level1.HG1"/>
    </style:style>
    <style:style style:name="ce968" style:family="table-cell" style:parent-style-name="Default">
      <style:map style:condition="cell-content-is-between(0,14)" style:apply-style-name="notair" style:base-cell-address="level1.HG15"/>
    </style:style>
    <style:style style:name="ce969" style:family="table-cell" style:parent-style-name="Default">
      <style:map style:condition="cell-content-is-between(0,14)" style:apply-style-name="notair" style:base-cell-address="level1.HG16"/>
    </style:style>
    <style:style style:name="ce970" style:family="table-cell" style:parent-style-name="Default">
      <style:map style:condition="cell-content-is-between(0,14)" style:apply-style-name="notair" style:base-cell-address="level1.HG17"/>
    </style:style>
    <style:style style:name="ce971" style:family="table-cell" style:parent-style-name="Default">
      <style:map style:condition="cell-content-is-between(0,14)" style:apply-style-name="notair" style:base-cell-address="level1.HG18"/>
    </style:style>
    <style:style style:name="ce972" style:family="table-cell" style:parent-style-name="Default">
      <style:map style:condition="cell-content-is-between(0,14)" style:apply-style-name="notair" style:base-cell-address="level1.HG19"/>
    </style:style>
    <style:style style:name="ce973" style:family="table-cell" style:parent-style-name="Default">
      <style:map style:condition="cell-content-is-between(0,14)" style:apply-style-name="notair" style:base-cell-address="level1.HG20"/>
    </style:style>
    <style:style style:name="ce974" style:family="table-cell" style:parent-style-name="Default">
      <style:map style:condition="cell-content-is-between(0,14)" style:apply-style-name="notair" style:base-cell-address="level1.HG21"/>
    </style:style>
    <style:style style:name="ce975" style:family="table-cell" style:parent-style-name="Default">
      <style:map style:condition="cell-content-is-between(0,14)" style:apply-style-name="notair" style:base-cell-address="level1.HG22"/>
    </style:style>
    <style:style style:name="ce976" style:family="table-cell" style:parent-style-name="Default">
      <style:map style:condition="cell-content-is-between(0,14)" style:apply-style-name="notair" style:base-cell-address="level1.HG23"/>
    </style:style>
    <style:style style:name="ce977" style:family="table-cell" style:parent-style-name="Default">
      <style:map style:condition="cell-content-is-between(0,14)" style:apply-style-name="notair" style:base-cell-address="level1.HG24"/>
    </style:style>
    <style:style style:name="ce978" style:family="table-cell" style:parent-style-name="Default">
      <style:map style:condition="cell-content-is-between(0,14)" style:apply-style-name="notair" style:base-cell-address="level1.HG25"/>
    </style:style>
    <style:style style:name="ce979" style:family="table-cell" style:parent-style-name="Default">
      <style:map style:condition="cell-content-is-between(0,14)" style:apply-style-name="notair" style:base-cell-address="level1.HG26"/>
    </style:style>
    <style:style style:name="ce980" style:family="table-cell" style:parent-style-name="Default">
      <style:map style:condition="cell-content-is-between(0,14)" style:apply-style-name="notair" style:base-cell-address="level1.HG27"/>
    </style:style>
    <style:style style:name="ce981" style:family="table-cell" style:parent-style-name="Default">
      <style:map style:condition="cell-content-is-between(0,14)" style:apply-style-name="notair" style:base-cell-address="level1.HG28"/>
    </style:style>
    <style:style style:name="ce982" style:family="table-cell" style:parent-style-name="Default">
      <style:map style:condition="cell-content-is-between(0,14)" style:apply-style-name="notair" style:base-cell-address="level1.HG29"/>
    </style:style>
    <style:style style:name="ce983" style:family="table-cell" style:parent-style-name="Default">
      <style:map style:condition="cell-content-is-between(0,14)" style:apply-style-name="notair" style:base-cell-address="level1.HG30"/>
    </style:style>
    <style:style style:name="ce984" style:family="table-cell" style:parent-style-name="Default">
      <style:map style:condition="cell-content-is-between(0,14)" style:apply-style-name="notair" style:base-cell-address="level1.HG31"/>
    </style:style>
    <style:style style:name="ce985" style:family="table-cell" style:parent-style-name="Default">
      <style:map style:condition="cell-content-is-between(0,14)" style:apply-style-name="notair" style:base-cell-address="level1.HG32"/>
    </style:style>
    <style:style style:name="ce986" style:family="table-cell" style:parent-style-name="Default">
      <style:map style:condition="cell-content-is-between(0,14)" style:apply-style-name="notair" style:base-cell-address="level1.HG33"/>
    </style:style>
    <style:style style:name="ce987" style:family="table-cell" style:parent-style-name="Default">
      <style:map style:condition="cell-content-is-between(0,14)" style:apply-style-name="notair" style:base-cell-address="level1.HG34"/>
    </style:style>
    <style:style style:name="ce988" style:family="table-cell" style:parent-style-name="Default">
      <style:map style:condition="cell-content-is-between(0,14)" style:apply-style-name="notair" style:base-cell-address="level1.HH1"/>
    </style:style>
    <style:style style:name="ce989" style:family="table-cell" style:parent-style-name="Default">
      <style:map style:condition="cell-content-is-between(0,14)" style:apply-style-name="notair" style:base-cell-address="level1.HH15"/>
    </style:style>
    <style:style style:name="ce990" style:family="table-cell" style:parent-style-name="Default">
      <style:map style:condition="cell-content-is-between(0,14)" style:apply-style-name="notair" style:base-cell-address="level1.HH16"/>
    </style:style>
    <style:style style:name="ce991" style:family="table-cell" style:parent-style-name="Default">
      <style:map style:condition="cell-content-is-between(0,14)" style:apply-style-name="notair" style:base-cell-address="level1.HH17"/>
    </style:style>
    <style:style style:name="ce992" style:family="table-cell" style:parent-style-name="Default">
      <style:map style:condition="cell-content-is-between(0,14)" style:apply-style-name="notair" style:base-cell-address="level1.HH18"/>
    </style:style>
    <style:style style:name="ce993" style:family="table-cell" style:parent-style-name="Default">
      <style:map style:condition="cell-content-is-between(0,14)" style:apply-style-name="notair" style:base-cell-address="level1.HH19"/>
    </style:style>
    <style:style style:name="ce994" style:family="table-cell" style:parent-style-name="Default">
      <style:map style:condition="cell-content-is-between(0,14)" style:apply-style-name="notair" style:base-cell-address="level1.HH20"/>
    </style:style>
    <style:style style:name="ce995" style:family="table-cell" style:parent-style-name="Default">
      <style:map style:condition="cell-content-is-between(0,14)" style:apply-style-name="notair" style:base-cell-address="level1.HH21"/>
    </style:style>
    <style:style style:name="ce996" style:family="table-cell" style:parent-style-name="Default">
      <style:map style:condition="cell-content-is-between(0,14)" style:apply-style-name="notair" style:base-cell-address="level1.HH22"/>
    </style:style>
    <style:style style:name="ce997" style:family="table-cell" style:parent-style-name="Default">
      <style:map style:condition="cell-content-is-between(0,14)" style:apply-style-name="notair" style:base-cell-address="level1.HH23"/>
    </style:style>
    <style:style style:name="ce998" style:family="table-cell" style:parent-style-name="Default">
      <style:map style:condition="cell-content-is-between(0,14)" style:apply-style-name="notair" style:base-cell-address="level1.HH24"/>
    </style:style>
    <style:style style:name="ce999" style:family="table-cell" style:parent-style-name="Default">
      <style:map style:condition="cell-content-is-between(0,14)" style:apply-style-name="notair" style:base-cell-address="level1.HH25"/>
    </style:style>
    <style:style style:name="ce1000" style:family="table-cell" style:parent-style-name="Default">
      <style:map style:condition="cell-content-is-between(0,14)" style:apply-style-name="notair" style:base-cell-address="level1.HH26"/>
    </style:style>
    <style:style style:name="ce1001" style:family="table-cell" style:parent-style-name="Default">
      <style:map style:condition="cell-content-is-between(0,14)" style:apply-style-name="notair" style:base-cell-address="level1.HH27"/>
    </style:style>
    <style:style style:name="ce1002" style:family="table-cell" style:parent-style-name="Default">
      <style:map style:condition="cell-content-is-between(0,14)" style:apply-style-name="notair" style:base-cell-address="level1.HH28"/>
    </style:style>
    <style:style style:name="ce1003" style:family="table-cell" style:parent-style-name="Default">
      <style:map style:condition="cell-content-is-between(0,14)" style:apply-style-name="notair" style:base-cell-address="level1.HH29"/>
    </style:style>
    <style:style style:name="ce1004" style:family="table-cell" style:parent-style-name="Default">
      <style:map style:condition="cell-content-is-between(0,14)" style:apply-style-name="notair" style:base-cell-address="level1.HH30"/>
    </style:style>
    <style:style style:name="ce1005" style:family="table-cell" style:parent-style-name="Default">
      <style:map style:condition="cell-content-is-between(0,14)" style:apply-style-name="notair" style:base-cell-address="level1.HH31"/>
    </style:style>
    <style:style style:name="ce1006" style:family="table-cell" style:parent-style-name="Default">
      <style:map style:condition="cell-content-is-between(0,14)" style:apply-style-name="notair" style:base-cell-address="level1.HH32"/>
    </style:style>
    <style:style style:name="ce1007" style:family="table-cell" style:parent-style-name="Default">
      <style:map style:condition="cell-content-is-between(0,14)" style:apply-style-name="notair" style:base-cell-address="level1.HH33"/>
    </style:style>
    <style:style style:name="ce1008" style:family="table-cell" style:parent-style-name="Default">
      <style:map style:condition="cell-content-is-between(0,14)" style:apply-style-name="notair" style:base-cell-address="level1.HH34"/>
    </style:style>
    <style:style style:name="ce1009" style:family="table-cell" style:parent-style-name="Default">
      <style:map style:condition="cell-content-is-between(0,14)" style:apply-style-name="notair" style:base-cell-address="level1.HI1"/>
    </style:style>
    <style:style style:name="ce1010" style:family="table-cell" style:parent-style-name="Default">
      <style:map style:condition="cell-content-is-between(0,14)" style:apply-style-name="notair" style:base-cell-address="level1.HI15"/>
    </style:style>
    <style:style style:name="ce1011" style:family="table-cell" style:parent-style-name="Default">
      <style:map style:condition="cell-content-is-between(0,14)" style:apply-style-name="notair" style:base-cell-address="level1.HI16"/>
    </style:style>
    <style:style style:name="ce1012" style:family="table-cell" style:parent-style-name="Default">
      <style:map style:condition="cell-content-is-between(0,14)" style:apply-style-name="notair" style:base-cell-address="level1.HI17"/>
    </style:style>
    <style:style style:name="ce1013" style:family="table-cell" style:parent-style-name="Default">
      <style:map style:condition="cell-content-is-between(0,14)" style:apply-style-name="notair" style:base-cell-address="level1.HI18"/>
    </style:style>
    <style:style style:name="ce1014" style:family="table-cell" style:parent-style-name="Default">
      <style:map style:condition="cell-content-is-between(0,14)" style:apply-style-name="notair" style:base-cell-address="level1.HI19"/>
    </style:style>
    <style:style style:name="ce1015" style:family="table-cell" style:parent-style-name="Default">
      <style:map style:condition="cell-content-is-between(0,14)" style:apply-style-name="notair" style:base-cell-address="level1.HI20"/>
    </style:style>
    <style:style style:name="ce1016" style:family="table-cell" style:parent-style-name="Default">
      <style:map style:condition="cell-content-is-between(0,14)" style:apply-style-name="notair" style:base-cell-address="level1.HI21"/>
    </style:style>
    <style:style style:name="ce1017" style:family="table-cell" style:parent-style-name="Default">
      <style:map style:condition="cell-content-is-between(0,14)" style:apply-style-name="notair" style:base-cell-address="level1.HI22"/>
    </style:style>
    <style:style style:name="ce1018" style:family="table-cell" style:parent-style-name="Default">
      <style:map style:condition="cell-content-is-between(0,14)" style:apply-style-name="notair" style:base-cell-address="level1.HI23"/>
    </style:style>
    <style:style style:name="ce1019" style:family="table-cell" style:parent-style-name="Default">
      <style:map style:condition="cell-content-is-between(0,14)" style:apply-style-name="notair" style:base-cell-address="level1.HI24"/>
    </style:style>
    <style:style style:name="ce1020" style:family="table-cell" style:parent-style-name="Default">
      <style:map style:condition="cell-content-is-between(0,14)" style:apply-style-name="notair" style:base-cell-address="level1.HI25"/>
    </style:style>
    <style:style style:name="ce1021" style:family="table-cell" style:parent-style-name="Default">
      <style:map style:condition="cell-content-is-between(0,14)" style:apply-style-name="notair" style:base-cell-address="level1.HI26"/>
    </style:style>
    <style:style style:name="ce1022" style:family="table-cell" style:parent-style-name="Default">
      <style:map style:condition="cell-content-is-between(0,14)" style:apply-style-name="notair" style:base-cell-address="level1.HI27"/>
    </style:style>
    <style:style style:name="ce1023" style:family="table-cell" style:parent-style-name="Default">
      <style:map style:condition="cell-content-is-between(0,14)" style:apply-style-name="notair" style:base-cell-address="level1.HI28"/>
    </style:style>
    <style:style style:name="ce1024" style:family="table-cell" style:parent-style-name="Default">
      <style:map style:condition="cell-content-is-between(0,14)" style:apply-style-name="notair" style:base-cell-address="level1.HI29"/>
    </style:style>
    <style:style style:name="ce1025" style:family="table-cell" style:parent-style-name="Default">
      <style:map style:condition="cell-content-is-between(0,14)" style:apply-style-name="notair" style:base-cell-address="level1.HI30"/>
    </style:style>
    <style:style style:name="ce1026" style:family="table-cell" style:parent-style-name="Default">
      <style:map style:condition="cell-content-is-between(0,14)" style:apply-style-name="notair" style:base-cell-address="level1.HI31"/>
    </style:style>
    <style:style style:name="ce1027" style:family="table-cell" style:parent-style-name="Default">
      <style:map style:condition="cell-content-is-between(0,14)" style:apply-style-name="notair" style:base-cell-address="level1.HI32"/>
    </style:style>
    <style:style style:name="ce1028" style:family="table-cell" style:parent-style-name="Default">
      <style:map style:condition="cell-content-is-between(0,14)" style:apply-style-name="notair" style:base-cell-address="level1.HI33"/>
    </style:style>
    <style:style style:name="ce1029" style:family="table-cell" style:parent-style-name="Default">
      <style:map style:condition="cell-content-is-between(0,14)" style:apply-style-name="notair" style:base-cell-address="level1.HI34"/>
    </style:style>
    <style:style style:name="ce1030" style:family="table-cell" style:parent-style-name="Default">
      <style:map style:condition="cell-content-is-between(0,14)" style:apply-style-name="notair" style:base-cell-address="level1.HJ1"/>
    </style:style>
    <style:style style:name="ce1031" style:family="table-cell" style:parent-style-name="Default">
      <style:map style:condition="cell-content-is-between(0,14)" style:apply-style-name="notair" style:base-cell-address="level1.HJ15"/>
    </style:style>
    <style:style style:name="ce1032" style:family="table-cell" style:parent-style-name="Default">
      <style:map style:condition="cell-content-is-between(0,14)" style:apply-style-name="notair" style:base-cell-address="level1.HJ16"/>
    </style:style>
    <style:style style:name="ce1033" style:family="table-cell" style:parent-style-name="Default">
      <style:map style:condition="cell-content-is-between(0,14)" style:apply-style-name="notair" style:base-cell-address="level1.HJ17"/>
    </style:style>
    <style:style style:name="ce1034" style:family="table-cell" style:parent-style-name="Default">
      <style:map style:condition="cell-content-is-between(0,14)" style:apply-style-name="notair" style:base-cell-address="level1.HJ18"/>
    </style:style>
    <style:style style:name="ce1035" style:family="table-cell" style:parent-style-name="Default">
      <style:map style:condition="cell-content-is-between(0,14)" style:apply-style-name="notair" style:base-cell-address="level1.HJ19"/>
    </style:style>
    <style:style style:name="ce1036" style:family="table-cell" style:parent-style-name="Default">
      <style:map style:condition="cell-content-is-between(0,14)" style:apply-style-name="notair" style:base-cell-address="level1.HJ20"/>
    </style:style>
    <style:style style:name="ce1037" style:family="table-cell" style:parent-style-name="Default">
      <style:map style:condition="cell-content-is-between(0,14)" style:apply-style-name="notair" style:base-cell-address="level1.HJ21"/>
    </style:style>
    <style:style style:name="ce1038" style:family="table-cell" style:parent-style-name="Default">
      <style:map style:condition="cell-content-is-between(0,14)" style:apply-style-name="notair" style:base-cell-address="level1.HJ22"/>
    </style:style>
    <style:style style:name="ce1039" style:family="table-cell" style:parent-style-name="Default">
      <style:map style:condition="cell-content-is-between(0,14)" style:apply-style-name="notair" style:base-cell-address="level1.HJ23"/>
    </style:style>
    <style:style style:name="ce1040" style:family="table-cell" style:parent-style-name="Default">
      <style:map style:condition="cell-content-is-between(0,14)" style:apply-style-name="notair" style:base-cell-address="level1.HJ24"/>
    </style:style>
    <style:style style:name="ce1041" style:family="table-cell" style:parent-style-name="Default">
      <style:map style:condition="cell-content-is-between(0,14)" style:apply-style-name="notair" style:base-cell-address="level1.HJ25"/>
    </style:style>
    <style:style style:name="ce1042" style:family="table-cell" style:parent-style-name="Default">
      <style:map style:condition="cell-content-is-between(0,14)" style:apply-style-name="notair" style:base-cell-address="level1.HJ26"/>
    </style:style>
    <style:style style:name="ce1043" style:family="table-cell" style:parent-style-name="Default">
      <style:map style:condition="cell-content-is-between(0,14)" style:apply-style-name="notair" style:base-cell-address="level1.HJ27"/>
    </style:style>
    <style:style style:name="ce1044" style:family="table-cell" style:parent-style-name="Default">
      <style:map style:condition="cell-content-is-between(0,14)" style:apply-style-name="notair" style:base-cell-address="level1.HJ28"/>
    </style:style>
    <style:style style:name="ce1045" style:family="table-cell" style:parent-style-name="Default">
      <style:map style:condition="cell-content-is-between(0,14)" style:apply-style-name="notair" style:base-cell-address="level1.HJ29"/>
    </style:style>
    <style:style style:name="ce1046" style:family="table-cell" style:parent-style-name="Default">
      <style:map style:condition="cell-content-is-between(0,14)" style:apply-style-name="notair" style:base-cell-address="level1.HJ30"/>
    </style:style>
    <style:style style:name="ce1047" style:family="table-cell" style:parent-style-name="Default">
      <style:map style:condition="cell-content-is-between(0,14)" style:apply-style-name="notair" style:base-cell-address="level1.HJ31"/>
    </style:style>
    <style:style style:name="ce1048" style:family="table-cell" style:parent-style-name="Default">
      <style:map style:condition="cell-content-is-between(0,14)" style:apply-style-name="notair" style:base-cell-address="level1.HJ32"/>
    </style:style>
    <style:style style:name="ce1049" style:family="table-cell" style:parent-style-name="Default">
      <style:map style:condition="cell-content-is-between(0,14)" style:apply-style-name="notair" style:base-cell-address="level1.HJ33"/>
    </style:style>
    <style:style style:name="ce1050" style:family="table-cell" style:parent-style-name="Default">
      <style:map style:condition="cell-content-is-between(0,14)" style:apply-style-name="notair" style:base-cell-address="level1.HJ34"/>
    </style:style>
    <style:style style:name="ce1051" style:family="table-cell" style:parent-style-name="Default">
      <style:map style:condition="cell-content-is-between(0,14)" style:apply-style-name="notair" style:base-cell-address="level1.HK1"/>
    </style:style>
    <style:style style:name="ce1052" style:family="table-cell" style:parent-style-name="Default">
      <style:map style:condition="cell-content-is-between(0,14)" style:apply-style-name="notair" style:base-cell-address="level1.HK15"/>
    </style:style>
    <style:style style:name="ce1053" style:family="table-cell" style:parent-style-name="Default">
      <style:map style:condition="cell-content-is-between(0,14)" style:apply-style-name="notair" style:base-cell-address="level1.HK16"/>
    </style:style>
    <style:style style:name="ce1054" style:family="table-cell" style:parent-style-name="Default">
      <style:map style:condition="cell-content-is-between(0,14)" style:apply-style-name="notair" style:base-cell-address="level1.HK17"/>
    </style:style>
    <style:style style:name="ce1055" style:family="table-cell" style:parent-style-name="Default">
      <style:map style:condition="cell-content-is-between(0,14)" style:apply-style-name="notair" style:base-cell-address="level1.HK18"/>
    </style:style>
    <style:style style:name="ce1056" style:family="table-cell" style:parent-style-name="Default">
      <style:map style:condition="cell-content-is-between(0,14)" style:apply-style-name="notair" style:base-cell-address="level1.HK19"/>
    </style:style>
    <style:style style:name="ce1057" style:family="table-cell" style:parent-style-name="Default">
      <style:map style:condition="cell-content-is-between(0,14)" style:apply-style-name="notair" style:base-cell-address="level1.HK20"/>
    </style:style>
    <style:style style:name="ce1058" style:family="table-cell" style:parent-style-name="Default">
      <style:map style:condition="cell-content-is-between(0,14)" style:apply-style-name="notair" style:base-cell-address="level1.HK21"/>
    </style:style>
    <style:style style:name="ce1059" style:family="table-cell" style:parent-style-name="Default">
      <style:map style:condition="cell-content-is-between(0,14)" style:apply-style-name="notair" style:base-cell-address="level1.HK22"/>
    </style:style>
    <style:style style:name="ce1060" style:family="table-cell" style:parent-style-name="Default">
      <style:map style:condition="cell-content-is-between(0,14)" style:apply-style-name="notair" style:base-cell-address="level1.HK23"/>
    </style:style>
    <style:style style:name="ce1061" style:family="table-cell" style:parent-style-name="Default">
      <style:map style:condition="cell-content-is-between(0,14)" style:apply-style-name="notair" style:base-cell-address="level1.HK24"/>
    </style:style>
    <style:style style:name="ce1062" style:family="table-cell" style:parent-style-name="Default">
      <style:map style:condition="cell-content-is-between(0,14)" style:apply-style-name="notair" style:base-cell-address="level1.HK25"/>
    </style:style>
    <style:style style:name="ce1063" style:family="table-cell" style:parent-style-name="Default">
      <style:map style:condition="cell-content-is-between(0,14)" style:apply-style-name="notair" style:base-cell-address="level1.HK26"/>
    </style:style>
    <style:style style:name="ce1064" style:family="table-cell" style:parent-style-name="Default">
      <style:map style:condition="cell-content-is-between(0,14)" style:apply-style-name="notair" style:base-cell-address="level1.HK27"/>
    </style:style>
    <style:style style:name="ce1065" style:family="table-cell" style:parent-style-name="Default">
      <style:map style:condition="cell-content-is-between(0,14)" style:apply-style-name="notair" style:base-cell-address="level1.HK28"/>
    </style:style>
    <style:style style:name="ce1066" style:family="table-cell" style:parent-style-name="Default">
      <style:map style:condition="cell-content-is-between(0,14)" style:apply-style-name="notair" style:base-cell-address="level1.HK29"/>
    </style:style>
    <style:style style:name="ce1067" style:family="table-cell" style:parent-style-name="Default">
      <style:map style:condition="cell-content-is-between(0,14)" style:apply-style-name="notair" style:base-cell-address="level1.HK30"/>
    </style:style>
    <style:style style:name="ce1068" style:family="table-cell" style:parent-style-name="Default">
      <style:map style:condition="cell-content-is-between(0,14)" style:apply-style-name="notair" style:base-cell-address="level1.HK31"/>
    </style:style>
    <style:style style:name="ce1069" style:family="table-cell" style:parent-style-name="Default">
      <style:map style:condition="cell-content-is-between(0,14)" style:apply-style-name="notair" style:base-cell-address="level1.HK32"/>
    </style:style>
    <style:style style:name="ce1070" style:family="table-cell" style:parent-style-name="Default">
      <style:map style:condition="cell-content-is-between(0,14)" style:apply-style-name="notair" style:base-cell-address="level1.HK33"/>
    </style:style>
    <style:style style:name="ce1071" style:family="table-cell" style:parent-style-name="Default">
      <style:map style:condition="cell-content-is-between(0,14)" style:apply-style-name="notair" style:base-cell-address="level1.HK34"/>
    </style:style>
    <style:style style:name="ce1072" style:family="table-cell" style:parent-style-name="Default">
      <style:map style:condition="cell-content-is-between(0,14)" style:apply-style-name="notair" style:base-cell-address="level1.HL1"/>
    </style:style>
    <style:style style:name="ce1073" style:family="table-cell" style:parent-style-name="Default">
      <style:map style:condition="cell-content-is-between(0,14)" style:apply-style-name="notair" style:base-cell-address="level1.HL15"/>
    </style:style>
    <style:style style:name="ce1074" style:family="table-cell" style:parent-style-name="Default">
      <style:map style:condition="cell-content-is-between(0,14)" style:apply-style-name="notair" style:base-cell-address="level1.HL16"/>
    </style:style>
    <style:style style:name="ce1075" style:family="table-cell" style:parent-style-name="Default">
      <style:map style:condition="cell-content-is-between(0,14)" style:apply-style-name="notair" style:base-cell-address="level1.HL17"/>
    </style:style>
    <style:style style:name="ce1076" style:family="table-cell" style:parent-style-name="Default">
      <style:map style:condition="cell-content-is-between(0,14)" style:apply-style-name="notair" style:base-cell-address="level1.HL18"/>
    </style:style>
    <style:style style:name="ce1077" style:family="table-cell" style:parent-style-name="Default">
      <style:map style:condition="cell-content-is-between(0,14)" style:apply-style-name="notair" style:base-cell-address="level1.HL19"/>
    </style:style>
    <style:style style:name="ce1078" style:family="table-cell" style:parent-style-name="Default">
      <style:map style:condition="cell-content-is-between(0,14)" style:apply-style-name="notair" style:base-cell-address="level1.HL20"/>
    </style:style>
    <style:style style:name="ce1079" style:family="table-cell" style:parent-style-name="Default">
      <style:map style:condition="cell-content-is-between(0,14)" style:apply-style-name="notair" style:base-cell-address="level1.HL21"/>
    </style:style>
    <style:style style:name="ce1080" style:family="table-cell" style:parent-style-name="Default">
      <style:map style:condition="cell-content-is-between(0,14)" style:apply-style-name="notair" style:base-cell-address="level1.HL22"/>
    </style:style>
    <style:style style:name="ce1081" style:family="table-cell" style:parent-style-name="Default">
      <style:map style:condition="cell-content-is-between(0,14)" style:apply-style-name="notair" style:base-cell-address="level1.HL23"/>
    </style:style>
    <style:style style:name="ce1082" style:family="table-cell" style:parent-style-name="Default">
      <style:map style:condition="cell-content-is-between(0,14)" style:apply-style-name="notair" style:base-cell-address="level1.HL24"/>
    </style:style>
    <style:style style:name="ce1083" style:family="table-cell" style:parent-style-name="Default">
      <style:map style:condition="cell-content-is-between(0,14)" style:apply-style-name="notair" style:base-cell-address="level1.HL25"/>
    </style:style>
    <style:style style:name="ce1084" style:family="table-cell" style:parent-style-name="Default">
      <style:map style:condition="cell-content-is-between(0,14)" style:apply-style-name="notair" style:base-cell-address="level1.HL26"/>
    </style:style>
    <style:style style:name="ce1085" style:family="table-cell" style:parent-style-name="Default">
      <style:map style:condition="cell-content-is-between(0,14)" style:apply-style-name="notair" style:base-cell-address="level1.HL27"/>
    </style:style>
    <style:style style:name="ce1086" style:family="table-cell" style:parent-style-name="Default">
      <style:map style:condition="cell-content-is-between(0,14)" style:apply-style-name="notair" style:base-cell-address="level1.HL28"/>
    </style:style>
    <style:style style:name="ce1087" style:family="table-cell" style:parent-style-name="Default">
      <style:map style:condition="cell-content-is-between(0,14)" style:apply-style-name="notair" style:base-cell-address="level1.HL29"/>
    </style:style>
    <style:style style:name="ce1088" style:family="table-cell" style:parent-style-name="Default">
      <style:map style:condition="cell-content-is-between(0,14)" style:apply-style-name="notair" style:base-cell-address="level1.HL30"/>
    </style:style>
    <style:style style:name="ce1089" style:family="table-cell" style:parent-style-name="Default">
      <style:map style:condition="cell-content-is-between(0,14)" style:apply-style-name="notair" style:base-cell-address="level1.HL31"/>
    </style:style>
    <style:style style:name="ce1090" style:family="table-cell" style:parent-style-name="Default">
      <style:map style:condition="cell-content-is-between(0,14)" style:apply-style-name="notair" style:base-cell-address="level1.HL32"/>
    </style:style>
    <style:style style:name="ce1091" style:family="table-cell" style:parent-style-name="Default">
      <style:map style:condition="cell-content-is-between(0,14)" style:apply-style-name="notair" style:base-cell-address="level1.HL33"/>
    </style:style>
    <style:style style:name="ce1092" style:family="table-cell" style:parent-style-name="Default">
      <style:map style:condition="cell-content-is-between(0,14)" style:apply-style-name="notair" style:base-cell-address="level1.HL34"/>
    </style:style>
    <style:style style:name="ce1093" style:family="table-cell" style:parent-style-name="Default">
      <style:map style:condition="cell-content-is-between(0,14)" style:apply-style-name="notair" style:base-cell-address="level1.HM1"/>
    </style:style>
    <style:style style:name="ce1094" style:family="table-cell" style:parent-style-name="Default">
      <style:map style:condition="cell-content-is-between(0,14)" style:apply-style-name="notair" style:base-cell-address="level1.HM15"/>
    </style:style>
    <style:style style:name="ce1095" style:family="table-cell" style:parent-style-name="Default">
      <style:map style:condition="cell-content-is-between(0,14)" style:apply-style-name="notair" style:base-cell-address="level1.HM16"/>
    </style:style>
    <style:style style:name="ce1096" style:family="table-cell" style:parent-style-name="Default">
      <style:map style:condition="cell-content-is-between(0,14)" style:apply-style-name="notair" style:base-cell-address="level1.HM17"/>
    </style:style>
    <style:style style:name="ce1097" style:family="table-cell" style:parent-style-name="Default">
      <style:map style:condition="cell-content-is-between(0,14)" style:apply-style-name="notair" style:base-cell-address="level1.HM18"/>
    </style:style>
    <style:style style:name="ce1098" style:family="table-cell" style:parent-style-name="Default">
      <style:map style:condition="cell-content-is-between(0,14)" style:apply-style-name="notair" style:base-cell-address="level1.HM19"/>
    </style:style>
    <style:style style:name="ce1099" style:family="table-cell" style:parent-style-name="Default">
      <style:map style:condition="cell-content-is-between(0,14)" style:apply-style-name="notair" style:base-cell-address="level1.HM20"/>
    </style:style>
    <style:style style:name="ce1100" style:family="table-cell" style:parent-style-name="Default">
      <style:map style:condition="cell-content-is-between(0,14)" style:apply-style-name="notair" style:base-cell-address="level1.HM21"/>
    </style:style>
    <style:style style:name="ce1101" style:family="table-cell" style:parent-style-name="Default">
      <style:map style:condition="cell-content-is-between(0,14)" style:apply-style-name="notair" style:base-cell-address="level1.HM22"/>
    </style:style>
    <style:style style:name="ce1102" style:family="table-cell" style:parent-style-name="Default">
      <style:map style:condition="cell-content-is-between(0,14)" style:apply-style-name="notair" style:base-cell-address="level1.HM23"/>
    </style:style>
    <style:style style:name="ce1103" style:family="table-cell" style:parent-style-name="Default">
      <style:map style:condition="cell-content-is-between(0,14)" style:apply-style-name="notair" style:base-cell-address="level1.HM24"/>
    </style:style>
    <style:style style:name="ce1104" style:family="table-cell" style:parent-style-name="Default">
      <style:map style:condition="cell-content-is-between(0,14)" style:apply-style-name="notair" style:base-cell-address="level1.HM25"/>
    </style:style>
    <style:style style:name="ce1105" style:family="table-cell" style:parent-style-name="Default">
      <style:map style:condition="cell-content-is-between(0,14)" style:apply-style-name="notair" style:base-cell-address="level1.HM26"/>
    </style:style>
    <style:style style:name="ce1106" style:family="table-cell" style:parent-style-name="Default">
      <style:map style:condition="cell-content-is-between(0,14)" style:apply-style-name="notair" style:base-cell-address="level1.HM27"/>
    </style:style>
    <style:style style:name="ce1107" style:family="table-cell" style:parent-style-name="Default">
      <style:map style:condition="cell-content-is-between(0,14)" style:apply-style-name="notair" style:base-cell-address="level1.HM28"/>
    </style:style>
    <style:style style:name="ce1108" style:family="table-cell" style:parent-style-name="Default">
      <style:map style:condition="cell-content-is-between(0,14)" style:apply-style-name="notair" style:base-cell-address="level1.HM29"/>
    </style:style>
    <style:style style:name="ce1109" style:family="table-cell" style:parent-style-name="Default">
      <style:map style:condition="cell-content-is-between(0,14)" style:apply-style-name="notair" style:base-cell-address="level1.HM30"/>
    </style:style>
    <style:style style:name="ce1110" style:family="table-cell" style:parent-style-name="Default">
      <style:map style:condition="cell-content-is-between(0,14)" style:apply-style-name="notair" style:base-cell-address="level1.HM31"/>
    </style:style>
    <style:style style:name="ce1111" style:family="table-cell" style:parent-style-name="Default">
      <style:map style:condition="cell-content-is-between(0,14)" style:apply-style-name="notair" style:base-cell-address="level1.HM32"/>
    </style:style>
    <style:style style:name="ce1112" style:family="table-cell" style:parent-style-name="Default">
      <style:map style:condition="cell-content-is-between(0,14)" style:apply-style-name="notair" style:base-cell-address="level1.HM33"/>
    </style:style>
    <style:style style:name="ce1113" style:family="table-cell" style:parent-style-name="Default">
      <style:map style:condition="cell-content-is-between(0,14)" style:apply-style-name="notair" style:base-cell-address="level1.HM34"/>
    </style:style>
    <style:style style:name="ce1114" style:family="table-cell" style:parent-style-name="Default">
      <style:map style:condition="cell-content-is-between(0,14)" style:apply-style-name="notair" style:base-cell-address="level1.HN1"/>
    </style:style>
    <style:style style:name="ce1115" style:family="table-cell" style:parent-style-name="Default">
      <style:map style:condition="cell-content-is-between(0,14)" style:apply-style-name="notair" style:base-cell-address="level1.HN15"/>
    </style:style>
    <style:style style:name="ce1116" style:family="table-cell" style:parent-style-name="Default">
      <style:map style:condition="cell-content-is-between(0,14)" style:apply-style-name="notair" style:base-cell-address="level1.HN16"/>
    </style:style>
    <style:style style:name="ce1117" style:family="table-cell" style:parent-style-name="Default">
      <style:map style:condition="cell-content-is-between(0,14)" style:apply-style-name="notair" style:base-cell-address="level1.HN17"/>
    </style:style>
    <style:style style:name="ce1118" style:family="table-cell" style:parent-style-name="Default">
      <style:map style:condition="cell-content-is-between(0,14)" style:apply-style-name="notair" style:base-cell-address="level1.HN18"/>
    </style:style>
    <style:style style:name="ce1119" style:family="table-cell" style:parent-style-name="Default">
      <style:map style:condition="cell-content-is-between(0,14)" style:apply-style-name="notair" style:base-cell-address="level1.HN19"/>
    </style:style>
    <style:style style:name="ce1120" style:family="table-cell" style:parent-style-name="Default">
      <style:map style:condition="cell-content-is-between(0,14)" style:apply-style-name="notair" style:base-cell-address="level1.HN20"/>
    </style:style>
    <style:style style:name="ce1121" style:family="table-cell" style:parent-style-name="Default">
      <style:map style:condition="cell-content-is-between(0,14)" style:apply-style-name="notair" style:base-cell-address="level1.HN21"/>
    </style:style>
    <style:style style:name="ce1122" style:family="table-cell" style:parent-style-name="Default">
      <style:map style:condition="cell-content-is-between(0,14)" style:apply-style-name="notair" style:base-cell-address="level1.HN22"/>
    </style:style>
    <style:style style:name="ce1123" style:family="table-cell" style:parent-style-name="Default">
      <style:map style:condition="cell-content-is-between(0,14)" style:apply-style-name="notair" style:base-cell-address="level1.HN23"/>
    </style:style>
    <style:style style:name="ce1124" style:family="table-cell" style:parent-style-name="Default">
      <style:map style:condition="cell-content-is-between(0,14)" style:apply-style-name="notair" style:base-cell-address="level1.HN24"/>
    </style:style>
    <style:style style:name="ce1125" style:family="table-cell" style:parent-style-name="Default">
      <style:map style:condition="cell-content-is-between(0,14)" style:apply-style-name="notair" style:base-cell-address="level1.HN25"/>
    </style:style>
    <style:style style:name="ce1126" style:family="table-cell" style:parent-style-name="Default">
      <style:map style:condition="cell-content-is-between(0,14)" style:apply-style-name="notair" style:base-cell-address="level1.HN26"/>
    </style:style>
    <style:style style:name="ce1127" style:family="table-cell" style:parent-style-name="Default">
      <style:map style:condition="cell-content-is-between(0,14)" style:apply-style-name="notair" style:base-cell-address="level1.HN27"/>
    </style:style>
    <style:style style:name="ce1128" style:family="table-cell" style:parent-style-name="Default">
      <style:map style:condition="cell-content-is-between(0,14)" style:apply-style-name="notair" style:base-cell-address="level1.HN28"/>
    </style:style>
    <style:style style:name="ce1129" style:family="table-cell" style:parent-style-name="Default">
      <style:map style:condition="cell-content-is-between(0,14)" style:apply-style-name="notair" style:base-cell-address="level1.HN29"/>
    </style:style>
    <style:style style:name="ce1130" style:family="table-cell" style:parent-style-name="Default">
      <style:map style:condition="cell-content-is-between(0,14)" style:apply-style-name="notair" style:base-cell-address="level1.HN30"/>
    </style:style>
    <style:style style:name="ce1131" style:family="table-cell" style:parent-style-name="Default">
      <style:map style:condition="cell-content-is-between(0,14)" style:apply-style-name="notair" style:base-cell-address="level1.HN31"/>
    </style:style>
    <style:style style:name="ce1132" style:family="table-cell" style:parent-style-name="Default">
      <style:map style:condition="cell-content-is-between(0,14)" style:apply-style-name="notair" style:base-cell-address="level1.HN32"/>
    </style:style>
    <style:style style:name="ce1133" style:family="table-cell" style:parent-style-name="Default">
      <style:map style:condition="cell-content-is-between(0,14)" style:apply-style-name="notair" style:base-cell-address="level1.HN33"/>
    </style:style>
    <style:style style:name="ce1134" style:family="table-cell" style:parent-style-name="Default">
      <style:map style:condition="cell-content-is-between(0,14)" style:apply-style-name="notair" style:base-cell-address="level1.HN34"/>
    </style:style>
    <style:style style:name="ce1135" style:family="table-cell" style:parent-style-name="Default">
      <style:map style:condition="cell-content-is-between(0,14)" style:apply-style-name="notair" style:base-cell-address="level1.HO1"/>
    </style:style>
    <style:style style:name="ce1136" style:family="table-cell" style:parent-style-name="Default">
      <style:map style:condition="cell-content-is-between(0,14)" style:apply-style-name="notair" style:base-cell-address="level1.HO15"/>
    </style:style>
    <style:style style:name="ce1137" style:family="table-cell" style:parent-style-name="Default">
      <style:map style:condition="cell-content-is-between(0,14)" style:apply-style-name="notair" style:base-cell-address="level1.HO16"/>
    </style:style>
    <style:style style:name="ce1138" style:family="table-cell" style:parent-style-name="Default">
      <style:map style:condition="cell-content-is-between(0,14)" style:apply-style-name="notair" style:base-cell-address="level1.HO17"/>
    </style:style>
    <style:style style:name="ce1139" style:family="table-cell" style:parent-style-name="Default">
      <style:map style:condition="cell-content-is-between(0,14)" style:apply-style-name="notair" style:base-cell-address="level1.HO18"/>
    </style:style>
    <style:style style:name="ce1140" style:family="table-cell" style:parent-style-name="Default">
      <style:map style:condition="cell-content-is-between(0,14)" style:apply-style-name="notair" style:base-cell-address="level1.HO19"/>
    </style:style>
    <style:style style:name="ce1141" style:family="table-cell" style:parent-style-name="Default">
      <style:map style:condition="cell-content-is-between(0,14)" style:apply-style-name="notair" style:base-cell-address="level1.HO20"/>
    </style:style>
    <style:style style:name="ce1142" style:family="table-cell" style:parent-style-name="Default">
      <style:map style:condition="cell-content-is-between(0,14)" style:apply-style-name="notair" style:base-cell-address="level1.HO21"/>
    </style:style>
    <style:style style:name="ce1143" style:family="table-cell" style:parent-style-name="Default">
      <style:map style:condition="cell-content-is-between(0,14)" style:apply-style-name="notair" style:base-cell-address="level1.HO22"/>
    </style:style>
    <style:style style:name="ce1144" style:family="table-cell" style:parent-style-name="Default">
      <style:map style:condition="cell-content-is-between(0,14)" style:apply-style-name="notair" style:base-cell-address="level1.HO23"/>
    </style:style>
    <style:style style:name="ce1145" style:family="table-cell" style:parent-style-name="Default">
      <style:map style:condition="cell-content-is-between(0,14)" style:apply-style-name="notair" style:base-cell-address="level1.HO24"/>
    </style:style>
    <style:style style:name="ce1146" style:family="table-cell" style:parent-style-name="Default">
      <style:map style:condition="cell-content-is-between(0,14)" style:apply-style-name="notair" style:base-cell-address="level1.HO25"/>
    </style:style>
    <style:style style:name="ce1147" style:family="table-cell" style:parent-style-name="Default">
      <style:map style:condition="cell-content-is-between(0,14)" style:apply-style-name="notair" style:base-cell-address="level1.HO26"/>
    </style:style>
    <style:style style:name="ce1148" style:family="table-cell" style:parent-style-name="Default">
      <style:map style:condition="cell-content-is-between(0,14)" style:apply-style-name="notair" style:base-cell-address="level1.HO27"/>
    </style:style>
    <style:style style:name="ce1149" style:family="table-cell" style:parent-style-name="Default">
      <style:map style:condition="cell-content-is-between(0,14)" style:apply-style-name="notair" style:base-cell-address="level1.HO28"/>
    </style:style>
    <style:style style:name="ce1150" style:family="table-cell" style:parent-style-name="Default">
      <style:map style:condition="cell-content-is-between(0,14)" style:apply-style-name="notair" style:base-cell-address="level1.HO29"/>
    </style:style>
    <style:style style:name="ce1151" style:family="table-cell" style:parent-style-name="Default">
      <style:map style:condition="cell-content-is-between(0,14)" style:apply-style-name="notair" style:base-cell-address="level1.HO30"/>
    </style:style>
    <style:style style:name="ce1152" style:family="table-cell" style:parent-style-name="Default">
      <style:map style:condition="cell-content-is-between(0,14)" style:apply-style-name="notair" style:base-cell-address="level1.HO31"/>
    </style:style>
    <style:style style:name="ce1153" style:family="table-cell" style:parent-style-name="Default">
      <style:map style:condition="cell-content-is-between(0,14)" style:apply-style-name="notair" style:base-cell-address="level1.HO32"/>
    </style:style>
    <style:style style:name="ce1154" style:family="table-cell" style:parent-style-name="Default">
      <style:map style:condition="cell-content-is-between(0,14)" style:apply-style-name="notair" style:base-cell-address="level1.HO33"/>
    </style:style>
    <style:style style:name="ce1155" style:family="table-cell" style:parent-style-name="Default">
      <style:map style:condition="cell-content-is-between(0,14)" style:apply-style-name="notair" style:base-cell-address="level1.HO34"/>
    </style:style>
    <style:style style:name="ce1156" style:family="table-cell" style:parent-style-name="Default">
      <style:map style:condition="cell-content-is-between(0,14)" style:apply-style-name="notair" style:base-cell-address="level1.HP1"/>
    </style:style>
    <style:style style:name="ce1157" style:family="table-cell" style:parent-style-name="Default">
      <style:map style:condition="cell-content-is-between(0,14)" style:apply-style-name="notair" style:base-cell-address="level1.HP15"/>
    </style:style>
    <style:style style:name="ce1158" style:family="table-cell" style:parent-style-name="Default">
      <style:map style:condition="cell-content-is-between(0,14)" style:apply-style-name="notair" style:base-cell-address="level1.HP16"/>
    </style:style>
    <style:style style:name="ce1159" style:family="table-cell" style:parent-style-name="Default">
      <style:map style:condition="cell-content-is-between(0,14)" style:apply-style-name="notair" style:base-cell-address="level1.HP17"/>
    </style:style>
    <style:style style:name="ce1160" style:family="table-cell" style:parent-style-name="Default">
      <style:map style:condition="cell-content-is-between(0,14)" style:apply-style-name="notair" style:base-cell-address="level1.HP18"/>
    </style:style>
    <style:style style:name="ce1161" style:family="table-cell" style:parent-style-name="Default">
      <style:map style:condition="cell-content-is-between(0,14)" style:apply-style-name="notair" style:base-cell-address="level1.HP19"/>
    </style:style>
    <style:style style:name="ce1162" style:family="table-cell" style:parent-style-name="Default">
      <style:map style:condition="cell-content-is-between(0,14)" style:apply-style-name="notair" style:base-cell-address="level1.HP20"/>
    </style:style>
    <style:style style:name="ce1163" style:family="table-cell" style:parent-style-name="Default">
      <style:map style:condition="cell-content-is-between(0,14)" style:apply-style-name="notair" style:base-cell-address="level1.HP21"/>
    </style:style>
    <style:style style:name="ce1164" style:family="table-cell" style:parent-style-name="Default">
      <style:map style:condition="cell-content-is-between(0,14)" style:apply-style-name="notair" style:base-cell-address="level1.HP22"/>
    </style:style>
    <style:style style:name="ce1165" style:family="table-cell" style:parent-style-name="Default">
      <style:map style:condition="cell-content-is-between(0,14)" style:apply-style-name="notair" style:base-cell-address="level1.HP23"/>
    </style:style>
    <style:style style:name="ce1166" style:family="table-cell" style:parent-style-name="Default">
      <style:map style:condition="cell-content-is-between(0,14)" style:apply-style-name="notair" style:base-cell-address="level1.HP24"/>
    </style:style>
    <style:style style:name="ce1167" style:family="table-cell" style:parent-style-name="Default">
      <style:map style:condition="cell-content-is-between(0,14)" style:apply-style-name="notair" style:base-cell-address="level1.HP25"/>
    </style:style>
    <style:style style:name="ce1168" style:family="table-cell" style:parent-style-name="Default">
      <style:map style:condition="cell-content-is-between(0,14)" style:apply-style-name="notair" style:base-cell-address="level1.HP26"/>
    </style:style>
    <style:style style:name="ce1169" style:family="table-cell" style:parent-style-name="Default">
      <style:map style:condition="cell-content-is-between(0,14)" style:apply-style-name="notair" style:base-cell-address="level1.HP27"/>
    </style:style>
    <style:style style:name="ce1170" style:family="table-cell" style:parent-style-name="Default">
      <style:map style:condition="cell-content-is-between(0,14)" style:apply-style-name="notair" style:base-cell-address="level1.HP28"/>
    </style:style>
    <style:style style:name="ce1171" style:family="table-cell" style:parent-style-name="Default">
      <style:map style:condition="cell-content-is-between(0,14)" style:apply-style-name="notair" style:base-cell-address="level1.HP29"/>
    </style:style>
    <style:style style:name="ce1172" style:family="table-cell" style:parent-style-name="Default">
      <style:map style:condition="cell-content-is-between(0,14)" style:apply-style-name="notair" style:base-cell-address="level1.HP30"/>
    </style:style>
    <style:style style:name="ce1173" style:family="table-cell" style:parent-style-name="Default">
      <style:map style:condition="cell-content-is-between(0,14)" style:apply-style-name="notair" style:base-cell-address="level1.HP31"/>
    </style:style>
    <style:style style:name="ce1174" style:family="table-cell" style:parent-style-name="Default">
      <style:map style:condition="cell-content-is-between(0,14)" style:apply-style-name="notair" style:base-cell-address="level1.HP32"/>
    </style:style>
    <style:style style:name="ce1175" style:family="table-cell" style:parent-style-name="Default">
      <style:map style:condition="cell-content-is-between(0,14)" style:apply-style-name="notair" style:base-cell-address="level1.HP33"/>
    </style:style>
    <style:style style:name="ce1176" style:family="table-cell" style:parent-style-name="Default">
      <style:map style:condition="cell-content-is-between(0,14)" style:apply-style-name="notair" style:base-cell-address="level1.HP34"/>
    </style:style>
    <style:style style:name="ce1177" style:family="table-cell" style:parent-style-name="Default">
      <style:map style:condition="cell-content-is-between(0,14)" style:apply-style-name="notair" style:base-cell-address="level1.HQ1"/>
    </style:style>
    <style:style style:name="ce1178" style:family="table-cell" style:parent-style-name="Default">
      <style:map style:condition="cell-content-is-between(0,14)" style:apply-style-name="notair" style:base-cell-address="level1.HQ15"/>
    </style:style>
    <style:style style:name="ce1179" style:family="table-cell" style:parent-style-name="Default">
      <style:map style:condition="cell-content-is-between(0,14)" style:apply-style-name="notair" style:base-cell-address="level1.HQ16"/>
    </style:style>
    <style:style style:name="ce1180" style:family="table-cell" style:parent-style-name="Default">
      <style:map style:condition="cell-content-is-between(0,14)" style:apply-style-name="notair" style:base-cell-address="level1.HQ17"/>
    </style:style>
    <style:style style:name="ce1181" style:family="table-cell" style:parent-style-name="Default">
      <style:map style:condition="cell-content-is-between(0,14)" style:apply-style-name="notair" style:base-cell-address="level1.HQ18"/>
    </style:style>
    <style:style style:name="ce1182" style:family="table-cell" style:parent-style-name="Default">
      <style:map style:condition="cell-content-is-between(0,14)" style:apply-style-name="notair" style:base-cell-address="level1.HQ19"/>
    </style:style>
    <style:style style:name="ce1183" style:family="table-cell" style:parent-style-name="Default">
      <style:map style:condition="cell-content-is-between(0,14)" style:apply-style-name="notair" style:base-cell-address="level1.HQ20"/>
    </style:style>
    <style:style style:name="ce1184" style:family="table-cell" style:parent-style-name="Default">
      <style:map style:condition="cell-content-is-between(0,14)" style:apply-style-name="notair" style:base-cell-address="level1.HQ21"/>
    </style:style>
    <style:style style:name="ce1185" style:family="table-cell" style:parent-style-name="Default">
      <style:map style:condition="cell-content-is-between(0,14)" style:apply-style-name="notair" style:base-cell-address="level1.HQ22"/>
    </style:style>
    <style:style style:name="ce1186" style:family="table-cell" style:parent-style-name="Default">
      <style:map style:condition="cell-content-is-between(0,14)" style:apply-style-name="notair" style:base-cell-address="level1.HQ23"/>
    </style:style>
    <style:style style:name="ce1187" style:family="table-cell" style:parent-style-name="Default">
      <style:map style:condition="cell-content-is-between(0,14)" style:apply-style-name="notair" style:base-cell-address="level1.HQ24"/>
    </style:style>
    <style:style style:name="ce1188" style:family="table-cell" style:parent-style-name="Default">
      <style:map style:condition="cell-content-is-between(0,14)" style:apply-style-name="notair" style:base-cell-address="level1.HQ25"/>
    </style:style>
    <style:style style:name="ce1189" style:family="table-cell" style:parent-style-name="Default">
      <style:map style:condition="cell-content-is-between(0,14)" style:apply-style-name="notair" style:base-cell-address="level1.HQ26"/>
    </style:style>
    <style:style style:name="ce1190" style:family="table-cell" style:parent-style-name="Default">
      <style:map style:condition="cell-content-is-between(0,14)" style:apply-style-name="notair" style:base-cell-address="level1.HQ27"/>
    </style:style>
    <style:style style:name="ce1191" style:family="table-cell" style:parent-style-name="Default">
      <style:map style:condition="cell-content-is-between(0,14)" style:apply-style-name="notair" style:base-cell-address="level1.HQ28"/>
    </style:style>
    <style:style style:name="ce1192" style:family="table-cell" style:parent-style-name="Default">
      <style:map style:condition="cell-content-is-between(0,14)" style:apply-style-name="notair" style:base-cell-address="level1.HQ29"/>
    </style:style>
    <style:style style:name="ce1193" style:family="table-cell" style:parent-style-name="Default">
      <style:map style:condition="cell-content-is-between(0,14)" style:apply-style-name="notair" style:base-cell-address="level1.HQ30"/>
    </style:style>
    <style:style style:name="ce1194" style:family="table-cell" style:parent-style-name="Default">
      <style:map style:condition="cell-content-is-between(0,14)" style:apply-style-name="notair" style:base-cell-address="level1.HQ31"/>
    </style:style>
    <style:style style:name="ce1195" style:family="table-cell" style:parent-style-name="Default">
      <style:map style:condition="cell-content-is-between(0,14)" style:apply-style-name="notair" style:base-cell-address="level1.HQ32"/>
    </style:style>
    <style:style style:name="ce1196" style:family="table-cell" style:parent-style-name="Default">
      <style:map style:condition="cell-content-is-between(0,14)" style:apply-style-name="notair" style:base-cell-address="level1.HQ33"/>
    </style:style>
    <style:style style:name="ce1197" style:family="table-cell" style:parent-style-name="Default">
      <style:map style:condition="cell-content-is-between(0,14)" style:apply-style-name="notair" style:base-cell-address="level1.HQ34"/>
    </style:style>
    <style:style style:name="ce1198" style:family="table-cell" style:parent-style-name="Default">
      <style:map style:condition="cell-content-is-between(0,14)" style:apply-style-name="notair" style:base-cell-address="level1.HR1"/>
    </style:style>
    <style:style style:name="ce1199" style:family="table-cell" style:parent-style-name="Default">
      <style:map style:condition="cell-content-is-between(0,14)" style:apply-style-name="notair" style:base-cell-address="level1.HR15"/>
    </style:style>
    <style:style style:name="ce1200" style:family="table-cell" style:parent-style-name="Default">
      <style:map style:condition="cell-content-is-between(0,14)" style:apply-style-name="notair" style:base-cell-address="level1.HR16"/>
    </style:style>
    <style:style style:name="ce1201" style:family="table-cell" style:parent-style-name="Default">
      <style:map style:condition="cell-content-is-between(0,14)" style:apply-style-name="notair" style:base-cell-address="level1.HR17"/>
    </style:style>
    <style:style style:name="ce1202" style:family="table-cell" style:parent-style-name="Default">
      <style:map style:condition="cell-content-is-between(0,14)" style:apply-style-name="notair" style:base-cell-address="level1.HR18"/>
    </style:style>
    <style:style style:name="ce1203" style:family="table-cell" style:parent-style-name="Default">
      <style:map style:condition="cell-content-is-between(0,14)" style:apply-style-name="notair" style:base-cell-address="level1.HR19"/>
    </style:style>
    <style:style style:name="ce1204" style:family="table-cell" style:parent-style-name="Default">
      <style:map style:condition="cell-content-is-between(0,14)" style:apply-style-name="notair" style:base-cell-address="level1.HR20"/>
    </style:style>
    <style:style style:name="ce1205" style:family="table-cell" style:parent-style-name="Default">
      <style:map style:condition="cell-content-is-between(0,14)" style:apply-style-name="notair" style:base-cell-address="level1.HR21"/>
    </style:style>
    <style:style style:name="ce1206" style:family="table-cell" style:parent-style-name="Default">
      <style:map style:condition="cell-content-is-between(0,14)" style:apply-style-name="notair" style:base-cell-address="level1.HR22"/>
    </style:style>
    <style:style style:name="ce1207" style:family="table-cell" style:parent-style-name="Default">
      <style:map style:condition="cell-content-is-between(0,14)" style:apply-style-name="notair" style:base-cell-address="level1.HR23"/>
    </style:style>
    <style:style style:name="ce1208" style:family="table-cell" style:parent-style-name="Default">
      <style:map style:condition="cell-content-is-between(0,14)" style:apply-style-name="notair" style:base-cell-address="level1.HR24"/>
    </style:style>
    <style:style style:name="ce1209" style:family="table-cell" style:parent-style-name="Default">
      <style:map style:condition="cell-content-is-between(0,14)" style:apply-style-name="notair" style:base-cell-address="level1.HR25"/>
    </style:style>
    <style:style style:name="ce1210" style:family="table-cell" style:parent-style-name="Default">
      <style:map style:condition="cell-content-is-between(0,14)" style:apply-style-name="notair" style:base-cell-address="level1.HR26"/>
    </style:style>
    <style:style style:name="ce1211" style:family="table-cell" style:parent-style-name="Default">
      <style:map style:condition="cell-content-is-between(0,14)" style:apply-style-name="notair" style:base-cell-address="level1.HR27"/>
    </style:style>
    <style:style style:name="ce1212" style:family="table-cell" style:parent-style-name="Default">
      <style:map style:condition="cell-content-is-between(0,14)" style:apply-style-name="notair" style:base-cell-address="level1.HR28"/>
    </style:style>
    <style:style style:name="ce1213" style:family="table-cell" style:parent-style-name="Default">
      <style:map style:condition="cell-content-is-between(0,14)" style:apply-style-name="notair" style:base-cell-address="level1.HR29"/>
    </style:style>
    <style:style style:name="ce1214" style:family="table-cell" style:parent-style-name="Default">
      <style:map style:condition="cell-content-is-between(0,14)" style:apply-style-name="notair" style:base-cell-address="level1.HR30"/>
    </style:style>
    <style:style style:name="ce1215" style:family="table-cell" style:parent-style-name="Default">
      <style:map style:condition="cell-content-is-between(0,14)" style:apply-style-name="notair" style:base-cell-address="level1.HR31"/>
    </style:style>
    <style:style style:name="ce1216" style:family="table-cell" style:parent-style-name="Default">
      <style:map style:condition="cell-content-is-between(0,14)" style:apply-style-name="notair" style:base-cell-address="level1.HR32"/>
    </style:style>
    <style:style style:name="ce1217" style:family="table-cell" style:parent-style-name="Default">
      <style:map style:condition="cell-content-is-between(0,14)" style:apply-style-name="notair" style:base-cell-address="level1.HR33"/>
    </style:style>
    <style:style style:name="ce1218" style:family="table-cell" style:parent-style-name="Default">
      <style:map style:condition="cell-content-is-between(0,14)" style:apply-style-name="notair" style:base-cell-address="level1.HR34"/>
    </style:style>
    <style:style style:name="ce1219" style:family="table-cell" style:parent-style-name="Default">
      <style:map style:condition="cell-content-is-between(0,14)" style:apply-style-name="notair" style:base-cell-address="level1.HS1"/>
    </style:style>
    <style:style style:name="ce1220" style:family="table-cell" style:parent-style-name="Default">
      <style:map style:condition="cell-content-is-between(0,14)" style:apply-style-name="notair" style:base-cell-address="level1.HS15"/>
    </style:style>
    <style:style style:name="ce1221" style:family="table-cell" style:parent-style-name="Default">
      <style:map style:condition="cell-content-is-between(0,14)" style:apply-style-name="notair" style:base-cell-address="level1.HS16"/>
    </style:style>
    <style:style style:name="ce1222" style:family="table-cell" style:parent-style-name="Default">
      <style:map style:condition="cell-content-is-between(0,14)" style:apply-style-name="notair" style:base-cell-address="level1.HS17"/>
    </style:style>
    <style:style style:name="ce1223" style:family="table-cell" style:parent-style-name="Default">
      <style:map style:condition="cell-content-is-between(0,14)" style:apply-style-name="notair" style:base-cell-address="level1.HS18"/>
    </style:style>
    <style:style style:name="ce1224" style:family="table-cell" style:parent-style-name="Default">
      <style:map style:condition="cell-content-is-between(0,14)" style:apply-style-name="notair" style:base-cell-address="level1.HS19"/>
    </style:style>
    <style:style style:name="ce1225" style:family="table-cell" style:parent-style-name="Default">
      <style:map style:condition="cell-content-is-between(0,14)" style:apply-style-name="notair" style:base-cell-address="level1.HS20"/>
    </style:style>
    <style:style style:name="ce1226" style:family="table-cell" style:parent-style-name="Default">
      <style:map style:condition="cell-content-is-between(0,14)" style:apply-style-name="notair" style:base-cell-address="level1.HS21"/>
    </style:style>
    <style:style style:name="ce1227" style:family="table-cell" style:parent-style-name="Default">
      <style:map style:condition="cell-content-is-between(0,14)" style:apply-style-name="notair" style:base-cell-address="level1.HS22"/>
    </style:style>
    <style:style style:name="ce1228" style:family="table-cell" style:parent-style-name="Default">
      <style:map style:condition="cell-content-is-between(0,14)" style:apply-style-name="notair" style:base-cell-address="level1.HS23"/>
    </style:style>
    <style:style style:name="ce1229" style:family="table-cell" style:parent-style-name="Default">
      <style:map style:condition="cell-content-is-between(0,14)" style:apply-style-name="notair" style:base-cell-address="level1.HS24"/>
    </style:style>
    <style:style style:name="ce1230" style:family="table-cell" style:parent-style-name="Default">
      <style:map style:condition="cell-content-is-between(0,14)" style:apply-style-name="notair" style:base-cell-address="level1.HS25"/>
    </style:style>
    <style:style style:name="ce1231" style:family="table-cell" style:parent-style-name="Default">
      <style:map style:condition="cell-content-is-between(0,14)" style:apply-style-name="notair" style:base-cell-address="level1.HS26"/>
    </style:style>
    <style:style style:name="ce1232" style:family="table-cell" style:parent-style-name="Default">
      <style:map style:condition="cell-content-is-between(0,14)" style:apply-style-name="notair" style:base-cell-address="level1.HS27"/>
    </style:style>
    <style:style style:name="ce1233" style:family="table-cell" style:parent-style-name="Default">
      <style:map style:condition="cell-content-is-between(0,14)" style:apply-style-name="notair" style:base-cell-address="level1.HS28"/>
    </style:style>
    <style:style style:name="ce1234" style:family="table-cell" style:parent-style-name="Default">
      <style:map style:condition="cell-content-is-between(0,14)" style:apply-style-name="notair" style:base-cell-address="level1.HS29"/>
    </style:style>
    <style:style style:name="ce1235" style:family="table-cell" style:parent-style-name="Default">
      <style:map style:condition="cell-content-is-between(0,14)" style:apply-style-name="notair" style:base-cell-address="level1.HS30"/>
    </style:style>
    <style:style style:name="ce1236" style:family="table-cell" style:parent-style-name="Default">
      <style:map style:condition="cell-content-is-between(0,14)" style:apply-style-name="notair" style:base-cell-address="level1.HS31"/>
    </style:style>
    <style:style style:name="ce1237" style:family="table-cell" style:parent-style-name="Default">
      <style:map style:condition="cell-content-is-between(0,14)" style:apply-style-name="notair" style:base-cell-address="level1.HS32"/>
    </style:style>
    <style:style style:name="ce1238" style:family="table-cell" style:parent-style-name="Default">
      <style:map style:condition="cell-content-is-between(0,14)" style:apply-style-name="notair" style:base-cell-address="level1.HS33"/>
    </style:style>
    <style:style style:name="ce1239" style:family="table-cell" style:parent-style-name="Default">
      <style:map style:condition="cell-content-is-between(0,14)" style:apply-style-name="notair" style:base-cell-address="level1.HS34"/>
    </style:style>
    <style:style style:name="ce1240" style:family="table-cell" style:parent-style-name="Default">
      <style:map style:condition="cell-content-is-between(0,14)" style:apply-style-name="notair" style:base-cell-address="level1.HT1"/>
    </style:style>
    <style:style style:name="ce1241" style:family="table-cell" style:parent-style-name="Default">
      <style:map style:condition="cell-content-is-between(0,14)" style:apply-style-name="notair" style:base-cell-address="level1.HT15"/>
    </style:style>
    <style:style style:name="ce1242" style:family="table-cell" style:parent-style-name="Default">
      <style:map style:condition="cell-content-is-between(0,14)" style:apply-style-name="notair" style:base-cell-address="level1.HT16"/>
    </style:style>
    <style:style style:name="ce1243" style:family="table-cell" style:parent-style-name="Default">
      <style:map style:condition="cell-content-is-between(0,14)" style:apply-style-name="notair" style:base-cell-address="level1.HT17"/>
    </style:style>
    <style:style style:name="ce1244" style:family="table-cell" style:parent-style-name="Default">
      <style:map style:condition="cell-content-is-between(0,14)" style:apply-style-name="notair" style:base-cell-address="level1.HT18"/>
    </style:style>
    <style:style style:name="ce1245" style:family="table-cell" style:parent-style-name="Default">
      <style:map style:condition="cell-content-is-between(0,14)" style:apply-style-name="notair" style:base-cell-address="level1.HT19"/>
    </style:style>
    <style:style style:name="ce1246" style:family="table-cell" style:parent-style-name="Default">
      <style:map style:condition="cell-content-is-between(0,14)" style:apply-style-name="notair" style:base-cell-address="level1.HT20"/>
    </style:style>
    <style:style style:name="ce1247" style:family="table-cell" style:parent-style-name="Default">
      <style:map style:condition="cell-content-is-between(0,14)" style:apply-style-name="notair" style:base-cell-address="level1.HT21"/>
    </style:style>
    <style:style style:name="ce1248" style:family="table-cell" style:parent-style-name="Default">
      <style:map style:condition="cell-content-is-between(0,14)" style:apply-style-name="notair" style:base-cell-address="level1.HT22"/>
    </style:style>
    <style:style style:name="ce1249" style:family="table-cell" style:parent-style-name="Default">
      <style:map style:condition="cell-content-is-between(0,14)" style:apply-style-name="notair" style:base-cell-address="level1.HT23"/>
    </style:style>
    <style:style style:name="ce1250" style:family="table-cell" style:parent-style-name="Default">
      <style:map style:condition="cell-content-is-between(0,14)" style:apply-style-name="notair" style:base-cell-address="level1.HT24"/>
    </style:style>
    <style:style style:name="ce1251" style:family="table-cell" style:parent-style-name="Default">
      <style:map style:condition="cell-content-is-between(0,14)" style:apply-style-name="notair" style:base-cell-address="level1.HT25"/>
    </style:style>
    <style:style style:name="ce1252" style:family="table-cell" style:parent-style-name="Default">
      <style:map style:condition="cell-content-is-between(0,14)" style:apply-style-name="notair" style:base-cell-address="level1.HT26"/>
    </style:style>
    <style:style style:name="ce1253" style:family="table-cell" style:parent-style-name="Default">
      <style:map style:condition="cell-content-is-between(0,14)" style:apply-style-name="notair" style:base-cell-address="level1.HT27"/>
    </style:style>
    <style:style style:name="ce1254" style:family="table-cell" style:parent-style-name="Default">
      <style:map style:condition="cell-content-is-between(0,14)" style:apply-style-name="notair" style:base-cell-address="level1.HT28"/>
    </style:style>
    <style:style style:name="ce1255" style:family="table-cell" style:parent-style-name="Default">
      <style:map style:condition="cell-content-is-between(0,14)" style:apply-style-name="notair" style:base-cell-address="level1.HT29"/>
    </style:style>
    <style:style style:name="ce1256" style:family="table-cell" style:parent-style-name="Default">
      <style:map style:condition="cell-content-is-between(0,14)" style:apply-style-name="notair" style:base-cell-address="level1.HT30"/>
    </style:style>
    <style:style style:name="ce1257" style:family="table-cell" style:parent-style-name="Default">
      <style:map style:condition="cell-content-is-between(0,14)" style:apply-style-name="notair" style:base-cell-address="level1.HT31"/>
    </style:style>
    <style:style style:name="ce1258" style:family="table-cell" style:parent-style-name="Default">
      <style:map style:condition="cell-content-is-between(0,14)" style:apply-style-name="notair" style:base-cell-address="level1.HT32"/>
    </style:style>
    <style:style style:name="ce1259" style:family="table-cell" style:parent-style-name="Default">
      <style:map style:condition="cell-content-is-between(0,14)" style:apply-style-name="notair" style:base-cell-address="level1.HT33"/>
    </style:style>
    <style:style style:name="ce1260" style:family="table-cell" style:parent-style-name="Default">
      <style:map style:condition="cell-content-is-between(0,14)" style:apply-style-name="notair" style:base-cell-address="level1.HT34"/>
    </style:style>
    <style:style style:name="ce1261" style:family="table-cell" style:parent-style-name="Default">
      <style:map style:condition="cell-content-is-between(0,14)" style:apply-style-name="notair" style:base-cell-address="level1.HU1"/>
    </style:style>
    <style:style style:name="ce1262" style:family="table-cell" style:parent-style-name="Default">
      <style:map style:condition="cell-content-is-between(0,14)" style:apply-style-name="notair" style:base-cell-address="level1.HU15"/>
    </style:style>
    <style:style style:name="ce1263" style:family="table-cell" style:parent-style-name="Default">
      <style:map style:condition="cell-content-is-between(0,14)" style:apply-style-name="notair" style:base-cell-address="level1.HU16"/>
    </style:style>
    <style:style style:name="ce1264" style:family="table-cell" style:parent-style-name="Default">
      <style:map style:condition="cell-content-is-between(0,14)" style:apply-style-name="notair" style:base-cell-address="level1.HU17"/>
    </style:style>
    <style:style style:name="ce1265" style:family="table-cell" style:parent-style-name="Default">
      <style:map style:condition="cell-content-is-between(0,14)" style:apply-style-name="notair" style:base-cell-address="level1.HU18"/>
    </style:style>
    <style:style style:name="ce1266" style:family="table-cell" style:parent-style-name="Default">
      <style:map style:condition="cell-content-is-between(0,14)" style:apply-style-name="notair" style:base-cell-address="level1.HU19"/>
    </style:style>
    <style:style style:name="ce1267" style:family="table-cell" style:parent-style-name="Default">
      <style:map style:condition="cell-content-is-between(0,14)" style:apply-style-name="notair" style:base-cell-address="level1.HU20"/>
    </style:style>
    <style:style style:name="ce1268" style:family="table-cell" style:parent-style-name="Default">
      <style:map style:condition="cell-content-is-between(0,14)" style:apply-style-name="notair" style:base-cell-address="level1.HU21"/>
    </style:style>
    <style:style style:name="ce1269" style:family="table-cell" style:parent-style-name="Default">
      <style:map style:condition="cell-content-is-between(0,14)" style:apply-style-name="notair" style:base-cell-address="level1.HU22"/>
    </style:style>
    <style:style style:name="ce1270" style:family="table-cell" style:parent-style-name="Default">
      <style:map style:condition="cell-content-is-between(0,14)" style:apply-style-name="notair" style:base-cell-address="level1.HU23"/>
    </style:style>
    <style:style style:name="ce1271" style:family="table-cell" style:parent-style-name="Default">
      <style:map style:condition="cell-content-is-between(0,14)" style:apply-style-name="notair" style:base-cell-address="level1.HU24"/>
    </style:style>
    <style:style style:name="ce1272" style:family="table-cell" style:parent-style-name="Default">
      <style:map style:condition="cell-content-is-between(0,14)" style:apply-style-name="notair" style:base-cell-address="level1.HU25"/>
    </style:style>
    <style:style style:name="ce1273" style:family="table-cell" style:parent-style-name="Default">
      <style:map style:condition="cell-content-is-between(0,14)" style:apply-style-name="notair" style:base-cell-address="level1.HU26"/>
    </style:style>
    <style:style style:name="ce1274" style:family="table-cell" style:parent-style-name="Default">
      <style:map style:condition="cell-content-is-between(0,14)" style:apply-style-name="notair" style:base-cell-address="level1.HU27"/>
    </style:style>
    <style:style style:name="ce1275" style:family="table-cell" style:parent-style-name="Default">
      <style:map style:condition="cell-content-is-between(0,14)" style:apply-style-name="notair" style:base-cell-address="level1.HU28"/>
    </style:style>
    <style:style style:name="ce1276" style:family="table-cell" style:parent-style-name="Default">
      <style:map style:condition="cell-content-is-between(0,14)" style:apply-style-name="notair" style:base-cell-address="level1.HU29"/>
    </style:style>
    <style:style style:name="ce1277" style:family="table-cell" style:parent-style-name="Default">
      <style:map style:condition="cell-content-is-between(0,14)" style:apply-style-name="notair" style:base-cell-address="level1.HU30"/>
    </style:style>
    <style:style style:name="ce1278" style:family="table-cell" style:parent-style-name="Default">
      <style:map style:condition="cell-content-is-between(0,14)" style:apply-style-name="notair" style:base-cell-address="level1.HU31"/>
    </style:style>
    <style:style style:name="ce1279" style:family="table-cell" style:parent-style-name="Default">
      <style:map style:condition="cell-content-is-between(0,14)" style:apply-style-name="notair" style:base-cell-address="level1.HU32"/>
    </style:style>
    <style:style style:name="ce1280" style:family="table-cell" style:parent-style-name="Default">
      <style:map style:condition="cell-content-is-between(0,14)" style:apply-style-name="notair" style:base-cell-address="level1.HU33"/>
    </style:style>
    <style:style style:name="ce1281" style:family="table-cell" style:parent-style-name="Default">
      <style:map style:condition="cell-content-is-between(0,14)" style:apply-style-name="notair" style:base-cell-address="level1.HU34"/>
    </style:style>
    <style:style style:name="ce1282" style:family="table-cell" style:parent-style-name="Default">
      <style:map style:condition="cell-content-is-between(0,14)" style:apply-style-name="notair" style:base-cell-address="level1.HV1"/>
    </style:style>
    <style:style style:name="ce1283" style:family="table-cell" style:parent-style-name="Default">
      <style:map style:condition="cell-content-is-between(0,14)" style:apply-style-name="notair" style:base-cell-address="level1.HV15"/>
    </style:style>
    <style:style style:name="ce1284" style:family="table-cell" style:parent-style-name="Default">
      <style:map style:condition="cell-content-is-between(0,14)" style:apply-style-name="notair" style:base-cell-address="level1.HV16"/>
    </style:style>
    <style:style style:name="ce1285" style:family="table-cell" style:parent-style-name="Default">
      <style:map style:condition="cell-content-is-between(0,14)" style:apply-style-name="notair" style:base-cell-address="level1.HV17"/>
    </style:style>
    <style:style style:name="ce1286" style:family="table-cell" style:parent-style-name="Default">
      <style:map style:condition="cell-content-is-between(0,14)" style:apply-style-name="notair" style:base-cell-address="level1.HV18"/>
    </style:style>
    <style:style style:name="ce1287" style:family="table-cell" style:parent-style-name="Default">
      <style:map style:condition="cell-content-is-between(0,14)" style:apply-style-name="notair" style:base-cell-address="level1.HV19"/>
    </style:style>
    <style:style style:name="ce1288" style:family="table-cell" style:parent-style-name="Default">
      <style:map style:condition="cell-content-is-between(0,14)" style:apply-style-name="notair" style:base-cell-address="level1.HV20"/>
    </style:style>
    <style:style style:name="ce1289" style:family="table-cell" style:parent-style-name="Default">
      <style:map style:condition="cell-content-is-between(0,14)" style:apply-style-name="notair" style:base-cell-address="level1.HV21"/>
    </style:style>
    <style:style style:name="ce1290" style:family="table-cell" style:parent-style-name="Default">
      <style:map style:condition="cell-content-is-between(0,14)" style:apply-style-name="notair" style:base-cell-address="level1.HV22"/>
    </style:style>
    <style:style style:name="ce1291" style:family="table-cell" style:parent-style-name="Default">
      <style:map style:condition="cell-content-is-between(0,14)" style:apply-style-name="notair" style:base-cell-address="level1.HV23"/>
    </style:style>
    <style:style style:name="ce1292" style:family="table-cell" style:parent-style-name="Default">
      <style:map style:condition="cell-content-is-between(0,14)" style:apply-style-name="notair" style:base-cell-address="level1.HV24"/>
    </style:style>
    <style:style style:name="ce1293" style:family="table-cell" style:parent-style-name="Default">
      <style:map style:condition="cell-content-is-between(0,14)" style:apply-style-name="notair" style:base-cell-address="level1.HV25"/>
    </style:style>
    <style:style style:name="ce1294" style:family="table-cell" style:parent-style-name="Default">
      <style:map style:condition="cell-content-is-between(0,14)" style:apply-style-name="notair" style:base-cell-address="level1.HV26"/>
    </style:style>
    <style:style style:name="ce1295" style:family="table-cell" style:parent-style-name="Default">
      <style:map style:condition="cell-content-is-between(0,14)" style:apply-style-name="notair" style:base-cell-address="level1.HV27"/>
    </style:style>
    <style:style style:name="ce1296" style:family="table-cell" style:parent-style-name="Default">
      <style:map style:condition="cell-content-is-between(0,14)" style:apply-style-name="notair" style:base-cell-address="level1.HV28"/>
    </style:style>
    <style:style style:name="ce1297" style:family="table-cell" style:parent-style-name="Default">
      <style:map style:condition="cell-content-is-between(0,14)" style:apply-style-name="notair" style:base-cell-address="level1.HV29"/>
    </style:style>
    <style:style style:name="ce1298" style:family="table-cell" style:parent-style-name="Default">
      <style:map style:condition="cell-content-is-between(0,14)" style:apply-style-name="notair" style:base-cell-address="level1.HV30"/>
    </style:style>
    <style:style style:name="ce1299" style:family="table-cell" style:parent-style-name="Default">
      <style:map style:condition="cell-content-is-between(0,14)" style:apply-style-name="notair" style:base-cell-address="level1.HV31"/>
    </style:style>
    <style:style style:name="ce1300" style:family="table-cell" style:parent-style-name="Default">
      <style:map style:condition="cell-content-is-between(0,14)" style:apply-style-name="notair" style:base-cell-address="level1.HV32"/>
    </style:style>
    <style:style style:name="ce1301" style:family="table-cell" style:parent-style-name="Default">
      <style:map style:condition="cell-content-is-between(0,14)" style:apply-style-name="notair" style:base-cell-address="level1.HV33"/>
    </style:style>
    <style:style style:name="ce1302" style:family="table-cell" style:parent-style-name="Default">
      <style:map style:condition="cell-content-is-between(0,14)" style:apply-style-name="notair" style:base-cell-address="level1.HV34"/>
    </style:style>
    <style:style style:name="ce1303" style:family="table-cell" style:parent-style-name="Default">
      <style:map style:condition="cell-content-is-between(0,14)" style:apply-style-name="notair" style:base-cell-address="level1.HW1"/>
    </style:style>
    <style:style style:name="ce1304" style:family="table-cell" style:parent-style-name="Default">
      <style:map style:condition="cell-content-is-between(0,14)" style:apply-style-name="notair" style:base-cell-address="level1.HW15"/>
    </style:style>
    <style:style style:name="ce1305" style:family="table-cell" style:parent-style-name="Default">
      <style:map style:condition="cell-content-is-between(0,14)" style:apply-style-name="notair" style:base-cell-address="level1.HW16"/>
    </style:style>
    <style:style style:name="ce1306" style:family="table-cell" style:parent-style-name="Default">
      <style:map style:condition="cell-content-is-between(0,14)" style:apply-style-name="notair" style:base-cell-address="level1.HW17"/>
    </style:style>
    <style:style style:name="ce1307" style:family="table-cell" style:parent-style-name="Default">
      <style:map style:condition="cell-content-is-between(0,14)" style:apply-style-name="notair" style:base-cell-address="level1.HW18"/>
    </style:style>
    <style:style style:name="ce1308" style:family="table-cell" style:parent-style-name="Default">
      <style:map style:condition="cell-content-is-between(0,14)" style:apply-style-name="notair" style:base-cell-address="level1.HW19"/>
    </style:style>
    <style:style style:name="ce1309" style:family="table-cell" style:parent-style-name="Default">
      <style:map style:condition="cell-content-is-between(0,14)" style:apply-style-name="notair" style:base-cell-address="level1.HW20"/>
    </style:style>
    <style:style style:name="ce1310" style:family="table-cell" style:parent-style-name="Default">
      <style:map style:condition="cell-content-is-between(0,14)" style:apply-style-name="notair" style:base-cell-address="level1.HW21"/>
    </style:style>
    <style:style style:name="ce1311" style:family="table-cell" style:parent-style-name="Default">
      <style:map style:condition="cell-content-is-between(0,14)" style:apply-style-name="notair" style:base-cell-address="level1.HW22"/>
    </style:style>
    <style:style style:name="ce1312" style:family="table-cell" style:parent-style-name="Default">
      <style:map style:condition="cell-content-is-between(0,14)" style:apply-style-name="notair" style:base-cell-address="level1.HW23"/>
    </style:style>
    <style:style style:name="ce1313" style:family="table-cell" style:parent-style-name="Default">
      <style:map style:condition="cell-content-is-between(0,14)" style:apply-style-name="notair" style:base-cell-address="level1.HW24"/>
    </style:style>
    <style:style style:name="ce1314" style:family="table-cell" style:parent-style-name="Default">
      <style:map style:condition="cell-content-is-between(0,14)" style:apply-style-name="notair" style:base-cell-address="level1.HW25"/>
    </style:style>
    <style:style style:name="ce1315" style:family="table-cell" style:parent-style-name="Default">
      <style:map style:condition="cell-content-is-between(0,14)" style:apply-style-name="notair" style:base-cell-address="level1.HW26"/>
    </style:style>
    <style:style style:name="ce1316" style:family="table-cell" style:parent-style-name="Default">
      <style:map style:condition="cell-content-is-between(0,14)" style:apply-style-name="notair" style:base-cell-address="level1.HW27"/>
    </style:style>
    <style:style style:name="ce1317" style:family="table-cell" style:parent-style-name="Default">
      <style:map style:condition="cell-content-is-between(0,14)" style:apply-style-name="notair" style:base-cell-address="level1.HW28"/>
    </style:style>
    <style:style style:name="ce1318" style:family="table-cell" style:parent-style-name="Default">
      <style:map style:condition="cell-content-is-between(0,14)" style:apply-style-name="notair" style:base-cell-address="level1.HW29"/>
    </style:style>
    <style:style style:name="ce1319" style:family="table-cell" style:parent-style-name="Default">
      <style:map style:condition="cell-content-is-between(0,14)" style:apply-style-name="notair" style:base-cell-address="level1.HW30"/>
    </style:style>
    <style:style style:name="ce1320" style:family="table-cell" style:parent-style-name="Default">
      <style:map style:condition="cell-content-is-between(0,14)" style:apply-style-name="notair" style:base-cell-address="level1.HW31"/>
    </style:style>
    <style:style style:name="ce1321" style:family="table-cell" style:parent-style-name="Default">
      <style:map style:condition="cell-content-is-between(0,14)" style:apply-style-name="notair" style:base-cell-address="level1.HW32"/>
    </style:style>
    <style:style style:name="ce1322" style:family="table-cell" style:parent-style-name="Default">
      <style:map style:condition="cell-content-is-between(0,14)" style:apply-style-name="notair" style:base-cell-address="level1.HW33"/>
    </style:style>
    <style:style style:name="ce1323" style:family="table-cell" style:parent-style-name="Default">
      <style:map style:condition="cell-content-is-between(0,14)" style:apply-style-name="notair" style:base-cell-address="level1.HW34"/>
    </style:style>
    <style:style style:name="ce1324" style:family="table-cell" style:parent-style-name="Default">
      <style:map style:condition="cell-content-is-between(0,14)" style:apply-style-name="notair" style:base-cell-address="level1.HX1"/>
    </style:style>
    <style:style style:name="ce1325" style:family="table-cell" style:parent-style-name="Default">
      <style:map style:condition="cell-content-is-between(0,14)" style:apply-style-name="notair" style:base-cell-address="level1.HX15"/>
    </style:style>
    <style:style style:name="ce1326" style:family="table-cell" style:parent-style-name="Default">
      <style:map style:condition="cell-content-is-between(0,14)" style:apply-style-name="notair" style:base-cell-address="level1.HX16"/>
    </style:style>
    <style:style style:name="ce1327" style:family="table-cell" style:parent-style-name="Default">
      <style:map style:condition="cell-content-is-between(0,14)" style:apply-style-name="notair" style:base-cell-address="level1.HX17"/>
    </style:style>
    <style:style style:name="ce1328" style:family="table-cell" style:parent-style-name="Default">
      <style:map style:condition="cell-content-is-between(0,14)" style:apply-style-name="notair" style:base-cell-address="level1.HX18"/>
    </style:style>
    <style:style style:name="ce1329" style:family="table-cell" style:parent-style-name="Default">
      <style:map style:condition="cell-content-is-between(0,14)" style:apply-style-name="notair" style:base-cell-address="level1.HX19"/>
    </style:style>
    <style:style style:name="ce1330" style:family="table-cell" style:parent-style-name="Default">
      <style:map style:condition="cell-content-is-between(0,14)" style:apply-style-name="notair" style:base-cell-address="level1.HX20"/>
    </style:style>
    <style:style style:name="ce1331" style:family="table-cell" style:parent-style-name="Default">
      <style:map style:condition="cell-content-is-between(0,14)" style:apply-style-name="notair" style:base-cell-address="level1.HX21"/>
    </style:style>
    <style:style style:name="ce1332" style:family="table-cell" style:parent-style-name="Default">
      <style:map style:condition="cell-content-is-between(0,14)" style:apply-style-name="notair" style:base-cell-address="level1.HX22"/>
    </style:style>
    <style:style style:name="ce1333" style:family="table-cell" style:parent-style-name="Default">
      <style:map style:condition="cell-content-is-between(0,14)" style:apply-style-name="notair" style:base-cell-address="level1.HX23"/>
    </style:style>
    <style:style style:name="ce1334" style:family="table-cell" style:parent-style-name="Default">
      <style:map style:condition="cell-content-is-between(0,14)" style:apply-style-name="notair" style:base-cell-address="level1.HX24"/>
    </style:style>
    <style:style style:name="ce1335" style:family="table-cell" style:parent-style-name="Default">
      <style:map style:condition="cell-content-is-between(0,14)" style:apply-style-name="notair" style:base-cell-address="level1.HX25"/>
    </style:style>
    <style:style style:name="ce1336" style:family="table-cell" style:parent-style-name="Default">
      <style:map style:condition="cell-content-is-between(0,14)" style:apply-style-name="notair" style:base-cell-address="level1.HX26"/>
    </style:style>
    <style:style style:name="ce1337" style:family="table-cell" style:parent-style-name="Default">
      <style:map style:condition="cell-content-is-between(0,14)" style:apply-style-name="notair" style:base-cell-address="level1.HX27"/>
    </style:style>
    <style:style style:name="ce1338" style:family="table-cell" style:parent-style-name="Default">
      <style:map style:condition="cell-content-is-between(0,14)" style:apply-style-name="notair" style:base-cell-address="level1.HX28"/>
    </style:style>
    <style:style style:name="ce1339" style:family="table-cell" style:parent-style-name="Default">
      <style:map style:condition="cell-content-is-between(0,14)" style:apply-style-name="notair" style:base-cell-address="level1.HX29"/>
    </style:style>
    <style:style style:name="ce1340" style:family="table-cell" style:parent-style-name="Default">
      <style:map style:condition="cell-content-is-between(0,14)" style:apply-style-name="notair" style:base-cell-address="level1.HX30"/>
    </style:style>
    <style:style style:name="ce1341" style:family="table-cell" style:parent-style-name="Default">
      <style:map style:condition="cell-content-is-between(0,14)" style:apply-style-name="notair" style:base-cell-address="level1.HX31"/>
    </style:style>
    <style:style style:name="ce1342" style:family="table-cell" style:parent-style-name="Default">
      <style:map style:condition="cell-content-is-between(0,14)" style:apply-style-name="notair" style:base-cell-address="level1.HX32"/>
    </style:style>
    <style:style style:name="ce1343" style:family="table-cell" style:parent-style-name="Default">
      <style:map style:condition="cell-content-is-between(0,14)" style:apply-style-name="notair" style:base-cell-address="level1.HX33"/>
    </style:style>
    <style:style style:name="ce1344" style:family="table-cell" style:parent-style-name="Default">
      <style:map style:condition="cell-content-is-between(0,14)" style:apply-style-name="notair" style:base-cell-address="level1.HX34"/>
    </style:style>
    <style:style style:name="ce1345" style:family="table-cell" style:parent-style-name="Default">
      <style:map style:condition="cell-content-is-between(0,14)" style:apply-style-name="notair" style:base-cell-address="level1.HY1"/>
    </style:style>
    <style:style style:name="ce1346" style:family="table-cell" style:parent-style-name="Default">
      <style:map style:condition="cell-content-is-between(0,14)" style:apply-style-name="notair" style:base-cell-address="level1.HY15"/>
    </style:style>
    <style:style style:name="ce1347" style:family="table-cell" style:parent-style-name="Default">
      <style:map style:condition="cell-content-is-between(0,14)" style:apply-style-name="notair" style:base-cell-address="level1.HY16"/>
    </style:style>
    <style:style style:name="ce1348" style:family="table-cell" style:parent-style-name="Default">
      <style:map style:condition="cell-content-is-between(0,14)" style:apply-style-name="notair" style:base-cell-address="level1.HY17"/>
    </style:style>
    <style:style style:name="ce1349" style:family="table-cell" style:parent-style-name="Default">
      <style:map style:condition="cell-content-is-between(0,14)" style:apply-style-name="notair" style:base-cell-address="level1.HY18"/>
    </style:style>
    <style:style style:name="ce1350" style:family="table-cell" style:parent-style-name="Default">
      <style:map style:condition="cell-content-is-between(0,14)" style:apply-style-name="notair" style:base-cell-address="level1.HY19"/>
    </style:style>
    <style:style style:name="ce1351" style:family="table-cell" style:parent-style-name="Default">
      <style:map style:condition="cell-content-is-between(0,14)" style:apply-style-name="notair" style:base-cell-address="level1.HY20"/>
    </style:style>
    <style:style style:name="ce1352" style:family="table-cell" style:parent-style-name="Default">
      <style:map style:condition="cell-content-is-between(0,14)" style:apply-style-name="notair" style:base-cell-address="level1.HY21"/>
    </style:style>
    <style:style style:name="ce1353" style:family="table-cell" style:parent-style-name="Default">
      <style:map style:condition="cell-content-is-between(0,14)" style:apply-style-name="notair" style:base-cell-address="level1.HY22"/>
    </style:style>
    <style:style style:name="ce1354" style:family="table-cell" style:parent-style-name="Default">
      <style:map style:condition="cell-content-is-between(0,14)" style:apply-style-name="notair" style:base-cell-address="level1.HY23"/>
    </style:style>
    <style:style style:name="ce1355" style:family="table-cell" style:parent-style-name="Default">
      <style:map style:condition="cell-content-is-between(0,14)" style:apply-style-name="notair" style:base-cell-address="level1.HY24"/>
    </style:style>
    <style:style style:name="ce1356" style:family="table-cell" style:parent-style-name="Default">
      <style:map style:condition="cell-content-is-between(0,14)" style:apply-style-name="notair" style:base-cell-address="level1.HY25"/>
    </style:style>
    <style:style style:name="ce1357" style:family="table-cell" style:parent-style-name="Default">
      <style:map style:condition="cell-content-is-between(0,14)" style:apply-style-name="notair" style:base-cell-address="level1.HY26"/>
    </style:style>
    <style:style style:name="ce1358" style:family="table-cell" style:parent-style-name="Default">
      <style:map style:condition="cell-content-is-between(0,14)" style:apply-style-name="notair" style:base-cell-address="level1.HY27"/>
    </style:style>
    <style:style style:name="ce1359" style:family="table-cell" style:parent-style-name="Default">
      <style:map style:condition="cell-content-is-between(0,14)" style:apply-style-name="notair" style:base-cell-address="level1.HY28"/>
    </style:style>
    <style:style style:name="ce1360" style:family="table-cell" style:parent-style-name="Default">
      <style:map style:condition="cell-content-is-between(0,14)" style:apply-style-name="notair" style:base-cell-address="level1.HY29"/>
    </style:style>
    <style:style style:name="ce1361" style:family="table-cell" style:parent-style-name="Default">
      <style:map style:condition="cell-content-is-between(0,14)" style:apply-style-name="notair" style:base-cell-address="level1.HY30"/>
    </style:style>
    <style:style style:name="ce1362" style:family="table-cell" style:parent-style-name="Default">
      <style:map style:condition="cell-content-is-between(0,14)" style:apply-style-name="notair" style:base-cell-address="level1.HY31"/>
    </style:style>
    <style:style style:name="ce1363" style:family="table-cell" style:parent-style-name="Default">
      <style:map style:condition="cell-content-is-between(0,14)" style:apply-style-name="notair" style:base-cell-address="level1.HY32"/>
    </style:style>
    <style:style style:name="ce1364" style:family="table-cell" style:parent-style-name="Default">
      <style:map style:condition="cell-content-is-between(0,14)" style:apply-style-name="notair" style:base-cell-address="level1.HY33"/>
    </style:style>
    <style:style style:name="ce1365" style:family="table-cell" style:parent-style-name="Default">
      <style:map style:condition="cell-content-is-between(0,14)" style:apply-style-name="notair" style:base-cell-address="level1.HY34"/>
    </style:style>
    <style:style style:name="ce1366" style:family="table-cell" style:parent-style-name="Default">
      <style:map style:condition="cell-content-is-between(0,14)" style:apply-style-name="notair" style:base-cell-address="level1.HZ1"/>
    </style:style>
    <style:style style:name="ce1367" style:family="table-cell" style:parent-style-name="Default">
      <style:map style:condition="cell-content-is-between(0,14)" style:apply-style-name="notair" style:base-cell-address="level1.HZ15"/>
    </style:style>
    <style:style style:name="ce1368" style:family="table-cell" style:parent-style-name="Default">
      <style:map style:condition="cell-content-is-between(0,14)" style:apply-style-name="notair" style:base-cell-address="level1.HZ16"/>
    </style:style>
    <style:style style:name="ce1369" style:family="table-cell" style:parent-style-name="Default">
      <style:map style:condition="cell-content-is-between(0,14)" style:apply-style-name="notair" style:base-cell-address="level1.HZ17"/>
    </style:style>
    <style:style style:name="ce1370" style:family="table-cell" style:parent-style-name="Default">
      <style:map style:condition="cell-content-is-between(0,14)" style:apply-style-name="notair" style:base-cell-address="level1.HZ18"/>
    </style:style>
    <style:style style:name="ce1371" style:family="table-cell" style:parent-style-name="Default">
      <style:map style:condition="cell-content-is-between(0,14)" style:apply-style-name="notair" style:base-cell-address="level1.HZ19"/>
    </style:style>
    <style:style style:name="ce1372" style:family="table-cell" style:parent-style-name="Default">
      <style:map style:condition="cell-content-is-between(0,14)" style:apply-style-name="notair" style:base-cell-address="level1.HZ20"/>
    </style:style>
    <style:style style:name="ce1373" style:family="table-cell" style:parent-style-name="Default">
      <style:map style:condition="cell-content-is-between(0,14)" style:apply-style-name="notair" style:base-cell-address="level1.HZ21"/>
    </style:style>
    <style:style style:name="ce1374" style:family="table-cell" style:parent-style-name="Default">
      <style:map style:condition="cell-content-is-between(0,14)" style:apply-style-name="notair" style:base-cell-address="level1.HZ22"/>
    </style:style>
    <style:style style:name="ce1375" style:family="table-cell" style:parent-style-name="Default">
      <style:map style:condition="cell-content-is-between(0,14)" style:apply-style-name="notair" style:base-cell-address="level1.HZ23"/>
    </style:style>
    <style:style style:name="ce1376" style:family="table-cell" style:parent-style-name="Default">
      <style:map style:condition="cell-content-is-between(0,14)" style:apply-style-name="notair" style:base-cell-address="level1.HZ24"/>
    </style:style>
    <style:style style:name="ce1377" style:family="table-cell" style:parent-style-name="Default">
      <style:map style:condition="cell-content-is-between(0,14)" style:apply-style-name="notair" style:base-cell-address="level1.HZ25"/>
    </style:style>
    <style:style style:name="ce1378" style:family="table-cell" style:parent-style-name="Default">
      <style:map style:condition="cell-content-is-between(0,14)" style:apply-style-name="notair" style:base-cell-address="level1.HZ26"/>
    </style:style>
    <style:style style:name="ce1379" style:family="table-cell" style:parent-style-name="Default">
      <style:map style:condition="cell-content-is-between(0,14)" style:apply-style-name="notair" style:base-cell-address="level1.HZ27"/>
    </style:style>
    <style:style style:name="ce1380" style:family="table-cell" style:parent-style-name="Default">
      <style:map style:condition="cell-content-is-between(0,14)" style:apply-style-name="notair" style:base-cell-address="level1.HZ28"/>
    </style:style>
    <style:style style:name="ce1381" style:family="table-cell" style:parent-style-name="Default">
      <style:map style:condition="cell-content-is-between(0,14)" style:apply-style-name="notair" style:base-cell-address="level1.HZ29"/>
    </style:style>
    <style:style style:name="ce1382" style:family="table-cell" style:parent-style-name="Default">
      <style:map style:condition="cell-content-is-between(0,14)" style:apply-style-name="notair" style:base-cell-address="level1.HZ30"/>
    </style:style>
    <style:style style:name="ce1383" style:family="table-cell" style:parent-style-name="Default">
      <style:map style:condition="cell-content-is-between(0,14)" style:apply-style-name="notair" style:base-cell-address="level1.HZ31"/>
    </style:style>
    <style:style style:name="ce1384" style:family="table-cell" style:parent-style-name="Default">
      <style:map style:condition="cell-content-is-between(0,14)" style:apply-style-name="notair" style:base-cell-address="level1.HZ32"/>
    </style:style>
    <style:style style:name="ce1385" style:family="table-cell" style:parent-style-name="Default">
      <style:map style:condition="cell-content-is-between(0,14)" style:apply-style-name="notair" style:base-cell-address="level1.HZ33"/>
    </style:style>
    <style:style style:name="ce1386" style:family="table-cell" style:parent-style-name="Default">
      <style:map style:condition="cell-content-is-between(0,14)" style:apply-style-name="notair" style:base-cell-address="level1.HZ34"/>
    </style:style>
  </office:automatic-styles>
  <office:body>
    <office:spreadsheet>
      <table:calculation-settings table:automatic-find-labels="false"/>
      <table:table table:name="level1" table:style-name="ta1">
        <table:table-column table:style-name="co1" table:default-cell-style-name="ce1"/>
        <table:table-column table:style-name="co2" table:number-columns-repeated="164" table:default-cell-style-name="ce1"/>
        <table:table-column table:style-name="co2" table:default-cell-style-name="ce22"/>
        <table:table-column table:style-name="co2" table:default-cell-style-name="ce43"/>
        <table:table-column table:style-name="co2" table:default-cell-style-name="ce64"/>
        <table:table-column table:style-name="co2" table:default-cell-style-name="ce85"/>
        <table:table-column table:style-name="co2" table:default-cell-style-name="ce106"/>
        <table:table-column table:style-name="co2" table:default-cell-style-name="ce127"/>
        <table:table-column table:style-name="co2" table:default-cell-style-name="ce148"/>
        <table:table-column table:style-name="co2" table:default-cell-style-name="ce169"/>
        <table:table-column table:style-name="co2" table:number-columns-repeated="2" table:default-cell-style-name="Default"/>
        <table:table-column table:style-name="co2" table:default-cell-style-name="ce190"/>
        <table:table-column table:style-name="co2" table:default-cell-style-name="ce211"/>
        <table:table-column table:style-name="co2" table:default-cell-style-name="ce232"/>
        <table:table-column table:style-name="co2" table:default-cell-style-name="ce253"/>
        <table:table-column table:style-name="co2" table:default-cell-style-name="ce274"/>
        <table:table-column table:style-name="co2" table:default-cell-style-name="ce295"/>
        <table:table-column table:style-name="co2" table:default-cell-style-name="ce316"/>
        <table:table-column table:style-name="co2" table:default-cell-style-name="ce337"/>
        <table:table-column table:style-name="co2" table:default-cell-style-name="ce358"/>
        <table:table-column table:style-name="co2" table:default-cell-style-name="ce379"/>
        <table:table-column table:style-name="co2" table:default-cell-style-name="ce400"/>
        <table:table-column table:style-name="co2" table:default-cell-style-name="ce421"/>
        <table:table-column table:style-name="co2" table:number-columns-repeated="2" table:default-cell-style-name="Default"/>
        <table:table-column table:style-name="co2" table:default-cell-style-name="ce442"/>
        <table:table-column table:style-name="co2" table:default-cell-style-name="ce463"/>
        <table:table-column table:style-name="co2" table:default-cell-style-name="ce484"/>
        <table:table-column table:style-name="co2" table:default-cell-style-name="ce505"/>
        <table:table-column table:style-name="co2" table:default-cell-style-name="ce526"/>
        <table:table-column table:style-name="co2" table:default-cell-style-name="ce547"/>
        <table:table-column table:style-name="co2" table:default-cell-style-name="ce568"/>
        <table:table-column table:style-name="co2" table:default-cell-style-name="ce589"/>
        <table:table-column table:style-name="co2" table:default-cell-style-name="ce610"/>
        <table:table-column table:style-name="co2" table:default-cell-style-name="ce631"/>
        <table:table-column table:style-name="co2" table:default-cell-style-name="ce652"/>
        <table:table-column table:style-name="co2" table:default-cell-style-name="ce673"/>
        <table:table-column table:style-name="co2" table:default-cell-style-name="ce694"/>
        <table:table-column table:style-name="co2" table:default-cell-style-name="ce715"/>
        <table:table-column table:style-name="co2" table:default-cell-style-name="ce736"/>
        <table:table-column table:style-name="co2" table:default-cell-style-name="ce757"/>
        <table:table-column table:style-name="co2" table:default-cell-style-name="ce778"/>
        <table:table-column table:style-name="co2" table:default-cell-style-name="ce799"/>
        <table:table-column table:style-name="co2" table:default-cell-style-name="ce820"/>
        <table:table-column table:style-name="co2" table:default-cell-style-name="ce841"/>
        <table:table-column table:style-name="co2" table:default-cell-style-name="ce862"/>
        <table:table-column table:style-name="co2" table:default-cell-style-name="ce883"/>
        <table:table-column table:style-name="co2" table:default-cell-style-name="ce904"/>
        <table:table-column table:style-name="co2" table:default-cell-style-name="ce925"/>
        <table:table-column table:style-name="co2" table:default-cell-style-name="ce946"/>
        <table:table-column table:style-name="co2" table:default-cell-style-name="ce967"/>
        <table:table-column table:style-name="co2" table:default-cell-style-name="ce988"/>
        <table:table-column table:style-name="co2" table:default-cell-style-name="ce1009"/>
        <table:table-column table:style-name="co2" table:default-cell-style-name="ce1030"/>
        <table:table-column table:style-name="co2" table:default-cell-style-name="ce1051"/>
        <table:table-column table:style-name="co2" table:default-cell-style-name="ce1072"/>
        <table:table-column table:style-name="co2" table:default-cell-style-name="ce1093"/>
        <table:table-column table:style-name="co2" table:default-cell-style-name="ce1114"/>
        <table:table-column table:style-name="co2" table:default-cell-style-name="ce1135"/>
        <table:table-column table:style-name="co2" table:default-cell-style-name="ce1156"/>
        <table:table-column table:style-name="co2" table:default-cell-style-name="ce1177"/>
        <table:table-column table:style-name="co2" table:default-cell-style-name="ce1198"/>
        <table:table-column table:style-name="co2" table:default-cell-style-name="ce1219"/>
        <table:table-column table:style-name="co2" table:default-cell-style-name="ce1240"/>
        <table:table-column table:style-name="co2" table:default-cell-style-name="ce1261"/>
        <table:table-column table:style-name="co2" table:default-cell-style-name="ce1282"/>
        <table:table-column table:style-name="co2" table:default-cell-style-name="ce1303"/>
        <table:table-column table:style-name="co2" table:default-cell-style-name="ce1324"/>
        <table:table-column table:style-name="co2" table:default-cell-style-name="ce1345"/>
        <table:table-column table:style-name="co2" table:default-cell-style-name="ce1366"/>
        <table:table-column table:style-name="co3" table:number-columns-repeated="790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160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70" office:value-type="float" office:value="-1" calcext:value-type="float">
            <text:p>-1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4" office:value-type="float" office:value="10" calcext:value-type="float">
            <text:p>10</text:p>
          </table:table-cell>
          <table:table-cell table:number-columns-repeated="36" office:value-type="float" office:value="11" calcext:value-type="float">
            <text:p>11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4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2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58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4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58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4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58" office:value-type="float" office:value="-1" calcext:value-type="float">
            <text:p>-1</text:p>
          </table:table-cell>
          <table:table-cell table:number-columns-repeated="35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7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39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 office:value-type="float" office:value="-1" calcext:value-type="float">
            <text:p>-1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-1" calcext:value-type="float">
            <text:p>-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35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-1" calcext:value-type="float">
            <text:p>-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4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5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4" office:value-type="float" office:value="10" calcext:value-type="float">
            <text:p>1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36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8"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40" office:value-type="float" office:value="8" calcext:value-type="float">
            <text:p>8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5" office:value-type="float" office:value="8" calcext:value-type="float">
            <text:p>8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8"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3" office:value-type="float" office:value="8" calcext:value-type="float">
            <text:p>8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19" office:value-type="float" office:value="15" calcext:value-type="float">
            <text:p>1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8"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3" office:value-type="float" office:value="8" calcext:value-type="float">
            <text:p>8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23" office:value-type="float" office:value="15" calcext:value-type="float">
            <text:p>1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90"/>
        </table:table-row>
        <table:table-row table:style-name="ro1">
          <table:table-cell table:number-columns-repeated="8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number-columns-repeated="17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-1" calcext:value-type="float">
            <text:p>-1</text:p>
          </table:table-cell>
          <table:table-cell table:number-columns-repeated="19"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8" table:style-name="ce2" office:value-type="float" office:value="8" calcext:value-type="float">
            <text:p>8</text:p>
          </table:table-cell>
          <table:table-cell table:number-columns-repeated="10"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number-columns-repeated="13" table:style-name="ce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table:style-name="ce107" office:value-type="float" office:value="8" calcext:value-type="float">
            <text:p>8</text:p>
          </table:table-cell>
          <table:table-cell table:style-name="ce128" office:value-type="float" office:value="8" calcext:value-type="float">
            <text:p>8</text:p>
          </table:table-cell>
          <table:table-cell table:style-name="ce149" office:value-type="float" office:value="8" calcext:value-type="float">
            <text:p>8</text:p>
          </table:table-cell>
          <table:table-cell table:style-name="ce170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1" office:value-type="float" office:value="8" calcext:value-type="float">
            <text:p>8</text:p>
          </table:table-cell>
          <table:table-cell table:style-name="ce212" office:value-type="float" office:value="8" calcext:value-type="float">
            <text:p>8</text:p>
          </table:table-cell>
          <table:table-cell table:style-name="ce233" office:value-type="float" office:value="8" calcext:value-type="float">
            <text:p>8</text:p>
          </table:table-cell>
          <table:table-cell table:style-name="ce254" office:value-type="float" office:value="8" calcext:value-type="float">
            <text:p>8</text:p>
          </table:table-cell>
          <table:table-cell table:style-name="ce275" office:value-type="float" office:value="8" calcext:value-type="float">
            <text:p>8</text:p>
          </table:table-cell>
          <table:table-cell table:style-name="ce296" office:value-type="float" office:value="8" calcext:value-type="float">
            <text:p>8</text:p>
          </table:table-cell>
          <table:table-cell table:style-name="ce317" office:value-type="float" office:value="8" calcext:value-type="float">
            <text:p>8</text:p>
          </table:table-cell>
          <table:table-cell table:style-name="ce338" office:value-type="float" office:value="8" calcext:value-type="float">
            <text:p>8</text:p>
          </table:table-cell>
          <table:table-cell table:style-name="ce359" office:value-type="float" office:value="8" calcext:value-type="float">
            <text:p>8</text:p>
          </table:table-cell>
          <table:table-cell table:style-name="ce380" office:value-type="float" office:value="8" calcext:value-type="float">
            <text:p>8</text:p>
          </table:table-cell>
          <table:table-cell table:style-name="ce401" office:value-type="float" office:value="15" calcext:value-type="float">
            <text:p>15</text:p>
          </table:table-cell>
          <table:table-cell table:style-name="ce422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443" office:value-type="float" office:value="15" calcext:value-type="float">
            <text:p>15</text:p>
          </table:table-cell>
          <table:table-cell table:style-name="ce464" office:value-type="float" office:value="15" calcext:value-type="float">
            <text:p>15</text:p>
          </table:table-cell>
          <table:table-cell table:style-name="ce485" office:value-type="float" office:value="15" calcext:value-type="float">
            <text:p>15</text:p>
          </table:table-cell>
          <table:table-cell table:style-name="ce506" office:value-type="float" office:value="15" calcext:value-type="float">
            <text:p>15</text:p>
          </table:table-cell>
          <table:table-cell table:style-name="ce527" office:value-type="float" office:value="15" calcext:value-type="float">
            <text:p>15</text:p>
          </table:table-cell>
          <table:table-cell table:style-name="ce548" office:value-type="float" office:value="15" calcext:value-type="float">
            <text:p>15</text:p>
          </table:table-cell>
          <table:table-cell table:style-name="ce569" office:value-type="float" office:value="15" calcext:value-type="float">
            <text:p>15</text:p>
          </table:table-cell>
          <table:table-cell table:style-name="ce590" office:value-type="float" office:value="15" calcext:value-type="float">
            <text:p>15</text:p>
          </table:table-cell>
          <table:table-cell table:style-name="ce611" office:value-type="float" office:value="15" calcext:value-type="float">
            <text:p>15</text:p>
          </table:table-cell>
          <table:table-cell table:style-name="ce632" office:value-type="float" office:value="15" calcext:value-type="float">
            <text:p>15</text:p>
          </table:table-cell>
          <table:table-cell table:style-name="ce653" office:value-type="float" office:value="15" calcext:value-type="float">
            <text:p>15</text:p>
          </table:table-cell>
          <table:table-cell table:style-name="ce674" office:value-type="float" office:value="15" calcext:value-type="float">
            <text:p>15</text:p>
          </table:table-cell>
          <table:table-cell table:style-name="ce695" office:value-type="float" office:value="8" calcext:value-type="float">
            <text:p>8</text:p>
          </table:table-cell>
          <table:table-cell table:style-name="ce716" office:value-type="float" office:value="8" calcext:value-type="float">
            <text:p>8</text:p>
          </table:table-cell>
          <table:table-cell table:style-name="ce737" office:value-type="float" office:value="8" calcext:value-type="float">
            <text:p>8</text:p>
          </table:table-cell>
          <table:table-cell table:style-name="ce758" office:value-type="float" office:value="8" calcext:value-type="float">
            <text:p>8</text:p>
          </table:table-cell>
          <table:table-cell table:style-name="ce779" office:value-type="float" office:value="15" calcext:value-type="float">
            <text:p>15</text:p>
          </table:table-cell>
          <table:table-cell table:style-name="ce800" office:value-type="float" office:value="15" calcext:value-type="float">
            <text:p>15</text:p>
          </table:table-cell>
          <table:table-cell table:style-name="ce821" office:value-type="float" office:value="15" calcext:value-type="float">
            <text:p>15</text:p>
          </table:table-cell>
          <table:table-cell table:style-name="ce842" office:value-type="float" office:value="15" calcext:value-type="float">
            <text:p>15</text:p>
          </table:table-cell>
          <table:table-cell table:style-name="ce863" office:value-type="float" office:value="15" calcext:value-type="float">
            <text:p>15</text:p>
          </table:table-cell>
          <table:table-cell table:style-name="ce884" office:value-type="float" office:value="15" calcext:value-type="float">
            <text:p>15</text:p>
          </table:table-cell>
          <table:table-cell table:style-name="ce905" office:value-type="float" office:value="15" calcext:value-type="float">
            <text:p>15</text:p>
          </table:table-cell>
          <table:table-cell table:style-name="ce926" office:value-type="float" office:value="15" calcext:value-type="float">
            <text:p>15</text:p>
          </table:table-cell>
          <table:table-cell table:style-name="ce947" office:value-type="float" office:value="15" calcext:value-type="float">
            <text:p>15</text:p>
          </table:table-cell>
          <table:table-cell table:style-name="ce968" office:value-type="float" office:value="15" calcext:value-type="float">
            <text:p>15</text:p>
          </table:table-cell>
          <table:table-cell table:style-name="ce989" office:value-type="float" office:value="15" calcext:value-type="float">
            <text:p>15</text:p>
          </table:table-cell>
          <table:table-cell table:style-name="ce1010" office:value-type="float" office:value="15" calcext:value-type="float">
            <text:p>15</text:p>
          </table:table-cell>
          <table:table-cell table:style-name="ce1031" office:value-type="float" office:value="15" calcext:value-type="float">
            <text:p>15</text:p>
          </table:table-cell>
          <table:table-cell table:style-name="ce1052" office:value-type="float" office:value="15" calcext:value-type="float">
            <text:p>15</text:p>
          </table:table-cell>
          <table:table-cell table:style-name="ce1073" office:value-type="float" office:value="15" calcext:value-type="float">
            <text:p>15</text:p>
          </table:table-cell>
          <table:table-cell table:style-name="ce1094" office:value-type="float" office:value="15" calcext:value-type="float">
            <text:p>15</text:p>
          </table:table-cell>
          <table:table-cell table:style-name="ce1115" office:value-type="float" office:value="15" calcext:value-type="float">
            <text:p>15</text:p>
          </table:table-cell>
          <table:table-cell table:style-name="ce1136" office:value-type="float" office:value="15" calcext:value-type="float">
            <text:p>15</text:p>
          </table:table-cell>
          <table:table-cell table:style-name="ce1157" office:value-type="float" office:value="15" calcext:value-type="float">
            <text:p>15</text:p>
          </table:table-cell>
          <table:table-cell table:style-name="ce1178" office:value-type="float" office:value="15" calcext:value-type="float">
            <text:p>15</text:p>
          </table:table-cell>
          <table:table-cell table:style-name="ce1199" office:value-type="float" office:value="15" calcext:value-type="float">
            <text:p>15</text:p>
          </table:table-cell>
          <table:table-cell table:style-name="ce1220" office:value-type="float" office:value="15" calcext:value-type="float">
            <text:p>15</text:p>
          </table:table-cell>
          <table:table-cell table:style-name="ce1241" office:value-type="float" office:value="15" calcext:value-type="float">
            <text:p>15</text:p>
          </table:table-cell>
          <table:table-cell table:style-name="ce1262" office:value-type="float" office:value="15" calcext:value-type="float">
            <text:p>15</text:p>
          </table:table-cell>
          <table:table-cell table:style-name="ce1283" office:value-type="float" office:value="15" calcext:value-type="float">
            <text:p>15</text:p>
          </table:table-cell>
          <table:table-cell table:style-name="ce1304" office:value-type="float" office:value="8" calcext:value-type="float">
            <text:p>8</text:p>
          </table:table-cell>
          <table:table-cell table:style-name="ce1325" office:value-type="float" office:value="8" calcext:value-type="float">
            <text:p>8</text:p>
          </table:table-cell>
          <table:table-cell table:style-name="ce1346" office:value-type="float" office:value="8" calcext:value-type="float">
            <text:p>8</text:p>
          </table:table-cell>
          <table:table-cell table:style-name="ce1367" office:value-type="float" office:value="8" calcext:value-type="float">
            <text:p>8</text:p>
          </table:table-cell>
          <table:table-cell table:style-name="ce2" table:number-columns-repeated="790"/>
        </table:table-row>
        <table:table-row table:style-name="ro1">
          <table:table-cell table:number-columns-repeated="8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7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19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8" table:style-name="ce3" office:value-type="float" office:value="8" calcext:value-type="float">
            <text:p>8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45" office:value-type="float" office:value="8" calcext:value-type="float">
            <text:p>8</text:p>
          </table:table-cell>
          <table:table-cell table:style-name="ce66" office:value-type="float" office:value="8" calcext:value-type="float">
            <text:p>8</text:p>
          </table:table-cell>
          <table:table-cell table:style-name="ce87" office:value-type="float" office:value="8" calcext:value-type="float">
            <text:p>8</text:p>
          </table:table-cell>
          <table:table-cell table:style-name="ce108" office:value-type="float" office:value="8" calcext:value-type="float">
            <text:p>8</text:p>
          </table:table-cell>
          <table:table-cell table:style-name="ce129" office:value-type="float" office:value="8" calcext:value-type="float">
            <text:p>8</text:p>
          </table:table-cell>
          <table:table-cell table:style-name="ce150" office:value-type="float" office:value="8" calcext:value-type="float">
            <text:p>8</text:p>
          </table:table-cell>
          <table:table-cell table:style-name="ce171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2" office:value-type="float" office:value="8" calcext:value-type="float">
            <text:p>8</text:p>
          </table:table-cell>
          <table:table-cell table:style-name="ce213" office:value-type="float" office:value="8" calcext:value-type="float">
            <text:p>8</text:p>
          </table:table-cell>
          <table:table-cell table:style-name="ce234" office:value-type="float" office:value="8" calcext:value-type="float">
            <text:p>8</text:p>
          </table:table-cell>
          <table:table-cell table:style-name="ce255" office:value-type="float" office:value="8" calcext:value-type="float">
            <text:p>8</text:p>
          </table:table-cell>
          <table:table-cell table:style-name="ce276" office:value-type="float" office:value="8" calcext:value-type="float">
            <text:p>8</text:p>
          </table:table-cell>
          <table:table-cell table:style-name="ce297" office:value-type="float" office:value="8" calcext:value-type="float">
            <text:p>8</text:p>
          </table:table-cell>
          <table:table-cell table:style-name="ce318" office:value-type="float" office:value="8" calcext:value-type="float">
            <text:p>8</text:p>
          </table:table-cell>
          <table:table-cell table:style-name="ce339" office:value-type="float" office:value="8" calcext:value-type="float">
            <text:p>8</text:p>
          </table:table-cell>
          <table:table-cell table:style-name="ce360" office:value-type="float" office:value="8" calcext:value-type="float">
            <text:p>8</text:p>
          </table:table-cell>
          <table:table-cell table:style-name="ce381" office:value-type="float" office:value="8" calcext:value-type="float">
            <text:p>8</text:p>
          </table:table-cell>
          <table:table-cell table:style-name="ce402" office:value-type="float" office:value="15" calcext:value-type="float">
            <text:p>15</text:p>
          </table:table-cell>
          <table:table-cell table:style-name="ce423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444" office:value-type="float" office:value="15" calcext:value-type="float">
            <text:p>15</text:p>
          </table:table-cell>
          <table:table-cell table:style-name="ce465" office:value-type="float" office:value="15" calcext:value-type="float">
            <text:p>15</text:p>
          </table:table-cell>
          <table:table-cell table:style-name="ce486" office:value-type="float" office:value="15" calcext:value-type="float">
            <text:p>15</text:p>
          </table:table-cell>
          <table:table-cell table:style-name="ce507" office:value-type="float" office:value="15" calcext:value-type="float">
            <text:p>15</text:p>
          </table:table-cell>
          <table:table-cell table:style-name="ce528" office:value-type="float" office:value="15" calcext:value-type="float">
            <text:p>15</text:p>
          </table:table-cell>
          <table:table-cell table:style-name="ce549" office:value-type="float" office:value="15" calcext:value-type="float">
            <text:p>15</text:p>
          </table:table-cell>
          <table:table-cell table:style-name="ce570" office:value-type="float" office:value="15" calcext:value-type="float">
            <text:p>15</text:p>
          </table:table-cell>
          <table:table-cell table:style-name="ce591" office:value-type="float" office:value="15" calcext:value-type="float">
            <text:p>15</text:p>
          </table:table-cell>
          <table:table-cell table:style-name="ce612" office:value-type="float" office:value="15" calcext:value-type="float">
            <text:p>15</text:p>
          </table:table-cell>
          <table:table-cell table:style-name="ce633" office:value-type="float" office:value="15" calcext:value-type="float">
            <text:p>15</text:p>
          </table:table-cell>
          <table:table-cell table:style-name="ce654" office:value-type="float" office:value="15" calcext:value-type="float">
            <text:p>15</text:p>
          </table:table-cell>
          <table:table-cell table:style-name="ce675" office:value-type="float" office:value="15" calcext:value-type="float">
            <text:p>15</text:p>
          </table:table-cell>
          <table:table-cell table:style-name="ce696" office:value-type="float" office:value="15" calcext:value-type="float">
            <text:p>15</text:p>
          </table:table-cell>
          <table:table-cell table:style-name="ce717" office:value-type="float" office:value="8" calcext:value-type="float">
            <text:p>8</text:p>
          </table:table-cell>
          <table:table-cell table:style-name="ce738" office:value-type="float" office:value="8" calcext:value-type="float">
            <text:p>8</text:p>
          </table:table-cell>
          <table:table-cell table:style-name="ce759" office:value-type="float" office:value="15" calcext:value-type="float">
            <text:p>15</text:p>
          </table:table-cell>
          <table:table-cell table:style-name="ce780" office:value-type="float" office:value="15" calcext:value-type="float">
            <text:p>15</text:p>
          </table:table-cell>
          <table:table-cell table:style-name="ce801" office:value-type="float" office:value="15" calcext:value-type="float">
            <text:p>15</text:p>
          </table:table-cell>
          <table:table-cell table:style-name="ce822" office:value-type="float" office:value="15" calcext:value-type="float">
            <text:p>15</text:p>
          </table:table-cell>
          <table:table-cell table:style-name="ce843" office:value-type="float" office:value="15" calcext:value-type="float">
            <text:p>15</text:p>
          </table:table-cell>
          <table:table-cell table:style-name="ce864" office:value-type="float" office:value="15" calcext:value-type="float">
            <text:p>15</text:p>
          </table:table-cell>
          <table:table-cell table:style-name="ce885" office:value-type="float" office:value="15" calcext:value-type="float">
            <text:p>15</text:p>
          </table:table-cell>
          <table:table-cell table:style-name="ce906" office:value-type="float" office:value="15" calcext:value-type="float">
            <text:p>15</text:p>
          </table:table-cell>
          <table:table-cell table:style-name="ce927" office:value-type="float" office:value="15" calcext:value-type="float">
            <text:p>15</text:p>
          </table:table-cell>
          <table:table-cell table:style-name="ce948" office:value-type="float" office:value="15" calcext:value-type="float">
            <text:p>15</text:p>
          </table:table-cell>
          <table:table-cell table:style-name="ce969" office:value-type="float" office:value="15" calcext:value-type="float">
            <text:p>15</text:p>
          </table:table-cell>
          <table:table-cell table:style-name="ce990" office:value-type="float" office:value="15" calcext:value-type="float">
            <text:p>15</text:p>
          </table:table-cell>
          <table:table-cell table:style-name="ce1011" office:value-type="float" office:value="15" calcext:value-type="float">
            <text:p>15</text:p>
          </table:table-cell>
          <table:table-cell table:style-name="ce1032" office:value-type="float" office:value="15" calcext:value-type="float">
            <text:p>15</text:p>
          </table:table-cell>
          <table:table-cell table:style-name="ce1053" office:value-type="float" office:value="15" calcext:value-type="float">
            <text:p>15</text:p>
          </table:table-cell>
          <table:table-cell table:style-name="ce1074" office:value-type="float" office:value="15" calcext:value-type="float">
            <text:p>15</text:p>
          </table:table-cell>
          <table:table-cell table:style-name="ce1095" office:value-type="float" office:value="15" calcext:value-type="float">
            <text:p>15</text:p>
          </table:table-cell>
          <table:table-cell table:style-name="ce1116" office:value-type="float" office:value="15" calcext:value-type="float">
            <text:p>15</text:p>
          </table:table-cell>
          <table:table-cell table:style-name="ce1137" office:value-type="float" office:value="15" calcext:value-type="float">
            <text:p>15</text:p>
          </table:table-cell>
          <table:table-cell table:style-name="ce1158" office:value-type="float" office:value="15" calcext:value-type="float">
            <text:p>15</text:p>
          </table:table-cell>
          <table:table-cell table:style-name="ce1179" office:value-type="float" office:value="15" calcext:value-type="float">
            <text:p>15</text:p>
          </table:table-cell>
          <table:table-cell table:style-name="ce1200" office:value-type="float" office:value="15" calcext:value-type="float">
            <text:p>15</text:p>
          </table:table-cell>
          <table:table-cell table:style-name="ce1221" office:value-type="float" office:value="15" calcext:value-type="float">
            <text:p>15</text:p>
          </table:table-cell>
          <table:table-cell table:style-name="ce1242" office:value-type="float" office:value="15" calcext:value-type="float">
            <text:p>15</text:p>
          </table:table-cell>
          <table:table-cell table:style-name="ce1263" office:value-type="float" office:value="15" calcext:value-type="float">
            <text:p>15</text:p>
          </table:table-cell>
          <table:table-cell table:style-name="ce1284" office:value-type="float" office:value="15" calcext:value-type="float">
            <text:p>15</text:p>
          </table:table-cell>
          <table:table-cell table:style-name="ce1305" office:value-type="float" office:value="15" calcext:value-type="float">
            <text:p>15</text:p>
          </table:table-cell>
          <table:table-cell table:style-name="ce1326" office:value-type="float" office:value="8" calcext:value-type="float">
            <text:p>8</text:p>
          </table:table-cell>
          <table:table-cell table:style-name="ce1347" office:value-type="float" office:value="8" calcext:value-type="float">
            <text:p>8</text:p>
          </table:table-cell>
          <table:table-cell table:style-name="ce1368" office:value-type="float" office:value="8" calcext:value-type="float">
            <text:p>8</text:p>
          </table:table-cell>
          <table:table-cell table:style-name="ce3" table:number-columns-repeated="790"/>
        </table:table-row>
        <table:table-row table:style-name="ro1">
          <table:table-cell table:number-columns-repeated="8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number-columns-repeated="17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number-columns-repeated="19"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number-columns-repeated="5"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58" table:style-name="ce4" office:value-type="float" office:value="8" calcext:value-type="float">
            <text:p>8</text:p>
          </table:table-cell>
          <table:table-cell table:number-columns-repeated="10" table:style-name="ce4" office:value-type="float" office:value="-1" calcext:value-type="float">
            <text:p>-1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number-columns-repeated="13" table:style-name="ce4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46" office:value-type="float" office:value="8" calcext:value-type="float">
            <text:p>8</text:p>
          </table:table-cell>
          <table:table-cell table:style-name="ce67" office:value-type="float" office:value="8" calcext:value-type="float">
            <text:p>8</text:p>
          </table:table-cell>
          <table:table-cell table:style-name="ce88" office:value-type="float" office:value="8" calcext:value-type="float">
            <text:p>8</text:p>
          </table:table-cell>
          <table:table-cell table:style-name="ce109" office:value-type="float" office:value="8" calcext:value-type="float">
            <text:p>8</text:p>
          </table:table-cell>
          <table:table-cell table:style-name="ce130" office:value-type="float" office:value="8" calcext:value-type="float">
            <text:p>8</text:p>
          </table:table-cell>
          <table:table-cell table:style-name="ce151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3" office:value-type="float" office:value="8" calcext:value-type="float">
            <text:p>8</text:p>
          </table:table-cell>
          <table:table-cell table:style-name="ce214" office:value-type="float" office:value="8" calcext:value-type="float">
            <text:p>8</text:p>
          </table:table-cell>
          <table:table-cell table:style-name="ce235" office:value-type="float" office:value="8" calcext:value-type="float">
            <text:p>8</text:p>
          </table:table-cell>
          <table:table-cell table:style-name="ce256" office:value-type="float" office:value="8" calcext:value-type="float">
            <text:p>8</text:p>
          </table:table-cell>
          <table:table-cell table:style-name="ce277" office:value-type="float" office:value="8" calcext:value-type="float">
            <text:p>8</text:p>
          </table:table-cell>
          <table:table-cell table:style-name="ce298" office:value-type="float" office:value="8" calcext:value-type="float">
            <text:p>8</text:p>
          </table:table-cell>
          <table:table-cell table:style-name="ce319" office:value-type="float" office:value="8" calcext:value-type="float">
            <text:p>8</text:p>
          </table:table-cell>
          <table:table-cell table:style-name="ce340" office:value-type="float" office:value="8" calcext:value-type="float">
            <text:p>8</text:p>
          </table:table-cell>
          <table:table-cell table:style-name="ce361" office:value-type="float" office:value="8" calcext:value-type="float">
            <text:p>8</text:p>
          </table:table-cell>
          <table:table-cell table:style-name="ce382" office:value-type="float" office:value="8" calcext:value-type="float">
            <text:p>8</text:p>
          </table:table-cell>
          <table:table-cell table:style-name="ce403" office:value-type="float" office:value="15" calcext:value-type="float">
            <text:p>15</text:p>
          </table:table-cell>
          <table:table-cell table:style-name="ce424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445" office:value-type="float" office:value="15" calcext:value-type="float">
            <text:p>15</text:p>
          </table:table-cell>
          <table:table-cell table:style-name="ce466" office:value-type="float" office:value="15" calcext:value-type="float">
            <text:p>15</text:p>
          </table:table-cell>
          <table:table-cell table:style-name="ce487" office:value-type="float" office:value="15" calcext:value-type="float">
            <text:p>15</text:p>
          </table:table-cell>
          <table:table-cell table:style-name="ce508" office:value-type="float" office:value="15" calcext:value-type="float">
            <text:p>15</text:p>
          </table:table-cell>
          <table:table-cell table:style-name="ce529" office:value-type="float" office:value="15" calcext:value-type="float">
            <text:p>15</text:p>
          </table:table-cell>
          <table:table-cell table:style-name="ce550" office:value-type="float" office:value="15" calcext:value-type="float">
            <text:p>15</text:p>
          </table:table-cell>
          <table:table-cell table:style-name="ce571" office:value-type="float" office:value="15" calcext:value-type="float">
            <text:p>15</text:p>
          </table:table-cell>
          <table:table-cell table:style-name="ce592" office:value-type="float" office:value="15" calcext:value-type="float">
            <text:p>15</text:p>
          </table:table-cell>
          <table:table-cell table:style-name="ce613" office:value-type="float" office:value="15" calcext:value-type="float">
            <text:p>15</text:p>
          </table:table-cell>
          <table:table-cell table:style-name="ce634" office:value-type="float" office:value="15" calcext:value-type="float">
            <text:p>15</text:p>
          </table:table-cell>
          <table:table-cell table:style-name="ce655" office:value-type="float" office:value="15" calcext:value-type="float">
            <text:p>15</text:p>
          </table:table-cell>
          <table:table-cell table:style-name="ce676" office:value-type="float" office:value="15" calcext:value-type="float">
            <text:p>15</text:p>
          </table:table-cell>
          <table:table-cell table:style-name="ce697" office:value-type="float" office:value="15" calcext:value-type="float">
            <text:p>15</text:p>
          </table:table-cell>
          <table:table-cell table:style-name="ce718" office:value-type="float" office:value="15" calcext:value-type="float">
            <text:p>15</text:p>
          </table:table-cell>
          <table:table-cell table:style-name="ce739" office:value-type="float" office:value="15" calcext:value-type="float">
            <text:p>15</text:p>
          </table:table-cell>
          <table:table-cell table:style-name="ce760" office:value-type="float" office:value="15" calcext:value-type="float">
            <text:p>15</text:p>
          </table:table-cell>
          <table:table-cell table:style-name="ce781" office:value-type="float" office:value="15" calcext:value-type="float">
            <text:p>15</text:p>
          </table:table-cell>
          <table:table-cell table:style-name="ce802" office:value-type="float" office:value="15" calcext:value-type="float">
            <text:p>15</text:p>
          </table:table-cell>
          <table:table-cell table:style-name="ce823" office:value-type="float" office:value="15" calcext:value-type="float">
            <text:p>15</text:p>
          </table:table-cell>
          <table:table-cell table:style-name="ce844" office:value-type="float" office:value="15" calcext:value-type="float">
            <text:p>15</text:p>
          </table:table-cell>
          <table:table-cell table:style-name="ce865" office:value-type="float" office:value="15" calcext:value-type="float">
            <text:p>15</text:p>
          </table:table-cell>
          <table:table-cell table:style-name="ce886" office:value-type="float" office:value="15" calcext:value-type="float">
            <text:p>15</text:p>
          </table:table-cell>
          <table:table-cell table:style-name="ce907" office:value-type="float" office:value="15" calcext:value-type="float">
            <text:p>15</text:p>
          </table:table-cell>
          <table:table-cell table:style-name="ce928" office:value-type="float" office:value="15" calcext:value-type="float">
            <text:p>15</text:p>
          </table:table-cell>
          <table:table-cell table:style-name="ce949" office:value-type="float" office:value="15" calcext:value-type="float">
            <text:p>15</text:p>
          </table:table-cell>
          <table:table-cell table:style-name="ce970" office:value-type="float" office:value="15" calcext:value-type="float">
            <text:p>15</text:p>
          </table:table-cell>
          <table:table-cell table:style-name="ce991" office:value-type="float" office:value="15" calcext:value-type="float">
            <text:p>15</text:p>
          </table:table-cell>
          <table:table-cell table:style-name="ce1012" office:value-type="float" office:value="15" calcext:value-type="float">
            <text:p>15</text:p>
          </table:table-cell>
          <table:table-cell table:style-name="ce1033" office:value-type="float" office:value="15" calcext:value-type="float">
            <text:p>15</text:p>
          </table:table-cell>
          <table:table-cell table:style-name="ce1054" office:value-type="float" office:value="15" calcext:value-type="float">
            <text:p>15</text:p>
          </table:table-cell>
          <table:table-cell table:style-name="ce1075" office:value-type="float" office:value="15" calcext:value-type="float">
            <text:p>15</text:p>
          </table:table-cell>
          <table:table-cell table:style-name="ce1096" office:value-type="float" office:value="15" calcext:value-type="float">
            <text:p>15</text:p>
          </table:table-cell>
          <table:table-cell table:style-name="ce1117" office:value-type="float" office:value="15" calcext:value-type="float">
            <text:p>15</text:p>
          </table:table-cell>
          <table:table-cell table:style-name="ce1138" office:value-type="float" office:value="15" calcext:value-type="float">
            <text:p>15</text:p>
          </table:table-cell>
          <table:table-cell table:style-name="ce1159" office:value-type="float" office:value="15" calcext:value-type="float">
            <text:p>15</text:p>
          </table:table-cell>
          <table:table-cell table:style-name="ce1180" office:value-type="float" office:value="15" calcext:value-type="float">
            <text:p>15</text:p>
          </table:table-cell>
          <table:table-cell table:style-name="ce1201" office:value-type="float" office:value="15" calcext:value-type="float">
            <text:p>15</text:p>
          </table:table-cell>
          <table:table-cell table:style-name="ce1222" office:value-type="float" office:value="15" calcext:value-type="float">
            <text:p>15</text:p>
          </table:table-cell>
          <table:table-cell table:style-name="ce1243" office:value-type="float" office:value="15" calcext:value-type="float">
            <text:p>15</text:p>
          </table:table-cell>
          <table:table-cell table:style-name="ce1264" office:value-type="float" office:value="15" calcext:value-type="float">
            <text:p>15</text:p>
          </table:table-cell>
          <table:table-cell table:style-name="ce1285" office:value-type="float" office:value="15" calcext:value-type="float">
            <text:p>15</text:p>
          </table:table-cell>
          <table:table-cell table:style-name="ce1306" office:value-type="float" office:value="15" calcext:value-type="float">
            <text:p>15</text:p>
          </table:table-cell>
          <table:table-cell table:style-name="ce1327" office:value-type="float" office:value="8" calcext:value-type="float">
            <text:p>8</text:p>
          </table:table-cell>
          <table:table-cell table:style-name="ce1348" office:value-type="float" office:value="8" calcext:value-type="float">
            <text:p>8</text:p>
          </table:table-cell>
          <table:table-cell table:style-name="ce1369" office:value-type="float" office:value="8" calcext:value-type="float">
            <text:p>8</text:p>
          </table:table-cell>
          <table:table-cell table:style-name="ce4" table:number-columns-repeated="790"/>
        </table:table-row>
        <table:table-row table:style-name="ro1">
          <table:table-cell table:number-columns-repeated="8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table:number-columns-repeated="17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-1" calcext:value-type="float">
            <text:p>-1</text:p>
          </table:table-cell>
          <table:table-cell table:number-columns-repeated="19"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-1" calcext:value-type="float">
            <text:p>-1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58" table:style-name="ce5" office:value-type="float" office:value="8" calcext:value-type="float">
            <text:p>8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-1" calcext:value-type="float">
            <text:p>-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 table:style-name="ce5" office:value-type="float" office:value="-1" calcext:value-type="float">
            <text:p>-1</text:p>
          </table:table-cell>
          <table:table-cell table:number-columns-repeated="13" table:style-name="ce5" office:value-type="float" office:value="8" calcext:value-type="float">
            <text:p>8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89" office:value-type="float" office:value="8" calcext:value-type="float">
            <text:p>8</text:p>
          </table:table-cell>
          <table:table-cell table:style-name="ce110" office:value-type="float" office:value="8" calcext:value-type="float">
            <text:p>8</text:p>
          </table:table-cell>
          <table:table-cell table:style-name="ce131" office:value-type="float" office:value="8" calcext:value-type="float">
            <text:p>8</text:p>
          </table:table-cell>
          <table:table-cell table:style-name="ce152" office:value-type="float" office:value="8" calcext:value-type="float">
            <text:p>8</text:p>
          </table:table-cell>
          <table:table-cell table:style-name="ce173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4" office:value-type="float" office:value="8" calcext:value-type="float">
            <text:p>8</text:p>
          </table:table-cell>
          <table:table-cell table:style-name="ce215" office:value-type="float" office:value="8" calcext:value-type="float">
            <text:p>8</text:p>
          </table:table-cell>
          <table:table-cell table:style-name="ce236" office:value-type="float" office:value="8" calcext:value-type="float">
            <text:p>8</text:p>
          </table:table-cell>
          <table:table-cell table:style-name="ce257" office:value-type="float" office:value="8" calcext:value-type="float">
            <text:p>8</text:p>
          </table:table-cell>
          <table:table-cell table:style-name="ce278" office:value-type="float" office:value="8" calcext:value-type="float">
            <text:p>8</text:p>
          </table:table-cell>
          <table:table-cell table:style-name="ce299" office:value-type="float" office:value="8" calcext:value-type="float">
            <text:p>8</text:p>
          </table:table-cell>
          <table:table-cell table:style-name="ce320" office:value-type="float" office:value="8" calcext:value-type="float">
            <text:p>8</text:p>
          </table:table-cell>
          <table:table-cell table:style-name="ce341" office:value-type="float" office:value="8" calcext:value-type="float">
            <text:p>8</text:p>
          </table:table-cell>
          <table:table-cell table:style-name="ce362" office:value-type="float" office:value="8" calcext:value-type="float">
            <text:p>8</text:p>
          </table:table-cell>
          <table:table-cell table:style-name="ce383" office:value-type="float" office:value="8" calcext:value-type="float">
            <text:p>8</text:p>
          </table:table-cell>
          <table:table-cell table:style-name="ce404" office:value-type="float" office:value="15" calcext:value-type="float">
            <text:p>15</text:p>
          </table:table-cell>
          <table:table-cell table:style-name="ce425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446" office:value-type="float" office:value="15" calcext:value-type="float">
            <text:p>15</text:p>
          </table:table-cell>
          <table:table-cell table:style-name="ce467" office:value-type="float" office:value="15" calcext:value-type="float">
            <text:p>15</text:p>
          </table:table-cell>
          <table:table-cell table:style-name="ce488" office:value-type="float" office:value="15" calcext:value-type="float">
            <text:p>15</text:p>
          </table:table-cell>
          <table:table-cell table:style-name="ce509" office:value-type="float" office:value="15" calcext:value-type="float">
            <text:p>15</text:p>
          </table:table-cell>
          <table:table-cell table:style-name="ce530" office:value-type="float" office:value="15" calcext:value-type="float">
            <text:p>15</text:p>
          </table:table-cell>
          <table:table-cell table:style-name="ce551" office:value-type="float" office:value="15" calcext:value-type="float">
            <text:p>15</text:p>
          </table:table-cell>
          <table:table-cell table:style-name="ce572" office:value-type="float" office:value="15" calcext:value-type="float">
            <text:p>15</text:p>
          </table:table-cell>
          <table:table-cell table:style-name="ce593" office:value-type="float" office:value="15" calcext:value-type="float">
            <text:p>15</text:p>
          </table:table-cell>
          <table:table-cell table:style-name="ce614" office:value-type="float" office:value="15" calcext:value-type="float">
            <text:p>15</text:p>
          </table:table-cell>
          <table:table-cell table:style-name="ce635" office:value-type="float" office:value="15" calcext:value-type="float">
            <text:p>15</text:p>
          </table:table-cell>
          <table:table-cell table:style-name="ce656" office:value-type="float" office:value="15" calcext:value-type="float">
            <text:p>15</text:p>
          </table:table-cell>
          <table:table-cell table:style-name="ce677" office:value-type="float" office:value="15" calcext:value-type="float">
            <text:p>15</text:p>
          </table:table-cell>
          <table:table-cell table:style-name="ce698" office:value-type="float" office:value="15" calcext:value-type="float">
            <text:p>15</text:p>
          </table:table-cell>
          <table:table-cell table:style-name="ce719" office:value-type="float" office:value="15" calcext:value-type="float">
            <text:p>15</text:p>
          </table:table-cell>
          <table:table-cell table:style-name="ce740" office:value-type="float" office:value="15" calcext:value-type="float">
            <text:p>15</text:p>
          </table:table-cell>
          <table:table-cell table:style-name="ce761" office:value-type="float" office:value="15" calcext:value-type="float">
            <text:p>15</text:p>
          </table:table-cell>
          <table:table-cell table:style-name="ce782" office:value-type="float" office:value="15" calcext:value-type="float">
            <text:p>15</text:p>
          </table:table-cell>
          <table:table-cell table:style-name="ce803" office:value-type="float" office:value="15" calcext:value-type="float">
            <text:p>15</text:p>
          </table:table-cell>
          <table:table-cell table:style-name="ce824" office:value-type="float" office:value="15" calcext:value-type="float">
            <text:p>15</text:p>
          </table:table-cell>
          <table:table-cell table:style-name="ce845" office:value-type="float" office:value="15" calcext:value-type="float">
            <text:p>15</text:p>
          </table:table-cell>
          <table:table-cell table:style-name="ce866" office:value-type="float" office:value="15" calcext:value-type="float">
            <text:p>15</text:p>
          </table:table-cell>
          <table:table-cell table:style-name="ce887" office:value-type="float" office:value="15" calcext:value-type="float">
            <text:p>15</text:p>
          </table:table-cell>
          <table:table-cell table:style-name="ce908" office:value-type="float" office:value="15" calcext:value-type="float">
            <text:p>15</text:p>
          </table:table-cell>
          <table:table-cell table:style-name="ce929" office:value-type="float" office:value="15" calcext:value-type="float">
            <text:p>15</text:p>
          </table:table-cell>
          <table:table-cell table:style-name="ce950" office:value-type="float" office:value="15" calcext:value-type="float">
            <text:p>15</text:p>
          </table:table-cell>
          <table:table-cell table:style-name="ce971" office:value-type="float" office:value="15" calcext:value-type="float">
            <text:p>15</text:p>
          </table:table-cell>
          <table:table-cell table:style-name="ce992" office:value-type="float" office:value="15" calcext:value-type="float">
            <text:p>15</text:p>
          </table:table-cell>
          <table:table-cell table:style-name="ce1013" office:value-type="float" office:value="15" calcext:value-type="float">
            <text:p>15</text:p>
          </table:table-cell>
          <table:table-cell table:style-name="ce1034" office:value-type="float" office:value="15" calcext:value-type="float">
            <text:p>15</text:p>
          </table:table-cell>
          <table:table-cell table:style-name="ce1055" office:value-type="float" office:value="15" calcext:value-type="float">
            <text:p>15</text:p>
          </table:table-cell>
          <table:table-cell table:style-name="ce1076" office:value-type="float" office:value="15" calcext:value-type="float">
            <text:p>15</text:p>
          </table:table-cell>
          <table:table-cell table:style-name="ce1097" office:value-type="float" office:value="15" calcext:value-type="float">
            <text:p>15</text:p>
          </table:table-cell>
          <table:table-cell table:style-name="ce1118" office:value-type="float" office:value="15" calcext:value-type="float">
            <text:p>15</text:p>
          </table:table-cell>
          <table:table-cell table:style-name="ce1139" office:value-type="float" office:value="15" calcext:value-type="float">
            <text:p>15</text:p>
          </table:table-cell>
          <table:table-cell table:style-name="ce1160" office:value-type="float" office:value="15" calcext:value-type="float">
            <text:p>15</text:p>
          </table:table-cell>
          <table:table-cell table:style-name="ce1181" office:value-type="float" office:value="15" calcext:value-type="float">
            <text:p>15</text:p>
          </table:table-cell>
          <table:table-cell table:style-name="ce1202" office:value-type="float" office:value="15" calcext:value-type="float">
            <text:p>15</text:p>
          </table:table-cell>
          <table:table-cell table:style-name="ce1223" office:value-type="float" office:value="15" calcext:value-type="float">
            <text:p>15</text:p>
          </table:table-cell>
          <table:table-cell table:style-name="ce1244" office:value-type="float" office:value="15" calcext:value-type="float">
            <text:p>15</text:p>
          </table:table-cell>
          <table:table-cell table:style-name="ce1265" office:value-type="float" office:value="15" calcext:value-type="float">
            <text:p>15</text:p>
          </table:table-cell>
          <table:table-cell table:style-name="ce1286" office:value-type="float" office:value="15" calcext:value-type="float">
            <text:p>15</text:p>
          </table:table-cell>
          <table:table-cell table:style-name="ce1307" office:value-type="float" office:value="15" calcext:value-type="float">
            <text:p>15</text:p>
          </table:table-cell>
          <table:table-cell table:style-name="ce1328" office:value-type="float" office:value="15" calcext:value-type="float">
            <text:p>15</text:p>
          </table:table-cell>
          <table:table-cell table:style-name="ce1349" office:value-type="float" office:value="8" calcext:value-type="float">
            <text:p>8</text:p>
          </table:table-cell>
          <table:table-cell table:style-name="ce1370" office:value-type="float" office:value="8" calcext:value-type="float">
            <text:p>8</text:p>
          </table:table-cell>
          <table:table-cell table:style-name="ce5" table:number-columns-repeated="790"/>
        </table:table-row>
        <table:table-row table:style-name="ro1">
          <table:table-cell table:number-columns-repeated="8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number-columns-repeated="17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-1" calcext:value-type="float">
            <text:p>-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-1" calcext:value-type="float">
            <text:p>-1</text:p>
          </table:table-cell>
          <table:table-cell table:number-columns-repeated="19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8" table:style-name="ce6" office:value-type="float" office:value="8" calcext:value-type="float">
            <text:p>8</text:p>
          </table:table-cell>
          <table:table-cell table:number-columns-repeated="10"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number-columns-repeated="13" table:style-name="ce6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48" office:value-type="float" office:value="8" calcext:value-type="float">
            <text:p>8</text:p>
          </table:table-cell>
          <table:table-cell table:style-name="ce69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style-name="ce111" office:value-type="float" office:value="8" calcext:value-type="float">
            <text:p>8</text:p>
          </table:table-cell>
          <table:table-cell table:style-name="ce132" office:value-type="float" office:value="8" calcext:value-type="float">
            <text:p>8</text:p>
          </table:table-cell>
          <table:table-cell table:style-name="ce153" office:value-type="float" office:value="8" calcext:value-type="float">
            <text:p>8</text:p>
          </table:table-cell>
          <table:table-cell table:style-name="ce174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5" office:value-type="float" office:value="8" calcext:value-type="float">
            <text:p>8</text:p>
          </table:table-cell>
          <table:table-cell table:style-name="ce216" office:value-type="float" office:value="8" calcext:value-type="float">
            <text:p>8</text:p>
          </table:table-cell>
          <table:table-cell table:style-name="ce237" office:value-type="float" office:value="8" calcext:value-type="float">
            <text:p>8</text:p>
          </table:table-cell>
          <table:table-cell table:style-name="ce258" office:value-type="float" office:value="8" calcext:value-type="float">
            <text:p>8</text:p>
          </table:table-cell>
          <table:table-cell table:style-name="ce279" office:value-type="float" office:value="8" calcext:value-type="float">
            <text:p>8</text:p>
          </table:table-cell>
          <table:table-cell table:style-name="ce300" office:value-type="float" office:value="8" calcext:value-type="float">
            <text:p>8</text:p>
          </table:table-cell>
          <table:table-cell table:style-name="ce321" office:value-type="float" office:value="8" calcext:value-type="float">
            <text:p>8</text:p>
          </table:table-cell>
          <table:table-cell table:style-name="ce342" office:value-type="float" office:value="8" calcext:value-type="float">
            <text:p>8</text:p>
          </table:table-cell>
          <table:table-cell table:style-name="ce363" office:value-type="float" office:value="8" calcext:value-type="float">
            <text:p>8</text:p>
          </table:table-cell>
          <table:table-cell table:style-name="ce384" office:value-type="float" office:value="8" calcext:value-type="float">
            <text:p>8</text:p>
          </table:table-cell>
          <table:table-cell table:style-name="ce405" office:value-type="float" office:value="8" calcext:value-type="float">
            <text:p>8</text:p>
          </table:table-cell>
          <table:table-cell table:style-name="ce426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47" office:value-type="float" office:value="8" calcext:value-type="float">
            <text:p>8</text:p>
          </table:table-cell>
          <table:table-cell table:style-name="ce468" office:value-type="float" office:value="8" calcext:value-type="float">
            <text:p>8</text:p>
          </table:table-cell>
          <table:table-cell table:style-name="ce489" office:value-type="float" office:value="8" calcext:value-type="float">
            <text:p>8</text:p>
          </table:table-cell>
          <table:table-cell table:style-name="ce510" office:value-type="float" office:value="8" calcext:value-type="float">
            <text:p>8</text:p>
          </table:table-cell>
          <table:table-cell table:style-name="ce531" office:value-type="float" office:value="8" calcext:value-type="float">
            <text:p>8</text:p>
          </table:table-cell>
          <table:table-cell table:style-name="ce552" office:value-type="float" office:value="8" calcext:value-type="float">
            <text:p>8</text:p>
          </table:table-cell>
          <table:table-cell table:style-name="ce573" office:value-type="float" office:value="8" calcext:value-type="float">
            <text:p>8</text:p>
          </table:table-cell>
          <table:table-cell table:style-name="ce594" office:value-type="float" office:value="8" calcext:value-type="float">
            <text:p>8</text:p>
          </table:table-cell>
          <table:table-cell table:style-name="ce615" office:value-type="float" office:value="8" calcext:value-type="float">
            <text:p>8</text:p>
          </table:table-cell>
          <table:table-cell table:style-name="ce636" office:value-type="float" office:value="8" calcext:value-type="float">
            <text:p>8</text:p>
          </table:table-cell>
          <table:table-cell table:style-name="ce657" office:value-type="float" office:value="15" calcext:value-type="float">
            <text:p>15</text:p>
          </table:table-cell>
          <table:table-cell table:style-name="ce678" office:value-type="float" office:value="15" calcext:value-type="float">
            <text:p>15</text:p>
          </table:table-cell>
          <table:table-cell table:style-name="ce699" office:value-type="float" office:value="15" calcext:value-type="float">
            <text:p>15</text:p>
          </table:table-cell>
          <table:table-cell table:style-name="ce720" office:value-type="float" office:value="15" calcext:value-type="float">
            <text:p>15</text:p>
          </table:table-cell>
          <table:table-cell table:style-name="ce741" office:value-type="float" office:value="15" calcext:value-type="float">
            <text:p>15</text:p>
          </table:table-cell>
          <table:table-cell table:style-name="ce762" office:value-type="float" office:value="15" calcext:value-type="float">
            <text:p>15</text:p>
          </table:table-cell>
          <table:table-cell table:style-name="ce783" office:value-type="float" office:value="15" calcext:value-type="float">
            <text:p>15</text:p>
          </table:table-cell>
          <table:table-cell table:style-name="ce804" office:value-type="float" office:value="15" calcext:value-type="float">
            <text:p>15</text:p>
          </table:table-cell>
          <table:table-cell table:style-name="ce825" office:value-type="float" office:value="15" calcext:value-type="float">
            <text:p>15</text:p>
          </table:table-cell>
          <table:table-cell table:style-name="ce846" office:value-type="float" office:value="15" calcext:value-type="float">
            <text:p>15</text:p>
          </table:table-cell>
          <table:table-cell table:style-name="ce867" office:value-type="float" office:value="15" calcext:value-type="float">
            <text:p>15</text:p>
          </table:table-cell>
          <table:table-cell table:style-name="ce888" office:value-type="float" office:value="15" calcext:value-type="float">
            <text:p>15</text:p>
          </table:table-cell>
          <table:table-cell table:style-name="ce909" office:value-type="float" office:value="15" calcext:value-type="float">
            <text:p>15</text:p>
          </table:table-cell>
          <table:table-cell table:style-name="ce930" office:value-type="float" office:value="15" calcext:value-type="float">
            <text:p>15</text:p>
          </table:table-cell>
          <table:table-cell table:style-name="ce951" office:value-type="float" office:value="15" calcext:value-type="float">
            <text:p>15</text:p>
          </table:table-cell>
          <table:table-cell table:style-name="ce972" office:value-type="float" office:value="15" calcext:value-type="float">
            <text:p>15</text:p>
          </table:table-cell>
          <table:table-cell table:style-name="ce993" office:value-type="float" office:value="15" calcext:value-type="float">
            <text:p>15</text:p>
          </table:table-cell>
          <table:table-cell table:style-name="ce1014" office:value-type="float" office:value="15" calcext:value-type="float">
            <text:p>15</text:p>
          </table:table-cell>
          <table:table-cell table:style-name="ce1035" office:value-type="float" office:value="15" calcext:value-type="float">
            <text:p>15</text:p>
          </table:table-cell>
          <table:table-cell table:style-name="ce1056" office:value-type="float" office:value="15" calcext:value-type="float">
            <text:p>15</text:p>
          </table:table-cell>
          <table:table-cell table:style-name="ce1077" office:value-type="float" office:value="15" calcext:value-type="float">
            <text:p>15</text:p>
          </table:table-cell>
          <table:table-cell table:style-name="ce1098" office:value-type="float" office:value="15" calcext:value-type="float">
            <text:p>15</text:p>
          </table:table-cell>
          <table:table-cell table:style-name="ce1119" office:value-type="float" office:value="15" calcext:value-type="float">
            <text:p>15</text:p>
          </table:table-cell>
          <table:table-cell table:style-name="ce1140" office:value-type="float" office:value="15" calcext:value-type="float">
            <text:p>15</text:p>
          </table:table-cell>
          <table:table-cell table:style-name="ce1161" office:value-type="float" office:value="15" calcext:value-type="float">
            <text:p>15</text:p>
          </table:table-cell>
          <table:table-cell table:style-name="ce1182" office:value-type="float" office:value="15" calcext:value-type="float">
            <text:p>15</text:p>
          </table:table-cell>
          <table:table-cell table:style-name="ce1203" office:value-type="float" office:value="15" calcext:value-type="float">
            <text:p>15</text:p>
          </table:table-cell>
          <table:table-cell table:style-name="ce1224" office:value-type="float" office:value="15" calcext:value-type="float">
            <text:p>15</text:p>
          </table:table-cell>
          <table:table-cell table:style-name="ce1245" office:value-type="float" office:value="15" calcext:value-type="float">
            <text:p>15</text:p>
          </table:table-cell>
          <table:table-cell table:style-name="ce1266" office:value-type="float" office:value="15" calcext:value-type="float">
            <text:p>15</text:p>
          </table:table-cell>
          <table:table-cell table:style-name="ce1287" office:value-type="float" office:value="15" calcext:value-type="float">
            <text:p>15</text:p>
          </table:table-cell>
          <table:table-cell table:style-name="ce1308" office:value-type="float" office:value="15" calcext:value-type="float">
            <text:p>15</text:p>
          </table:table-cell>
          <table:table-cell table:style-name="ce1329" office:value-type="float" office:value="15" calcext:value-type="float">
            <text:p>15</text:p>
          </table:table-cell>
          <table:table-cell table:style-name="ce1350" office:value-type="float" office:value="15" calcext:value-type="float">
            <text:p>15</text:p>
          </table:table-cell>
          <table:table-cell table:style-name="ce1371" office:value-type="float" office:value="8" calcext:value-type="float">
            <text:p>8</text:p>
          </table:table-cell>
          <table:table-cell table:style-name="ce6" table:number-columns-repeated="790"/>
        </table:table-row>
        <table:table-row table:style-name="ro1">
          <table:table-cell table:number-columns-repeated="8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number-columns-repeated="17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-1" calcext:value-type="float">
            <text:p>-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-1" calcext:value-type="float">
            <text:p>-1</text:p>
          </table:table-cell>
          <table:table-cell table:number-columns-repeated="19"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58" table:style-name="ce7" office:value-type="float" office:value="8" calcext:value-type="float">
            <text:p>8</text:p>
          </table:table-cell>
          <table:table-cell table:number-columns-repeated="10" table:style-name="ce7" office:value-type="float" office:value="-1" calcext:value-type="float">
            <text:p>-1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5" table:style-name="ce7" office:value-type="float" office:value="-1" calcext:value-type="float">
            <text:p>-1</text:p>
          </table:table-cell>
          <table:table-cell table:number-columns-repeated="13" table:style-name="ce7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table:style-name="ce70" office:value-type="float" office:value="8" calcext:value-type="float">
            <text:p>8</text:p>
          </table:table-cell>
          <table:table-cell table:style-name="ce91" office:value-type="float" office:value="8" calcext:value-type="float">
            <text:p>8</text:p>
          </table:table-cell>
          <table:table-cell table:style-name="ce112" office:value-type="float" office:value="8" calcext:value-type="float">
            <text:p>8</text:p>
          </table:table-cell>
          <table:table-cell table:style-name="ce133" office:value-type="float" office:value="8" calcext:value-type="float">
            <text:p>8</text:p>
          </table:table-cell>
          <table:table-cell table:style-name="ce154" office:value-type="float" office:value="8" calcext:value-type="float">
            <text:p>8</text:p>
          </table:table-cell>
          <table:table-cell table:style-name="ce175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6" office:value-type="float" office:value="8" calcext:value-type="float">
            <text:p>8</text:p>
          </table:table-cell>
          <table:table-cell table:style-name="ce217" office:value-type="float" office:value="8" calcext:value-type="float">
            <text:p>8</text:p>
          </table:table-cell>
          <table:table-cell table:style-name="ce238" office:value-type="float" office:value="8" calcext:value-type="float">
            <text:p>8</text:p>
          </table:table-cell>
          <table:table-cell table:style-name="ce259" office:value-type="float" office:value="8" calcext:value-type="float">
            <text:p>8</text:p>
          </table:table-cell>
          <table:table-cell table:style-name="ce280" office:value-type="float" office:value="8" calcext:value-type="float">
            <text:p>8</text:p>
          </table:table-cell>
          <table:table-cell table:style-name="ce301" office:value-type="float" office:value="8" calcext:value-type="float">
            <text:p>8</text:p>
          </table:table-cell>
          <table:table-cell table:style-name="ce322" office:value-type="float" office:value="8" calcext:value-type="float">
            <text:p>8</text:p>
          </table:table-cell>
          <table:table-cell table:style-name="ce343" office:value-type="float" office:value="8" calcext:value-type="float">
            <text:p>8</text:p>
          </table:table-cell>
          <table:table-cell table:style-name="ce364" office:value-type="float" office:value="8" calcext:value-type="float">
            <text:p>8</text:p>
          </table:table-cell>
          <table:table-cell table:style-name="ce385" office:value-type="float" office:value="8" calcext:value-type="float">
            <text:p>8</text:p>
          </table:table-cell>
          <table:table-cell table:style-name="ce406" office:value-type="float" office:value="8" calcext:value-type="float">
            <text:p>8</text:p>
          </table:table-cell>
          <table:table-cell table:style-name="ce427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48" office:value-type="float" office:value="8" calcext:value-type="float">
            <text:p>8</text:p>
          </table:table-cell>
          <table:table-cell table:style-name="ce469" office:value-type="float" office:value="8" calcext:value-type="float">
            <text:p>8</text:p>
          </table:table-cell>
          <table:table-cell table:style-name="ce490" office:value-type="float" office:value="8" calcext:value-type="float">
            <text:p>8</text:p>
          </table:table-cell>
          <table:table-cell table:style-name="ce511" office:value-type="float" office:value="8" calcext:value-type="float">
            <text:p>8</text:p>
          </table:table-cell>
          <table:table-cell table:style-name="ce532" office:value-type="float" office:value="8" calcext:value-type="float">
            <text:p>8</text:p>
          </table:table-cell>
          <table:table-cell table:style-name="ce553" office:value-type="float" office:value="8" calcext:value-type="float">
            <text:p>8</text:p>
          </table:table-cell>
          <table:table-cell table:style-name="ce574" office:value-type="float" office:value="8" calcext:value-type="float">
            <text:p>8</text:p>
          </table:table-cell>
          <table:table-cell table:style-name="ce595" office:value-type="float" office:value="8" calcext:value-type="float">
            <text:p>8</text:p>
          </table:table-cell>
          <table:table-cell table:style-name="ce616" office:value-type="float" office:value="8" calcext:value-type="float">
            <text:p>8</text:p>
          </table:table-cell>
          <table:table-cell table:style-name="ce637" office:value-type="float" office:value="8" calcext:value-type="float">
            <text:p>8</text:p>
          </table:table-cell>
          <table:table-cell table:style-name="ce658" office:value-type="float" office:value="8" calcext:value-type="float">
            <text:p>8</text:p>
          </table:table-cell>
          <table:table-cell table:style-name="ce679" office:value-type="float" office:value="15" calcext:value-type="float">
            <text:p>15</text:p>
          </table:table-cell>
          <table:table-cell table:style-name="ce700" office:value-type="float" office:value="15" calcext:value-type="float">
            <text:p>15</text:p>
          </table:table-cell>
          <table:table-cell table:style-name="ce721" office:value-type="float" office:value="15" calcext:value-type="float">
            <text:p>15</text:p>
          </table:table-cell>
          <table:table-cell table:style-name="ce742" office:value-type="float" office:value="15" calcext:value-type="float">
            <text:p>15</text:p>
          </table:table-cell>
          <table:table-cell table:style-name="ce763" office:value-type="float" office:value="15" calcext:value-type="float">
            <text:p>15</text:p>
          </table:table-cell>
          <table:table-cell table:style-name="ce784" office:value-type="float" office:value="15" calcext:value-type="float">
            <text:p>15</text:p>
          </table:table-cell>
          <table:table-cell table:style-name="ce805" office:value-type="float" office:value="15" calcext:value-type="float">
            <text:p>15</text:p>
          </table:table-cell>
          <table:table-cell table:style-name="ce826" office:value-type="float" office:value="15" calcext:value-type="float">
            <text:p>15</text:p>
          </table:table-cell>
          <table:table-cell table:style-name="ce847" office:value-type="float" office:value="15" calcext:value-type="float">
            <text:p>15</text:p>
          </table:table-cell>
          <table:table-cell table:style-name="ce868" office:value-type="float" office:value="15" calcext:value-type="float">
            <text:p>15</text:p>
          </table:table-cell>
          <table:table-cell table:style-name="ce889" office:value-type="float" office:value="15" calcext:value-type="float">
            <text:p>15</text:p>
          </table:table-cell>
          <table:table-cell table:style-name="ce910" office:value-type="float" office:value="15" calcext:value-type="float">
            <text:p>15</text:p>
          </table:table-cell>
          <table:table-cell table:style-name="ce931" office:value-type="float" office:value="15" calcext:value-type="float">
            <text:p>15</text:p>
          </table:table-cell>
          <table:table-cell table:style-name="ce952" office:value-type="float" office:value="15" calcext:value-type="float">
            <text:p>15</text:p>
          </table:table-cell>
          <table:table-cell table:style-name="ce973" office:value-type="float" office:value="15" calcext:value-type="float">
            <text:p>15</text:p>
          </table:table-cell>
          <table:table-cell table:style-name="ce994" office:value-type="float" office:value="15" calcext:value-type="float">
            <text:p>15</text:p>
          </table:table-cell>
          <table:table-cell table:style-name="ce1015" office:value-type="float" office:value="15" calcext:value-type="float">
            <text:p>15</text:p>
          </table:table-cell>
          <table:table-cell table:style-name="ce1036" office:value-type="float" office:value="15" calcext:value-type="float">
            <text:p>15</text:p>
          </table:table-cell>
          <table:table-cell table:style-name="ce1057" office:value-type="float" office:value="15" calcext:value-type="float">
            <text:p>15</text:p>
          </table:table-cell>
          <table:table-cell table:style-name="ce1078" office:value-type="float" office:value="15" calcext:value-type="float">
            <text:p>15</text:p>
          </table:table-cell>
          <table:table-cell table:style-name="ce1099" office:value-type="float" office:value="15" calcext:value-type="float">
            <text:p>15</text:p>
          </table:table-cell>
          <table:table-cell table:style-name="ce1120" office:value-type="float" office:value="15" calcext:value-type="float">
            <text:p>15</text:p>
          </table:table-cell>
          <table:table-cell table:style-name="ce1141" office:value-type="float" office:value="15" calcext:value-type="float">
            <text:p>15</text:p>
          </table:table-cell>
          <table:table-cell table:style-name="ce1162" office:value-type="float" office:value="15" calcext:value-type="float">
            <text:p>15</text:p>
          </table:table-cell>
          <table:table-cell table:style-name="ce1183" office:value-type="float" office:value="15" calcext:value-type="float">
            <text:p>15</text:p>
          </table:table-cell>
          <table:table-cell table:style-name="ce1204" office:value-type="float" office:value="15" calcext:value-type="float">
            <text:p>15</text:p>
          </table:table-cell>
          <table:table-cell table:style-name="ce1225" office:value-type="float" office:value="15" calcext:value-type="float">
            <text:p>15</text:p>
          </table:table-cell>
          <table:table-cell table:style-name="ce1246" office:value-type="float" office:value="15" calcext:value-type="float">
            <text:p>15</text:p>
          </table:table-cell>
          <table:table-cell table:style-name="ce1267" office:value-type="float" office:value="15" calcext:value-type="float">
            <text:p>15</text:p>
          </table:table-cell>
          <table:table-cell table:style-name="ce1288" office:value-type="float" office:value="15" calcext:value-type="float">
            <text:p>15</text:p>
          </table:table-cell>
          <table:table-cell table:style-name="ce1309" office:value-type="float" office:value="15" calcext:value-type="float">
            <text:p>15</text:p>
          </table:table-cell>
          <table:table-cell table:style-name="ce1330" office:value-type="float" office:value="15" calcext:value-type="float">
            <text:p>15</text:p>
          </table:table-cell>
          <table:table-cell table:style-name="ce1351" office:value-type="float" office:value="15" calcext:value-type="float">
            <text:p>15</text:p>
          </table:table-cell>
          <table:table-cell table:style-name="ce1372" office:value-type="float" office:value="8" calcext:value-type="float">
            <text:p>8</text:p>
          </table:table-cell>
          <table:table-cell table:style-name="ce7" table:number-columns-repeated="790"/>
        </table:table-row>
        <table:table-row table:style-name="ro1">
          <table:table-cell table:number-columns-repeated="8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number-columns-repeated="17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number-columns-repeated="19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58" table:style-name="ce8" office:value-type="float" office:value="8" calcext:value-type="float">
            <text:p>8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50" office:value-type="float" office:value="8" calcext:value-type="float">
            <text:p>8</text:p>
          </table:table-cell>
          <table:table-cell table:style-name="ce71" office:value-type="float" office:value="8" calcext:value-type="float">
            <text:p>8</text:p>
          </table:table-cell>
          <table:table-cell table:style-name="ce92" office:value-type="float" office:value="8" calcext:value-type="float">
            <text:p>8</text:p>
          </table:table-cell>
          <table:table-cell table:style-name="ce113" office:value-type="float" office:value="8" calcext:value-type="float">
            <text:p>8</text:p>
          </table:table-cell>
          <table:table-cell table:style-name="ce134" office:value-type="float" office:value="8" calcext:value-type="float">
            <text:p>8</text:p>
          </table:table-cell>
          <table:table-cell table:style-name="ce155" office:value-type="float" office:value="8" calcext:value-type="float">
            <text:p>8</text:p>
          </table:table-cell>
          <table:table-cell table:style-name="ce176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7" office:value-type="float" office:value="8" calcext:value-type="float">
            <text:p>8</text:p>
          </table:table-cell>
          <table:table-cell table:style-name="ce218" office:value-type="float" office:value="8" calcext:value-type="float">
            <text:p>8</text:p>
          </table:table-cell>
          <table:table-cell table:style-name="ce239" office:value-type="float" office:value="8" calcext:value-type="float">
            <text:p>8</text:p>
          </table:table-cell>
          <table:table-cell table:style-name="ce260" office:value-type="float" office:value="8" calcext:value-type="float">
            <text:p>8</text:p>
          </table:table-cell>
          <table:table-cell table:style-name="ce281" office:value-type="float" office:value="8" calcext:value-type="float">
            <text:p>8</text:p>
          </table:table-cell>
          <table:table-cell table:style-name="ce302" office:value-type="float" office:value="8" calcext:value-type="float">
            <text:p>8</text:p>
          </table:table-cell>
          <table:table-cell table:style-name="ce323" office:value-type="float" office:value="8" calcext:value-type="float">
            <text:p>8</text:p>
          </table:table-cell>
          <table:table-cell table:style-name="ce344" office:value-type="float" office:value="8" calcext:value-type="float">
            <text:p>8</text:p>
          </table:table-cell>
          <table:table-cell table:style-name="ce365" office:value-type="float" office:value="8" calcext:value-type="float">
            <text:p>8</text:p>
          </table:table-cell>
          <table:table-cell table:style-name="ce386" office:value-type="float" office:value="8" calcext:value-type="float">
            <text:p>8</text:p>
          </table:table-cell>
          <table:table-cell table:style-name="ce407" office:value-type="float" office:value="8" calcext:value-type="float">
            <text:p>8</text:p>
          </table:table-cell>
          <table:table-cell table:style-name="ce428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49" office:value-type="float" office:value="8" calcext:value-type="float">
            <text:p>8</text:p>
          </table:table-cell>
          <table:table-cell table:style-name="ce470" office:value-type="float" office:value="8" calcext:value-type="float">
            <text:p>8</text:p>
          </table:table-cell>
          <table:table-cell table:style-name="ce491" office:value-type="float" office:value="8" calcext:value-type="float">
            <text:p>8</text:p>
          </table:table-cell>
          <table:table-cell table:style-name="ce512" office:value-type="float" office:value="8" calcext:value-type="float">
            <text:p>8</text:p>
          </table:table-cell>
          <table:table-cell table:style-name="ce533" office:value-type="float" office:value="8" calcext:value-type="float">
            <text:p>8</text:p>
          </table:table-cell>
          <table:table-cell table:style-name="ce554" office:value-type="float" office:value="8" calcext:value-type="float">
            <text:p>8</text:p>
          </table:table-cell>
          <table:table-cell table:style-name="ce575" office:value-type="float" office:value="8" calcext:value-type="float">
            <text:p>8</text:p>
          </table:table-cell>
          <table:table-cell table:style-name="ce596" office:value-type="float" office:value="8" calcext:value-type="float">
            <text:p>8</text:p>
          </table:table-cell>
          <table:table-cell table:style-name="ce617" office:value-type="float" office:value="8" calcext:value-type="float">
            <text:p>8</text:p>
          </table:table-cell>
          <table:table-cell table:style-name="ce638" office:value-type="float" office:value="8" calcext:value-type="float">
            <text:p>8</text:p>
          </table:table-cell>
          <table:table-cell table:style-name="ce659" office:value-type="float" office:value="8" calcext:value-type="float">
            <text:p>8</text:p>
          </table:table-cell>
          <table:table-cell table:style-name="ce680" office:value-type="float" office:value="8" calcext:value-type="float">
            <text:p>8</text:p>
          </table:table-cell>
          <table:table-cell table:style-name="ce701" office:value-type="float" office:value="15" calcext:value-type="float">
            <text:p>15</text:p>
          </table:table-cell>
          <table:table-cell table:style-name="ce722" office:value-type="float" office:value="15" calcext:value-type="float">
            <text:p>15</text:p>
          </table:table-cell>
          <table:table-cell table:style-name="ce743" office:value-type="float" office:value="15" calcext:value-type="float">
            <text:p>15</text:p>
          </table:table-cell>
          <table:table-cell table:style-name="ce764" office:value-type="float" office:value="15" calcext:value-type="float">
            <text:p>15</text:p>
          </table:table-cell>
          <table:table-cell table:style-name="ce785" office:value-type="float" office:value="15" calcext:value-type="float">
            <text:p>15</text:p>
          </table:table-cell>
          <table:table-cell table:style-name="ce806" office:value-type="float" office:value="15" calcext:value-type="float">
            <text:p>15</text:p>
          </table:table-cell>
          <table:table-cell table:style-name="ce827" office:value-type="float" office:value="15" calcext:value-type="float">
            <text:p>15</text:p>
          </table:table-cell>
          <table:table-cell table:style-name="ce848" office:value-type="float" office:value="15" calcext:value-type="float">
            <text:p>15</text:p>
          </table:table-cell>
          <table:table-cell table:style-name="ce869" office:value-type="float" office:value="15" calcext:value-type="float">
            <text:p>15</text:p>
          </table:table-cell>
          <table:table-cell table:style-name="ce890" office:value-type="float" office:value="15" calcext:value-type="float">
            <text:p>15</text:p>
          </table:table-cell>
          <table:table-cell table:style-name="ce911" office:value-type="float" office:value="15" calcext:value-type="float">
            <text:p>15</text:p>
          </table:table-cell>
          <table:table-cell table:style-name="ce932" office:value-type="float" office:value="15" calcext:value-type="float">
            <text:p>15</text:p>
          </table:table-cell>
          <table:table-cell table:style-name="ce953" office:value-type="float" office:value="15" calcext:value-type="float">
            <text:p>15</text:p>
          </table:table-cell>
          <table:table-cell table:style-name="ce974" office:value-type="float" office:value="15" calcext:value-type="float">
            <text:p>15</text:p>
          </table:table-cell>
          <table:table-cell table:style-name="ce995" office:value-type="float" office:value="15" calcext:value-type="float">
            <text:p>15</text:p>
          </table:table-cell>
          <table:table-cell table:style-name="ce1016" office:value-type="float" office:value="15" calcext:value-type="float">
            <text:p>15</text:p>
          </table:table-cell>
          <table:table-cell table:style-name="ce1037" office:value-type="float" office:value="15" calcext:value-type="float">
            <text:p>15</text:p>
          </table:table-cell>
          <table:table-cell table:style-name="ce1058" office:value-type="float" office:value="15" calcext:value-type="float">
            <text:p>15</text:p>
          </table:table-cell>
          <table:table-cell table:style-name="ce1079" office:value-type="float" office:value="15" calcext:value-type="float">
            <text:p>15</text:p>
          </table:table-cell>
          <table:table-cell table:style-name="ce1100" office:value-type="float" office:value="15" calcext:value-type="float">
            <text:p>15</text:p>
          </table:table-cell>
          <table:table-cell table:style-name="ce1121" office:value-type="float" office:value="15" calcext:value-type="float">
            <text:p>15</text:p>
          </table:table-cell>
          <table:table-cell table:style-name="ce1142" office:value-type="float" office:value="15" calcext:value-type="float">
            <text:p>15</text:p>
          </table:table-cell>
          <table:table-cell table:style-name="ce1163" office:value-type="float" office:value="15" calcext:value-type="float">
            <text:p>15</text:p>
          </table:table-cell>
          <table:table-cell table:style-name="ce1184" office:value-type="float" office:value="15" calcext:value-type="float">
            <text:p>15</text:p>
          </table:table-cell>
          <table:table-cell table:style-name="ce1205" office:value-type="float" office:value="15" calcext:value-type="float">
            <text:p>15</text:p>
          </table:table-cell>
          <table:table-cell table:style-name="ce1226" office:value-type="float" office:value="15" calcext:value-type="float">
            <text:p>15</text:p>
          </table:table-cell>
          <table:table-cell table:style-name="ce1247" office:value-type="float" office:value="15" calcext:value-type="float">
            <text:p>15</text:p>
          </table:table-cell>
          <table:table-cell table:style-name="ce1268" office:value-type="float" office:value="15" calcext:value-type="float">
            <text:p>15</text:p>
          </table:table-cell>
          <table:table-cell table:style-name="ce1289" office:value-type="float" office:value="15" calcext:value-type="float">
            <text:p>15</text:p>
          </table:table-cell>
          <table:table-cell table:style-name="ce1310" office:value-type="float" office:value="15" calcext:value-type="float">
            <text:p>15</text:p>
          </table:table-cell>
          <table:table-cell table:style-name="ce1331" office:value-type="float" office:value="15" calcext:value-type="float">
            <text:p>15</text:p>
          </table:table-cell>
          <table:table-cell table:style-name="ce1352" office:value-type="float" office:value="15" calcext:value-type="float">
            <text:p>15</text:p>
          </table:table-cell>
          <table:table-cell table:style-name="ce1373" office:value-type="float" office:value="8" calcext:value-type="float">
            <text:p>8</text:p>
          </table:table-cell>
          <table:table-cell table:style-name="ce8" table:number-columns-repeated="790"/>
        </table:table-row>
        <table:table-row table:style-name="ro1">
          <table:table-cell table:number-columns-repeated="8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-1" calcext:value-type="float">
            <text:p>-1</text:p>
          </table:table-cell>
          <table:table-cell table:number-columns-repeated="17"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-1" calcext:value-type="float">
            <text:p>-1</text:p>
          </table:table-cell>
          <table:table-cell table:number-columns-repeated="19"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-1" calcext:value-type="float">
            <text:p>-1</text:p>
          </table:table-cell>
          <table:table-cell table:number-columns-repeated="5" table:style-name="ce9" office:value-type="float" office:value="3" calcext:value-type="float">
            <text:p>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8" table:style-name="ce9" office:value-type="float" office:value="8" calcext:value-type="float">
            <text:p>8</text:p>
          </table:table-cell>
          <table:table-cell table:number-columns-repeated="10" table:style-name="ce9" office:value-type="float" office:value="-1" calcext:value-type="float">
            <text:p>-1</text:p>
          </table:table-cell>
          <table:table-cell table:number-columns-repeated="3" table:style-name="ce9" office:value-type="float" office:value="8" calcext:value-type="float">
            <text:p>8</text:p>
          </table:table-cell>
          <table:table-cell table:number-columns-repeated="5" table:style-name="ce9" office:value-type="float" office:value="-1" calcext:value-type="float">
            <text:p>-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9" office:value-type="float" office:value="-1" calcext:value-type="float">
            <text:p>-1</text:p>
          </table:table-cell>
          <table:table-cell table:number-columns-repeated="13" table:style-name="ce9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table:style-name="ce72" office:value-type="float" office:value="8" calcext:value-type="float">
            <text:p>8</text:p>
          </table:table-cell>
          <table:table-cell table:style-name="ce93" office:value-type="float" office:value="8" calcext:value-type="float">
            <text:p>8</text:p>
          </table:table-cell>
          <table:table-cell table:style-name="ce114" office:value-type="float" office:value="8" calcext:value-type="float">
            <text:p>8</text:p>
          </table:table-cell>
          <table:table-cell table:style-name="ce135" office:value-type="float" office:value="8" calcext:value-type="float">
            <text:p>8</text:p>
          </table:table-cell>
          <table:table-cell table:style-name="ce156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8" office:value-type="float" office:value="8" calcext:value-type="float">
            <text:p>8</text:p>
          </table:table-cell>
          <table:table-cell table:style-name="ce219" office:value-type="float" office:value="8" calcext:value-type="float">
            <text:p>8</text:p>
          </table:table-cell>
          <table:table-cell table:style-name="ce240" office:value-type="float" office:value="8" calcext:value-type="float">
            <text:p>8</text:p>
          </table:table-cell>
          <table:table-cell table:style-name="ce261" office:value-type="float" office:value="8" calcext:value-type="float">
            <text:p>8</text:p>
          </table:table-cell>
          <table:table-cell table:style-name="ce282" office:value-type="float" office:value="8" calcext:value-type="float">
            <text:p>8</text:p>
          </table:table-cell>
          <table:table-cell table:style-name="ce303" office:value-type="float" office:value="8" calcext:value-type="float">
            <text:p>8</text:p>
          </table:table-cell>
          <table:table-cell table:style-name="ce324" office:value-type="float" office:value="8" calcext:value-type="float">
            <text:p>8</text:p>
          </table:table-cell>
          <table:table-cell table:style-name="ce345" office:value-type="float" office:value="8" calcext:value-type="float">
            <text:p>8</text:p>
          </table:table-cell>
          <table:table-cell table:style-name="ce366" office:value-type="float" office:value="8" calcext:value-type="float">
            <text:p>8</text:p>
          </table:table-cell>
          <table:table-cell table:style-name="ce387" office:value-type="float" office:value="8" calcext:value-type="float">
            <text:p>8</text:p>
          </table:table-cell>
          <table:table-cell table:style-name="ce408" office:value-type="float" office:value="8" calcext:value-type="float">
            <text:p>8</text:p>
          </table:table-cell>
          <table:table-cell table:style-name="ce429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0" office:value-type="float" office:value="8" calcext:value-type="float">
            <text:p>8</text:p>
          </table:table-cell>
          <table:table-cell table:style-name="ce471" office:value-type="float" office:value="8" calcext:value-type="float">
            <text:p>8</text:p>
          </table:table-cell>
          <table:table-cell table:style-name="ce492" office:value-type="float" office:value="8" calcext:value-type="float">
            <text:p>8</text:p>
          </table:table-cell>
          <table:table-cell table:style-name="ce513" office:value-type="float" office:value="8" calcext:value-type="float">
            <text:p>8</text:p>
          </table:table-cell>
          <table:table-cell table:style-name="ce534" office:value-type="float" office:value="8" calcext:value-type="float">
            <text:p>8</text:p>
          </table:table-cell>
          <table:table-cell table:style-name="ce555" office:value-type="float" office:value="8" calcext:value-type="float">
            <text:p>8</text:p>
          </table:table-cell>
          <table:table-cell table:style-name="ce576" office:value-type="float" office:value="8" calcext:value-type="float">
            <text:p>8</text:p>
          </table:table-cell>
          <table:table-cell table:style-name="ce597" office:value-type="float" office:value="8" calcext:value-type="float">
            <text:p>8</text:p>
          </table:table-cell>
          <table:table-cell table:style-name="ce618" office:value-type="float" office:value="8" calcext:value-type="float">
            <text:p>8</text:p>
          </table:table-cell>
          <table:table-cell table:style-name="ce639" office:value-type="float" office:value="8" calcext:value-type="float">
            <text:p>8</text:p>
          </table:table-cell>
          <table:table-cell table:style-name="ce660" office:value-type="float" office:value="8" calcext:value-type="float">
            <text:p>8</text:p>
          </table:table-cell>
          <table:table-cell table:style-name="ce681" office:value-type="float" office:value="8" calcext:value-type="float">
            <text:p>8</text:p>
          </table:table-cell>
          <table:table-cell table:style-name="ce702" office:value-type="float" office:value="8" calcext:value-type="float">
            <text:p>8</text:p>
          </table:table-cell>
          <table:table-cell table:style-name="ce723" office:value-type="float" office:value="15" calcext:value-type="float">
            <text:p>15</text:p>
          </table:table-cell>
          <table:table-cell table:style-name="ce744" office:value-type="float" office:value="15" calcext:value-type="float">
            <text:p>15</text:p>
          </table:table-cell>
          <table:table-cell table:style-name="ce765" office:value-type="float" office:value="15" calcext:value-type="float">
            <text:p>15</text:p>
          </table:table-cell>
          <table:table-cell table:style-name="ce786" office:value-type="float" office:value="15" calcext:value-type="float">
            <text:p>15</text:p>
          </table:table-cell>
          <table:table-cell table:style-name="ce807" office:value-type="float" office:value="15" calcext:value-type="float">
            <text:p>15</text:p>
          </table:table-cell>
          <table:table-cell table:style-name="ce828" office:value-type="float" office:value="15" calcext:value-type="float">
            <text:p>15</text:p>
          </table:table-cell>
          <table:table-cell table:style-name="ce849" office:value-type="float" office:value="15" calcext:value-type="float">
            <text:p>15</text:p>
          </table:table-cell>
          <table:table-cell table:style-name="ce870" office:value-type="float" office:value="15" calcext:value-type="float">
            <text:p>15</text:p>
          </table:table-cell>
          <table:table-cell table:style-name="ce891" office:value-type="float" office:value="15" calcext:value-type="float">
            <text:p>15</text:p>
          </table:table-cell>
          <table:table-cell table:style-name="ce912" office:value-type="float" office:value="15" calcext:value-type="float">
            <text:p>15</text:p>
          </table:table-cell>
          <table:table-cell table:style-name="ce933" office:value-type="float" office:value="15" calcext:value-type="float">
            <text:p>15</text:p>
          </table:table-cell>
          <table:table-cell table:style-name="ce954" office:value-type="float" office:value="15" calcext:value-type="float">
            <text:p>15</text:p>
          </table:table-cell>
          <table:table-cell table:style-name="ce975" office:value-type="float" office:value="15" calcext:value-type="float">
            <text:p>15</text:p>
          </table:table-cell>
          <table:table-cell table:style-name="ce996" office:value-type="float" office:value="15" calcext:value-type="float">
            <text:p>15</text:p>
          </table:table-cell>
          <table:table-cell table:style-name="ce1017" office:value-type="float" office:value="15" calcext:value-type="float">
            <text:p>15</text:p>
          </table:table-cell>
          <table:table-cell table:style-name="ce1038" office:value-type="float" office:value="15" calcext:value-type="float">
            <text:p>15</text:p>
          </table:table-cell>
          <table:table-cell table:style-name="ce1059" office:value-type="float" office:value="15" calcext:value-type="float">
            <text:p>15</text:p>
          </table:table-cell>
          <table:table-cell table:style-name="ce1080" office:value-type="float" office:value="15" calcext:value-type="float">
            <text:p>15</text:p>
          </table:table-cell>
          <table:table-cell table:style-name="ce1101" office:value-type="float" office:value="15" calcext:value-type="float">
            <text:p>15</text:p>
          </table:table-cell>
          <table:table-cell table:style-name="ce1122" office:value-type="float" office:value="15" calcext:value-type="float">
            <text:p>15</text:p>
          </table:table-cell>
          <table:table-cell table:style-name="ce1143" office:value-type="float" office:value="15" calcext:value-type="float">
            <text:p>15</text:p>
          </table:table-cell>
          <table:table-cell table:style-name="ce1164" office:value-type="float" office:value="15" calcext:value-type="float">
            <text:p>15</text:p>
          </table:table-cell>
          <table:table-cell table:style-name="ce1185" office:value-type="float" office:value="15" calcext:value-type="float">
            <text:p>15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 office:value-type="float" office:value="15" calcext:value-type="float">
            <text:p>15</text:p>
          </table:table-cell>
          <table:table-cell table:style-name="ce1248" office:value-type="float" office:value="15" calcext:value-type="float">
            <text:p>15</text:p>
          </table:table-cell>
          <table:table-cell table:style-name="ce1269" office:value-type="float" office:value="15" calcext:value-type="float">
            <text:p>15</text:p>
          </table:table-cell>
          <table:table-cell table:style-name="ce1290" office:value-type="float" office:value="15" calcext:value-type="float">
            <text:p>15</text:p>
          </table:table-cell>
          <table:table-cell table:style-name="ce1311" office:value-type="float" office:value="15" calcext:value-type="float">
            <text:p>15</text:p>
          </table:table-cell>
          <table:table-cell table:style-name="ce1332" office:value-type="float" office:value="15" calcext:value-type="float">
            <text:p>15</text:p>
          </table:table-cell>
          <table:table-cell table:style-name="ce1353" office:value-type="float" office:value="15" calcext:value-type="float">
            <text:p>15</text:p>
          </table:table-cell>
          <table:table-cell table:style-name="ce1374" office:value-type="float" office:value="8" calcext:value-type="float">
            <text:p>8</text:p>
          </table:table-cell>
          <table:table-cell table:style-name="ce9" table:number-columns-repeated="790"/>
        </table:table-row>
        <table:table-row table:style-name="ro1">
          <table:table-cell table:number-columns-repeated="8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-1" calcext:value-type="float">
            <text:p>-1</text:p>
          </table:table-cell>
          <table:table-cell table:number-columns-repeated="17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number-columns-repeated="19"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58" table:style-name="ce10" office:value-type="float" office:value="8" calcext:value-type="float">
            <text:p>8</text:p>
          </table:table-cell>
          <table:table-cell table:number-columns-repeated="10"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number-columns-repeated="13" table:style-name="ce10" office:value-type="float" office:value="8" calcext:value-type="float">
            <text:p>8</text:p>
          </table:table-cell>
          <table:table-cell table:style-name="ce31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73" office:value-type="float" office:value="8" calcext:value-type="float">
            <text:p>8</text:p>
          </table:table-cell>
          <table:table-cell table:style-name="ce94" office:value-type="float" office:value="8" calcext:value-type="float">
            <text:p>8</text:p>
          </table:table-cell>
          <table:table-cell table:style-name="ce115" office:value-type="float" office:value="8" calcext:value-type="float">
            <text:p>8</text:p>
          </table:table-cell>
          <table:table-cell table:style-name="ce136" office:value-type="float" office:value="8" calcext:value-type="float">
            <text:p>8</text:p>
          </table:table-cell>
          <table:table-cell table:style-name="ce157" office:value-type="float" office:value="8" calcext:value-type="float">
            <text:p>8</text:p>
          </table:table-cell>
          <table:table-cell table:style-name="ce178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99" office:value-type="float" office:value="8" calcext:value-type="float">
            <text:p>8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float" office:value="8" calcext:value-type="float">
            <text:p>8</text:p>
          </table:table-cell>
          <table:table-cell table:style-name="ce262" office:value-type="float" office:value="8" calcext:value-type="float">
            <text:p>8</text:p>
          </table:table-cell>
          <table:table-cell table:style-name="ce283" office:value-type="float" office:value="8" calcext:value-type="float">
            <text:p>8</text:p>
          </table:table-cell>
          <table:table-cell table:style-name="ce304" office:value-type="float" office:value="8" calcext:value-type="float">
            <text:p>8</text:p>
          </table:table-cell>
          <table:table-cell table:style-name="ce325" office:value-type="float" office:value="8" calcext:value-type="float">
            <text:p>8</text:p>
          </table:table-cell>
          <table:table-cell table:style-name="ce346" office:value-type="float" office:value="8" calcext:value-type="float">
            <text:p>8</text:p>
          </table:table-cell>
          <table:table-cell table:style-name="ce367" office:value-type="float" office:value="8" calcext:value-type="float">
            <text:p>8</text:p>
          </table:table-cell>
          <table:table-cell table:style-name="ce388" office:value-type="float" office:value="8" calcext:value-type="float">
            <text:p>8</text:p>
          </table:table-cell>
          <table:table-cell table:style-name="ce409" office:value-type="float" office:value="8" calcext:value-type="float">
            <text:p>8</text:p>
          </table:table-cell>
          <table:table-cell table:style-name="ce430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1" office:value-type="float" office:value="8" calcext:value-type="float">
            <text:p>8</text:p>
          </table:table-cell>
          <table:table-cell table:style-name="ce472" office:value-type="float" office:value="8" calcext:value-type="float">
            <text:p>8</text:p>
          </table:table-cell>
          <table:table-cell table:style-name="ce493" office:value-type="float" office:value="8" calcext:value-type="float">
            <text:p>8</text:p>
          </table:table-cell>
          <table:table-cell table:style-name="ce514" office:value-type="float" office:value="8" calcext:value-type="float">
            <text:p>8</text:p>
          </table:table-cell>
          <table:table-cell table:style-name="ce535" office:value-type="float" office:value="8" calcext:value-type="float">
            <text:p>8</text:p>
          </table:table-cell>
          <table:table-cell table:style-name="ce556" office:value-type="float" office:value="8" calcext:value-type="float">
            <text:p>8</text:p>
          </table:table-cell>
          <table:table-cell table:style-name="ce577" office:value-type="float" office:value="8" calcext:value-type="float">
            <text:p>8</text:p>
          </table:table-cell>
          <table:table-cell table:style-name="ce598" office:value-type="float" office:value="8" calcext:value-type="float">
            <text:p>8</text:p>
          </table:table-cell>
          <table:table-cell table:style-name="ce619" office:value-type="float" office:value="8" calcext:value-type="float">
            <text:p>8</text:p>
          </table:table-cell>
          <table:table-cell table:style-name="ce640" office:value-type="float" office:value="8" calcext:value-type="float">
            <text:p>8</text:p>
          </table:table-cell>
          <table:table-cell table:style-name="ce661" office:value-type="float" office:value="8" calcext:value-type="float">
            <text:p>8</text:p>
          </table:table-cell>
          <table:table-cell table:style-name="ce682" office:value-type="float" office:value="8" calcext:value-type="float">
            <text:p>8</text:p>
          </table:table-cell>
          <table:table-cell table:style-name="ce703" office:value-type="float" office:value="8" calcext:value-type="float">
            <text:p>8</text:p>
          </table:table-cell>
          <table:table-cell table:style-name="ce724" office:value-type="float" office:value="8" calcext:value-type="float">
            <text:p>8</text:p>
          </table:table-cell>
          <table:table-cell table:style-name="ce745" office:value-type="float" office:value="15" calcext:value-type="float">
            <text:p>15</text:p>
          </table:table-cell>
          <table:table-cell table:style-name="ce766" office:value-type="float" office:value="15" calcext:value-type="float">
            <text:p>15</text:p>
          </table:table-cell>
          <table:table-cell table:style-name="ce787" office:value-type="float" office:value="15" calcext:value-type="float">
            <text:p>15</text:p>
          </table:table-cell>
          <table:table-cell table:style-name="ce808" office:value-type="float" office:value="15" calcext:value-type="float">
            <text:p>15</text:p>
          </table:table-cell>
          <table:table-cell table:style-name="ce829" office:value-type="float" office:value="15" calcext:value-type="float">
            <text:p>15</text:p>
          </table:table-cell>
          <table:table-cell table:style-name="ce850" office:value-type="float" office:value="15" calcext:value-type="float">
            <text:p>15</text:p>
          </table:table-cell>
          <table:table-cell table:style-name="ce871" office:value-type="float" office:value="15" calcext:value-type="float">
            <text:p>15</text:p>
          </table:table-cell>
          <table:table-cell table:style-name="ce892" office:value-type="float" office:value="15" calcext:value-type="float">
            <text:p>15</text:p>
          </table:table-cell>
          <table:table-cell table:style-name="ce913" office:value-type="float" office:value="15" calcext:value-type="float">
            <text:p>15</text:p>
          </table:table-cell>
          <table:table-cell table:style-name="ce934" office:value-type="float" office:value="15" calcext:value-type="float">
            <text:p>15</text:p>
          </table:table-cell>
          <table:table-cell table:style-name="ce955" office:value-type="float" office:value="15" calcext:value-type="float">
            <text:p>15</text:p>
          </table:table-cell>
          <table:table-cell table:style-name="ce976" office:value-type="float" office:value="15" calcext:value-type="float">
            <text:p>15</text:p>
          </table:table-cell>
          <table:table-cell table:style-name="ce997" office:value-type="float" office:value="15" calcext:value-type="float">
            <text:p>15</text:p>
          </table:table-cell>
          <table:table-cell table:style-name="ce1018" office:value-type="float" office:value="15" calcext:value-type="float">
            <text:p>15</text:p>
          </table:table-cell>
          <table:table-cell table:style-name="ce1039" office:value-type="float" office:value="15" calcext:value-type="float">
            <text:p>15</text:p>
          </table:table-cell>
          <table:table-cell table:style-name="ce1060" office:value-type="float" office:value="15" calcext:value-type="float">
            <text:p>15</text:p>
          </table:table-cell>
          <table:table-cell table:style-name="ce1081" office:value-type="float" office:value="15" calcext:value-type="float">
            <text:p>15</text:p>
          </table:table-cell>
          <table:table-cell table:style-name="ce1102" office:value-type="float" office:value="15" calcext:value-type="float">
            <text:p>15</text:p>
          </table:table-cell>
          <table:table-cell table:style-name="ce1123" office:value-type="float" office:value="15" calcext:value-type="float">
            <text:p>15</text:p>
          </table:table-cell>
          <table:table-cell table:style-name="ce1144" office:value-type="float" office:value="15" calcext:value-type="float">
            <text:p>15</text:p>
          </table:table-cell>
          <table:table-cell table:style-name="ce1165" office:value-type="float" office:value="15" calcext:value-type="float">
            <text:p>15</text:p>
          </table:table-cell>
          <table:table-cell table:style-name="ce1186" office:value-type="float" office:value="15" calcext:value-type="float">
            <text:p>15</text:p>
          </table:table-cell>
          <table:table-cell table:style-name="ce1207" office:value-type="float" office:value="15" calcext:value-type="float">
            <text:p>15</text:p>
          </table:table-cell>
          <table:table-cell table:style-name="ce1228" office:value-type="float" office:value="15" calcext:value-type="float">
            <text:p>15</text:p>
          </table:table-cell>
          <table:table-cell table:style-name="ce1249" office:value-type="float" office:value="15" calcext:value-type="float">
            <text:p>15</text:p>
          </table:table-cell>
          <table:table-cell table:style-name="ce1270" office:value-type="float" office:value="15" calcext:value-type="float">
            <text:p>15</text:p>
          </table:table-cell>
          <table:table-cell table:style-name="ce1291" office:value-type="float" office:value="15" calcext:value-type="float">
            <text:p>15</text:p>
          </table:table-cell>
          <table:table-cell table:style-name="ce1312" office:value-type="float" office:value="15" calcext:value-type="float">
            <text:p>15</text:p>
          </table:table-cell>
          <table:table-cell table:style-name="ce1333" office:value-type="float" office:value="15" calcext:value-type="float">
            <text:p>15</text:p>
          </table:table-cell>
          <table:table-cell table:style-name="ce1354" office:value-type="float" office:value="15" calcext:value-type="float">
            <text:p>15</text:p>
          </table:table-cell>
          <table:table-cell table:style-name="ce1375" office:value-type="float" office:value="8" calcext:value-type="float">
            <text:p>8</text:p>
          </table:table-cell>
          <table:table-cell table:style-name="ce10" table:number-columns-repeated="790"/>
        </table:table-row>
        <table:table-row table:style-name="ro1">
          <table:table-cell table:number-columns-repeated="8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table:number-columns-repeated="17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table:number-columns-repeated="19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-1" calcext:value-type="float">
            <text:p>-1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58" table:style-name="ce11" office:value-type="float" office:value="8" calcext:value-type="float">
            <text:p>8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3"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-1" calcext:value-type="float">
            <text:p>-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-1" calcext:value-type="float">
            <text:p>-1</text:p>
          </table:table-cell>
          <table:table-cell table:number-columns-repeated="13" table:style-name="ce1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53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style-name="ce95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37" office:value-type="float" office:value="8" calcext:value-type="float">
            <text:p>8</text:p>
          </table:table-cell>
          <table:table-cell table:style-name="ce158" office:value-type="float" office:value="8" calcext:value-type="float">
            <text:p>8</text:p>
          </table:table-cell>
          <table:table-cell table:style-name="ce179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0" office:value-type="float" office:value="8" calcext:value-type="float">
            <text:p>8</text:p>
          </table:table-cell>
          <table:table-cell table:style-name="ce221" office:value-type="float" office:value="8" calcext:value-type="float">
            <text:p>8</text:p>
          </table:table-cell>
          <table:table-cell table:style-name="ce242" office:value-type="float" office:value="8" calcext:value-type="float">
            <text:p>8</text:p>
          </table:table-cell>
          <table:table-cell table:style-name="ce263" office:value-type="float" office:value="8" calcext:value-type="float">
            <text:p>8</text:p>
          </table:table-cell>
          <table:table-cell table:style-name="ce284" office:value-type="float" office:value="8" calcext:value-type="float">
            <text:p>8</text:p>
          </table:table-cell>
          <table:table-cell table:style-name="ce305" office:value-type="float" office:value="8" calcext:value-type="float">
            <text:p>8</text:p>
          </table:table-cell>
          <table:table-cell table:style-name="ce326" office:value-type="float" office:value="8" calcext:value-type="float">
            <text:p>8</text:p>
          </table:table-cell>
          <table:table-cell table:style-name="ce347" office:value-type="float" office:value="8" calcext:value-type="float">
            <text:p>8</text:p>
          </table:table-cell>
          <table:table-cell table:style-name="ce368" office:value-type="float" office:value="8" calcext:value-type="float">
            <text:p>8</text:p>
          </table:table-cell>
          <table:table-cell table:style-name="ce389" office:value-type="float" office:value="8" calcext:value-type="float">
            <text:p>8</text:p>
          </table:table-cell>
          <table:table-cell table:style-name="ce410" office:value-type="float" office:value="8" calcext:value-type="float">
            <text:p>8</text:p>
          </table:table-cell>
          <table:table-cell table:style-name="ce431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2" office:value-type="float" office:value="8" calcext:value-type="float">
            <text:p>8</text:p>
          </table:table-cell>
          <table:table-cell table:style-name="ce473" office:value-type="float" office:value="8" calcext:value-type="float">
            <text:p>8</text:p>
          </table:table-cell>
          <table:table-cell table:style-name="ce494" office:value-type="float" office:value="8" calcext:value-type="float">
            <text:p>8</text:p>
          </table:table-cell>
          <table:table-cell table:style-name="ce515" office:value-type="float" office:value="8" calcext:value-type="float">
            <text:p>8</text:p>
          </table:table-cell>
          <table:table-cell table:style-name="ce536" office:value-type="float" office:value="8" calcext:value-type="float">
            <text:p>8</text:p>
          </table:table-cell>
          <table:table-cell table:style-name="ce557" office:value-type="float" office:value="8" calcext:value-type="float">
            <text:p>8</text:p>
          </table:table-cell>
          <table:table-cell table:style-name="ce578" office:value-type="float" office:value="8" calcext:value-type="float">
            <text:p>8</text:p>
          </table:table-cell>
          <table:table-cell table:style-name="ce599" office:value-type="float" office:value="8" calcext:value-type="float">
            <text:p>8</text:p>
          </table:table-cell>
          <table:table-cell table:style-name="ce620" office:value-type="float" office:value="8" calcext:value-type="float">
            <text:p>8</text:p>
          </table:table-cell>
          <table:table-cell table:style-name="ce641" office:value-type="float" office:value="8" calcext:value-type="float">
            <text:p>8</text:p>
          </table:table-cell>
          <table:table-cell table:style-name="ce662" office:value-type="float" office:value="8" calcext:value-type="float">
            <text:p>8</text:p>
          </table:table-cell>
          <table:table-cell table:style-name="ce683" office:value-type="float" office:value="8" calcext:value-type="float">
            <text:p>8</text:p>
          </table:table-cell>
          <table:table-cell table:style-name="ce704" office:value-type="float" office:value="8" calcext:value-type="float">
            <text:p>8</text:p>
          </table:table-cell>
          <table:table-cell table:style-name="ce725" office:value-type="float" office:value="8" calcext:value-type="float">
            <text:p>8</text:p>
          </table:table-cell>
          <table:table-cell table:style-name="ce746" office:value-type="float" office:value="8" calcext:value-type="float">
            <text:p>8</text:p>
          </table:table-cell>
          <table:table-cell table:style-name="ce767" office:value-type="float" office:value="8" calcext:value-type="float">
            <text:p>8</text:p>
          </table:table-cell>
          <table:table-cell table:style-name="ce788" office:value-type="float" office:value="8" calcext:value-type="float">
            <text:p>8</text:p>
          </table:table-cell>
          <table:table-cell table:style-name="ce809" office:value-type="float" office:value="8" calcext:value-type="float">
            <text:p>8</text:p>
          </table:table-cell>
          <table:table-cell table:style-name="ce830" office:value-type="float" office:value="8" calcext:value-type="float">
            <text:p>8</text:p>
          </table:table-cell>
          <table:table-cell table:style-name="ce851" office:value-type="float" office:value="8" calcext:value-type="float">
            <text:p>8</text:p>
          </table:table-cell>
          <table:table-cell table:style-name="ce872" office:value-type="float" office:value="8" calcext:value-type="float">
            <text:p>8</text:p>
          </table:table-cell>
          <table:table-cell table:style-name="ce893" office:value-type="float" office:value="15" calcext:value-type="float">
            <text:p>15</text:p>
          </table:table-cell>
          <table:table-cell table:style-name="ce914" office:value-type="float" office:value="15" calcext:value-type="float">
            <text:p>15</text:p>
          </table:table-cell>
          <table:table-cell table:style-name="ce935" office:value-type="float" office:value="15" calcext:value-type="float">
            <text:p>15</text:p>
          </table:table-cell>
          <table:table-cell table:style-name="ce956" office:value-type="float" office:value="15" calcext:value-type="float">
            <text:p>15</text:p>
          </table:table-cell>
          <table:table-cell table:style-name="ce977" office:value-type="float" office:value="15" calcext:value-type="float">
            <text:p>15</text:p>
          </table:table-cell>
          <table:table-cell table:style-name="ce998" office:value-type="float" office:value="15" calcext:value-type="float">
            <text:p>15</text:p>
          </table:table-cell>
          <table:table-cell table:style-name="ce1019" office:value-type="float" office:value="15" calcext:value-type="float">
            <text:p>15</text:p>
          </table:table-cell>
          <table:table-cell table:style-name="ce1040" office:value-type="float" office:value="8" calcext:value-type="float">
            <text:p>8</text:p>
          </table:table-cell>
          <table:table-cell table:style-name="ce1061" office:value-type="float" office:value="8" calcext:value-type="float">
            <text:p>8</text:p>
          </table:table-cell>
          <table:table-cell table:style-name="ce1082" office:value-type="float" office:value="8" calcext:value-type="float">
            <text:p>8</text:p>
          </table:table-cell>
          <table:table-cell table:style-name="ce1103" office:value-type="float" office:value="8" calcext:value-type="float">
            <text:p>8</text:p>
          </table:table-cell>
          <table:table-cell table:style-name="ce1124" office:value-type="float" office:value="8" calcext:value-type="float">
            <text:p>8</text:p>
          </table:table-cell>
          <table:table-cell table:style-name="ce1145" office:value-type="float" office:value="8" calcext:value-type="float">
            <text:p>8</text:p>
          </table:table-cell>
          <table:table-cell table:style-name="ce1166" office:value-type="float" office:value="8" calcext:value-type="float">
            <text:p>8</text:p>
          </table:table-cell>
          <table:table-cell table:style-name="ce1187" office:value-type="float" office:value="15" calcext:value-type="float">
            <text:p>15</text:p>
          </table:table-cell>
          <table:table-cell table:style-name="ce1208" office:value-type="float" office:value="15" calcext:value-type="float">
            <text:p>15</text:p>
          </table:table-cell>
          <table:table-cell table:style-name="ce1229" office:value-type="float" office:value="15" calcext:value-type="float">
            <text:p>15</text:p>
          </table:table-cell>
          <table:table-cell table:style-name="ce1250" office:value-type="float" office:value="15" calcext:value-type="float">
            <text:p>15</text:p>
          </table:table-cell>
          <table:table-cell table:style-name="ce1271" office:value-type="float" office:value="15" calcext:value-type="float">
            <text:p>15</text:p>
          </table:table-cell>
          <table:table-cell table:style-name="ce1292" office:value-type="float" office:value="15" calcext:value-type="float">
            <text:p>15</text:p>
          </table:table-cell>
          <table:table-cell table:style-name="ce1313" office:value-type="float" office:value="15" calcext:value-type="float">
            <text:p>15</text:p>
          </table:table-cell>
          <table:table-cell table:style-name="ce1334" office:value-type="float" office:value="15" calcext:value-type="float">
            <text:p>15</text:p>
          </table:table-cell>
          <table:table-cell table:style-name="ce1355" office:value-type="float" office:value="15" calcext:value-type="float">
            <text:p>15</text:p>
          </table:table-cell>
          <table:table-cell table:style-name="ce1376" office:value-type="float" office:value="8" calcext:value-type="float">
            <text:p>8</text:p>
          </table:table-cell>
          <table:table-cell table:style-name="ce11" table:number-columns-repeated="790"/>
        </table:table-row>
        <table:table-row table:style-name="ro1">
          <table:table-cell table:number-columns-repeated="8"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number-columns-repeated="17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number-columns-repeated="19" table:style-name="ce12" office:value-type="float" office:value="3" calcext:value-type="float">
            <text:p>3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8" table:style-name="ce12" office:value-type="float" office:value="8" calcext:value-type="float">
            <text:p>8</text:p>
          </table:table-cell>
          <table:table-cell table:number-columns-repeated="10" table:style-name="ce12" office:value-type="float" office:value="-1" calcext:value-type="float">
            <text:p>-1</text:p>
          </table:table-cell>
          <table:table-cell table:number-columns-repeated="3" table:style-name="ce12" office:value-type="float" office:value="8" calcext:value-type="float">
            <text:p>8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13" table:style-name="ce12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54" office:value-type="float" office:value="8" calcext:value-type="float">
            <text:p>8</text:p>
          </table:table-cell>
          <table:table-cell table:style-name="ce75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117" office:value-type="float" office:value="8" calcext:value-type="float">
            <text:p>8</text:p>
          </table:table-cell>
          <table:table-cell table:style-name="ce138" office:value-type="float" office:value="8" calcext:value-type="float">
            <text:p>8</text:p>
          </table:table-cell>
          <table:table-cell table:style-name="ce159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1" office:value-type="float" office:value="8" calcext:value-type="float">
            <text:p>8</text:p>
          </table:table-cell>
          <table:table-cell table:style-name="ce222" office:value-type="float" office:value="8" calcext:value-type="float">
            <text:p>8</text:p>
          </table:table-cell>
          <table:table-cell table:style-name="ce243" office:value-type="float" office:value="8" calcext:value-type="float">
            <text:p>8</text:p>
          </table:table-cell>
          <table:table-cell table:style-name="ce264" office:value-type="float" office:value="8" calcext:value-type="float">
            <text:p>8</text:p>
          </table:table-cell>
          <table:table-cell table:style-name="ce285" office:value-type="float" office:value="8" calcext:value-type="float">
            <text:p>8</text:p>
          </table:table-cell>
          <table:table-cell table:style-name="ce306" office:value-type="float" office:value="8" calcext:value-type="float">
            <text:p>8</text:p>
          </table:table-cell>
          <table:table-cell table:style-name="ce327" office:value-type="float" office:value="8" calcext:value-type="float">
            <text:p>8</text:p>
          </table:table-cell>
          <table:table-cell table:style-name="ce348" office:value-type="float" office:value="8" calcext:value-type="float">
            <text:p>8</text:p>
          </table:table-cell>
          <table:table-cell table:style-name="ce369" office:value-type="float" office:value="8" calcext:value-type="float">
            <text:p>8</text:p>
          </table:table-cell>
          <table:table-cell table:style-name="ce390" office:value-type="float" office:value="8" calcext:value-type="float">
            <text:p>8</text:p>
          </table:table-cell>
          <table:table-cell table:style-name="ce411" office:value-type="float" office:value="8" calcext:value-type="float">
            <text:p>8</text:p>
          </table:table-cell>
          <table:table-cell table:style-name="ce432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3" office:value-type="float" office:value="8" calcext:value-type="float">
            <text:p>8</text:p>
          </table:table-cell>
          <table:table-cell table:style-name="ce474" office:value-type="float" office:value="8" calcext:value-type="float">
            <text:p>8</text:p>
          </table:table-cell>
          <table:table-cell table:style-name="ce495" office:value-type="float" office:value="8" calcext:value-type="float">
            <text:p>8</text:p>
          </table:table-cell>
          <table:table-cell table:style-name="ce516" office:value-type="float" office:value="8" calcext:value-type="float">
            <text:p>8</text:p>
          </table:table-cell>
          <table:table-cell table:style-name="ce537" office:value-type="float" office:value="8" calcext:value-type="float">
            <text:p>8</text:p>
          </table:table-cell>
          <table:table-cell table:style-name="ce558" office:value-type="float" office:value="8" calcext:value-type="float">
            <text:p>8</text:p>
          </table:table-cell>
          <table:table-cell table:style-name="ce579" office:value-type="float" office:value="8" calcext:value-type="float">
            <text:p>8</text:p>
          </table:table-cell>
          <table:table-cell table:style-name="ce600" office:value-type="float" office:value="8" calcext:value-type="float">
            <text:p>8</text:p>
          </table:table-cell>
          <table:table-cell table:style-name="ce621" office:value-type="float" office:value="8" calcext:value-type="float">
            <text:p>8</text:p>
          </table:table-cell>
          <table:table-cell table:style-name="ce642" office:value-type="float" office:value="8" calcext:value-type="float">
            <text:p>8</text:p>
          </table:table-cell>
          <table:table-cell table:style-name="ce663" office:value-type="float" office:value="8" calcext:value-type="float">
            <text:p>8</text:p>
          </table:table-cell>
          <table:table-cell table:style-name="ce684" office:value-type="float" office:value="8" calcext:value-type="float">
            <text:p>8</text:p>
          </table:table-cell>
          <table:table-cell table:style-name="ce705" office:value-type="float" office:value="8" calcext:value-type="float">
            <text:p>8</text:p>
          </table:table-cell>
          <table:table-cell table:style-name="ce726" office:value-type="float" office:value="8" calcext:value-type="float">
            <text:p>8</text:p>
          </table:table-cell>
          <table:table-cell table:style-name="ce747" office:value-type="float" office:value="8" calcext:value-type="float">
            <text:p>8</text:p>
          </table:table-cell>
          <table:table-cell table:style-name="ce768" office:value-type="float" office:value="8" calcext:value-type="float">
            <text:p>8</text:p>
          </table:table-cell>
          <table:table-cell table:style-name="ce789" office:value-type="float" office:value="8" calcext:value-type="float">
            <text:p>8</text:p>
          </table:table-cell>
          <table:table-cell table:style-name="ce810" office:value-type="float" office:value="8" calcext:value-type="float">
            <text:p>8</text:p>
          </table:table-cell>
          <table:table-cell table:style-name="ce831" office:value-type="float" office:value="8" calcext:value-type="float">
            <text:p>8</text:p>
          </table:table-cell>
          <table:table-cell table:style-name="ce852" office:value-type="float" office:value="8" calcext:value-type="float">
            <text:p>8</text:p>
          </table:table-cell>
          <table:table-cell table:style-name="ce873" office:value-type="float" office:value="8" calcext:value-type="float">
            <text:p>8</text:p>
          </table:table-cell>
          <table:table-cell table:style-name="ce894" office:value-type="float" office:value="15" calcext:value-type="float">
            <text:p>15</text:p>
          </table:table-cell>
          <table:table-cell table:style-name="ce915" office:value-type="float" office:value="15" calcext:value-type="float">
            <text:p>15</text:p>
          </table:table-cell>
          <table:table-cell table:style-name="ce936" office:value-type="float" office:value="15" calcext:value-type="float">
            <text:p>15</text:p>
          </table:table-cell>
          <table:table-cell table:style-name="ce957" office:value-type="float" office:value="15" calcext:value-type="float">
            <text:p>15</text:p>
          </table:table-cell>
          <table:table-cell table:style-name="ce978" office:value-type="float" office:value="15" calcext:value-type="float">
            <text:p>15</text:p>
          </table:table-cell>
          <table:table-cell table:style-name="ce999" office:value-type="float" office:value="15" calcext:value-type="float">
            <text:p>15</text:p>
          </table:table-cell>
          <table:table-cell table:style-name="ce1020" office:value-type="float" office:value="15" calcext:value-type="float">
            <text:p>15</text:p>
          </table:table-cell>
          <table:table-cell table:style-name="ce1041" office:value-type="float" office:value="8" calcext:value-type="float">
            <text:p>8</text:p>
          </table:table-cell>
          <table:table-cell table:style-name="ce1062" office:value-type="float" office:value="8" calcext:value-type="float">
            <text:p>8</text:p>
          </table:table-cell>
          <table:table-cell table:style-name="ce1083" office:value-type="float" office:value="8" calcext:value-type="float">
            <text:p>8</text:p>
          </table:table-cell>
          <table:table-cell table:style-name="ce1104" office:value-type="float" office:value="8" calcext:value-type="float">
            <text:p>8</text:p>
          </table:table-cell>
          <table:table-cell table:style-name="ce1125" office:value-type="float" office:value="8" calcext:value-type="float">
            <text:p>8</text:p>
          </table:table-cell>
          <table:table-cell table:style-name="ce1146" office:value-type="float" office:value="8" calcext:value-type="float">
            <text:p>8</text:p>
          </table:table-cell>
          <table:table-cell table:style-name="ce1167" office:value-type="float" office:value="8" calcext:value-type="float">
            <text:p>8</text:p>
          </table:table-cell>
          <table:table-cell table:style-name="ce1188" office:value-type="float" office:value="15" calcext:value-type="float">
            <text:p>15</text:p>
          </table:table-cell>
          <table:table-cell table:style-name="ce1209" office:value-type="float" office:value="15" calcext:value-type="float">
            <text:p>15</text:p>
          </table:table-cell>
          <table:table-cell table:style-name="ce1230" office:value-type="float" office:value="15" calcext:value-type="float">
            <text:p>15</text:p>
          </table:table-cell>
          <table:table-cell table:style-name="ce1251" office:value-type="float" office:value="15" calcext:value-type="float">
            <text:p>15</text:p>
          </table:table-cell>
          <table:table-cell table:style-name="ce1272" office:value-type="float" office:value="15" calcext:value-type="float">
            <text:p>15</text:p>
          </table:table-cell>
          <table:table-cell table:style-name="ce1293" office:value-type="float" office:value="15" calcext:value-type="float">
            <text:p>15</text:p>
          </table:table-cell>
          <table:table-cell table:style-name="ce1314" office:value-type="float" office:value="15" calcext:value-type="float">
            <text:p>15</text:p>
          </table:table-cell>
          <table:table-cell table:style-name="ce1335" office:value-type="float" office:value="15" calcext:value-type="float">
            <text:p>15</text:p>
          </table:table-cell>
          <table:table-cell table:style-name="ce1356" office:value-type="float" office:value="15" calcext:value-type="float">
            <text:p>15</text:p>
          </table:table-cell>
          <table:table-cell table:style-name="ce1377" office:value-type="float" office:value="8" calcext:value-type="float">
            <text:p>8</text:p>
          </table:table-cell>
          <table:table-cell table:style-name="ce12" table:number-columns-repeated="790"/>
        </table:table-row>
        <table:table-row table:style-name="ro1">
          <table:table-cell table:number-columns-repeated="8"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17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number-columns-repeated="19" table:style-name="ce13" office:value-type="float" office:value="3" calcext:value-type="float">
            <text:p>3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58" table:style-name="ce13" office:value-type="float" office:value="8" calcext:value-type="float">
            <text:p>8</text:p>
          </table:table-cell>
          <table:table-cell table:number-columns-repeated="10"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8" calcext:value-type="float">
            <text:p>8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number-columns-repeated="13" table:style-name="ce13" office:value-type="float" office:value="8" calcext:value-type="float">
            <text:p>8</text:p>
          </table:table-cell>
          <table:table-cell table:style-name="ce34" office:value-type="float" office:value="8" calcext:value-type="float">
            <text:p>8</text:p>
          </table:table-cell>
          <table:table-cell table:style-name="ce55" office:value-type="float" office:value="8" calcext:value-type="float">
            <text:p>8</text:p>
          </table:table-cell>
          <table:table-cell table:style-name="ce76" office:value-type="float" office:value="8" calcext:value-type="float">
            <text:p>8</text:p>
          </table:table-cell>
          <table:table-cell table:style-name="ce97" office:value-type="float" office:value="8" calcext:value-type="float">
            <text:p>8</text:p>
          </table:table-cell>
          <table:table-cell table:style-name="ce118" office:value-type="float" office:value="8" calcext:value-type="float">
            <text:p>8</text:p>
          </table:table-cell>
          <table:table-cell table:style-name="ce139" office:value-type="float" office:value="8" calcext:value-type="float">
            <text:p>8</text:p>
          </table:table-cell>
          <table:table-cell table:style-name="ce160" office:value-type="float" office:value="8" calcext:value-type="float">
            <text:p>8</text:p>
          </table:table-cell>
          <table:table-cell table:style-name="ce181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2" office:value-type="float" office:value="8" calcext:value-type="float">
            <text:p>8</text:p>
          </table:table-cell>
          <table:table-cell table:style-name="ce223" office:value-type="float" office:value="8" calcext:value-type="float">
            <text:p>8</text:p>
          </table:table-cell>
          <table:table-cell table:style-name="ce244" office:value-type="float" office:value="8" calcext:value-type="float">
            <text:p>8</text:p>
          </table:table-cell>
          <table:table-cell table:style-name="ce265" office:value-type="float" office:value="8" calcext:value-type="float">
            <text:p>8</text:p>
          </table:table-cell>
          <table:table-cell table:style-name="ce286" office:value-type="float" office:value="8" calcext:value-type="float">
            <text:p>8</text:p>
          </table:table-cell>
          <table:table-cell table:style-name="ce307" office:value-type="float" office:value="8" calcext:value-type="float">
            <text:p>8</text:p>
          </table:table-cell>
          <table:table-cell table:style-name="ce328" office:value-type="float" office:value="8" calcext:value-type="float">
            <text:p>8</text:p>
          </table:table-cell>
          <table:table-cell table:style-name="ce349" office:value-type="float" office:value="8" calcext:value-type="float">
            <text:p>8</text:p>
          </table:table-cell>
          <table:table-cell table:style-name="ce370" office:value-type="float" office:value="8" calcext:value-type="float">
            <text:p>8</text:p>
          </table:table-cell>
          <table:table-cell table:style-name="ce391" office:value-type="float" office:value="8" calcext:value-type="float">
            <text:p>8</text:p>
          </table:table-cell>
          <table:table-cell table:style-name="ce412" office:value-type="float" office:value="8" calcext:value-type="float">
            <text:p>8</text:p>
          </table:table-cell>
          <table:table-cell table:style-name="ce433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4" office:value-type="float" office:value="8" calcext:value-type="float">
            <text:p>8</text:p>
          </table:table-cell>
          <table:table-cell table:style-name="ce475" office:value-type="float" office:value="8" calcext:value-type="float">
            <text:p>8</text:p>
          </table:table-cell>
          <table:table-cell table:style-name="ce496" office:value-type="float" office:value="8" calcext:value-type="float">
            <text:p>8</text:p>
          </table:table-cell>
          <table:table-cell table:style-name="ce517" office:value-type="float" office:value="8" calcext:value-type="float">
            <text:p>8</text:p>
          </table:table-cell>
          <table:table-cell table:style-name="ce538" office:value-type="float" office:value="8" calcext:value-type="float">
            <text:p>8</text:p>
          </table:table-cell>
          <table:table-cell table:style-name="ce559" office:value-type="float" office:value="8" calcext:value-type="float">
            <text:p>8</text:p>
          </table:table-cell>
          <table:table-cell table:style-name="ce580" office:value-type="float" office:value="8" calcext:value-type="float">
            <text:p>8</text:p>
          </table:table-cell>
          <table:table-cell table:style-name="ce601" office:value-type="float" office:value="8" calcext:value-type="float">
            <text:p>8</text:p>
          </table:table-cell>
          <table:table-cell table:style-name="ce622" office:value-type="float" office:value="8" calcext:value-type="float">
            <text:p>8</text:p>
          </table:table-cell>
          <table:table-cell table:style-name="ce643" office:value-type="float" office:value="8" calcext:value-type="float">
            <text:p>8</text:p>
          </table:table-cell>
          <table:table-cell table:style-name="ce664" office:value-type="float" office:value="8" calcext:value-type="float">
            <text:p>8</text:p>
          </table:table-cell>
          <table:table-cell table:style-name="ce685" office:value-type="float" office:value="8" calcext:value-type="float">
            <text:p>8</text:p>
          </table:table-cell>
          <table:table-cell table:style-name="ce706" office:value-type="float" office:value="8" calcext:value-type="float">
            <text:p>8</text:p>
          </table:table-cell>
          <table:table-cell table:style-name="ce727" office:value-type="float" office:value="8" calcext:value-type="float">
            <text:p>8</text:p>
          </table:table-cell>
          <table:table-cell table:style-name="ce748" office:value-type="float" office:value="8" calcext:value-type="float">
            <text:p>8</text:p>
          </table:table-cell>
          <table:table-cell table:style-name="ce769" office:value-type="float" office:value="8" calcext:value-type="float">
            <text:p>8</text:p>
          </table:table-cell>
          <table:table-cell table:style-name="ce790" office:value-type="float" office:value="8" calcext:value-type="float">
            <text:p>8</text:p>
          </table:table-cell>
          <table:table-cell table:style-name="ce811" office:value-type="float" office:value="8" calcext:value-type="float">
            <text:p>8</text:p>
          </table:table-cell>
          <table:table-cell table:style-name="ce832" office:value-type="float" office:value="8" calcext:value-type="float">
            <text:p>8</text:p>
          </table:table-cell>
          <table:table-cell table:style-name="ce853" office:value-type="float" office:value="8" calcext:value-type="float">
            <text:p>8</text:p>
          </table:table-cell>
          <table:table-cell table:style-name="ce874" office:value-type="float" office:value="15" calcext:value-type="float">
            <text:p>15</text:p>
          </table:table-cell>
          <table:table-cell table:style-name="ce895" office:value-type="float" office:value="15" calcext:value-type="float">
            <text:p>15</text:p>
          </table:table-cell>
          <table:table-cell table:style-name="ce916" office:value-type="float" office:value="15" calcext:value-type="float">
            <text:p>15</text:p>
          </table:table-cell>
          <table:table-cell table:style-name="ce937" office:value-type="float" office:value="15" calcext:value-type="float">
            <text:p>15</text:p>
          </table:table-cell>
          <table:table-cell table:style-name="ce958" office:value-type="float" office:value="15" calcext:value-type="float">
            <text:p>15</text:p>
          </table:table-cell>
          <table:table-cell table:style-name="ce979" office:value-type="float" office:value="15" calcext:value-type="float">
            <text:p>15</text:p>
          </table:table-cell>
          <table:table-cell table:style-name="ce1000" office:value-type="float" office:value="15" calcext:value-type="float">
            <text:p>15</text:p>
          </table:table-cell>
          <table:table-cell table:style-name="ce1021" office:value-type="float" office:value="15" calcext:value-type="float">
            <text:p>15</text:p>
          </table:table-cell>
          <table:table-cell table:style-name="ce1042" office:value-type="float" office:value="15" calcext:value-type="float">
            <text:p>15</text:p>
          </table:table-cell>
          <table:table-cell table:style-name="ce1063" office:value-type="float" office:value="8" calcext:value-type="float">
            <text:p>8</text:p>
          </table:table-cell>
          <table:table-cell table:style-name="ce1084" office:value-type="float" office:value="8" calcext:value-type="float">
            <text:p>8</text:p>
          </table:table-cell>
          <table:table-cell table:style-name="ce1105" office:value-type="float" office:value="8" calcext:value-type="float">
            <text:p>8</text:p>
          </table:table-cell>
          <table:table-cell table:style-name="ce1126" office:value-type="float" office:value="8" calcext:value-type="float">
            <text:p>8</text:p>
          </table:table-cell>
          <table:table-cell table:style-name="ce1147" office:value-type="float" office:value="8" calcext:value-type="float">
            <text:p>8</text:p>
          </table:table-cell>
          <table:table-cell table:style-name="ce1168" office:value-type="float" office:value="15" calcext:value-type="float">
            <text:p>15</text:p>
          </table:table-cell>
          <table:table-cell table:style-name="ce1189" office:value-type="float" office:value="15" calcext:value-type="float">
            <text:p>15</text:p>
          </table:table-cell>
          <table:table-cell table:style-name="ce1210" office:value-type="float" office:value="15" calcext:value-type="float">
            <text:p>15</text:p>
          </table:table-cell>
          <table:table-cell table:style-name="ce1231" office:value-type="float" office:value="15" calcext:value-type="float">
            <text:p>15</text:p>
          </table:table-cell>
          <table:table-cell table:style-name="ce1252" office:value-type="float" office:value="15" calcext:value-type="float">
            <text:p>15</text:p>
          </table:table-cell>
          <table:table-cell table:style-name="ce1273" office:value-type="float" office:value="15" calcext:value-type="float">
            <text:p>15</text:p>
          </table:table-cell>
          <table:table-cell table:style-name="ce1294" office:value-type="float" office:value="15" calcext:value-type="float">
            <text:p>15</text:p>
          </table:table-cell>
          <table:table-cell table:style-name="ce1315" office:value-type="float" office:value="15" calcext:value-type="float">
            <text:p>15</text:p>
          </table:table-cell>
          <table:table-cell table:style-name="ce1336" office:value-type="float" office:value="15" calcext:value-type="float">
            <text:p>15</text:p>
          </table:table-cell>
          <table:table-cell table:style-name="ce1357" office:value-type="float" office:value="15" calcext:value-type="float">
            <text:p>15</text:p>
          </table:table-cell>
          <table:table-cell table:style-name="ce1378" office:value-type="float" office:value="8" calcext:value-type="float">
            <text:p>8</text:p>
          </table:table-cell>
          <table:table-cell table:style-name="ce13" table:number-columns-repeated="790"/>
        </table:table-row>
        <table:table-row table:style-name="ro1">
          <table:table-cell table:number-columns-repeated="8"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number-columns-repeated="17"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-1" calcext:value-type="float">
            <text:p>-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-1" calcext:value-type="float">
            <text:p>-1</text:p>
          </table:table-cell>
          <table:table-cell table:number-columns-repeated="19"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-1" calcext:value-type="float">
            <text:p>-1</text:p>
          </table:table-cell>
          <table:table-cell table:number-columns-repeated="5" table:style-name="ce14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58" table:style-name="ce14" office:value-type="float" office:value="8" calcext:value-type="float">
            <text:p>8</text:p>
          </table:table-cell>
          <table:table-cell table:number-columns-repeated="10" table:style-name="ce14" office:value-type="float" office:value="-1" calcext:value-type="float">
            <text:p>-1</text:p>
          </table:table-cell>
          <table:table-cell table:number-columns-repeated="3" table:style-name="ce14" office:value-type="float" office:value="8" calcext:value-type="float">
            <text:p>8</text:p>
          </table:table-cell>
          <table:table-cell table:number-columns-repeated="5" table:style-name="ce14" office:value-type="float" office:value="-1" calcext:value-type="float">
            <text:p>-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5" table:style-name="ce14" office:value-type="float" office:value="-1" calcext:value-type="float">
            <text:p>-1</text:p>
          </table:table-cell>
          <table:table-cell table:number-columns-repeated="13" table:style-name="ce14" office:value-type="float" office:value="8" calcext:value-type="float">
            <text:p>8</text:p>
          </table:table-cell>
          <table:table-cell table:style-name="ce35" office:value-type="float" office:value="8" calcext:value-type="float">
            <text:p>8</text:p>
          </table:table-cell>
          <table:table-cell table:style-name="ce56" office:value-type="float" office:value="8" calcext:value-type="float">
            <text:p>8</text:p>
          </table:table-cell>
          <table:table-cell table:style-name="ce77" office:value-type="float" office:value="8" calcext:value-type="float">
            <text:p>8</text:p>
          </table:table-cell>
          <table:table-cell table:style-name="ce9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140" office:value-type="float" office:value="8" calcext:value-type="float">
            <text:p>8</text:p>
          </table:table-cell>
          <table:table-cell table:style-name="ce161" office:value-type="float" office:value="8" calcext:value-type="float">
            <text:p>8</text:p>
          </table:table-cell>
          <table:table-cell table:style-name="ce182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3" office:value-type="float" office:value="8" calcext:value-type="float">
            <text:p>8</text:p>
          </table:table-cell>
          <table:table-cell table:style-name="ce224" office:value-type="float" office:value="8" calcext:value-type="float">
            <text:p>8</text:p>
          </table:table-cell>
          <table:table-cell table:style-name="ce245" office:value-type="float" office:value="8" calcext:value-type="float">
            <text:p>8</text:p>
          </table:table-cell>
          <table:table-cell table:style-name="ce266" office:value-type="float" office:value="8" calcext:value-type="float">
            <text:p>8</text:p>
          </table:table-cell>
          <table:table-cell table:style-name="ce287" office:value-type="float" office:value="8" calcext:value-type="float">
            <text:p>8</text:p>
          </table:table-cell>
          <table:table-cell table:style-name="ce308" office:value-type="float" office:value="8" calcext:value-type="float">
            <text:p>8</text:p>
          </table:table-cell>
          <table:table-cell table:style-name="ce329" office:value-type="float" office:value="8" calcext:value-type="float">
            <text:p>8</text:p>
          </table:table-cell>
          <table:table-cell table:style-name="ce350" office:value-type="float" office:value="8" calcext:value-type="float">
            <text:p>8</text:p>
          </table:table-cell>
          <table:table-cell table:style-name="ce371" office:value-type="float" office:value="8" calcext:value-type="float">
            <text:p>8</text:p>
          </table:table-cell>
          <table:table-cell table:style-name="ce392" office:value-type="float" office:value="8" calcext:value-type="float">
            <text:p>8</text:p>
          </table:table-cell>
          <table:table-cell table:style-name="ce413" office:value-type="float" office:value="8" calcext:value-type="float">
            <text:p>8</text:p>
          </table:table-cell>
          <table:table-cell table:style-name="ce434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5" office:value-type="float" office:value="8" calcext:value-type="float">
            <text:p>8</text:p>
          </table:table-cell>
          <table:table-cell table:style-name="ce476" office:value-type="float" office:value="8" calcext:value-type="float">
            <text:p>8</text:p>
          </table:table-cell>
          <table:table-cell table:style-name="ce497" office:value-type="float" office:value="8" calcext:value-type="float">
            <text:p>8</text:p>
          </table:table-cell>
          <table:table-cell table:style-name="ce518" office:value-type="float" office:value="8" calcext:value-type="float">
            <text:p>8</text:p>
          </table:table-cell>
          <table:table-cell table:style-name="ce539" office:value-type="float" office:value="8" calcext:value-type="float">
            <text:p>8</text:p>
          </table:table-cell>
          <table:table-cell table:style-name="ce560" office:value-type="float" office:value="8" calcext:value-type="float">
            <text:p>8</text:p>
          </table:table-cell>
          <table:table-cell table:style-name="ce581" office:value-type="float" office:value="8" calcext:value-type="float">
            <text:p>8</text:p>
          </table:table-cell>
          <table:table-cell table:style-name="ce602" office:value-type="float" office:value="8" calcext:value-type="float">
            <text:p>8</text:p>
          </table:table-cell>
          <table:table-cell table:style-name="ce623" office:value-type="float" office:value="8" calcext:value-type="float">
            <text:p>8</text:p>
          </table:table-cell>
          <table:table-cell table:style-name="ce644" office:value-type="float" office:value="8" calcext:value-type="float">
            <text:p>8</text:p>
          </table:table-cell>
          <table:table-cell table:style-name="ce665" office:value-type="float" office:value="8" calcext:value-type="float">
            <text:p>8</text:p>
          </table:table-cell>
          <table:table-cell table:style-name="ce686" office:value-type="float" office:value="8" calcext:value-type="float">
            <text:p>8</text:p>
          </table:table-cell>
          <table:table-cell table:style-name="ce707" office:value-type="float" office:value="8" calcext:value-type="float">
            <text:p>8</text:p>
          </table:table-cell>
          <table:table-cell table:style-name="ce728" office:value-type="float" office:value="8" calcext:value-type="float">
            <text:p>8</text:p>
          </table:table-cell>
          <table:table-cell table:style-name="ce749" office:value-type="float" office:value="8" calcext:value-type="float">
            <text:p>8</text:p>
          </table:table-cell>
          <table:table-cell table:style-name="ce770" office:value-type="float" office:value="8" calcext:value-type="float">
            <text:p>8</text:p>
          </table:table-cell>
          <table:table-cell table:style-name="ce791" office:value-type="float" office:value="8" calcext:value-type="float">
            <text:p>8</text:p>
          </table:table-cell>
          <table:table-cell table:style-name="ce812" office:value-type="float" office:value="8" calcext:value-type="float">
            <text:p>8</text:p>
          </table:table-cell>
          <table:table-cell table:style-name="ce833" office:value-type="float" office:value="8" calcext:value-type="float">
            <text:p>8</text:p>
          </table:table-cell>
          <table:table-cell table:style-name="ce854" office:value-type="float" office:value="15" calcext:value-type="float">
            <text:p>15</text:p>
          </table:table-cell>
          <table:table-cell table:style-name="ce875" office:value-type="float" office:value="15" calcext:value-type="float">
            <text:p>15</text:p>
          </table:table-cell>
          <table:table-cell table:style-name="ce896" office:value-type="float" office:value="15" calcext:value-type="float">
            <text:p>15</text:p>
          </table:table-cell>
          <table:table-cell table:style-name="ce917" office:value-type="float" office:value="15" calcext:value-type="float">
            <text:p>15</text:p>
          </table:table-cell>
          <table:table-cell table:style-name="ce938" office:value-type="float" office:value="15" calcext:value-type="float">
            <text:p>15</text:p>
          </table:table-cell>
          <table:table-cell table:style-name="ce959" office:value-type="float" office:value="15" calcext:value-type="float">
            <text:p>15</text:p>
          </table:table-cell>
          <table:table-cell table:style-name="ce980" office:value-type="float" office:value="15" calcext:value-type="float">
            <text:p>15</text:p>
          </table:table-cell>
          <table:table-cell table:style-name="ce1001" office:value-type="float" office:value="15" calcext:value-type="float">
            <text:p>15</text:p>
          </table:table-cell>
          <table:table-cell table:style-name="ce1022" office:value-type="float" office:value="15" calcext:value-type="float">
            <text:p>15</text:p>
          </table:table-cell>
          <table:table-cell table:style-name="ce1043" office:value-type="float" office:value="15" calcext:value-type="float">
            <text:p>15</text:p>
          </table:table-cell>
          <table:table-cell table:style-name="ce1064" office:value-type="float" office:value="15" calcext:value-type="float">
            <text:p>15</text:p>
          </table:table-cell>
          <table:table-cell table:style-name="ce1085" office:value-type="float" office:value="8" calcext:value-type="float">
            <text:p>8</text:p>
          </table:table-cell>
          <table:table-cell table:style-name="ce1106" office:value-type="float" office:value="8" calcext:value-type="float">
            <text:p>8</text:p>
          </table:table-cell>
          <table:table-cell table:style-name="ce1127" office:value-type="float" office:value="8" calcext:value-type="float">
            <text:p>8</text:p>
          </table:table-cell>
          <table:table-cell table:style-name="ce1148" office:value-type="float" office:value="15" calcext:value-type="float">
            <text:p>15</text:p>
          </table:table-cell>
          <table:table-cell table:style-name="ce1169" office:value-type="float" office:value="15" calcext:value-type="float">
            <text:p>15</text:p>
          </table:table-cell>
          <table:table-cell table:style-name="ce1190" office:value-type="float" office:value="15" calcext:value-type="float">
            <text:p>15</text:p>
          </table:table-cell>
          <table:table-cell table:style-name="ce1211" office:value-type="float" office:value="15" calcext:value-type="float">
            <text:p>15</text:p>
          </table:table-cell>
          <table:table-cell table:style-name="ce1232" office:value-type="float" office:value="15" calcext:value-type="float">
            <text:p>15</text:p>
          </table:table-cell>
          <table:table-cell table:style-name="ce1253" office:value-type="float" office:value="15" calcext:value-type="float">
            <text:p>15</text:p>
          </table:table-cell>
          <table:table-cell table:style-name="ce1274" office:value-type="float" office:value="15" calcext:value-type="float">
            <text:p>15</text:p>
          </table:table-cell>
          <table:table-cell table:style-name="ce1295" office:value-type="float" office:value="15" calcext:value-type="float">
            <text:p>15</text:p>
          </table:table-cell>
          <table:table-cell table:style-name="ce1316" office:value-type="float" office:value="15" calcext:value-type="float">
            <text:p>15</text:p>
          </table:table-cell>
          <table:table-cell table:style-name="ce1337" office:value-type="float" office:value="15" calcext:value-type="float">
            <text:p>15</text:p>
          </table:table-cell>
          <table:table-cell table:style-name="ce1358" office:value-type="float" office:value="15" calcext:value-type="float">
            <text:p>15</text:p>
          </table:table-cell>
          <table:table-cell table:style-name="ce1379" office:value-type="float" office:value="8" calcext:value-type="float">
            <text:p>8</text:p>
          </table:table-cell>
          <table:table-cell table:style-name="ce14" table:number-columns-repeated="790"/>
        </table:table-row>
        <table:table-row table:style-name="ro1">
          <table:table-cell table:number-columns-repeated="8"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17"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-1" calcext:value-type="float">
            <text:p>-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-1" calcext:value-type="float">
            <text:p>-1</text:p>
          </table:table-cell>
          <table:table-cell table:number-columns-repeated="19" table:style-name="ce15" office:value-type="float" office:value="3" calcext:value-type="float">
            <text:p>3</text:p>
          </table:table-cell>
          <table:table-cell table:number-columns-repeated="5" table:style-name="ce15" office:value-type="float" office:value="-1" calcext:value-type="float">
            <text:p>-1</text:p>
          </table:table-cell>
          <table:table-cell table:number-columns-repeated="5" table:style-name="ce15" office:value-type="float" office:value="3" calcext:value-type="float">
            <text:p>3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58" table:style-name="ce15" office:value-type="float" office:value="8" calcext:value-type="float">
            <text:p>8</text:p>
          </table:table-cell>
          <table:table-cell table:number-columns-repeated="10" table:style-name="ce15" office:value-type="float" office:value="-1" calcext:value-type="float">
            <text:p>-1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 table:number-columns-repeated="5" table:style-name="ce15" office:value-type="float" office:value="-1" calcext:value-type="float">
            <text:p>-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5"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78" office:value-type="float" office:value="8" calcext:value-type="float">
            <text:p>8</text:p>
          </table:table-cell>
          <table:table-cell table:style-name="ce99" office:value-type="float" office:value="8" calcext:value-type="float">
            <text:p>8</text:p>
          </table:table-cell>
          <table:table-cell table:style-name="ce120" office:value-type="float" office:value="8" calcext:value-type="float">
            <text:p>8</text:p>
          </table:table-cell>
          <table:table-cell table:style-name="ce141" office:value-type="float" office:value="8" calcext:value-type="float">
            <text:p>8</text:p>
          </table:table-cell>
          <table:table-cell table:style-name="ce162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4" office:value-type="float" office:value="8" calcext:value-type="float">
            <text:p>8</text:p>
          </table:table-cell>
          <table:table-cell table:style-name="ce225" office:value-type="float" office:value="8" calcext:value-type="float">
            <text:p>8</text:p>
          </table:table-cell>
          <table:table-cell table:style-name="ce246" office:value-type="float" office:value="8" calcext:value-type="float">
            <text:p>8</text:p>
          </table:table-cell>
          <table:table-cell table:style-name="ce267" office:value-type="float" office:value="8" calcext:value-type="float">
            <text:p>8</text:p>
          </table:table-cell>
          <table:table-cell table:style-name="ce288" office:value-type="float" office:value="8" calcext:value-type="float">
            <text:p>8</text:p>
          </table:table-cell>
          <table:table-cell table:style-name="ce309" office:value-type="float" office:value="8" calcext:value-type="float">
            <text:p>8</text:p>
          </table:table-cell>
          <table:table-cell table:style-name="ce330" office:value-type="float" office:value="8" calcext:value-type="float">
            <text:p>8</text:p>
          </table:table-cell>
          <table:table-cell table:style-name="ce351" office:value-type="float" office:value="8" calcext:value-type="float">
            <text:p>8</text:p>
          </table:table-cell>
          <table:table-cell table:style-name="ce372" office:value-type="float" office:value="8" calcext:value-type="float">
            <text:p>8</text:p>
          </table:table-cell>
          <table:table-cell table:style-name="ce393" office:value-type="float" office:value="8" calcext:value-type="float">
            <text:p>8</text:p>
          </table:table-cell>
          <table:table-cell table:style-name="ce414" office:value-type="float" office:value="8" calcext:value-type="float">
            <text:p>8</text:p>
          </table:table-cell>
          <table:table-cell table:style-name="ce435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6" office:value-type="float" office:value="8" calcext:value-type="float">
            <text:p>8</text:p>
          </table:table-cell>
          <table:table-cell table:style-name="ce477" office:value-type="float" office:value="8" calcext:value-type="float">
            <text:p>8</text:p>
          </table:table-cell>
          <table:table-cell table:style-name="ce498" office:value-type="float" office:value="8" calcext:value-type="float">
            <text:p>8</text:p>
          </table:table-cell>
          <table:table-cell table:style-name="ce519" office:value-type="float" office:value="8" calcext:value-type="float">
            <text:p>8</text:p>
          </table:table-cell>
          <table:table-cell table:style-name="ce540" office:value-type="float" office:value="8" calcext:value-type="float">
            <text:p>8</text:p>
          </table:table-cell>
          <table:table-cell table:style-name="ce561" office:value-type="float" office:value="8" calcext:value-type="float">
            <text:p>8</text:p>
          </table:table-cell>
          <table:table-cell table:style-name="ce582" office:value-type="float" office:value="8" calcext:value-type="float">
            <text:p>8</text:p>
          </table:table-cell>
          <table:table-cell table:style-name="ce603" office:value-type="float" office:value="8" calcext:value-type="float">
            <text:p>8</text:p>
          </table:table-cell>
          <table:table-cell table:style-name="ce624" office:value-type="float" office:value="8" calcext:value-type="float">
            <text:p>8</text:p>
          </table:table-cell>
          <table:table-cell table:style-name="ce645" office:value-type="float" office:value="8" calcext:value-type="float">
            <text:p>8</text:p>
          </table:table-cell>
          <table:table-cell table:style-name="ce666" office:value-type="float" office:value="8" calcext:value-type="float">
            <text:p>8</text:p>
          </table:table-cell>
          <table:table-cell table:style-name="ce687" office:value-type="float" office:value="8" calcext:value-type="float">
            <text:p>8</text:p>
          </table:table-cell>
          <table:table-cell table:style-name="ce708" office:value-type="float" office:value="8" calcext:value-type="float">
            <text:p>8</text:p>
          </table:table-cell>
          <table:table-cell table:style-name="ce729" office:value-type="float" office:value="8" calcext:value-type="float">
            <text:p>8</text:p>
          </table:table-cell>
          <table:table-cell table:style-name="ce750" office:value-type="float" office:value="8" calcext:value-type="float">
            <text:p>8</text:p>
          </table:table-cell>
          <table:table-cell table:style-name="ce771" office:value-type="float" office:value="8" calcext:value-type="float">
            <text:p>8</text:p>
          </table:table-cell>
          <table:table-cell table:style-name="ce792" office:value-type="float" office:value="8" calcext:value-type="float">
            <text:p>8</text:p>
          </table:table-cell>
          <table:table-cell table:style-name="ce813" office:value-type="float" office:value="8" calcext:value-type="float">
            <text:p>8</text:p>
          </table:table-cell>
          <table:table-cell table:style-name="ce834" office:value-type="float" office:value="8" calcext:value-type="float">
            <text:p>8</text:p>
          </table:table-cell>
          <table:table-cell table:style-name="ce855" office:value-type="float" office:value="15" calcext:value-type="float">
            <text:p>15</text:p>
          </table:table-cell>
          <table:table-cell table:style-name="ce876" office:value-type="float" office:value="15" calcext:value-type="float">
            <text:p>15</text:p>
          </table:table-cell>
          <table:table-cell table:style-name="ce897" office:value-type="float" office:value="15" calcext:value-type="float">
            <text:p>15</text:p>
          </table:table-cell>
          <table:table-cell table:style-name="ce918" office:value-type="float" office:value="15" calcext:value-type="float">
            <text:p>15</text:p>
          </table:table-cell>
          <table:table-cell table:style-name="ce939" office:value-type="float" office:value="15" calcext:value-type="float">
            <text:p>15</text:p>
          </table:table-cell>
          <table:table-cell table:style-name="ce960" office:value-type="float" office:value="15" calcext:value-type="float">
            <text:p>15</text:p>
          </table:table-cell>
          <table:table-cell table:style-name="ce981" office:value-type="float" office:value="15" calcext:value-type="float">
            <text:p>15</text:p>
          </table:table-cell>
          <table:table-cell table:style-name="ce1002" office:value-type="float" office:value="15" calcext:value-type="float">
            <text:p>15</text:p>
          </table:table-cell>
          <table:table-cell table:style-name="ce1023" office:value-type="float" office:value="15" calcext:value-type="float">
            <text:p>15</text:p>
          </table:table-cell>
          <table:table-cell table:style-name="ce1044" office:value-type="float" office:value="15" calcext:value-type="float">
            <text:p>15</text:p>
          </table:table-cell>
          <table:table-cell table:style-name="ce1065" office:value-type="float" office:value="15" calcext:value-type="float">
            <text:p>15</text:p>
          </table:table-cell>
          <table:table-cell table:style-name="ce1086" office:value-type="float" office:value="8" calcext:value-type="float">
            <text:p>8</text:p>
          </table:table-cell>
          <table:table-cell table:style-name="ce1107" office:value-type="float" office:value="8" calcext:value-type="float">
            <text:p>8</text:p>
          </table:table-cell>
          <table:table-cell table:style-name="ce1128" office:value-type="float" office:value="8" calcext:value-type="float">
            <text:p>8</text:p>
          </table:table-cell>
          <table:table-cell table:style-name="ce1149" office:value-type="float" office:value="15" calcext:value-type="float">
            <text:p>15</text:p>
          </table:table-cell>
          <table:table-cell table:style-name="ce1170" office:value-type="float" office:value="15" calcext:value-type="float">
            <text:p>15</text:p>
          </table:table-cell>
          <table:table-cell table:style-name="ce1191" office:value-type="float" office:value="15" calcext:value-type="float">
            <text:p>15</text:p>
          </table:table-cell>
          <table:table-cell table:style-name="ce1212" office:value-type="float" office:value="15" calcext:value-type="float">
            <text:p>15</text:p>
          </table:table-cell>
          <table:table-cell table:style-name="ce1233" office:value-type="float" office:value="15" calcext:value-type="float">
            <text:p>15</text:p>
          </table:table-cell>
          <table:table-cell table:style-name="ce1254" office:value-type="float" office:value="15" calcext:value-type="float">
            <text:p>15</text:p>
          </table:table-cell>
          <table:table-cell table:style-name="ce1275" office:value-type="float" office:value="15" calcext:value-type="float">
            <text:p>15</text:p>
          </table:table-cell>
          <table:table-cell table:style-name="ce1296" office:value-type="float" office:value="15" calcext:value-type="float">
            <text:p>15</text:p>
          </table:table-cell>
          <table:table-cell table:style-name="ce1317" office:value-type="float" office:value="15" calcext:value-type="float">
            <text:p>15</text:p>
          </table:table-cell>
          <table:table-cell table:style-name="ce1338" office:value-type="float" office:value="15" calcext:value-type="float">
            <text:p>15</text:p>
          </table:table-cell>
          <table:table-cell table:style-name="ce1359" office:value-type="float" office:value="15" calcext:value-type="float">
            <text:p>15</text:p>
          </table:table-cell>
          <table:table-cell table:style-name="ce1380" office:value-type="float" office:value="8" calcext:value-type="float">
            <text:p>8</text:p>
          </table:table-cell>
          <table:table-cell table:style-name="ce15" table:number-columns-repeated="790"/>
        </table:table-row>
        <table:table-row table:style-name="ro1">
          <table:table-cell table:number-columns-repeated="8"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-1" calcext:value-type="float">
            <text:p>-1</text:p>
          </table:table-cell>
          <table:table-cell table:number-columns-repeated="17"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number-columns-repeated="19" table:style-name="ce16" office:value-type="float" office:value="3" calcext:value-type="float">
            <text:p>3</text:p>
          </table:table-cell>
          <table:table-cell table:number-columns-repeated="5" table:style-name="ce16" office:value-type="float" office:value="-1" calcext:value-type="float">
            <text:p>-1</text:p>
          </table:table-cell>
          <table:table-cell table:number-columns-repeated="5"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58" table:style-name="ce16" office:value-type="float" office:value="8" calcext:value-type="float">
            <text:p>8</text:p>
          </table:table-cell>
          <table:table-cell table:number-columns-repeated="10" table:style-name="ce16" office:value-type="float" office:value="-1" calcext:value-type="float">
            <text:p>-1</text:p>
          </table:table-cell>
          <table:table-cell table:number-columns-repeated="3" table:style-name="ce16" office:value-type="float" office:value="8" calcext:value-type="float">
            <text:p>8</text:p>
          </table:table-cell>
          <table:table-cell table:number-columns-repeated="5" table:style-name="ce16" office:value-type="float" office:value="-1" calcext:value-type="float">
            <text:p>-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5" table:style-name="ce16" office:value-type="float" office:value="-1" calcext:value-type="float">
            <text:p>-1</text:p>
          </table:table-cell>
          <table:table-cell table:number-columns-repeated="13" table:style-name="ce16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58" office:value-type="float" office:value="8" calcext:value-type="float">
            <text:p>8</text:p>
          </table:table-cell>
          <table:table-cell table:style-name="ce79" office:value-type="float" office:value="8" calcext:value-type="float">
            <text:p>8</text:p>
          </table:table-cell>
          <table:table-cell table:style-name="ce100" office:value-type="float" office:value="8" calcext:value-type="float">
            <text:p>8</text:p>
          </table:table-cell>
          <table:table-cell table:style-name="ce121" office:value-type="float" office:value="8" calcext:value-type="float">
            <text:p>8</text:p>
          </table:table-cell>
          <table:table-cell table:style-name="ce142" office:value-type="float" office:value="8" calcext:value-type="float">
            <text:p>8</text:p>
          </table:table-cell>
          <table:table-cell table:style-name="ce163" office:value-type="float" office:value="8" calcext:value-type="float">
            <text:p>8</text:p>
          </table:table-cell>
          <table:table-cell table:style-name="ce184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5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68" office:value-type="float" office:value="8" calcext:value-type="float">
            <text:p>8</text:p>
          </table:table-cell>
          <table:table-cell table:style-name="ce289" office:value-type="float" office:value="8" calcext:value-type="float">
            <text:p>8</text:p>
          </table:table-cell>
          <table:table-cell table:style-name="ce310" office:value-type="float" office:value="8" calcext:value-type="float">
            <text:p>8</text:p>
          </table:table-cell>
          <table:table-cell table:style-name="ce331" office:value-type="float" office:value="8" calcext:value-type="float">
            <text:p>8</text:p>
          </table:table-cell>
          <table:table-cell table:style-name="ce352" office:value-type="float" office:value="8" calcext:value-type="float">
            <text:p>8</text:p>
          </table:table-cell>
          <table:table-cell table:style-name="ce373" office:value-type="float" office:value="8" calcext:value-type="float">
            <text:p>8</text:p>
          </table:table-cell>
          <table:table-cell table:style-name="ce394" office:value-type="float" office:value="8" calcext:value-type="float">
            <text:p>8</text:p>
          </table:table-cell>
          <table:table-cell table:style-name="ce415" office:value-type="float" office:value="8" calcext:value-type="float">
            <text:p>8</text:p>
          </table:table-cell>
          <table:table-cell table:style-name="ce436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7" office:value-type="float" office:value="8" calcext:value-type="float">
            <text:p>8</text:p>
          </table:table-cell>
          <table:table-cell table:style-name="ce478" office:value-type="float" office:value="8" calcext:value-type="float">
            <text:p>8</text:p>
          </table:table-cell>
          <table:table-cell table:style-name="ce499" office:value-type="float" office:value="8" calcext:value-type="float">
            <text:p>8</text:p>
          </table:table-cell>
          <table:table-cell table:style-name="ce520" office:value-type="float" office:value="8" calcext:value-type="float">
            <text:p>8</text:p>
          </table:table-cell>
          <table:table-cell table:style-name="ce541" office:value-type="float" office:value="8" calcext:value-type="float">
            <text:p>8</text:p>
          </table:table-cell>
          <table:table-cell table:style-name="ce562" office:value-type="float" office:value="8" calcext:value-type="float">
            <text:p>8</text:p>
          </table:table-cell>
          <table:table-cell table:style-name="ce583" office:value-type="float" office:value="8" calcext:value-type="float">
            <text:p>8</text:p>
          </table:table-cell>
          <table:table-cell table:style-name="ce604" office:value-type="float" office:value="8" calcext:value-type="float">
            <text:p>8</text:p>
          </table:table-cell>
          <table:table-cell table:style-name="ce625" office:value-type="float" office:value="8" calcext:value-type="float">
            <text:p>8</text:p>
          </table:table-cell>
          <table:table-cell table:style-name="ce646" office:value-type="float" office:value="8" calcext:value-type="float">
            <text:p>8</text:p>
          </table:table-cell>
          <table:table-cell table:style-name="ce667" office:value-type="float" office:value="8" calcext:value-type="float">
            <text:p>8</text:p>
          </table:table-cell>
          <table:table-cell table:style-name="ce688" office:value-type="float" office:value="8" calcext:value-type="float">
            <text:p>8</text:p>
          </table:table-cell>
          <table:table-cell table:style-name="ce709" office:value-type="float" office:value="8" calcext:value-type="float">
            <text:p>8</text:p>
          </table:table-cell>
          <table:table-cell table:style-name="ce730" office:value-type="float" office:value="8" calcext:value-type="float">
            <text:p>8</text:p>
          </table:table-cell>
          <table:table-cell table:style-name="ce751" office:value-type="float" office:value="8" calcext:value-type="float">
            <text:p>8</text:p>
          </table:table-cell>
          <table:table-cell table:style-name="ce772" office:value-type="float" office:value="8" calcext:value-type="float">
            <text:p>8</text:p>
          </table:table-cell>
          <table:table-cell table:style-name="ce793" office:value-type="float" office:value="8" calcext:value-type="float">
            <text:p>8</text:p>
          </table:table-cell>
          <table:table-cell table:style-name="ce814" office:value-type="float" office:value="8" calcext:value-type="float">
            <text:p>8</text:p>
          </table:table-cell>
          <table:table-cell table:style-name="ce835" office:value-type="float" office:value="15" calcext:value-type="float">
            <text:p>15</text:p>
          </table:table-cell>
          <table:table-cell table:style-name="ce856" office:value-type="float" office:value="15" calcext:value-type="float">
            <text:p>15</text:p>
          </table:table-cell>
          <table:table-cell table:style-name="ce877" office:value-type="float" office:value="15" calcext:value-type="float">
            <text:p>15</text:p>
          </table:table-cell>
          <table:table-cell table:style-name="ce898" office:value-type="float" office:value="15" calcext:value-type="float">
            <text:p>15</text:p>
          </table:table-cell>
          <table:table-cell table:style-name="ce919" office:value-type="float" office:value="15" calcext:value-type="float">
            <text:p>15</text:p>
          </table:table-cell>
          <table:table-cell table:style-name="ce940" office:value-type="float" office:value="15" calcext:value-type="float">
            <text:p>15</text:p>
          </table:table-cell>
          <table:table-cell table:style-name="ce961" office:value-type="float" office:value="15" calcext:value-type="float">
            <text:p>15</text:p>
          </table:table-cell>
          <table:table-cell table:style-name="ce982" office:value-type="float" office:value="15" calcext:value-type="float">
            <text:p>15</text:p>
          </table:table-cell>
          <table:table-cell table:style-name="ce1003" office:value-type="float" office:value="15" calcext:value-type="float">
            <text:p>15</text:p>
          </table:table-cell>
          <table:table-cell table:style-name="ce1024" office:value-type="float" office:value="15" calcext:value-type="float">
            <text:p>15</text:p>
          </table:table-cell>
          <table:table-cell table:style-name="ce1045" office:value-type="float" office:value="15" calcext:value-type="float">
            <text:p>15</text:p>
          </table:table-cell>
          <table:table-cell table:style-name="ce1066" office:value-type="float" office:value="15" calcext:value-type="float">
            <text:p>15</text:p>
          </table:table-cell>
          <table:table-cell table:style-name="ce1087" office:value-type="float" office:value="8" calcext:value-type="float">
            <text:p>8</text:p>
          </table:table-cell>
          <table:table-cell table:style-name="ce1108" office:value-type="float" office:value="8" calcext:value-type="float">
            <text:p>8</text:p>
          </table:table-cell>
          <table:table-cell table:style-name="ce1129" office:value-type="float" office:value="8" calcext:value-type="float">
            <text:p>8</text:p>
          </table:table-cell>
          <table:table-cell table:style-name="ce1150" office:value-type="float" office:value="15" calcext:value-type="float">
            <text:p>15</text:p>
          </table:table-cell>
          <table:table-cell table:style-name="ce1171" office:value-type="float" office:value="15" calcext:value-type="float">
            <text:p>15</text:p>
          </table:table-cell>
          <table:table-cell table:style-name="ce1192" office:value-type="float" office:value="15" calcext:value-type="float">
            <text:p>15</text:p>
          </table:table-cell>
          <table:table-cell table:style-name="ce1213" office:value-type="float" office:value="15" calcext:value-type="float">
            <text:p>15</text:p>
          </table:table-cell>
          <table:table-cell table:style-name="ce1234" office:value-type="float" office:value="15" calcext:value-type="float">
            <text:p>15</text:p>
          </table:table-cell>
          <table:table-cell table:style-name="ce1255" office:value-type="float" office:value="15" calcext:value-type="float">
            <text:p>15</text:p>
          </table:table-cell>
          <table:table-cell table:style-name="ce1276" office:value-type="float" office:value="15" calcext:value-type="float">
            <text:p>15</text:p>
          </table:table-cell>
          <table:table-cell table:style-name="ce1297" office:value-type="float" office:value="15" calcext:value-type="float">
            <text:p>15</text:p>
          </table:table-cell>
          <table:table-cell table:style-name="ce1318" office:value-type="float" office:value="15" calcext:value-type="float">
            <text:p>15</text:p>
          </table:table-cell>
          <table:table-cell table:style-name="ce1339" office:value-type="float" office:value="15" calcext:value-type="float">
            <text:p>15</text:p>
          </table:table-cell>
          <table:table-cell table:style-name="ce1360" office:value-type="float" office:value="15" calcext:value-type="float">
            <text:p>15</text:p>
          </table:table-cell>
          <table:table-cell table:style-name="ce1381" office:value-type="float" office:value="8" calcext:value-type="float">
            <text:p>8</text:p>
          </table:table-cell>
          <table:table-cell table:style-name="ce16" table:number-columns-repeated="790"/>
        </table:table-row>
        <table:table-row table:style-name="ro1">
          <table:table-cell table:number-columns-repeated="8"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number-columns-repeated="17" table:style-name="ce17" office:value-type="float" office:value="3" calcext:value-type="float">
            <text:p>3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table:number-columns-repeated="19" table:style-name="ce17" office:value-type="float" office:value="3" calcext:value-type="float">
            <text:p>3</text:p>
          </table:table-cell>
          <table:table-cell table:number-columns-repeated="5" table:style-name="ce17" office:value-type="float" office:value="-1" calcext:value-type="float">
            <text:p>-1</text:p>
          </table:table-cell>
          <table:table-cell table:number-columns-repeated="5"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58" table:style-name="ce17" office:value-type="float" office:value="8" calcext:value-type="float">
            <text:p>8</text:p>
          </table:table-cell>
          <table:table-cell table:number-columns-repeated="10" table:style-name="ce17" office:value-type="float" office:value="-1" calcext:value-type="float">
            <text:p>-1</text:p>
          </table:table-cell>
          <table:table-cell table:number-columns-repeated="3" table:style-name="ce17" office:value-type="float" office:value="8" calcext:value-type="float">
            <text:p>8</text:p>
          </table:table-cell>
          <table:table-cell table:number-columns-repeated="5" table:style-name="ce17" office:value-type="float" office:value="-1" calcext:value-type="float">
            <text:p>-1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5" table:style-name="ce17" office:value-type="float" office:value="-1" calcext:value-type="float">
            <text:p>-1</text:p>
          </table:table-cell>
          <table:table-cell table:number-columns-repeated="13" table:style-name="ce17" office:value-type="float" office:value="8" calcext:value-type="float">
            <text:p>8</text:p>
          </table:table-cell>
          <table:table-cell table:style-name="ce38" office:value-type="float" office:value="8" calcext:value-type="float">
            <text:p>8</text:p>
          </table:table-cell>
          <table:table-cell table:style-name="ce59" office:value-type="float" office:value="8" calcext:value-type="float">
            <text:p>8</text:p>
          </table:table-cell>
          <table:table-cell table:style-name="ce80" office:value-type="float" office:value="8" calcext:value-type="float">
            <text:p>8</text:p>
          </table:table-cell>
          <table:table-cell table:style-name="ce101" office:value-type="float" office:value="8" calcext:value-type="float">
            <text:p>8</text:p>
          </table:table-cell>
          <table:table-cell table:style-name="ce122" office:value-type="float" office:value="8" calcext:value-type="float">
            <text:p>8</text:p>
          </table:table-cell>
          <table:table-cell table:style-name="ce143" office:value-type="float" office:value="8" calcext:value-type="float">
            <text:p>8</text:p>
          </table:table-cell>
          <table:table-cell table:style-name="ce164" office:value-type="float" office:value="8" calcext:value-type="float">
            <text:p>8</text:p>
          </table:table-cell>
          <table:table-cell table:style-name="ce185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6" office:value-type="float" office:value="8" calcext:value-type="float">
            <text:p>8</text:p>
          </table:table-cell>
          <table:table-cell table:style-name="ce227" office:value-type="float" office:value="8" calcext:value-type="float">
            <text:p>8</text:p>
          </table:table-cell>
          <table:table-cell table:style-name="ce248" office:value-type="float" office:value="8" calcext:value-type="float">
            <text:p>8</text:p>
          </table:table-cell>
          <table:table-cell table:style-name="ce269" office:value-type="float" office:value="8" calcext:value-type="float">
            <text:p>8</text:p>
          </table:table-cell>
          <table:table-cell table:style-name="ce290" office:value-type="float" office:value="8" calcext:value-type="float">
            <text:p>8</text:p>
          </table:table-cell>
          <table:table-cell table:style-name="ce311" office:value-type="float" office:value="8" calcext:value-type="float">
            <text:p>8</text:p>
          </table:table-cell>
          <table:table-cell table:style-name="ce332" office:value-type="float" office:value="8" calcext:value-type="float">
            <text:p>8</text:p>
          </table:table-cell>
          <table:table-cell table:style-name="ce353" office:value-type="float" office:value="8" calcext:value-type="float">
            <text:p>8</text:p>
          </table:table-cell>
          <table:table-cell table:style-name="ce374" office:value-type="float" office:value="8" calcext:value-type="float">
            <text:p>8</text:p>
          </table:table-cell>
          <table:table-cell table:style-name="ce395" office:value-type="float" office:value="8" calcext:value-type="float">
            <text:p>8</text:p>
          </table:table-cell>
          <table:table-cell table:style-name="ce416" office:value-type="float" office:value="8" calcext:value-type="float">
            <text:p>8</text:p>
          </table:table-cell>
          <table:table-cell table:style-name="ce437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8" office:value-type="float" office:value="8" calcext:value-type="float">
            <text:p>8</text:p>
          </table:table-cell>
          <table:table-cell table:style-name="ce479" office:value-type="float" office:value="8" calcext:value-type="float">
            <text:p>8</text:p>
          </table:table-cell>
          <table:table-cell table:style-name="ce500" office:value-type="float" office:value="8" calcext:value-type="float">
            <text:p>8</text:p>
          </table:table-cell>
          <table:table-cell table:style-name="ce521" office:value-type="float" office:value="8" calcext:value-type="float">
            <text:p>8</text:p>
          </table:table-cell>
          <table:table-cell table:style-name="ce542" office:value-type="float" office:value="8" calcext:value-type="float">
            <text:p>8</text:p>
          </table:table-cell>
          <table:table-cell table:style-name="ce563" office:value-type="float" office:value="8" calcext:value-type="float">
            <text:p>8</text:p>
          </table:table-cell>
          <table:table-cell table:style-name="ce584" office:value-type="float" office:value="8" calcext:value-type="float">
            <text:p>8</text:p>
          </table:table-cell>
          <table:table-cell table:style-name="ce605" office:value-type="float" office:value="8" calcext:value-type="float">
            <text:p>8</text:p>
          </table:table-cell>
          <table:table-cell table:style-name="ce626" office:value-type="float" office:value="8" calcext:value-type="float">
            <text:p>8</text:p>
          </table:table-cell>
          <table:table-cell table:style-name="ce647" office:value-type="float" office:value="8" calcext:value-type="float">
            <text:p>8</text:p>
          </table:table-cell>
          <table:table-cell table:style-name="ce668" office:value-type="float" office:value="8" calcext:value-type="float">
            <text:p>8</text:p>
          </table:table-cell>
          <table:table-cell table:style-name="ce689" office:value-type="float" office:value="8" calcext:value-type="float">
            <text:p>8</text:p>
          </table:table-cell>
          <table:table-cell table:style-name="ce710" office:value-type="float" office:value="8" calcext:value-type="float">
            <text:p>8</text:p>
          </table:table-cell>
          <table:table-cell table:style-name="ce731" office:value-type="float" office:value="8" calcext:value-type="float">
            <text:p>8</text:p>
          </table:table-cell>
          <table:table-cell table:style-name="ce752" office:value-type="float" office:value="8" calcext:value-type="float">
            <text:p>8</text:p>
          </table:table-cell>
          <table:table-cell table:style-name="ce773" office:value-type="float" office:value="8" calcext:value-type="float">
            <text:p>8</text:p>
          </table:table-cell>
          <table:table-cell table:style-name="ce794" office:value-type="float" office:value="8" calcext:value-type="float">
            <text:p>8</text:p>
          </table:table-cell>
          <table:table-cell table:style-name="ce815" office:value-type="float" office:value="8" calcext:value-type="float">
            <text:p>8</text:p>
          </table:table-cell>
          <table:table-cell table:style-name="ce836" office:value-type="float" office:value="15" calcext:value-type="float">
            <text:p>15</text:p>
          </table:table-cell>
          <table:table-cell table:style-name="ce857" office:value-type="float" office:value="15" calcext:value-type="float">
            <text:p>15</text:p>
          </table:table-cell>
          <table:table-cell table:style-name="ce878" office:value-type="float" office:value="15" calcext:value-type="float">
            <text:p>15</text:p>
          </table:table-cell>
          <table:table-cell table:style-name="ce899" office:value-type="float" office:value="15" calcext:value-type="float">
            <text:p>15</text:p>
          </table:table-cell>
          <table:table-cell table:style-name="ce920" office:value-type="float" office:value="15" calcext:value-type="float">
            <text:p>15</text:p>
          </table:table-cell>
          <table:table-cell table:style-name="ce941" office:value-type="float" office:value="15" calcext:value-type="float">
            <text:p>15</text:p>
          </table:table-cell>
          <table:table-cell table:style-name="ce962" office:value-type="float" office:value="15" calcext:value-type="float">
            <text:p>15</text:p>
          </table:table-cell>
          <table:table-cell table:style-name="ce983" office:value-type="float" office:value="15" calcext:value-type="float">
            <text:p>15</text:p>
          </table:table-cell>
          <table:table-cell table:style-name="ce1004" office:value-type="float" office:value="15" calcext:value-type="float">
            <text:p>15</text:p>
          </table:table-cell>
          <table:table-cell table:style-name="ce1025" office:value-type="float" office:value="15" calcext:value-type="float">
            <text:p>15</text:p>
          </table:table-cell>
          <table:table-cell table:style-name="ce1046" office:value-type="float" office:value="15" calcext:value-type="float">
            <text:p>15</text:p>
          </table:table-cell>
          <table:table-cell table:style-name="ce1067" office:value-type="float" office:value="15" calcext:value-type="float">
            <text:p>15</text:p>
          </table:table-cell>
          <table:table-cell table:style-name="ce1088" office:value-type="float" office:value="8" calcext:value-type="float">
            <text:p>8</text:p>
          </table:table-cell>
          <table:table-cell table:style-name="ce1109" office:value-type="float" office:value="8" calcext:value-type="float">
            <text:p>8</text:p>
          </table:table-cell>
          <table:table-cell table:style-name="ce1130" office:value-type="float" office:value="8" calcext:value-type="float">
            <text:p>8</text:p>
          </table:table-cell>
          <table:table-cell table:style-name="ce1151" office:value-type="float" office:value="15" calcext:value-type="float">
            <text:p>15</text:p>
          </table:table-cell>
          <table:table-cell table:style-name="ce1172" office:value-type="float" office:value="15" calcext:value-type="float">
            <text:p>15</text:p>
          </table:table-cell>
          <table:table-cell table:style-name="ce1193" office:value-type="float" office:value="15" calcext:value-type="float">
            <text:p>15</text:p>
          </table:table-cell>
          <table:table-cell table:style-name="ce1214" office:value-type="float" office:value="15" calcext:value-type="float">
            <text:p>15</text:p>
          </table:table-cell>
          <table:table-cell table:style-name="ce1235" office:value-type="float" office:value="15" calcext:value-type="float">
            <text:p>15</text:p>
          </table:table-cell>
          <table:table-cell table:style-name="ce1256" office:value-type="float" office:value="15" calcext:value-type="float">
            <text:p>15</text:p>
          </table:table-cell>
          <table:table-cell table:style-name="ce1277" office:value-type="float" office:value="15" calcext:value-type="float">
            <text:p>15</text:p>
          </table:table-cell>
          <table:table-cell table:style-name="ce1298" office:value-type="float" office:value="15" calcext:value-type="float">
            <text:p>15</text:p>
          </table:table-cell>
          <table:table-cell table:style-name="ce1319" office:value-type="float" office:value="15" calcext:value-type="float">
            <text:p>15</text:p>
          </table:table-cell>
          <table:table-cell table:style-name="ce1340" office:value-type="float" office:value="15" calcext:value-type="float">
            <text:p>15</text:p>
          </table:table-cell>
          <table:table-cell table:style-name="ce1361" office:value-type="float" office:value="15" calcext:value-type="float">
            <text:p>15</text:p>
          </table:table-cell>
          <table:table-cell table:style-name="ce1382" office:value-type="float" office:value="8" calcext:value-type="float">
            <text:p>8</text:p>
          </table:table-cell>
          <table:table-cell table:style-name="ce17" table:number-columns-repeated="790"/>
        </table:table-row>
        <table:table-row table:style-name="ro1">
          <table:table-cell table:number-columns-repeated="8"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number-columns-repeated="17"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-1" calcext:value-type="float">
            <text:p>-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-1" calcext:value-type="float">
            <text:p>-1</text:p>
          </table:table-cell>
          <table:table-cell table:number-columns-repeated="19"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-1" calcext:value-type="float">
            <text:p>-1</text:p>
          </table:table-cell>
          <table:table-cell table:number-columns-repeated="5" table:style-name="ce18" office:value-type="float" office:value="3" calcext:value-type="float">
            <text:p>3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58" table:style-name="ce18" office:value-type="float" office:value="8" calcext:value-type="float">
            <text:p>8</text:p>
          </table:table-cell>
          <table:table-cell table:number-columns-repeated="10" table:style-name="ce18" office:value-type="float" office:value="-1" calcext:value-type="float">
            <text:p>-1</text:p>
          </table:table-cell>
          <table:table-cell table:number-columns-repeated="3" table:style-name="ce18" office:value-type="float" office:value="8" calcext:value-type="float">
            <text:p>8</text:p>
          </table:table-cell>
          <table:table-cell table:number-columns-repeated="5" table:style-name="ce18" office:value-type="float" office:value="-1" calcext:value-type="float">
            <text:p>-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5" table:style-name="ce18" office:value-type="float" office:value="-1" calcext:value-type="float">
            <text:p>-1</text:p>
          </table:table-cell>
          <table:table-cell table:number-columns-repeated="13" table:style-name="ce18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style-name="ce60" office:value-type="float" office:value="8" calcext:value-type="float">
            <text:p>8</text:p>
          </table:table-cell>
          <table:table-cell table:style-name="ce81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style-name="ce123" office:value-type="float" office:value="8" calcext:value-type="float">
            <text:p>8</text:p>
          </table:table-cell>
          <table:table-cell table:style-name="ce144" office:value-type="float" office:value="8" calcext:value-type="float">
            <text:p>8</text:p>
          </table:table-cell>
          <table:table-cell table:style-name="ce165" office:value-type="float" office:value="8" calcext:value-type="float">
            <text:p>8</text:p>
          </table:table-cell>
          <table:table-cell table:style-name="ce186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7" office:value-type="float" office:value="8" calcext:value-type="float">
            <text:p>8</text:p>
          </table:table-cell>
          <table:table-cell table:style-name="ce228" office:value-type="float" office:value="8" calcext:value-type="float">
            <text:p>8</text:p>
          </table:table-cell>
          <table:table-cell table:style-name="ce249" office:value-type="float" office:value="8" calcext:value-type="float">
            <text:p>8</text:p>
          </table:table-cell>
          <table:table-cell table:style-name="ce270" office:value-type="float" office:value="8" calcext:value-type="float">
            <text:p>8</text:p>
          </table:table-cell>
          <table:table-cell table:style-name="ce291" office:value-type="float" office:value="8" calcext:value-type="float">
            <text:p>8</text:p>
          </table:table-cell>
          <table:table-cell table:style-name="ce312" office:value-type="float" office:value="8" calcext:value-type="float">
            <text:p>8</text:p>
          </table:table-cell>
          <table:table-cell table:style-name="ce333" office:value-type="float" office:value="8" calcext:value-type="float">
            <text:p>8</text:p>
          </table:table-cell>
          <table:table-cell table:style-name="ce354" office:value-type="float" office:value="8" calcext:value-type="float">
            <text:p>8</text:p>
          </table:table-cell>
          <table:table-cell table:style-name="ce375" office:value-type="float" office:value="8" calcext:value-type="float">
            <text:p>8</text:p>
          </table:table-cell>
          <table:table-cell table:style-name="ce396" office:value-type="float" office:value="8" calcext:value-type="float">
            <text:p>8</text:p>
          </table:table-cell>
          <table:table-cell table:style-name="ce417" office:value-type="float" office:value="8" calcext:value-type="float">
            <text:p>8</text:p>
          </table:table-cell>
          <table:table-cell table:style-name="ce438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9" office:value-type="float" office:value="8" calcext:value-type="float">
            <text:p>8</text:p>
          </table:table-cell>
          <table:table-cell table:style-name="ce480" office:value-type="float" office:value="8" calcext:value-type="float">
            <text:p>8</text:p>
          </table:table-cell>
          <table:table-cell table:style-name="ce501" office:value-type="float" office:value="8" calcext:value-type="float">
            <text:p>8</text:p>
          </table:table-cell>
          <table:table-cell table:style-name="ce522" office:value-type="float" office:value="8" calcext:value-type="float">
            <text:p>8</text:p>
          </table:table-cell>
          <table:table-cell table:style-name="ce543" office:value-type="float" office:value="8" calcext:value-type="float">
            <text:p>8</text:p>
          </table:table-cell>
          <table:table-cell table:style-name="ce564" office:value-type="float" office:value="8" calcext:value-type="float">
            <text:p>8</text:p>
          </table:table-cell>
          <table:table-cell table:style-name="ce585" office:value-type="float" office:value="8" calcext:value-type="float">
            <text:p>8</text:p>
          </table:table-cell>
          <table:table-cell table:style-name="ce606" office:value-type="float" office:value="8" calcext:value-type="float">
            <text:p>8</text:p>
          </table:table-cell>
          <table:table-cell table:style-name="ce627" office:value-type="float" office:value="8" calcext:value-type="float">
            <text:p>8</text:p>
          </table:table-cell>
          <table:table-cell table:style-name="ce648" office:value-type="float" office:value="8" calcext:value-type="float">
            <text:p>8</text:p>
          </table:table-cell>
          <table:table-cell table:style-name="ce669" office:value-type="float" office:value="8" calcext:value-type="float">
            <text:p>8</text:p>
          </table:table-cell>
          <table:table-cell table:style-name="ce690" office:value-type="float" office:value="8" calcext:value-type="float">
            <text:p>8</text:p>
          </table:table-cell>
          <table:table-cell table:style-name="ce711" office:value-type="float" office:value="8" calcext:value-type="float">
            <text:p>8</text:p>
          </table:table-cell>
          <table:table-cell table:style-name="ce732" office:value-type="float" office:value="8" calcext:value-type="float">
            <text:p>8</text:p>
          </table:table-cell>
          <table:table-cell table:style-name="ce753" office:value-type="float" office:value="8" calcext:value-type="float">
            <text:p>8</text:p>
          </table:table-cell>
          <table:table-cell table:style-name="ce774" office:value-type="float" office:value="8" calcext:value-type="float">
            <text:p>8</text:p>
          </table:table-cell>
          <table:table-cell table:style-name="ce795" office:value-type="float" office:value="8" calcext:value-type="float">
            <text:p>8</text:p>
          </table:table-cell>
          <table:table-cell table:style-name="ce816" office:value-type="float" office:value="8" calcext:value-type="float">
            <text:p>8</text:p>
          </table:table-cell>
          <table:table-cell table:style-name="ce837" office:value-type="float" office:value="15" calcext:value-type="float">
            <text:p>15</text:p>
          </table:table-cell>
          <table:table-cell table:style-name="ce858" office:value-type="float" office:value="15" calcext:value-type="float">
            <text:p>15</text:p>
          </table:table-cell>
          <table:table-cell table:style-name="ce879" office:value-type="float" office:value="15" calcext:value-type="float">
            <text:p>15</text:p>
          </table:table-cell>
          <table:table-cell table:style-name="ce900" office:value-type="float" office:value="15" calcext:value-type="float">
            <text:p>15</text:p>
          </table:table-cell>
          <table:table-cell table:style-name="ce921" office:value-type="float" office:value="15" calcext:value-type="float">
            <text:p>15</text:p>
          </table:table-cell>
          <table:table-cell table:style-name="ce942" office:value-type="float" office:value="15" calcext:value-type="float">
            <text:p>15</text:p>
          </table:table-cell>
          <table:table-cell table:style-name="ce963" office:value-type="float" office:value="15" calcext:value-type="float">
            <text:p>15</text:p>
          </table:table-cell>
          <table:table-cell table:style-name="ce984" office:value-type="float" office:value="15" calcext:value-type="float">
            <text:p>15</text:p>
          </table:table-cell>
          <table:table-cell table:style-name="ce1005" office:value-type="float" office:value="15" calcext:value-type="float">
            <text:p>15</text:p>
          </table:table-cell>
          <table:table-cell table:style-name="ce1026" office:value-type="float" office:value="15" calcext:value-type="float">
            <text:p>15</text:p>
          </table:table-cell>
          <table:table-cell table:style-name="ce1047" office:value-type="float" office:value="15" calcext:value-type="float">
            <text:p>15</text:p>
          </table:table-cell>
          <table:table-cell table:style-name="ce1068" office:value-type="float" office:value="15" calcext:value-type="float">
            <text:p>15</text:p>
          </table:table-cell>
          <table:table-cell table:style-name="ce1089" office:value-type="float" office:value="8" calcext:value-type="float">
            <text:p>8</text:p>
          </table:table-cell>
          <table:table-cell table:style-name="ce1110" office:value-type="float" office:value="8" calcext:value-type="float">
            <text:p>8</text:p>
          </table:table-cell>
          <table:table-cell table:style-name="ce1131" office:value-type="float" office:value="8" calcext:value-type="float">
            <text:p>8</text:p>
          </table:table-cell>
          <table:table-cell table:style-name="ce1152" office:value-type="float" office:value="15" calcext:value-type="float">
            <text:p>15</text:p>
          </table:table-cell>
          <table:table-cell table:style-name="ce1173" office:value-type="float" office:value="15" calcext:value-type="float">
            <text:p>15</text:p>
          </table:table-cell>
          <table:table-cell table:style-name="ce1194" office:value-type="float" office:value="15" calcext:value-type="float">
            <text:p>15</text:p>
          </table:table-cell>
          <table:table-cell table:style-name="ce1215" office:value-type="float" office:value="15" calcext:value-type="float">
            <text:p>15</text:p>
          </table:table-cell>
          <table:table-cell table:style-name="ce1236" office:value-type="float" office:value="15" calcext:value-type="float">
            <text:p>15</text:p>
          </table:table-cell>
          <table:table-cell table:style-name="ce1257" office:value-type="float" office:value="15" calcext:value-type="float">
            <text:p>15</text:p>
          </table:table-cell>
          <table:table-cell table:style-name="ce1278" office:value-type="float" office:value="15" calcext:value-type="float">
            <text:p>15</text:p>
          </table:table-cell>
          <table:table-cell table:style-name="ce1299" office:value-type="float" office:value="15" calcext:value-type="float">
            <text:p>15</text:p>
          </table:table-cell>
          <table:table-cell table:style-name="ce1320" office:value-type="float" office:value="15" calcext:value-type="float">
            <text:p>15</text:p>
          </table:table-cell>
          <table:table-cell table:style-name="ce1341" office:value-type="float" office:value="15" calcext:value-type="float">
            <text:p>15</text:p>
          </table:table-cell>
          <table:table-cell table:style-name="ce1362" office:value-type="float" office:value="15" calcext:value-type="float">
            <text:p>15</text:p>
          </table:table-cell>
          <table:table-cell table:style-name="ce1383" office:value-type="float" office:value="8" calcext:value-type="float">
            <text:p>8</text:p>
          </table:table-cell>
          <table:table-cell table:style-name="ce18" table:number-columns-repeated="790"/>
        </table:table-row>
        <table:table-row table:style-name="ro1">
          <table:table-cell table:number-columns-repeated="8"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-1" calcext:value-type="float">
            <text:p>-1</text:p>
          </table:table-cell>
          <table:table-cell table:number-columns-repeated="17"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-1" calcext:value-type="float">
            <text:p>-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-1" calcext:value-type="float">
            <text:p>-1</text:p>
          </table:table-cell>
          <table:table-cell table:number-columns-repeated="19" table:style-name="ce19" office:value-type="float" office:value="3" calcext:value-type="float">
            <text:p>3</text:p>
          </table:table-cell>
          <table:table-cell table:number-columns-repeated="5" table:style-name="ce19" office:value-type="float" office:value="-1" calcext:value-type="float">
            <text:p>-1</text:p>
          </table:table-cell>
          <table:table-cell table:number-columns-repeated="5" table:style-name="ce19" office:value-type="float" office:value="3" calcext:value-type="float">
            <text:p>3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58" table:style-name="ce19" office:value-type="float" office:value="8" calcext:value-type="float">
            <text:p>8</text:p>
          </table:table-cell>
          <table:table-cell table:number-columns-repeated="10" table:style-name="ce19" office:value-type="float" office:value="-1" calcext:value-type="float">
            <text:p>-1</text:p>
          </table:table-cell>
          <table:table-cell table:number-columns-repeated="3" table:style-name="ce19" office:value-type="float" office:value="8" calcext:value-type="float">
            <text:p>8</text:p>
          </table:table-cell>
          <table:table-cell table:number-columns-repeated="5" table:style-name="ce19" office:value-type="float" office:value="-1" calcext:value-type="float">
            <text:p>-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-1" calcext:value-type="float">
            <text:p>-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5" table:style-name="ce19" office:value-type="float" office:value="-1" calcext:value-type="float">
            <text:p>-1</text:p>
          </table:table-cell>
          <table:table-cell table:number-columns-repeated="13" table:style-name="ce19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table:style-name="ce82" office:value-type="float" office:value="8" calcext:value-type="float">
            <text:p>8</text:p>
          </table:table-cell>
          <table:table-cell table:style-name="ce103" office:value-type="float" office:value="8" calcext:value-type="float">
            <text:p>8</text:p>
          </table:table-cell>
          <table:table-cell table:style-name="ce124" office:value-type="float" office:value="8" calcext:value-type="float">
            <text:p>8</text:p>
          </table:table-cell>
          <table:table-cell table:style-name="ce145" office:value-type="float" office:value="8" calcext:value-type="float">
            <text:p>8</text:p>
          </table:table-cell>
          <table:table-cell table:style-name="ce166" office:value-type="float" office:value="8" calcext:value-type="float">
            <text:p>8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8" office:value-type="float" office:value="8" calcext:value-type="float">
            <text:p>8</text:p>
          </table:table-cell>
          <table:table-cell table:style-name="ce229" office:value-type="float" office:value="8" calcext:value-type="float">
            <text:p>8</text:p>
          </table:table-cell>
          <table:table-cell table:style-name="ce250" office:value-type="float" office:value="8" calcext:value-type="float">
            <text:p>8</text:p>
          </table:table-cell>
          <table:table-cell table:style-name="ce271" office:value-type="float" office:value="8" calcext:value-type="float">
            <text:p>8</text:p>
          </table:table-cell>
          <table:table-cell table:style-name="ce292" office:value-type="float" office:value="8" calcext:value-type="float">
            <text:p>8</text:p>
          </table:table-cell>
          <table:table-cell table:style-name="ce313" office:value-type="float" office:value="8" calcext:value-type="float">
            <text:p>8</text:p>
          </table:table-cell>
          <table:table-cell table:style-name="ce334" office:value-type="float" office:value="8" calcext:value-type="float">
            <text:p>8</text:p>
          </table:table-cell>
          <table:table-cell table:style-name="ce355" office:value-type="float" office:value="8" calcext:value-type="float">
            <text:p>8</text:p>
          </table:table-cell>
          <table:table-cell table:style-name="ce376" office:value-type="float" office:value="8" calcext:value-type="float">
            <text:p>8</text:p>
          </table:table-cell>
          <table:table-cell table:style-name="ce397" office:value-type="float" office:value="8" calcext:value-type="float">
            <text:p>8</text:p>
          </table:table-cell>
          <table:table-cell table:style-name="ce418" office:value-type="float" office:value="8" calcext:value-type="float">
            <text:p>8</text:p>
          </table:table-cell>
          <table:table-cell table:style-name="ce439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60" office:value-type="float" office:value="8" calcext:value-type="float">
            <text:p>8</text:p>
          </table:table-cell>
          <table:table-cell table:style-name="ce481" office:value-type="float" office:value="8" calcext:value-type="float">
            <text:p>8</text:p>
          </table:table-cell>
          <table:table-cell table:style-name="ce502" office:value-type="float" office:value="8" calcext:value-type="float">
            <text:p>8</text:p>
          </table:table-cell>
          <table:table-cell table:style-name="ce523" office:value-type="float" office:value="8" calcext:value-type="float">
            <text:p>8</text:p>
          </table:table-cell>
          <table:table-cell table:style-name="ce544" office:value-type="float" office:value="8" calcext:value-type="float">
            <text:p>8</text:p>
          </table:table-cell>
          <table:table-cell table:style-name="ce565" office:value-type="float" office:value="8" calcext:value-type="float">
            <text:p>8</text:p>
          </table:table-cell>
          <table:table-cell table:style-name="ce586" office:value-type="float" office:value="8" calcext:value-type="float">
            <text:p>8</text:p>
          </table:table-cell>
          <table:table-cell table:style-name="ce607" office:value-type="float" office:value="8" calcext:value-type="float">
            <text:p>8</text:p>
          </table:table-cell>
          <table:table-cell table:style-name="ce628" office:value-type="float" office:value="8" calcext:value-type="float">
            <text:p>8</text:p>
          </table:table-cell>
          <table:table-cell table:style-name="ce649" office:value-type="float" office:value="8" calcext:value-type="float">
            <text:p>8</text:p>
          </table:table-cell>
          <table:table-cell table:style-name="ce670" office:value-type="float" office:value="8" calcext:value-type="float">
            <text:p>8</text:p>
          </table:table-cell>
          <table:table-cell table:style-name="ce691" office:value-type="float" office:value="8" calcext:value-type="float">
            <text:p>8</text:p>
          </table:table-cell>
          <table:table-cell table:style-name="ce712" office:value-type="float" office:value="8" calcext:value-type="float">
            <text:p>8</text:p>
          </table:table-cell>
          <table:table-cell table:style-name="ce733" office:value-type="float" office:value="8" calcext:value-type="float">
            <text:p>8</text:p>
          </table:table-cell>
          <table:table-cell table:style-name="ce754" office:value-type="float" office:value="8" calcext:value-type="float">
            <text:p>8</text:p>
          </table:table-cell>
          <table:table-cell table:style-name="ce775" office:value-type="float" office:value="8" calcext:value-type="float">
            <text:p>8</text:p>
          </table:table-cell>
          <table:table-cell table:style-name="ce796" office:value-type="float" office:value="8" calcext:value-type="float">
            <text:p>8</text:p>
          </table:table-cell>
          <table:table-cell table:style-name="ce817" office:value-type="float" office:value="8" calcext:value-type="float">
            <text:p>8</text:p>
          </table:table-cell>
          <table:table-cell table:style-name="ce838" office:value-type="float" office:value="15" calcext:value-type="float">
            <text:p>15</text:p>
          </table:table-cell>
          <table:table-cell table:style-name="ce859" office:value-type="float" office:value="15" calcext:value-type="float">
            <text:p>15</text:p>
          </table:table-cell>
          <table:table-cell table:style-name="ce880" office:value-type="float" office:value="15" calcext:value-type="float">
            <text:p>15</text:p>
          </table:table-cell>
          <table:table-cell table:style-name="ce901" office:value-type="float" office:value="15" calcext:value-type="float">
            <text:p>15</text:p>
          </table:table-cell>
          <table:table-cell table:style-name="ce922" office:value-type="float" office:value="15" calcext:value-type="float">
            <text:p>15</text:p>
          </table:table-cell>
          <table:table-cell table:style-name="ce943" office:value-type="float" office:value="15" calcext:value-type="float">
            <text:p>15</text:p>
          </table:table-cell>
          <table:table-cell table:style-name="ce964" office:value-type="float" office:value="15" calcext:value-type="float">
            <text:p>15</text:p>
          </table:table-cell>
          <table:table-cell table:style-name="ce985" office:value-type="float" office:value="15" calcext:value-type="float">
            <text:p>15</text:p>
          </table:table-cell>
          <table:table-cell table:style-name="ce1006" office:value-type="float" office:value="15" calcext:value-type="float">
            <text:p>15</text:p>
          </table:table-cell>
          <table:table-cell table:style-name="ce1027" office:value-type="float" office:value="15" calcext:value-type="float">
            <text:p>15</text:p>
          </table:table-cell>
          <table:table-cell table:style-name="ce1048" office:value-type="float" office:value="15" calcext:value-type="float">
            <text:p>15</text:p>
          </table:table-cell>
          <table:table-cell table:style-name="ce1069" office:value-type="float" office:value="15" calcext:value-type="float">
            <text:p>15</text:p>
          </table:table-cell>
          <table:table-cell table:style-name="ce1090" office:value-type="float" office:value="8" calcext:value-type="float">
            <text:p>8</text:p>
          </table:table-cell>
          <table:table-cell table:style-name="ce1111" office:value-type="float" office:value="8" calcext:value-type="float">
            <text:p>8</text:p>
          </table:table-cell>
          <table:table-cell table:style-name="ce1132" office:value-type="float" office:value="8" calcext:value-type="float">
            <text:p>8</text:p>
          </table:table-cell>
          <table:table-cell table:style-name="ce1153" office:value-type="float" office:value="15" calcext:value-type="float">
            <text:p>15</text:p>
          </table:table-cell>
          <table:table-cell table:style-name="ce1174" office:value-type="float" office:value="15" calcext:value-type="float">
            <text:p>15</text:p>
          </table:table-cell>
          <table:table-cell table:style-name="ce1195" office:value-type="float" office:value="15" calcext:value-type="float">
            <text:p>15</text:p>
          </table:table-cell>
          <table:table-cell table:style-name="ce1216" office:value-type="float" office:value="15" calcext:value-type="float">
            <text:p>15</text:p>
          </table:table-cell>
          <table:table-cell table:style-name="ce1237" office:value-type="float" office:value="15" calcext:value-type="float">
            <text:p>15</text:p>
          </table:table-cell>
          <table:table-cell table:style-name="ce1258" office:value-type="float" office:value="15" calcext:value-type="float">
            <text:p>15</text:p>
          </table:table-cell>
          <table:table-cell table:style-name="ce1279" office:value-type="float" office:value="15" calcext:value-type="float">
            <text:p>15</text:p>
          </table:table-cell>
          <table:table-cell table:style-name="ce1300" office:value-type="float" office:value="15" calcext:value-type="float">
            <text:p>15</text:p>
          </table:table-cell>
          <table:table-cell table:style-name="ce1321" office:value-type="float" office:value="15" calcext:value-type="float">
            <text:p>15</text:p>
          </table:table-cell>
          <table:table-cell table:style-name="ce1342" office:value-type="float" office:value="15" calcext:value-type="float">
            <text:p>15</text:p>
          </table:table-cell>
          <table:table-cell table:style-name="ce1363" office:value-type="float" office:value="15" calcext:value-type="float">
            <text:p>15</text:p>
          </table:table-cell>
          <table:table-cell table:style-name="ce1384" office:value-type="float" office:value="8" calcext:value-type="float">
            <text:p>8</text:p>
          </table:table-cell>
          <table:table-cell table:style-name="ce19" table:number-columns-repeated="790"/>
        </table:table-row>
        <table:table-row table:style-name="ro1">
          <table:table-cell table:number-columns-repeated="8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17" table:style-name="ce20" office:value-type="float" office:value="3" calcext:value-type="float">
            <text:p>3</text:p>
          </table:table-cell>
          <table:table-cell table:number-columns-repeated="4" table:style-name="ce20" office:value-type="float" office:value="-1" calcext:value-type="float">
            <text:p>-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 table:style-name="ce20" office:value-type="float" office:value="-1" calcext:value-type="float">
            <text:p>-1</text:p>
          </table:table-cell>
          <table:table-cell table:number-columns-repeated="19" table:style-name="ce20" office:value-type="float" office:value="3" calcext:value-type="float">
            <text:p>3</text:p>
          </table:table-cell>
          <table:table-cell table:number-columns-repeated="5" table:style-name="ce20" office:value-type="float" office:value="-1" calcext:value-type="float">
            <text:p>-1</text:p>
          </table:table-cell>
          <table:table-cell table:number-columns-repeated="5" table:style-name="ce20" office:value-type="float" office:value="3" calcext:value-type="float">
            <text:p>3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58" table:style-name="ce20" office:value-type="float" office:value="8" calcext:value-type="float">
            <text:p>8</text:p>
          </table:table-cell>
          <table:table-cell table:number-columns-repeated="10" table:style-name="ce20" office:value-type="float" office:value="-1" calcext:value-type="float">
            <text:p>-1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number-columns-repeated="5" table:style-name="ce20" office:value-type="float" office:value="-1" calcext:value-type="float">
            <text:p>-1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5" table:style-name="ce20" office:value-type="float" office:value="-1" calcext:value-type="float">
            <text:p>-1</text:p>
          </table:table-cell>
          <table:table-cell table:number-columns-repeated="13" table:style-name="ce20" office:value-type="float" office:value="8" calcext:value-type="float">
            <text:p>8</text:p>
          </table:table-cell>
          <table:table-cell table:style-name="ce41" office:value-type="float" office:value="8" calcext:value-type="float">
            <text:p>8</text:p>
          </table:table-cell>
          <table:table-cell table:style-name="ce62" office:value-type="float" office:value="8" calcext:value-type="float">
            <text:p>8</text:p>
          </table:table-cell>
          <table:table-cell table:style-name="ce83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25" office:value-type="float" office:value="8" calcext:value-type="float">
            <text:p>8</text:p>
          </table:table-cell>
          <table:table-cell table:style-name="ce146" office:value-type="float" office:value="8" calcext:value-type="float">
            <text:p>8</text:p>
          </table:table-cell>
          <table:table-cell table:style-name="ce167" office:value-type="float" office:value="8" calcext:value-type="float">
            <text:p>8</text:p>
          </table:table-cell>
          <table:table-cell table:style-name="ce188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09" office:value-type="float" office:value="8" calcext:value-type="float">
            <text:p>8</text:p>
          </table:table-cell>
          <table:table-cell table:style-name="ce230" office:value-type="float" office:value="8" calcext:value-type="float">
            <text:p>8</text:p>
          </table:table-cell>
          <table:table-cell table:style-name="ce251" office:value-type="float" office:value="8" calcext:value-type="float">
            <text:p>8</text:p>
          </table:table-cell>
          <table:table-cell table:style-name="ce272" office:value-type="float" office:value="8" calcext:value-type="float">
            <text:p>8</text:p>
          </table:table-cell>
          <table:table-cell table:style-name="ce293" office:value-type="float" office:value="8" calcext:value-type="float">
            <text:p>8</text:p>
          </table:table-cell>
          <table:table-cell table:style-name="ce314" office:value-type="float" office:value="8" calcext:value-type="float">
            <text:p>8</text:p>
          </table:table-cell>
          <table:table-cell table:style-name="ce335" office:value-type="float" office:value="8" calcext:value-type="float">
            <text:p>8</text:p>
          </table:table-cell>
          <table:table-cell table:style-name="ce356" office:value-type="float" office:value="8" calcext:value-type="float">
            <text:p>8</text:p>
          </table:table-cell>
          <table:table-cell table:style-name="ce377" office:value-type="float" office:value="8" calcext:value-type="float">
            <text:p>8</text:p>
          </table:table-cell>
          <table:table-cell table:style-name="ce398" office:value-type="float" office:value="8" calcext:value-type="float">
            <text:p>8</text:p>
          </table:table-cell>
          <table:table-cell table:style-name="ce419" office:value-type="float" office:value="8" calcext:value-type="float">
            <text:p>8</text:p>
          </table:table-cell>
          <table:table-cell table:style-name="ce440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61" office:value-type="float" office:value="8" calcext:value-type="float">
            <text:p>8</text:p>
          </table:table-cell>
          <table:table-cell table:style-name="ce482" office:value-type="float" office:value="8" calcext:value-type="float">
            <text:p>8</text:p>
          </table:table-cell>
          <table:table-cell table:style-name="ce503" office:value-type="float" office:value="8" calcext:value-type="float">
            <text:p>8</text:p>
          </table:table-cell>
          <table:table-cell table:style-name="ce524" office:value-type="float" office:value="8" calcext:value-type="float">
            <text:p>8</text:p>
          </table:table-cell>
          <table:table-cell table:style-name="ce545" office:value-type="float" office:value="8" calcext:value-type="float">
            <text:p>8</text:p>
          </table:table-cell>
          <table:table-cell table:style-name="ce566" office:value-type="float" office:value="8" calcext:value-type="float">
            <text:p>8</text:p>
          </table:table-cell>
          <table:table-cell table:style-name="ce587" office:value-type="float" office:value="8" calcext:value-type="float">
            <text:p>8</text:p>
          </table:table-cell>
          <table:table-cell table:style-name="ce608" office:value-type="float" office:value="8" calcext:value-type="float">
            <text:p>8</text:p>
          </table:table-cell>
          <table:table-cell table:style-name="ce629" office:value-type="float" office:value="8" calcext:value-type="float">
            <text:p>8</text:p>
          </table:table-cell>
          <table:table-cell table:style-name="ce650" office:value-type="float" office:value="8" calcext:value-type="float">
            <text:p>8</text:p>
          </table:table-cell>
          <table:table-cell table:style-name="ce671" office:value-type="float" office:value="8" calcext:value-type="float">
            <text:p>8</text:p>
          </table:table-cell>
          <table:table-cell table:style-name="ce692" office:value-type="float" office:value="8" calcext:value-type="float">
            <text:p>8</text:p>
          </table:table-cell>
          <table:table-cell table:style-name="ce713" office:value-type="float" office:value="8" calcext:value-type="float">
            <text:p>8</text:p>
          </table:table-cell>
          <table:table-cell table:style-name="ce734" office:value-type="float" office:value="8" calcext:value-type="float">
            <text:p>8</text:p>
          </table:table-cell>
          <table:table-cell table:style-name="ce755" office:value-type="float" office:value="8" calcext:value-type="float">
            <text:p>8</text:p>
          </table:table-cell>
          <table:table-cell table:style-name="ce776" office:value-type="float" office:value="8" calcext:value-type="float">
            <text:p>8</text:p>
          </table:table-cell>
          <table:table-cell table:style-name="ce797" office:value-type="float" office:value="8" calcext:value-type="float">
            <text:p>8</text:p>
          </table:table-cell>
          <table:table-cell table:style-name="ce818" office:value-type="float" office:value="8" calcext:value-type="float">
            <text:p>8</text:p>
          </table:table-cell>
          <table:table-cell table:style-name="ce839" office:value-type="float" office:value="8" calcext:value-type="float">
            <text:p>8</text:p>
          </table:table-cell>
          <table:table-cell table:style-name="ce860" office:value-type="float" office:value="15" calcext:value-type="float">
            <text:p>15</text:p>
          </table:table-cell>
          <table:table-cell table:style-name="ce881" office:value-type="float" office:value="15" calcext:value-type="float">
            <text:p>15</text:p>
          </table:table-cell>
          <table:table-cell table:style-name="ce902" office:value-type="float" office:value="15" calcext:value-type="float">
            <text:p>15</text:p>
          </table:table-cell>
          <table:table-cell table:style-name="ce923" office:value-type="float" office:value="15" calcext:value-type="float">
            <text:p>15</text:p>
          </table:table-cell>
          <table:table-cell table:style-name="ce944" office:value-type="float" office:value="15" calcext:value-type="float">
            <text:p>15</text:p>
          </table:table-cell>
          <table:table-cell table:style-name="ce965" office:value-type="float" office:value="15" calcext:value-type="float">
            <text:p>15</text:p>
          </table:table-cell>
          <table:table-cell table:style-name="ce986" office:value-type="float" office:value="15" calcext:value-type="float">
            <text:p>15</text:p>
          </table:table-cell>
          <table:table-cell table:style-name="ce1007" office:value-type="float" office:value="15" calcext:value-type="float">
            <text:p>15</text:p>
          </table:table-cell>
          <table:table-cell table:style-name="ce1028" office:value-type="float" office:value="15" calcext:value-type="float">
            <text:p>15</text:p>
          </table:table-cell>
          <table:table-cell table:style-name="ce1049" office:value-type="float" office:value="15" calcext:value-type="float">
            <text:p>15</text:p>
          </table:table-cell>
          <table:table-cell table:style-name="ce1070" office:value-type="float" office:value="15" calcext:value-type="float">
            <text:p>15</text:p>
          </table:table-cell>
          <table:table-cell table:style-name="ce1091" office:value-type="float" office:value="8" calcext:value-type="float">
            <text:p>8</text:p>
          </table:table-cell>
          <table:table-cell table:style-name="ce1112" office:value-type="float" office:value="8" calcext:value-type="float">
            <text:p>8</text:p>
          </table:table-cell>
          <table:table-cell table:style-name="ce1133" office:value-type="float" office:value="8" calcext:value-type="float">
            <text:p>8</text:p>
          </table:table-cell>
          <table:table-cell table:style-name="ce1154" office:value-type="float" office:value="15" calcext:value-type="float">
            <text:p>15</text:p>
          </table:table-cell>
          <table:table-cell table:style-name="ce1175" office:value-type="float" office:value="15" calcext:value-type="float">
            <text:p>15</text:p>
          </table:table-cell>
          <table:table-cell table:style-name="ce1196" office:value-type="float" office:value="15" calcext:value-type="float">
            <text:p>15</text:p>
          </table:table-cell>
          <table:table-cell table:style-name="ce1217" office:value-type="float" office:value="15" calcext:value-type="float">
            <text:p>15</text:p>
          </table:table-cell>
          <table:table-cell table:style-name="ce1238" office:value-type="float" office:value="15" calcext:value-type="float">
            <text:p>15</text:p>
          </table:table-cell>
          <table:table-cell table:style-name="ce1259" office:value-type="float" office:value="15" calcext:value-type="float">
            <text:p>15</text:p>
          </table:table-cell>
          <table:table-cell table:style-name="ce1280" office:value-type="float" office:value="15" calcext:value-type="float">
            <text:p>15</text:p>
          </table:table-cell>
          <table:table-cell table:style-name="ce1301" office:value-type="float" office:value="15" calcext:value-type="float">
            <text:p>15</text:p>
          </table:table-cell>
          <table:table-cell table:style-name="ce1322" office:value-type="float" office:value="15" calcext:value-type="float">
            <text:p>15</text:p>
          </table:table-cell>
          <table:table-cell table:style-name="ce1343" office:value-type="float" office:value="15" calcext:value-type="float">
            <text:p>15</text:p>
          </table:table-cell>
          <table:table-cell table:style-name="ce1364" office:value-type="float" office:value="15" calcext:value-type="float">
            <text:p>15</text:p>
          </table:table-cell>
          <table:table-cell table:style-name="ce1385" office:value-type="float" office:value="8" calcext:value-type="float">
            <text:p>8</text:p>
          </table:table-cell>
          <table:table-cell table:style-name="ce20" table:number-columns-repeated="790"/>
        </table:table-row>
        <table:table-row table:style-name="ro1">
          <table:table-cell table:number-columns-repeated="8"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-1" calcext:value-type="float">
            <text:p>-1</text:p>
          </table:table-cell>
          <table:table-cell table:number-columns-repeated="17"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-1" calcext:value-type="float">
            <text:p>-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4" table:style-name="ce21" office:value-type="float" office:value="-1" calcext:value-type="float">
            <text:p>-1</text:p>
          </table:table-cell>
          <table:table-cell table:number-columns-repeated="19" table:style-name="ce21" office:value-type="float" office:value="3" calcext:value-type="float">
            <text:p>3</text:p>
          </table:table-cell>
          <table:table-cell table:number-columns-repeated="5" table:style-name="ce21" office:value-type="float" office:value="-1" calcext:value-type="float">
            <text:p>-1</text:p>
          </table:table-cell>
          <table:table-cell table:number-columns-repeated="5" table:style-name="ce21" office:value-type="float" office:value="3" calcext:value-type="float">
            <text:p>3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58" table:style-name="ce21" office:value-type="float" office:value="8" calcext:value-type="float">
            <text:p>8</text:p>
          </table:table-cell>
          <table:table-cell table:number-columns-repeated="10" table:style-name="ce21" office:value-type="float" office:value="-1" calcext:value-type="float">
            <text:p>-1</text:p>
          </table:table-cell>
          <table:table-cell table:number-columns-repeated="3" table:style-name="ce21" office:value-type="float" office:value="8" calcext:value-type="float">
            <text:p>8</text:p>
          </table:table-cell>
          <table:table-cell table:number-columns-repeated="5" table:style-name="ce21" office:value-type="float" office:value="-1" calcext:value-type="float">
            <text:p>-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5" table:style-name="ce21" office:value-type="float" office:value="-1" calcext:value-type="float">
            <text:p>-1</text:p>
          </table:table-cell>
          <table:table-cell table:number-columns-repeated="13" table:style-name="ce21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84" office:value-type="float" office:value="8" calcext:value-type="float">
            <text:p>8</text:p>
          </table:table-cell>
          <table:table-cell table:style-name="ce105" office:value-type="float" office:value="8" calcext:value-type="float">
            <text:p>8</text:p>
          </table:table-cell>
          <table:table-cell table:style-name="ce126" office:value-type="float" office:value="8" calcext:value-type="float">
            <text:p>8</text:p>
          </table:table-cell>
          <table:table-cell table:style-name="ce147" office:value-type="float" office:value="8" calcext:value-type="float">
            <text:p>8</text:p>
          </table:table-cell>
          <table:table-cell table:style-name="ce168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10" office:value-type="float" office:value="8" calcext:value-type="float">
            <text:p>8</text:p>
          </table:table-cell>
          <table:table-cell table:style-name="ce231" office:value-type="float" office:value="8" calcext:value-type="float">
            <text:p>8</text:p>
          </table:table-cell>
          <table:table-cell table:style-name="ce252" office:value-type="float" office:value="8" calcext:value-type="float">
            <text:p>8</text:p>
          </table:table-cell>
          <table:table-cell table:style-name="ce273" office:value-type="float" office:value="8" calcext:value-type="float">
            <text:p>8</text:p>
          </table:table-cell>
          <table:table-cell table:style-name="ce294" office:value-type="float" office:value="8" calcext:value-type="float">
            <text:p>8</text:p>
          </table:table-cell>
          <table:table-cell table:style-name="ce315" office:value-type="float" office:value="8" calcext:value-type="float">
            <text:p>8</text:p>
          </table:table-cell>
          <table:table-cell table:style-name="ce336" office:value-type="float" office:value="8" calcext:value-type="float">
            <text:p>8</text:p>
          </table:table-cell>
          <table:table-cell table:style-name="ce357" office:value-type="float" office:value="8" calcext:value-type="float">
            <text:p>8</text:p>
          </table:table-cell>
          <table:table-cell table:style-name="ce378" office:value-type="float" office:value="8" calcext:value-type="float">
            <text:p>8</text:p>
          </table:table-cell>
          <table:table-cell table:style-name="ce399" office:value-type="float" office:value="8" calcext:value-type="float">
            <text:p>8</text:p>
          </table:table-cell>
          <table:table-cell table:style-name="ce420" office:value-type="float" office:value="8" calcext:value-type="float">
            <text:p>8</text:p>
          </table:table-cell>
          <table:table-cell table:style-name="ce441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62" office:value-type="float" office:value="8" calcext:value-type="float">
            <text:p>8</text:p>
          </table:table-cell>
          <table:table-cell table:style-name="ce483" office:value-type="float" office:value="8" calcext:value-type="float">
            <text:p>8</text:p>
          </table:table-cell>
          <table:table-cell table:style-name="ce504" office:value-type="float" office:value="8" calcext:value-type="float">
            <text:p>8</text:p>
          </table:table-cell>
          <table:table-cell table:style-name="ce525" office:value-type="float" office:value="8" calcext:value-type="float">
            <text:p>8</text:p>
          </table:table-cell>
          <table:table-cell table:style-name="ce546" office:value-type="float" office:value="8" calcext:value-type="float">
            <text:p>8</text:p>
          </table:table-cell>
          <table:table-cell table:style-name="ce567" office:value-type="float" office:value="8" calcext:value-type="float">
            <text:p>8</text:p>
          </table:table-cell>
          <table:table-cell table:style-name="ce588" office:value-type="float" office:value="8" calcext:value-type="float">
            <text:p>8</text:p>
          </table:table-cell>
          <table:table-cell table:style-name="ce609" office:value-type="float" office:value="8" calcext:value-type="float">
            <text:p>8</text:p>
          </table:table-cell>
          <table:table-cell table:style-name="ce630" office:value-type="float" office:value="8" calcext:value-type="float">
            <text:p>8</text:p>
          </table:table-cell>
          <table:table-cell table:style-name="ce651" office:value-type="float" office:value="8" calcext:value-type="float">
            <text:p>8</text:p>
          </table:table-cell>
          <table:table-cell table:style-name="ce672" office:value-type="float" office:value="8" calcext:value-type="float">
            <text:p>8</text:p>
          </table:table-cell>
          <table:table-cell table:style-name="ce693" office:value-type="float" office:value="8" calcext:value-type="float">
            <text:p>8</text:p>
          </table:table-cell>
          <table:table-cell table:style-name="ce714" office:value-type="float" office:value="8" calcext:value-type="float">
            <text:p>8</text:p>
          </table:table-cell>
          <table:table-cell table:style-name="ce735" office:value-type="float" office:value="8" calcext:value-type="float">
            <text:p>8</text:p>
          </table:table-cell>
          <table:table-cell table:style-name="ce756" office:value-type="float" office:value="8" calcext:value-type="float">
            <text:p>8</text:p>
          </table:table-cell>
          <table:table-cell table:style-name="ce777" office:value-type="float" office:value="8" calcext:value-type="float">
            <text:p>8</text:p>
          </table:table-cell>
          <table:table-cell table:style-name="ce798" office:value-type="float" office:value="8" calcext:value-type="float">
            <text:p>8</text:p>
          </table:table-cell>
          <table:table-cell table:style-name="ce819" office:value-type="float" office:value="8" calcext:value-type="float">
            <text:p>8</text:p>
          </table:table-cell>
          <table:table-cell table:style-name="ce840" office:value-type="float" office:value="8" calcext:value-type="float">
            <text:p>8</text:p>
          </table:table-cell>
          <table:table-cell table:style-name="ce861" office:value-type="float" office:value="15" calcext:value-type="float">
            <text:p>15</text:p>
          </table:table-cell>
          <table:table-cell table:style-name="ce882" office:value-type="float" office:value="15" calcext:value-type="float">
            <text:p>15</text:p>
          </table:table-cell>
          <table:table-cell table:style-name="ce903" office:value-type="float" office:value="15" calcext:value-type="float">
            <text:p>15</text:p>
          </table:table-cell>
          <table:table-cell table:style-name="ce924" office:value-type="float" office:value="15" calcext:value-type="float">
            <text:p>15</text:p>
          </table:table-cell>
          <table:table-cell table:style-name="ce945" office:value-type="float" office:value="15" calcext:value-type="float">
            <text:p>15</text:p>
          </table:table-cell>
          <table:table-cell table:style-name="ce966" office:value-type="float" office:value="15" calcext:value-type="float">
            <text:p>15</text:p>
          </table:table-cell>
          <table:table-cell table:style-name="ce987" office:value-type="float" office:value="15" calcext:value-type="float">
            <text:p>15</text:p>
          </table:table-cell>
          <table:table-cell table:style-name="ce1008" office:value-type="float" office:value="15" calcext:value-type="float">
            <text:p>15</text:p>
          </table:table-cell>
          <table:table-cell table:style-name="ce1029" office:value-type="float" office:value="15" calcext:value-type="float">
            <text:p>15</text:p>
          </table:table-cell>
          <table:table-cell table:style-name="ce1050" office:value-type="float" office:value="15" calcext:value-type="float">
            <text:p>15</text:p>
          </table:table-cell>
          <table:table-cell table:style-name="ce1071" office:value-type="float" office:value="15" calcext:value-type="float">
            <text:p>15</text:p>
          </table:table-cell>
          <table:table-cell table:style-name="ce1092" office:value-type="float" office:value="8" calcext:value-type="float">
            <text:p>8</text:p>
          </table:table-cell>
          <table:table-cell table:style-name="ce1113" office:value-type="float" office:value="8" calcext:value-type="float">
            <text:p>8</text:p>
          </table:table-cell>
          <table:table-cell table:style-name="ce1134" office:value-type="float" office:value="8" calcext:value-type="float">
            <text:p>8</text:p>
          </table:table-cell>
          <table:table-cell table:style-name="ce1155" office:value-type="float" office:value="15" calcext:value-type="float">
            <text:p>15</text:p>
          </table:table-cell>
          <table:table-cell table:style-name="ce1176" office:value-type="float" office:value="15" calcext:value-type="float">
            <text:p>15</text:p>
          </table:table-cell>
          <table:table-cell table:style-name="ce1197" office:value-type="float" office:value="15" calcext:value-type="float">
            <text:p>15</text:p>
          </table:table-cell>
          <table:table-cell table:style-name="ce1218" office:value-type="float" office:value="15" calcext:value-type="float">
            <text:p>15</text:p>
          </table:table-cell>
          <table:table-cell table:style-name="ce1239" office:value-type="float" office:value="15" calcext:value-type="float">
            <text:p>15</text:p>
          </table:table-cell>
          <table:table-cell table:style-name="ce1260" office:value-type="float" office:value="15" calcext:value-type="float">
            <text:p>15</text:p>
          </table:table-cell>
          <table:table-cell table:style-name="ce1281" office:value-type="float" office:value="15" calcext:value-type="float">
            <text:p>15</text:p>
          </table:table-cell>
          <table:table-cell table:style-name="ce1302" office:value-type="float" office:value="15" calcext:value-type="float">
            <text:p>15</text:p>
          </table:table-cell>
          <table:table-cell table:style-name="ce1323" office:value-type="float" office:value="15" calcext:value-type="float">
            <text:p>15</text:p>
          </table:table-cell>
          <table:table-cell table:style-name="ce1344" office:value-type="float" office:value="15" calcext:value-type="float">
            <text:p>15</text:p>
          </table:table-cell>
          <table:table-cell table:style-name="ce1365" office:value-type="float" office:value="15" calcext:value-type="float">
            <text:p>15</text:p>
          </table:table-cell>
          <table:table-cell table:style-name="ce1386" office:value-type="float" office:value="8" calcext:value-type="float">
            <text:p>8</text:p>
          </table:table-cell>
          <table:table-cell table:style-name="ce21" table:number-columns-repeated="79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vel1.IA35:level1.AMJ1048576 level1.A35:level1.FI1048576 level1.IA1:level1.AMJ14 level1.A1:level1.FI14">
            <calcext:condition calcext:apply-style-name="notair" calcext:value="between(0,14)" calcext:base-cell-address="level1.A1"/>
          </calcext:conditional-format>
          <calcext:conditional-format calcext:target-range-address="level1.FJ35:level1.FJ1048576 level1.FJ1:level1.FJ14">
            <calcext:condition calcext:apply-style-name="notair" calcext:value="between(0,14)" calcext:base-cell-address="level1.FJ1"/>
          </calcext:conditional-format>
          <calcext:conditional-format calcext:target-range-address="level1.FK35:level1.FK1048576 level1.FK1:level1.FK14">
            <calcext:condition calcext:apply-style-name="notair" calcext:value="between(0,14)" calcext:base-cell-address="level1.FK1"/>
          </calcext:conditional-format>
          <calcext:conditional-format calcext:target-range-address="level1.FL35:level1.FL1048576 level1.FL1:level1.FL14">
            <calcext:condition calcext:apply-style-name="notair" calcext:value="between(0,14)" calcext:base-cell-address="level1.FL1"/>
          </calcext:conditional-format>
          <calcext:conditional-format calcext:target-range-address="level1.FM35:level1.FM1048576 level1.FM1:level1.FM14">
            <calcext:condition calcext:apply-style-name="notair" calcext:value="between(0,14)" calcext:base-cell-address="level1.FM1"/>
          </calcext:conditional-format>
          <calcext:conditional-format calcext:target-range-address="level1.FN35:level1.FN1048576 level1.FN1:level1.FN14">
            <calcext:condition calcext:apply-style-name="notair" calcext:value="between(0,14)" calcext:base-cell-address="level1.FN1"/>
          </calcext:conditional-format>
          <calcext:conditional-format calcext:target-range-address="level1.FO35:level1.FO1048576 level1.FO1:level1.FO14">
            <calcext:condition calcext:apply-style-name="notair" calcext:value="between(0,14)" calcext:base-cell-address="level1.FO1"/>
          </calcext:conditional-format>
          <calcext:conditional-format calcext:target-range-address="level1.FT35:level1.FT1048576 level1.FT1:level1.FT14">
            <calcext:condition calcext:apply-style-name="notair" calcext:value="between(0,14)" calcext:base-cell-address="level1.FT1"/>
          </calcext:conditional-format>
          <calcext:conditional-format calcext:target-range-address="level1.FU35:level1.FU1048576 level1.FU1:level1.FU14">
            <calcext:condition calcext:apply-style-name="notair" calcext:value="between(0,14)" calcext:base-cell-address="level1.FU1"/>
          </calcext:conditional-format>
          <calcext:conditional-format calcext:target-range-address="level1.FV35:level1.FV1048576 level1.FV1:level1.FV14">
            <calcext:condition calcext:apply-style-name="notair" calcext:value="between(0,14)" calcext:base-cell-address="level1.FV1"/>
          </calcext:conditional-format>
          <calcext:conditional-format calcext:target-range-address="level1.FW35:level1.FW1048576 level1.FW1:level1.FW14">
            <calcext:condition calcext:apply-style-name="notair" calcext:value="between(0,14)" calcext:base-cell-address="level1.FW1"/>
          </calcext:conditional-format>
          <calcext:conditional-format calcext:target-range-address="level1.FX35:level1.FX1048576 level1.FX1:level1.FX14">
            <calcext:condition calcext:apply-style-name="notair" calcext:value="between(0,14)" calcext:base-cell-address="level1.FX1"/>
          </calcext:conditional-format>
          <calcext:conditional-format calcext:target-range-address="level1.FY35:level1.FY1048576 level1.FY1:level1.FY14">
            <calcext:condition calcext:apply-style-name="notair" calcext:value="between(0,14)" calcext:base-cell-address="level1.FY1"/>
          </calcext:conditional-format>
          <calcext:conditional-format calcext:target-range-address="level1.FZ35:level1.FZ1048576 level1.FZ1:level1.FZ14">
            <calcext:condition calcext:apply-style-name="notair" calcext:value="between(0,14)" calcext:base-cell-address="level1.FZ1"/>
          </calcext:conditional-format>
          <calcext:conditional-format calcext:target-range-address="level1.GA35:level1.GA1048576 level1.GA1:level1.GA14">
            <calcext:condition calcext:apply-style-name="notair" calcext:value="between(0,14)" calcext:base-cell-address="level1.GA1"/>
          </calcext:conditional-format>
          <calcext:conditional-format calcext:target-range-address="level1.GB35:level1.GB1048576 level1.GB1:level1.GB14">
            <calcext:condition calcext:apply-style-name="notair" calcext:value="between(0,14)" calcext:base-cell-address="level1.GB1"/>
          </calcext:conditional-format>
          <calcext:conditional-format calcext:target-range-address="level1.GC35:level1.GC1048576 level1.GC1:level1.GC14">
            <calcext:condition calcext:apply-style-name="notair" calcext:value="between(0,14)" calcext:base-cell-address="level1.GC1"/>
          </calcext:conditional-format>
          <calcext:conditional-format calcext:target-range-address="level1.FP35:level1.FP1048576 level1.FP1:level1.FP14">
            <calcext:condition calcext:apply-style-name="notair" calcext:value="between(0,14)" calcext:base-cell-address="level1.FP1"/>
          </calcext:conditional-format>
          <calcext:conditional-format calcext:target-range-address="level1.FQ35:level1.FQ1048576 level1.FQ1:level1.FQ14">
            <calcext:condition calcext:apply-style-name="notair" calcext:value="between(0,14)" calcext:base-cell-address="level1.FQ1"/>
          </calcext:conditional-format>
          <calcext:conditional-format calcext:target-range-address="level1.GH35:level1.GH1048576 level1.GH1:level1.GH14">
            <calcext:condition calcext:apply-style-name="notair" calcext:value="between(0,14)" calcext:base-cell-address="level1.GH1"/>
          </calcext:conditional-format>
          <calcext:conditional-format calcext:target-range-address="level1.GI35:level1.GI1048576 level1.GI1:level1.GI14">
            <calcext:condition calcext:apply-style-name="notair" calcext:value="between(0,14)" calcext:base-cell-address="level1.GI1"/>
          </calcext:conditional-format>
          <calcext:conditional-format calcext:target-range-address="level1.GJ35:level1.GJ1048576 level1.GJ1:level1.GJ14">
            <calcext:condition calcext:apply-style-name="notair" calcext:value="between(0,14)" calcext:base-cell-address="level1.GJ1"/>
          </calcext:conditional-format>
          <calcext:conditional-format calcext:target-range-address="level1.GK35:level1.GK1048576 level1.GK1:level1.GK14">
            <calcext:condition calcext:apply-style-name="notair" calcext:value="between(0,14)" calcext:base-cell-address="level1.GK1"/>
          </calcext:conditional-format>
          <calcext:conditional-format calcext:target-range-address="level1.GJ35:level1.GJ1048576 level1.GJ1:level1.GJ14">
            <calcext:condition calcext:apply-style-name="notair" calcext:value="between(0,14)" calcext:base-cell-address="level1.GJ1"/>
          </calcext:conditional-format>
          <calcext:conditional-format calcext:target-range-address="level1.GK35:level1.GK1048576 level1.GK1:level1.GK14">
            <calcext:condition calcext:apply-style-name="notair" calcext:value="between(0,14)" calcext:base-cell-address="level1.GK1"/>
          </calcext:conditional-format>
          <calcext:conditional-format calcext:target-range-address="level1.GJ35:level1.GJ1048576 level1.GJ1:level1.GJ14">
            <calcext:condition calcext:apply-style-name="notair" calcext:value="between(0,14)" calcext:base-cell-address="level1.GJ1"/>
          </calcext:conditional-format>
          <calcext:conditional-format calcext:target-range-address="level1.GK35:level1.GK1048576 level1.GK1:level1.GK14">
            <calcext:condition calcext:apply-style-name="notair" calcext:value="between(0,14)" calcext:base-cell-address="level1.GK1"/>
          </calcext:conditional-format>
          <calcext:conditional-format calcext:target-range-address="level1.GD35:level1.GD1048576 level1.GD1:level1.GD14">
            <calcext:condition calcext:apply-style-name="notair" calcext:value="between(0,14)" calcext:base-cell-address="level1.GD1"/>
          </calcext:conditional-format>
          <calcext:conditional-format calcext:target-range-address="level1.GE35:level1.GE1048576 level1.GE1:level1.GE14">
            <calcext:condition calcext:apply-style-name="notair" calcext:value="between(0,14)" calcext:base-cell-address="level1.GE1"/>
          </calcext:conditional-format>
          <calcext:conditional-format calcext:target-range-address="level1.GL35:level1.GL1048576 level1.GL1:level1.GL14">
            <calcext:condition calcext:apply-style-name="notair" calcext:value="between(0,14)" calcext:base-cell-address="level1.GL1"/>
          </calcext:conditional-format>
          <calcext:conditional-format calcext:target-range-address="level1.GL35:level1.GL1048576 level1.GL1:level1.GL14">
            <calcext:condition calcext:apply-style-name="notair" calcext:value="between(0,14)" calcext:base-cell-address="level1.GL1"/>
          </calcext:conditional-format>
          <calcext:conditional-format calcext:target-range-address="level1.GL35:level1.GL1048576 level1.GL1:level1.GL14">
            <calcext:condition calcext:apply-style-name="notair" calcext:value="between(0,14)" calcext:base-cell-address="level1.GL1"/>
          </calcext:conditional-format>
          <calcext:conditional-format calcext:target-range-address="level1.GM35:level1.GM1048576 level1.GM1:level1.GM14">
            <calcext:condition calcext:apply-style-name="notair" calcext:value="between(0,14)" calcext:base-cell-address="level1.GM1"/>
          </calcext:conditional-format>
          <calcext:conditional-format calcext:target-range-address="level1.GM35:level1.GM1048576 level1.GM1:level1.GM14">
            <calcext:condition calcext:apply-style-name="notair" calcext:value="between(0,14)" calcext:base-cell-address="level1.GM1"/>
          </calcext:conditional-format>
          <calcext:conditional-format calcext:target-range-address="level1.GM35:level1.GM1048576 level1.GM1:level1.GM14">
            <calcext:condition calcext:apply-style-name="notair" calcext:value="between(0,14)" calcext:base-cell-address="level1.GM1"/>
          </calcext:conditional-format>
          <calcext:conditional-format calcext:target-range-address="level1.GN35:level1.GN1048576 level1.GN1:level1.GN14">
            <calcext:condition calcext:apply-style-name="notair" calcext:value="between(0,14)" calcext:base-cell-address="level1.GN1"/>
          </calcext:conditional-format>
          <calcext:conditional-format calcext:target-range-address="level1.GN35:level1.GN1048576 level1.GN1:level1.GN14">
            <calcext:condition calcext:apply-style-name="notair" calcext:value="between(0,14)" calcext:base-cell-address="level1.GN1"/>
          </calcext:conditional-format>
          <calcext:conditional-format calcext:target-range-address="level1.GN35:level1.GN1048576 level1.GN1:level1.GN14">
            <calcext:condition calcext:apply-style-name="notair" calcext:value="between(0,14)" calcext:base-cell-address="level1.GN1"/>
          </calcext:conditional-format>
          <calcext:conditional-format calcext:target-range-address="level1.GO35:level1.GO1048576 level1.GO1:level1.GO14">
            <calcext:condition calcext:apply-style-name="notair" calcext:value="between(0,14)" calcext:base-cell-address="level1.GO1"/>
          </calcext:conditional-format>
          <calcext:conditional-format calcext:target-range-address="level1.GO35:level1.GO1048576 level1.GO1:level1.GO14">
            <calcext:condition calcext:apply-style-name="notair" calcext:value="between(0,14)" calcext:base-cell-address="level1.GO1"/>
          </calcext:conditional-format>
          <calcext:conditional-format calcext:target-range-address="level1.GO35:level1.GO1048576 level1.GO1:level1.GO14">
            <calcext:condition calcext:apply-style-name="notair" calcext:value="between(0,14)" calcext:base-cell-address="level1.GO1"/>
          </calcext:conditional-format>
          <calcext:conditional-format calcext:target-range-address="level1.GP35:level1.GP1048576 level1.GP1:level1.GP14">
            <calcext:condition calcext:apply-style-name="notair" calcext:value="between(0,14)" calcext:base-cell-address="level1.GP1"/>
          </calcext:conditional-format>
          <calcext:conditional-format calcext:target-range-address="level1.GP35:level1.GP1048576 level1.GP1:level1.GP14">
            <calcext:condition calcext:apply-style-name="notair" calcext:value="between(0,14)" calcext:base-cell-address="level1.GP1"/>
          </calcext:conditional-format>
          <calcext:conditional-format calcext:target-range-address="level1.GP35:level1.GP1048576 level1.GP1:level1.GP14">
            <calcext:condition calcext:apply-style-name="notair" calcext:value="between(0,14)" calcext:base-cell-address="level1.GP1"/>
          </calcext:conditional-format>
          <calcext:conditional-format calcext:target-range-address="level1.GQ35:level1.GQ1048576 level1.GQ1:level1.GQ14">
            <calcext:condition calcext:apply-style-name="notair" calcext:value="between(0,14)" calcext:base-cell-address="level1.GQ1"/>
          </calcext:conditional-format>
          <calcext:conditional-format calcext:target-range-address="level1.GQ35:level1.GQ1048576 level1.GQ1:level1.GQ14">
            <calcext:condition calcext:apply-style-name="notair" calcext:value="between(0,14)" calcext:base-cell-address="level1.GQ1"/>
          </calcext:conditional-format>
          <calcext:conditional-format calcext:target-range-address="level1.GQ35:level1.GQ1048576 level1.GQ1:level1.GQ14">
            <calcext:condition calcext:apply-style-name="notair" calcext:value="between(0,14)" calcext:base-cell-address="level1.GQ1"/>
          </calcext:conditional-format>
          <calcext:conditional-format calcext:target-range-address="level1.IA15:level1.AMJ15 level1.A15:level1.FI15">
            <calcext:condition calcext:apply-style-name="notair" calcext:value="between(0,14)" calcext:base-cell-address="level1.A15"/>
          </calcext:conditional-format>
          <calcext:conditional-format calcext:target-range-address="level1.FJ15:level1.FJ15">
            <calcext:condition calcext:apply-style-name="notair" calcext:value="between(0,14)" calcext:base-cell-address="level1.FJ15"/>
          </calcext:conditional-format>
          <calcext:conditional-format calcext:target-range-address="level1.FK15:level1.FK15">
            <calcext:condition calcext:apply-style-name="notair" calcext:value="between(0,14)" calcext:base-cell-address="level1.FK15"/>
          </calcext:conditional-format>
          <calcext:conditional-format calcext:target-range-address="level1.FL15:level1.FL15">
            <calcext:condition calcext:apply-style-name="notair" calcext:value="between(0,14)" calcext:base-cell-address="level1.FL15"/>
          </calcext:conditional-format>
          <calcext:conditional-format calcext:target-range-address="level1.FM15:level1.FM15">
            <calcext:condition calcext:apply-style-name="notair" calcext:value="between(0,14)" calcext:base-cell-address="level1.FM15"/>
          </calcext:conditional-format>
          <calcext:conditional-format calcext:target-range-address="level1.FN15:level1.FN15">
            <calcext:condition calcext:apply-style-name="notair" calcext:value="between(0,14)" calcext:base-cell-address="level1.FN15"/>
          </calcext:conditional-format>
          <calcext:conditional-format calcext:target-range-address="level1.FO15:level1.FO15">
            <calcext:condition calcext:apply-style-name="notair" calcext:value="between(0,14)" calcext:base-cell-address="level1.FO15"/>
          </calcext:conditional-format>
          <calcext:conditional-format calcext:target-range-address="level1.FT15:level1.FT15">
            <calcext:condition calcext:apply-style-name="notair" calcext:value="between(0,14)" calcext:base-cell-address="level1.FT15"/>
          </calcext:conditional-format>
          <calcext:conditional-format calcext:target-range-address="level1.FU15:level1.FU15">
            <calcext:condition calcext:apply-style-name="notair" calcext:value="between(0,14)" calcext:base-cell-address="level1.FU15"/>
          </calcext:conditional-format>
          <calcext:conditional-format calcext:target-range-address="level1.FV15:level1.FV15">
            <calcext:condition calcext:apply-style-name="notair" calcext:value="between(0,14)" calcext:base-cell-address="level1.FV15"/>
          </calcext:conditional-format>
          <calcext:conditional-format calcext:target-range-address="level1.FW15:level1.FW15">
            <calcext:condition calcext:apply-style-name="notair" calcext:value="between(0,14)" calcext:base-cell-address="level1.FW15"/>
          </calcext:conditional-format>
          <calcext:conditional-format calcext:target-range-address="level1.FX15:level1.FX15">
            <calcext:condition calcext:apply-style-name="notair" calcext:value="between(0,14)" calcext:base-cell-address="level1.FX15"/>
          </calcext:conditional-format>
          <calcext:conditional-format calcext:target-range-address="level1.FY15:level1.FY15">
            <calcext:condition calcext:apply-style-name="notair" calcext:value="between(0,14)" calcext:base-cell-address="level1.FY15"/>
          </calcext:conditional-format>
          <calcext:conditional-format calcext:target-range-address="level1.FZ15:level1.FZ15">
            <calcext:condition calcext:apply-style-name="notair" calcext:value="between(0,14)" calcext:base-cell-address="level1.FZ15"/>
          </calcext:conditional-format>
          <calcext:conditional-format calcext:target-range-address="level1.GA15:level1.GA15">
            <calcext:condition calcext:apply-style-name="notair" calcext:value="between(0,14)" calcext:base-cell-address="level1.GA15"/>
          </calcext:conditional-format>
          <calcext:conditional-format calcext:target-range-address="level1.GB15:level1.GB15">
            <calcext:condition calcext:apply-style-name="notair" calcext:value="between(0,14)" calcext:base-cell-address="level1.GB15"/>
          </calcext:conditional-format>
          <calcext:conditional-format calcext:target-range-address="level1.GC15:level1.GC15">
            <calcext:condition calcext:apply-style-name="notair" calcext:value="between(0,14)" calcext:base-cell-address="level1.GC15"/>
          </calcext:conditional-format>
          <calcext:conditional-format calcext:target-range-address="level1.FP15:level1.FP15">
            <calcext:condition calcext:apply-style-name="notair" calcext:value="between(0,14)" calcext:base-cell-address="level1.FP15"/>
          </calcext:conditional-format>
          <calcext:conditional-format calcext:target-range-address="level1.FQ15:level1.FQ15">
            <calcext:condition calcext:apply-style-name="notair" calcext:value="between(0,14)" calcext:base-cell-address="level1.FQ15"/>
          </calcext:conditional-format>
          <calcext:conditional-format calcext:target-range-address="level1.GH15:level1.GH15">
            <calcext:condition calcext:apply-style-name="notair" calcext:value="between(0,14)" calcext:base-cell-address="level1.GH15"/>
          </calcext:conditional-format>
          <calcext:conditional-format calcext:target-range-address="level1.GI15:level1.GI15">
            <calcext:condition calcext:apply-style-name="notair" calcext:value="between(0,14)" calcext:base-cell-address="level1.GI15"/>
          </calcext:conditional-format>
          <calcext:conditional-format calcext:target-range-address="level1.GJ15:level1.GJ15">
            <calcext:condition calcext:apply-style-name="notair" calcext:value="between(0,14)" calcext:base-cell-address="level1.GJ15"/>
          </calcext:conditional-format>
          <calcext:conditional-format calcext:target-range-address="level1.GK15:level1.GK15">
            <calcext:condition calcext:apply-style-name="notair" calcext:value="between(0,14)" calcext:base-cell-address="level1.GK15"/>
          </calcext:conditional-format>
          <calcext:conditional-format calcext:target-range-address="level1.GJ15:level1.GJ15">
            <calcext:condition calcext:apply-style-name="notair" calcext:value="between(0,14)" calcext:base-cell-address="level1.GJ15"/>
          </calcext:conditional-format>
          <calcext:conditional-format calcext:target-range-address="level1.GK15:level1.GK15">
            <calcext:condition calcext:apply-style-name="notair" calcext:value="between(0,14)" calcext:base-cell-address="level1.GK15"/>
          </calcext:conditional-format>
          <calcext:conditional-format calcext:target-range-address="level1.GJ15:level1.GJ15">
            <calcext:condition calcext:apply-style-name="notair" calcext:value="between(0,14)" calcext:base-cell-address="level1.GJ15"/>
          </calcext:conditional-format>
          <calcext:conditional-format calcext:target-range-address="level1.GK15:level1.GK15">
            <calcext:condition calcext:apply-style-name="notair" calcext:value="between(0,14)" calcext:base-cell-address="level1.GK15"/>
          </calcext:conditional-format>
          <calcext:conditional-format calcext:target-range-address="level1.GD15:level1.GD15">
            <calcext:condition calcext:apply-style-name="notair" calcext:value="between(0,14)" calcext:base-cell-address="level1.GD15"/>
          </calcext:conditional-format>
          <calcext:conditional-format calcext:target-range-address="level1.GE15:level1.GE15">
            <calcext:condition calcext:apply-style-name="notair" calcext:value="between(0,14)" calcext:base-cell-address="level1.GE15"/>
          </calcext:conditional-format>
          <calcext:conditional-format calcext:target-range-address="level1.GL15:level1.GL15">
            <calcext:condition calcext:apply-style-name="notair" calcext:value="between(0,14)" calcext:base-cell-address="level1.GL15"/>
          </calcext:conditional-format>
          <calcext:conditional-format calcext:target-range-address="level1.GL15:level1.GL15">
            <calcext:condition calcext:apply-style-name="notair" calcext:value="between(0,14)" calcext:base-cell-address="level1.GL15"/>
          </calcext:conditional-format>
          <calcext:conditional-format calcext:target-range-address="level1.GL15:level1.GL15">
            <calcext:condition calcext:apply-style-name="notair" calcext:value="between(0,14)" calcext:base-cell-address="level1.GL15"/>
          </calcext:conditional-format>
          <calcext:conditional-format calcext:target-range-address="level1.GM15:level1.GM15">
            <calcext:condition calcext:apply-style-name="notair" calcext:value="between(0,14)" calcext:base-cell-address="level1.GM15"/>
          </calcext:conditional-format>
          <calcext:conditional-format calcext:target-range-address="level1.GM15:level1.GM15">
            <calcext:condition calcext:apply-style-name="notair" calcext:value="between(0,14)" calcext:base-cell-address="level1.GM15"/>
          </calcext:conditional-format>
          <calcext:conditional-format calcext:target-range-address="level1.GM15:level1.GM15">
            <calcext:condition calcext:apply-style-name="notair" calcext:value="between(0,14)" calcext:base-cell-address="level1.GM15"/>
          </calcext:conditional-format>
          <calcext:conditional-format calcext:target-range-address="level1.GN15:level1.GN15">
            <calcext:condition calcext:apply-style-name="notair" calcext:value="between(0,14)" calcext:base-cell-address="level1.GN15"/>
          </calcext:conditional-format>
          <calcext:conditional-format calcext:target-range-address="level1.GN15:level1.GN15">
            <calcext:condition calcext:apply-style-name="notair" calcext:value="between(0,14)" calcext:base-cell-address="level1.GN15"/>
          </calcext:conditional-format>
          <calcext:conditional-format calcext:target-range-address="level1.GN15:level1.GN15">
            <calcext:condition calcext:apply-style-name="notair" calcext:value="between(0,14)" calcext:base-cell-address="level1.GN15"/>
          </calcext:conditional-format>
          <calcext:conditional-format calcext:target-range-address="level1.GO15:level1.GO15">
            <calcext:condition calcext:apply-style-name="notair" calcext:value="between(0,14)" calcext:base-cell-address="level1.GO15"/>
          </calcext:conditional-format>
          <calcext:conditional-format calcext:target-range-address="level1.GO15:level1.GO15">
            <calcext:condition calcext:apply-style-name="notair" calcext:value="between(0,14)" calcext:base-cell-address="level1.GO15"/>
          </calcext:conditional-format>
          <calcext:conditional-format calcext:target-range-address="level1.GO15:level1.GO15">
            <calcext:condition calcext:apply-style-name="notair" calcext:value="between(0,14)" calcext:base-cell-address="level1.GO15"/>
          </calcext:conditional-format>
          <calcext:conditional-format calcext:target-range-address="level1.GP15:level1.GP15">
            <calcext:condition calcext:apply-style-name="notair" calcext:value="between(0,14)" calcext:base-cell-address="level1.GP15"/>
          </calcext:conditional-format>
          <calcext:conditional-format calcext:target-range-address="level1.GP15:level1.GP15">
            <calcext:condition calcext:apply-style-name="notair" calcext:value="between(0,14)" calcext:base-cell-address="level1.GP15"/>
          </calcext:conditional-format>
          <calcext:conditional-format calcext:target-range-address="level1.GP15:level1.GP15">
            <calcext:condition calcext:apply-style-name="notair" calcext:value="between(0,14)" calcext:base-cell-address="level1.GP15"/>
          </calcext:conditional-format>
          <calcext:conditional-format calcext:target-range-address="level1.GQ15:level1.GQ15">
            <calcext:condition calcext:apply-style-name="notair" calcext:value="between(0,14)" calcext:base-cell-address="level1.GQ15"/>
          </calcext:conditional-format>
          <calcext:conditional-format calcext:target-range-address="level1.GQ15:level1.GQ15">
            <calcext:condition calcext:apply-style-name="notair" calcext:value="between(0,14)" calcext:base-cell-address="level1.GQ15"/>
          </calcext:conditional-format>
          <calcext:conditional-format calcext:target-range-address="level1.GQ15:level1.GQ15">
            <calcext:condition calcext:apply-style-name="notair" calcext:value="between(0,14)" calcext:base-cell-address="level1.GQ15"/>
          </calcext:conditional-format>
          <calcext:conditional-format calcext:target-range-address="level1.IA16:level1.AMJ16 level1.A16:level1.FI16">
            <calcext:condition calcext:apply-style-name="notair" calcext:value="between(0,14)" calcext:base-cell-address="level1.A16"/>
          </calcext:conditional-format>
          <calcext:conditional-format calcext:target-range-address="level1.FJ16:level1.FJ16">
            <calcext:condition calcext:apply-style-name="notair" calcext:value="between(0,14)" calcext:base-cell-address="level1.FJ16"/>
          </calcext:conditional-format>
          <calcext:conditional-format calcext:target-range-address="level1.FK16:level1.FK16">
            <calcext:condition calcext:apply-style-name="notair" calcext:value="between(0,14)" calcext:base-cell-address="level1.FK16"/>
          </calcext:conditional-format>
          <calcext:conditional-format calcext:target-range-address="level1.FL16:level1.FL16">
            <calcext:condition calcext:apply-style-name="notair" calcext:value="between(0,14)" calcext:base-cell-address="level1.FL16"/>
          </calcext:conditional-format>
          <calcext:conditional-format calcext:target-range-address="level1.FM16:level1.FM16">
            <calcext:condition calcext:apply-style-name="notair" calcext:value="between(0,14)" calcext:base-cell-address="level1.FM16"/>
          </calcext:conditional-format>
          <calcext:conditional-format calcext:target-range-address="level1.FN16:level1.FN16">
            <calcext:condition calcext:apply-style-name="notair" calcext:value="between(0,14)" calcext:base-cell-address="level1.FN16"/>
          </calcext:conditional-format>
          <calcext:conditional-format calcext:target-range-address="level1.FO16:level1.FO16">
            <calcext:condition calcext:apply-style-name="notair" calcext:value="between(0,14)" calcext:base-cell-address="level1.FO16"/>
          </calcext:conditional-format>
          <calcext:conditional-format calcext:target-range-address="level1.FT16:level1.FT16">
            <calcext:condition calcext:apply-style-name="notair" calcext:value="between(0,14)" calcext:base-cell-address="level1.FT16"/>
          </calcext:conditional-format>
          <calcext:conditional-format calcext:target-range-address="level1.FU16:level1.FU16">
            <calcext:condition calcext:apply-style-name="notair" calcext:value="between(0,14)" calcext:base-cell-address="level1.FU16"/>
          </calcext:conditional-format>
          <calcext:conditional-format calcext:target-range-address="level1.FV16:level1.FV16">
            <calcext:condition calcext:apply-style-name="notair" calcext:value="between(0,14)" calcext:base-cell-address="level1.FV16"/>
          </calcext:conditional-format>
          <calcext:conditional-format calcext:target-range-address="level1.FW16:level1.FW16">
            <calcext:condition calcext:apply-style-name="notair" calcext:value="between(0,14)" calcext:base-cell-address="level1.FW16"/>
          </calcext:conditional-format>
          <calcext:conditional-format calcext:target-range-address="level1.FX16:level1.FX16">
            <calcext:condition calcext:apply-style-name="notair" calcext:value="between(0,14)" calcext:base-cell-address="level1.FX16"/>
          </calcext:conditional-format>
          <calcext:conditional-format calcext:target-range-address="level1.FY16:level1.FY16">
            <calcext:condition calcext:apply-style-name="notair" calcext:value="between(0,14)" calcext:base-cell-address="level1.FY16"/>
          </calcext:conditional-format>
          <calcext:conditional-format calcext:target-range-address="level1.FZ16:level1.FZ16">
            <calcext:condition calcext:apply-style-name="notair" calcext:value="between(0,14)" calcext:base-cell-address="level1.FZ16"/>
          </calcext:conditional-format>
          <calcext:conditional-format calcext:target-range-address="level1.GA16:level1.GA16">
            <calcext:condition calcext:apply-style-name="notair" calcext:value="between(0,14)" calcext:base-cell-address="level1.GA16"/>
          </calcext:conditional-format>
          <calcext:conditional-format calcext:target-range-address="level1.GB16:level1.GB16">
            <calcext:condition calcext:apply-style-name="notair" calcext:value="between(0,14)" calcext:base-cell-address="level1.GB16"/>
          </calcext:conditional-format>
          <calcext:conditional-format calcext:target-range-address="level1.GC16:level1.GC16">
            <calcext:condition calcext:apply-style-name="notair" calcext:value="between(0,14)" calcext:base-cell-address="level1.GC16"/>
          </calcext:conditional-format>
          <calcext:conditional-format calcext:target-range-address="level1.FP16:level1.FP16">
            <calcext:condition calcext:apply-style-name="notair" calcext:value="between(0,14)" calcext:base-cell-address="level1.FP16"/>
          </calcext:conditional-format>
          <calcext:conditional-format calcext:target-range-address="level1.FQ16:level1.FQ16">
            <calcext:condition calcext:apply-style-name="notair" calcext:value="between(0,14)" calcext:base-cell-address="level1.FQ16"/>
          </calcext:conditional-format>
          <calcext:conditional-format calcext:target-range-address="level1.GH16:level1.GH16">
            <calcext:condition calcext:apply-style-name="notair" calcext:value="between(0,14)" calcext:base-cell-address="level1.GH16"/>
          </calcext:conditional-format>
          <calcext:conditional-format calcext:target-range-address="level1.GI16:level1.GI16">
            <calcext:condition calcext:apply-style-name="notair" calcext:value="between(0,14)" calcext:base-cell-address="level1.GI16"/>
          </calcext:conditional-format>
          <calcext:conditional-format calcext:target-range-address="level1.GJ16:level1.GJ16">
            <calcext:condition calcext:apply-style-name="notair" calcext:value="between(0,14)" calcext:base-cell-address="level1.GJ16"/>
          </calcext:conditional-format>
          <calcext:conditional-format calcext:target-range-address="level1.GK16:level1.GK16">
            <calcext:condition calcext:apply-style-name="notair" calcext:value="between(0,14)" calcext:base-cell-address="level1.GK16"/>
          </calcext:conditional-format>
          <calcext:conditional-format calcext:target-range-address="level1.GJ16:level1.GJ16">
            <calcext:condition calcext:apply-style-name="notair" calcext:value="between(0,14)" calcext:base-cell-address="level1.GJ16"/>
          </calcext:conditional-format>
          <calcext:conditional-format calcext:target-range-address="level1.GK16:level1.GK16">
            <calcext:condition calcext:apply-style-name="notair" calcext:value="between(0,14)" calcext:base-cell-address="level1.GK16"/>
          </calcext:conditional-format>
          <calcext:conditional-format calcext:target-range-address="level1.GJ16:level1.GJ16">
            <calcext:condition calcext:apply-style-name="notair" calcext:value="between(0,14)" calcext:base-cell-address="level1.GJ16"/>
          </calcext:conditional-format>
          <calcext:conditional-format calcext:target-range-address="level1.GK16:level1.GK16">
            <calcext:condition calcext:apply-style-name="notair" calcext:value="between(0,14)" calcext:base-cell-address="level1.GK16"/>
          </calcext:conditional-format>
          <calcext:conditional-format calcext:target-range-address="level1.GD16:level1.GD16">
            <calcext:condition calcext:apply-style-name="notair" calcext:value="between(0,14)" calcext:base-cell-address="level1.GD16"/>
          </calcext:conditional-format>
          <calcext:conditional-format calcext:target-range-address="level1.GE16:level1.GE16">
            <calcext:condition calcext:apply-style-name="notair" calcext:value="between(0,14)" calcext:base-cell-address="level1.GE16"/>
          </calcext:conditional-format>
          <calcext:conditional-format calcext:target-range-address="level1.GL16:level1.GL16">
            <calcext:condition calcext:apply-style-name="notair" calcext:value="between(0,14)" calcext:base-cell-address="level1.GL16"/>
          </calcext:conditional-format>
          <calcext:conditional-format calcext:target-range-address="level1.GL16:level1.GL16">
            <calcext:condition calcext:apply-style-name="notair" calcext:value="between(0,14)" calcext:base-cell-address="level1.GL16"/>
          </calcext:conditional-format>
          <calcext:conditional-format calcext:target-range-address="level1.GL16:level1.GL16">
            <calcext:condition calcext:apply-style-name="notair" calcext:value="between(0,14)" calcext:base-cell-address="level1.GL16"/>
          </calcext:conditional-format>
          <calcext:conditional-format calcext:target-range-address="level1.GM16:level1.GM16">
            <calcext:condition calcext:apply-style-name="notair" calcext:value="between(0,14)" calcext:base-cell-address="level1.GM16"/>
          </calcext:conditional-format>
          <calcext:conditional-format calcext:target-range-address="level1.GM16:level1.GM16">
            <calcext:condition calcext:apply-style-name="notair" calcext:value="between(0,14)" calcext:base-cell-address="level1.GM16"/>
          </calcext:conditional-format>
          <calcext:conditional-format calcext:target-range-address="level1.GM16:level1.GM16">
            <calcext:condition calcext:apply-style-name="notair" calcext:value="between(0,14)" calcext:base-cell-address="level1.GM16"/>
          </calcext:conditional-format>
          <calcext:conditional-format calcext:target-range-address="level1.GN16:level1.GN16">
            <calcext:condition calcext:apply-style-name="notair" calcext:value="between(0,14)" calcext:base-cell-address="level1.GN16"/>
          </calcext:conditional-format>
          <calcext:conditional-format calcext:target-range-address="level1.GN16:level1.GN16">
            <calcext:condition calcext:apply-style-name="notair" calcext:value="between(0,14)" calcext:base-cell-address="level1.GN16"/>
          </calcext:conditional-format>
          <calcext:conditional-format calcext:target-range-address="level1.GN16:level1.GN16">
            <calcext:condition calcext:apply-style-name="notair" calcext:value="between(0,14)" calcext:base-cell-address="level1.GN16"/>
          </calcext:conditional-format>
          <calcext:conditional-format calcext:target-range-address="level1.GO16:level1.GO16">
            <calcext:condition calcext:apply-style-name="notair" calcext:value="between(0,14)" calcext:base-cell-address="level1.GO16"/>
          </calcext:conditional-format>
          <calcext:conditional-format calcext:target-range-address="level1.GO16:level1.GO16">
            <calcext:condition calcext:apply-style-name="notair" calcext:value="between(0,14)" calcext:base-cell-address="level1.GO16"/>
          </calcext:conditional-format>
          <calcext:conditional-format calcext:target-range-address="level1.GO16:level1.GO16">
            <calcext:condition calcext:apply-style-name="notair" calcext:value="between(0,14)" calcext:base-cell-address="level1.GO16"/>
          </calcext:conditional-format>
          <calcext:conditional-format calcext:target-range-address="level1.GP16:level1.GP16">
            <calcext:condition calcext:apply-style-name="notair" calcext:value="between(0,14)" calcext:base-cell-address="level1.GP16"/>
          </calcext:conditional-format>
          <calcext:conditional-format calcext:target-range-address="level1.GP16:level1.GP16">
            <calcext:condition calcext:apply-style-name="notair" calcext:value="between(0,14)" calcext:base-cell-address="level1.GP16"/>
          </calcext:conditional-format>
          <calcext:conditional-format calcext:target-range-address="level1.GP16:level1.GP16">
            <calcext:condition calcext:apply-style-name="notair" calcext:value="between(0,14)" calcext:base-cell-address="level1.GP16"/>
          </calcext:conditional-format>
          <calcext:conditional-format calcext:target-range-address="level1.GQ16:level1.GQ16">
            <calcext:condition calcext:apply-style-name="notair" calcext:value="between(0,14)" calcext:base-cell-address="level1.GQ16"/>
          </calcext:conditional-format>
          <calcext:conditional-format calcext:target-range-address="level1.GQ16:level1.GQ16">
            <calcext:condition calcext:apply-style-name="notair" calcext:value="between(0,14)" calcext:base-cell-address="level1.GQ16"/>
          </calcext:conditional-format>
          <calcext:conditional-format calcext:target-range-address="level1.GQ16:level1.GQ16">
            <calcext:condition calcext:apply-style-name="notair" calcext:value="between(0,14)" calcext:base-cell-address="level1.GQ16"/>
          </calcext:conditional-format>
          <calcext:conditional-format calcext:target-range-address="level1.IA17:level1.AMJ17 level1.A17:level1.FI17">
            <calcext:condition calcext:apply-style-name="notair" calcext:value="between(0,14)" calcext:base-cell-address="level1.A17"/>
          </calcext:conditional-format>
          <calcext:conditional-format calcext:target-range-address="level1.FJ17:level1.FJ17">
            <calcext:condition calcext:apply-style-name="notair" calcext:value="between(0,14)" calcext:base-cell-address="level1.FJ17"/>
          </calcext:conditional-format>
          <calcext:conditional-format calcext:target-range-address="level1.FK17:level1.FK17">
            <calcext:condition calcext:apply-style-name="notair" calcext:value="between(0,14)" calcext:base-cell-address="level1.FK17"/>
          </calcext:conditional-format>
          <calcext:conditional-format calcext:target-range-address="level1.FL17:level1.FL17">
            <calcext:condition calcext:apply-style-name="notair" calcext:value="between(0,14)" calcext:base-cell-address="level1.FL17"/>
          </calcext:conditional-format>
          <calcext:conditional-format calcext:target-range-address="level1.FM17:level1.FM17">
            <calcext:condition calcext:apply-style-name="notair" calcext:value="between(0,14)" calcext:base-cell-address="level1.FM17"/>
          </calcext:conditional-format>
          <calcext:conditional-format calcext:target-range-address="level1.FN17:level1.FN17">
            <calcext:condition calcext:apply-style-name="notair" calcext:value="between(0,14)" calcext:base-cell-address="level1.FN17"/>
          </calcext:conditional-format>
          <calcext:conditional-format calcext:target-range-address="level1.FO17:level1.FO17">
            <calcext:condition calcext:apply-style-name="notair" calcext:value="between(0,14)" calcext:base-cell-address="level1.FO17"/>
          </calcext:conditional-format>
          <calcext:conditional-format calcext:target-range-address="level1.FT17:level1.FT17">
            <calcext:condition calcext:apply-style-name="notair" calcext:value="between(0,14)" calcext:base-cell-address="level1.FT17"/>
          </calcext:conditional-format>
          <calcext:conditional-format calcext:target-range-address="level1.FU17:level1.FU17">
            <calcext:condition calcext:apply-style-name="notair" calcext:value="between(0,14)" calcext:base-cell-address="level1.FU17"/>
          </calcext:conditional-format>
          <calcext:conditional-format calcext:target-range-address="level1.FV17:level1.FV17">
            <calcext:condition calcext:apply-style-name="notair" calcext:value="between(0,14)" calcext:base-cell-address="level1.FV17"/>
          </calcext:conditional-format>
          <calcext:conditional-format calcext:target-range-address="level1.FW17:level1.FW17">
            <calcext:condition calcext:apply-style-name="notair" calcext:value="between(0,14)" calcext:base-cell-address="level1.FW17"/>
          </calcext:conditional-format>
          <calcext:conditional-format calcext:target-range-address="level1.FX17:level1.FX17">
            <calcext:condition calcext:apply-style-name="notair" calcext:value="between(0,14)" calcext:base-cell-address="level1.FX17"/>
          </calcext:conditional-format>
          <calcext:conditional-format calcext:target-range-address="level1.FY17:level1.FY17">
            <calcext:condition calcext:apply-style-name="notair" calcext:value="between(0,14)" calcext:base-cell-address="level1.FY17"/>
          </calcext:conditional-format>
          <calcext:conditional-format calcext:target-range-address="level1.FZ17:level1.FZ17">
            <calcext:condition calcext:apply-style-name="notair" calcext:value="between(0,14)" calcext:base-cell-address="level1.FZ17"/>
          </calcext:conditional-format>
          <calcext:conditional-format calcext:target-range-address="level1.GA17:level1.GA17">
            <calcext:condition calcext:apply-style-name="notair" calcext:value="between(0,14)" calcext:base-cell-address="level1.GA17"/>
          </calcext:conditional-format>
          <calcext:conditional-format calcext:target-range-address="level1.GB17:level1.GB17">
            <calcext:condition calcext:apply-style-name="notair" calcext:value="between(0,14)" calcext:base-cell-address="level1.GB17"/>
          </calcext:conditional-format>
          <calcext:conditional-format calcext:target-range-address="level1.GC17:level1.GC17">
            <calcext:condition calcext:apply-style-name="notair" calcext:value="between(0,14)" calcext:base-cell-address="level1.GC17"/>
          </calcext:conditional-format>
          <calcext:conditional-format calcext:target-range-address="level1.FP17:level1.FP17">
            <calcext:condition calcext:apply-style-name="notair" calcext:value="between(0,14)" calcext:base-cell-address="level1.FP17"/>
          </calcext:conditional-format>
          <calcext:conditional-format calcext:target-range-address="level1.FQ17:level1.FQ17">
            <calcext:condition calcext:apply-style-name="notair" calcext:value="between(0,14)" calcext:base-cell-address="level1.FQ17"/>
          </calcext:conditional-format>
          <calcext:conditional-format calcext:target-range-address="level1.GH17:level1.GH17">
            <calcext:condition calcext:apply-style-name="notair" calcext:value="between(0,14)" calcext:base-cell-address="level1.GH17"/>
          </calcext:conditional-format>
          <calcext:conditional-format calcext:target-range-address="level1.GI17:level1.GI17">
            <calcext:condition calcext:apply-style-name="notair" calcext:value="between(0,14)" calcext:base-cell-address="level1.GI17"/>
          </calcext:conditional-format>
          <calcext:conditional-format calcext:target-range-address="level1.GJ17:level1.GJ17">
            <calcext:condition calcext:apply-style-name="notair" calcext:value="between(0,14)" calcext:base-cell-address="level1.GJ17"/>
          </calcext:conditional-format>
          <calcext:conditional-format calcext:target-range-address="level1.GK17:level1.GK17">
            <calcext:condition calcext:apply-style-name="notair" calcext:value="between(0,14)" calcext:base-cell-address="level1.GK17"/>
          </calcext:conditional-format>
          <calcext:conditional-format calcext:target-range-address="level1.GJ17:level1.GJ17">
            <calcext:condition calcext:apply-style-name="notair" calcext:value="between(0,14)" calcext:base-cell-address="level1.GJ17"/>
          </calcext:conditional-format>
          <calcext:conditional-format calcext:target-range-address="level1.GK17:level1.GK17">
            <calcext:condition calcext:apply-style-name="notair" calcext:value="between(0,14)" calcext:base-cell-address="level1.GK17"/>
          </calcext:conditional-format>
          <calcext:conditional-format calcext:target-range-address="level1.GJ17:level1.GJ17">
            <calcext:condition calcext:apply-style-name="notair" calcext:value="between(0,14)" calcext:base-cell-address="level1.GJ17"/>
          </calcext:conditional-format>
          <calcext:conditional-format calcext:target-range-address="level1.GK17:level1.GK17">
            <calcext:condition calcext:apply-style-name="notair" calcext:value="between(0,14)" calcext:base-cell-address="level1.GK17"/>
          </calcext:conditional-format>
          <calcext:conditional-format calcext:target-range-address="level1.GD17:level1.GD17">
            <calcext:condition calcext:apply-style-name="notair" calcext:value="between(0,14)" calcext:base-cell-address="level1.GD17"/>
          </calcext:conditional-format>
          <calcext:conditional-format calcext:target-range-address="level1.GE17:level1.GE17">
            <calcext:condition calcext:apply-style-name="notair" calcext:value="between(0,14)" calcext:base-cell-address="level1.GE17"/>
          </calcext:conditional-format>
          <calcext:conditional-format calcext:target-range-address="level1.GL17:level1.GL17">
            <calcext:condition calcext:apply-style-name="notair" calcext:value="between(0,14)" calcext:base-cell-address="level1.GL17"/>
          </calcext:conditional-format>
          <calcext:conditional-format calcext:target-range-address="level1.GL17:level1.GL17">
            <calcext:condition calcext:apply-style-name="notair" calcext:value="between(0,14)" calcext:base-cell-address="level1.GL17"/>
          </calcext:conditional-format>
          <calcext:conditional-format calcext:target-range-address="level1.GL17:level1.GL17">
            <calcext:condition calcext:apply-style-name="notair" calcext:value="between(0,14)" calcext:base-cell-address="level1.GL17"/>
          </calcext:conditional-format>
          <calcext:conditional-format calcext:target-range-address="level1.GM17:level1.GM17">
            <calcext:condition calcext:apply-style-name="notair" calcext:value="between(0,14)" calcext:base-cell-address="level1.GM17"/>
          </calcext:conditional-format>
          <calcext:conditional-format calcext:target-range-address="level1.GM17:level1.GM17">
            <calcext:condition calcext:apply-style-name="notair" calcext:value="between(0,14)" calcext:base-cell-address="level1.GM17"/>
          </calcext:conditional-format>
          <calcext:conditional-format calcext:target-range-address="level1.GM17:level1.GM17">
            <calcext:condition calcext:apply-style-name="notair" calcext:value="between(0,14)" calcext:base-cell-address="level1.GM17"/>
          </calcext:conditional-format>
          <calcext:conditional-format calcext:target-range-address="level1.GN17:level1.GN17">
            <calcext:condition calcext:apply-style-name="notair" calcext:value="between(0,14)" calcext:base-cell-address="level1.GN17"/>
          </calcext:conditional-format>
          <calcext:conditional-format calcext:target-range-address="level1.GN17:level1.GN17">
            <calcext:condition calcext:apply-style-name="notair" calcext:value="between(0,14)" calcext:base-cell-address="level1.GN17"/>
          </calcext:conditional-format>
          <calcext:conditional-format calcext:target-range-address="level1.GN17:level1.GN17">
            <calcext:condition calcext:apply-style-name="notair" calcext:value="between(0,14)" calcext:base-cell-address="level1.GN17"/>
          </calcext:conditional-format>
          <calcext:conditional-format calcext:target-range-address="level1.GO17:level1.GO17">
            <calcext:condition calcext:apply-style-name="notair" calcext:value="between(0,14)" calcext:base-cell-address="level1.GO17"/>
          </calcext:conditional-format>
          <calcext:conditional-format calcext:target-range-address="level1.GO17:level1.GO17">
            <calcext:condition calcext:apply-style-name="notair" calcext:value="between(0,14)" calcext:base-cell-address="level1.GO17"/>
          </calcext:conditional-format>
          <calcext:conditional-format calcext:target-range-address="level1.GO17:level1.GO17">
            <calcext:condition calcext:apply-style-name="notair" calcext:value="between(0,14)" calcext:base-cell-address="level1.GO17"/>
          </calcext:conditional-format>
          <calcext:conditional-format calcext:target-range-address="level1.GP17:level1.GP17">
            <calcext:condition calcext:apply-style-name="notair" calcext:value="between(0,14)" calcext:base-cell-address="level1.GP17"/>
          </calcext:conditional-format>
          <calcext:conditional-format calcext:target-range-address="level1.GP17:level1.GP17">
            <calcext:condition calcext:apply-style-name="notair" calcext:value="between(0,14)" calcext:base-cell-address="level1.GP17"/>
          </calcext:conditional-format>
          <calcext:conditional-format calcext:target-range-address="level1.GP17:level1.GP17">
            <calcext:condition calcext:apply-style-name="notair" calcext:value="between(0,14)" calcext:base-cell-address="level1.GP17"/>
          </calcext:conditional-format>
          <calcext:conditional-format calcext:target-range-address="level1.GQ17:level1.GQ17">
            <calcext:condition calcext:apply-style-name="notair" calcext:value="between(0,14)" calcext:base-cell-address="level1.GQ17"/>
          </calcext:conditional-format>
          <calcext:conditional-format calcext:target-range-address="level1.GQ17:level1.GQ17">
            <calcext:condition calcext:apply-style-name="notair" calcext:value="between(0,14)" calcext:base-cell-address="level1.GQ17"/>
          </calcext:conditional-format>
          <calcext:conditional-format calcext:target-range-address="level1.GQ17:level1.GQ17">
            <calcext:condition calcext:apply-style-name="notair" calcext:value="between(0,14)" calcext:base-cell-address="level1.GQ17"/>
          </calcext:conditional-format>
          <calcext:conditional-format calcext:target-range-address="level1.IA18:level1.AMJ18 level1.A18:level1.FI18">
            <calcext:condition calcext:apply-style-name="notair" calcext:value="between(0,14)" calcext:base-cell-address="level1.A18"/>
          </calcext:conditional-format>
          <calcext:conditional-format calcext:target-range-address="level1.FJ18:level1.FJ18">
            <calcext:condition calcext:apply-style-name="notair" calcext:value="between(0,14)" calcext:base-cell-address="level1.FJ18"/>
          </calcext:conditional-format>
          <calcext:conditional-format calcext:target-range-address="level1.FK18:level1.FK18">
            <calcext:condition calcext:apply-style-name="notair" calcext:value="between(0,14)" calcext:base-cell-address="level1.FK18"/>
          </calcext:conditional-format>
          <calcext:conditional-format calcext:target-range-address="level1.FL18:level1.FL18">
            <calcext:condition calcext:apply-style-name="notair" calcext:value="between(0,14)" calcext:base-cell-address="level1.FL18"/>
          </calcext:conditional-format>
          <calcext:conditional-format calcext:target-range-address="level1.FM18:level1.FM18">
            <calcext:condition calcext:apply-style-name="notair" calcext:value="between(0,14)" calcext:base-cell-address="level1.FM18"/>
          </calcext:conditional-format>
          <calcext:conditional-format calcext:target-range-address="level1.FN18:level1.FN18">
            <calcext:condition calcext:apply-style-name="notair" calcext:value="between(0,14)" calcext:base-cell-address="level1.FN18"/>
          </calcext:conditional-format>
          <calcext:conditional-format calcext:target-range-address="level1.FO18:level1.FO18">
            <calcext:condition calcext:apply-style-name="notair" calcext:value="between(0,14)" calcext:base-cell-address="level1.FO18"/>
          </calcext:conditional-format>
          <calcext:conditional-format calcext:target-range-address="level1.FT18:level1.FT18">
            <calcext:condition calcext:apply-style-name="notair" calcext:value="between(0,14)" calcext:base-cell-address="level1.FT18"/>
          </calcext:conditional-format>
          <calcext:conditional-format calcext:target-range-address="level1.FU18:level1.FU18">
            <calcext:condition calcext:apply-style-name="notair" calcext:value="between(0,14)" calcext:base-cell-address="level1.FU18"/>
          </calcext:conditional-format>
          <calcext:conditional-format calcext:target-range-address="level1.FV18:level1.FV18">
            <calcext:condition calcext:apply-style-name="notair" calcext:value="between(0,14)" calcext:base-cell-address="level1.FV18"/>
          </calcext:conditional-format>
          <calcext:conditional-format calcext:target-range-address="level1.FW18:level1.FW18">
            <calcext:condition calcext:apply-style-name="notair" calcext:value="between(0,14)" calcext:base-cell-address="level1.FW18"/>
          </calcext:conditional-format>
          <calcext:conditional-format calcext:target-range-address="level1.FX18:level1.FX18">
            <calcext:condition calcext:apply-style-name="notair" calcext:value="between(0,14)" calcext:base-cell-address="level1.FX18"/>
          </calcext:conditional-format>
          <calcext:conditional-format calcext:target-range-address="level1.FY18:level1.FY18">
            <calcext:condition calcext:apply-style-name="notair" calcext:value="between(0,14)" calcext:base-cell-address="level1.FY18"/>
          </calcext:conditional-format>
          <calcext:conditional-format calcext:target-range-address="level1.FZ18:level1.FZ18">
            <calcext:condition calcext:apply-style-name="notair" calcext:value="between(0,14)" calcext:base-cell-address="level1.FZ18"/>
          </calcext:conditional-format>
          <calcext:conditional-format calcext:target-range-address="level1.GA18:level1.GA18">
            <calcext:condition calcext:apply-style-name="notair" calcext:value="between(0,14)" calcext:base-cell-address="level1.GA18"/>
          </calcext:conditional-format>
          <calcext:conditional-format calcext:target-range-address="level1.GB18:level1.GB18">
            <calcext:condition calcext:apply-style-name="notair" calcext:value="between(0,14)" calcext:base-cell-address="level1.GB18"/>
          </calcext:conditional-format>
          <calcext:conditional-format calcext:target-range-address="level1.GC18:level1.GC18">
            <calcext:condition calcext:apply-style-name="notair" calcext:value="between(0,14)" calcext:base-cell-address="level1.GC18"/>
          </calcext:conditional-format>
          <calcext:conditional-format calcext:target-range-address="level1.FP18:level1.FP18">
            <calcext:condition calcext:apply-style-name="notair" calcext:value="between(0,14)" calcext:base-cell-address="level1.FP18"/>
          </calcext:conditional-format>
          <calcext:conditional-format calcext:target-range-address="level1.FQ18:level1.FQ18">
            <calcext:condition calcext:apply-style-name="notair" calcext:value="between(0,14)" calcext:base-cell-address="level1.FQ18"/>
          </calcext:conditional-format>
          <calcext:conditional-format calcext:target-range-address="level1.GH18:level1.GH18">
            <calcext:condition calcext:apply-style-name="notair" calcext:value="between(0,14)" calcext:base-cell-address="level1.GH18"/>
          </calcext:conditional-format>
          <calcext:conditional-format calcext:target-range-address="level1.GI18:level1.GI18">
            <calcext:condition calcext:apply-style-name="notair" calcext:value="between(0,14)" calcext:base-cell-address="level1.GI18"/>
          </calcext:conditional-format>
          <calcext:conditional-format calcext:target-range-address="level1.GJ18:level1.GJ18">
            <calcext:condition calcext:apply-style-name="notair" calcext:value="between(0,14)" calcext:base-cell-address="level1.GJ18"/>
          </calcext:conditional-format>
          <calcext:conditional-format calcext:target-range-address="level1.GK18:level1.GK18">
            <calcext:condition calcext:apply-style-name="notair" calcext:value="between(0,14)" calcext:base-cell-address="level1.GK18"/>
          </calcext:conditional-format>
          <calcext:conditional-format calcext:target-range-address="level1.GJ18:level1.GJ18">
            <calcext:condition calcext:apply-style-name="notair" calcext:value="between(0,14)" calcext:base-cell-address="level1.GJ18"/>
          </calcext:conditional-format>
          <calcext:conditional-format calcext:target-range-address="level1.GK18:level1.GK18">
            <calcext:condition calcext:apply-style-name="notair" calcext:value="between(0,14)" calcext:base-cell-address="level1.GK18"/>
          </calcext:conditional-format>
          <calcext:conditional-format calcext:target-range-address="level1.GJ18:level1.GJ18">
            <calcext:condition calcext:apply-style-name="notair" calcext:value="between(0,14)" calcext:base-cell-address="level1.GJ18"/>
          </calcext:conditional-format>
          <calcext:conditional-format calcext:target-range-address="level1.GK18:level1.GK18">
            <calcext:condition calcext:apply-style-name="notair" calcext:value="between(0,14)" calcext:base-cell-address="level1.GK18"/>
          </calcext:conditional-format>
          <calcext:conditional-format calcext:target-range-address="level1.GD18:level1.GD18">
            <calcext:condition calcext:apply-style-name="notair" calcext:value="between(0,14)" calcext:base-cell-address="level1.GD18"/>
          </calcext:conditional-format>
          <calcext:conditional-format calcext:target-range-address="level1.GE18:level1.GE18">
            <calcext:condition calcext:apply-style-name="notair" calcext:value="between(0,14)" calcext:base-cell-address="level1.GE18"/>
          </calcext:conditional-format>
          <calcext:conditional-format calcext:target-range-address="level1.GL18:level1.GL18">
            <calcext:condition calcext:apply-style-name="notair" calcext:value="between(0,14)" calcext:base-cell-address="level1.GL18"/>
          </calcext:conditional-format>
          <calcext:conditional-format calcext:target-range-address="level1.GL18:level1.GL18">
            <calcext:condition calcext:apply-style-name="notair" calcext:value="between(0,14)" calcext:base-cell-address="level1.GL18"/>
          </calcext:conditional-format>
          <calcext:conditional-format calcext:target-range-address="level1.GL18:level1.GL18">
            <calcext:condition calcext:apply-style-name="notair" calcext:value="between(0,14)" calcext:base-cell-address="level1.GL18"/>
          </calcext:conditional-format>
          <calcext:conditional-format calcext:target-range-address="level1.GM18:level1.GM18">
            <calcext:condition calcext:apply-style-name="notair" calcext:value="between(0,14)" calcext:base-cell-address="level1.GM18"/>
          </calcext:conditional-format>
          <calcext:conditional-format calcext:target-range-address="level1.GM18:level1.GM18">
            <calcext:condition calcext:apply-style-name="notair" calcext:value="between(0,14)" calcext:base-cell-address="level1.GM18"/>
          </calcext:conditional-format>
          <calcext:conditional-format calcext:target-range-address="level1.GM18:level1.GM18">
            <calcext:condition calcext:apply-style-name="notair" calcext:value="between(0,14)" calcext:base-cell-address="level1.GM18"/>
          </calcext:conditional-format>
          <calcext:conditional-format calcext:target-range-address="level1.GN18:level1.GN18">
            <calcext:condition calcext:apply-style-name="notair" calcext:value="between(0,14)" calcext:base-cell-address="level1.GN18"/>
          </calcext:conditional-format>
          <calcext:conditional-format calcext:target-range-address="level1.GN18:level1.GN18">
            <calcext:condition calcext:apply-style-name="notair" calcext:value="between(0,14)" calcext:base-cell-address="level1.GN18"/>
          </calcext:conditional-format>
          <calcext:conditional-format calcext:target-range-address="level1.GN18:level1.GN18">
            <calcext:condition calcext:apply-style-name="notair" calcext:value="between(0,14)" calcext:base-cell-address="level1.GN18"/>
          </calcext:conditional-format>
          <calcext:conditional-format calcext:target-range-address="level1.GO18:level1.GO18">
            <calcext:condition calcext:apply-style-name="notair" calcext:value="between(0,14)" calcext:base-cell-address="level1.GO18"/>
          </calcext:conditional-format>
          <calcext:conditional-format calcext:target-range-address="level1.GO18:level1.GO18">
            <calcext:condition calcext:apply-style-name="notair" calcext:value="between(0,14)" calcext:base-cell-address="level1.GO18"/>
          </calcext:conditional-format>
          <calcext:conditional-format calcext:target-range-address="level1.GO18:level1.GO18">
            <calcext:condition calcext:apply-style-name="notair" calcext:value="between(0,14)" calcext:base-cell-address="level1.GO18"/>
          </calcext:conditional-format>
          <calcext:conditional-format calcext:target-range-address="level1.GP18:level1.GP18">
            <calcext:condition calcext:apply-style-name="notair" calcext:value="between(0,14)" calcext:base-cell-address="level1.GP18"/>
          </calcext:conditional-format>
          <calcext:conditional-format calcext:target-range-address="level1.GP18:level1.GP18">
            <calcext:condition calcext:apply-style-name="notair" calcext:value="between(0,14)" calcext:base-cell-address="level1.GP18"/>
          </calcext:conditional-format>
          <calcext:conditional-format calcext:target-range-address="level1.GP18:level1.GP18">
            <calcext:condition calcext:apply-style-name="notair" calcext:value="between(0,14)" calcext:base-cell-address="level1.GP18"/>
          </calcext:conditional-format>
          <calcext:conditional-format calcext:target-range-address="level1.GQ18:level1.GQ18">
            <calcext:condition calcext:apply-style-name="notair" calcext:value="between(0,14)" calcext:base-cell-address="level1.GQ18"/>
          </calcext:conditional-format>
          <calcext:conditional-format calcext:target-range-address="level1.GQ18:level1.GQ18">
            <calcext:condition calcext:apply-style-name="notair" calcext:value="between(0,14)" calcext:base-cell-address="level1.GQ18"/>
          </calcext:conditional-format>
          <calcext:conditional-format calcext:target-range-address="level1.GQ18:level1.GQ18">
            <calcext:condition calcext:apply-style-name="notair" calcext:value="between(0,14)" calcext:base-cell-address="level1.GQ18"/>
          </calcext:conditional-format>
          <calcext:conditional-format calcext:target-range-address="level1.IA19:level1.AMJ19 level1.A19:level1.FI19">
            <calcext:condition calcext:apply-style-name="notair" calcext:value="between(0,14)" calcext:base-cell-address="level1.A19"/>
          </calcext:conditional-format>
          <calcext:conditional-format calcext:target-range-address="level1.FJ19:level1.FJ19">
            <calcext:condition calcext:apply-style-name="notair" calcext:value="between(0,14)" calcext:base-cell-address="level1.FJ19"/>
          </calcext:conditional-format>
          <calcext:conditional-format calcext:target-range-address="level1.FK19:level1.FK19">
            <calcext:condition calcext:apply-style-name="notair" calcext:value="between(0,14)" calcext:base-cell-address="level1.FK19"/>
          </calcext:conditional-format>
          <calcext:conditional-format calcext:target-range-address="level1.FL19:level1.FL19">
            <calcext:condition calcext:apply-style-name="notair" calcext:value="between(0,14)" calcext:base-cell-address="level1.FL19"/>
          </calcext:conditional-format>
          <calcext:conditional-format calcext:target-range-address="level1.FM19:level1.FM19">
            <calcext:condition calcext:apply-style-name="notair" calcext:value="between(0,14)" calcext:base-cell-address="level1.FM19"/>
          </calcext:conditional-format>
          <calcext:conditional-format calcext:target-range-address="level1.FN19:level1.FN19">
            <calcext:condition calcext:apply-style-name="notair" calcext:value="between(0,14)" calcext:base-cell-address="level1.FN19"/>
          </calcext:conditional-format>
          <calcext:conditional-format calcext:target-range-address="level1.FO19:level1.FO19">
            <calcext:condition calcext:apply-style-name="notair" calcext:value="between(0,14)" calcext:base-cell-address="level1.FO19"/>
          </calcext:conditional-format>
          <calcext:conditional-format calcext:target-range-address="level1.FT19:level1.FT19">
            <calcext:condition calcext:apply-style-name="notair" calcext:value="between(0,14)" calcext:base-cell-address="level1.FT19"/>
          </calcext:conditional-format>
          <calcext:conditional-format calcext:target-range-address="level1.FU19:level1.FU19">
            <calcext:condition calcext:apply-style-name="notair" calcext:value="between(0,14)" calcext:base-cell-address="level1.FU19"/>
          </calcext:conditional-format>
          <calcext:conditional-format calcext:target-range-address="level1.FV19:level1.FV19">
            <calcext:condition calcext:apply-style-name="notair" calcext:value="between(0,14)" calcext:base-cell-address="level1.FV19"/>
          </calcext:conditional-format>
          <calcext:conditional-format calcext:target-range-address="level1.FW19:level1.FW19">
            <calcext:condition calcext:apply-style-name="notair" calcext:value="between(0,14)" calcext:base-cell-address="level1.FW19"/>
          </calcext:conditional-format>
          <calcext:conditional-format calcext:target-range-address="level1.FX19:level1.FX19">
            <calcext:condition calcext:apply-style-name="notair" calcext:value="between(0,14)" calcext:base-cell-address="level1.FX19"/>
          </calcext:conditional-format>
          <calcext:conditional-format calcext:target-range-address="level1.FY19:level1.FY19">
            <calcext:condition calcext:apply-style-name="notair" calcext:value="between(0,14)" calcext:base-cell-address="level1.FY19"/>
          </calcext:conditional-format>
          <calcext:conditional-format calcext:target-range-address="level1.FZ19:level1.FZ19">
            <calcext:condition calcext:apply-style-name="notair" calcext:value="between(0,14)" calcext:base-cell-address="level1.FZ19"/>
          </calcext:conditional-format>
          <calcext:conditional-format calcext:target-range-address="level1.GA19:level1.GA19">
            <calcext:condition calcext:apply-style-name="notair" calcext:value="between(0,14)" calcext:base-cell-address="level1.GA19"/>
          </calcext:conditional-format>
          <calcext:conditional-format calcext:target-range-address="level1.GB19:level1.GB19">
            <calcext:condition calcext:apply-style-name="notair" calcext:value="between(0,14)" calcext:base-cell-address="level1.GB19"/>
          </calcext:conditional-format>
          <calcext:conditional-format calcext:target-range-address="level1.GC19:level1.GC19">
            <calcext:condition calcext:apply-style-name="notair" calcext:value="between(0,14)" calcext:base-cell-address="level1.GC19"/>
          </calcext:conditional-format>
          <calcext:conditional-format calcext:target-range-address="level1.FP19:level1.FP19">
            <calcext:condition calcext:apply-style-name="notair" calcext:value="between(0,14)" calcext:base-cell-address="level1.FP19"/>
          </calcext:conditional-format>
          <calcext:conditional-format calcext:target-range-address="level1.FQ19:level1.FQ19">
            <calcext:condition calcext:apply-style-name="notair" calcext:value="between(0,14)" calcext:base-cell-address="level1.FQ19"/>
          </calcext:conditional-format>
          <calcext:conditional-format calcext:target-range-address="level1.GH19:level1.GH19">
            <calcext:condition calcext:apply-style-name="notair" calcext:value="between(0,14)" calcext:base-cell-address="level1.GH19"/>
          </calcext:conditional-format>
          <calcext:conditional-format calcext:target-range-address="level1.GI19:level1.GI19">
            <calcext:condition calcext:apply-style-name="notair" calcext:value="between(0,14)" calcext:base-cell-address="level1.GI19"/>
          </calcext:conditional-format>
          <calcext:conditional-format calcext:target-range-address="level1.GJ19:level1.GJ19">
            <calcext:condition calcext:apply-style-name="notair" calcext:value="between(0,14)" calcext:base-cell-address="level1.GJ19"/>
          </calcext:conditional-format>
          <calcext:conditional-format calcext:target-range-address="level1.GK19:level1.GK19">
            <calcext:condition calcext:apply-style-name="notair" calcext:value="between(0,14)" calcext:base-cell-address="level1.GK19"/>
          </calcext:conditional-format>
          <calcext:conditional-format calcext:target-range-address="level1.GJ19:level1.GJ19">
            <calcext:condition calcext:apply-style-name="notair" calcext:value="between(0,14)" calcext:base-cell-address="level1.GJ19"/>
          </calcext:conditional-format>
          <calcext:conditional-format calcext:target-range-address="level1.GK19:level1.GK19">
            <calcext:condition calcext:apply-style-name="notair" calcext:value="between(0,14)" calcext:base-cell-address="level1.GK19"/>
          </calcext:conditional-format>
          <calcext:conditional-format calcext:target-range-address="level1.GJ19:level1.GJ19">
            <calcext:condition calcext:apply-style-name="notair" calcext:value="between(0,14)" calcext:base-cell-address="level1.GJ19"/>
          </calcext:conditional-format>
          <calcext:conditional-format calcext:target-range-address="level1.GK19:level1.GK19">
            <calcext:condition calcext:apply-style-name="notair" calcext:value="between(0,14)" calcext:base-cell-address="level1.GK19"/>
          </calcext:conditional-format>
          <calcext:conditional-format calcext:target-range-address="level1.GD19:level1.GD19">
            <calcext:condition calcext:apply-style-name="notair" calcext:value="between(0,14)" calcext:base-cell-address="level1.GD19"/>
          </calcext:conditional-format>
          <calcext:conditional-format calcext:target-range-address="level1.GE19:level1.GE19">
            <calcext:condition calcext:apply-style-name="notair" calcext:value="between(0,14)" calcext:base-cell-address="level1.GE19"/>
          </calcext:conditional-format>
          <calcext:conditional-format calcext:target-range-address="level1.GL19:level1.GL19">
            <calcext:condition calcext:apply-style-name="notair" calcext:value="between(0,14)" calcext:base-cell-address="level1.GL19"/>
          </calcext:conditional-format>
          <calcext:conditional-format calcext:target-range-address="level1.GL19:level1.GL19">
            <calcext:condition calcext:apply-style-name="notair" calcext:value="between(0,14)" calcext:base-cell-address="level1.GL19"/>
          </calcext:conditional-format>
          <calcext:conditional-format calcext:target-range-address="level1.GL19:level1.GL19">
            <calcext:condition calcext:apply-style-name="notair" calcext:value="between(0,14)" calcext:base-cell-address="level1.GL19"/>
          </calcext:conditional-format>
          <calcext:conditional-format calcext:target-range-address="level1.GM19:level1.GM19">
            <calcext:condition calcext:apply-style-name="notair" calcext:value="between(0,14)" calcext:base-cell-address="level1.GM19"/>
          </calcext:conditional-format>
          <calcext:conditional-format calcext:target-range-address="level1.GM19:level1.GM19">
            <calcext:condition calcext:apply-style-name="notair" calcext:value="between(0,14)" calcext:base-cell-address="level1.GM19"/>
          </calcext:conditional-format>
          <calcext:conditional-format calcext:target-range-address="level1.GM19:level1.GM19">
            <calcext:condition calcext:apply-style-name="notair" calcext:value="between(0,14)" calcext:base-cell-address="level1.GM19"/>
          </calcext:conditional-format>
          <calcext:conditional-format calcext:target-range-address="level1.GN19:level1.GN19">
            <calcext:condition calcext:apply-style-name="notair" calcext:value="between(0,14)" calcext:base-cell-address="level1.GN19"/>
          </calcext:conditional-format>
          <calcext:conditional-format calcext:target-range-address="level1.GN19:level1.GN19">
            <calcext:condition calcext:apply-style-name="notair" calcext:value="between(0,14)" calcext:base-cell-address="level1.GN19"/>
          </calcext:conditional-format>
          <calcext:conditional-format calcext:target-range-address="level1.GN19:level1.GN19">
            <calcext:condition calcext:apply-style-name="notair" calcext:value="between(0,14)" calcext:base-cell-address="level1.GN19"/>
          </calcext:conditional-format>
          <calcext:conditional-format calcext:target-range-address="level1.GO19:level1.GO19">
            <calcext:condition calcext:apply-style-name="notair" calcext:value="between(0,14)" calcext:base-cell-address="level1.GO19"/>
          </calcext:conditional-format>
          <calcext:conditional-format calcext:target-range-address="level1.GO19:level1.GO19">
            <calcext:condition calcext:apply-style-name="notair" calcext:value="between(0,14)" calcext:base-cell-address="level1.GO19"/>
          </calcext:conditional-format>
          <calcext:conditional-format calcext:target-range-address="level1.GO19:level1.GO19">
            <calcext:condition calcext:apply-style-name="notair" calcext:value="between(0,14)" calcext:base-cell-address="level1.GO19"/>
          </calcext:conditional-format>
          <calcext:conditional-format calcext:target-range-address="level1.GP19:level1.GP19">
            <calcext:condition calcext:apply-style-name="notair" calcext:value="between(0,14)" calcext:base-cell-address="level1.GP19"/>
          </calcext:conditional-format>
          <calcext:conditional-format calcext:target-range-address="level1.GP19:level1.GP19">
            <calcext:condition calcext:apply-style-name="notair" calcext:value="between(0,14)" calcext:base-cell-address="level1.GP19"/>
          </calcext:conditional-format>
          <calcext:conditional-format calcext:target-range-address="level1.GP19:level1.GP19">
            <calcext:condition calcext:apply-style-name="notair" calcext:value="between(0,14)" calcext:base-cell-address="level1.GP19"/>
          </calcext:conditional-format>
          <calcext:conditional-format calcext:target-range-address="level1.GQ19:level1.GQ19">
            <calcext:condition calcext:apply-style-name="notair" calcext:value="between(0,14)" calcext:base-cell-address="level1.GQ19"/>
          </calcext:conditional-format>
          <calcext:conditional-format calcext:target-range-address="level1.GQ19:level1.GQ19">
            <calcext:condition calcext:apply-style-name="notair" calcext:value="between(0,14)" calcext:base-cell-address="level1.GQ19"/>
          </calcext:conditional-format>
          <calcext:conditional-format calcext:target-range-address="level1.GQ19:level1.GQ19">
            <calcext:condition calcext:apply-style-name="notair" calcext:value="between(0,14)" calcext:base-cell-address="level1.GQ19"/>
          </calcext:conditional-format>
          <calcext:conditional-format calcext:target-range-address="level1.IA20:level1.AMJ20 level1.A20:level1.FI20">
            <calcext:condition calcext:apply-style-name="notair" calcext:value="between(0,14)" calcext:base-cell-address="level1.A20"/>
          </calcext:conditional-format>
          <calcext:conditional-format calcext:target-range-address="level1.FJ20:level1.FJ20">
            <calcext:condition calcext:apply-style-name="notair" calcext:value="between(0,14)" calcext:base-cell-address="level1.FJ20"/>
          </calcext:conditional-format>
          <calcext:conditional-format calcext:target-range-address="level1.FK20:level1.FK20">
            <calcext:condition calcext:apply-style-name="notair" calcext:value="between(0,14)" calcext:base-cell-address="level1.FK20"/>
          </calcext:conditional-format>
          <calcext:conditional-format calcext:target-range-address="level1.FL20:level1.FL20">
            <calcext:condition calcext:apply-style-name="notair" calcext:value="between(0,14)" calcext:base-cell-address="level1.FL20"/>
          </calcext:conditional-format>
          <calcext:conditional-format calcext:target-range-address="level1.FM20:level1.FM20">
            <calcext:condition calcext:apply-style-name="notair" calcext:value="between(0,14)" calcext:base-cell-address="level1.FM20"/>
          </calcext:conditional-format>
          <calcext:conditional-format calcext:target-range-address="level1.FN20:level1.FN20">
            <calcext:condition calcext:apply-style-name="notair" calcext:value="between(0,14)" calcext:base-cell-address="level1.FN20"/>
          </calcext:conditional-format>
          <calcext:conditional-format calcext:target-range-address="level1.FO20:level1.FO20">
            <calcext:condition calcext:apply-style-name="notair" calcext:value="between(0,14)" calcext:base-cell-address="level1.FO20"/>
          </calcext:conditional-format>
          <calcext:conditional-format calcext:target-range-address="level1.FT20:level1.FT20">
            <calcext:condition calcext:apply-style-name="notair" calcext:value="between(0,14)" calcext:base-cell-address="level1.FT20"/>
          </calcext:conditional-format>
          <calcext:conditional-format calcext:target-range-address="level1.FU20:level1.FU20">
            <calcext:condition calcext:apply-style-name="notair" calcext:value="between(0,14)" calcext:base-cell-address="level1.FU20"/>
          </calcext:conditional-format>
          <calcext:conditional-format calcext:target-range-address="level1.FV20:level1.FV20">
            <calcext:condition calcext:apply-style-name="notair" calcext:value="between(0,14)" calcext:base-cell-address="level1.FV20"/>
          </calcext:conditional-format>
          <calcext:conditional-format calcext:target-range-address="level1.FW20:level1.FW20">
            <calcext:condition calcext:apply-style-name="notair" calcext:value="between(0,14)" calcext:base-cell-address="level1.FW20"/>
          </calcext:conditional-format>
          <calcext:conditional-format calcext:target-range-address="level1.FX20:level1.FX20">
            <calcext:condition calcext:apply-style-name="notair" calcext:value="between(0,14)" calcext:base-cell-address="level1.FX20"/>
          </calcext:conditional-format>
          <calcext:conditional-format calcext:target-range-address="level1.FY20:level1.FY20">
            <calcext:condition calcext:apply-style-name="notair" calcext:value="between(0,14)" calcext:base-cell-address="level1.FY20"/>
          </calcext:conditional-format>
          <calcext:conditional-format calcext:target-range-address="level1.FZ20:level1.FZ20">
            <calcext:condition calcext:apply-style-name="notair" calcext:value="between(0,14)" calcext:base-cell-address="level1.FZ20"/>
          </calcext:conditional-format>
          <calcext:conditional-format calcext:target-range-address="level1.GA20:level1.GA20">
            <calcext:condition calcext:apply-style-name="notair" calcext:value="between(0,14)" calcext:base-cell-address="level1.GA20"/>
          </calcext:conditional-format>
          <calcext:conditional-format calcext:target-range-address="level1.GB20:level1.GB20">
            <calcext:condition calcext:apply-style-name="notair" calcext:value="between(0,14)" calcext:base-cell-address="level1.GB20"/>
          </calcext:conditional-format>
          <calcext:conditional-format calcext:target-range-address="level1.GC20:level1.GC20">
            <calcext:condition calcext:apply-style-name="notair" calcext:value="between(0,14)" calcext:base-cell-address="level1.GC20"/>
          </calcext:conditional-format>
          <calcext:conditional-format calcext:target-range-address="level1.FP20:level1.FP20">
            <calcext:condition calcext:apply-style-name="notair" calcext:value="between(0,14)" calcext:base-cell-address="level1.FP20"/>
          </calcext:conditional-format>
          <calcext:conditional-format calcext:target-range-address="level1.FQ20:level1.FQ20">
            <calcext:condition calcext:apply-style-name="notair" calcext:value="between(0,14)" calcext:base-cell-address="level1.FQ20"/>
          </calcext:conditional-format>
          <calcext:conditional-format calcext:target-range-address="level1.GH20:level1.GH20">
            <calcext:condition calcext:apply-style-name="notair" calcext:value="between(0,14)" calcext:base-cell-address="level1.GH20"/>
          </calcext:conditional-format>
          <calcext:conditional-format calcext:target-range-address="level1.GI20:level1.GI20">
            <calcext:condition calcext:apply-style-name="notair" calcext:value="between(0,14)" calcext:base-cell-address="level1.GI20"/>
          </calcext:conditional-format>
          <calcext:conditional-format calcext:target-range-address="level1.GJ20:level1.GJ20">
            <calcext:condition calcext:apply-style-name="notair" calcext:value="between(0,14)" calcext:base-cell-address="level1.GJ20"/>
          </calcext:conditional-format>
          <calcext:conditional-format calcext:target-range-address="level1.GK20:level1.GK20">
            <calcext:condition calcext:apply-style-name="notair" calcext:value="between(0,14)" calcext:base-cell-address="level1.GK20"/>
          </calcext:conditional-format>
          <calcext:conditional-format calcext:target-range-address="level1.GJ20:level1.GJ20">
            <calcext:condition calcext:apply-style-name="notair" calcext:value="between(0,14)" calcext:base-cell-address="level1.GJ20"/>
          </calcext:conditional-format>
          <calcext:conditional-format calcext:target-range-address="level1.GK20:level1.GK20">
            <calcext:condition calcext:apply-style-name="notair" calcext:value="between(0,14)" calcext:base-cell-address="level1.GK20"/>
          </calcext:conditional-format>
          <calcext:conditional-format calcext:target-range-address="level1.GJ20:level1.GJ20">
            <calcext:condition calcext:apply-style-name="notair" calcext:value="between(0,14)" calcext:base-cell-address="level1.GJ20"/>
          </calcext:conditional-format>
          <calcext:conditional-format calcext:target-range-address="level1.GK20:level1.GK20">
            <calcext:condition calcext:apply-style-name="notair" calcext:value="between(0,14)" calcext:base-cell-address="level1.GK20"/>
          </calcext:conditional-format>
          <calcext:conditional-format calcext:target-range-address="level1.GD20:level1.GD20">
            <calcext:condition calcext:apply-style-name="notair" calcext:value="between(0,14)" calcext:base-cell-address="level1.GD20"/>
          </calcext:conditional-format>
          <calcext:conditional-format calcext:target-range-address="level1.GE20:level1.GE20">
            <calcext:condition calcext:apply-style-name="notair" calcext:value="between(0,14)" calcext:base-cell-address="level1.GE20"/>
          </calcext:conditional-format>
          <calcext:conditional-format calcext:target-range-address="level1.GL20:level1.GL20">
            <calcext:condition calcext:apply-style-name="notair" calcext:value="between(0,14)" calcext:base-cell-address="level1.GL20"/>
          </calcext:conditional-format>
          <calcext:conditional-format calcext:target-range-address="level1.GL20:level1.GL20">
            <calcext:condition calcext:apply-style-name="notair" calcext:value="between(0,14)" calcext:base-cell-address="level1.GL20"/>
          </calcext:conditional-format>
          <calcext:conditional-format calcext:target-range-address="level1.GL20:level1.GL20">
            <calcext:condition calcext:apply-style-name="notair" calcext:value="between(0,14)" calcext:base-cell-address="level1.GL20"/>
          </calcext:conditional-format>
          <calcext:conditional-format calcext:target-range-address="level1.GM20:level1.GM20">
            <calcext:condition calcext:apply-style-name="notair" calcext:value="between(0,14)" calcext:base-cell-address="level1.GM20"/>
          </calcext:conditional-format>
          <calcext:conditional-format calcext:target-range-address="level1.GM20:level1.GM20">
            <calcext:condition calcext:apply-style-name="notair" calcext:value="between(0,14)" calcext:base-cell-address="level1.GM20"/>
          </calcext:conditional-format>
          <calcext:conditional-format calcext:target-range-address="level1.GM20:level1.GM20">
            <calcext:condition calcext:apply-style-name="notair" calcext:value="between(0,14)" calcext:base-cell-address="level1.GM20"/>
          </calcext:conditional-format>
          <calcext:conditional-format calcext:target-range-address="level1.GN20:level1.GN20">
            <calcext:condition calcext:apply-style-name="notair" calcext:value="between(0,14)" calcext:base-cell-address="level1.GN20"/>
          </calcext:conditional-format>
          <calcext:conditional-format calcext:target-range-address="level1.GN20:level1.GN20">
            <calcext:condition calcext:apply-style-name="notair" calcext:value="between(0,14)" calcext:base-cell-address="level1.GN20"/>
          </calcext:conditional-format>
          <calcext:conditional-format calcext:target-range-address="level1.GN20:level1.GN20">
            <calcext:condition calcext:apply-style-name="notair" calcext:value="between(0,14)" calcext:base-cell-address="level1.GN20"/>
          </calcext:conditional-format>
          <calcext:conditional-format calcext:target-range-address="level1.GO20:level1.GO20">
            <calcext:condition calcext:apply-style-name="notair" calcext:value="between(0,14)" calcext:base-cell-address="level1.GO20"/>
          </calcext:conditional-format>
          <calcext:conditional-format calcext:target-range-address="level1.GO20:level1.GO20">
            <calcext:condition calcext:apply-style-name="notair" calcext:value="between(0,14)" calcext:base-cell-address="level1.GO20"/>
          </calcext:conditional-format>
          <calcext:conditional-format calcext:target-range-address="level1.GO20:level1.GO20">
            <calcext:condition calcext:apply-style-name="notair" calcext:value="between(0,14)" calcext:base-cell-address="level1.GO20"/>
          </calcext:conditional-format>
          <calcext:conditional-format calcext:target-range-address="level1.GP20:level1.GP20">
            <calcext:condition calcext:apply-style-name="notair" calcext:value="between(0,14)" calcext:base-cell-address="level1.GP20"/>
          </calcext:conditional-format>
          <calcext:conditional-format calcext:target-range-address="level1.GP20:level1.GP20">
            <calcext:condition calcext:apply-style-name="notair" calcext:value="between(0,14)" calcext:base-cell-address="level1.GP20"/>
          </calcext:conditional-format>
          <calcext:conditional-format calcext:target-range-address="level1.GP20:level1.GP20">
            <calcext:condition calcext:apply-style-name="notair" calcext:value="between(0,14)" calcext:base-cell-address="level1.GP20"/>
          </calcext:conditional-format>
          <calcext:conditional-format calcext:target-range-address="level1.GQ20:level1.GQ20">
            <calcext:condition calcext:apply-style-name="notair" calcext:value="between(0,14)" calcext:base-cell-address="level1.GQ20"/>
          </calcext:conditional-format>
          <calcext:conditional-format calcext:target-range-address="level1.GQ20:level1.GQ20">
            <calcext:condition calcext:apply-style-name="notair" calcext:value="between(0,14)" calcext:base-cell-address="level1.GQ20"/>
          </calcext:conditional-format>
          <calcext:conditional-format calcext:target-range-address="level1.GQ20:level1.GQ20">
            <calcext:condition calcext:apply-style-name="notair" calcext:value="between(0,14)" calcext:base-cell-address="level1.GQ20"/>
          </calcext:conditional-format>
          <calcext:conditional-format calcext:target-range-address="level1.IA21:level1.AMJ21 level1.A21:level1.FI21">
            <calcext:condition calcext:apply-style-name="notair" calcext:value="between(0,14)" calcext:base-cell-address="level1.A21"/>
          </calcext:conditional-format>
          <calcext:conditional-format calcext:target-range-address="level1.FJ21:level1.FJ21">
            <calcext:condition calcext:apply-style-name="notair" calcext:value="between(0,14)" calcext:base-cell-address="level1.FJ21"/>
          </calcext:conditional-format>
          <calcext:conditional-format calcext:target-range-address="level1.FK21:level1.FK21">
            <calcext:condition calcext:apply-style-name="notair" calcext:value="between(0,14)" calcext:base-cell-address="level1.FK21"/>
          </calcext:conditional-format>
          <calcext:conditional-format calcext:target-range-address="level1.FL21:level1.FL21">
            <calcext:condition calcext:apply-style-name="notair" calcext:value="between(0,14)" calcext:base-cell-address="level1.FL21"/>
          </calcext:conditional-format>
          <calcext:conditional-format calcext:target-range-address="level1.FM21:level1.FM21">
            <calcext:condition calcext:apply-style-name="notair" calcext:value="between(0,14)" calcext:base-cell-address="level1.FM21"/>
          </calcext:conditional-format>
          <calcext:conditional-format calcext:target-range-address="level1.FN21:level1.FN21">
            <calcext:condition calcext:apply-style-name="notair" calcext:value="between(0,14)" calcext:base-cell-address="level1.FN21"/>
          </calcext:conditional-format>
          <calcext:conditional-format calcext:target-range-address="level1.FO21:level1.FO21">
            <calcext:condition calcext:apply-style-name="notair" calcext:value="between(0,14)" calcext:base-cell-address="level1.FO21"/>
          </calcext:conditional-format>
          <calcext:conditional-format calcext:target-range-address="level1.FT21:level1.FT21">
            <calcext:condition calcext:apply-style-name="notair" calcext:value="between(0,14)" calcext:base-cell-address="level1.FT21"/>
          </calcext:conditional-format>
          <calcext:conditional-format calcext:target-range-address="level1.FU21:level1.FU21">
            <calcext:condition calcext:apply-style-name="notair" calcext:value="between(0,14)" calcext:base-cell-address="level1.FU21"/>
          </calcext:conditional-format>
          <calcext:conditional-format calcext:target-range-address="level1.FV21:level1.FV21">
            <calcext:condition calcext:apply-style-name="notair" calcext:value="between(0,14)" calcext:base-cell-address="level1.FV21"/>
          </calcext:conditional-format>
          <calcext:conditional-format calcext:target-range-address="level1.FW21:level1.FW21">
            <calcext:condition calcext:apply-style-name="notair" calcext:value="between(0,14)" calcext:base-cell-address="level1.FW21"/>
          </calcext:conditional-format>
          <calcext:conditional-format calcext:target-range-address="level1.FX21:level1.FX21">
            <calcext:condition calcext:apply-style-name="notair" calcext:value="between(0,14)" calcext:base-cell-address="level1.FX21"/>
          </calcext:conditional-format>
          <calcext:conditional-format calcext:target-range-address="level1.FY21:level1.FY21">
            <calcext:condition calcext:apply-style-name="notair" calcext:value="between(0,14)" calcext:base-cell-address="level1.FY21"/>
          </calcext:conditional-format>
          <calcext:conditional-format calcext:target-range-address="level1.FZ21:level1.FZ21">
            <calcext:condition calcext:apply-style-name="notair" calcext:value="between(0,14)" calcext:base-cell-address="level1.FZ21"/>
          </calcext:conditional-format>
          <calcext:conditional-format calcext:target-range-address="level1.GA21:level1.GA21">
            <calcext:condition calcext:apply-style-name="notair" calcext:value="between(0,14)" calcext:base-cell-address="level1.GA21"/>
          </calcext:conditional-format>
          <calcext:conditional-format calcext:target-range-address="level1.GB21:level1.GB21">
            <calcext:condition calcext:apply-style-name="notair" calcext:value="between(0,14)" calcext:base-cell-address="level1.GB21"/>
          </calcext:conditional-format>
          <calcext:conditional-format calcext:target-range-address="level1.GC21:level1.GC21">
            <calcext:condition calcext:apply-style-name="notair" calcext:value="between(0,14)" calcext:base-cell-address="level1.GC21"/>
          </calcext:conditional-format>
          <calcext:conditional-format calcext:target-range-address="level1.FP21:level1.FP21">
            <calcext:condition calcext:apply-style-name="notair" calcext:value="between(0,14)" calcext:base-cell-address="level1.FP21"/>
          </calcext:conditional-format>
          <calcext:conditional-format calcext:target-range-address="level1.FQ21:level1.FQ21">
            <calcext:condition calcext:apply-style-name="notair" calcext:value="between(0,14)" calcext:base-cell-address="level1.FQ21"/>
          </calcext:conditional-format>
          <calcext:conditional-format calcext:target-range-address="level1.GH21:level1.GH21">
            <calcext:condition calcext:apply-style-name="notair" calcext:value="between(0,14)" calcext:base-cell-address="level1.GH21"/>
          </calcext:conditional-format>
          <calcext:conditional-format calcext:target-range-address="level1.GI21:level1.GI21">
            <calcext:condition calcext:apply-style-name="notair" calcext:value="between(0,14)" calcext:base-cell-address="level1.GI21"/>
          </calcext:conditional-format>
          <calcext:conditional-format calcext:target-range-address="level1.GJ21:level1.GJ21">
            <calcext:condition calcext:apply-style-name="notair" calcext:value="between(0,14)" calcext:base-cell-address="level1.GJ21"/>
          </calcext:conditional-format>
          <calcext:conditional-format calcext:target-range-address="level1.GK21:level1.GK21">
            <calcext:condition calcext:apply-style-name="notair" calcext:value="between(0,14)" calcext:base-cell-address="level1.GK21"/>
          </calcext:conditional-format>
          <calcext:conditional-format calcext:target-range-address="level1.GJ21:level1.GJ21">
            <calcext:condition calcext:apply-style-name="notair" calcext:value="between(0,14)" calcext:base-cell-address="level1.GJ21"/>
          </calcext:conditional-format>
          <calcext:conditional-format calcext:target-range-address="level1.GK21:level1.GK21">
            <calcext:condition calcext:apply-style-name="notair" calcext:value="between(0,14)" calcext:base-cell-address="level1.GK21"/>
          </calcext:conditional-format>
          <calcext:conditional-format calcext:target-range-address="level1.GJ21:level1.GJ21">
            <calcext:condition calcext:apply-style-name="notair" calcext:value="between(0,14)" calcext:base-cell-address="level1.GJ21"/>
          </calcext:conditional-format>
          <calcext:conditional-format calcext:target-range-address="level1.GK21:level1.GK21">
            <calcext:condition calcext:apply-style-name="notair" calcext:value="between(0,14)" calcext:base-cell-address="level1.GK21"/>
          </calcext:conditional-format>
          <calcext:conditional-format calcext:target-range-address="level1.GD21:level1.GD21">
            <calcext:condition calcext:apply-style-name="notair" calcext:value="between(0,14)" calcext:base-cell-address="level1.GD21"/>
          </calcext:conditional-format>
          <calcext:conditional-format calcext:target-range-address="level1.GE21:level1.GE21">
            <calcext:condition calcext:apply-style-name="notair" calcext:value="between(0,14)" calcext:base-cell-address="level1.GE21"/>
          </calcext:conditional-format>
          <calcext:conditional-format calcext:target-range-address="level1.GL21:level1.GL21">
            <calcext:condition calcext:apply-style-name="notair" calcext:value="between(0,14)" calcext:base-cell-address="level1.GL21"/>
          </calcext:conditional-format>
          <calcext:conditional-format calcext:target-range-address="level1.GL21:level1.GL21">
            <calcext:condition calcext:apply-style-name="notair" calcext:value="between(0,14)" calcext:base-cell-address="level1.GL21"/>
          </calcext:conditional-format>
          <calcext:conditional-format calcext:target-range-address="level1.GL21:level1.GL21">
            <calcext:condition calcext:apply-style-name="notair" calcext:value="between(0,14)" calcext:base-cell-address="level1.GL21"/>
          </calcext:conditional-format>
          <calcext:conditional-format calcext:target-range-address="level1.GM21:level1.GM21">
            <calcext:condition calcext:apply-style-name="notair" calcext:value="between(0,14)" calcext:base-cell-address="level1.GM21"/>
          </calcext:conditional-format>
          <calcext:conditional-format calcext:target-range-address="level1.GM21:level1.GM21">
            <calcext:condition calcext:apply-style-name="notair" calcext:value="between(0,14)" calcext:base-cell-address="level1.GM21"/>
          </calcext:conditional-format>
          <calcext:conditional-format calcext:target-range-address="level1.GM21:level1.GM21">
            <calcext:condition calcext:apply-style-name="notair" calcext:value="between(0,14)" calcext:base-cell-address="level1.GM21"/>
          </calcext:conditional-format>
          <calcext:conditional-format calcext:target-range-address="level1.GN21:level1.GN21">
            <calcext:condition calcext:apply-style-name="notair" calcext:value="between(0,14)" calcext:base-cell-address="level1.GN21"/>
          </calcext:conditional-format>
          <calcext:conditional-format calcext:target-range-address="level1.GN21:level1.GN21">
            <calcext:condition calcext:apply-style-name="notair" calcext:value="between(0,14)" calcext:base-cell-address="level1.GN21"/>
          </calcext:conditional-format>
          <calcext:conditional-format calcext:target-range-address="level1.GN21:level1.GN21">
            <calcext:condition calcext:apply-style-name="notair" calcext:value="between(0,14)" calcext:base-cell-address="level1.GN21"/>
          </calcext:conditional-format>
          <calcext:conditional-format calcext:target-range-address="level1.GO21:level1.GO21">
            <calcext:condition calcext:apply-style-name="notair" calcext:value="between(0,14)" calcext:base-cell-address="level1.GO21"/>
          </calcext:conditional-format>
          <calcext:conditional-format calcext:target-range-address="level1.GO21:level1.GO21">
            <calcext:condition calcext:apply-style-name="notair" calcext:value="between(0,14)" calcext:base-cell-address="level1.GO21"/>
          </calcext:conditional-format>
          <calcext:conditional-format calcext:target-range-address="level1.GO21:level1.GO21">
            <calcext:condition calcext:apply-style-name="notair" calcext:value="between(0,14)" calcext:base-cell-address="level1.GO21"/>
          </calcext:conditional-format>
          <calcext:conditional-format calcext:target-range-address="level1.GP21:level1.GP21">
            <calcext:condition calcext:apply-style-name="notair" calcext:value="between(0,14)" calcext:base-cell-address="level1.GP21"/>
          </calcext:conditional-format>
          <calcext:conditional-format calcext:target-range-address="level1.GP21:level1.GP21">
            <calcext:condition calcext:apply-style-name="notair" calcext:value="between(0,14)" calcext:base-cell-address="level1.GP21"/>
          </calcext:conditional-format>
          <calcext:conditional-format calcext:target-range-address="level1.GP21:level1.GP21">
            <calcext:condition calcext:apply-style-name="notair" calcext:value="between(0,14)" calcext:base-cell-address="level1.GP21"/>
          </calcext:conditional-format>
          <calcext:conditional-format calcext:target-range-address="level1.GQ21:level1.GQ21">
            <calcext:condition calcext:apply-style-name="notair" calcext:value="between(0,14)" calcext:base-cell-address="level1.GQ21"/>
          </calcext:conditional-format>
          <calcext:conditional-format calcext:target-range-address="level1.GQ21:level1.GQ21">
            <calcext:condition calcext:apply-style-name="notair" calcext:value="between(0,14)" calcext:base-cell-address="level1.GQ21"/>
          </calcext:conditional-format>
          <calcext:conditional-format calcext:target-range-address="level1.GQ21:level1.GQ21">
            <calcext:condition calcext:apply-style-name="notair" calcext:value="between(0,14)" calcext:base-cell-address="level1.GQ21"/>
          </calcext:conditional-format>
          <calcext:conditional-format calcext:target-range-address="level1.GR35:level1.GR1048576 level1.GR1:level1.GR14">
            <calcext:condition calcext:apply-style-name="notair" calcext:value="between(0,14)" calcext:base-cell-address="level1.GR1"/>
          </calcext:conditional-format>
          <calcext:conditional-format calcext:target-range-address="level1.GR35:level1.GR1048576 level1.GR1:level1.GR14">
            <calcext:condition calcext:apply-style-name="notair" calcext:value="between(0,14)" calcext:base-cell-address="level1.GR1"/>
          </calcext:conditional-format>
          <calcext:conditional-format calcext:target-range-address="level1.GR35:level1.GR1048576 level1.GR1:level1.GR14">
            <calcext:condition calcext:apply-style-name="notair" calcext:value="between(0,14)" calcext:base-cell-address="level1.GR1"/>
          </calcext:conditional-format>
          <calcext:conditional-format calcext:target-range-address="level1.GR15:level1.GR15">
            <calcext:condition calcext:apply-style-name="notair" calcext:value="between(0,14)" calcext:base-cell-address="level1.GR15"/>
          </calcext:conditional-format>
          <calcext:conditional-format calcext:target-range-address="level1.GR15:level1.GR15">
            <calcext:condition calcext:apply-style-name="notair" calcext:value="between(0,14)" calcext:base-cell-address="level1.GR15"/>
          </calcext:conditional-format>
          <calcext:conditional-format calcext:target-range-address="level1.GR15:level1.GR15">
            <calcext:condition calcext:apply-style-name="notair" calcext:value="between(0,14)" calcext:base-cell-address="level1.GR15"/>
          </calcext:conditional-format>
          <calcext:conditional-format calcext:target-range-address="level1.GR16:level1.GR16">
            <calcext:condition calcext:apply-style-name="notair" calcext:value="between(0,14)" calcext:base-cell-address="level1.GR16"/>
          </calcext:conditional-format>
          <calcext:conditional-format calcext:target-range-address="level1.GR16:level1.GR16">
            <calcext:condition calcext:apply-style-name="notair" calcext:value="between(0,14)" calcext:base-cell-address="level1.GR16"/>
          </calcext:conditional-format>
          <calcext:conditional-format calcext:target-range-address="level1.GR16:level1.GR16">
            <calcext:condition calcext:apply-style-name="notair" calcext:value="between(0,14)" calcext:base-cell-address="level1.GR16"/>
          </calcext:conditional-format>
          <calcext:conditional-format calcext:target-range-address="level1.GR17:level1.GR17">
            <calcext:condition calcext:apply-style-name="notair" calcext:value="between(0,14)" calcext:base-cell-address="level1.GR17"/>
          </calcext:conditional-format>
          <calcext:conditional-format calcext:target-range-address="level1.GR17:level1.GR17">
            <calcext:condition calcext:apply-style-name="notair" calcext:value="between(0,14)" calcext:base-cell-address="level1.GR17"/>
          </calcext:conditional-format>
          <calcext:conditional-format calcext:target-range-address="level1.GR17:level1.GR17">
            <calcext:condition calcext:apply-style-name="notair" calcext:value="between(0,14)" calcext:base-cell-address="level1.GR17"/>
          </calcext:conditional-format>
          <calcext:conditional-format calcext:target-range-address="level1.GR18:level1.GR18">
            <calcext:condition calcext:apply-style-name="notair" calcext:value="between(0,14)" calcext:base-cell-address="level1.GR18"/>
          </calcext:conditional-format>
          <calcext:conditional-format calcext:target-range-address="level1.GR18:level1.GR18">
            <calcext:condition calcext:apply-style-name="notair" calcext:value="between(0,14)" calcext:base-cell-address="level1.GR18"/>
          </calcext:conditional-format>
          <calcext:conditional-format calcext:target-range-address="level1.GR18:level1.GR18">
            <calcext:condition calcext:apply-style-name="notair" calcext:value="between(0,14)" calcext:base-cell-address="level1.GR18"/>
          </calcext:conditional-format>
          <calcext:conditional-format calcext:target-range-address="level1.GR19:level1.GR19">
            <calcext:condition calcext:apply-style-name="notair" calcext:value="between(0,14)" calcext:base-cell-address="level1.GR19"/>
          </calcext:conditional-format>
          <calcext:conditional-format calcext:target-range-address="level1.GR19:level1.GR19">
            <calcext:condition calcext:apply-style-name="notair" calcext:value="between(0,14)" calcext:base-cell-address="level1.GR19"/>
          </calcext:conditional-format>
          <calcext:conditional-format calcext:target-range-address="level1.GR19:level1.GR19">
            <calcext:condition calcext:apply-style-name="notair" calcext:value="between(0,14)" calcext:base-cell-address="level1.GR19"/>
          </calcext:conditional-format>
          <calcext:conditional-format calcext:target-range-address="level1.GR20:level1.GR20">
            <calcext:condition calcext:apply-style-name="notair" calcext:value="between(0,14)" calcext:base-cell-address="level1.GR20"/>
          </calcext:conditional-format>
          <calcext:conditional-format calcext:target-range-address="level1.GR20:level1.GR20">
            <calcext:condition calcext:apply-style-name="notair" calcext:value="between(0,14)" calcext:base-cell-address="level1.GR20"/>
          </calcext:conditional-format>
          <calcext:conditional-format calcext:target-range-address="level1.GR20:level1.GR20">
            <calcext:condition calcext:apply-style-name="notair" calcext:value="between(0,14)" calcext:base-cell-address="level1.GR20"/>
          </calcext:conditional-format>
          <calcext:conditional-format calcext:target-range-address="level1.GR21:level1.GR21">
            <calcext:condition calcext:apply-style-name="notair" calcext:value="between(0,14)" calcext:base-cell-address="level1.GR21"/>
          </calcext:conditional-format>
          <calcext:conditional-format calcext:target-range-address="level1.GR21:level1.GR21">
            <calcext:condition calcext:apply-style-name="notair" calcext:value="between(0,14)" calcext:base-cell-address="level1.GR21"/>
          </calcext:conditional-format>
          <calcext:conditional-format calcext:target-range-address="level1.GR21:level1.GR21">
            <calcext:condition calcext:apply-style-name="notair" calcext:value="between(0,14)" calcext:base-cell-address="level1.GR21"/>
          </calcext:conditional-format>
          <calcext:conditional-format calcext:target-range-address="level1.GS35:level1.GS1048576 level1.GS1:level1.GS14">
            <calcext:condition calcext:apply-style-name="notair" calcext:value="between(0,14)" calcext:base-cell-address="level1.GS1"/>
          </calcext:conditional-format>
          <calcext:conditional-format calcext:target-range-address="level1.GS35:level1.GS1048576 level1.GS1:level1.GS14">
            <calcext:condition calcext:apply-style-name="notair" calcext:value="between(0,14)" calcext:base-cell-address="level1.GS1"/>
          </calcext:conditional-format>
          <calcext:conditional-format calcext:target-range-address="level1.GS35:level1.GS1048576 level1.GS1:level1.GS14">
            <calcext:condition calcext:apply-style-name="notair" calcext:value="between(0,14)" calcext:base-cell-address="level1.GS1"/>
          </calcext:conditional-format>
          <calcext:conditional-format calcext:target-range-address="level1.GS15:level1.GS15">
            <calcext:condition calcext:apply-style-name="notair" calcext:value="between(0,14)" calcext:base-cell-address="level1.GS15"/>
          </calcext:conditional-format>
          <calcext:conditional-format calcext:target-range-address="level1.GS15:level1.GS15">
            <calcext:condition calcext:apply-style-name="notair" calcext:value="between(0,14)" calcext:base-cell-address="level1.GS15"/>
          </calcext:conditional-format>
          <calcext:conditional-format calcext:target-range-address="level1.GS15:level1.GS15">
            <calcext:condition calcext:apply-style-name="notair" calcext:value="between(0,14)" calcext:base-cell-address="level1.GS15"/>
          </calcext:conditional-format>
          <calcext:conditional-format calcext:target-range-address="level1.GS16:level1.GS16">
            <calcext:condition calcext:apply-style-name="notair" calcext:value="between(0,14)" calcext:base-cell-address="level1.GS16"/>
          </calcext:conditional-format>
          <calcext:conditional-format calcext:target-range-address="level1.GS16:level1.GS16">
            <calcext:condition calcext:apply-style-name="notair" calcext:value="between(0,14)" calcext:base-cell-address="level1.GS16"/>
          </calcext:conditional-format>
          <calcext:conditional-format calcext:target-range-address="level1.GS16:level1.GS16">
            <calcext:condition calcext:apply-style-name="notair" calcext:value="between(0,14)" calcext:base-cell-address="level1.GS16"/>
          </calcext:conditional-format>
          <calcext:conditional-format calcext:target-range-address="level1.GS17:level1.GS17">
            <calcext:condition calcext:apply-style-name="notair" calcext:value="between(0,14)" calcext:base-cell-address="level1.GS17"/>
          </calcext:conditional-format>
          <calcext:conditional-format calcext:target-range-address="level1.GS17:level1.GS17">
            <calcext:condition calcext:apply-style-name="notair" calcext:value="between(0,14)" calcext:base-cell-address="level1.GS17"/>
          </calcext:conditional-format>
          <calcext:conditional-format calcext:target-range-address="level1.GS17:level1.GS17">
            <calcext:condition calcext:apply-style-name="notair" calcext:value="between(0,14)" calcext:base-cell-address="level1.GS17"/>
          </calcext:conditional-format>
          <calcext:conditional-format calcext:target-range-address="level1.GS18:level1.GS18">
            <calcext:condition calcext:apply-style-name="notair" calcext:value="between(0,14)" calcext:base-cell-address="level1.GS18"/>
          </calcext:conditional-format>
          <calcext:conditional-format calcext:target-range-address="level1.GS18:level1.GS18">
            <calcext:condition calcext:apply-style-name="notair" calcext:value="between(0,14)" calcext:base-cell-address="level1.GS18"/>
          </calcext:conditional-format>
          <calcext:conditional-format calcext:target-range-address="level1.GS18:level1.GS18">
            <calcext:condition calcext:apply-style-name="notair" calcext:value="between(0,14)" calcext:base-cell-address="level1.GS18"/>
          </calcext:conditional-format>
          <calcext:conditional-format calcext:target-range-address="level1.GS19:level1.GS19">
            <calcext:condition calcext:apply-style-name="notair" calcext:value="between(0,14)" calcext:base-cell-address="level1.GS19"/>
          </calcext:conditional-format>
          <calcext:conditional-format calcext:target-range-address="level1.GS19:level1.GS19">
            <calcext:condition calcext:apply-style-name="notair" calcext:value="between(0,14)" calcext:base-cell-address="level1.GS19"/>
          </calcext:conditional-format>
          <calcext:conditional-format calcext:target-range-address="level1.GS19:level1.GS19">
            <calcext:condition calcext:apply-style-name="notair" calcext:value="between(0,14)" calcext:base-cell-address="level1.GS19"/>
          </calcext:conditional-format>
          <calcext:conditional-format calcext:target-range-address="level1.GS20:level1.GS20">
            <calcext:condition calcext:apply-style-name="notair" calcext:value="between(0,14)" calcext:base-cell-address="level1.GS20"/>
          </calcext:conditional-format>
          <calcext:conditional-format calcext:target-range-address="level1.GS20:level1.GS20">
            <calcext:condition calcext:apply-style-name="notair" calcext:value="between(0,14)" calcext:base-cell-address="level1.GS20"/>
          </calcext:conditional-format>
          <calcext:conditional-format calcext:target-range-address="level1.GS20:level1.GS20">
            <calcext:condition calcext:apply-style-name="notair" calcext:value="between(0,14)" calcext:base-cell-address="level1.GS20"/>
          </calcext:conditional-format>
          <calcext:conditional-format calcext:target-range-address="level1.GS21:level1.GS21">
            <calcext:condition calcext:apply-style-name="notair" calcext:value="between(0,14)" calcext:base-cell-address="level1.GS21"/>
          </calcext:conditional-format>
          <calcext:conditional-format calcext:target-range-address="level1.GS21:level1.GS21">
            <calcext:condition calcext:apply-style-name="notair" calcext:value="between(0,14)" calcext:base-cell-address="level1.GS21"/>
          </calcext:conditional-format>
          <calcext:conditional-format calcext:target-range-address="level1.GS21:level1.GS21">
            <calcext:condition calcext:apply-style-name="notair" calcext:value="between(0,14)" calcext:base-cell-address="level1.GS21"/>
          </calcext:conditional-format>
          <calcext:conditional-format calcext:target-range-address="level1.GT35:level1.GT1048576 level1.GT1:level1.GT14">
            <calcext:condition calcext:apply-style-name="notair" calcext:value="between(0,14)" calcext:base-cell-address="level1.GT1"/>
          </calcext:conditional-format>
          <calcext:conditional-format calcext:target-range-address="level1.GT35:level1.GT1048576 level1.GT1:level1.GT14">
            <calcext:condition calcext:apply-style-name="notair" calcext:value="between(0,14)" calcext:base-cell-address="level1.GT1"/>
          </calcext:conditional-format>
          <calcext:conditional-format calcext:target-range-address="level1.GT35:level1.GT1048576 level1.GT1:level1.GT14">
            <calcext:condition calcext:apply-style-name="notair" calcext:value="between(0,14)" calcext:base-cell-address="level1.GT1"/>
          </calcext:conditional-format>
          <calcext:conditional-format calcext:target-range-address="level1.GT15:level1.GT15">
            <calcext:condition calcext:apply-style-name="notair" calcext:value="between(0,14)" calcext:base-cell-address="level1.GT15"/>
          </calcext:conditional-format>
          <calcext:conditional-format calcext:target-range-address="level1.GT15:level1.GT15">
            <calcext:condition calcext:apply-style-name="notair" calcext:value="between(0,14)" calcext:base-cell-address="level1.GT15"/>
          </calcext:conditional-format>
          <calcext:conditional-format calcext:target-range-address="level1.GT15:level1.GT15">
            <calcext:condition calcext:apply-style-name="notair" calcext:value="between(0,14)" calcext:base-cell-address="level1.GT15"/>
          </calcext:conditional-format>
          <calcext:conditional-format calcext:target-range-address="level1.GT16:level1.GT16">
            <calcext:condition calcext:apply-style-name="notair" calcext:value="between(0,14)" calcext:base-cell-address="level1.GT16"/>
          </calcext:conditional-format>
          <calcext:conditional-format calcext:target-range-address="level1.GT16:level1.GT16">
            <calcext:condition calcext:apply-style-name="notair" calcext:value="between(0,14)" calcext:base-cell-address="level1.GT16"/>
          </calcext:conditional-format>
          <calcext:conditional-format calcext:target-range-address="level1.GT16:level1.GT16">
            <calcext:condition calcext:apply-style-name="notair" calcext:value="between(0,14)" calcext:base-cell-address="level1.GT16"/>
          </calcext:conditional-format>
          <calcext:conditional-format calcext:target-range-address="level1.GT17:level1.GT17">
            <calcext:condition calcext:apply-style-name="notair" calcext:value="between(0,14)" calcext:base-cell-address="level1.GT17"/>
          </calcext:conditional-format>
          <calcext:conditional-format calcext:target-range-address="level1.GT17:level1.GT17">
            <calcext:condition calcext:apply-style-name="notair" calcext:value="between(0,14)" calcext:base-cell-address="level1.GT17"/>
          </calcext:conditional-format>
          <calcext:conditional-format calcext:target-range-address="level1.GT17:level1.GT17">
            <calcext:condition calcext:apply-style-name="notair" calcext:value="between(0,14)" calcext:base-cell-address="level1.GT17"/>
          </calcext:conditional-format>
          <calcext:conditional-format calcext:target-range-address="level1.GT18:level1.GT18">
            <calcext:condition calcext:apply-style-name="notair" calcext:value="between(0,14)" calcext:base-cell-address="level1.GT18"/>
          </calcext:conditional-format>
          <calcext:conditional-format calcext:target-range-address="level1.GT18:level1.GT18">
            <calcext:condition calcext:apply-style-name="notair" calcext:value="between(0,14)" calcext:base-cell-address="level1.GT18"/>
          </calcext:conditional-format>
          <calcext:conditional-format calcext:target-range-address="level1.GT18:level1.GT18">
            <calcext:condition calcext:apply-style-name="notair" calcext:value="between(0,14)" calcext:base-cell-address="level1.GT18"/>
          </calcext:conditional-format>
          <calcext:conditional-format calcext:target-range-address="level1.GT19:level1.GT19">
            <calcext:condition calcext:apply-style-name="notair" calcext:value="between(0,14)" calcext:base-cell-address="level1.GT19"/>
          </calcext:conditional-format>
          <calcext:conditional-format calcext:target-range-address="level1.GT19:level1.GT19">
            <calcext:condition calcext:apply-style-name="notair" calcext:value="between(0,14)" calcext:base-cell-address="level1.GT19"/>
          </calcext:conditional-format>
          <calcext:conditional-format calcext:target-range-address="level1.GT19:level1.GT19">
            <calcext:condition calcext:apply-style-name="notair" calcext:value="between(0,14)" calcext:base-cell-address="level1.GT19"/>
          </calcext:conditional-format>
          <calcext:conditional-format calcext:target-range-address="level1.GT20:level1.GT20">
            <calcext:condition calcext:apply-style-name="notair" calcext:value="between(0,14)" calcext:base-cell-address="level1.GT20"/>
          </calcext:conditional-format>
          <calcext:conditional-format calcext:target-range-address="level1.GT20:level1.GT20">
            <calcext:condition calcext:apply-style-name="notair" calcext:value="between(0,14)" calcext:base-cell-address="level1.GT20"/>
          </calcext:conditional-format>
          <calcext:conditional-format calcext:target-range-address="level1.GT20:level1.GT20">
            <calcext:condition calcext:apply-style-name="notair" calcext:value="between(0,14)" calcext:base-cell-address="level1.GT20"/>
          </calcext:conditional-format>
          <calcext:conditional-format calcext:target-range-address="level1.GT21:level1.GT21">
            <calcext:condition calcext:apply-style-name="notair" calcext:value="between(0,14)" calcext:base-cell-address="level1.GT21"/>
          </calcext:conditional-format>
          <calcext:conditional-format calcext:target-range-address="level1.GT21:level1.GT21">
            <calcext:condition calcext:apply-style-name="notair" calcext:value="between(0,14)" calcext:base-cell-address="level1.GT21"/>
          </calcext:conditional-format>
          <calcext:conditional-format calcext:target-range-address="level1.GT21:level1.GT21">
            <calcext:condition calcext:apply-style-name="notair" calcext:value="between(0,14)" calcext:base-cell-address="level1.GT21"/>
          </calcext:conditional-format>
          <calcext:conditional-format calcext:target-range-address="level1.GU35:level1.GU1048576 level1.GU1:level1.GU14">
            <calcext:condition calcext:apply-style-name="notair" calcext:value="between(0,14)" calcext:base-cell-address="level1.GU1"/>
          </calcext:conditional-format>
          <calcext:conditional-format calcext:target-range-address="level1.GU35:level1.GU1048576 level1.GU1:level1.GU14">
            <calcext:condition calcext:apply-style-name="notair" calcext:value="between(0,14)" calcext:base-cell-address="level1.GU1"/>
          </calcext:conditional-format>
          <calcext:conditional-format calcext:target-range-address="level1.GU35:level1.GU1048576 level1.GU1:level1.GU14">
            <calcext:condition calcext:apply-style-name="notair" calcext:value="between(0,14)" calcext:base-cell-address="level1.GU1"/>
          </calcext:conditional-format>
          <calcext:conditional-format calcext:target-range-address="level1.GU15:level1.GU15">
            <calcext:condition calcext:apply-style-name="notair" calcext:value="between(0,14)" calcext:base-cell-address="level1.GU15"/>
          </calcext:conditional-format>
          <calcext:conditional-format calcext:target-range-address="level1.GU15:level1.GU15">
            <calcext:condition calcext:apply-style-name="notair" calcext:value="between(0,14)" calcext:base-cell-address="level1.GU15"/>
          </calcext:conditional-format>
          <calcext:conditional-format calcext:target-range-address="level1.GU15:level1.GU15">
            <calcext:condition calcext:apply-style-name="notair" calcext:value="between(0,14)" calcext:base-cell-address="level1.GU15"/>
          </calcext:conditional-format>
          <calcext:conditional-format calcext:target-range-address="level1.GU16:level1.GU16">
            <calcext:condition calcext:apply-style-name="notair" calcext:value="between(0,14)" calcext:base-cell-address="level1.GU16"/>
          </calcext:conditional-format>
          <calcext:conditional-format calcext:target-range-address="level1.GU16:level1.GU16">
            <calcext:condition calcext:apply-style-name="notair" calcext:value="between(0,14)" calcext:base-cell-address="level1.GU16"/>
          </calcext:conditional-format>
          <calcext:conditional-format calcext:target-range-address="level1.GU16:level1.GU16">
            <calcext:condition calcext:apply-style-name="notair" calcext:value="between(0,14)" calcext:base-cell-address="level1.GU16"/>
          </calcext:conditional-format>
          <calcext:conditional-format calcext:target-range-address="level1.GU17:level1.GU17">
            <calcext:condition calcext:apply-style-name="notair" calcext:value="between(0,14)" calcext:base-cell-address="level1.GU17"/>
          </calcext:conditional-format>
          <calcext:conditional-format calcext:target-range-address="level1.GU17:level1.GU17">
            <calcext:condition calcext:apply-style-name="notair" calcext:value="between(0,14)" calcext:base-cell-address="level1.GU17"/>
          </calcext:conditional-format>
          <calcext:conditional-format calcext:target-range-address="level1.GU17:level1.GU17">
            <calcext:condition calcext:apply-style-name="notair" calcext:value="between(0,14)" calcext:base-cell-address="level1.GU17"/>
          </calcext:conditional-format>
          <calcext:conditional-format calcext:target-range-address="level1.GU18:level1.GU18">
            <calcext:condition calcext:apply-style-name="notair" calcext:value="between(0,14)" calcext:base-cell-address="level1.GU18"/>
          </calcext:conditional-format>
          <calcext:conditional-format calcext:target-range-address="level1.GU18:level1.GU18">
            <calcext:condition calcext:apply-style-name="notair" calcext:value="between(0,14)" calcext:base-cell-address="level1.GU18"/>
          </calcext:conditional-format>
          <calcext:conditional-format calcext:target-range-address="level1.GU18:level1.GU18">
            <calcext:condition calcext:apply-style-name="notair" calcext:value="between(0,14)" calcext:base-cell-address="level1.GU18"/>
          </calcext:conditional-format>
          <calcext:conditional-format calcext:target-range-address="level1.GU19:level1.GU19">
            <calcext:condition calcext:apply-style-name="notair" calcext:value="between(0,14)" calcext:base-cell-address="level1.GU19"/>
          </calcext:conditional-format>
          <calcext:conditional-format calcext:target-range-address="level1.GU19:level1.GU19">
            <calcext:condition calcext:apply-style-name="notair" calcext:value="between(0,14)" calcext:base-cell-address="level1.GU19"/>
          </calcext:conditional-format>
          <calcext:conditional-format calcext:target-range-address="level1.GU19:level1.GU19">
            <calcext:condition calcext:apply-style-name="notair" calcext:value="between(0,14)" calcext:base-cell-address="level1.GU19"/>
          </calcext:conditional-format>
          <calcext:conditional-format calcext:target-range-address="level1.GU20:level1.GU20">
            <calcext:condition calcext:apply-style-name="notair" calcext:value="between(0,14)" calcext:base-cell-address="level1.GU20"/>
          </calcext:conditional-format>
          <calcext:conditional-format calcext:target-range-address="level1.GU20:level1.GU20">
            <calcext:condition calcext:apply-style-name="notair" calcext:value="between(0,14)" calcext:base-cell-address="level1.GU20"/>
          </calcext:conditional-format>
          <calcext:conditional-format calcext:target-range-address="level1.GU20:level1.GU20">
            <calcext:condition calcext:apply-style-name="notair" calcext:value="between(0,14)" calcext:base-cell-address="level1.GU20"/>
          </calcext:conditional-format>
          <calcext:conditional-format calcext:target-range-address="level1.GU21:level1.GU21">
            <calcext:condition calcext:apply-style-name="notair" calcext:value="between(0,14)" calcext:base-cell-address="level1.GU21"/>
          </calcext:conditional-format>
          <calcext:conditional-format calcext:target-range-address="level1.GU21:level1.GU21">
            <calcext:condition calcext:apply-style-name="notair" calcext:value="between(0,14)" calcext:base-cell-address="level1.GU21"/>
          </calcext:conditional-format>
          <calcext:conditional-format calcext:target-range-address="level1.GU21:level1.GU21">
            <calcext:condition calcext:apply-style-name="notair" calcext:value="between(0,14)" calcext:base-cell-address="level1.GU21"/>
          </calcext:conditional-format>
          <calcext:conditional-format calcext:target-range-address="level1.GV35:level1.GV1048576 level1.GV1:level1.GV14">
            <calcext:condition calcext:apply-style-name="notair" calcext:value="between(0,14)" calcext:base-cell-address="level1.GV1"/>
          </calcext:conditional-format>
          <calcext:conditional-format calcext:target-range-address="level1.GV35:level1.GV1048576 level1.GV1:level1.GV14">
            <calcext:condition calcext:apply-style-name="notair" calcext:value="between(0,14)" calcext:base-cell-address="level1.GV1"/>
          </calcext:conditional-format>
          <calcext:conditional-format calcext:target-range-address="level1.GV35:level1.GV1048576 level1.GV1:level1.GV14">
            <calcext:condition calcext:apply-style-name="notair" calcext:value="between(0,14)" calcext:base-cell-address="level1.GV1"/>
          </calcext:conditional-format>
          <calcext:conditional-format calcext:target-range-address="level1.GV15:level1.GV15">
            <calcext:condition calcext:apply-style-name="notair" calcext:value="between(0,14)" calcext:base-cell-address="level1.GV15"/>
          </calcext:conditional-format>
          <calcext:conditional-format calcext:target-range-address="level1.GV15:level1.GV15">
            <calcext:condition calcext:apply-style-name="notair" calcext:value="between(0,14)" calcext:base-cell-address="level1.GV15"/>
          </calcext:conditional-format>
          <calcext:conditional-format calcext:target-range-address="level1.GV15:level1.GV15">
            <calcext:condition calcext:apply-style-name="notair" calcext:value="between(0,14)" calcext:base-cell-address="level1.GV15"/>
          </calcext:conditional-format>
          <calcext:conditional-format calcext:target-range-address="level1.GV16:level1.GV16">
            <calcext:condition calcext:apply-style-name="notair" calcext:value="between(0,14)" calcext:base-cell-address="level1.GV16"/>
          </calcext:conditional-format>
          <calcext:conditional-format calcext:target-range-address="level1.GV16:level1.GV16">
            <calcext:condition calcext:apply-style-name="notair" calcext:value="between(0,14)" calcext:base-cell-address="level1.GV16"/>
          </calcext:conditional-format>
          <calcext:conditional-format calcext:target-range-address="level1.GV16:level1.GV16">
            <calcext:condition calcext:apply-style-name="notair" calcext:value="between(0,14)" calcext:base-cell-address="level1.GV16"/>
          </calcext:conditional-format>
          <calcext:conditional-format calcext:target-range-address="level1.GV17:level1.GV17">
            <calcext:condition calcext:apply-style-name="notair" calcext:value="between(0,14)" calcext:base-cell-address="level1.GV17"/>
          </calcext:conditional-format>
          <calcext:conditional-format calcext:target-range-address="level1.GV17:level1.GV17">
            <calcext:condition calcext:apply-style-name="notair" calcext:value="between(0,14)" calcext:base-cell-address="level1.GV17"/>
          </calcext:conditional-format>
          <calcext:conditional-format calcext:target-range-address="level1.GV17:level1.GV17">
            <calcext:condition calcext:apply-style-name="notair" calcext:value="between(0,14)" calcext:base-cell-address="level1.GV17"/>
          </calcext:conditional-format>
          <calcext:conditional-format calcext:target-range-address="level1.GV18:level1.GV18">
            <calcext:condition calcext:apply-style-name="notair" calcext:value="between(0,14)" calcext:base-cell-address="level1.GV18"/>
          </calcext:conditional-format>
          <calcext:conditional-format calcext:target-range-address="level1.GV18:level1.GV18">
            <calcext:condition calcext:apply-style-name="notair" calcext:value="between(0,14)" calcext:base-cell-address="level1.GV18"/>
          </calcext:conditional-format>
          <calcext:conditional-format calcext:target-range-address="level1.GV18:level1.GV18">
            <calcext:condition calcext:apply-style-name="notair" calcext:value="between(0,14)" calcext:base-cell-address="level1.GV18"/>
          </calcext:conditional-format>
          <calcext:conditional-format calcext:target-range-address="level1.GV19:level1.GV19">
            <calcext:condition calcext:apply-style-name="notair" calcext:value="between(0,14)" calcext:base-cell-address="level1.GV19"/>
          </calcext:conditional-format>
          <calcext:conditional-format calcext:target-range-address="level1.GV19:level1.GV19">
            <calcext:condition calcext:apply-style-name="notair" calcext:value="between(0,14)" calcext:base-cell-address="level1.GV19"/>
          </calcext:conditional-format>
          <calcext:conditional-format calcext:target-range-address="level1.GV19:level1.GV19">
            <calcext:condition calcext:apply-style-name="notair" calcext:value="between(0,14)" calcext:base-cell-address="level1.GV19"/>
          </calcext:conditional-format>
          <calcext:conditional-format calcext:target-range-address="level1.GV20:level1.GV20">
            <calcext:condition calcext:apply-style-name="notair" calcext:value="between(0,14)" calcext:base-cell-address="level1.GV20"/>
          </calcext:conditional-format>
          <calcext:conditional-format calcext:target-range-address="level1.GV20:level1.GV20">
            <calcext:condition calcext:apply-style-name="notair" calcext:value="between(0,14)" calcext:base-cell-address="level1.GV20"/>
          </calcext:conditional-format>
          <calcext:conditional-format calcext:target-range-address="level1.GV20:level1.GV20">
            <calcext:condition calcext:apply-style-name="notair" calcext:value="between(0,14)" calcext:base-cell-address="level1.GV20"/>
          </calcext:conditional-format>
          <calcext:conditional-format calcext:target-range-address="level1.GV21:level1.GV21">
            <calcext:condition calcext:apply-style-name="notair" calcext:value="between(0,14)" calcext:base-cell-address="level1.GV21"/>
          </calcext:conditional-format>
          <calcext:conditional-format calcext:target-range-address="level1.GV21:level1.GV21">
            <calcext:condition calcext:apply-style-name="notair" calcext:value="between(0,14)" calcext:base-cell-address="level1.GV21"/>
          </calcext:conditional-format>
          <calcext:conditional-format calcext:target-range-address="level1.GV21:level1.GV21">
            <calcext:condition calcext:apply-style-name="notair" calcext:value="between(0,14)" calcext:base-cell-address="level1.GV21"/>
          </calcext:conditional-format>
          <calcext:conditional-format calcext:target-range-address="level1.GW35:level1.GW1048576 level1.GW1:level1.GW14">
            <calcext:condition calcext:apply-style-name="notair" calcext:value="between(0,14)" calcext:base-cell-address="level1.GW1"/>
          </calcext:conditional-format>
          <calcext:conditional-format calcext:target-range-address="level1.GW35:level1.GW1048576 level1.GW1:level1.GW14">
            <calcext:condition calcext:apply-style-name="notair" calcext:value="between(0,14)" calcext:base-cell-address="level1.GW1"/>
          </calcext:conditional-format>
          <calcext:conditional-format calcext:target-range-address="level1.GW35:level1.GW1048576 level1.GW1:level1.GW14">
            <calcext:condition calcext:apply-style-name="notair" calcext:value="between(0,14)" calcext:base-cell-address="level1.GW1"/>
          </calcext:conditional-format>
          <calcext:conditional-format calcext:target-range-address="level1.GW15:level1.GW15">
            <calcext:condition calcext:apply-style-name="notair" calcext:value="between(0,14)" calcext:base-cell-address="level1.GW15"/>
          </calcext:conditional-format>
          <calcext:conditional-format calcext:target-range-address="level1.GW15:level1.GW15">
            <calcext:condition calcext:apply-style-name="notair" calcext:value="between(0,14)" calcext:base-cell-address="level1.GW15"/>
          </calcext:conditional-format>
          <calcext:conditional-format calcext:target-range-address="level1.GW15:level1.GW15">
            <calcext:condition calcext:apply-style-name="notair" calcext:value="between(0,14)" calcext:base-cell-address="level1.GW15"/>
          </calcext:conditional-format>
          <calcext:conditional-format calcext:target-range-address="level1.GW16:level1.GW16">
            <calcext:condition calcext:apply-style-name="notair" calcext:value="between(0,14)" calcext:base-cell-address="level1.GW16"/>
          </calcext:conditional-format>
          <calcext:conditional-format calcext:target-range-address="level1.GW16:level1.GW16">
            <calcext:condition calcext:apply-style-name="notair" calcext:value="between(0,14)" calcext:base-cell-address="level1.GW16"/>
          </calcext:conditional-format>
          <calcext:conditional-format calcext:target-range-address="level1.GW16:level1.GW16">
            <calcext:condition calcext:apply-style-name="notair" calcext:value="between(0,14)" calcext:base-cell-address="level1.GW16"/>
          </calcext:conditional-format>
          <calcext:conditional-format calcext:target-range-address="level1.GW17:level1.GW17">
            <calcext:condition calcext:apply-style-name="notair" calcext:value="between(0,14)" calcext:base-cell-address="level1.GW17"/>
          </calcext:conditional-format>
          <calcext:conditional-format calcext:target-range-address="level1.GW17:level1.GW17">
            <calcext:condition calcext:apply-style-name="notair" calcext:value="between(0,14)" calcext:base-cell-address="level1.GW17"/>
          </calcext:conditional-format>
          <calcext:conditional-format calcext:target-range-address="level1.GW17:level1.GW17">
            <calcext:condition calcext:apply-style-name="notair" calcext:value="between(0,14)" calcext:base-cell-address="level1.GW17"/>
          </calcext:conditional-format>
          <calcext:conditional-format calcext:target-range-address="level1.GW18:level1.GW18">
            <calcext:condition calcext:apply-style-name="notair" calcext:value="between(0,14)" calcext:base-cell-address="level1.GW18"/>
          </calcext:conditional-format>
          <calcext:conditional-format calcext:target-range-address="level1.GW18:level1.GW18">
            <calcext:condition calcext:apply-style-name="notair" calcext:value="between(0,14)" calcext:base-cell-address="level1.GW18"/>
          </calcext:conditional-format>
          <calcext:conditional-format calcext:target-range-address="level1.GW18:level1.GW18">
            <calcext:condition calcext:apply-style-name="notair" calcext:value="between(0,14)" calcext:base-cell-address="level1.GW18"/>
          </calcext:conditional-format>
          <calcext:conditional-format calcext:target-range-address="level1.GW19:level1.GW19">
            <calcext:condition calcext:apply-style-name="notair" calcext:value="between(0,14)" calcext:base-cell-address="level1.GW19"/>
          </calcext:conditional-format>
          <calcext:conditional-format calcext:target-range-address="level1.GW19:level1.GW19">
            <calcext:condition calcext:apply-style-name="notair" calcext:value="between(0,14)" calcext:base-cell-address="level1.GW19"/>
          </calcext:conditional-format>
          <calcext:conditional-format calcext:target-range-address="level1.GW19:level1.GW19">
            <calcext:condition calcext:apply-style-name="notair" calcext:value="between(0,14)" calcext:base-cell-address="level1.GW19"/>
          </calcext:conditional-format>
          <calcext:conditional-format calcext:target-range-address="level1.GW20:level1.GW20">
            <calcext:condition calcext:apply-style-name="notair" calcext:value="between(0,14)" calcext:base-cell-address="level1.GW20"/>
          </calcext:conditional-format>
          <calcext:conditional-format calcext:target-range-address="level1.GW20:level1.GW20">
            <calcext:condition calcext:apply-style-name="notair" calcext:value="between(0,14)" calcext:base-cell-address="level1.GW20"/>
          </calcext:conditional-format>
          <calcext:conditional-format calcext:target-range-address="level1.GW20:level1.GW20">
            <calcext:condition calcext:apply-style-name="notair" calcext:value="between(0,14)" calcext:base-cell-address="level1.GW20"/>
          </calcext:conditional-format>
          <calcext:conditional-format calcext:target-range-address="level1.GW21:level1.GW21">
            <calcext:condition calcext:apply-style-name="notair" calcext:value="between(0,14)" calcext:base-cell-address="level1.GW21"/>
          </calcext:conditional-format>
          <calcext:conditional-format calcext:target-range-address="level1.GW21:level1.GW21">
            <calcext:condition calcext:apply-style-name="notair" calcext:value="between(0,14)" calcext:base-cell-address="level1.GW21"/>
          </calcext:conditional-format>
          <calcext:conditional-format calcext:target-range-address="level1.GW21:level1.GW21">
            <calcext:condition calcext:apply-style-name="notair" calcext:value="between(0,14)" calcext:base-cell-address="level1.GW21"/>
          </calcext:conditional-format>
          <calcext:conditional-format calcext:target-range-address="level1.GX35:level1.GX1048576 level1.GX1:level1.GX14">
            <calcext:condition calcext:apply-style-name="notair" calcext:value="between(0,14)" calcext:base-cell-address="level1.GX1"/>
          </calcext:conditional-format>
          <calcext:conditional-format calcext:target-range-address="level1.GX35:level1.GX1048576 level1.GX1:level1.GX14">
            <calcext:condition calcext:apply-style-name="notair" calcext:value="between(0,14)" calcext:base-cell-address="level1.GX1"/>
          </calcext:conditional-format>
          <calcext:conditional-format calcext:target-range-address="level1.GX35:level1.GX1048576 level1.GX1:level1.GX14">
            <calcext:condition calcext:apply-style-name="notair" calcext:value="between(0,14)" calcext:base-cell-address="level1.GX1"/>
          </calcext:conditional-format>
          <calcext:conditional-format calcext:target-range-address="level1.GX15:level1.GX15">
            <calcext:condition calcext:apply-style-name="notair" calcext:value="between(0,14)" calcext:base-cell-address="level1.GX15"/>
          </calcext:conditional-format>
          <calcext:conditional-format calcext:target-range-address="level1.GX15:level1.GX15">
            <calcext:condition calcext:apply-style-name="notair" calcext:value="between(0,14)" calcext:base-cell-address="level1.GX15"/>
          </calcext:conditional-format>
          <calcext:conditional-format calcext:target-range-address="level1.GX15:level1.GX15">
            <calcext:condition calcext:apply-style-name="notair" calcext:value="between(0,14)" calcext:base-cell-address="level1.GX15"/>
          </calcext:conditional-format>
          <calcext:conditional-format calcext:target-range-address="level1.GX16:level1.GX16">
            <calcext:condition calcext:apply-style-name="notair" calcext:value="between(0,14)" calcext:base-cell-address="level1.GX16"/>
          </calcext:conditional-format>
          <calcext:conditional-format calcext:target-range-address="level1.GX16:level1.GX16">
            <calcext:condition calcext:apply-style-name="notair" calcext:value="between(0,14)" calcext:base-cell-address="level1.GX16"/>
          </calcext:conditional-format>
          <calcext:conditional-format calcext:target-range-address="level1.GX16:level1.GX16">
            <calcext:condition calcext:apply-style-name="notair" calcext:value="between(0,14)" calcext:base-cell-address="level1.GX16"/>
          </calcext:conditional-format>
          <calcext:conditional-format calcext:target-range-address="level1.GX17:level1.GX17">
            <calcext:condition calcext:apply-style-name="notair" calcext:value="between(0,14)" calcext:base-cell-address="level1.GX17"/>
          </calcext:conditional-format>
          <calcext:conditional-format calcext:target-range-address="level1.GX17:level1.GX17">
            <calcext:condition calcext:apply-style-name="notair" calcext:value="between(0,14)" calcext:base-cell-address="level1.GX17"/>
          </calcext:conditional-format>
          <calcext:conditional-format calcext:target-range-address="level1.GX17:level1.GX17">
            <calcext:condition calcext:apply-style-name="notair" calcext:value="between(0,14)" calcext:base-cell-address="level1.GX17"/>
          </calcext:conditional-format>
          <calcext:conditional-format calcext:target-range-address="level1.GX18:level1.GX18">
            <calcext:condition calcext:apply-style-name="notair" calcext:value="between(0,14)" calcext:base-cell-address="level1.GX18"/>
          </calcext:conditional-format>
          <calcext:conditional-format calcext:target-range-address="level1.GX18:level1.GX18">
            <calcext:condition calcext:apply-style-name="notair" calcext:value="between(0,14)" calcext:base-cell-address="level1.GX18"/>
          </calcext:conditional-format>
          <calcext:conditional-format calcext:target-range-address="level1.GX18:level1.GX18">
            <calcext:condition calcext:apply-style-name="notair" calcext:value="between(0,14)" calcext:base-cell-address="level1.GX18"/>
          </calcext:conditional-format>
          <calcext:conditional-format calcext:target-range-address="level1.GX19:level1.GX19">
            <calcext:condition calcext:apply-style-name="notair" calcext:value="between(0,14)" calcext:base-cell-address="level1.GX19"/>
          </calcext:conditional-format>
          <calcext:conditional-format calcext:target-range-address="level1.GX19:level1.GX19">
            <calcext:condition calcext:apply-style-name="notair" calcext:value="between(0,14)" calcext:base-cell-address="level1.GX19"/>
          </calcext:conditional-format>
          <calcext:conditional-format calcext:target-range-address="level1.GX19:level1.GX19">
            <calcext:condition calcext:apply-style-name="notair" calcext:value="between(0,14)" calcext:base-cell-address="level1.GX19"/>
          </calcext:conditional-format>
          <calcext:conditional-format calcext:target-range-address="level1.GX20:level1.GX20">
            <calcext:condition calcext:apply-style-name="notair" calcext:value="between(0,14)" calcext:base-cell-address="level1.GX20"/>
          </calcext:conditional-format>
          <calcext:conditional-format calcext:target-range-address="level1.GX20:level1.GX20">
            <calcext:condition calcext:apply-style-name="notair" calcext:value="between(0,14)" calcext:base-cell-address="level1.GX20"/>
          </calcext:conditional-format>
          <calcext:conditional-format calcext:target-range-address="level1.GX20:level1.GX20">
            <calcext:condition calcext:apply-style-name="notair" calcext:value="between(0,14)" calcext:base-cell-address="level1.GX20"/>
          </calcext:conditional-format>
          <calcext:conditional-format calcext:target-range-address="level1.GX21:level1.GX21">
            <calcext:condition calcext:apply-style-name="notair" calcext:value="between(0,14)" calcext:base-cell-address="level1.GX21"/>
          </calcext:conditional-format>
          <calcext:conditional-format calcext:target-range-address="level1.GX21:level1.GX21">
            <calcext:condition calcext:apply-style-name="notair" calcext:value="between(0,14)" calcext:base-cell-address="level1.GX21"/>
          </calcext:conditional-format>
          <calcext:conditional-format calcext:target-range-address="level1.GX21:level1.GX21">
            <calcext:condition calcext:apply-style-name="notair" calcext:value="between(0,14)" calcext:base-cell-address="level1.GX21"/>
          </calcext:conditional-format>
          <calcext:conditional-format calcext:target-range-address="level1.GY35:level1.GY1048576 level1.GY1:level1.GY14">
            <calcext:condition calcext:apply-style-name="notair" calcext:value="between(0,14)" calcext:base-cell-address="level1.GY1"/>
          </calcext:conditional-format>
          <calcext:conditional-format calcext:target-range-address="level1.GY35:level1.GY1048576 level1.GY1:level1.GY14">
            <calcext:condition calcext:apply-style-name="notair" calcext:value="between(0,14)" calcext:base-cell-address="level1.GY1"/>
          </calcext:conditional-format>
          <calcext:conditional-format calcext:target-range-address="level1.GY35:level1.GY1048576 level1.GY1:level1.GY14">
            <calcext:condition calcext:apply-style-name="notair" calcext:value="between(0,14)" calcext:base-cell-address="level1.GY1"/>
          </calcext:conditional-format>
          <calcext:conditional-format calcext:target-range-address="level1.GY15:level1.GY15">
            <calcext:condition calcext:apply-style-name="notair" calcext:value="between(0,14)" calcext:base-cell-address="level1.GY15"/>
          </calcext:conditional-format>
          <calcext:conditional-format calcext:target-range-address="level1.GY15:level1.GY15">
            <calcext:condition calcext:apply-style-name="notair" calcext:value="between(0,14)" calcext:base-cell-address="level1.GY15"/>
          </calcext:conditional-format>
          <calcext:conditional-format calcext:target-range-address="level1.GY15:level1.GY15">
            <calcext:condition calcext:apply-style-name="notair" calcext:value="between(0,14)" calcext:base-cell-address="level1.GY15"/>
          </calcext:conditional-format>
          <calcext:conditional-format calcext:target-range-address="level1.GY16:level1.GY16">
            <calcext:condition calcext:apply-style-name="notair" calcext:value="between(0,14)" calcext:base-cell-address="level1.GY16"/>
          </calcext:conditional-format>
          <calcext:conditional-format calcext:target-range-address="level1.GY16:level1.GY16">
            <calcext:condition calcext:apply-style-name="notair" calcext:value="between(0,14)" calcext:base-cell-address="level1.GY16"/>
          </calcext:conditional-format>
          <calcext:conditional-format calcext:target-range-address="level1.GY16:level1.GY16">
            <calcext:condition calcext:apply-style-name="notair" calcext:value="between(0,14)" calcext:base-cell-address="level1.GY16"/>
          </calcext:conditional-format>
          <calcext:conditional-format calcext:target-range-address="level1.GY17:level1.GY17">
            <calcext:condition calcext:apply-style-name="notair" calcext:value="between(0,14)" calcext:base-cell-address="level1.GY17"/>
          </calcext:conditional-format>
          <calcext:conditional-format calcext:target-range-address="level1.GY17:level1.GY17">
            <calcext:condition calcext:apply-style-name="notair" calcext:value="between(0,14)" calcext:base-cell-address="level1.GY17"/>
          </calcext:conditional-format>
          <calcext:conditional-format calcext:target-range-address="level1.GY17:level1.GY17">
            <calcext:condition calcext:apply-style-name="notair" calcext:value="between(0,14)" calcext:base-cell-address="level1.GY17"/>
          </calcext:conditional-format>
          <calcext:conditional-format calcext:target-range-address="level1.GY18:level1.GY18">
            <calcext:condition calcext:apply-style-name="notair" calcext:value="between(0,14)" calcext:base-cell-address="level1.GY18"/>
          </calcext:conditional-format>
          <calcext:conditional-format calcext:target-range-address="level1.GY18:level1.GY18">
            <calcext:condition calcext:apply-style-name="notair" calcext:value="between(0,14)" calcext:base-cell-address="level1.GY18"/>
          </calcext:conditional-format>
          <calcext:conditional-format calcext:target-range-address="level1.GY18:level1.GY18">
            <calcext:condition calcext:apply-style-name="notair" calcext:value="between(0,14)" calcext:base-cell-address="level1.GY18"/>
          </calcext:conditional-format>
          <calcext:conditional-format calcext:target-range-address="level1.GY19:level1.GY19">
            <calcext:condition calcext:apply-style-name="notair" calcext:value="between(0,14)" calcext:base-cell-address="level1.GY19"/>
          </calcext:conditional-format>
          <calcext:conditional-format calcext:target-range-address="level1.GY19:level1.GY19">
            <calcext:condition calcext:apply-style-name="notair" calcext:value="between(0,14)" calcext:base-cell-address="level1.GY19"/>
          </calcext:conditional-format>
          <calcext:conditional-format calcext:target-range-address="level1.GY19:level1.GY19">
            <calcext:condition calcext:apply-style-name="notair" calcext:value="between(0,14)" calcext:base-cell-address="level1.GY19"/>
          </calcext:conditional-format>
          <calcext:conditional-format calcext:target-range-address="level1.GY20:level1.GY20">
            <calcext:condition calcext:apply-style-name="notair" calcext:value="between(0,14)" calcext:base-cell-address="level1.GY20"/>
          </calcext:conditional-format>
          <calcext:conditional-format calcext:target-range-address="level1.GY20:level1.GY20">
            <calcext:condition calcext:apply-style-name="notair" calcext:value="between(0,14)" calcext:base-cell-address="level1.GY20"/>
          </calcext:conditional-format>
          <calcext:conditional-format calcext:target-range-address="level1.GY20:level1.GY20">
            <calcext:condition calcext:apply-style-name="notair" calcext:value="between(0,14)" calcext:base-cell-address="level1.GY20"/>
          </calcext:conditional-format>
          <calcext:conditional-format calcext:target-range-address="level1.GY21:level1.GY21">
            <calcext:condition calcext:apply-style-name="notair" calcext:value="between(0,14)" calcext:base-cell-address="level1.GY21"/>
          </calcext:conditional-format>
          <calcext:conditional-format calcext:target-range-address="level1.GY21:level1.GY21">
            <calcext:condition calcext:apply-style-name="notair" calcext:value="between(0,14)" calcext:base-cell-address="level1.GY21"/>
          </calcext:conditional-format>
          <calcext:conditional-format calcext:target-range-address="level1.GY21:level1.GY21">
            <calcext:condition calcext:apply-style-name="notair" calcext:value="between(0,14)" calcext:base-cell-address="level1.GY21"/>
          </calcext:conditional-format>
          <calcext:conditional-format calcext:target-range-address="level1.GZ35:level1.GZ1048576 level1.GZ1:level1.GZ14">
            <calcext:condition calcext:apply-style-name="notair" calcext:value="between(0,14)" calcext:base-cell-address="level1.GZ1"/>
          </calcext:conditional-format>
          <calcext:conditional-format calcext:target-range-address="level1.GZ35:level1.GZ1048576 level1.GZ1:level1.GZ14">
            <calcext:condition calcext:apply-style-name="notair" calcext:value="between(0,14)" calcext:base-cell-address="level1.GZ1"/>
          </calcext:conditional-format>
          <calcext:conditional-format calcext:target-range-address="level1.GZ35:level1.GZ1048576 level1.GZ1:level1.GZ14">
            <calcext:condition calcext:apply-style-name="notair" calcext:value="between(0,14)" calcext:base-cell-address="level1.GZ1"/>
          </calcext:conditional-format>
          <calcext:conditional-format calcext:target-range-address="level1.GZ15:level1.GZ15">
            <calcext:condition calcext:apply-style-name="notair" calcext:value="between(0,14)" calcext:base-cell-address="level1.GZ15"/>
          </calcext:conditional-format>
          <calcext:conditional-format calcext:target-range-address="level1.GZ15:level1.GZ15">
            <calcext:condition calcext:apply-style-name="notair" calcext:value="between(0,14)" calcext:base-cell-address="level1.GZ15"/>
          </calcext:conditional-format>
          <calcext:conditional-format calcext:target-range-address="level1.GZ15:level1.GZ15">
            <calcext:condition calcext:apply-style-name="notair" calcext:value="between(0,14)" calcext:base-cell-address="level1.GZ15"/>
          </calcext:conditional-format>
          <calcext:conditional-format calcext:target-range-address="level1.GZ16:level1.GZ16">
            <calcext:condition calcext:apply-style-name="notair" calcext:value="between(0,14)" calcext:base-cell-address="level1.GZ16"/>
          </calcext:conditional-format>
          <calcext:conditional-format calcext:target-range-address="level1.GZ16:level1.GZ16">
            <calcext:condition calcext:apply-style-name="notair" calcext:value="between(0,14)" calcext:base-cell-address="level1.GZ16"/>
          </calcext:conditional-format>
          <calcext:conditional-format calcext:target-range-address="level1.GZ16:level1.GZ16">
            <calcext:condition calcext:apply-style-name="notair" calcext:value="between(0,14)" calcext:base-cell-address="level1.GZ16"/>
          </calcext:conditional-format>
          <calcext:conditional-format calcext:target-range-address="level1.GZ17:level1.GZ17">
            <calcext:condition calcext:apply-style-name="notair" calcext:value="between(0,14)" calcext:base-cell-address="level1.GZ17"/>
          </calcext:conditional-format>
          <calcext:conditional-format calcext:target-range-address="level1.GZ17:level1.GZ17">
            <calcext:condition calcext:apply-style-name="notair" calcext:value="between(0,14)" calcext:base-cell-address="level1.GZ17"/>
          </calcext:conditional-format>
          <calcext:conditional-format calcext:target-range-address="level1.GZ17:level1.GZ17">
            <calcext:condition calcext:apply-style-name="notair" calcext:value="between(0,14)" calcext:base-cell-address="level1.GZ17"/>
          </calcext:conditional-format>
          <calcext:conditional-format calcext:target-range-address="level1.GZ18:level1.GZ18">
            <calcext:condition calcext:apply-style-name="notair" calcext:value="between(0,14)" calcext:base-cell-address="level1.GZ18"/>
          </calcext:conditional-format>
          <calcext:conditional-format calcext:target-range-address="level1.GZ18:level1.GZ18">
            <calcext:condition calcext:apply-style-name="notair" calcext:value="between(0,14)" calcext:base-cell-address="level1.GZ18"/>
          </calcext:conditional-format>
          <calcext:conditional-format calcext:target-range-address="level1.GZ18:level1.GZ18">
            <calcext:condition calcext:apply-style-name="notair" calcext:value="between(0,14)" calcext:base-cell-address="level1.GZ18"/>
          </calcext:conditional-format>
          <calcext:conditional-format calcext:target-range-address="level1.GZ19:level1.GZ19">
            <calcext:condition calcext:apply-style-name="notair" calcext:value="between(0,14)" calcext:base-cell-address="level1.GZ19"/>
          </calcext:conditional-format>
          <calcext:conditional-format calcext:target-range-address="level1.GZ19:level1.GZ19">
            <calcext:condition calcext:apply-style-name="notair" calcext:value="between(0,14)" calcext:base-cell-address="level1.GZ19"/>
          </calcext:conditional-format>
          <calcext:conditional-format calcext:target-range-address="level1.GZ19:level1.GZ19">
            <calcext:condition calcext:apply-style-name="notair" calcext:value="between(0,14)" calcext:base-cell-address="level1.GZ19"/>
          </calcext:conditional-format>
          <calcext:conditional-format calcext:target-range-address="level1.GZ20:level1.GZ20">
            <calcext:condition calcext:apply-style-name="notair" calcext:value="between(0,14)" calcext:base-cell-address="level1.GZ20"/>
          </calcext:conditional-format>
          <calcext:conditional-format calcext:target-range-address="level1.GZ20:level1.GZ20">
            <calcext:condition calcext:apply-style-name="notair" calcext:value="between(0,14)" calcext:base-cell-address="level1.GZ20"/>
          </calcext:conditional-format>
          <calcext:conditional-format calcext:target-range-address="level1.GZ20:level1.GZ20">
            <calcext:condition calcext:apply-style-name="notair" calcext:value="between(0,14)" calcext:base-cell-address="level1.GZ20"/>
          </calcext:conditional-format>
          <calcext:conditional-format calcext:target-range-address="level1.GZ21:level1.GZ21">
            <calcext:condition calcext:apply-style-name="notair" calcext:value="between(0,14)" calcext:base-cell-address="level1.GZ21"/>
          </calcext:conditional-format>
          <calcext:conditional-format calcext:target-range-address="level1.GZ21:level1.GZ21">
            <calcext:condition calcext:apply-style-name="notair" calcext:value="between(0,14)" calcext:base-cell-address="level1.GZ21"/>
          </calcext:conditional-format>
          <calcext:conditional-format calcext:target-range-address="level1.GZ21:level1.GZ21">
            <calcext:condition calcext:apply-style-name="notair" calcext:value="between(0,14)" calcext:base-cell-address="level1.GZ21"/>
          </calcext:conditional-format>
          <calcext:conditional-format calcext:target-range-address="level1.HA35:level1.HA1048576 level1.HA1:level1.HA14">
            <calcext:condition calcext:apply-style-name="notair" calcext:value="between(0,14)" calcext:base-cell-address="level1.HA1"/>
          </calcext:conditional-format>
          <calcext:conditional-format calcext:target-range-address="level1.HA35:level1.HA1048576 level1.HA1:level1.HA14">
            <calcext:condition calcext:apply-style-name="notair" calcext:value="between(0,14)" calcext:base-cell-address="level1.HA1"/>
          </calcext:conditional-format>
          <calcext:conditional-format calcext:target-range-address="level1.HA35:level1.HA1048576 level1.HA1:level1.HA14">
            <calcext:condition calcext:apply-style-name="notair" calcext:value="between(0,14)" calcext:base-cell-address="level1.HA1"/>
          </calcext:conditional-format>
          <calcext:conditional-format calcext:target-range-address="level1.HA15:level1.HA15">
            <calcext:condition calcext:apply-style-name="notair" calcext:value="between(0,14)" calcext:base-cell-address="level1.HA15"/>
          </calcext:conditional-format>
          <calcext:conditional-format calcext:target-range-address="level1.HA15:level1.HA15">
            <calcext:condition calcext:apply-style-name="notair" calcext:value="between(0,14)" calcext:base-cell-address="level1.HA15"/>
          </calcext:conditional-format>
          <calcext:conditional-format calcext:target-range-address="level1.HA15:level1.HA15">
            <calcext:condition calcext:apply-style-name="notair" calcext:value="between(0,14)" calcext:base-cell-address="level1.HA15"/>
          </calcext:conditional-format>
          <calcext:conditional-format calcext:target-range-address="level1.HA16:level1.HA16">
            <calcext:condition calcext:apply-style-name="notair" calcext:value="between(0,14)" calcext:base-cell-address="level1.HA16"/>
          </calcext:conditional-format>
          <calcext:conditional-format calcext:target-range-address="level1.HA16:level1.HA16">
            <calcext:condition calcext:apply-style-name="notair" calcext:value="between(0,14)" calcext:base-cell-address="level1.HA16"/>
          </calcext:conditional-format>
          <calcext:conditional-format calcext:target-range-address="level1.HA16:level1.HA16">
            <calcext:condition calcext:apply-style-name="notair" calcext:value="between(0,14)" calcext:base-cell-address="level1.HA16"/>
          </calcext:conditional-format>
          <calcext:conditional-format calcext:target-range-address="level1.HA17:level1.HA17">
            <calcext:condition calcext:apply-style-name="notair" calcext:value="between(0,14)" calcext:base-cell-address="level1.HA17"/>
          </calcext:conditional-format>
          <calcext:conditional-format calcext:target-range-address="level1.HA17:level1.HA17">
            <calcext:condition calcext:apply-style-name="notair" calcext:value="between(0,14)" calcext:base-cell-address="level1.HA17"/>
          </calcext:conditional-format>
          <calcext:conditional-format calcext:target-range-address="level1.HA17:level1.HA17">
            <calcext:condition calcext:apply-style-name="notair" calcext:value="between(0,14)" calcext:base-cell-address="level1.HA17"/>
          </calcext:conditional-format>
          <calcext:conditional-format calcext:target-range-address="level1.HA18:level1.HA18">
            <calcext:condition calcext:apply-style-name="notair" calcext:value="between(0,14)" calcext:base-cell-address="level1.HA18"/>
          </calcext:conditional-format>
          <calcext:conditional-format calcext:target-range-address="level1.HA18:level1.HA18">
            <calcext:condition calcext:apply-style-name="notair" calcext:value="between(0,14)" calcext:base-cell-address="level1.HA18"/>
          </calcext:conditional-format>
          <calcext:conditional-format calcext:target-range-address="level1.HA18:level1.HA18">
            <calcext:condition calcext:apply-style-name="notair" calcext:value="between(0,14)" calcext:base-cell-address="level1.HA18"/>
          </calcext:conditional-format>
          <calcext:conditional-format calcext:target-range-address="level1.HA19:level1.HA19">
            <calcext:condition calcext:apply-style-name="notair" calcext:value="between(0,14)" calcext:base-cell-address="level1.HA19"/>
          </calcext:conditional-format>
          <calcext:conditional-format calcext:target-range-address="level1.HA19:level1.HA19">
            <calcext:condition calcext:apply-style-name="notair" calcext:value="between(0,14)" calcext:base-cell-address="level1.HA19"/>
          </calcext:conditional-format>
          <calcext:conditional-format calcext:target-range-address="level1.HA19:level1.HA19">
            <calcext:condition calcext:apply-style-name="notair" calcext:value="between(0,14)" calcext:base-cell-address="level1.HA19"/>
          </calcext:conditional-format>
          <calcext:conditional-format calcext:target-range-address="level1.HA20:level1.HA20">
            <calcext:condition calcext:apply-style-name="notair" calcext:value="between(0,14)" calcext:base-cell-address="level1.HA20"/>
          </calcext:conditional-format>
          <calcext:conditional-format calcext:target-range-address="level1.HA20:level1.HA20">
            <calcext:condition calcext:apply-style-name="notair" calcext:value="between(0,14)" calcext:base-cell-address="level1.HA20"/>
          </calcext:conditional-format>
          <calcext:conditional-format calcext:target-range-address="level1.HA20:level1.HA20">
            <calcext:condition calcext:apply-style-name="notair" calcext:value="between(0,14)" calcext:base-cell-address="level1.HA20"/>
          </calcext:conditional-format>
          <calcext:conditional-format calcext:target-range-address="level1.HA21:level1.HA21">
            <calcext:condition calcext:apply-style-name="notair" calcext:value="between(0,14)" calcext:base-cell-address="level1.HA21"/>
          </calcext:conditional-format>
          <calcext:conditional-format calcext:target-range-address="level1.HA21:level1.HA21">
            <calcext:condition calcext:apply-style-name="notair" calcext:value="between(0,14)" calcext:base-cell-address="level1.HA21"/>
          </calcext:conditional-format>
          <calcext:conditional-format calcext:target-range-address="level1.HA21:level1.HA21">
            <calcext:condition calcext:apply-style-name="notair" calcext:value="between(0,14)" calcext:base-cell-address="level1.HA21"/>
          </calcext:conditional-format>
          <calcext:conditional-format calcext:target-range-address="level1.HB35:level1.HB1048576 level1.HB1:level1.HB14">
            <calcext:condition calcext:apply-style-name="notair" calcext:value="between(0,14)" calcext:base-cell-address="level1.HB1"/>
          </calcext:conditional-format>
          <calcext:conditional-format calcext:target-range-address="level1.HB35:level1.HB1048576 level1.HB1:level1.HB14">
            <calcext:condition calcext:apply-style-name="notair" calcext:value="between(0,14)" calcext:base-cell-address="level1.HB1"/>
          </calcext:conditional-format>
          <calcext:conditional-format calcext:target-range-address="level1.HB35:level1.HB1048576 level1.HB1:level1.HB14">
            <calcext:condition calcext:apply-style-name="notair" calcext:value="between(0,14)" calcext:base-cell-address="level1.HB1"/>
          </calcext:conditional-format>
          <calcext:conditional-format calcext:target-range-address="level1.HB15:level1.HB15">
            <calcext:condition calcext:apply-style-name="notair" calcext:value="between(0,14)" calcext:base-cell-address="level1.HB15"/>
          </calcext:conditional-format>
          <calcext:conditional-format calcext:target-range-address="level1.HB15:level1.HB15">
            <calcext:condition calcext:apply-style-name="notair" calcext:value="between(0,14)" calcext:base-cell-address="level1.HB15"/>
          </calcext:conditional-format>
          <calcext:conditional-format calcext:target-range-address="level1.HB15:level1.HB15">
            <calcext:condition calcext:apply-style-name="notair" calcext:value="between(0,14)" calcext:base-cell-address="level1.HB15"/>
          </calcext:conditional-format>
          <calcext:conditional-format calcext:target-range-address="level1.HB16:level1.HB16">
            <calcext:condition calcext:apply-style-name="notair" calcext:value="between(0,14)" calcext:base-cell-address="level1.HB16"/>
          </calcext:conditional-format>
          <calcext:conditional-format calcext:target-range-address="level1.HB16:level1.HB16">
            <calcext:condition calcext:apply-style-name="notair" calcext:value="between(0,14)" calcext:base-cell-address="level1.HB16"/>
          </calcext:conditional-format>
          <calcext:conditional-format calcext:target-range-address="level1.HB16:level1.HB16">
            <calcext:condition calcext:apply-style-name="notair" calcext:value="between(0,14)" calcext:base-cell-address="level1.HB16"/>
          </calcext:conditional-format>
          <calcext:conditional-format calcext:target-range-address="level1.HB17:level1.HB17">
            <calcext:condition calcext:apply-style-name="notair" calcext:value="between(0,14)" calcext:base-cell-address="level1.HB17"/>
          </calcext:conditional-format>
          <calcext:conditional-format calcext:target-range-address="level1.HB17:level1.HB17">
            <calcext:condition calcext:apply-style-name="notair" calcext:value="between(0,14)" calcext:base-cell-address="level1.HB17"/>
          </calcext:conditional-format>
          <calcext:conditional-format calcext:target-range-address="level1.HB17:level1.HB17">
            <calcext:condition calcext:apply-style-name="notair" calcext:value="between(0,14)" calcext:base-cell-address="level1.HB17"/>
          </calcext:conditional-format>
          <calcext:conditional-format calcext:target-range-address="level1.HB18:level1.HB18">
            <calcext:condition calcext:apply-style-name="notair" calcext:value="between(0,14)" calcext:base-cell-address="level1.HB18"/>
          </calcext:conditional-format>
          <calcext:conditional-format calcext:target-range-address="level1.HB18:level1.HB18">
            <calcext:condition calcext:apply-style-name="notair" calcext:value="between(0,14)" calcext:base-cell-address="level1.HB18"/>
          </calcext:conditional-format>
          <calcext:conditional-format calcext:target-range-address="level1.HB18:level1.HB18">
            <calcext:condition calcext:apply-style-name="notair" calcext:value="between(0,14)" calcext:base-cell-address="level1.HB18"/>
          </calcext:conditional-format>
          <calcext:conditional-format calcext:target-range-address="level1.HB19:level1.HB19">
            <calcext:condition calcext:apply-style-name="notair" calcext:value="between(0,14)" calcext:base-cell-address="level1.HB19"/>
          </calcext:conditional-format>
          <calcext:conditional-format calcext:target-range-address="level1.HB19:level1.HB19">
            <calcext:condition calcext:apply-style-name="notair" calcext:value="between(0,14)" calcext:base-cell-address="level1.HB19"/>
          </calcext:conditional-format>
          <calcext:conditional-format calcext:target-range-address="level1.HB19:level1.HB19">
            <calcext:condition calcext:apply-style-name="notair" calcext:value="between(0,14)" calcext:base-cell-address="level1.HB19"/>
          </calcext:conditional-format>
          <calcext:conditional-format calcext:target-range-address="level1.HB20:level1.HB20">
            <calcext:condition calcext:apply-style-name="notair" calcext:value="between(0,14)" calcext:base-cell-address="level1.HB20"/>
          </calcext:conditional-format>
          <calcext:conditional-format calcext:target-range-address="level1.HB20:level1.HB20">
            <calcext:condition calcext:apply-style-name="notair" calcext:value="between(0,14)" calcext:base-cell-address="level1.HB20"/>
          </calcext:conditional-format>
          <calcext:conditional-format calcext:target-range-address="level1.HB20:level1.HB20">
            <calcext:condition calcext:apply-style-name="notair" calcext:value="between(0,14)" calcext:base-cell-address="level1.HB20"/>
          </calcext:conditional-format>
          <calcext:conditional-format calcext:target-range-address="level1.HB21:level1.HB21">
            <calcext:condition calcext:apply-style-name="notair" calcext:value="between(0,14)" calcext:base-cell-address="level1.HB21"/>
          </calcext:conditional-format>
          <calcext:conditional-format calcext:target-range-address="level1.HB21:level1.HB21">
            <calcext:condition calcext:apply-style-name="notair" calcext:value="between(0,14)" calcext:base-cell-address="level1.HB21"/>
          </calcext:conditional-format>
          <calcext:conditional-format calcext:target-range-address="level1.HB21:level1.HB21">
            <calcext:condition calcext:apply-style-name="notair" calcext:value="between(0,14)" calcext:base-cell-address="level1.HB21"/>
          </calcext:conditional-format>
          <calcext:conditional-format calcext:target-range-address="level1.IA22:level1.AMJ22 level1.A22:level1.FI22">
            <calcext:condition calcext:apply-style-name="notair" calcext:value="between(0,14)" calcext:base-cell-address="level1.A22"/>
          </calcext:conditional-format>
          <calcext:conditional-format calcext:target-range-address="level1.FJ22:level1.FJ22">
            <calcext:condition calcext:apply-style-name="notair" calcext:value="between(0,14)" calcext:base-cell-address="level1.FJ22"/>
          </calcext:conditional-format>
          <calcext:conditional-format calcext:target-range-address="level1.FK22:level1.FK22">
            <calcext:condition calcext:apply-style-name="notair" calcext:value="between(0,14)" calcext:base-cell-address="level1.FK22"/>
          </calcext:conditional-format>
          <calcext:conditional-format calcext:target-range-address="level1.FL22:level1.FL22">
            <calcext:condition calcext:apply-style-name="notair" calcext:value="between(0,14)" calcext:base-cell-address="level1.FL22"/>
          </calcext:conditional-format>
          <calcext:conditional-format calcext:target-range-address="level1.FM22:level1.FM22">
            <calcext:condition calcext:apply-style-name="notair" calcext:value="between(0,14)" calcext:base-cell-address="level1.FM22"/>
          </calcext:conditional-format>
          <calcext:conditional-format calcext:target-range-address="level1.FN22:level1.FN22">
            <calcext:condition calcext:apply-style-name="notair" calcext:value="between(0,14)" calcext:base-cell-address="level1.FN22"/>
          </calcext:conditional-format>
          <calcext:conditional-format calcext:target-range-address="level1.FO22:level1.FO22">
            <calcext:condition calcext:apply-style-name="notair" calcext:value="between(0,14)" calcext:base-cell-address="level1.FO22"/>
          </calcext:conditional-format>
          <calcext:conditional-format calcext:target-range-address="level1.FT22:level1.FT22">
            <calcext:condition calcext:apply-style-name="notair" calcext:value="between(0,14)" calcext:base-cell-address="level1.FT22"/>
          </calcext:conditional-format>
          <calcext:conditional-format calcext:target-range-address="level1.FU22:level1.FU22">
            <calcext:condition calcext:apply-style-name="notair" calcext:value="between(0,14)" calcext:base-cell-address="level1.FU22"/>
          </calcext:conditional-format>
          <calcext:conditional-format calcext:target-range-address="level1.FV22:level1.FV22">
            <calcext:condition calcext:apply-style-name="notair" calcext:value="between(0,14)" calcext:base-cell-address="level1.FV22"/>
          </calcext:conditional-format>
          <calcext:conditional-format calcext:target-range-address="level1.FW22:level1.FW22">
            <calcext:condition calcext:apply-style-name="notair" calcext:value="between(0,14)" calcext:base-cell-address="level1.FW22"/>
          </calcext:conditional-format>
          <calcext:conditional-format calcext:target-range-address="level1.FX22:level1.FX22">
            <calcext:condition calcext:apply-style-name="notair" calcext:value="between(0,14)" calcext:base-cell-address="level1.FX22"/>
          </calcext:conditional-format>
          <calcext:conditional-format calcext:target-range-address="level1.FY22:level1.FY22">
            <calcext:condition calcext:apply-style-name="notair" calcext:value="between(0,14)" calcext:base-cell-address="level1.FY22"/>
          </calcext:conditional-format>
          <calcext:conditional-format calcext:target-range-address="level1.FZ22:level1.FZ22">
            <calcext:condition calcext:apply-style-name="notair" calcext:value="between(0,14)" calcext:base-cell-address="level1.FZ22"/>
          </calcext:conditional-format>
          <calcext:conditional-format calcext:target-range-address="level1.GA22:level1.GA22">
            <calcext:condition calcext:apply-style-name="notair" calcext:value="between(0,14)" calcext:base-cell-address="level1.GA22"/>
          </calcext:conditional-format>
          <calcext:conditional-format calcext:target-range-address="level1.GB22:level1.GB22">
            <calcext:condition calcext:apply-style-name="notair" calcext:value="between(0,14)" calcext:base-cell-address="level1.GB22"/>
          </calcext:conditional-format>
          <calcext:conditional-format calcext:target-range-address="level1.GC22:level1.GC22">
            <calcext:condition calcext:apply-style-name="notair" calcext:value="between(0,14)" calcext:base-cell-address="level1.GC22"/>
          </calcext:conditional-format>
          <calcext:conditional-format calcext:target-range-address="level1.FP22:level1.FP22">
            <calcext:condition calcext:apply-style-name="notair" calcext:value="between(0,14)" calcext:base-cell-address="level1.FP22"/>
          </calcext:conditional-format>
          <calcext:conditional-format calcext:target-range-address="level1.FQ22:level1.FQ22">
            <calcext:condition calcext:apply-style-name="notair" calcext:value="between(0,14)" calcext:base-cell-address="level1.FQ22"/>
          </calcext:conditional-format>
          <calcext:conditional-format calcext:target-range-address="level1.GH22:level1.GH22">
            <calcext:condition calcext:apply-style-name="notair" calcext:value="between(0,14)" calcext:base-cell-address="level1.GH22"/>
          </calcext:conditional-format>
          <calcext:conditional-format calcext:target-range-address="level1.GI22:level1.GI22">
            <calcext:condition calcext:apply-style-name="notair" calcext:value="between(0,14)" calcext:base-cell-address="level1.GI22"/>
          </calcext:conditional-format>
          <calcext:conditional-format calcext:target-range-address="level1.GJ22:level1.GJ22">
            <calcext:condition calcext:apply-style-name="notair" calcext:value="between(0,14)" calcext:base-cell-address="level1.GJ22"/>
          </calcext:conditional-format>
          <calcext:conditional-format calcext:target-range-address="level1.GK22:level1.GK22">
            <calcext:condition calcext:apply-style-name="notair" calcext:value="between(0,14)" calcext:base-cell-address="level1.GK22"/>
          </calcext:conditional-format>
          <calcext:conditional-format calcext:target-range-address="level1.GJ22:level1.GJ22">
            <calcext:condition calcext:apply-style-name="notair" calcext:value="between(0,14)" calcext:base-cell-address="level1.GJ22"/>
          </calcext:conditional-format>
          <calcext:conditional-format calcext:target-range-address="level1.GK22:level1.GK22">
            <calcext:condition calcext:apply-style-name="notair" calcext:value="between(0,14)" calcext:base-cell-address="level1.GK22"/>
          </calcext:conditional-format>
          <calcext:conditional-format calcext:target-range-address="level1.GJ22:level1.GJ22">
            <calcext:condition calcext:apply-style-name="notair" calcext:value="between(0,14)" calcext:base-cell-address="level1.GJ22"/>
          </calcext:conditional-format>
          <calcext:conditional-format calcext:target-range-address="level1.GK22:level1.GK22">
            <calcext:condition calcext:apply-style-name="notair" calcext:value="between(0,14)" calcext:base-cell-address="level1.GK22"/>
          </calcext:conditional-format>
          <calcext:conditional-format calcext:target-range-address="level1.GD22:level1.GD22">
            <calcext:condition calcext:apply-style-name="notair" calcext:value="between(0,14)" calcext:base-cell-address="level1.GD22"/>
          </calcext:conditional-format>
          <calcext:conditional-format calcext:target-range-address="level1.GE22:level1.GE22">
            <calcext:condition calcext:apply-style-name="notair" calcext:value="between(0,14)" calcext:base-cell-address="level1.GE22"/>
          </calcext:conditional-format>
          <calcext:conditional-format calcext:target-range-address="level1.GL22:level1.GL22">
            <calcext:condition calcext:apply-style-name="notair" calcext:value="between(0,14)" calcext:base-cell-address="level1.GL22"/>
          </calcext:conditional-format>
          <calcext:conditional-format calcext:target-range-address="level1.GL22:level1.GL22">
            <calcext:condition calcext:apply-style-name="notair" calcext:value="between(0,14)" calcext:base-cell-address="level1.GL22"/>
          </calcext:conditional-format>
          <calcext:conditional-format calcext:target-range-address="level1.GL22:level1.GL22">
            <calcext:condition calcext:apply-style-name="notair" calcext:value="between(0,14)" calcext:base-cell-address="level1.GL22"/>
          </calcext:conditional-format>
          <calcext:conditional-format calcext:target-range-address="level1.GM22:level1.GM22">
            <calcext:condition calcext:apply-style-name="notair" calcext:value="between(0,14)" calcext:base-cell-address="level1.GM22"/>
          </calcext:conditional-format>
          <calcext:conditional-format calcext:target-range-address="level1.GM22:level1.GM22">
            <calcext:condition calcext:apply-style-name="notair" calcext:value="between(0,14)" calcext:base-cell-address="level1.GM22"/>
          </calcext:conditional-format>
          <calcext:conditional-format calcext:target-range-address="level1.GM22:level1.GM22">
            <calcext:condition calcext:apply-style-name="notair" calcext:value="between(0,14)" calcext:base-cell-address="level1.GM22"/>
          </calcext:conditional-format>
          <calcext:conditional-format calcext:target-range-address="level1.GN22:level1.GN22">
            <calcext:condition calcext:apply-style-name="notair" calcext:value="between(0,14)" calcext:base-cell-address="level1.GN22"/>
          </calcext:conditional-format>
          <calcext:conditional-format calcext:target-range-address="level1.GN22:level1.GN22">
            <calcext:condition calcext:apply-style-name="notair" calcext:value="between(0,14)" calcext:base-cell-address="level1.GN22"/>
          </calcext:conditional-format>
          <calcext:conditional-format calcext:target-range-address="level1.GN22:level1.GN22">
            <calcext:condition calcext:apply-style-name="notair" calcext:value="between(0,14)" calcext:base-cell-address="level1.GN22"/>
          </calcext:conditional-format>
          <calcext:conditional-format calcext:target-range-address="level1.GO22:level1.GO22">
            <calcext:condition calcext:apply-style-name="notair" calcext:value="between(0,14)" calcext:base-cell-address="level1.GO22"/>
          </calcext:conditional-format>
          <calcext:conditional-format calcext:target-range-address="level1.GO22:level1.GO22">
            <calcext:condition calcext:apply-style-name="notair" calcext:value="between(0,14)" calcext:base-cell-address="level1.GO22"/>
          </calcext:conditional-format>
          <calcext:conditional-format calcext:target-range-address="level1.GO22:level1.GO22">
            <calcext:condition calcext:apply-style-name="notair" calcext:value="between(0,14)" calcext:base-cell-address="level1.GO22"/>
          </calcext:conditional-format>
          <calcext:conditional-format calcext:target-range-address="level1.GP22:level1.GP22">
            <calcext:condition calcext:apply-style-name="notair" calcext:value="between(0,14)" calcext:base-cell-address="level1.GP22"/>
          </calcext:conditional-format>
          <calcext:conditional-format calcext:target-range-address="level1.GP22:level1.GP22">
            <calcext:condition calcext:apply-style-name="notair" calcext:value="between(0,14)" calcext:base-cell-address="level1.GP22"/>
          </calcext:conditional-format>
          <calcext:conditional-format calcext:target-range-address="level1.GP22:level1.GP22">
            <calcext:condition calcext:apply-style-name="notair" calcext:value="between(0,14)" calcext:base-cell-address="level1.GP22"/>
          </calcext:conditional-format>
          <calcext:conditional-format calcext:target-range-address="level1.GQ22:level1.GQ22">
            <calcext:condition calcext:apply-style-name="notair" calcext:value="between(0,14)" calcext:base-cell-address="level1.GQ22"/>
          </calcext:conditional-format>
          <calcext:conditional-format calcext:target-range-address="level1.GQ22:level1.GQ22">
            <calcext:condition calcext:apply-style-name="notair" calcext:value="between(0,14)" calcext:base-cell-address="level1.GQ22"/>
          </calcext:conditional-format>
          <calcext:conditional-format calcext:target-range-address="level1.GQ22:level1.GQ22">
            <calcext:condition calcext:apply-style-name="notair" calcext:value="between(0,14)" calcext:base-cell-address="level1.GQ22"/>
          </calcext:conditional-format>
          <calcext:conditional-format calcext:target-range-address="level1.GR22:level1.GR22">
            <calcext:condition calcext:apply-style-name="notair" calcext:value="between(0,14)" calcext:base-cell-address="level1.GR22"/>
          </calcext:conditional-format>
          <calcext:conditional-format calcext:target-range-address="level1.GR22:level1.GR22">
            <calcext:condition calcext:apply-style-name="notair" calcext:value="between(0,14)" calcext:base-cell-address="level1.GR22"/>
          </calcext:conditional-format>
          <calcext:conditional-format calcext:target-range-address="level1.GR22:level1.GR22">
            <calcext:condition calcext:apply-style-name="notair" calcext:value="between(0,14)" calcext:base-cell-address="level1.GR22"/>
          </calcext:conditional-format>
          <calcext:conditional-format calcext:target-range-address="level1.GS22:level1.GS22">
            <calcext:condition calcext:apply-style-name="notair" calcext:value="between(0,14)" calcext:base-cell-address="level1.GS22"/>
          </calcext:conditional-format>
          <calcext:conditional-format calcext:target-range-address="level1.GS22:level1.GS22">
            <calcext:condition calcext:apply-style-name="notair" calcext:value="between(0,14)" calcext:base-cell-address="level1.GS22"/>
          </calcext:conditional-format>
          <calcext:conditional-format calcext:target-range-address="level1.GS22:level1.GS22">
            <calcext:condition calcext:apply-style-name="notair" calcext:value="between(0,14)" calcext:base-cell-address="level1.GS22"/>
          </calcext:conditional-format>
          <calcext:conditional-format calcext:target-range-address="level1.GT22:level1.GT22">
            <calcext:condition calcext:apply-style-name="notair" calcext:value="between(0,14)" calcext:base-cell-address="level1.GT22"/>
          </calcext:conditional-format>
          <calcext:conditional-format calcext:target-range-address="level1.GT22:level1.GT22">
            <calcext:condition calcext:apply-style-name="notair" calcext:value="between(0,14)" calcext:base-cell-address="level1.GT22"/>
          </calcext:conditional-format>
          <calcext:conditional-format calcext:target-range-address="level1.GT22:level1.GT22">
            <calcext:condition calcext:apply-style-name="notair" calcext:value="between(0,14)" calcext:base-cell-address="level1.GT22"/>
          </calcext:conditional-format>
          <calcext:conditional-format calcext:target-range-address="level1.GU22:level1.GU22">
            <calcext:condition calcext:apply-style-name="notair" calcext:value="between(0,14)" calcext:base-cell-address="level1.GU22"/>
          </calcext:conditional-format>
          <calcext:conditional-format calcext:target-range-address="level1.GU22:level1.GU22">
            <calcext:condition calcext:apply-style-name="notair" calcext:value="between(0,14)" calcext:base-cell-address="level1.GU22"/>
          </calcext:conditional-format>
          <calcext:conditional-format calcext:target-range-address="level1.GU22:level1.GU22">
            <calcext:condition calcext:apply-style-name="notair" calcext:value="between(0,14)" calcext:base-cell-address="level1.GU22"/>
          </calcext:conditional-format>
          <calcext:conditional-format calcext:target-range-address="level1.GV22:level1.GV22">
            <calcext:condition calcext:apply-style-name="notair" calcext:value="between(0,14)" calcext:base-cell-address="level1.GV22"/>
          </calcext:conditional-format>
          <calcext:conditional-format calcext:target-range-address="level1.GV22:level1.GV22">
            <calcext:condition calcext:apply-style-name="notair" calcext:value="between(0,14)" calcext:base-cell-address="level1.GV22"/>
          </calcext:conditional-format>
          <calcext:conditional-format calcext:target-range-address="level1.GV22:level1.GV22">
            <calcext:condition calcext:apply-style-name="notair" calcext:value="between(0,14)" calcext:base-cell-address="level1.GV22"/>
          </calcext:conditional-format>
          <calcext:conditional-format calcext:target-range-address="level1.GW22:level1.GW22">
            <calcext:condition calcext:apply-style-name="notair" calcext:value="between(0,14)" calcext:base-cell-address="level1.GW22"/>
          </calcext:conditional-format>
          <calcext:conditional-format calcext:target-range-address="level1.GW22:level1.GW22">
            <calcext:condition calcext:apply-style-name="notair" calcext:value="between(0,14)" calcext:base-cell-address="level1.GW22"/>
          </calcext:conditional-format>
          <calcext:conditional-format calcext:target-range-address="level1.GW22:level1.GW22">
            <calcext:condition calcext:apply-style-name="notair" calcext:value="between(0,14)" calcext:base-cell-address="level1.GW22"/>
          </calcext:conditional-format>
          <calcext:conditional-format calcext:target-range-address="level1.GX22:level1.GX22">
            <calcext:condition calcext:apply-style-name="notair" calcext:value="between(0,14)" calcext:base-cell-address="level1.GX22"/>
          </calcext:conditional-format>
          <calcext:conditional-format calcext:target-range-address="level1.GX22:level1.GX22">
            <calcext:condition calcext:apply-style-name="notair" calcext:value="between(0,14)" calcext:base-cell-address="level1.GX22"/>
          </calcext:conditional-format>
          <calcext:conditional-format calcext:target-range-address="level1.GX22:level1.GX22">
            <calcext:condition calcext:apply-style-name="notair" calcext:value="between(0,14)" calcext:base-cell-address="level1.GX22"/>
          </calcext:conditional-format>
          <calcext:conditional-format calcext:target-range-address="level1.GY22:level1.GY22">
            <calcext:condition calcext:apply-style-name="notair" calcext:value="between(0,14)" calcext:base-cell-address="level1.GY22"/>
          </calcext:conditional-format>
          <calcext:conditional-format calcext:target-range-address="level1.GY22:level1.GY22">
            <calcext:condition calcext:apply-style-name="notair" calcext:value="between(0,14)" calcext:base-cell-address="level1.GY22"/>
          </calcext:conditional-format>
          <calcext:conditional-format calcext:target-range-address="level1.GY22:level1.GY22">
            <calcext:condition calcext:apply-style-name="notair" calcext:value="between(0,14)" calcext:base-cell-address="level1.GY22"/>
          </calcext:conditional-format>
          <calcext:conditional-format calcext:target-range-address="level1.GZ22:level1.GZ22">
            <calcext:condition calcext:apply-style-name="notair" calcext:value="between(0,14)" calcext:base-cell-address="level1.GZ22"/>
          </calcext:conditional-format>
          <calcext:conditional-format calcext:target-range-address="level1.GZ22:level1.GZ22">
            <calcext:condition calcext:apply-style-name="notair" calcext:value="between(0,14)" calcext:base-cell-address="level1.GZ22"/>
          </calcext:conditional-format>
          <calcext:conditional-format calcext:target-range-address="level1.GZ22:level1.GZ22">
            <calcext:condition calcext:apply-style-name="notair" calcext:value="between(0,14)" calcext:base-cell-address="level1.GZ22"/>
          </calcext:conditional-format>
          <calcext:conditional-format calcext:target-range-address="level1.HA22:level1.HA22">
            <calcext:condition calcext:apply-style-name="notair" calcext:value="between(0,14)" calcext:base-cell-address="level1.HA22"/>
          </calcext:conditional-format>
          <calcext:conditional-format calcext:target-range-address="level1.HA22:level1.HA22">
            <calcext:condition calcext:apply-style-name="notair" calcext:value="between(0,14)" calcext:base-cell-address="level1.HA22"/>
          </calcext:conditional-format>
          <calcext:conditional-format calcext:target-range-address="level1.HA22:level1.HA22">
            <calcext:condition calcext:apply-style-name="notair" calcext:value="between(0,14)" calcext:base-cell-address="level1.HA22"/>
          </calcext:conditional-format>
          <calcext:conditional-format calcext:target-range-address="level1.HB22:level1.HB22">
            <calcext:condition calcext:apply-style-name="notair" calcext:value="between(0,14)" calcext:base-cell-address="level1.HB22"/>
          </calcext:conditional-format>
          <calcext:conditional-format calcext:target-range-address="level1.HB22:level1.HB22">
            <calcext:condition calcext:apply-style-name="notair" calcext:value="between(0,14)" calcext:base-cell-address="level1.HB22"/>
          </calcext:conditional-format>
          <calcext:conditional-format calcext:target-range-address="level1.HB22:level1.HB22">
            <calcext:condition calcext:apply-style-name="notair" calcext:value="between(0,14)" calcext:base-cell-address="level1.HB22"/>
          </calcext:conditional-format>
          <calcext:conditional-format calcext:target-range-address="level1.IA23:level1.AMJ23 level1.A23:level1.FI23">
            <calcext:condition calcext:apply-style-name="notair" calcext:value="between(0,14)" calcext:base-cell-address="level1.A23"/>
          </calcext:conditional-format>
          <calcext:conditional-format calcext:target-range-address="level1.FJ23:level1.FJ23">
            <calcext:condition calcext:apply-style-name="notair" calcext:value="between(0,14)" calcext:base-cell-address="level1.FJ23"/>
          </calcext:conditional-format>
          <calcext:conditional-format calcext:target-range-address="level1.FK23:level1.FK23">
            <calcext:condition calcext:apply-style-name="notair" calcext:value="between(0,14)" calcext:base-cell-address="level1.FK23"/>
          </calcext:conditional-format>
          <calcext:conditional-format calcext:target-range-address="level1.FL23:level1.FL23">
            <calcext:condition calcext:apply-style-name="notair" calcext:value="between(0,14)" calcext:base-cell-address="level1.FL23"/>
          </calcext:conditional-format>
          <calcext:conditional-format calcext:target-range-address="level1.FM23:level1.FM23">
            <calcext:condition calcext:apply-style-name="notair" calcext:value="between(0,14)" calcext:base-cell-address="level1.FM23"/>
          </calcext:conditional-format>
          <calcext:conditional-format calcext:target-range-address="level1.FN23:level1.FN23">
            <calcext:condition calcext:apply-style-name="notair" calcext:value="between(0,14)" calcext:base-cell-address="level1.FN23"/>
          </calcext:conditional-format>
          <calcext:conditional-format calcext:target-range-address="level1.FO23:level1.FO23">
            <calcext:condition calcext:apply-style-name="notair" calcext:value="between(0,14)" calcext:base-cell-address="level1.FO23"/>
          </calcext:conditional-format>
          <calcext:conditional-format calcext:target-range-address="level1.FT23:level1.FT23">
            <calcext:condition calcext:apply-style-name="notair" calcext:value="between(0,14)" calcext:base-cell-address="level1.FT23"/>
          </calcext:conditional-format>
          <calcext:conditional-format calcext:target-range-address="level1.FU23:level1.FU23">
            <calcext:condition calcext:apply-style-name="notair" calcext:value="between(0,14)" calcext:base-cell-address="level1.FU23"/>
          </calcext:conditional-format>
          <calcext:conditional-format calcext:target-range-address="level1.FV23:level1.FV23">
            <calcext:condition calcext:apply-style-name="notair" calcext:value="between(0,14)" calcext:base-cell-address="level1.FV23"/>
          </calcext:conditional-format>
          <calcext:conditional-format calcext:target-range-address="level1.FW23:level1.FW23">
            <calcext:condition calcext:apply-style-name="notair" calcext:value="between(0,14)" calcext:base-cell-address="level1.FW23"/>
          </calcext:conditional-format>
          <calcext:conditional-format calcext:target-range-address="level1.FX23:level1.FX23">
            <calcext:condition calcext:apply-style-name="notair" calcext:value="between(0,14)" calcext:base-cell-address="level1.FX23"/>
          </calcext:conditional-format>
          <calcext:conditional-format calcext:target-range-address="level1.FY23:level1.FY23">
            <calcext:condition calcext:apply-style-name="notair" calcext:value="between(0,14)" calcext:base-cell-address="level1.FY23"/>
          </calcext:conditional-format>
          <calcext:conditional-format calcext:target-range-address="level1.FZ23:level1.FZ23">
            <calcext:condition calcext:apply-style-name="notair" calcext:value="between(0,14)" calcext:base-cell-address="level1.FZ23"/>
          </calcext:conditional-format>
          <calcext:conditional-format calcext:target-range-address="level1.GA23:level1.GA23">
            <calcext:condition calcext:apply-style-name="notair" calcext:value="between(0,14)" calcext:base-cell-address="level1.GA23"/>
          </calcext:conditional-format>
          <calcext:conditional-format calcext:target-range-address="level1.GB23:level1.GB23">
            <calcext:condition calcext:apply-style-name="notair" calcext:value="between(0,14)" calcext:base-cell-address="level1.GB23"/>
          </calcext:conditional-format>
          <calcext:conditional-format calcext:target-range-address="level1.GC23:level1.GC23">
            <calcext:condition calcext:apply-style-name="notair" calcext:value="between(0,14)" calcext:base-cell-address="level1.GC23"/>
          </calcext:conditional-format>
          <calcext:conditional-format calcext:target-range-address="level1.FP23:level1.FP23">
            <calcext:condition calcext:apply-style-name="notair" calcext:value="between(0,14)" calcext:base-cell-address="level1.FP23"/>
          </calcext:conditional-format>
          <calcext:conditional-format calcext:target-range-address="level1.FQ23:level1.FQ23">
            <calcext:condition calcext:apply-style-name="notair" calcext:value="between(0,14)" calcext:base-cell-address="level1.FQ23"/>
          </calcext:conditional-format>
          <calcext:conditional-format calcext:target-range-address="level1.GH23:level1.GH23">
            <calcext:condition calcext:apply-style-name="notair" calcext:value="between(0,14)" calcext:base-cell-address="level1.GH23"/>
          </calcext:conditional-format>
          <calcext:conditional-format calcext:target-range-address="level1.GI23:level1.GI23">
            <calcext:condition calcext:apply-style-name="notair" calcext:value="between(0,14)" calcext:base-cell-address="level1.GI23"/>
          </calcext:conditional-format>
          <calcext:conditional-format calcext:target-range-address="level1.GJ23:level1.GJ23">
            <calcext:condition calcext:apply-style-name="notair" calcext:value="between(0,14)" calcext:base-cell-address="level1.GJ23"/>
          </calcext:conditional-format>
          <calcext:conditional-format calcext:target-range-address="level1.GK23:level1.GK23">
            <calcext:condition calcext:apply-style-name="notair" calcext:value="between(0,14)" calcext:base-cell-address="level1.GK23"/>
          </calcext:conditional-format>
          <calcext:conditional-format calcext:target-range-address="level1.GJ23:level1.GJ23">
            <calcext:condition calcext:apply-style-name="notair" calcext:value="between(0,14)" calcext:base-cell-address="level1.GJ23"/>
          </calcext:conditional-format>
          <calcext:conditional-format calcext:target-range-address="level1.GK23:level1.GK23">
            <calcext:condition calcext:apply-style-name="notair" calcext:value="between(0,14)" calcext:base-cell-address="level1.GK23"/>
          </calcext:conditional-format>
          <calcext:conditional-format calcext:target-range-address="level1.GJ23:level1.GJ23">
            <calcext:condition calcext:apply-style-name="notair" calcext:value="between(0,14)" calcext:base-cell-address="level1.GJ23"/>
          </calcext:conditional-format>
          <calcext:conditional-format calcext:target-range-address="level1.GK23:level1.GK23">
            <calcext:condition calcext:apply-style-name="notair" calcext:value="between(0,14)" calcext:base-cell-address="level1.GK23"/>
          </calcext:conditional-format>
          <calcext:conditional-format calcext:target-range-address="level1.GD23:level1.GD23">
            <calcext:condition calcext:apply-style-name="notair" calcext:value="between(0,14)" calcext:base-cell-address="level1.GD23"/>
          </calcext:conditional-format>
          <calcext:conditional-format calcext:target-range-address="level1.GE23:level1.GE23">
            <calcext:condition calcext:apply-style-name="notair" calcext:value="between(0,14)" calcext:base-cell-address="level1.GE23"/>
          </calcext:conditional-format>
          <calcext:conditional-format calcext:target-range-address="level1.GL23:level1.GL23">
            <calcext:condition calcext:apply-style-name="notair" calcext:value="between(0,14)" calcext:base-cell-address="level1.GL23"/>
          </calcext:conditional-format>
          <calcext:conditional-format calcext:target-range-address="level1.GL23:level1.GL23">
            <calcext:condition calcext:apply-style-name="notair" calcext:value="between(0,14)" calcext:base-cell-address="level1.GL23"/>
          </calcext:conditional-format>
          <calcext:conditional-format calcext:target-range-address="level1.GL23:level1.GL23">
            <calcext:condition calcext:apply-style-name="notair" calcext:value="between(0,14)" calcext:base-cell-address="level1.GL23"/>
          </calcext:conditional-format>
          <calcext:conditional-format calcext:target-range-address="level1.GM23:level1.GM23">
            <calcext:condition calcext:apply-style-name="notair" calcext:value="between(0,14)" calcext:base-cell-address="level1.GM23"/>
          </calcext:conditional-format>
          <calcext:conditional-format calcext:target-range-address="level1.GM23:level1.GM23">
            <calcext:condition calcext:apply-style-name="notair" calcext:value="between(0,14)" calcext:base-cell-address="level1.GM23"/>
          </calcext:conditional-format>
          <calcext:conditional-format calcext:target-range-address="level1.GM23:level1.GM23">
            <calcext:condition calcext:apply-style-name="notair" calcext:value="between(0,14)" calcext:base-cell-address="level1.GM23"/>
          </calcext:conditional-format>
          <calcext:conditional-format calcext:target-range-address="level1.GN23:level1.GN23">
            <calcext:condition calcext:apply-style-name="notair" calcext:value="between(0,14)" calcext:base-cell-address="level1.GN23"/>
          </calcext:conditional-format>
          <calcext:conditional-format calcext:target-range-address="level1.GN23:level1.GN23">
            <calcext:condition calcext:apply-style-name="notair" calcext:value="between(0,14)" calcext:base-cell-address="level1.GN23"/>
          </calcext:conditional-format>
          <calcext:conditional-format calcext:target-range-address="level1.GN23:level1.GN23">
            <calcext:condition calcext:apply-style-name="notair" calcext:value="between(0,14)" calcext:base-cell-address="level1.GN23"/>
          </calcext:conditional-format>
          <calcext:conditional-format calcext:target-range-address="level1.GO23:level1.GO23">
            <calcext:condition calcext:apply-style-name="notair" calcext:value="between(0,14)" calcext:base-cell-address="level1.GO23"/>
          </calcext:conditional-format>
          <calcext:conditional-format calcext:target-range-address="level1.GO23:level1.GO23">
            <calcext:condition calcext:apply-style-name="notair" calcext:value="between(0,14)" calcext:base-cell-address="level1.GO23"/>
          </calcext:conditional-format>
          <calcext:conditional-format calcext:target-range-address="level1.GO23:level1.GO23">
            <calcext:condition calcext:apply-style-name="notair" calcext:value="between(0,14)" calcext:base-cell-address="level1.GO23"/>
          </calcext:conditional-format>
          <calcext:conditional-format calcext:target-range-address="level1.GP23:level1.GP23">
            <calcext:condition calcext:apply-style-name="notair" calcext:value="between(0,14)" calcext:base-cell-address="level1.GP23"/>
          </calcext:conditional-format>
          <calcext:conditional-format calcext:target-range-address="level1.GP23:level1.GP23">
            <calcext:condition calcext:apply-style-name="notair" calcext:value="between(0,14)" calcext:base-cell-address="level1.GP23"/>
          </calcext:conditional-format>
          <calcext:conditional-format calcext:target-range-address="level1.GP23:level1.GP23">
            <calcext:condition calcext:apply-style-name="notair" calcext:value="between(0,14)" calcext:base-cell-address="level1.GP23"/>
          </calcext:conditional-format>
          <calcext:conditional-format calcext:target-range-address="level1.GQ23:level1.GQ23">
            <calcext:condition calcext:apply-style-name="notair" calcext:value="between(0,14)" calcext:base-cell-address="level1.GQ23"/>
          </calcext:conditional-format>
          <calcext:conditional-format calcext:target-range-address="level1.GQ23:level1.GQ23">
            <calcext:condition calcext:apply-style-name="notair" calcext:value="between(0,14)" calcext:base-cell-address="level1.GQ23"/>
          </calcext:conditional-format>
          <calcext:conditional-format calcext:target-range-address="level1.GQ23:level1.GQ23">
            <calcext:condition calcext:apply-style-name="notair" calcext:value="between(0,14)" calcext:base-cell-address="level1.GQ23"/>
          </calcext:conditional-format>
          <calcext:conditional-format calcext:target-range-address="level1.GR23:level1.GR23">
            <calcext:condition calcext:apply-style-name="notair" calcext:value="between(0,14)" calcext:base-cell-address="level1.GR23"/>
          </calcext:conditional-format>
          <calcext:conditional-format calcext:target-range-address="level1.GR23:level1.GR23">
            <calcext:condition calcext:apply-style-name="notair" calcext:value="between(0,14)" calcext:base-cell-address="level1.GR23"/>
          </calcext:conditional-format>
          <calcext:conditional-format calcext:target-range-address="level1.GR23:level1.GR23">
            <calcext:condition calcext:apply-style-name="notair" calcext:value="between(0,14)" calcext:base-cell-address="level1.GR23"/>
          </calcext:conditional-format>
          <calcext:conditional-format calcext:target-range-address="level1.GS23:level1.GS23">
            <calcext:condition calcext:apply-style-name="notair" calcext:value="between(0,14)" calcext:base-cell-address="level1.GS23"/>
          </calcext:conditional-format>
          <calcext:conditional-format calcext:target-range-address="level1.GS23:level1.GS23">
            <calcext:condition calcext:apply-style-name="notair" calcext:value="between(0,14)" calcext:base-cell-address="level1.GS23"/>
          </calcext:conditional-format>
          <calcext:conditional-format calcext:target-range-address="level1.GS23:level1.GS23">
            <calcext:condition calcext:apply-style-name="notair" calcext:value="between(0,14)" calcext:base-cell-address="level1.GS23"/>
          </calcext:conditional-format>
          <calcext:conditional-format calcext:target-range-address="level1.GT23:level1.GT23">
            <calcext:condition calcext:apply-style-name="notair" calcext:value="between(0,14)" calcext:base-cell-address="level1.GT23"/>
          </calcext:conditional-format>
          <calcext:conditional-format calcext:target-range-address="level1.GT23:level1.GT23">
            <calcext:condition calcext:apply-style-name="notair" calcext:value="between(0,14)" calcext:base-cell-address="level1.GT23"/>
          </calcext:conditional-format>
          <calcext:conditional-format calcext:target-range-address="level1.GT23:level1.GT23">
            <calcext:condition calcext:apply-style-name="notair" calcext:value="between(0,14)" calcext:base-cell-address="level1.GT23"/>
          </calcext:conditional-format>
          <calcext:conditional-format calcext:target-range-address="level1.GU23:level1.GU23">
            <calcext:condition calcext:apply-style-name="notair" calcext:value="between(0,14)" calcext:base-cell-address="level1.GU23"/>
          </calcext:conditional-format>
          <calcext:conditional-format calcext:target-range-address="level1.GU23:level1.GU23">
            <calcext:condition calcext:apply-style-name="notair" calcext:value="between(0,14)" calcext:base-cell-address="level1.GU23"/>
          </calcext:conditional-format>
          <calcext:conditional-format calcext:target-range-address="level1.GU23:level1.GU23">
            <calcext:condition calcext:apply-style-name="notair" calcext:value="between(0,14)" calcext:base-cell-address="level1.GU23"/>
          </calcext:conditional-format>
          <calcext:conditional-format calcext:target-range-address="level1.GV23:level1.GV23">
            <calcext:condition calcext:apply-style-name="notair" calcext:value="between(0,14)" calcext:base-cell-address="level1.GV23"/>
          </calcext:conditional-format>
          <calcext:conditional-format calcext:target-range-address="level1.GV23:level1.GV23">
            <calcext:condition calcext:apply-style-name="notair" calcext:value="between(0,14)" calcext:base-cell-address="level1.GV23"/>
          </calcext:conditional-format>
          <calcext:conditional-format calcext:target-range-address="level1.GV23:level1.GV23">
            <calcext:condition calcext:apply-style-name="notair" calcext:value="between(0,14)" calcext:base-cell-address="level1.GV23"/>
          </calcext:conditional-format>
          <calcext:conditional-format calcext:target-range-address="level1.GW23:level1.GW23">
            <calcext:condition calcext:apply-style-name="notair" calcext:value="between(0,14)" calcext:base-cell-address="level1.GW23"/>
          </calcext:conditional-format>
          <calcext:conditional-format calcext:target-range-address="level1.GW23:level1.GW23">
            <calcext:condition calcext:apply-style-name="notair" calcext:value="between(0,14)" calcext:base-cell-address="level1.GW23"/>
          </calcext:conditional-format>
          <calcext:conditional-format calcext:target-range-address="level1.GW23:level1.GW23">
            <calcext:condition calcext:apply-style-name="notair" calcext:value="between(0,14)" calcext:base-cell-address="level1.GW23"/>
          </calcext:conditional-format>
          <calcext:conditional-format calcext:target-range-address="level1.GX23:level1.GX23">
            <calcext:condition calcext:apply-style-name="notair" calcext:value="between(0,14)" calcext:base-cell-address="level1.GX23"/>
          </calcext:conditional-format>
          <calcext:conditional-format calcext:target-range-address="level1.GX23:level1.GX23">
            <calcext:condition calcext:apply-style-name="notair" calcext:value="between(0,14)" calcext:base-cell-address="level1.GX23"/>
          </calcext:conditional-format>
          <calcext:conditional-format calcext:target-range-address="level1.GX23:level1.GX23">
            <calcext:condition calcext:apply-style-name="notair" calcext:value="between(0,14)" calcext:base-cell-address="level1.GX23"/>
          </calcext:conditional-format>
          <calcext:conditional-format calcext:target-range-address="level1.GY23:level1.GY23">
            <calcext:condition calcext:apply-style-name="notair" calcext:value="between(0,14)" calcext:base-cell-address="level1.GY23"/>
          </calcext:conditional-format>
          <calcext:conditional-format calcext:target-range-address="level1.GY23:level1.GY23">
            <calcext:condition calcext:apply-style-name="notair" calcext:value="between(0,14)" calcext:base-cell-address="level1.GY23"/>
          </calcext:conditional-format>
          <calcext:conditional-format calcext:target-range-address="level1.GY23:level1.GY23">
            <calcext:condition calcext:apply-style-name="notair" calcext:value="between(0,14)" calcext:base-cell-address="level1.GY23"/>
          </calcext:conditional-format>
          <calcext:conditional-format calcext:target-range-address="level1.GZ23:level1.GZ23">
            <calcext:condition calcext:apply-style-name="notair" calcext:value="between(0,14)" calcext:base-cell-address="level1.GZ23"/>
          </calcext:conditional-format>
          <calcext:conditional-format calcext:target-range-address="level1.GZ23:level1.GZ23">
            <calcext:condition calcext:apply-style-name="notair" calcext:value="between(0,14)" calcext:base-cell-address="level1.GZ23"/>
          </calcext:conditional-format>
          <calcext:conditional-format calcext:target-range-address="level1.GZ23:level1.GZ23">
            <calcext:condition calcext:apply-style-name="notair" calcext:value="between(0,14)" calcext:base-cell-address="level1.GZ23"/>
          </calcext:conditional-format>
          <calcext:conditional-format calcext:target-range-address="level1.HA23:level1.HA23">
            <calcext:condition calcext:apply-style-name="notair" calcext:value="between(0,14)" calcext:base-cell-address="level1.HA23"/>
          </calcext:conditional-format>
          <calcext:conditional-format calcext:target-range-address="level1.HA23:level1.HA23">
            <calcext:condition calcext:apply-style-name="notair" calcext:value="between(0,14)" calcext:base-cell-address="level1.HA23"/>
          </calcext:conditional-format>
          <calcext:conditional-format calcext:target-range-address="level1.HA23:level1.HA23">
            <calcext:condition calcext:apply-style-name="notair" calcext:value="between(0,14)" calcext:base-cell-address="level1.HA23"/>
          </calcext:conditional-format>
          <calcext:conditional-format calcext:target-range-address="level1.HB23:level1.HB23">
            <calcext:condition calcext:apply-style-name="notair" calcext:value="between(0,14)" calcext:base-cell-address="level1.HB23"/>
          </calcext:conditional-format>
          <calcext:conditional-format calcext:target-range-address="level1.HB23:level1.HB23">
            <calcext:condition calcext:apply-style-name="notair" calcext:value="between(0,14)" calcext:base-cell-address="level1.HB23"/>
          </calcext:conditional-format>
          <calcext:conditional-format calcext:target-range-address="level1.HB23:level1.HB23">
            <calcext:condition calcext:apply-style-name="notair" calcext:value="between(0,14)" calcext:base-cell-address="level1.HB23"/>
          </calcext:conditional-format>
          <calcext:conditional-format calcext:target-range-address="level1.IA24:level1.AMJ24 level1.A24:level1.FI24">
            <calcext:condition calcext:apply-style-name="notair" calcext:value="between(0,14)" calcext:base-cell-address="level1.A24"/>
          </calcext:conditional-format>
          <calcext:conditional-format calcext:target-range-address="level1.FJ24:level1.FJ24">
            <calcext:condition calcext:apply-style-name="notair" calcext:value="between(0,14)" calcext:base-cell-address="level1.FJ24"/>
          </calcext:conditional-format>
          <calcext:conditional-format calcext:target-range-address="level1.FK24:level1.FK24">
            <calcext:condition calcext:apply-style-name="notair" calcext:value="between(0,14)" calcext:base-cell-address="level1.FK24"/>
          </calcext:conditional-format>
          <calcext:conditional-format calcext:target-range-address="level1.FL24:level1.FL24">
            <calcext:condition calcext:apply-style-name="notair" calcext:value="between(0,14)" calcext:base-cell-address="level1.FL24"/>
          </calcext:conditional-format>
          <calcext:conditional-format calcext:target-range-address="level1.FM24:level1.FM24">
            <calcext:condition calcext:apply-style-name="notair" calcext:value="between(0,14)" calcext:base-cell-address="level1.FM24"/>
          </calcext:conditional-format>
          <calcext:conditional-format calcext:target-range-address="level1.FN24:level1.FN24">
            <calcext:condition calcext:apply-style-name="notair" calcext:value="between(0,14)" calcext:base-cell-address="level1.FN24"/>
          </calcext:conditional-format>
          <calcext:conditional-format calcext:target-range-address="level1.FO24:level1.FO24">
            <calcext:condition calcext:apply-style-name="notair" calcext:value="between(0,14)" calcext:base-cell-address="level1.FO24"/>
          </calcext:conditional-format>
          <calcext:conditional-format calcext:target-range-address="level1.FT24:level1.FT24">
            <calcext:condition calcext:apply-style-name="notair" calcext:value="between(0,14)" calcext:base-cell-address="level1.FT24"/>
          </calcext:conditional-format>
          <calcext:conditional-format calcext:target-range-address="level1.FU24:level1.FU24">
            <calcext:condition calcext:apply-style-name="notair" calcext:value="between(0,14)" calcext:base-cell-address="level1.FU24"/>
          </calcext:conditional-format>
          <calcext:conditional-format calcext:target-range-address="level1.FV24:level1.FV24">
            <calcext:condition calcext:apply-style-name="notair" calcext:value="between(0,14)" calcext:base-cell-address="level1.FV24"/>
          </calcext:conditional-format>
          <calcext:conditional-format calcext:target-range-address="level1.FW24:level1.FW24">
            <calcext:condition calcext:apply-style-name="notair" calcext:value="between(0,14)" calcext:base-cell-address="level1.FW24"/>
          </calcext:conditional-format>
          <calcext:conditional-format calcext:target-range-address="level1.FX24:level1.FX24">
            <calcext:condition calcext:apply-style-name="notair" calcext:value="between(0,14)" calcext:base-cell-address="level1.FX24"/>
          </calcext:conditional-format>
          <calcext:conditional-format calcext:target-range-address="level1.FY24:level1.FY24">
            <calcext:condition calcext:apply-style-name="notair" calcext:value="between(0,14)" calcext:base-cell-address="level1.FY24"/>
          </calcext:conditional-format>
          <calcext:conditional-format calcext:target-range-address="level1.FZ24:level1.FZ24">
            <calcext:condition calcext:apply-style-name="notair" calcext:value="between(0,14)" calcext:base-cell-address="level1.FZ24"/>
          </calcext:conditional-format>
          <calcext:conditional-format calcext:target-range-address="level1.GA24:level1.GA24">
            <calcext:condition calcext:apply-style-name="notair" calcext:value="between(0,14)" calcext:base-cell-address="level1.GA24"/>
          </calcext:conditional-format>
          <calcext:conditional-format calcext:target-range-address="level1.GB24:level1.GB24">
            <calcext:condition calcext:apply-style-name="notair" calcext:value="between(0,14)" calcext:base-cell-address="level1.GB24"/>
          </calcext:conditional-format>
          <calcext:conditional-format calcext:target-range-address="level1.GC24:level1.GC24">
            <calcext:condition calcext:apply-style-name="notair" calcext:value="between(0,14)" calcext:base-cell-address="level1.GC24"/>
          </calcext:conditional-format>
          <calcext:conditional-format calcext:target-range-address="level1.FP24:level1.FP24">
            <calcext:condition calcext:apply-style-name="notair" calcext:value="between(0,14)" calcext:base-cell-address="level1.FP24"/>
          </calcext:conditional-format>
          <calcext:conditional-format calcext:target-range-address="level1.FQ24:level1.FQ24">
            <calcext:condition calcext:apply-style-name="notair" calcext:value="between(0,14)" calcext:base-cell-address="level1.FQ24"/>
          </calcext:conditional-format>
          <calcext:conditional-format calcext:target-range-address="level1.GH24:level1.GH24">
            <calcext:condition calcext:apply-style-name="notair" calcext:value="between(0,14)" calcext:base-cell-address="level1.GH24"/>
          </calcext:conditional-format>
          <calcext:conditional-format calcext:target-range-address="level1.GI24:level1.GI24">
            <calcext:condition calcext:apply-style-name="notair" calcext:value="between(0,14)" calcext:base-cell-address="level1.GI24"/>
          </calcext:conditional-format>
          <calcext:conditional-format calcext:target-range-address="level1.GJ24:level1.GJ24">
            <calcext:condition calcext:apply-style-name="notair" calcext:value="between(0,14)" calcext:base-cell-address="level1.GJ24"/>
          </calcext:conditional-format>
          <calcext:conditional-format calcext:target-range-address="level1.GK24:level1.GK24">
            <calcext:condition calcext:apply-style-name="notair" calcext:value="between(0,14)" calcext:base-cell-address="level1.GK24"/>
          </calcext:conditional-format>
          <calcext:conditional-format calcext:target-range-address="level1.GJ24:level1.GJ24">
            <calcext:condition calcext:apply-style-name="notair" calcext:value="between(0,14)" calcext:base-cell-address="level1.GJ24"/>
          </calcext:conditional-format>
          <calcext:conditional-format calcext:target-range-address="level1.GK24:level1.GK24">
            <calcext:condition calcext:apply-style-name="notair" calcext:value="between(0,14)" calcext:base-cell-address="level1.GK24"/>
          </calcext:conditional-format>
          <calcext:conditional-format calcext:target-range-address="level1.GJ24:level1.GJ24">
            <calcext:condition calcext:apply-style-name="notair" calcext:value="between(0,14)" calcext:base-cell-address="level1.GJ24"/>
          </calcext:conditional-format>
          <calcext:conditional-format calcext:target-range-address="level1.GK24:level1.GK24">
            <calcext:condition calcext:apply-style-name="notair" calcext:value="between(0,14)" calcext:base-cell-address="level1.GK24"/>
          </calcext:conditional-format>
          <calcext:conditional-format calcext:target-range-address="level1.GD24:level1.GD24">
            <calcext:condition calcext:apply-style-name="notair" calcext:value="between(0,14)" calcext:base-cell-address="level1.GD24"/>
          </calcext:conditional-format>
          <calcext:conditional-format calcext:target-range-address="level1.GE24:level1.GE24">
            <calcext:condition calcext:apply-style-name="notair" calcext:value="between(0,14)" calcext:base-cell-address="level1.GE24"/>
          </calcext:conditional-format>
          <calcext:conditional-format calcext:target-range-address="level1.GL24:level1.GL24">
            <calcext:condition calcext:apply-style-name="notair" calcext:value="between(0,14)" calcext:base-cell-address="level1.GL24"/>
          </calcext:conditional-format>
          <calcext:conditional-format calcext:target-range-address="level1.GL24:level1.GL24">
            <calcext:condition calcext:apply-style-name="notair" calcext:value="between(0,14)" calcext:base-cell-address="level1.GL24"/>
          </calcext:conditional-format>
          <calcext:conditional-format calcext:target-range-address="level1.GL24:level1.GL24">
            <calcext:condition calcext:apply-style-name="notair" calcext:value="between(0,14)" calcext:base-cell-address="level1.GL24"/>
          </calcext:conditional-format>
          <calcext:conditional-format calcext:target-range-address="level1.GM24:level1.GM24">
            <calcext:condition calcext:apply-style-name="notair" calcext:value="between(0,14)" calcext:base-cell-address="level1.GM24"/>
          </calcext:conditional-format>
          <calcext:conditional-format calcext:target-range-address="level1.GM24:level1.GM24">
            <calcext:condition calcext:apply-style-name="notair" calcext:value="between(0,14)" calcext:base-cell-address="level1.GM24"/>
          </calcext:conditional-format>
          <calcext:conditional-format calcext:target-range-address="level1.GM24:level1.GM24">
            <calcext:condition calcext:apply-style-name="notair" calcext:value="between(0,14)" calcext:base-cell-address="level1.GM24"/>
          </calcext:conditional-format>
          <calcext:conditional-format calcext:target-range-address="level1.GN24:level1.GN24">
            <calcext:condition calcext:apply-style-name="notair" calcext:value="between(0,14)" calcext:base-cell-address="level1.GN24"/>
          </calcext:conditional-format>
          <calcext:conditional-format calcext:target-range-address="level1.GN24:level1.GN24">
            <calcext:condition calcext:apply-style-name="notair" calcext:value="between(0,14)" calcext:base-cell-address="level1.GN24"/>
          </calcext:conditional-format>
          <calcext:conditional-format calcext:target-range-address="level1.GN24:level1.GN24">
            <calcext:condition calcext:apply-style-name="notair" calcext:value="between(0,14)" calcext:base-cell-address="level1.GN24"/>
          </calcext:conditional-format>
          <calcext:conditional-format calcext:target-range-address="level1.GO24:level1.GO24">
            <calcext:condition calcext:apply-style-name="notair" calcext:value="between(0,14)" calcext:base-cell-address="level1.GO24"/>
          </calcext:conditional-format>
          <calcext:conditional-format calcext:target-range-address="level1.GO24:level1.GO24">
            <calcext:condition calcext:apply-style-name="notair" calcext:value="between(0,14)" calcext:base-cell-address="level1.GO24"/>
          </calcext:conditional-format>
          <calcext:conditional-format calcext:target-range-address="level1.GO24:level1.GO24">
            <calcext:condition calcext:apply-style-name="notair" calcext:value="between(0,14)" calcext:base-cell-address="level1.GO24"/>
          </calcext:conditional-format>
          <calcext:conditional-format calcext:target-range-address="level1.GP24:level1.GP24">
            <calcext:condition calcext:apply-style-name="notair" calcext:value="between(0,14)" calcext:base-cell-address="level1.GP24"/>
          </calcext:conditional-format>
          <calcext:conditional-format calcext:target-range-address="level1.GP24:level1.GP24">
            <calcext:condition calcext:apply-style-name="notair" calcext:value="between(0,14)" calcext:base-cell-address="level1.GP24"/>
          </calcext:conditional-format>
          <calcext:conditional-format calcext:target-range-address="level1.GP24:level1.GP24">
            <calcext:condition calcext:apply-style-name="notair" calcext:value="between(0,14)" calcext:base-cell-address="level1.GP24"/>
          </calcext:conditional-format>
          <calcext:conditional-format calcext:target-range-address="level1.GQ24:level1.GQ24">
            <calcext:condition calcext:apply-style-name="notair" calcext:value="between(0,14)" calcext:base-cell-address="level1.GQ24"/>
          </calcext:conditional-format>
          <calcext:conditional-format calcext:target-range-address="level1.GQ24:level1.GQ24">
            <calcext:condition calcext:apply-style-name="notair" calcext:value="between(0,14)" calcext:base-cell-address="level1.GQ24"/>
          </calcext:conditional-format>
          <calcext:conditional-format calcext:target-range-address="level1.GQ24:level1.GQ24">
            <calcext:condition calcext:apply-style-name="notair" calcext:value="between(0,14)" calcext:base-cell-address="level1.GQ24"/>
          </calcext:conditional-format>
          <calcext:conditional-format calcext:target-range-address="level1.GR24:level1.GR24">
            <calcext:condition calcext:apply-style-name="notair" calcext:value="between(0,14)" calcext:base-cell-address="level1.GR24"/>
          </calcext:conditional-format>
          <calcext:conditional-format calcext:target-range-address="level1.GR24:level1.GR24">
            <calcext:condition calcext:apply-style-name="notair" calcext:value="between(0,14)" calcext:base-cell-address="level1.GR24"/>
          </calcext:conditional-format>
          <calcext:conditional-format calcext:target-range-address="level1.GR24:level1.GR24">
            <calcext:condition calcext:apply-style-name="notair" calcext:value="between(0,14)" calcext:base-cell-address="level1.GR24"/>
          </calcext:conditional-format>
          <calcext:conditional-format calcext:target-range-address="level1.GS24:level1.GS24">
            <calcext:condition calcext:apply-style-name="notair" calcext:value="between(0,14)" calcext:base-cell-address="level1.GS24"/>
          </calcext:conditional-format>
          <calcext:conditional-format calcext:target-range-address="level1.GS24:level1.GS24">
            <calcext:condition calcext:apply-style-name="notair" calcext:value="between(0,14)" calcext:base-cell-address="level1.GS24"/>
          </calcext:conditional-format>
          <calcext:conditional-format calcext:target-range-address="level1.GS24:level1.GS24">
            <calcext:condition calcext:apply-style-name="notair" calcext:value="between(0,14)" calcext:base-cell-address="level1.GS24"/>
          </calcext:conditional-format>
          <calcext:conditional-format calcext:target-range-address="level1.GT24:level1.GT24">
            <calcext:condition calcext:apply-style-name="notair" calcext:value="between(0,14)" calcext:base-cell-address="level1.GT24"/>
          </calcext:conditional-format>
          <calcext:conditional-format calcext:target-range-address="level1.GT24:level1.GT24">
            <calcext:condition calcext:apply-style-name="notair" calcext:value="between(0,14)" calcext:base-cell-address="level1.GT24"/>
          </calcext:conditional-format>
          <calcext:conditional-format calcext:target-range-address="level1.GT24:level1.GT24">
            <calcext:condition calcext:apply-style-name="notair" calcext:value="between(0,14)" calcext:base-cell-address="level1.GT24"/>
          </calcext:conditional-format>
          <calcext:conditional-format calcext:target-range-address="level1.GU24:level1.GU24">
            <calcext:condition calcext:apply-style-name="notair" calcext:value="between(0,14)" calcext:base-cell-address="level1.GU24"/>
          </calcext:conditional-format>
          <calcext:conditional-format calcext:target-range-address="level1.GU24:level1.GU24">
            <calcext:condition calcext:apply-style-name="notair" calcext:value="between(0,14)" calcext:base-cell-address="level1.GU24"/>
          </calcext:conditional-format>
          <calcext:conditional-format calcext:target-range-address="level1.GU24:level1.GU24">
            <calcext:condition calcext:apply-style-name="notair" calcext:value="between(0,14)" calcext:base-cell-address="level1.GU24"/>
          </calcext:conditional-format>
          <calcext:conditional-format calcext:target-range-address="level1.GV24:level1.GV24">
            <calcext:condition calcext:apply-style-name="notair" calcext:value="between(0,14)" calcext:base-cell-address="level1.GV24"/>
          </calcext:conditional-format>
          <calcext:conditional-format calcext:target-range-address="level1.GV24:level1.GV24">
            <calcext:condition calcext:apply-style-name="notair" calcext:value="between(0,14)" calcext:base-cell-address="level1.GV24"/>
          </calcext:conditional-format>
          <calcext:conditional-format calcext:target-range-address="level1.GV24:level1.GV24">
            <calcext:condition calcext:apply-style-name="notair" calcext:value="between(0,14)" calcext:base-cell-address="level1.GV24"/>
          </calcext:conditional-format>
          <calcext:conditional-format calcext:target-range-address="level1.GW24:level1.GW24">
            <calcext:condition calcext:apply-style-name="notair" calcext:value="between(0,14)" calcext:base-cell-address="level1.GW24"/>
          </calcext:conditional-format>
          <calcext:conditional-format calcext:target-range-address="level1.GW24:level1.GW24">
            <calcext:condition calcext:apply-style-name="notair" calcext:value="between(0,14)" calcext:base-cell-address="level1.GW24"/>
          </calcext:conditional-format>
          <calcext:conditional-format calcext:target-range-address="level1.GW24:level1.GW24">
            <calcext:condition calcext:apply-style-name="notair" calcext:value="between(0,14)" calcext:base-cell-address="level1.GW24"/>
          </calcext:conditional-format>
          <calcext:conditional-format calcext:target-range-address="level1.GX24:level1.GX24">
            <calcext:condition calcext:apply-style-name="notair" calcext:value="between(0,14)" calcext:base-cell-address="level1.GX24"/>
          </calcext:conditional-format>
          <calcext:conditional-format calcext:target-range-address="level1.GX24:level1.GX24">
            <calcext:condition calcext:apply-style-name="notair" calcext:value="between(0,14)" calcext:base-cell-address="level1.GX24"/>
          </calcext:conditional-format>
          <calcext:conditional-format calcext:target-range-address="level1.GX24:level1.GX24">
            <calcext:condition calcext:apply-style-name="notair" calcext:value="between(0,14)" calcext:base-cell-address="level1.GX24"/>
          </calcext:conditional-format>
          <calcext:conditional-format calcext:target-range-address="level1.GY24:level1.GY24">
            <calcext:condition calcext:apply-style-name="notair" calcext:value="between(0,14)" calcext:base-cell-address="level1.GY24"/>
          </calcext:conditional-format>
          <calcext:conditional-format calcext:target-range-address="level1.GY24:level1.GY24">
            <calcext:condition calcext:apply-style-name="notair" calcext:value="between(0,14)" calcext:base-cell-address="level1.GY24"/>
          </calcext:conditional-format>
          <calcext:conditional-format calcext:target-range-address="level1.GY24:level1.GY24">
            <calcext:condition calcext:apply-style-name="notair" calcext:value="between(0,14)" calcext:base-cell-address="level1.GY24"/>
          </calcext:conditional-format>
          <calcext:conditional-format calcext:target-range-address="level1.GZ24:level1.GZ24">
            <calcext:condition calcext:apply-style-name="notair" calcext:value="between(0,14)" calcext:base-cell-address="level1.GZ24"/>
          </calcext:conditional-format>
          <calcext:conditional-format calcext:target-range-address="level1.GZ24:level1.GZ24">
            <calcext:condition calcext:apply-style-name="notair" calcext:value="between(0,14)" calcext:base-cell-address="level1.GZ24"/>
          </calcext:conditional-format>
          <calcext:conditional-format calcext:target-range-address="level1.GZ24:level1.GZ24">
            <calcext:condition calcext:apply-style-name="notair" calcext:value="between(0,14)" calcext:base-cell-address="level1.GZ24"/>
          </calcext:conditional-format>
          <calcext:conditional-format calcext:target-range-address="level1.HA24:level1.HA24">
            <calcext:condition calcext:apply-style-name="notair" calcext:value="between(0,14)" calcext:base-cell-address="level1.HA24"/>
          </calcext:conditional-format>
          <calcext:conditional-format calcext:target-range-address="level1.HA24:level1.HA24">
            <calcext:condition calcext:apply-style-name="notair" calcext:value="between(0,14)" calcext:base-cell-address="level1.HA24"/>
          </calcext:conditional-format>
          <calcext:conditional-format calcext:target-range-address="level1.HA24:level1.HA24">
            <calcext:condition calcext:apply-style-name="notair" calcext:value="between(0,14)" calcext:base-cell-address="level1.HA24"/>
          </calcext:conditional-format>
          <calcext:conditional-format calcext:target-range-address="level1.HB24:level1.HB24">
            <calcext:condition calcext:apply-style-name="notair" calcext:value="between(0,14)" calcext:base-cell-address="level1.HB24"/>
          </calcext:conditional-format>
          <calcext:conditional-format calcext:target-range-address="level1.HB24:level1.HB24">
            <calcext:condition calcext:apply-style-name="notair" calcext:value="between(0,14)" calcext:base-cell-address="level1.HB24"/>
          </calcext:conditional-format>
          <calcext:conditional-format calcext:target-range-address="level1.HB24:level1.HB24">
            <calcext:condition calcext:apply-style-name="notair" calcext:value="between(0,14)" calcext:base-cell-address="level1.HB24"/>
          </calcext:conditional-format>
          <calcext:conditional-format calcext:target-range-address="level1.IA25:level1.AMJ25 level1.A25:level1.FI25">
            <calcext:condition calcext:apply-style-name="notair" calcext:value="between(0,14)" calcext:base-cell-address="level1.A25"/>
          </calcext:conditional-format>
          <calcext:conditional-format calcext:target-range-address="level1.FJ25:level1.FJ25">
            <calcext:condition calcext:apply-style-name="notair" calcext:value="between(0,14)" calcext:base-cell-address="level1.FJ25"/>
          </calcext:conditional-format>
          <calcext:conditional-format calcext:target-range-address="level1.FK25:level1.FK25">
            <calcext:condition calcext:apply-style-name="notair" calcext:value="between(0,14)" calcext:base-cell-address="level1.FK25"/>
          </calcext:conditional-format>
          <calcext:conditional-format calcext:target-range-address="level1.FL25:level1.FL25">
            <calcext:condition calcext:apply-style-name="notair" calcext:value="between(0,14)" calcext:base-cell-address="level1.FL25"/>
          </calcext:conditional-format>
          <calcext:conditional-format calcext:target-range-address="level1.FM25:level1.FM25">
            <calcext:condition calcext:apply-style-name="notair" calcext:value="between(0,14)" calcext:base-cell-address="level1.FM25"/>
          </calcext:conditional-format>
          <calcext:conditional-format calcext:target-range-address="level1.FN25:level1.FN25">
            <calcext:condition calcext:apply-style-name="notair" calcext:value="between(0,14)" calcext:base-cell-address="level1.FN25"/>
          </calcext:conditional-format>
          <calcext:conditional-format calcext:target-range-address="level1.FO25:level1.FO25">
            <calcext:condition calcext:apply-style-name="notair" calcext:value="between(0,14)" calcext:base-cell-address="level1.FO25"/>
          </calcext:conditional-format>
          <calcext:conditional-format calcext:target-range-address="level1.FT25:level1.FT25">
            <calcext:condition calcext:apply-style-name="notair" calcext:value="between(0,14)" calcext:base-cell-address="level1.FT25"/>
          </calcext:conditional-format>
          <calcext:conditional-format calcext:target-range-address="level1.FU25:level1.FU25">
            <calcext:condition calcext:apply-style-name="notair" calcext:value="between(0,14)" calcext:base-cell-address="level1.FU25"/>
          </calcext:conditional-format>
          <calcext:conditional-format calcext:target-range-address="level1.FV25:level1.FV25">
            <calcext:condition calcext:apply-style-name="notair" calcext:value="between(0,14)" calcext:base-cell-address="level1.FV25"/>
          </calcext:conditional-format>
          <calcext:conditional-format calcext:target-range-address="level1.FW25:level1.FW25">
            <calcext:condition calcext:apply-style-name="notair" calcext:value="between(0,14)" calcext:base-cell-address="level1.FW25"/>
          </calcext:conditional-format>
          <calcext:conditional-format calcext:target-range-address="level1.FX25:level1.FX25">
            <calcext:condition calcext:apply-style-name="notair" calcext:value="between(0,14)" calcext:base-cell-address="level1.FX25"/>
          </calcext:conditional-format>
          <calcext:conditional-format calcext:target-range-address="level1.FY25:level1.FY25">
            <calcext:condition calcext:apply-style-name="notair" calcext:value="between(0,14)" calcext:base-cell-address="level1.FY25"/>
          </calcext:conditional-format>
          <calcext:conditional-format calcext:target-range-address="level1.FZ25:level1.FZ25">
            <calcext:condition calcext:apply-style-name="notair" calcext:value="between(0,14)" calcext:base-cell-address="level1.FZ25"/>
          </calcext:conditional-format>
          <calcext:conditional-format calcext:target-range-address="level1.GA25:level1.GA25">
            <calcext:condition calcext:apply-style-name="notair" calcext:value="between(0,14)" calcext:base-cell-address="level1.GA25"/>
          </calcext:conditional-format>
          <calcext:conditional-format calcext:target-range-address="level1.GB25:level1.GB25">
            <calcext:condition calcext:apply-style-name="notair" calcext:value="between(0,14)" calcext:base-cell-address="level1.GB25"/>
          </calcext:conditional-format>
          <calcext:conditional-format calcext:target-range-address="level1.GC25:level1.GC25">
            <calcext:condition calcext:apply-style-name="notair" calcext:value="between(0,14)" calcext:base-cell-address="level1.GC25"/>
          </calcext:conditional-format>
          <calcext:conditional-format calcext:target-range-address="level1.FP25:level1.FP25">
            <calcext:condition calcext:apply-style-name="notair" calcext:value="between(0,14)" calcext:base-cell-address="level1.FP25"/>
          </calcext:conditional-format>
          <calcext:conditional-format calcext:target-range-address="level1.FQ25:level1.FQ25">
            <calcext:condition calcext:apply-style-name="notair" calcext:value="between(0,14)" calcext:base-cell-address="level1.FQ25"/>
          </calcext:conditional-format>
          <calcext:conditional-format calcext:target-range-address="level1.GH25:level1.GH25">
            <calcext:condition calcext:apply-style-name="notair" calcext:value="between(0,14)" calcext:base-cell-address="level1.GH25"/>
          </calcext:conditional-format>
          <calcext:conditional-format calcext:target-range-address="level1.GI25:level1.GI25">
            <calcext:condition calcext:apply-style-name="notair" calcext:value="between(0,14)" calcext:base-cell-address="level1.GI25"/>
          </calcext:conditional-format>
          <calcext:conditional-format calcext:target-range-address="level1.GJ25:level1.GJ25">
            <calcext:condition calcext:apply-style-name="notair" calcext:value="between(0,14)" calcext:base-cell-address="level1.GJ25"/>
          </calcext:conditional-format>
          <calcext:conditional-format calcext:target-range-address="level1.GK25:level1.GK25">
            <calcext:condition calcext:apply-style-name="notair" calcext:value="between(0,14)" calcext:base-cell-address="level1.GK25"/>
          </calcext:conditional-format>
          <calcext:conditional-format calcext:target-range-address="level1.GJ25:level1.GJ25">
            <calcext:condition calcext:apply-style-name="notair" calcext:value="between(0,14)" calcext:base-cell-address="level1.GJ25"/>
          </calcext:conditional-format>
          <calcext:conditional-format calcext:target-range-address="level1.GK25:level1.GK25">
            <calcext:condition calcext:apply-style-name="notair" calcext:value="between(0,14)" calcext:base-cell-address="level1.GK25"/>
          </calcext:conditional-format>
          <calcext:conditional-format calcext:target-range-address="level1.GJ25:level1.GJ25">
            <calcext:condition calcext:apply-style-name="notair" calcext:value="between(0,14)" calcext:base-cell-address="level1.GJ25"/>
          </calcext:conditional-format>
          <calcext:conditional-format calcext:target-range-address="level1.GK25:level1.GK25">
            <calcext:condition calcext:apply-style-name="notair" calcext:value="between(0,14)" calcext:base-cell-address="level1.GK25"/>
          </calcext:conditional-format>
          <calcext:conditional-format calcext:target-range-address="level1.GD25:level1.GD25">
            <calcext:condition calcext:apply-style-name="notair" calcext:value="between(0,14)" calcext:base-cell-address="level1.GD25"/>
          </calcext:conditional-format>
          <calcext:conditional-format calcext:target-range-address="level1.GE25:level1.GE25">
            <calcext:condition calcext:apply-style-name="notair" calcext:value="between(0,14)" calcext:base-cell-address="level1.GE25"/>
          </calcext:conditional-format>
          <calcext:conditional-format calcext:target-range-address="level1.GL25:level1.GL25">
            <calcext:condition calcext:apply-style-name="notair" calcext:value="between(0,14)" calcext:base-cell-address="level1.GL25"/>
          </calcext:conditional-format>
          <calcext:conditional-format calcext:target-range-address="level1.GL25:level1.GL25">
            <calcext:condition calcext:apply-style-name="notair" calcext:value="between(0,14)" calcext:base-cell-address="level1.GL25"/>
          </calcext:conditional-format>
          <calcext:conditional-format calcext:target-range-address="level1.GL25:level1.GL25">
            <calcext:condition calcext:apply-style-name="notair" calcext:value="between(0,14)" calcext:base-cell-address="level1.GL25"/>
          </calcext:conditional-format>
          <calcext:conditional-format calcext:target-range-address="level1.GM25:level1.GM25">
            <calcext:condition calcext:apply-style-name="notair" calcext:value="between(0,14)" calcext:base-cell-address="level1.GM25"/>
          </calcext:conditional-format>
          <calcext:conditional-format calcext:target-range-address="level1.GM25:level1.GM25">
            <calcext:condition calcext:apply-style-name="notair" calcext:value="between(0,14)" calcext:base-cell-address="level1.GM25"/>
          </calcext:conditional-format>
          <calcext:conditional-format calcext:target-range-address="level1.GM25:level1.GM25">
            <calcext:condition calcext:apply-style-name="notair" calcext:value="between(0,14)" calcext:base-cell-address="level1.GM25"/>
          </calcext:conditional-format>
          <calcext:conditional-format calcext:target-range-address="level1.GN25:level1.GN25">
            <calcext:condition calcext:apply-style-name="notair" calcext:value="between(0,14)" calcext:base-cell-address="level1.GN25"/>
          </calcext:conditional-format>
          <calcext:conditional-format calcext:target-range-address="level1.GN25:level1.GN25">
            <calcext:condition calcext:apply-style-name="notair" calcext:value="between(0,14)" calcext:base-cell-address="level1.GN25"/>
          </calcext:conditional-format>
          <calcext:conditional-format calcext:target-range-address="level1.GN25:level1.GN25">
            <calcext:condition calcext:apply-style-name="notair" calcext:value="between(0,14)" calcext:base-cell-address="level1.GN25"/>
          </calcext:conditional-format>
          <calcext:conditional-format calcext:target-range-address="level1.GO25:level1.GO25">
            <calcext:condition calcext:apply-style-name="notair" calcext:value="between(0,14)" calcext:base-cell-address="level1.GO25"/>
          </calcext:conditional-format>
          <calcext:conditional-format calcext:target-range-address="level1.GO25:level1.GO25">
            <calcext:condition calcext:apply-style-name="notair" calcext:value="between(0,14)" calcext:base-cell-address="level1.GO25"/>
          </calcext:conditional-format>
          <calcext:conditional-format calcext:target-range-address="level1.GO25:level1.GO25">
            <calcext:condition calcext:apply-style-name="notair" calcext:value="between(0,14)" calcext:base-cell-address="level1.GO25"/>
          </calcext:conditional-format>
          <calcext:conditional-format calcext:target-range-address="level1.GP25:level1.GP25">
            <calcext:condition calcext:apply-style-name="notair" calcext:value="between(0,14)" calcext:base-cell-address="level1.GP25"/>
          </calcext:conditional-format>
          <calcext:conditional-format calcext:target-range-address="level1.GP25:level1.GP25">
            <calcext:condition calcext:apply-style-name="notair" calcext:value="between(0,14)" calcext:base-cell-address="level1.GP25"/>
          </calcext:conditional-format>
          <calcext:conditional-format calcext:target-range-address="level1.GP25:level1.GP25">
            <calcext:condition calcext:apply-style-name="notair" calcext:value="between(0,14)" calcext:base-cell-address="level1.GP25"/>
          </calcext:conditional-format>
          <calcext:conditional-format calcext:target-range-address="level1.GQ25:level1.GQ25">
            <calcext:condition calcext:apply-style-name="notair" calcext:value="between(0,14)" calcext:base-cell-address="level1.GQ25"/>
          </calcext:conditional-format>
          <calcext:conditional-format calcext:target-range-address="level1.GQ25:level1.GQ25">
            <calcext:condition calcext:apply-style-name="notair" calcext:value="between(0,14)" calcext:base-cell-address="level1.GQ25"/>
          </calcext:conditional-format>
          <calcext:conditional-format calcext:target-range-address="level1.GQ25:level1.GQ25">
            <calcext:condition calcext:apply-style-name="notair" calcext:value="between(0,14)" calcext:base-cell-address="level1.GQ25"/>
          </calcext:conditional-format>
          <calcext:conditional-format calcext:target-range-address="level1.GR25:level1.GR25">
            <calcext:condition calcext:apply-style-name="notair" calcext:value="between(0,14)" calcext:base-cell-address="level1.GR25"/>
          </calcext:conditional-format>
          <calcext:conditional-format calcext:target-range-address="level1.GR25:level1.GR25">
            <calcext:condition calcext:apply-style-name="notair" calcext:value="between(0,14)" calcext:base-cell-address="level1.GR25"/>
          </calcext:conditional-format>
          <calcext:conditional-format calcext:target-range-address="level1.GR25:level1.GR25">
            <calcext:condition calcext:apply-style-name="notair" calcext:value="between(0,14)" calcext:base-cell-address="level1.GR25"/>
          </calcext:conditional-format>
          <calcext:conditional-format calcext:target-range-address="level1.GS25:level1.GS25">
            <calcext:condition calcext:apply-style-name="notair" calcext:value="between(0,14)" calcext:base-cell-address="level1.GS25"/>
          </calcext:conditional-format>
          <calcext:conditional-format calcext:target-range-address="level1.GS25:level1.GS25">
            <calcext:condition calcext:apply-style-name="notair" calcext:value="between(0,14)" calcext:base-cell-address="level1.GS25"/>
          </calcext:conditional-format>
          <calcext:conditional-format calcext:target-range-address="level1.GS25:level1.GS25">
            <calcext:condition calcext:apply-style-name="notair" calcext:value="between(0,14)" calcext:base-cell-address="level1.GS25"/>
          </calcext:conditional-format>
          <calcext:conditional-format calcext:target-range-address="level1.GT25:level1.GT25">
            <calcext:condition calcext:apply-style-name="notair" calcext:value="between(0,14)" calcext:base-cell-address="level1.GT25"/>
          </calcext:conditional-format>
          <calcext:conditional-format calcext:target-range-address="level1.GT25:level1.GT25">
            <calcext:condition calcext:apply-style-name="notair" calcext:value="between(0,14)" calcext:base-cell-address="level1.GT25"/>
          </calcext:conditional-format>
          <calcext:conditional-format calcext:target-range-address="level1.GT25:level1.GT25">
            <calcext:condition calcext:apply-style-name="notair" calcext:value="between(0,14)" calcext:base-cell-address="level1.GT25"/>
          </calcext:conditional-format>
          <calcext:conditional-format calcext:target-range-address="level1.GU25:level1.GU25">
            <calcext:condition calcext:apply-style-name="notair" calcext:value="between(0,14)" calcext:base-cell-address="level1.GU25"/>
          </calcext:conditional-format>
          <calcext:conditional-format calcext:target-range-address="level1.GU25:level1.GU25">
            <calcext:condition calcext:apply-style-name="notair" calcext:value="between(0,14)" calcext:base-cell-address="level1.GU25"/>
          </calcext:conditional-format>
          <calcext:conditional-format calcext:target-range-address="level1.GU25:level1.GU25">
            <calcext:condition calcext:apply-style-name="notair" calcext:value="between(0,14)" calcext:base-cell-address="level1.GU25"/>
          </calcext:conditional-format>
          <calcext:conditional-format calcext:target-range-address="level1.GV25:level1.GV25">
            <calcext:condition calcext:apply-style-name="notair" calcext:value="between(0,14)" calcext:base-cell-address="level1.GV25"/>
          </calcext:conditional-format>
          <calcext:conditional-format calcext:target-range-address="level1.GV25:level1.GV25">
            <calcext:condition calcext:apply-style-name="notair" calcext:value="between(0,14)" calcext:base-cell-address="level1.GV25"/>
          </calcext:conditional-format>
          <calcext:conditional-format calcext:target-range-address="level1.GV25:level1.GV25">
            <calcext:condition calcext:apply-style-name="notair" calcext:value="between(0,14)" calcext:base-cell-address="level1.GV25"/>
          </calcext:conditional-format>
          <calcext:conditional-format calcext:target-range-address="level1.GW25:level1.GW25">
            <calcext:condition calcext:apply-style-name="notair" calcext:value="between(0,14)" calcext:base-cell-address="level1.GW25"/>
          </calcext:conditional-format>
          <calcext:conditional-format calcext:target-range-address="level1.GW25:level1.GW25">
            <calcext:condition calcext:apply-style-name="notair" calcext:value="between(0,14)" calcext:base-cell-address="level1.GW25"/>
          </calcext:conditional-format>
          <calcext:conditional-format calcext:target-range-address="level1.GW25:level1.GW25">
            <calcext:condition calcext:apply-style-name="notair" calcext:value="between(0,14)" calcext:base-cell-address="level1.GW25"/>
          </calcext:conditional-format>
          <calcext:conditional-format calcext:target-range-address="level1.GX25:level1.GX25">
            <calcext:condition calcext:apply-style-name="notair" calcext:value="between(0,14)" calcext:base-cell-address="level1.GX25"/>
          </calcext:conditional-format>
          <calcext:conditional-format calcext:target-range-address="level1.GX25:level1.GX25">
            <calcext:condition calcext:apply-style-name="notair" calcext:value="between(0,14)" calcext:base-cell-address="level1.GX25"/>
          </calcext:conditional-format>
          <calcext:conditional-format calcext:target-range-address="level1.GX25:level1.GX25">
            <calcext:condition calcext:apply-style-name="notair" calcext:value="between(0,14)" calcext:base-cell-address="level1.GX25"/>
          </calcext:conditional-format>
          <calcext:conditional-format calcext:target-range-address="level1.GY25:level1.GY25">
            <calcext:condition calcext:apply-style-name="notair" calcext:value="between(0,14)" calcext:base-cell-address="level1.GY25"/>
          </calcext:conditional-format>
          <calcext:conditional-format calcext:target-range-address="level1.GY25:level1.GY25">
            <calcext:condition calcext:apply-style-name="notair" calcext:value="between(0,14)" calcext:base-cell-address="level1.GY25"/>
          </calcext:conditional-format>
          <calcext:conditional-format calcext:target-range-address="level1.GY25:level1.GY25">
            <calcext:condition calcext:apply-style-name="notair" calcext:value="between(0,14)" calcext:base-cell-address="level1.GY25"/>
          </calcext:conditional-format>
          <calcext:conditional-format calcext:target-range-address="level1.GZ25:level1.GZ25">
            <calcext:condition calcext:apply-style-name="notair" calcext:value="between(0,14)" calcext:base-cell-address="level1.GZ25"/>
          </calcext:conditional-format>
          <calcext:conditional-format calcext:target-range-address="level1.GZ25:level1.GZ25">
            <calcext:condition calcext:apply-style-name="notair" calcext:value="between(0,14)" calcext:base-cell-address="level1.GZ25"/>
          </calcext:conditional-format>
          <calcext:conditional-format calcext:target-range-address="level1.GZ25:level1.GZ25">
            <calcext:condition calcext:apply-style-name="notair" calcext:value="between(0,14)" calcext:base-cell-address="level1.GZ25"/>
          </calcext:conditional-format>
          <calcext:conditional-format calcext:target-range-address="level1.HA25:level1.HA25">
            <calcext:condition calcext:apply-style-name="notair" calcext:value="between(0,14)" calcext:base-cell-address="level1.HA25"/>
          </calcext:conditional-format>
          <calcext:conditional-format calcext:target-range-address="level1.HA25:level1.HA25">
            <calcext:condition calcext:apply-style-name="notair" calcext:value="between(0,14)" calcext:base-cell-address="level1.HA25"/>
          </calcext:conditional-format>
          <calcext:conditional-format calcext:target-range-address="level1.HA25:level1.HA25">
            <calcext:condition calcext:apply-style-name="notair" calcext:value="between(0,14)" calcext:base-cell-address="level1.HA25"/>
          </calcext:conditional-format>
          <calcext:conditional-format calcext:target-range-address="level1.HB25:level1.HB25">
            <calcext:condition calcext:apply-style-name="notair" calcext:value="between(0,14)" calcext:base-cell-address="level1.HB25"/>
          </calcext:conditional-format>
          <calcext:conditional-format calcext:target-range-address="level1.HB25:level1.HB25">
            <calcext:condition calcext:apply-style-name="notair" calcext:value="between(0,14)" calcext:base-cell-address="level1.HB25"/>
          </calcext:conditional-format>
          <calcext:conditional-format calcext:target-range-address="level1.HB25:level1.HB25">
            <calcext:condition calcext:apply-style-name="notair" calcext:value="between(0,14)" calcext:base-cell-address="level1.HB25"/>
          </calcext:conditional-format>
          <calcext:conditional-format calcext:target-range-address="level1.IA26:level1.AMJ26 level1.A26:level1.FI26">
            <calcext:condition calcext:apply-style-name="notair" calcext:value="between(0,14)" calcext:base-cell-address="level1.A26"/>
          </calcext:conditional-format>
          <calcext:conditional-format calcext:target-range-address="level1.FJ26:level1.FJ26">
            <calcext:condition calcext:apply-style-name="notair" calcext:value="between(0,14)" calcext:base-cell-address="level1.FJ26"/>
          </calcext:conditional-format>
          <calcext:conditional-format calcext:target-range-address="level1.FK26:level1.FK26">
            <calcext:condition calcext:apply-style-name="notair" calcext:value="between(0,14)" calcext:base-cell-address="level1.FK26"/>
          </calcext:conditional-format>
          <calcext:conditional-format calcext:target-range-address="level1.FL26:level1.FL26">
            <calcext:condition calcext:apply-style-name="notair" calcext:value="between(0,14)" calcext:base-cell-address="level1.FL26"/>
          </calcext:conditional-format>
          <calcext:conditional-format calcext:target-range-address="level1.FM26:level1.FM26">
            <calcext:condition calcext:apply-style-name="notair" calcext:value="between(0,14)" calcext:base-cell-address="level1.FM26"/>
          </calcext:conditional-format>
          <calcext:conditional-format calcext:target-range-address="level1.FN26:level1.FN26">
            <calcext:condition calcext:apply-style-name="notair" calcext:value="between(0,14)" calcext:base-cell-address="level1.FN26"/>
          </calcext:conditional-format>
          <calcext:conditional-format calcext:target-range-address="level1.FO26:level1.FO26">
            <calcext:condition calcext:apply-style-name="notair" calcext:value="between(0,14)" calcext:base-cell-address="level1.FO26"/>
          </calcext:conditional-format>
          <calcext:conditional-format calcext:target-range-address="level1.FT26:level1.FT26">
            <calcext:condition calcext:apply-style-name="notair" calcext:value="between(0,14)" calcext:base-cell-address="level1.FT26"/>
          </calcext:conditional-format>
          <calcext:conditional-format calcext:target-range-address="level1.FU26:level1.FU26">
            <calcext:condition calcext:apply-style-name="notair" calcext:value="between(0,14)" calcext:base-cell-address="level1.FU26"/>
          </calcext:conditional-format>
          <calcext:conditional-format calcext:target-range-address="level1.FV26:level1.FV26">
            <calcext:condition calcext:apply-style-name="notair" calcext:value="between(0,14)" calcext:base-cell-address="level1.FV26"/>
          </calcext:conditional-format>
          <calcext:conditional-format calcext:target-range-address="level1.FW26:level1.FW26">
            <calcext:condition calcext:apply-style-name="notair" calcext:value="between(0,14)" calcext:base-cell-address="level1.FW26"/>
          </calcext:conditional-format>
          <calcext:conditional-format calcext:target-range-address="level1.FX26:level1.FX26">
            <calcext:condition calcext:apply-style-name="notair" calcext:value="between(0,14)" calcext:base-cell-address="level1.FX26"/>
          </calcext:conditional-format>
          <calcext:conditional-format calcext:target-range-address="level1.FY26:level1.FY26">
            <calcext:condition calcext:apply-style-name="notair" calcext:value="between(0,14)" calcext:base-cell-address="level1.FY26"/>
          </calcext:conditional-format>
          <calcext:conditional-format calcext:target-range-address="level1.FZ26:level1.FZ26">
            <calcext:condition calcext:apply-style-name="notair" calcext:value="between(0,14)" calcext:base-cell-address="level1.FZ26"/>
          </calcext:conditional-format>
          <calcext:conditional-format calcext:target-range-address="level1.GA26:level1.GA26">
            <calcext:condition calcext:apply-style-name="notair" calcext:value="between(0,14)" calcext:base-cell-address="level1.GA26"/>
          </calcext:conditional-format>
          <calcext:conditional-format calcext:target-range-address="level1.GB26:level1.GB26">
            <calcext:condition calcext:apply-style-name="notair" calcext:value="between(0,14)" calcext:base-cell-address="level1.GB26"/>
          </calcext:conditional-format>
          <calcext:conditional-format calcext:target-range-address="level1.GC26:level1.GC26">
            <calcext:condition calcext:apply-style-name="notair" calcext:value="between(0,14)" calcext:base-cell-address="level1.GC26"/>
          </calcext:conditional-format>
          <calcext:conditional-format calcext:target-range-address="level1.FP26:level1.FP26">
            <calcext:condition calcext:apply-style-name="notair" calcext:value="between(0,14)" calcext:base-cell-address="level1.FP26"/>
          </calcext:conditional-format>
          <calcext:conditional-format calcext:target-range-address="level1.FQ26:level1.FQ26">
            <calcext:condition calcext:apply-style-name="notair" calcext:value="between(0,14)" calcext:base-cell-address="level1.FQ26"/>
          </calcext:conditional-format>
          <calcext:conditional-format calcext:target-range-address="level1.GH26:level1.GH26">
            <calcext:condition calcext:apply-style-name="notair" calcext:value="between(0,14)" calcext:base-cell-address="level1.GH26"/>
          </calcext:conditional-format>
          <calcext:conditional-format calcext:target-range-address="level1.GI26:level1.GI26">
            <calcext:condition calcext:apply-style-name="notair" calcext:value="between(0,14)" calcext:base-cell-address="level1.GI26"/>
          </calcext:conditional-format>
          <calcext:conditional-format calcext:target-range-address="level1.GJ26:level1.GJ26">
            <calcext:condition calcext:apply-style-name="notair" calcext:value="between(0,14)" calcext:base-cell-address="level1.GJ26"/>
          </calcext:conditional-format>
          <calcext:conditional-format calcext:target-range-address="level1.GK26:level1.GK26">
            <calcext:condition calcext:apply-style-name="notair" calcext:value="between(0,14)" calcext:base-cell-address="level1.GK26"/>
          </calcext:conditional-format>
          <calcext:conditional-format calcext:target-range-address="level1.GJ26:level1.GJ26">
            <calcext:condition calcext:apply-style-name="notair" calcext:value="between(0,14)" calcext:base-cell-address="level1.GJ26"/>
          </calcext:conditional-format>
          <calcext:conditional-format calcext:target-range-address="level1.GK26:level1.GK26">
            <calcext:condition calcext:apply-style-name="notair" calcext:value="between(0,14)" calcext:base-cell-address="level1.GK26"/>
          </calcext:conditional-format>
          <calcext:conditional-format calcext:target-range-address="level1.GJ26:level1.GJ26">
            <calcext:condition calcext:apply-style-name="notair" calcext:value="between(0,14)" calcext:base-cell-address="level1.GJ26"/>
          </calcext:conditional-format>
          <calcext:conditional-format calcext:target-range-address="level1.GK26:level1.GK26">
            <calcext:condition calcext:apply-style-name="notair" calcext:value="between(0,14)" calcext:base-cell-address="level1.GK26"/>
          </calcext:conditional-format>
          <calcext:conditional-format calcext:target-range-address="level1.GD26:level1.GD26">
            <calcext:condition calcext:apply-style-name="notair" calcext:value="between(0,14)" calcext:base-cell-address="level1.GD26"/>
          </calcext:conditional-format>
          <calcext:conditional-format calcext:target-range-address="level1.GE26:level1.GE26">
            <calcext:condition calcext:apply-style-name="notair" calcext:value="between(0,14)" calcext:base-cell-address="level1.GE26"/>
          </calcext:conditional-format>
          <calcext:conditional-format calcext:target-range-address="level1.GL26:level1.GL26">
            <calcext:condition calcext:apply-style-name="notair" calcext:value="between(0,14)" calcext:base-cell-address="level1.GL26"/>
          </calcext:conditional-format>
          <calcext:conditional-format calcext:target-range-address="level1.GL26:level1.GL26">
            <calcext:condition calcext:apply-style-name="notair" calcext:value="between(0,14)" calcext:base-cell-address="level1.GL26"/>
          </calcext:conditional-format>
          <calcext:conditional-format calcext:target-range-address="level1.GL26:level1.GL26">
            <calcext:condition calcext:apply-style-name="notair" calcext:value="between(0,14)" calcext:base-cell-address="level1.GL26"/>
          </calcext:conditional-format>
          <calcext:conditional-format calcext:target-range-address="level1.GM26:level1.GM26">
            <calcext:condition calcext:apply-style-name="notair" calcext:value="between(0,14)" calcext:base-cell-address="level1.GM26"/>
          </calcext:conditional-format>
          <calcext:conditional-format calcext:target-range-address="level1.GM26:level1.GM26">
            <calcext:condition calcext:apply-style-name="notair" calcext:value="between(0,14)" calcext:base-cell-address="level1.GM26"/>
          </calcext:conditional-format>
          <calcext:conditional-format calcext:target-range-address="level1.GM26:level1.GM26">
            <calcext:condition calcext:apply-style-name="notair" calcext:value="between(0,14)" calcext:base-cell-address="level1.GM26"/>
          </calcext:conditional-format>
          <calcext:conditional-format calcext:target-range-address="level1.GN26:level1.GN26">
            <calcext:condition calcext:apply-style-name="notair" calcext:value="between(0,14)" calcext:base-cell-address="level1.GN26"/>
          </calcext:conditional-format>
          <calcext:conditional-format calcext:target-range-address="level1.GN26:level1.GN26">
            <calcext:condition calcext:apply-style-name="notair" calcext:value="between(0,14)" calcext:base-cell-address="level1.GN26"/>
          </calcext:conditional-format>
          <calcext:conditional-format calcext:target-range-address="level1.GN26:level1.GN26">
            <calcext:condition calcext:apply-style-name="notair" calcext:value="between(0,14)" calcext:base-cell-address="level1.GN26"/>
          </calcext:conditional-format>
          <calcext:conditional-format calcext:target-range-address="level1.GO26:level1.GO26">
            <calcext:condition calcext:apply-style-name="notair" calcext:value="between(0,14)" calcext:base-cell-address="level1.GO26"/>
          </calcext:conditional-format>
          <calcext:conditional-format calcext:target-range-address="level1.GO26:level1.GO26">
            <calcext:condition calcext:apply-style-name="notair" calcext:value="between(0,14)" calcext:base-cell-address="level1.GO26"/>
          </calcext:conditional-format>
          <calcext:conditional-format calcext:target-range-address="level1.GO26:level1.GO26">
            <calcext:condition calcext:apply-style-name="notair" calcext:value="between(0,14)" calcext:base-cell-address="level1.GO26"/>
          </calcext:conditional-format>
          <calcext:conditional-format calcext:target-range-address="level1.GP26:level1.GP26">
            <calcext:condition calcext:apply-style-name="notair" calcext:value="between(0,14)" calcext:base-cell-address="level1.GP26"/>
          </calcext:conditional-format>
          <calcext:conditional-format calcext:target-range-address="level1.GP26:level1.GP26">
            <calcext:condition calcext:apply-style-name="notair" calcext:value="between(0,14)" calcext:base-cell-address="level1.GP26"/>
          </calcext:conditional-format>
          <calcext:conditional-format calcext:target-range-address="level1.GP26:level1.GP26">
            <calcext:condition calcext:apply-style-name="notair" calcext:value="between(0,14)" calcext:base-cell-address="level1.GP26"/>
          </calcext:conditional-format>
          <calcext:conditional-format calcext:target-range-address="level1.GQ26:level1.GQ26">
            <calcext:condition calcext:apply-style-name="notair" calcext:value="between(0,14)" calcext:base-cell-address="level1.GQ26"/>
          </calcext:conditional-format>
          <calcext:conditional-format calcext:target-range-address="level1.GQ26:level1.GQ26">
            <calcext:condition calcext:apply-style-name="notair" calcext:value="between(0,14)" calcext:base-cell-address="level1.GQ26"/>
          </calcext:conditional-format>
          <calcext:conditional-format calcext:target-range-address="level1.GQ26:level1.GQ26">
            <calcext:condition calcext:apply-style-name="notair" calcext:value="between(0,14)" calcext:base-cell-address="level1.GQ26"/>
          </calcext:conditional-format>
          <calcext:conditional-format calcext:target-range-address="level1.GR26:level1.GR26">
            <calcext:condition calcext:apply-style-name="notair" calcext:value="between(0,14)" calcext:base-cell-address="level1.GR26"/>
          </calcext:conditional-format>
          <calcext:conditional-format calcext:target-range-address="level1.GR26:level1.GR26">
            <calcext:condition calcext:apply-style-name="notair" calcext:value="between(0,14)" calcext:base-cell-address="level1.GR26"/>
          </calcext:conditional-format>
          <calcext:conditional-format calcext:target-range-address="level1.GR26:level1.GR26">
            <calcext:condition calcext:apply-style-name="notair" calcext:value="between(0,14)" calcext:base-cell-address="level1.GR26"/>
          </calcext:conditional-format>
          <calcext:conditional-format calcext:target-range-address="level1.GS26:level1.GS26">
            <calcext:condition calcext:apply-style-name="notair" calcext:value="between(0,14)" calcext:base-cell-address="level1.GS26"/>
          </calcext:conditional-format>
          <calcext:conditional-format calcext:target-range-address="level1.GS26:level1.GS26">
            <calcext:condition calcext:apply-style-name="notair" calcext:value="between(0,14)" calcext:base-cell-address="level1.GS26"/>
          </calcext:conditional-format>
          <calcext:conditional-format calcext:target-range-address="level1.GS26:level1.GS26">
            <calcext:condition calcext:apply-style-name="notair" calcext:value="between(0,14)" calcext:base-cell-address="level1.GS26"/>
          </calcext:conditional-format>
          <calcext:conditional-format calcext:target-range-address="level1.GT26:level1.GT26">
            <calcext:condition calcext:apply-style-name="notair" calcext:value="between(0,14)" calcext:base-cell-address="level1.GT26"/>
          </calcext:conditional-format>
          <calcext:conditional-format calcext:target-range-address="level1.GT26:level1.GT26">
            <calcext:condition calcext:apply-style-name="notair" calcext:value="between(0,14)" calcext:base-cell-address="level1.GT26"/>
          </calcext:conditional-format>
          <calcext:conditional-format calcext:target-range-address="level1.GT26:level1.GT26">
            <calcext:condition calcext:apply-style-name="notair" calcext:value="between(0,14)" calcext:base-cell-address="level1.GT26"/>
          </calcext:conditional-format>
          <calcext:conditional-format calcext:target-range-address="level1.GU26:level1.GU26">
            <calcext:condition calcext:apply-style-name="notair" calcext:value="between(0,14)" calcext:base-cell-address="level1.GU26"/>
          </calcext:conditional-format>
          <calcext:conditional-format calcext:target-range-address="level1.GU26:level1.GU26">
            <calcext:condition calcext:apply-style-name="notair" calcext:value="between(0,14)" calcext:base-cell-address="level1.GU26"/>
          </calcext:conditional-format>
          <calcext:conditional-format calcext:target-range-address="level1.GU26:level1.GU26">
            <calcext:condition calcext:apply-style-name="notair" calcext:value="between(0,14)" calcext:base-cell-address="level1.GU26"/>
          </calcext:conditional-format>
          <calcext:conditional-format calcext:target-range-address="level1.GV26:level1.GV26">
            <calcext:condition calcext:apply-style-name="notair" calcext:value="between(0,14)" calcext:base-cell-address="level1.GV26"/>
          </calcext:conditional-format>
          <calcext:conditional-format calcext:target-range-address="level1.GV26:level1.GV26">
            <calcext:condition calcext:apply-style-name="notair" calcext:value="between(0,14)" calcext:base-cell-address="level1.GV26"/>
          </calcext:conditional-format>
          <calcext:conditional-format calcext:target-range-address="level1.GV26:level1.GV26">
            <calcext:condition calcext:apply-style-name="notair" calcext:value="between(0,14)" calcext:base-cell-address="level1.GV26"/>
          </calcext:conditional-format>
          <calcext:conditional-format calcext:target-range-address="level1.GW26:level1.GW26">
            <calcext:condition calcext:apply-style-name="notair" calcext:value="between(0,14)" calcext:base-cell-address="level1.GW26"/>
          </calcext:conditional-format>
          <calcext:conditional-format calcext:target-range-address="level1.GW26:level1.GW26">
            <calcext:condition calcext:apply-style-name="notair" calcext:value="between(0,14)" calcext:base-cell-address="level1.GW26"/>
          </calcext:conditional-format>
          <calcext:conditional-format calcext:target-range-address="level1.GW26:level1.GW26">
            <calcext:condition calcext:apply-style-name="notair" calcext:value="between(0,14)" calcext:base-cell-address="level1.GW26"/>
          </calcext:conditional-format>
          <calcext:conditional-format calcext:target-range-address="level1.GX26:level1.GX26">
            <calcext:condition calcext:apply-style-name="notair" calcext:value="between(0,14)" calcext:base-cell-address="level1.GX26"/>
          </calcext:conditional-format>
          <calcext:conditional-format calcext:target-range-address="level1.GX26:level1.GX26">
            <calcext:condition calcext:apply-style-name="notair" calcext:value="between(0,14)" calcext:base-cell-address="level1.GX26"/>
          </calcext:conditional-format>
          <calcext:conditional-format calcext:target-range-address="level1.GX26:level1.GX26">
            <calcext:condition calcext:apply-style-name="notair" calcext:value="between(0,14)" calcext:base-cell-address="level1.GX26"/>
          </calcext:conditional-format>
          <calcext:conditional-format calcext:target-range-address="level1.GY26:level1.GY26">
            <calcext:condition calcext:apply-style-name="notair" calcext:value="between(0,14)" calcext:base-cell-address="level1.GY26"/>
          </calcext:conditional-format>
          <calcext:conditional-format calcext:target-range-address="level1.GY26:level1.GY26">
            <calcext:condition calcext:apply-style-name="notair" calcext:value="between(0,14)" calcext:base-cell-address="level1.GY26"/>
          </calcext:conditional-format>
          <calcext:conditional-format calcext:target-range-address="level1.GY26:level1.GY26">
            <calcext:condition calcext:apply-style-name="notair" calcext:value="between(0,14)" calcext:base-cell-address="level1.GY26"/>
          </calcext:conditional-format>
          <calcext:conditional-format calcext:target-range-address="level1.GZ26:level1.GZ26">
            <calcext:condition calcext:apply-style-name="notair" calcext:value="between(0,14)" calcext:base-cell-address="level1.GZ26"/>
          </calcext:conditional-format>
          <calcext:conditional-format calcext:target-range-address="level1.GZ26:level1.GZ26">
            <calcext:condition calcext:apply-style-name="notair" calcext:value="between(0,14)" calcext:base-cell-address="level1.GZ26"/>
          </calcext:conditional-format>
          <calcext:conditional-format calcext:target-range-address="level1.GZ26:level1.GZ26">
            <calcext:condition calcext:apply-style-name="notair" calcext:value="between(0,14)" calcext:base-cell-address="level1.GZ26"/>
          </calcext:conditional-format>
          <calcext:conditional-format calcext:target-range-address="level1.HA26:level1.HA26">
            <calcext:condition calcext:apply-style-name="notair" calcext:value="between(0,14)" calcext:base-cell-address="level1.HA26"/>
          </calcext:conditional-format>
          <calcext:conditional-format calcext:target-range-address="level1.HA26:level1.HA26">
            <calcext:condition calcext:apply-style-name="notair" calcext:value="between(0,14)" calcext:base-cell-address="level1.HA26"/>
          </calcext:conditional-format>
          <calcext:conditional-format calcext:target-range-address="level1.HA26:level1.HA26">
            <calcext:condition calcext:apply-style-name="notair" calcext:value="between(0,14)" calcext:base-cell-address="level1.HA26"/>
          </calcext:conditional-format>
          <calcext:conditional-format calcext:target-range-address="level1.HB26:level1.HB26">
            <calcext:condition calcext:apply-style-name="notair" calcext:value="between(0,14)" calcext:base-cell-address="level1.HB26"/>
          </calcext:conditional-format>
          <calcext:conditional-format calcext:target-range-address="level1.HB26:level1.HB26">
            <calcext:condition calcext:apply-style-name="notair" calcext:value="between(0,14)" calcext:base-cell-address="level1.HB26"/>
          </calcext:conditional-format>
          <calcext:conditional-format calcext:target-range-address="level1.HB26:level1.HB26">
            <calcext:condition calcext:apply-style-name="notair" calcext:value="between(0,14)" calcext:base-cell-address="level1.HB26"/>
          </calcext:conditional-format>
          <calcext:conditional-format calcext:target-range-address="level1.IA27:level1.AMJ27 level1.A27:level1.FI27">
            <calcext:condition calcext:apply-style-name="notair" calcext:value="between(0,14)" calcext:base-cell-address="level1.A27"/>
          </calcext:conditional-format>
          <calcext:conditional-format calcext:target-range-address="level1.FJ27:level1.FJ27">
            <calcext:condition calcext:apply-style-name="notair" calcext:value="between(0,14)" calcext:base-cell-address="level1.FJ27"/>
          </calcext:conditional-format>
          <calcext:conditional-format calcext:target-range-address="level1.FK27:level1.FK27">
            <calcext:condition calcext:apply-style-name="notair" calcext:value="between(0,14)" calcext:base-cell-address="level1.FK27"/>
          </calcext:conditional-format>
          <calcext:conditional-format calcext:target-range-address="level1.FL27:level1.FL27">
            <calcext:condition calcext:apply-style-name="notair" calcext:value="between(0,14)" calcext:base-cell-address="level1.FL27"/>
          </calcext:conditional-format>
          <calcext:conditional-format calcext:target-range-address="level1.FM27:level1.FM27">
            <calcext:condition calcext:apply-style-name="notair" calcext:value="between(0,14)" calcext:base-cell-address="level1.FM27"/>
          </calcext:conditional-format>
          <calcext:conditional-format calcext:target-range-address="level1.FN27:level1.FN27">
            <calcext:condition calcext:apply-style-name="notair" calcext:value="between(0,14)" calcext:base-cell-address="level1.FN27"/>
          </calcext:conditional-format>
          <calcext:conditional-format calcext:target-range-address="level1.FO27:level1.FO27">
            <calcext:condition calcext:apply-style-name="notair" calcext:value="between(0,14)" calcext:base-cell-address="level1.FO27"/>
          </calcext:conditional-format>
          <calcext:conditional-format calcext:target-range-address="level1.FT27:level1.FT27">
            <calcext:condition calcext:apply-style-name="notair" calcext:value="between(0,14)" calcext:base-cell-address="level1.FT27"/>
          </calcext:conditional-format>
          <calcext:conditional-format calcext:target-range-address="level1.FU27:level1.FU27">
            <calcext:condition calcext:apply-style-name="notair" calcext:value="between(0,14)" calcext:base-cell-address="level1.FU27"/>
          </calcext:conditional-format>
          <calcext:conditional-format calcext:target-range-address="level1.FV27:level1.FV27">
            <calcext:condition calcext:apply-style-name="notair" calcext:value="between(0,14)" calcext:base-cell-address="level1.FV27"/>
          </calcext:conditional-format>
          <calcext:conditional-format calcext:target-range-address="level1.FW27:level1.FW27">
            <calcext:condition calcext:apply-style-name="notair" calcext:value="between(0,14)" calcext:base-cell-address="level1.FW27"/>
          </calcext:conditional-format>
          <calcext:conditional-format calcext:target-range-address="level1.FX27:level1.FX27">
            <calcext:condition calcext:apply-style-name="notair" calcext:value="between(0,14)" calcext:base-cell-address="level1.FX27"/>
          </calcext:conditional-format>
          <calcext:conditional-format calcext:target-range-address="level1.FY27:level1.FY27">
            <calcext:condition calcext:apply-style-name="notair" calcext:value="between(0,14)" calcext:base-cell-address="level1.FY27"/>
          </calcext:conditional-format>
          <calcext:conditional-format calcext:target-range-address="level1.FZ27:level1.FZ27">
            <calcext:condition calcext:apply-style-name="notair" calcext:value="between(0,14)" calcext:base-cell-address="level1.FZ27"/>
          </calcext:conditional-format>
          <calcext:conditional-format calcext:target-range-address="level1.GA27:level1.GA27">
            <calcext:condition calcext:apply-style-name="notair" calcext:value="between(0,14)" calcext:base-cell-address="level1.GA27"/>
          </calcext:conditional-format>
          <calcext:conditional-format calcext:target-range-address="level1.GB27:level1.GB27">
            <calcext:condition calcext:apply-style-name="notair" calcext:value="between(0,14)" calcext:base-cell-address="level1.GB27"/>
          </calcext:conditional-format>
          <calcext:conditional-format calcext:target-range-address="level1.GC27:level1.GC27">
            <calcext:condition calcext:apply-style-name="notair" calcext:value="between(0,14)" calcext:base-cell-address="level1.GC27"/>
          </calcext:conditional-format>
          <calcext:conditional-format calcext:target-range-address="level1.FP27:level1.FP27">
            <calcext:condition calcext:apply-style-name="notair" calcext:value="between(0,14)" calcext:base-cell-address="level1.FP27"/>
          </calcext:conditional-format>
          <calcext:conditional-format calcext:target-range-address="level1.FQ27:level1.FQ27">
            <calcext:condition calcext:apply-style-name="notair" calcext:value="between(0,14)" calcext:base-cell-address="level1.FQ27"/>
          </calcext:conditional-format>
          <calcext:conditional-format calcext:target-range-address="level1.GH27:level1.GH27">
            <calcext:condition calcext:apply-style-name="notair" calcext:value="between(0,14)" calcext:base-cell-address="level1.GH27"/>
          </calcext:conditional-format>
          <calcext:conditional-format calcext:target-range-address="level1.GI27:level1.GI27">
            <calcext:condition calcext:apply-style-name="notair" calcext:value="between(0,14)" calcext:base-cell-address="level1.GI27"/>
          </calcext:conditional-format>
          <calcext:conditional-format calcext:target-range-address="level1.GJ27:level1.GJ27">
            <calcext:condition calcext:apply-style-name="notair" calcext:value="between(0,14)" calcext:base-cell-address="level1.GJ27"/>
          </calcext:conditional-format>
          <calcext:conditional-format calcext:target-range-address="level1.GK27:level1.GK27">
            <calcext:condition calcext:apply-style-name="notair" calcext:value="between(0,14)" calcext:base-cell-address="level1.GK27"/>
          </calcext:conditional-format>
          <calcext:conditional-format calcext:target-range-address="level1.GJ27:level1.GJ27">
            <calcext:condition calcext:apply-style-name="notair" calcext:value="between(0,14)" calcext:base-cell-address="level1.GJ27"/>
          </calcext:conditional-format>
          <calcext:conditional-format calcext:target-range-address="level1.GK27:level1.GK27">
            <calcext:condition calcext:apply-style-name="notair" calcext:value="between(0,14)" calcext:base-cell-address="level1.GK27"/>
          </calcext:conditional-format>
          <calcext:conditional-format calcext:target-range-address="level1.GJ27:level1.GJ27">
            <calcext:condition calcext:apply-style-name="notair" calcext:value="between(0,14)" calcext:base-cell-address="level1.GJ27"/>
          </calcext:conditional-format>
          <calcext:conditional-format calcext:target-range-address="level1.GK27:level1.GK27">
            <calcext:condition calcext:apply-style-name="notair" calcext:value="between(0,14)" calcext:base-cell-address="level1.GK27"/>
          </calcext:conditional-format>
          <calcext:conditional-format calcext:target-range-address="level1.GD27:level1.GD27">
            <calcext:condition calcext:apply-style-name="notair" calcext:value="between(0,14)" calcext:base-cell-address="level1.GD27"/>
          </calcext:conditional-format>
          <calcext:conditional-format calcext:target-range-address="level1.GE27:level1.GE27">
            <calcext:condition calcext:apply-style-name="notair" calcext:value="between(0,14)" calcext:base-cell-address="level1.GE27"/>
          </calcext:conditional-format>
          <calcext:conditional-format calcext:target-range-address="level1.GL27:level1.GL27">
            <calcext:condition calcext:apply-style-name="notair" calcext:value="between(0,14)" calcext:base-cell-address="level1.GL27"/>
          </calcext:conditional-format>
          <calcext:conditional-format calcext:target-range-address="level1.GL27:level1.GL27">
            <calcext:condition calcext:apply-style-name="notair" calcext:value="between(0,14)" calcext:base-cell-address="level1.GL27"/>
          </calcext:conditional-format>
          <calcext:conditional-format calcext:target-range-address="level1.GL27:level1.GL27">
            <calcext:condition calcext:apply-style-name="notair" calcext:value="between(0,14)" calcext:base-cell-address="level1.GL27"/>
          </calcext:conditional-format>
          <calcext:conditional-format calcext:target-range-address="level1.GM27:level1.GM27">
            <calcext:condition calcext:apply-style-name="notair" calcext:value="between(0,14)" calcext:base-cell-address="level1.GM27"/>
          </calcext:conditional-format>
          <calcext:conditional-format calcext:target-range-address="level1.GM27:level1.GM27">
            <calcext:condition calcext:apply-style-name="notair" calcext:value="between(0,14)" calcext:base-cell-address="level1.GM27"/>
          </calcext:conditional-format>
          <calcext:conditional-format calcext:target-range-address="level1.GM27:level1.GM27">
            <calcext:condition calcext:apply-style-name="notair" calcext:value="between(0,14)" calcext:base-cell-address="level1.GM27"/>
          </calcext:conditional-format>
          <calcext:conditional-format calcext:target-range-address="level1.GN27:level1.GN27">
            <calcext:condition calcext:apply-style-name="notair" calcext:value="between(0,14)" calcext:base-cell-address="level1.GN27"/>
          </calcext:conditional-format>
          <calcext:conditional-format calcext:target-range-address="level1.GN27:level1.GN27">
            <calcext:condition calcext:apply-style-name="notair" calcext:value="between(0,14)" calcext:base-cell-address="level1.GN27"/>
          </calcext:conditional-format>
          <calcext:conditional-format calcext:target-range-address="level1.GN27:level1.GN27">
            <calcext:condition calcext:apply-style-name="notair" calcext:value="between(0,14)" calcext:base-cell-address="level1.GN27"/>
          </calcext:conditional-format>
          <calcext:conditional-format calcext:target-range-address="level1.GO27:level1.GO27">
            <calcext:condition calcext:apply-style-name="notair" calcext:value="between(0,14)" calcext:base-cell-address="level1.GO27"/>
          </calcext:conditional-format>
          <calcext:conditional-format calcext:target-range-address="level1.GO27:level1.GO27">
            <calcext:condition calcext:apply-style-name="notair" calcext:value="between(0,14)" calcext:base-cell-address="level1.GO27"/>
          </calcext:conditional-format>
          <calcext:conditional-format calcext:target-range-address="level1.GO27:level1.GO27">
            <calcext:condition calcext:apply-style-name="notair" calcext:value="between(0,14)" calcext:base-cell-address="level1.GO27"/>
          </calcext:conditional-format>
          <calcext:conditional-format calcext:target-range-address="level1.GP27:level1.GP27">
            <calcext:condition calcext:apply-style-name="notair" calcext:value="between(0,14)" calcext:base-cell-address="level1.GP27"/>
          </calcext:conditional-format>
          <calcext:conditional-format calcext:target-range-address="level1.GP27:level1.GP27">
            <calcext:condition calcext:apply-style-name="notair" calcext:value="between(0,14)" calcext:base-cell-address="level1.GP27"/>
          </calcext:conditional-format>
          <calcext:conditional-format calcext:target-range-address="level1.GP27:level1.GP27">
            <calcext:condition calcext:apply-style-name="notair" calcext:value="between(0,14)" calcext:base-cell-address="level1.GP27"/>
          </calcext:conditional-format>
          <calcext:conditional-format calcext:target-range-address="level1.GQ27:level1.GQ27">
            <calcext:condition calcext:apply-style-name="notair" calcext:value="between(0,14)" calcext:base-cell-address="level1.GQ27"/>
          </calcext:conditional-format>
          <calcext:conditional-format calcext:target-range-address="level1.GQ27:level1.GQ27">
            <calcext:condition calcext:apply-style-name="notair" calcext:value="between(0,14)" calcext:base-cell-address="level1.GQ27"/>
          </calcext:conditional-format>
          <calcext:conditional-format calcext:target-range-address="level1.GQ27:level1.GQ27">
            <calcext:condition calcext:apply-style-name="notair" calcext:value="between(0,14)" calcext:base-cell-address="level1.GQ27"/>
          </calcext:conditional-format>
          <calcext:conditional-format calcext:target-range-address="level1.GR27:level1.GR27">
            <calcext:condition calcext:apply-style-name="notair" calcext:value="between(0,14)" calcext:base-cell-address="level1.GR27"/>
          </calcext:conditional-format>
          <calcext:conditional-format calcext:target-range-address="level1.GR27:level1.GR27">
            <calcext:condition calcext:apply-style-name="notair" calcext:value="between(0,14)" calcext:base-cell-address="level1.GR27"/>
          </calcext:conditional-format>
          <calcext:conditional-format calcext:target-range-address="level1.GR27:level1.GR27">
            <calcext:condition calcext:apply-style-name="notair" calcext:value="between(0,14)" calcext:base-cell-address="level1.GR27"/>
          </calcext:conditional-format>
          <calcext:conditional-format calcext:target-range-address="level1.GS27:level1.GS27">
            <calcext:condition calcext:apply-style-name="notair" calcext:value="between(0,14)" calcext:base-cell-address="level1.GS27"/>
          </calcext:conditional-format>
          <calcext:conditional-format calcext:target-range-address="level1.GS27:level1.GS27">
            <calcext:condition calcext:apply-style-name="notair" calcext:value="between(0,14)" calcext:base-cell-address="level1.GS27"/>
          </calcext:conditional-format>
          <calcext:conditional-format calcext:target-range-address="level1.GS27:level1.GS27">
            <calcext:condition calcext:apply-style-name="notair" calcext:value="between(0,14)" calcext:base-cell-address="level1.GS27"/>
          </calcext:conditional-format>
          <calcext:conditional-format calcext:target-range-address="level1.GT27:level1.GT27">
            <calcext:condition calcext:apply-style-name="notair" calcext:value="between(0,14)" calcext:base-cell-address="level1.GT27"/>
          </calcext:conditional-format>
          <calcext:conditional-format calcext:target-range-address="level1.GT27:level1.GT27">
            <calcext:condition calcext:apply-style-name="notair" calcext:value="between(0,14)" calcext:base-cell-address="level1.GT27"/>
          </calcext:conditional-format>
          <calcext:conditional-format calcext:target-range-address="level1.GT27:level1.GT27">
            <calcext:condition calcext:apply-style-name="notair" calcext:value="between(0,14)" calcext:base-cell-address="level1.GT27"/>
          </calcext:conditional-format>
          <calcext:conditional-format calcext:target-range-address="level1.GU27:level1.GU27">
            <calcext:condition calcext:apply-style-name="notair" calcext:value="between(0,14)" calcext:base-cell-address="level1.GU27"/>
          </calcext:conditional-format>
          <calcext:conditional-format calcext:target-range-address="level1.GU27:level1.GU27">
            <calcext:condition calcext:apply-style-name="notair" calcext:value="between(0,14)" calcext:base-cell-address="level1.GU27"/>
          </calcext:conditional-format>
          <calcext:conditional-format calcext:target-range-address="level1.GU27:level1.GU27">
            <calcext:condition calcext:apply-style-name="notair" calcext:value="between(0,14)" calcext:base-cell-address="level1.GU27"/>
          </calcext:conditional-format>
          <calcext:conditional-format calcext:target-range-address="level1.GV27:level1.GV27">
            <calcext:condition calcext:apply-style-name="notair" calcext:value="between(0,14)" calcext:base-cell-address="level1.GV27"/>
          </calcext:conditional-format>
          <calcext:conditional-format calcext:target-range-address="level1.GV27:level1.GV27">
            <calcext:condition calcext:apply-style-name="notair" calcext:value="between(0,14)" calcext:base-cell-address="level1.GV27"/>
          </calcext:conditional-format>
          <calcext:conditional-format calcext:target-range-address="level1.GV27:level1.GV27">
            <calcext:condition calcext:apply-style-name="notair" calcext:value="between(0,14)" calcext:base-cell-address="level1.GV27"/>
          </calcext:conditional-format>
          <calcext:conditional-format calcext:target-range-address="level1.GW27:level1.GW27">
            <calcext:condition calcext:apply-style-name="notair" calcext:value="between(0,14)" calcext:base-cell-address="level1.GW27"/>
          </calcext:conditional-format>
          <calcext:conditional-format calcext:target-range-address="level1.GW27:level1.GW27">
            <calcext:condition calcext:apply-style-name="notair" calcext:value="between(0,14)" calcext:base-cell-address="level1.GW27"/>
          </calcext:conditional-format>
          <calcext:conditional-format calcext:target-range-address="level1.GW27:level1.GW27">
            <calcext:condition calcext:apply-style-name="notair" calcext:value="between(0,14)" calcext:base-cell-address="level1.GW27"/>
          </calcext:conditional-format>
          <calcext:conditional-format calcext:target-range-address="level1.GX27:level1.GX27">
            <calcext:condition calcext:apply-style-name="notair" calcext:value="between(0,14)" calcext:base-cell-address="level1.GX27"/>
          </calcext:conditional-format>
          <calcext:conditional-format calcext:target-range-address="level1.GX27:level1.GX27">
            <calcext:condition calcext:apply-style-name="notair" calcext:value="between(0,14)" calcext:base-cell-address="level1.GX27"/>
          </calcext:conditional-format>
          <calcext:conditional-format calcext:target-range-address="level1.GX27:level1.GX27">
            <calcext:condition calcext:apply-style-name="notair" calcext:value="between(0,14)" calcext:base-cell-address="level1.GX27"/>
          </calcext:conditional-format>
          <calcext:conditional-format calcext:target-range-address="level1.GY27:level1.GY27">
            <calcext:condition calcext:apply-style-name="notair" calcext:value="between(0,14)" calcext:base-cell-address="level1.GY27"/>
          </calcext:conditional-format>
          <calcext:conditional-format calcext:target-range-address="level1.GY27:level1.GY27">
            <calcext:condition calcext:apply-style-name="notair" calcext:value="between(0,14)" calcext:base-cell-address="level1.GY27"/>
          </calcext:conditional-format>
          <calcext:conditional-format calcext:target-range-address="level1.GY27:level1.GY27">
            <calcext:condition calcext:apply-style-name="notair" calcext:value="between(0,14)" calcext:base-cell-address="level1.GY27"/>
          </calcext:conditional-format>
          <calcext:conditional-format calcext:target-range-address="level1.GZ27:level1.GZ27">
            <calcext:condition calcext:apply-style-name="notair" calcext:value="between(0,14)" calcext:base-cell-address="level1.GZ27"/>
          </calcext:conditional-format>
          <calcext:conditional-format calcext:target-range-address="level1.GZ27:level1.GZ27">
            <calcext:condition calcext:apply-style-name="notair" calcext:value="between(0,14)" calcext:base-cell-address="level1.GZ27"/>
          </calcext:conditional-format>
          <calcext:conditional-format calcext:target-range-address="level1.GZ27:level1.GZ27">
            <calcext:condition calcext:apply-style-name="notair" calcext:value="between(0,14)" calcext:base-cell-address="level1.GZ27"/>
          </calcext:conditional-format>
          <calcext:conditional-format calcext:target-range-address="level1.HA27:level1.HA27">
            <calcext:condition calcext:apply-style-name="notair" calcext:value="between(0,14)" calcext:base-cell-address="level1.HA27"/>
          </calcext:conditional-format>
          <calcext:conditional-format calcext:target-range-address="level1.HA27:level1.HA27">
            <calcext:condition calcext:apply-style-name="notair" calcext:value="between(0,14)" calcext:base-cell-address="level1.HA27"/>
          </calcext:conditional-format>
          <calcext:conditional-format calcext:target-range-address="level1.HA27:level1.HA27">
            <calcext:condition calcext:apply-style-name="notair" calcext:value="between(0,14)" calcext:base-cell-address="level1.HA27"/>
          </calcext:conditional-format>
          <calcext:conditional-format calcext:target-range-address="level1.HB27:level1.HB27">
            <calcext:condition calcext:apply-style-name="notair" calcext:value="between(0,14)" calcext:base-cell-address="level1.HB27"/>
          </calcext:conditional-format>
          <calcext:conditional-format calcext:target-range-address="level1.HB27:level1.HB27">
            <calcext:condition calcext:apply-style-name="notair" calcext:value="between(0,14)" calcext:base-cell-address="level1.HB27"/>
          </calcext:conditional-format>
          <calcext:conditional-format calcext:target-range-address="level1.HB27:level1.HB27">
            <calcext:condition calcext:apply-style-name="notair" calcext:value="between(0,14)" calcext:base-cell-address="level1.HB27"/>
          </calcext:conditional-format>
          <calcext:conditional-format calcext:target-range-address="level1.IA28:level1.AMJ28 level1.A28:level1.FI28">
            <calcext:condition calcext:apply-style-name="notair" calcext:value="between(0,14)" calcext:base-cell-address="level1.A28"/>
          </calcext:conditional-format>
          <calcext:conditional-format calcext:target-range-address="level1.FJ28:level1.FJ28">
            <calcext:condition calcext:apply-style-name="notair" calcext:value="between(0,14)" calcext:base-cell-address="level1.FJ28"/>
          </calcext:conditional-format>
          <calcext:conditional-format calcext:target-range-address="level1.FK28:level1.FK28">
            <calcext:condition calcext:apply-style-name="notair" calcext:value="between(0,14)" calcext:base-cell-address="level1.FK28"/>
          </calcext:conditional-format>
          <calcext:conditional-format calcext:target-range-address="level1.FL28:level1.FL28">
            <calcext:condition calcext:apply-style-name="notair" calcext:value="between(0,14)" calcext:base-cell-address="level1.FL28"/>
          </calcext:conditional-format>
          <calcext:conditional-format calcext:target-range-address="level1.FM28:level1.FM28">
            <calcext:condition calcext:apply-style-name="notair" calcext:value="between(0,14)" calcext:base-cell-address="level1.FM28"/>
          </calcext:conditional-format>
          <calcext:conditional-format calcext:target-range-address="level1.FN28:level1.FN28">
            <calcext:condition calcext:apply-style-name="notair" calcext:value="between(0,14)" calcext:base-cell-address="level1.FN28"/>
          </calcext:conditional-format>
          <calcext:conditional-format calcext:target-range-address="level1.FO28:level1.FO28">
            <calcext:condition calcext:apply-style-name="notair" calcext:value="between(0,14)" calcext:base-cell-address="level1.FO28"/>
          </calcext:conditional-format>
          <calcext:conditional-format calcext:target-range-address="level1.FT28:level1.FT28">
            <calcext:condition calcext:apply-style-name="notair" calcext:value="between(0,14)" calcext:base-cell-address="level1.FT28"/>
          </calcext:conditional-format>
          <calcext:conditional-format calcext:target-range-address="level1.FU28:level1.FU28">
            <calcext:condition calcext:apply-style-name="notair" calcext:value="between(0,14)" calcext:base-cell-address="level1.FU28"/>
          </calcext:conditional-format>
          <calcext:conditional-format calcext:target-range-address="level1.FV28:level1.FV28">
            <calcext:condition calcext:apply-style-name="notair" calcext:value="between(0,14)" calcext:base-cell-address="level1.FV28"/>
          </calcext:conditional-format>
          <calcext:conditional-format calcext:target-range-address="level1.FW28:level1.FW28">
            <calcext:condition calcext:apply-style-name="notair" calcext:value="between(0,14)" calcext:base-cell-address="level1.FW28"/>
          </calcext:conditional-format>
          <calcext:conditional-format calcext:target-range-address="level1.FX28:level1.FX28">
            <calcext:condition calcext:apply-style-name="notair" calcext:value="between(0,14)" calcext:base-cell-address="level1.FX28"/>
          </calcext:conditional-format>
          <calcext:conditional-format calcext:target-range-address="level1.FY28:level1.FY28">
            <calcext:condition calcext:apply-style-name="notair" calcext:value="between(0,14)" calcext:base-cell-address="level1.FY28"/>
          </calcext:conditional-format>
          <calcext:conditional-format calcext:target-range-address="level1.FZ28:level1.FZ28">
            <calcext:condition calcext:apply-style-name="notair" calcext:value="between(0,14)" calcext:base-cell-address="level1.FZ28"/>
          </calcext:conditional-format>
          <calcext:conditional-format calcext:target-range-address="level1.GA28:level1.GA28">
            <calcext:condition calcext:apply-style-name="notair" calcext:value="between(0,14)" calcext:base-cell-address="level1.GA28"/>
          </calcext:conditional-format>
          <calcext:conditional-format calcext:target-range-address="level1.GB28:level1.GB28">
            <calcext:condition calcext:apply-style-name="notair" calcext:value="between(0,14)" calcext:base-cell-address="level1.GB28"/>
          </calcext:conditional-format>
          <calcext:conditional-format calcext:target-range-address="level1.GC28:level1.GC28">
            <calcext:condition calcext:apply-style-name="notair" calcext:value="between(0,14)" calcext:base-cell-address="level1.GC28"/>
          </calcext:conditional-format>
          <calcext:conditional-format calcext:target-range-address="level1.FP28:level1.FP28">
            <calcext:condition calcext:apply-style-name="notair" calcext:value="between(0,14)" calcext:base-cell-address="level1.FP28"/>
          </calcext:conditional-format>
          <calcext:conditional-format calcext:target-range-address="level1.FQ28:level1.FQ28">
            <calcext:condition calcext:apply-style-name="notair" calcext:value="between(0,14)" calcext:base-cell-address="level1.FQ28"/>
          </calcext:conditional-format>
          <calcext:conditional-format calcext:target-range-address="level1.GH28:level1.GH28">
            <calcext:condition calcext:apply-style-name="notair" calcext:value="between(0,14)" calcext:base-cell-address="level1.GH28"/>
          </calcext:conditional-format>
          <calcext:conditional-format calcext:target-range-address="level1.GI28:level1.GI28">
            <calcext:condition calcext:apply-style-name="notair" calcext:value="between(0,14)" calcext:base-cell-address="level1.GI28"/>
          </calcext:conditional-format>
          <calcext:conditional-format calcext:target-range-address="level1.GJ28:level1.GJ28">
            <calcext:condition calcext:apply-style-name="notair" calcext:value="between(0,14)" calcext:base-cell-address="level1.GJ28"/>
          </calcext:conditional-format>
          <calcext:conditional-format calcext:target-range-address="level1.GK28:level1.GK28">
            <calcext:condition calcext:apply-style-name="notair" calcext:value="between(0,14)" calcext:base-cell-address="level1.GK28"/>
          </calcext:conditional-format>
          <calcext:conditional-format calcext:target-range-address="level1.GJ28:level1.GJ28">
            <calcext:condition calcext:apply-style-name="notair" calcext:value="between(0,14)" calcext:base-cell-address="level1.GJ28"/>
          </calcext:conditional-format>
          <calcext:conditional-format calcext:target-range-address="level1.GK28:level1.GK28">
            <calcext:condition calcext:apply-style-name="notair" calcext:value="between(0,14)" calcext:base-cell-address="level1.GK28"/>
          </calcext:conditional-format>
          <calcext:conditional-format calcext:target-range-address="level1.GJ28:level1.GJ28">
            <calcext:condition calcext:apply-style-name="notair" calcext:value="between(0,14)" calcext:base-cell-address="level1.GJ28"/>
          </calcext:conditional-format>
          <calcext:conditional-format calcext:target-range-address="level1.GK28:level1.GK28">
            <calcext:condition calcext:apply-style-name="notair" calcext:value="between(0,14)" calcext:base-cell-address="level1.GK28"/>
          </calcext:conditional-format>
          <calcext:conditional-format calcext:target-range-address="level1.GD28:level1.GD28">
            <calcext:condition calcext:apply-style-name="notair" calcext:value="between(0,14)" calcext:base-cell-address="level1.GD28"/>
          </calcext:conditional-format>
          <calcext:conditional-format calcext:target-range-address="level1.GE28:level1.GE28">
            <calcext:condition calcext:apply-style-name="notair" calcext:value="between(0,14)" calcext:base-cell-address="level1.GE28"/>
          </calcext:conditional-format>
          <calcext:conditional-format calcext:target-range-address="level1.GL28:level1.GL28">
            <calcext:condition calcext:apply-style-name="notair" calcext:value="between(0,14)" calcext:base-cell-address="level1.GL28"/>
          </calcext:conditional-format>
          <calcext:conditional-format calcext:target-range-address="level1.GL28:level1.GL28">
            <calcext:condition calcext:apply-style-name="notair" calcext:value="between(0,14)" calcext:base-cell-address="level1.GL28"/>
          </calcext:conditional-format>
          <calcext:conditional-format calcext:target-range-address="level1.GL28:level1.GL28">
            <calcext:condition calcext:apply-style-name="notair" calcext:value="between(0,14)" calcext:base-cell-address="level1.GL28"/>
          </calcext:conditional-format>
          <calcext:conditional-format calcext:target-range-address="level1.GM28:level1.GM28">
            <calcext:condition calcext:apply-style-name="notair" calcext:value="between(0,14)" calcext:base-cell-address="level1.GM28"/>
          </calcext:conditional-format>
          <calcext:conditional-format calcext:target-range-address="level1.GM28:level1.GM28">
            <calcext:condition calcext:apply-style-name="notair" calcext:value="between(0,14)" calcext:base-cell-address="level1.GM28"/>
          </calcext:conditional-format>
          <calcext:conditional-format calcext:target-range-address="level1.GM28:level1.GM28">
            <calcext:condition calcext:apply-style-name="notair" calcext:value="between(0,14)" calcext:base-cell-address="level1.GM28"/>
          </calcext:conditional-format>
          <calcext:conditional-format calcext:target-range-address="level1.GN28:level1.GN28">
            <calcext:condition calcext:apply-style-name="notair" calcext:value="between(0,14)" calcext:base-cell-address="level1.GN28"/>
          </calcext:conditional-format>
          <calcext:conditional-format calcext:target-range-address="level1.GN28:level1.GN28">
            <calcext:condition calcext:apply-style-name="notair" calcext:value="between(0,14)" calcext:base-cell-address="level1.GN28"/>
          </calcext:conditional-format>
          <calcext:conditional-format calcext:target-range-address="level1.GN28:level1.GN28">
            <calcext:condition calcext:apply-style-name="notair" calcext:value="between(0,14)" calcext:base-cell-address="level1.GN28"/>
          </calcext:conditional-format>
          <calcext:conditional-format calcext:target-range-address="level1.GO28:level1.GO28">
            <calcext:condition calcext:apply-style-name="notair" calcext:value="between(0,14)" calcext:base-cell-address="level1.GO28"/>
          </calcext:conditional-format>
          <calcext:conditional-format calcext:target-range-address="level1.GO28:level1.GO28">
            <calcext:condition calcext:apply-style-name="notair" calcext:value="between(0,14)" calcext:base-cell-address="level1.GO28"/>
          </calcext:conditional-format>
          <calcext:conditional-format calcext:target-range-address="level1.GO28:level1.GO28">
            <calcext:condition calcext:apply-style-name="notair" calcext:value="between(0,14)" calcext:base-cell-address="level1.GO28"/>
          </calcext:conditional-format>
          <calcext:conditional-format calcext:target-range-address="level1.GP28:level1.GP28">
            <calcext:condition calcext:apply-style-name="notair" calcext:value="between(0,14)" calcext:base-cell-address="level1.GP28"/>
          </calcext:conditional-format>
          <calcext:conditional-format calcext:target-range-address="level1.GP28:level1.GP28">
            <calcext:condition calcext:apply-style-name="notair" calcext:value="between(0,14)" calcext:base-cell-address="level1.GP28"/>
          </calcext:conditional-format>
          <calcext:conditional-format calcext:target-range-address="level1.GP28:level1.GP28">
            <calcext:condition calcext:apply-style-name="notair" calcext:value="between(0,14)" calcext:base-cell-address="level1.GP28"/>
          </calcext:conditional-format>
          <calcext:conditional-format calcext:target-range-address="level1.GQ28:level1.GQ28">
            <calcext:condition calcext:apply-style-name="notair" calcext:value="between(0,14)" calcext:base-cell-address="level1.GQ28"/>
          </calcext:conditional-format>
          <calcext:conditional-format calcext:target-range-address="level1.GQ28:level1.GQ28">
            <calcext:condition calcext:apply-style-name="notair" calcext:value="between(0,14)" calcext:base-cell-address="level1.GQ28"/>
          </calcext:conditional-format>
          <calcext:conditional-format calcext:target-range-address="level1.GQ28:level1.GQ28">
            <calcext:condition calcext:apply-style-name="notair" calcext:value="between(0,14)" calcext:base-cell-address="level1.GQ28"/>
          </calcext:conditional-format>
          <calcext:conditional-format calcext:target-range-address="level1.GR28:level1.GR28">
            <calcext:condition calcext:apply-style-name="notair" calcext:value="between(0,14)" calcext:base-cell-address="level1.GR28"/>
          </calcext:conditional-format>
          <calcext:conditional-format calcext:target-range-address="level1.GR28:level1.GR28">
            <calcext:condition calcext:apply-style-name="notair" calcext:value="between(0,14)" calcext:base-cell-address="level1.GR28"/>
          </calcext:conditional-format>
          <calcext:conditional-format calcext:target-range-address="level1.GR28:level1.GR28">
            <calcext:condition calcext:apply-style-name="notair" calcext:value="between(0,14)" calcext:base-cell-address="level1.GR28"/>
          </calcext:conditional-format>
          <calcext:conditional-format calcext:target-range-address="level1.GS28:level1.GS28">
            <calcext:condition calcext:apply-style-name="notair" calcext:value="between(0,14)" calcext:base-cell-address="level1.GS28"/>
          </calcext:conditional-format>
          <calcext:conditional-format calcext:target-range-address="level1.GS28:level1.GS28">
            <calcext:condition calcext:apply-style-name="notair" calcext:value="between(0,14)" calcext:base-cell-address="level1.GS28"/>
          </calcext:conditional-format>
          <calcext:conditional-format calcext:target-range-address="level1.GS28:level1.GS28">
            <calcext:condition calcext:apply-style-name="notair" calcext:value="between(0,14)" calcext:base-cell-address="level1.GS28"/>
          </calcext:conditional-format>
          <calcext:conditional-format calcext:target-range-address="level1.GT28:level1.GT28">
            <calcext:condition calcext:apply-style-name="notair" calcext:value="between(0,14)" calcext:base-cell-address="level1.GT28"/>
          </calcext:conditional-format>
          <calcext:conditional-format calcext:target-range-address="level1.GT28:level1.GT28">
            <calcext:condition calcext:apply-style-name="notair" calcext:value="between(0,14)" calcext:base-cell-address="level1.GT28"/>
          </calcext:conditional-format>
          <calcext:conditional-format calcext:target-range-address="level1.GT28:level1.GT28">
            <calcext:condition calcext:apply-style-name="notair" calcext:value="between(0,14)" calcext:base-cell-address="level1.GT28"/>
          </calcext:conditional-format>
          <calcext:conditional-format calcext:target-range-address="level1.GU28:level1.GU28">
            <calcext:condition calcext:apply-style-name="notair" calcext:value="between(0,14)" calcext:base-cell-address="level1.GU28"/>
          </calcext:conditional-format>
          <calcext:conditional-format calcext:target-range-address="level1.GU28:level1.GU28">
            <calcext:condition calcext:apply-style-name="notair" calcext:value="between(0,14)" calcext:base-cell-address="level1.GU28"/>
          </calcext:conditional-format>
          <calcext:conditional-format calcext:target-range-address="level1.GU28:level1.GU28">
            <calcext:condition calcext:apply-style-name="notair" calcext:value="between(0,14)" calcext:base-cell-address="level1.GU28"/>
          </calcext:conditional-format>
          <calcext:conditional-format calcext:target-range-address="level1.GV28:level1.GV28">
            <calcext:condition calcext:apply-style-name="notair" calcext:value="between(0,14)" calcext:base-cell-address="level1.GV28"/>
          </calcext:conditional-format>
          <calcext:conditional-format calcext:target-range-address="level1.GV28:level1.GV28">
            <calcext:condition calcext:apply-style-name="notair" calcext:value="between(0,14)" calcext:base-cell-address="level1.GV28"/>
          </calcext:conditional-format>
          <calcext:conditional-format calcext:target-range-address="level1.GV28:level1.GV28">
            <calcext:condition calcext:apply-style-name="notair" calcext:value="between(0,14)" calcext:base-cell-address="level1.GV28"/>
          </calcext:conditional-format>
          <calcext:conditional-format calcext:target-range-address="level1.GW28:level1.GW28">
            <calcext:condition calcext:apply-style-name="notair" calcext:value="between(0,14)" calcext:base-cell-address="level1.GW28"/>
          </calcext:conditional-format>
          <calcext:conditional-format calcext:target-range-address="level1.GW28:level1.GW28">
            <calcext:condition calcext:apply-style-name="notair" calcext:value="between(0,14)" calcext:base-cell-address="level1.GW28"/>
          </calcext:conditional-format>
          <calcext:conditional-format calcext:target-range-address="level1.GW28:level1.GW28">
            <calcext:condition calcext:apply-style-name="notair" calcext:value="between(0,14)" calcext:base-cell-address="level1.GW28"/>
          </calcext:conditional-format>
          <calcext:conditional-format calcext:target-range-address="level1.GX28:level1.GX28">
            <calcext:condition calcext:apply-style-name="notair" calcext:value="between(0,14)" calcext:base-cell-address="level1.GX28"/>
          </calcext:conditional-format>
          <calcext:conditional-format calcext:target-range-address="level1.GX28:level1.GX28">
            <calcext:condition calcext:apply-style-name="notair" calcext:value="between(0,14)" calcext:base-cell-address="level1.GX28"/>
          </calcext:conditional-format>
          <calcext:conditional-format calcext:target-range-address="level1.GX28:level1.GX28">
            <calcext:condition calcext:apply-style-name="notair" calcext:value="between(0,14)" calcext:base-cell-address="level1.GX28"/>
          </calcext:conditional-format>
          <calcext:conditional-format calcext:target-range-address="level1.GY28:level1.GY28">
            <calcext:condition calcext:apply-style-name="notair" calcext:value="between(0,14)" calcext:base-cell-address="level1.GY28"/>
          </calcext:conditional-format>
          <calcext:conditional-format calcext:target-range-address="level1.GY28:level1.GY28">
            <calcext:condition calcext:apply-style-name="notair" calcext:value="between(0,14)" calcext:base-cell-address="level1.GY28"/>
          </calcext:conditional-format>
          <calcext:conditional-format calcext:target-range-address="level1.GY28:level1.GY28">
            <calcext:condition calcext:apply-style-name="notair" calcext:value="between(0,14)" calcext:base-cell-address="level1.GY28"/>
          </calcext:conditional-format>
          <calcext:conditional-format calcext:target-range-address="level1.GZ28:level1.GZ28">
            <calcext:condition calcext:apply-style-name="notair" calcext:value="between(0,14)" calcext:base-cell-address="level1.GZ28"/>
          </calcext:conditional-format>
          <calcext:conditional-format calcext:target-range-address="level1.GZ28:level1.GZ28">
            <calcext:condition calcext:apply-style-name="notair" calcext:value="between(0,14)" calcext:base-cell-address="level1.GZ28"/>
          </calcext:conditional-format>
          <calcext:conditional-format calcext:target-range-address="level1.GZ28:level1.GZ28">
            <calcext:condition calcext:apply-style-name="notair" calcext:value="between(0,14)" calcext:base-cell-address="level1.GZ28"/>
          </calcext:conditional-format>
          <calcext:conditional-format calcext:target-range-address="level1.HA28:level1.HA28">
            <calcext:condition calcext:apply-style-name="notair" calcext:value="between(0,14)" calcext:base-cell-address="level1.HA28"/>
          </calcext:conditional-format>
          <calcext:conditional-format calcext:target-range-address="level1.HA28:level1.HA28">
            <calcext:condition calcext:apply-style-name="notair" calcext:value="between(0,14)" calcext:base-cell-address="level1.HA28"/>
          </calcext:conditional-format>
          <calcext:conditional-format calcext:target-range-address="level1.HA28:level1.HA28">
            <calcext:condition calcext:apply-style-name="notair" calcext:value="between(0,14)" calcext:base-cell-address="level1.HA28"/>
          </calcext:conditional-format>
          <calcext:conditional-format calcext:target-range-address="level1.HB28:level1.HB28">
            <calcext:condition calcext:apply-style-name="notair" calcext:value="between(0,14)" calcext:base-cell-address="level1.HB28"/>
          </calcext:conditional-format>
          <calcext:conditional-format calcext:target-range-address="level1.HB28:level1.HB28">
            <calcext:condition calcext:apply-style-name="notair" calcext:value="between(0,14)" calcext:base-cell-address="level1.HB28"/>
          </calcext:conditional-format>
          <calcext:conditional-format calcext:target-range-address="level1.HB28:level1.HB28">
            <calcext:condition calcext:apply-style-name="notair" calcext:value="between(0,14)" calcext:base-cell-address="level1.HB28"/>
          </calcext:conditional-format>
          <calcext:conditional-format calcext:target-range-address="level1.IA29:level1.AMJ29 level1.A29:level1.FI29">
            <calcext:condition calcext:apply-style-name="notair" calcext:value="between(0,14)" calcext:base-cell-address="level1.A29"/>
          </calcext:conditional-format>
          <calcext:conditional-format calcext:target-range-address="level1.FJ29:level1.FJ29">
            <calcext:condition calcext:apply-style-name="notair" calcext:value="between(0,14)" calcext:base-cell-address="level1.FJ29"/>
          </calcext:conditional-format>
          <calcext:conditional-format calcext:target-range-address="level1.FK29:level1.FK29">
            <calcext:condition calcext:apply-style-name="notair" calcext:value="between(0,14)" calcext:base-cell-address="level1.FK29"/>
          </calcext:conditional-format>
          <calcext:conditional-format calcext:target-range-address="level1.FL29:level1.FL29">
            <calcext:condition calcext:apply-style-name="notair" calcext:value="between(0,14)" calcext:base-cell-address="level1.FL29"/>
          </calcext:conditional-format>
          <calcext:conditional-format calcext:target-range-address="level1.FM29:level1.FM29">
            <calcext:condition calcext:apply-style-name="notair" calcext:value="between(0,14)" calcext:base-cell-address="level1.FM29"/>
          </calcext:conditional-format>
          <calcext:conditional-format calcext:target-range-address="level1.FN29:level1.FN29">
            <calcext:condition calcext:apply-style-name="notair" calcext:value="between(0,14)" calcext:base-cell-address="level1.FN29"/>
          </calcext:conditional-format>
          <calcext:conditional-format calcext:target-range-address="level1.FO29:level1.FO29">
            <calcext:condition calcext:apply-style-name="notair" calcext:value="between(0,14)" calcext:base-cell-address="level1.FO29"/>
          </calcext:conditional-format>
          <calcext:conditional-format calcext:target-range-address="level1.FT29:level1.FT29">
            <calcext:condition calcext:apply-style-name="notair" calcext:value="between(0,14)" calcext:base-cell-address="level1.FT29"/>
          </calcext:conditional-format>
          <calcext:conditional-format calcext:target-range-address="level1.FU29:level1.FU29">
            <calcext:condition calcext:apply-style-name="notair" calcext:value="between(0,14)" calcext:base-cell-address="level1.FU29"/>
          </calcext:conditional-format>
          <calcext:conditional-format calcext:target-range-address="level1.FV29:level1.FV29">
            <calcext:condition calcext:apply-style-name="notair" calcext:value="between(0,14)" calcext:base-cell-address="level1.FV29"/>
          </calcext:conditional-format>
          <calcext:conditional-format calcext:target-range-address="level1.FW29:level1.FW29">
            <calcext:condition calcext:apply-style-name="notair" calcext:value="between(0,14)" calcext:base-cell-address="level1.FW29"/>
          </calcext:conditional-format>
          <calcext:conditional-format calcext:target-range-address="level1.FX29:level1.FX29">
            <calcext:condition calcext:apply-style-name="notair" calcext:value="between(0,14)" calcext:base-cell-address="level1.FX29"/>
          </calcext:conditional-format>
          <calcext:conditional-format calcext:target-range-address="level1.FY29:level1.FY29">
            <calcext:condition calcext:apply-style-name="notair" calcext:value="between(0,14)" calcext:base-cell-address="level1.FY29"/>
          </calcext:conditional-format>
          <calcext:conditional-format calcext:target-range-address="level1.FZ29:level1.FZ29">
            <calcext:condition calcext:apply-style-name="notair" calcext:value="between(0,14)" calcext:base-cell-address="level1.FZ29"/>
          </calcext:conditional-format>
          <calcext:conditional-format calcext:target-range-address="level1.GA29:level1.GA29">
            <calcext:condition calcext:apply-style-name="notair" calcext:value="between(0,14)" calcext:base-cell-address="level1.GA29"/>
          </calcext:conditional-format>
          <calcext:conditional-format calcext:target-range-address="level1.GB29:level1.GB29">
            <calcext:condition calcext:apply-style-name="notair" calcext:value="between(0,14)" calcext:base-cell-address="level1.GB29"/>
          </calcext:conditional-format>
          <calcext:conditional-format calcext:target-range-address="level1.GC29:level1.GC29">
            <calcext:condition calcext:apply-style-name="notair" calcext:value="between(0,14)" calcext:base-cell-address="level1.GC29"/>
          </calcext:conditional-format>
          <calcext:conditional-format calcext:target-range-address="level1.FP29:level1.FP29">
            <calcext:condition calcext:apply-style-name="notair" calcext:value="between(0,14)" calcext:base-cell-address="level1.FP29"/>
          </calcext:conditional-format>
          <calcext:conditional-format calcext:target-range-address="level1.FQ29:level1.FQ29">
            <calcext:condition calcext:apply-style-name="notair" calcext:value="between(0,14)" calcext:base-cell-address="level1.FQ29"/>
          </calcext:conditional-format>
          <calcext:conditional-format calcext:target-range-address="level1.GH29:level1.GH29">
            <calcext:condition calcext:apply-style-name="notair" calcext:value="between(0,14)" calcext:base-cell-address="level1.GH29"/>
          </calcext:conditional-format>
          <calcext:conditional-format calcext:target-range-address="level1.GI29:level1.GI29">
            <calcext:condition calcext:apply-style-name="notair" calcext:value="between(0,14)" calcext:base-cell-address="level1.GI29"/>
          </calcext:conditional-format>
          <calcext:conditional-format calcext:target-range-address="level1.GJ29:level1.GJ29">
            <calcext:condition calcext:apply-style-name="notair" calcext:value="between(0,14)" calcext:base-cell-address="level1.GJ29"/>
          </calcext:conditional-format>
          <calcext:conditional-format calcext:target-range-address="level1.GK29:level1.GK29">
            <calcext:condition calcext:apply-style-name="notair" calcext:value="between(0,14)" calcext:base-cell-address="level1.GK29"/>
          </calcext:conditional-format>
          <calcext:conditional-format calcext:target-range-address="level1.GJ29:level1.GJ29">
            <calcext:condition calcext:apply-style-name="notair" calcext:value="between(0,14)" calcext:base-cell-address="level1.GJ29"/>
          </calcext:conditional-format>
          <calcext:conditional-format calcext:target-range-address="level1.GK29:level1.GK29">
            <calcext:condition calcext:apply-style-name="notair" calcext:value="between(0,14)" calcext:base-cell-address="level1.GK29"/>
          </calcext:conditional-format>
          <calcext:conditional-format calcext:target-range-address="level1.GJ29:level1.GJ29">
            <calcext:condition calcext:apply-style-name="notair" calcext:value="between(0,14)" calcext:base-cell-address="level1.GJ29"/>
          </calcext:conditional-format>
          <calcext:conditional-format calcext:target-range-address="level1.GK29:level1.GK29">
            <calcext:condition calcext:apply-style-name="notair" calcext:value="between(0,14)" calcext:base-cell-address="level1.GK29"/>
          </calcext:conditional-format>
          <calcext:conditional-format calcext:target-range-address="level1.GD29:level1.GD29">
            <calcext:condition calcext:apply-style-name="notair" calcext:value="between(0,14)" calcext:base-cell-address="level1.GD29"/>
          </calcext:conditional-format>
          <calcext:conditional-format calcext:target-range-address="level1.GE29:level1.GE29">
            <calcext:condition calcext:apply-style-name="notair" calcext:value="between(0,14)" calcext:base-cell-address="level1.GE29"/>
          </calcext:conditional-format>
          <calcext:conditional-format calcext:target-range-address="level1.GL29:level1.GL29">
            <calcext:condition calcext:apply-style-name="notair" calcext:value="between(0,14)" calcext:base-cell-address="level1.GL29"/>
          </calcext:conditional-format>
          <calcext:conditional-format calcext:target-range-address="level1.GL29:level1.GL29">
            <calcext:condition calcext:apply-style-name="notair" calcext:value="between(0,14)" calcext:base-cell-address="level1.GL29"/>
          </calcext:conditional-format>
          <calcext:conditional-format calcext:target-range-address="level1.GL29:level1.GL29">
            <calcext:condition calcext:apply-style-name="notair" calcext:value="between(0,14)" calcext:base-cell-address="level1.GL29"/>
          </calcext:conditional-format>
          <calcext:conditional-format calcext:target-range-address="level1.GM29:level1.GM29">
            <calcext:condition calcext:apply-style-name="notair" calcext:value="between(0,14)" calcext:base-cell-address="level1.GM29"/>
          </calcext:conditional-format>
          <calcext:conditional-format calcext:target-range-address="level1.GM29:level1.GM29">
            <calcext:condition calcext:apply-style-name="notair" calcext:value="between(0,14)" calcext:base-cell-address="level1.GM29"/>
          </calcext:conditional-format>
          <calcext:conditional-format calcext:target-range-address="level1.GM29:level1.GM29">
            <calcext:condition calcext:apply-style-name="notair" calcext:value="between(0,14)" calcext:base-cell-address="level1.GM29"/>
          </calcext:conditional-format>
          <calcext:conditional-format calcext:target-range-address="level1.GN29:level1.GN29">
            <calcext:condition calcext:apply-style-name="notair" calcext:value="between(0,14)" calcext:base-cell-address="level1.GN29"/>
          </calcext:conditional-format>
          <calcext:conditional-format calcext:target-range-address="level1.GN29:level1.GN29">
            <calcext:condition calcext:apply-style-name="notair" calcext:value="between(0,14)" calcext:base-cell-address="level1.GN29"/>
          </calcext:conditional-format>
          <calcext:conditional-format calcext:target-range-address="level1.GN29:level1.GN29">
            <calcext:condition calcext:apply-style-name="notair" calcext:value="between(0,14)" calcext:base-cell-address="level1.GN29"/>
          </calcext:conditional-format>
          <calcext:conditional-format calcext:target-range-address="level1.GO29:level1.GO29">
            <calcext:condition calcext:apply-style-name="notair" calcext:value="between(0,14)" calcext:base-cell-address="level1.GO29"/>
          </calcext:conditional-format>
          <calcext:conditional-format calcext:target-range-address="level1.GO29:level1.GO29">
            <calcext:condition calcext:apply-style-name="notair" calcext:value="between(0,14)" calcext:base-cell-address="level1.GO29"/>
          </calcext:conditional-format>
          <calcext:conditional-format calcext:target-range-address="level1.GO29:level1.GO29">
            <calcext:condition calcext:apply-style-name="notair" calcext:value="between(0,14)" calcext:base-cell-address="level1.GO29"/>
          </calcext:conditional-format>
          <calcext:conditional-format calcext:target-range-address="level1.GP29:level1.GP29">
            <calcext:condition calcext:apply-style-name="notair" calcext:value="between(0,14)" calcext:base-cell-address="level1.GP29"/>
          </calcext:conditional-format>
          <calcext:conditional-format calcext:target-range-address="level1.GP29:level1.GP29">
            <calcext:condition calcext:apply-style-name="notair" calcext:value="between(0,14)" calcext:base-cell-address="level1.GP29"/>
          </calcext:conditional-format>
          <calcext:conditional-format calcext:target-range-address="level1.GP29:level1.GP29">
            <calcext:condition calcext:apply-style-name="notair" calcext:value="between(0,14)" calcext:base-cell-address="level1.GP29"/>
          </calcext:conditional-format>
          <calcext:conditional-format calcext:target-range-address="level1.GQ29:level1.GQ29">
            <calcext:condition calcext:apply-style-name="notair" calcext:value="between(0,14)" calcext:base-cell-address="level1.GQ29"/>
          </calcext:conditional-format>
          <calcext:conditional-format calcext:target-range-address="level1.GQ29:level1.GQ29">
            <calcext:condition calcext:apply-style-name="notair" calcext:value="between(0,14)" calcext:base-cell-address="level1.GQ29"/>
          </calcext:conditional-format>
          <calcext:conditional-format calcext:target-range-address="level1.GQ29:level1.GQ29">
            <calcext:condition calcext:apply-style-name="notair" calcext:value="between(0,14)" calcext:base-cell-address="level1.GQ29"/>
          </calcext:conditional-format>
          <calcext:conditional-format calcext:target-range-address="level1.GR29:level1.GR29">
            <calcext:condition calcext:apply-style-name="notair" calcext:value="between(0,14)" calcext:base-cell-address="level1.GR29"/>
          </calcext:conditional-format>
          <calcext:conditional-format calcext:target-range-address="level1.GR29:level1.GR29">
            <calcext:condition calcext:apply-style-name="notair" calcext:value="between(0,14)" calcext:base-cell-address="level1.GR29"/>
          </calcext:conditional-format>
          <calcext:conditional-format calcext:target-range-address="level1.GR29:level1.GR29">
            <calcext:condition calcext:apply-style-name="notair" calcext:value="between(0,14)" calcext:base-cell-address="level1.GR29"/>
          </calcext:conditional-format>
          <calcext:conditional-format calcext:target-range-address="level1.GS29:level1.GS29">
            <calcext:condition calcext:apply-style-name="notair" calcext:value="between(0,14)" calcext:base-cell-address="level1.GS29"/>
          </calcext:conditional-format>
          <calcext:conditional-format calcext:target-range-address="level1.GS29:level1.GS29">
            <calcext:condition calcext:apply-style-name="notair" calcext:value="between(0,14)" calcext:base-cell-address="level1.GS29"/>
          </calcext:conditional-format>
          <calcext:conditional-format calcext:target-range-address="level1.GS29:level1.GS29">
            <calcext:condition calcext:apply-style-name="notair" calcext:value="between(0,14)" calcext:base-cell-address="level1.GS29"/>
          </calcext:conditional-format>
          <calcext:conditional-format calcext:target-range-address="level1.GT29:level1.GT29">
            <calcext:condition calcext:apply-style-name="notair" calcext:value="between(0,14)" calcext:base-cell-address="level1.GT29"/>
          </calcext:conditional-format>
          <calcext:conditional-format calcext:target-range-address="level1.GT29:level1.GT29">
            <calcext:condition calcext:apply-style-name="notair" calcext:value="between(0,14)" calcext:base-cell-address="level1.GT29"/>
          </calcext:conditional-format>
          <calcext:conditional-format calcext:target-range-address="level1.GT29:level1.GT29">
            <calcext:condition calcext:apply-style-name="notair" calcext:value="between(0,14)" calcext:base-cell-address="level1.GT29"/>
          </calcext:conditional-format>
          <calcext:conditional-format calcext:target-range-address="level1.GU29:level1.GU29">
            <calcext:condition calcext:apply-style-name="notair" calcext:value="between(0,14)" calcext:base-cell-address="level1.GU29"/>
          </calcext:conditional-format>
          <calcext:conditional-format calcext:target-range-address="level1.GU29:level1.GU29">
            <calcext:condition calcext:apply-style-name="notair" calcext:value="between(0,14)" calcext:base-cell-address="level1.GU29"/>
          </calcext:conditional-format>
          <calcext:conditional-format calcext:target-range-address="level1.GU29:level1.GU29">
            <calcext:condition calcext:apply-style-name="notair" calcext:value="between(0,14)" calcext:base-cell-address="level1.GU29"/>
          </calcext:conditional-format>
          <calcext:conditional-format calcext:target-range-address="level1.GV29:level1.GV29">
            <calcext:condition calcext:apply-style-name="notair" calcext:value="between(0,14)" calcext:base-cell-address="level1.GV29"/>
          </calcext:conditional-format>
          <calcext:conditional-format calcext:target-range-address="level1.GV29:level1.GV29">
            <calcext:condition calcext:apply-style-name="notair" calcext:value="between(0,14)" calcext:base-cell-address="level1.GV29"/>
          </calcext:conditional-format>
          <calcext:conditional-format calcext:target-range-address="level1.GV29:level1.GV29">
            <calcext:condition calcext:apply-style-name="notair" calcext:value="between(0,14)" calcext:base-cell-address="level1.GV29"/>
          </calcext:conditional-format>
          <calcext:conditional-format calcext:target-range-address="level1.GW29:level1.GW29">
            <calcext:condition calcext:apply-style-name="notair" calcext:value="between(0,14)" calcext:base-cell-address="level1.GW29"/>
          </calcext:conditional-format>
          <calcext:conditional-format calcext:target-range-address="level1.GW29:level1.GW29">
            <calcext:condition calcext:apply-style-name="notair" calcext:value="between(0,14)" calcext:base-cell-address="level1.GW29"/>
          </calcext:conditional-format>
          <calcext:conditional-format calcext:target-range-address="level1.GW29:level1.GW29">
            <calcext:condition calcext:apply-style-name="notair" calcext:value="between(0,14)" calcext:base-cell-address="level1.GW29"/>
          </calcext:conditional-format>
          <calcext:conditional-format calcext:target-range-address="level1.GX29:level1.GX29">
            <calcext:condition calcext:apply-style-name="notair" calcext:value="between(0,14)" calcext:base-cell-address="level1.GX29"/>
          </calcext:conditional-format>
          <calcext:conditional-format calcext:target-range-address="level1.GX29:level1.GX29">
            <calcext:condition calcext:apply-style-name="notair" calcext:value="between(0,14)" calcext:base-cell-address="level1.GX29"/>
          </calcext:conditional-format>
          <calcext:conditional-format calcext:target-range-address="level1.GX29:level1.GX29">
            <calcext:condition calcext:apply-style-name="notair" calcext:value="between(0,14)" calcext:base-cell-address="level1.GX29"/>
          </calcext:conditional-format>
          <calcext:conditional-format calcext:target-range-address="level1.GY29:level1.GY29">
            <calcext:condition calcext:apply-style-name="notair" calcext:value="between(0,14)" calcext:base-cell-address="level1.GY29"/>
          </calcext:conditional-format>
          <calcext:conditional-format calcext:target-range-address="level1.GY29:level1.GY29">
            <calcext:condition calcext:apply-style-name="notair" calcext:value="between(0,14)" calcext:base-cell-address="level1.GY29"/>
          </calcext:conditional-format>
          <calcext:conditional-format calcext:target-range-address="level1.GY29:level1.GY29">
            <calcext:condition calcext:apply-style-name="notair" calcext:value="between(0,14)" calcext:base-cell-address="level1.GY29"/>
          </calcext:conditional-format>
          <calcext:conditional-format calcext:target-range-address="level1.GZ29:level1.GZ29">
            <calcext:condition calcext:apply-style-name="notair" calcext:value="between(0,14)" calcext:base-cell-address="level1.GZ29"/>
          </calcext:conditional-format>
          <calcext:conditional-format calcext:target-range-address="level1.GZ29:level1.GZ29">
            <calcext:condition calcext:apply-style-name="notair" calcext:value="between(0,14)" calcext:base-cell-address="level1.GZ29"/>
          </calcext:conditional-format>
          <calcext:conditional-format calcext:target-range-address="level1.GZ29:level1.GZ29">
            <calcext:condition calcext:apply-style-name="notair" calcext:value="between(0,14)" calcext:base-cell-address="level1.GZ29"/>
          </calcext:conditional-format>
          <calcext:conditional-format calcext:target-range-address="level1.HA29:level1.HA29">
            <calcext:condition calcext:apply-style-name="notair" calcext:value="between(0,14)" calcext:base-cell-address="level1.HA29"/>
          </calcext:conditional-format>
          <calcext:conditional-format calcext:target-range-address="level1.HA29:level1.HA29">
            <calcext:condition calcext:apply-style-name="notair" calcext:value="between(0,14)" calcext:base-cell-address="level1.HA29"/>
          </calcext:conditional-format>
          <calcext:conditional-format calcext:target-range-address="level1.HA29:level1.HA29">
            <calcext:condition calcext:apply-style-name="notair" calcext:value="between(0,14)" calcext:base-cell-address="level1.HA29"/>
          </calcext:conditional-format>
          <calcext:conditional-format calcext:target-range-address="level1.HB29:level1.HB29">
            <calcext:condition calcext:apply-style-name="notair" calcext:value="between(0,14)" calcext:base-cell-address="level1.HB29"/>
          </calcext:conditional-format>
          <calcext:conditional-format calcext:target-range-address="level1.HB29:level1.HB29">
            <calcext:condition calcext:apply-style-name="notair" calcext:value="between(0,14)" calcext:base-cell-address="level1.HB29"/>
          </calcext:conditional-format>
          <calcext:conditional-format calcext:target-range-address="level1.HB29:level1.HB29">
            <calcext:condition calcext:apply-style-name="notair" calcext:value="between(0,14)" calcext:base-cell-address="level1.HB29"/>
          </calcext:conditional-format>
          <calcext:conditional-format calcext:target-range-address="level1.HL35:level1.HL1048576 level1.HL1:level1.HL14">
            <calcext:condition calcext:apply-style-name="notair" calcext:value="between(0,14)" calcext:base-cell-address="level1.HL1"/>
          </calcext:conditional-format>
          <calcext:conditional-format calcext:target-range-address="level1.HL35:level1.HL1048576 level1.HL1:level1.HL14">
            <calcext:condition calcext:apply-style-name="notair" calcext:value="between(0,14)" calcext:base-cell-address="level1.HL1"/>
          </calcext:conditional-format>
          <calcext:conditional-format calcext:target-range-address="level1.HL35:level1.HL1048576 level1.HL1:level1.HL14">
            <calcext:condition calcext:apply-style-name="notair" calcext:value="between(0,14)" calcext:base-cell-address="level1.HL1"/>
          </calcext:conditional-format>
          <calcext:conditional-format calcext:target-range-address="level1.HL15:level1.HL15">
            <calcext:condition calcext:apply-style-name="notair" calcext:value="between(0,14)" calcext:base-cell-address="level1.HL15"/>
          </calcext:conditional-format>
          <calcext:conditional-format calcext:target-range-address="level1.HL15:level1.HL15">
            <calcext:condition calcext:apply-style-name="notair" calcext:value="between(0,14)" calcext:base-cell-address="level1.HL15"/>
          </calcext:conditional-format>
          <calcext:conditional-format calcext:target-range-address="level1.HL15:level1.HL15">
            <calcext:condition calcext:apply-style-name="notair" calcext:value="between(0,14)" calcext:base-cell-address="level1.HL15"/>
          </calcext:conditional-format>
          <calcext:conditional-format calcext:target-range-address="level1.HL16:level1.HL16">
            <calcext:condition calcext:apply-style-name="notair" calcext:value="between(0,14)" calcext:base-cell-address="level1.HL16"/>
          </calcext:conditional-format>
          <calcext:conditional-format calcext:target-range-address="level1.HL16:level1.HL16">
            <calcext:condition calcext:apply-style-name="notair" calcext:value="between(0,14)" calcext:base-cell-address="level1.HL16"/>
          </calcext:conditional-format>
          <calcext:conditional-format calcext:target-range-address="level1.HL16:level1.HL16">
            <calcext:condition calcext:apply-style-name="notair" calcext:value="between(0,14)" calcext:base-cell-address="level1.HL16"/>
          </calcext:conditional-format>
          <calcext:conditional-format calcext:target-range-address="level1.HL17:level1.HL17">
            <calcext:condition calcext:apply-style-name="notair" calcext:value="between(0,14)" calcext:base-cell-address="level1.HL17"/>
          </calcext:conditional-format>
          <calcext:conditional-format calcext:target-range-address="level1.HL17:level1.HL17">
            <calcext:condition calcext:apply-style-name="notair" calcext:value="between(0,14)" calcext:base-cell-address="level1.HL17"/>
          </calcext:conditional-format>
          <calcext:conditional-format calcext:target-range-address="level1.HL17:level1.HL17">
            <calcext:condition calcext:apply-style-name="notair" calcext:value="between(0,14)" calcext:base-cell-address="level1.HL17"/>
          </calcext:conditional-format>
          <calcext:conditional-format calcext:target-range-address="level1.HL18:level1.HL18">
            <calcext:condition calcext:apply-style-name="notair" calcext:value="between(0,14)" calcext:base-cell-address="level1.HL18"/>
          </calcext:conditional-format>
          <calcext:conditional-format calcext:target-range-address="level1.HL18:level1.HL18">
            <calcext:condition calcext:apply-style-name="notair" calcext:value="between(0,14)" calcext:base-cell-address="level1.HL18"/>
          </calcext:conditional-format>
          <calcext:conditional-format calcext:target-range-address="level1.HL18:level1.HL18">
            <calcext:condition calcext:apply-style-name="notair" calcext:value="between(0,14)" calcext:base-cell-address="level1.HL18"/>
          </calcext:conditional-format>
          <calcext:conditional-format calcext:target-range-address="level1.HL19:level1.HL19">
            <calcext:condition calcext:apply-style-name="notair" calcext:value="between(0,14)" calcext:base-cell-address="level1.HL19"/>
          </calcext:conditional-format>
          <calcext:conditional-format calcext:target-range-address="level1.HL19:level1.HL19">
            <calcext:condition calcext:apply-style-name="notair" calcext:value="between(0,14)" calcext:base-cell-address="level1.HL19"/>
          </calcext:conditional-format>
          <calcext:conditional-format calcext:target-range-address="level1.HL19:level1.HL19">
            <calcext:condition calcext:apply-style-name="notair" calcext:value="between(0,14)" calcext:base-cell-address="level1.HL19"/>
          </calcext:conditional-format>
          <calcext:conditional-format calcext:target-range-address="level1.HL20:level1.HL20">
            <calcext:condition calcext:apply-style-name="notair" calcext:value="between(0,14)" calcext:base-cell-address="level1.HL20"/>
          </calcext:conditional-format>
          <calcext:conditional-format calcext:target-range-address="level1.HL20:level1.HL20">
            <calcext:condition calcext:apply-style-name="notair" calcext:value="between(0,14)" calcext:base-cell-address="level1.HL20"/>
          </calcext:conditional-format>
          <calcext:conditional-format calcext:target-range-address="level1.HL20:level1.HL20">
            <calcext:condition calcext:apply-style-name="notair" calcext:value="between(0,14)" calcext:base-cell-address="level1.HL20"/>
          </calcext:conditional-format>
          <calcext:conditional-format calcext:target-range-address="level1.HL21:level1.HL21">
            <calcext:condition calcext:apply-style-name="notair" calcext:value="between(0,14)" calcext:base-cell-address="level1.HL21"/>
          </calcext:conditional-format>
          <calcext:conditional-format calcext:target-range-address="level1.HL21:level1.HL21">
            <calcext:condition calcext:apply-style-name="notair" calcext:value="between(0,14)" calcext:base-cell-address="level1.HL21"/>
          </calcext:conditional-format>
          <calcext:conditional-format calcext:target-range-address="level1.HL21:level1.HL21">
            <calcext:condition calcext:apply-style-name="notair" calcext:value="between(0,14)" calcext:base-cell-address="level1.HL21"/>
          </calcext:conditional-format>
          <calcext:conditional-format calcext:target-range-address="level1.HL22:level1.HL22">
            <calcext:condition calcext:apply-style-name="notair" calcext:value="between(0,14)" calcext:base-cell-address="level1.HL22"/>
          </calcext:conditional-format>
          <calcext:conditional-format calcext:target-range-address="level1.HL22:level1.HL22">
            <calcext:condition calcext:apply-style-name="notair" calcext:value="between(0,14)" calcext:base-cell-address="level1.HL22"/>
          </calcext:conditional-format>
          <calcext:conditional-format calcext:target-range-address="level1.HL22:level1.HL22">
            <calcext:condition calcext:apply-style-name="notair" calcext:value="between(0,14)" calcext:base-cell-address="level1.HL22"/>
          </calcext:conditional-format>
          <calcext:conditional-format calcext:target-range-address="level1.HL23:level1.HL23">
            <calcext:condition calcext:apply-style-name="notair" calcext:value="between(0,14)" calcext:base-cell-address="level1.HL23"/>
          </calcext:conditional-format>
          <calcext:conditional-format calcext:target-range-address="level1.HL23:level1.HL23">
            <calcext:condition calcext:apply-style-name="notair" calcext:value="between(0,14)" calcext:base-cell-address="level1.HL23"/>
          </calcext:conditional-format>
          <calcext:conditional-format calcext:target-range-address="level1.HL23:level1.HL23">
            <calcext:condition calcext:apply-style-name="notair" calcext:value="between(0,14)" calcext:base-cell-address="level1.HL23"/>
          </calcext:conditional-format>
          <calcext:conditional-format calcext:target-range-address="level1.HL24:level1.HL24">
            <calcext:condition calcext:apply-style-name="notair" calcext:value="between(0,14)" calcext:base-cell-address="level1.HL24"/>
          </calcext:conditional-format>
          <calcext:conditional-format calcext:target-range-address="level1.HL24:level1.HL24">
            <calcext:condition calcext:apply-style-name="notair" calcext:value="between(0,14)" calcext:base-cell-address="level1.HL24"/>
          </calcext:conditional-format>
          <calcext:conditional-format calcext:target-range-address="level1.HL24:level1.HL24">
            <calcext:condition calcext:apply-style-name="notair" calcext:value="between(0,14)" calcext:base-cell-address="level1.HL24"/>
          </calcext:conditional-format>
          <calcext:conditional-format calcext:target-range-address="level1.HL25:level1.HL25">
            <calcext:condition calcext:apply-style-name="notair" calcext:value="between(0,14)" calcext:base-cell-address="level1.HL25"/>
          </calcext:conditional-format>
          <calcext:conditional-format calcext:target-range-address="level1.HL25:level1.HL25">
            <calcext:condition calcext:apply-style-name="notair" calcext:value="between(0,14)" calcext:base-cell-address="level1.HL25"/>
          </calcext:conditional-format>
          <calcext:conditional-format calcext:target-range-address="level1.HL25:level1.HL25">
            <calcext:condition calcext:apply-style-name="notair" calcext:value="between(0,14)" calcext:base-cell-address="level1.HL25"/>
          </calcext:conditional-format>
          <calcext:conditional-format calcext:target-range-address="level1.HL26:level1.HL26">
            <calcext:condition calcext:apply-style-name="notair" calcext:value="between(0,14)" calcext:base-cell-address="level1.HL26"/>
          </calcext:conditional-format>
          <calcext:conditional-format calcext:target-range-address="level1.HL26:level1.HL26">
            <calcext:condition calcext:apply-style-name="notair" calcext:value="between(0,14)" calcext:base-cell-address="level1.HL26"/>
          </calcext:conditional-format>
          <calcext:conditional-format calcext:target-range-address="level1.HL26:level1.HL26">
            <calcext:condition calcext:apply-style-name="notair" calcext:value="between(0,14)" calcext:base-cell-address="level1.HL26"/>
          </calcext:conditional-format>
          <calcext:conditional-format calcext:target-range-address="level1.HL27:level1.HL27">
            <calcext:condition calcext:apply-style-name="notair" calcext:value="between(0,14)" calcext:base-cell-address="level1.HL27"/>
          </calcext:conditional-format>
          <calcext:conditional-format calcext:target-range-address="level1.HL27:level1.HL27">
            <calcext:condition calcext:apply-style-name="notair" calcext:value="between(0,14)" calcext:base-cell-address="level1.HL27"/>
          </calcext:conditional-format>
          <calcext:conditional-format calcext:target-range-address="level1.HL27:level1.HL27">
            <calcext:condition calcext:apply-style-name="notair" calcext:value="between(0,14)" calcext:base-cell-address="level1.HL27"/>
          </calcext:conditional-format>
          <calcext:conditional-format calcext:target-range-address="level1.HL28:level1.HL28">
            <calcext:condition calcext:apply-style-name="notair" calcext:value="between(0,14)" calcext:base-cell-address="level1.HL28"/>
          </calcext:conditional-format>
          <calcext:conditional-format calcext:target-range-address="level1.HL28:level1.HL28">
            <calcext:condition calcext:apply-style-name="notair" calcext:value="between(0,14)" calcext:base-cell-address="level1.HL28"/>
          </calcext:conditional-format>
          <calcext:conditional-format calcext:target-range-address="level1.HL28:level1.HL28">
            <calcext:condition calcext:apply-style-name="notair" calcext:value="between(0,14)" calcext:base-cell-address="level1.HL28"/>
          </calcext:conditional-format>
          <calcext:conditional-format calcext:target-range-address="level1.HL29:level1.HL29">
            <calcext:condition calcext:apply-style-name="notair" calcext:value="between(0,14)" calcext:base-cell-address="level1.HL29"/>
          </calcext:conditional-format>
          <calcext:conditional-format calcext:target-range-address="level1.HL29:level1.HL29">
            <calcext:condition calcext:apply-style-name="notair" calcext:value="between(0,14)" calcext:base-cell-address="level1.HL29"/>
          </calcext:conditional-format>
          <calcext:conditional-format calcext:target-range-address="level1.HL29:level1.HL29">
            <calcext:condition calcext:apply-style-name="notair" calcext:value="between(0,14)" calcext:base-cell-address="level1.HL29"/>
          </calcext:conditional-format>
          <calcext:conditional-format calcext:target-range-address="level1.IA30:level1.AMJ30 level1.A30:level1.FI30">
            <calcext:condition calcext:apply-style-name="notair" calcext:value="between(0,14)" calcext:base-cell-address="level1.A30"/>
          </calcext:conditional-format>
          <calcext:conditional-format calcext:target-range-address="level1.FJ30:level1.FJ30">
            <calcext:condition calcext:apply-style-name="notair" calcext:value="between(0,14)" calcext:base-cell-address="level1.FJ30"/>
          </calcext:conditional-format>
          <calcext:conditional-format calcext:target-range-address="level1.FK30:level1.FK30">
            <calcext:condition calcext:apply-style-name="notair" calcext:value="between(0,14)" calcext:base-cell-address="level1.FK30"/>
          </calcext:conditional-format>
          <calcext:conditional-format calcext:target-range-address="level1.FL30:level1.FL30">
            <calcext:condition calcext:apply-style-name="notair" calcext:value="between(0,14)" calcext:base-cell-address="level1.FL30"/>
          </calcext:conditional-format>
          <calcext:conditional-format calcext:target-range-address="level1.FM30:level1.FM30">
            <calcext:condition calcext:apply-style-name="notair" calcext:value="between(0,14)" calcext:base-cell-address="level1.FM30"/>
          </calcext:conditional-format>
          <calcext:conditional-format calcext:target-range-address="level1.FN30:level1.FN30">
            <calcext:condition calcext:apply-style-name="notair" calcext:value="between(0,14)" calcext:base-cell-address="level1.FN30"/>
          </calcext:conditional-format>
          <calcext:conditional-format calcext:target-range-address="level1.FO30:level1.FO30">
            <calcext:condition calcext:apply-style-name="notair" calcext:value="between(0,14)" calcext:base-cell-address="level1.FO30"/>
          </calcext:conditional-format>
          <calcext:conditional-format calcext:target-range-address="level1.FT30:level1.FT30">
            <calcext:condition calcext:apply-style-name="notair" calcext:value="between(0,14)" calcext:base-cell-address="level1.FT30"/>
          </calcext:conditional-format>
          <calcext:conditional-format calcext:target-range-address="level1.FU30:level1.FU30">
            <calcext:condition calcext:apply-style-name="notair" calcext:value="between(0,14)" calcext:base-cell-address="level1.FU30"/>
          </calcext:conditional-format>
          <calcext:conditional-format calcext:target-range-address="level1.FV30:level1.FV30">
            <calcext:condition calcext:apply-style-name="notair" calcext:value="between(0,14)" calcext:base-cell-address="level1.FV30"/>
          </calcext:conditional-format>
          <calcext:conditional-format calcext:target-range-address="level1.FW30:level1.FW30">
            <calcext:condition calcext:apply-style-name="notair" calcext:value="between(0,14)" calcext:base-cell-address="level1.FW30"/>
          </calcext:conditional-format>
          <calcext:conditional-format calcext:target-range-address="level1.FX30:level1.FX30">
            <calcext:condition calcext:apply-style-name="notair" calcext:value="between(0,14)" calcext:base-cell-address="level1.FX30"/>
          </calcext:conditional-format>
          <calcext:conditional-format calcext:target-range-address="level1.FY30:level1.FY30">
            <calcext:condition calcext:apply-style-name="notair" calcext:value="between(0,14)" calcext:base-cell-address="level1.FY30"/>
          </calcext:conditional-format>
          <calcext:conditional-format calcext:target-range-address="level1.FZ30:level1.FZ30">
            <calcext:condition calcext:apply-style-name="notair" calcext:value="between(0,14)" calcext:base-cell-address="level1.FZ30"/>
          </calcext:conditional-format>
          <calcext:conditional-format calcext:target-range-address="level1.GA30:level1.GA30">
            <calcext:condition calcext:apply-style-name="notair" calcext:value="between(0,14)" calcext:base-cell-address="level1.GA30"/>
          </calcext:conditional-format>
          <calcext:conditional-format calcext:target-range-address="level1.GB30:level1.GB30">
            <calcext:condition calcext:apply-style-name="notair" calcext:value="between(0,14)" calcext:base-cell-address="level1.GB30"/>
          </calcext:conditional-format>
          <calcext:conditional-format calcext:target-range-address="level1.GC30:level1.GC30">
            <calcext:condition calcext:apply-style-name="notair" calcext:value="between(0,14)" calcext:base-cell-address="level1.GC30"/>
          </calcext:conditional-format>
          <calcext:conditional-format calcext:target-range-address="level1.FP30:level1.FP30">
            <calcext:condition calcext:apply-style-name="notair" calcext:value="between(0,14)" calcext:base-cell-address="level1.FP30"/>
          </calcext:conditional-format>
          <calcext:conditional-format calcext:target-range-address="level1.FQ30:level1.FQ30">
            <calcext:condition calcext:apply-style-name="notair" calcext:value="between(0,14)" calcext:base-cell-address="level1.FQ30"/>
          </calcext:conditional-format>
          <calcext:conditional-format calcext:target-range-address="level1.GH30:level1.GH30">
            <calcext:condition calcext:apply-style-name="notair" calcext:value="between(0,14)" calcext:base-cell-address="level1.GH30"/>
          </calcext:conditional-format>
          <calcext:conditional-format calcext:target-range-address="level1.GI30:level1.GI30">
            <calcext:condition calcext:apply-style-name="notair" calcext:value="between(0,14)" calcext:base-cell-address="level1.GI30"/>
          </calcext:conditional-format>
          <calcext:conditional-format calcext:target-range-address="level1.GJ30:level1.GJ30">
            <calcext:condition calcext:apply-style-name="notair" calcext:value="between(0,14)" calcext:base-cell-address="level1.GJ30"/>
          </calcext:conditional-format>
          <calcext:conditional-format calcext:target-range-address="level1.GK30:level1.GK30">
            <calcext:condition calcext:apply-style-name="notair" calcext:value="between(0,14)" calcext:base-cell-address="level1.GK30"/>
          </calcext:conditional-format>
          <calcext:conditional-format calcext:target-range-address="level1.GJ30:level1.GJ30">
            <calcext:condition calcext:apply-style-name="notair" calcext:value="between(0,14)" calcext:base-cell-address="level1.GJ30"/>
          </calcext:conditional-format>
          <calcext:conditional-format calcext:target-range-address="level1.GK30:level1.GK30">
            <calcext:condition calcext:apply-style-name="notair" calcext:value="between(0,14)" calcext:base-cell-address="level1.GK30"/>
          </calcext:conditional-format>
          <calcext:conditional-format calcext:target-range-address="level1.GJ30:level1.GJ30">
            <calcext:condition calcext:apply-style-name="notair" calcext:value="between(0,14)" calcext:base-cell-address="level1.GJ30"/>
          </calcext:conditional-format>
          <calcext:conditional-format calcext:target-range-address="level1.GK30:level1.GK30">
            <calcext:condition calcext:apply-style-name="notair" calcext:value="between(0,14)" calcext:base-cell-address="level1.GK30"/>
          </calcext:conditional-format>
          <calcext:conditional-format calcext:target-range-address="level1.GD30:level1.GD30">
            <calcext:condition calcext:apply-style-name="notair" calcext:value="between(0,14)" calcext:base-cell-address="level1.GD30"/>
          </calcext:conditional-format>
          <calcext:conditional-format calcext:target-range-address="level1.GE30:level1.GE30">
            <calcext:condition calcext:apply-style-name="notair" calcext:value="between(0,14)" calcext:base-cell-address="level1.GE30"/>
          </calcext:conditional-format>
          <calcext:conditional-format calcext:target-range-address="level1.GL30:level1.GL30">
            <calcext:condition calcext:apply-style-name="notair" calcext:value="between(0,14)" calcext:base-cell-address="level1.GL30"/>
          </calcext:conditional-format>
          <calcext:conditional-format calcext:target-range-address="level1.GL30:level1.GL30">
            <calcext:condition calcext:apply-style-name="notair" calcext:value="between(0,14)" calcext:base-cell-address="level1.GL30"/>
          </calcext:conditional-format>
          <calcext:conditional-format calcext:target-range-address="level1.GL30:level1.GL30">
            <calcext:condition calcext:apply-style-name="notair" calcext:value="between(0,14)" calcext:base-cell-address="level1.GL30"/>
          </calcext:conditional-format>
          <calcext:conditional-format calcext:target-range-address="level1.GM30:level1.GM30">
            <calcext:condition calcext:apply-style-name="notair" calcext:value="between(0,14)" calcext:base-cell-address="level1.GM30"/>
          </calcext:conditional-format>
          <calcext:conditional-format calcext:target-range-address="level1.GM30:level1.GM30">
            <calcext:condition calcext:apply-style-name="notair" calcext:value="between(0,14)" calcext:base-cell-address="level1.GM30"/>
          </calcext:conditional-format>
          <calcext:conditional-format calcext:target-range-address="level1.GM30:level1.GM30">
            <calcext:condition calcext:apply-style-name="notair" calcext:value="between(0,14)" calcext:base-cell-address="level1.GM30"/>
          </calcext:conditional-format>
          <calcext:conditional-format calcext:target-range-address="level1.GN30:level1.GN30">
            <calcext:condition calcext:apply-style-name="notair" calcext:value="between(0,14)" calcext:base-cell-address="level1.GN30"/>
          </calcext:conditional-format>
          <calcext:conditional-format calcext:target-range-address="level1.GN30:level1.GN30">
            <calcext:condition calcext:apply-style-name="notair" calcext:value="between(0,14)" calcext:base-cell-address="level1.GN30"/>
          </calcext:conditional-format>
          <calcext:conditional-format calcext:target-range-address="level1.GN30:level1.GN30">
            <calcext:condition calcext:apply-style-name="notair" calcext:value="between(0,14)" calcext:base-cell-address="level1.GN30"/>
          </calcext:conditional-format>
          <calcext:conditional-format calcext:target-range-address="level1.GO30:level1.GO30">
            <calcext:condition calcext:apply-style-name="notair" calcext:value="between(0,14)" calcext:base-cell-address="level1.GO30"/>
          </calcext:conditional-format>
          <calcext:conditional-format calcext:target-range-address="level1.GO30:level1.GO30">
            <calcext:condition calcext:apply-style-name="notair" calcext:value="between(0,14)" calcext:base-cell-address="level1.GO30"/>
          </calcext:conditional-format>
          <calcext:conditional-format calcext:target-range-address="level1.GO30:level1.GO30">
            <calcext:condition calcext:apply-style-name="notair" calcext:value="between(0,14)" calcext:base-cell-address="level1.GO30"/>
          </calcext:conditional-format>
          <calcext:conditional-format calcext:target-range-address="level1.GP30:level1.GP30">
            <calcext:condition calcext:apply-style-name="notair" calcext:value="between(0,14)" calcext:base-cell-address="level1.GP30"/>
          </calcext:conditional-format>
          <calcext:conditional-format calcext:target-range-address="level1.GP30:level1.GP30">
            <calcext:condition calcext:apply-style-name="notair" calcext:value="between(0,14)" calcext:base-cell-address="level1.GP30"/>
          </calcext:conditional-format>
          <calcext:conditional-format calcext:target-range-address="level1.GP30:level1.GP30">
            <calcext:condition calcext:apply-style-name="notair" calcext:value="between(0,14)" calcext:base-cell-address="level1.GP30"/>
          </calcext:conditional-format>
          <calcext:conditional-format calcext:target-range-address="level1.GQ30:level1.GQ30">
            <calcext:condition calcext:apply-style-name="notair" calcext:value="between(0,14)" calcext:base-cell-address="level1.GQ30"/>
          </calcext:conditional-format>
          <calcext:conditional-format calcext:target-range-address="level1.GQ30:level1.GQ30">
            <calcext:condition calcext:apply-style-name="notair" calcext:value="between(0,14)" calcext:base-cell-address="level1.GQ30"/>
          </calcext:conditional-format>
          <calcext:conditional-format calcext:target-range-address="level1.GQ30:level1.GQ30">
            <calcext:condition calcext:apply-style-name="notair" calcext:value="between(0,14)" calcext:base-cell-address="level1.GQ30"/>
          </calcext:conditional-format>
          <calcext:conditional-format calcext:target-range-address="level1.GR30:level1.GR30">
            <calcext:condition calcext:apply-style-name="notair" calcext:value="between(0,14)" calcext:base-cell-address="level1.GR30"/>
          </calcext:conditional-format>
          <calcext:conditional-format calcext:target-range-address="level1.GR30:level1.GR30">
            <calcext:condition calcext:apply-style-name="notair" calcext:value="between(0,14)" calcext:base-cell-address="level1.GR30"/>
          </calcext:conditional-format>
          <calcext:conditional-format calcext:target-range-address="level1.GR30:level1.GR30">
            <calcext:condition calcext:apply-style-name="notair" calcext:value="between(0,14)" calcext:base-cell-address="level1.GR30"/>
          </calcext:conditional-format>
          <calcext:conditional-format calcext:target-range-address="level1.GS30:level1.GS30">
            <calcext:condition calcext:apply-style-name="notair" calcext:value="between(0,14)" calcext:base-cell-address="level1.GS30"/>
          </calcext:conditional-format>
          <calcext:conditional-format calcext:target-range-address="level1.GS30:level1.GS30">
            <calcext:condition calcext:apply-style-name="notair" calcext:value="between(0,14)" calcext:base-cell-address="level1.GS30"/>
          </calcext:conditional-format>
          <calcext:conditional-format calcext:target-range-address="level1.GS30:level1.GS30">
            <calcext:condition calcext:apply-style-name="notair" calcext:value="between(0,14)" calcext:base-cell-address="level1.GS30"/>
          </calcext:conditional-format>
          <calcext:conditional-format calcext:target-range-address="level1.GT30:level1.GT30">
            <calcext:condition calcext:apply-style-name="notair" calcext:value="between(0,14)" calcext:base-cell-address="level1.GT30"/>
          </calcext:conditional-format>
          <calcext:conditional-format calcext:target-range-address="level1.GT30:level1.GT30">
            <calcext:condition calcext:apply-style-name="notair" calcext:value="between(0,14)" calcext:base-cell-address="level1.GT30"/>
          </calcext:conditional-format>
          <calcext:conditional-format calcext:target-range-address="level1.GT30:level1.GT30">
            <calcext:condition calcext:apply-style-name="notair" calcext:value="between(0,14)" calcext:base-cell-address="level1.GT30"/>
          </calcext:conditional-format>
          <calcext:conditional-format calcext:target-range-address="level1.GU30:level1.GU30">
            <calcext:condition calcext:apply-style-name="notair" calcext:value="between(0,14)" calcext:base-cell-address="level1.GU30"/>
          </calcext:conditional-format>
          <calcext:conditional-format calcext:target-range-address="level1.GU30:level1.GU30">
            <calcext:condition calcext:apply-style-name="notair" calcext:value="between(0,14)" calcext:base-cell-address="level1.GU30"/>
          </calcext:conditional-format>
          <calcext:conditional-format calcext:target-range-address="level1.GU30:level1.GU30">
            <calcext:condition calcext:apply-style-name="notair" calcext:value="between(0,14)" calcext:base-cell-address="level1.GU30"/>
          </calcext:conditional-format>
          <calcext:conditional-format calcext:target-range-address="level1.GV30:level1.GV30">
            <calcext:condition calcext:apply-style-name="notair" calcext:value="between(0,14)" calcext:base-cell-address="level1.GV30"/>
          </calcext:conditional-format>
          <calcext:conditional-format calcext:target-range-address="level1.GV30:level1.GV30">
            <calcext:condition calcext:apply-style-name="notair" calcext:value="between(0,14)" calcext:base-cell-address="level1.GV30"/>
          </calcext:conditional-format>
          <calcext:conditional-format calcext:target-range-address="level1.GV30:level1.GV30">
            <calcext:condition calcext:apply-style-name="notair" calcext:value="between(0,14)" calcext:base-cell-address="level1.GV30"/>
          </calcext:conditional-format>
          <calcext:conditional-format calcext:target-range-address="level1.GW30:level1.GW30">
            <calcext:condition calcext:apply-style-name="notair" calcext:value="between(0,14)" calcext:base-cell-address="level1.GW30"/>
          </calcext:conditional-format>
          <calcext:conditional-format calcext:target-range-address="level1.GW30:level1.GW30">
            <calcext:condition calcext:apply-style-name="notair" calcext:value="between(0,14)" calcext:base-cell-address="level1.GW30"/>
          </calcext:conditional-format>
          <calcext:conditional-format calcext:target-range-address="level1.GW30:level1.GW30">
            <calcext:condition calcext:apply-style-name="notair" calcext:value="between(0,14)" calcext:base-cell-address="level1.GW30"/>
          </calcext:conditional-format>
          <calcext:conditional-format calcext:target-range-address="level1.GX30:level1.GX30">
            <calcext:condition calcext:apply-style-name="notair" calcext:value="between(0,14)" calcext:base-cell-address="level1.GX30"/>
          </calcext:conditional-format>
          <calcext:conditional-format calcext:target-range-address="level1.GX30:level1.GX30">
            <calcext:condition calcext:apply-style-name="notair" calcext:value="between(0,14)" calcext:base-cell-address="level1.GX30"/>
          </calcext:conditional-format>
          <calcext:conditional-format calcext:target-range-address="level1.GX30:level1.GX30">
            <calcext:condition calcext:apply-style-name="notair" calcext:value="between(0,14)" calcext:base-cell-address="level1.GX30"/>
          </calcext:conditional-format>
          <calcext:conditional-format calcext:target-range-address="level1.GY30:level1.GY30">
            <calcext:condition calcext:apply-style-name="notair" calcext:value="between(0,14)" calcext:base-cell-address="level1.GY30"/>
          </calcext:conditional-format>
          <calcext:conditional-format calcext:target-range-address="level1.GY30:level1.GY30">
            <calcext:condition calcext:apply-style-name="notair" calcext:value="between(0,14)" calcext:base-cell-address="level1.GY30"/>
          </calcext:conditional-format>
          <calcext:conditional-format calcext:target-range-address="level1.GY30:level1.GY30">
            <calcext:condition calcext:apply-style-name="notair" calcext:value="between(0,14)" calcext:base-cell-address="level1.GY30"/>
          </calcext:conditional-format>
          <calcext:conditional-format calcext:target-range-address="level1.GZ30:level1.GZ30">
            <calcext:condition calcext:apply-style-name="notair" calcext:value="between(0,14)" calcext:base-cell-address="level1.GZ30"/>
          </calcext:conditional-format>
          <calcext:conditional-format calcext:target-range-address="level1.GZ30:level1.GZ30">
            <calcext:condition calcext:apply-style-name="notair" calcext:value="between(0,14)" calcext:base-cell-address="level1.GZ30"/>
          </calcext:conditional-format>
          <calcext:conditional-format calcext:target-range-address="level1.GZ30:level1.GZ30">
            <calcext:condition calcext:apply-style-name="notair" calcext:value="between(0,14)" calcext:base-cell-address="level1.GZ30"/>
          </calcext:conditional-format>
          <calcext:conditional-format calcext:target-range-address="level1.HA30:level1.HA30">
            <calcext:condition calcext:apply-style-name="notair" calcext:value="between(0,14)" calcext:base-cell-address="level1.HA30"/>
          </calcext:conditional-format>
          <calcext:conditional-format calcext:target-range-address="level1.HA30:level1.HA30">
            <calcext:condition calcext:apply-style-name="notair" calcext:value="between(0,14)" calcext:base-cell-address="level1.HA30"/>
          </calcext:conditional-format>
          <calcext:conditional-format calcext:target-range-address="level1.HA30:level1.HA30">
            <calcext:condition calcext:apply-style-name="notair" calcext:value="between(0,14)" calcext:base-cell-address="level1.HA30"/>
          </calcext:conditional-format>
          <calcext:conditional-format calcext:target-range-address="level1.HB30:level1.HB30">
            <calcext:condition calcext:apply-style-name="notair" calcext:value="between(0,14)" calcext:base-cell-address="level1.HB30"/>
          </calcext:conditional-format>
          <calcext:conditional-format calcext:target-range-address="level1.HB30:level1.HB30">
            <calcext:condition calcext:apply-style-name="notair" calcext:value="between(0,14)" calcext:base-cell-address="level1.HB30"/>
          </calcext:conditional-format>
          <calcext:conditional-format calcext:target-range-address="level1.HB30:level1.HB30">
            <calcext:condition calcext:apply-style-name="notair" calcext:value="between(0,14)" calcext:base-cell-address="level1.HB30"/>
          </calcext:conditional-format>
          <calcext:conditional-format calcext:target-range-address="level1.HL30:level1.HL30">
            <calcext:condition calcext:apply-style-name="notair" calcext:value="between(0,14)" calcext:base-cell-address="level1.HL30"/>
          </calcext:conditional-format>
          <calcext:conditional-format calcext:target-range-address="level1.HL30:level1.HL30">
            <calcext:condition calcext:apply-style-name="notair" calcext:value="between(0,14)" calcext:base-cell-address="level1.HL30"/>
          </calcext:conditional-format>
          <calcext:conditional-format calcext:target-range-address="level1.HL30:level1.HL30">
            <calcext:condition calcext:apply-style-name="notair" calcext:value="between(0,14)" calcext:base-cell-address="level1.HL30"/>
          </calcext:conditional-format>
          <calcext:conditional-format calcext:target-range-address="level1.IA31:level1.AMJ31 level1.A31:level1.FI31">
            <calcext:condition calcext:apply-style-name="notair" calcext:value="between(0,14)" calcext:base-cell-address="level1.A31"/>
          </calcext:conditional-format>
          <calcext:conditional-format calcext:target-range-address="level1.FJ31:level1.FJ31">
            <calcext:condition calcext:apply-style-name="notair" calcext:value="between(0,14)" calcext:base-cell-address="level1.FJ31"/>
          </calcext:conditional-format>
          <calcext:conditional-format calcext:target-range-address="level1.FK31:level1.FK31">
            <calcext:condition calcext:apply-style-name="notair" calcext:value="between(0,14)" calcext:base-cell-address="level1.FK31"/>
          </calcext:conditional-format>
          <calcext:conditional-format calcext:target-range-address="level1.FL31:level1.FL31">
            <calcext:condition calcext:apply-style-name="notair" calcext:value="between(0,14)" calcext:base-cell-address="level1.FL31"/>
          </calcext:conditional-format>
          <calcext:conditional-format calcext:target-range-address="level1.FM31:level1.FM31">
            <calcext:condition calcext:apply-style-name="notair" calcext:value="between(0,14)" calcext:base-cell-address="level1.FM31"/>
          </calcext:conditional-format>
          <calcext:conditional-format calcext:target-range-address="level1.FN31:level1.FN31">
            <calcext:condition calcext:apply-style-name="notair" calcext:value="between(0,14)" calcext:base-cell-address="level1.FN31"/>
          </calcext:conditional-format>
          <calcext:conditional-format calcext:target-range-address="level1.FO31:level1.FO31">
            <calcext:condition calcext:apply-style-name="notair" calcext:value="between(0,14)" calcext:base-cell-address="level1.FO31"/>
          </calcext:conditional-format>
          <calcext:conditional-format calcext:target-range-address="level1.FT31:level1.FT31">
            <calcext:condition calcext:apply-style-name="notair" calcext:value="between(0,14)" calcext:base-cell-address="level1.FT31"/>
          </calcext:conditional-format>
          <calcext:conditional-format calcext:target-range-address="level1.FU31:level1.FU31">
            <calcext:condition calcext:apply-style-name="notair" calcext:value="between(0,14)" calcext:base-cell-address="level1.FU31"/>
          </calcext:conditional-format>
          <calcext:conditional-format calcext:target-range-address="level1.FV31:level1.FV31">
            <calcext:condition calcext:apply-style-name="notair" calcext:value="between(0,14)" calcext:base-cell-address="level1.FV31"/>
          </calcext:conditional-format>
          <calcext:conditional-format calcext:target-range-address="level1.FW31:level1.FW31">
            <calcext:condition calcext:apply-style-name="notair" calcext:value="between(0,14)" calcext:base-cell-address="level1.FW31"/>
          </calcext:conditional-format>
          <calcext:conditional-format calcext:target-range-address="level1.FX31:level1.FX31">
            <calcext:condition calcext:apply-style-name="notair" calcext:value="between(0,14)" calcext:base-cell-address="level1.FX31"/>
          </calcext:conditional-format>
          <calcext:conditional-format calcext:target-range-address="level1.FY31:level1.FY31">
            <calcext:condition calcext:apply-style-name="notair" calcext:value="between(0,14)" calcext:base-cell-address="level1.FY31"/>
          </calcext:conditional-format>
          <calcext:conditional-format calcext:target-range-address="level1.FZ31:level1.FZ31">
            <calcext:condition calcext:apply-style-name="notair" calcext:value="between(0,14)" calcext:base-cell-address="level1.FZ31"/>
          </calcext:conditional-format>
          <calcext:conditional-format calcext:target-range-address="level1.GA31:level1.GA31">
            <calcext:condition calcext:apply-style-name="notair" calcext:value="between(0,14)" calcext:base-cell-address="level1.GA31"/>
          </calcext:conditional-format>
          <calcext:conditional-format calcext:target-range-address="level1.GB31:level1.GB31">
            <calcext:condition calcext:apply-style-name="notair" calcext:value="between(0,14)" calcext:base-cell-address="level1.GB31"/>
          </calcext:conditional-format>
          <calcext:conditional-format calcext:target-range-address="level1.GC31:level1.GC31">
            <calcext:condition calcext:apply-style-name="notair" calcext:value="between(0,14)" calcext:base-cell-address="level1.GC31"/>
          </calcext:conditional-format>
          <calcext:conditional-format calcext:target-range-address="level1.FP31:level1.FP31">
            <calcext:condition calcext:apply-style-name="notair" calcext:value="between(0,14)" calcext:base-cell-address="level1.FP31"/>
          </calcext:conditional-format>
          <calcext:conditional-format calcext:target-range-address="level1.FQ31:level1.FQ31">
            <calcext:condition calcext:apply-style-name="notair" calcext:value="between(0,14)" calcext:base-cell-address="level1.FQ31"/>
          </calcext:conditional-format>
          <calcext:conditional-format calcext:target-range-address="level1.GH31:level1.GH31">
            <calcext:condition calcext:apply-style-name="notair" calcext:value="between(0,14)" calcext:base-cell-address="level1.GH31"/>
          </calcext:conditional-format>
          <calcext:conditional-format calcext:target-range-address="level1.GI31:level1.GI31">
            <calcext:condition calcext:apply-style-name="notair" calcext:value="between(0,14)" calcext:base-cell-address="level1.GI31"/>
          </calcext:conditional-format>
          <calcext:conditional-format calcext:target-range-address="level1.GJ31:level1.GJ31">
            <calcext:condition calcext:apply-style-name="notair" calcext:value="between(0,14)" calcext:base-cell-address="level1.GJ31"/>
          </calcext:conditional-format>
          <calcext:conditional-format calcext:target-range-address="level1.GK31:level1.GK31">
            <calcext:condition calcext:apply-style-name="notair" calcext:value="between(0,14)" calcext:base-cell-address="level1.GK31"/>
          </calcext:conditional-format>
          <calcext:conditional-format calcext:target-range-address="level1.GJ31:level1.GJ31">
            <calcext:condition calcext:apply-style-name="notair" calcext:value="between(0,14)" calcext:base-cell-address="level1.GJ31"/>
          </calcext:conditional-format>
          <calcext:conditional-format calcext:target-range-address="level1.GK31:level1.GK31">
            <calcext:condition calcext:apply-style-name="notair" calcext:value="between(0,14)" calcext:base-cell-address="level1.GK31"/>
          </calcext:conditional-format>
          <calcext:conditional-format calcext:target-range-address="level1.GJ31:level1.GJ31">
            <calcext:condition calcext:apply-style-name="notair" calcext:value="between(0,14)" calcext:base-cell-address="level1.GJ31"/>
          </calcext:conditional-format>
          <calcext:conditional-format calcext:target-range-address="level1.GK31:level1.GK31">
            <calcext:condition calcext:apply-style-name="notair" calcext:value="between(0,14)" calcext:base-cell-address="level1.GK31"/>
          </calcext:conditional-format>
          <calcext:conditional-format calcext:target-range-address="level1.GD31:level1.GD31">
            <calcext:condition calcext:apply-style-name="notair" calcext:value="between(0,14)" calcext:base-cell-address="level1.GD31"/>
          </calcext:conditional-format>
          <calcext:conditional-format calcext:target-range-address="level1.GE31:level1.GE31">
            <calcext:condition calcext:apply-style-name="notair" calcext:value="between(0,14)" calcext:base-cell-address="level1.GE31"/>
          </calcext:conditional-format>
          <calcext:conditional-format calcext:target-range-address="level1.GL31:level1.GL31">
            <calcext:condition calcext:apply-style-name="notair" calcext:value="between(0,14)" calcext:base-cell-address="level1.GL31"/>
          </calcext:conditional-format>
          <calcext:conditional-format calcext:target-range-address="level1.GL31:level1.GL31">
            <calcext:condition calcext:apply-style-name="notair" calcext:value="between(0,14)" calcext:base-cell-address="level1.GL31"/>
          </calcext:conditional-format>
          <calcext:conditional-format calcext:target-range-address="level1.GL31:level1.GL31">
            <calcext:condition calcext:apply-style-name="notair" calcext:value="between(0,14)" calcext:base-cell-address="level1.GL31"/>
          </calcext:conditional-format>
          <calcext:conditional-format calcext:target-range-address="level1.GM31:level1.GM31">
            <calcext:condition calcext:apply-style-name="notair" calcext:value="between(0,14)" calcext:base-cell-address="level1.GM31"/>
          </calcext:conditional-format>
          <calcext:conditional-format calcext:target-range-address="level1.GM31:level1.GM31">
            <calcext:condition calcext:apply-style-name="notair" calcext:value="between(0,14)" calcext:base-cell-address="level1.GM31"/>
          </calcext:conditional-format>
          <calcext:conditional-format calcext:target-range-address="level1.GM31:level1.GM31">
            <calcext:condition calcext:apply-style-name="notair" calcext:value="between(0,14)" calcext:base-cell-address="level1.GM31"/>
          </calcext:conditional-format>
          <calcext:conditional-format calcext:target-range-address="level1.GN31:level1.GN31">
            <calcext:condition calcext:apply-style-name="notair" calcext:value="between(0,14)" calcext:base-cell-address="level1.GN31"/>
          </calcext:conditional-format>
          <calcext:conditional-format calcext:target-range-address="level1.GN31:level1.GN31">
            <calcext:condition calcext:apply-style-name="notair" calcext:value="between(0,14)" calcext:base-cell-address="level1.GN31"/>
          </calcext:conditional-format>
          <calcext:conditional-format calcext:target-range-address="level1.GN31:level1.GN31">
            <calcext:condition calcext:apply-style-name="notair" calcext:value="between(0,14)" calcext:base-cell-address="level1.GN31"/>
          </calcext:conditional-format>
          <calcext:conditional-format calcext:target-range-address="level1.GO31:level1.GO31">
            <calcext:condition calcext:apply-style-name="notair" calcext:value="between(0,14)" calcext:base-cell-address="level1.GO31"/>
          </calcext:conditional-format>
          <calcext:conditional-format calcext:target-range-address="level1.GO31:level1.GO31">
            <calcext:condition calcext:apply-style-name="notair" calcext:value="between(0,14)" calcext:base-cell-address="level1.GO31"/>
          </calcext:conditional-format>
          <calcext:conditional-format calcext:target-range-address="level1.GO31:level1.GO31">
            <calcext:condition calcext:apply-style-name="notair" calcext:value="between(0,14)" calcext:base-cell-address="level1.GO31"/>
          </calcext:conditional-format>
          <calcext:conditional-format calcext:target-range-address="level1.GP31:level1.GP31">
            <calcext:condition calcext:apply-style-name="notair" calcext:value="between(0,14)" calcext:base-cell-address="level1.GP31"/>
          </calcext:conditional-format>
          <calcext:conditional-format calcext:target-range-address="level1.GP31:level1.GP31">
            <calcext:condition calcext:apply-style-name="notair" calcext:value="between(0,14)" calcext:base-cell-address="level1.GP31"/>
          </calcext:conditional-format>
          <calcext:conditional-format calcext:target-range-address="level1.GP31:level1.GP31">
            <calcext:condition calcext:apply-style-name="notair" calcext:value="between(0,14)" calcext:base-cell-address="level1.GP31"/>
          </calcext:conditional-format>
          <calcext:conditional-format calcext:target-range-address="level1.GQ31:level1.GQ31">
            <calcext:condition calcext:apply-style-name="notair" calcext:value="between(0,14)" calcext:base-cell-address="level1.GQ31"/>
          </calcext:conditional-format>
          <calcext:conditional-format calcext:target-range-address="level1.GQ31:level1.GQ31">
            <calcext:condition calcext:apply-style-name="notair" calcext:value="between(0,14)" calcext:base-cell-address="level1.GQ31"/>
          </calcext:conditional-format>
          <calcext:conditional-format calcext:target-range-address="level1.GQ31:level1.GQ31">
            <calcext:condition calcext:apply-style-name="notair" calcext:value="between(0,14)" calcext:base-cell-address="level1.GQ31"/>
          </calcext:conditional-format>
          <calcext:conditional-format calcext:target-range-address="level1.GR31:level1.GR31">
            <calcext:condition calcext:apply-style-name="notair" calcext:value="between(0,14)" calcext:base-cell-address="level1.GR31"/>
          </calcext:conditional-format>
          <calcext:conditional-format calcext:target-range-address="level1.GR31:level1.GR31">
            <calcext:condition calcext:apply-style-name="notair" calcext:value="between(0,14)" calcext:base-cell-address="level1.GR31"/>
          </calcext:conditional-format>
          <calcext:conditional-format calcext:target-range-address="level1.GR31:level1.GR31">
            <calcext:condition calcext:apply-style-name="notair" calcext:value="between(0,14)" calcext:base-cell-address="level1.GR31"/>
          </calcext:conditional-format>
          <calcext:conditional-format calcext:target-range-address="level1.GS31:level1.GS31">
            <calcext:condition calcext:apply-style-name="notair" calcext:value="between(0,14)" calcext:base-cell-address="level1.GS31"/>
          </calcext:conditional-format>
          <calcext:conditional-format calcext:target-range-address="level1.GS31:level1.GS31">
            <calcext:condition calcext:apply-style-name="notair" calcext:value="between(0,14)" calcext:base-cell-address="level1.GS31"/>
          </calcext:conditional-format>
          <calcext:conditional-format calcext:target-range-address="level1.GS31:level1.GS31">
            <calcext:condition calcext:apply-style-name="notair" calcext:value="between(0,14)" calcext:base-cell-address="level1.GS31"/>
          </calcext:conditional-format>
          <calcext:conditional-format calcext:target-range-address="level1.GT31:level1.GT31">
            <calcext:condition calcext:apply-style-name="notair" calcext:value="between(0,14)" calcext:base-cell-address="level1.GT31"/>
          </calcext:conditional-format>
          <calcext:conditional-format calcext:target-range-address="level1.GT31:level1.GT31">
            <calcext:condition calcext:apply-style-name="notair" calcext:value="between(0,14)" calcext:base-cell-address="level1.GT31"/>
          </calcext:conditional-format>
          <calcext:conditional-format calcext:target-range-address="level1.GT31:level1.GT31">
            <calcext:condition calcext:apply-style-name="notair" calcext:value="between(0,14)" calcext:base-cell-address="level1.GT31"/>
          </calcext:conditional-format>
          <calcext:conditional-format calcext:target-range-address="level1.GU31:level1.GU31">
            <calcext:condition calcext:apply-style-name="notair" calcext:value="between(0,14)" calcext:base-cell-address="level1.GU31"/>
          </calcext:conditional-format>
          <calcext:conditional-format calcext:target-range-address="level1.GU31:level1.GU31">
            <calcext:condition calcext:apply-style-name="notair" calcext:value="between(0,14)" calcext:base-cell-address="level1.GU31"/>
          </calcext:conditional-format>
          <calcext:conditional-format calcext:target-range-address="level1.GU31:level1.GU31">
            <calcext:condition calcext:apply-style-name="notair" calcext:value="between(0,14)" calcext:base-cell-address="level1.GU31"/>
          </calcext:conditional-format>
          <calcext:conditional-format calcext:target-range-address="level1.GV31:level1.GV31">
            <calcext:condition calcext:apply-style-name="notair" calcext:value="between(0,14)" calcext:base-cell-address="level1.GV31"/>
          </calcext:conditional-format>
          <calcext:conditional-format calcext:target-range-address="level1.GV31:level1.GV31">
            <calcext:condition calcext:apply-style-name="notair" calcext:value="between(0,14)" calcext:base-cell-address="level1.GV31"/>
          </calcext:conditional-format>
          <calcext:conditional-format calcext:target-range-address="level1.GV31:level1.GV31">
            <calcext:condition calcext:apply-style-name="notair" calcext:value="between(0,14)" calcext:base-cell-address="level1.GV31"/>
          </calcext:conditional-format>
          <calcext:conditional-format calcext:target-range-address="level1.GW31:level1.GW31">
            <calcext:condition calcext:apply-style-name="notair" calcext:value="between(0,14)" calcext:base-cell-address="level1.GW31"/>
          </calcext:conditional-format>
          <calcext:conditional-format calcext:target-range-address="level1.GW31:level1.GW31">
            <calcext:condition calcext:apply-style-name="notair" calcext:value="between(0,14)" calcext:base-cell-address="level1.GW31"/>
          </calcext:conditional-format>
          <calcext:conditional-format calcext:target-range-address="level1.GW31:level1.GW31">
            <calcext:condition calcext:apply-style-name="notair" calcext:value="between(0,14)" calcext:base-cell-address="level1.GW31"/>
          </calcext:conditional-format>
          <calcext:conditional-format calcext:target-range-address="level1.GX31:level1.GX31">
            <calcext:condition calcext:apply-style-name="notair" calcext:value="between(0,14)" calcext:base-cell-address="level1.GX31"/>
          </calcext:conditional-format>
          <calcext:conditional-format calcext:target-range-address="level1.GX31:level1.GX31">
            <calcext:condition calcext:apply-style-name="notair" calcext:value="between(0,14)" calcext:base-cell-address="level1.GX31"/>
          </calcext:conditional-format>
          <calcext:conditional-format calcext:target-range-address="level1.GX31:level1.GX31">
            <calcext:condition calcext:apply-style-name="notair" calcext:value="between(0,14)" calcext:base-cell-address="level1.GX31"/>
          </calcext:conditional-format>
          <calcext:conditional-format calcext:target-range-address="level1.GY31:level1.GY31">
            <calcext:condition calcext:apply-style-name="notair" calcext:value="between(0,14)" calcext:base-cell-address="level1.GY31"/>
          </calcext:conditional-format>
          <calcext:conditional-format calcext:target-range-address="level1.GY31:level1.GY31">
            <calcext:condition calcext:apply-style-name="notair" calcext:value="between(0,14)" calcext:base-cell-address="level1.GY31"/>
          </calcext:conditional-format>
          <calcext:conditional-format calcext:target-range-address="level1.GY31:level1.GY31">
            <calcext:condition calcext:apply-style-name="notair" calcext:value="between(0,14)" calcext:base-cell-address="level1.GY31"/>
          </calcext:conditional-format>
          <calcext:conditional-format calcext:target-range-address="level1.GZ31:level1.GZ31">
            <calcext:condition calcext:apply-style-name="notair" calcext:value="between(0,14)" calcext:base-cell-address="level1.GZ31"/>
          </calcext:conditional-format>
          <calcext:conditional-format calcext:target-range-address="level1.GZ31:level1.GZ31">
            <calcext:condition calcext:apply-style-name="notair" calcext:value="between(0,14)" calcext:base-cell-address="level1.GZ31"/>
          </calcext:conditional-format>
          <calcext:conditional-format calcext:target-range-address="level1.GZ31:level1.GZ31">
            <calcext:condition calcext:apply-style-name="notair" calcext:value="between(0,14)" calcext:base-cell-address="level1.GZ31"/>
          </calcext:conditional-format>
          <calcext:conditional-format calcext:target-range-address="level1.HA31:level1.HA31">
            <calcext:condition calcext:apply-style-name="notair" calcext:value="between(0,14)" calcext:base-cell-address="level1.HA31"/>
          </calcext:conditional-format>
          <calcext:conditional-format calcext:target-range-address="level1.HA31:level1.HA31">
            <calcext:condition calcext:apply-style-name="notair" calcext:value="between(0,14)" calcext:base-cell-address="level1.HA31"/>
          </calcext:conditional-format>
          <calcext:conditional-format calcext:target-range-address="level1.HA31:level1.HA31">
            <calcext:condition calcext:apply-style-name="notair" calcext:value="between(0,14)" calcext:base-cell-address="level1.HA31"/>
          </calcext:conditional-format>
          <calcext:conditional-format calcext:target-range-address="level1.HB31:level1.HB31">
            <calcext:condition calcext:apply-style-name="notair" calcext:value="between(0,14)" calcext:base-cell-address="level1.HB31"/>
          </calcext:conditional-format>
          <calcext:conditional-format calcext:target-range-address="level1.HB31:level1.HB31">
            <calcext:condition calcext:apply-style-name="notair" calcext:value="between(0,14)" calcext:base-cell-address="level1.HB31"/>
          </calcext:conditional-format>
          <calcext:conditional-format calcext:target-range-address="level1.HB31:level1.HB31">
            <calcext:condition calcext:apply-style-name="notair" calcext:value="between(0,14)" calcext:base-cell-address="level1.HB31"/>
          </calcext:conditional-format>
          <calcext:conditional-format calcext:target-range-address="level1.HL31:level1.HL31">
            <calcext:condition calcext:apply-style-name="notair" calcext:value="between(0,14)" calcext:base-cell-address="level1.HL31"/>
          </calcext:conditional-format>
          <calcext:conditional-format calcext:target-range-address="level1.HL31:level1.HL31">
            <calcext:condition calcext:apply-style-name="notair" calcext:value="between(0,14)" calcext:base-cell-address="level1.HL31"/>
          </calcext:conditional-format>
          <calcext:conditional-format calcext:target-range-address="level1.HL31:level1.HL31">
            <calcext:condition calcext:apply-style-name="notair" calcext:value="between(0,14)" calcext:base-cell-address="level1.HL31"/>
          </calcext:conditional-format>
          <calcext:conditional-format calcext:target-range-address="level1.IA32:level1.AMJ32 level1.A32:level1.FI32">
            <calcext:condition calcext:apply-style-name="notair" calcext:value="between(0,14)" calcext:base-cell-address="level1.A32"/>
          </calcext:conditional-format>
          <calcext:conditional-format calcext:target-range-address="level1.FJ32:level1.FJ32">
            <calcext:condition calcext:apply-style-name="notair" calcext:value="between(0,14)" calcext:base-cell-address="level1.FJ32"/>
          </calcext:conditional-format>
          <calcext:conditional-format calcext:target-range-address="level1.FK32:level1.FK32">
            <calcext:condition calcext:apply-style-name="notair" calcext:value="between(0,14)" calcext:base-cell-address="level1.FK32"/>
          </calcext:conditional-format>
          <calcext:conditional-format calcext:target-range-address="level1.FL32:level1.FL32">
            <calcext:condition calcext:apply-style-name="notair" calcext:value="between(0,14)" calcext:base-cell-address="level1.FL32"/>
          </calcext:conditional-format>
          <calcext:conditional-format calcext:target-range-address="level1.FM32:level1.FM32">
            <calcext:condition calcext:apply-style-name="notair" calcext:value="between(0,14)" calcext:base-cell-address="level1.FM32"/>
          </calcext:conditional-format>
          <calcext:conditional-format calcext:target-range-address="level1.FN32:level1.FN32">
            <calcext:condition calcext:apply-style-name="notair" calcext:value="between(0,14)" calcext:base-cell-address="level1.FN32"/>
          </calcext:conditional-format>
          <calcext:conditional-format calcext:target-range-address="level1.FO32:level1.FO32">
            <calcext:condition calcext:apply-style-name="notair" calcext:value="between(0,14)" calcext:base-cell-address="level1.FO32"/>
          </calcext:conditional-format>
          <calcext:conditional-format calcext:target-range-address="level1.FT32:level1.FT32">
            <calcext:condition calcext:apply-style-name="notair" calcext:value="between(0,14)" calcext:base-cell-address="level1.FT32"/>
          </calcext:conditional-format>
          <calcext:conditional-format calcext:target-range-address="level1.FU32:level1.FU32">
            <calcext:condition calcext:apply-style-name="notair" calcext:value="between(0,14)" calcext:base-cell-address="level1.FU32"/>
          </calcext:conditional-format>
          <calcext:conditional-format calcext:target-range-address="level1.FV32:level1.FV32">
            <calcext:condition calcext:apply-style-name="notair" calcext:value="between(0,14)" calcext:base-cell-address="level1.FV32"/>
          </calcext:conditional-format>
          <calcext:conditional-format calcext:target-range-address="level1.FW32:level1.FW32">
            <calcext:condition calcext:apply-style-name="notair" calcext:value="between(0,14)" calcext:base-cell-address="level1.FW32"/>
          </calcext:conditional-format>
          <calcext:conditional-format calcext:target-range-address="level1.FX32:level1.FX32">
            <calcext:condition calcext:apply-style-name="notair" calcext:value="between(0,14)" calcext:base-cell-address="level1.FX32"/>
          </calcext:conditional-format>
          <calcext:conditional-format calcext:target-range-address="level1.FY32:level1.FY32">
            <calcext:condition calcext:apply-style-name="notair" calcext:value="between(0,14)" calcext:base-cell-address="level1.FY32"/>
          </calcext:conditional-format>
          <calcext:conditional-format calcext:target-range-address="level1.FZ32:level1.FZ32">
            <calcext:condition calcext:apply-style-name="notair" calcext:value="between(0,14)" calcext:base-cell-address="level1.FZ32"/>
          </calcext:conditional-format>
          <calcext:conditional-format calcext:target-range-address="level1.GA32:level1.GA32">
            <calcext:condition calcext:apply-style-name="notair" calcext:value="between(0,14)" calcext:base-cell-address="level1.GA32"/>
          </calcext:conditional-format>
          <calcext:conditional-format calcext:target-range-address="level1.GB32:level1.GB32">
            <calcext:condition calcext:apply-style-name="notair" calcext:value="between(0,14)" calcext:base-cell-address="level1.GB32"/>
          </calcext:conditional-format>
          <calcext:conditional-format calcext:target-range-address="level1.GC32:level1.GC32">
            <calcext:condition calcext:apply-style-name="notair" calcext:value="between(0,14)" calcext:base-cell-address="level1.GC32"/>
          </calcext:conditional-format>
          <calcext:conditional-format calcext:target-range-address="level1.FP32:level1.FP32">
            <calcext:condition calcext:apply-style-name="notair" calcext:value="between(0,14)" calcext:base-cell-address="level1.FP32"/>
          </calcext:conditional-format>
          <calcext:conditional-format calcext:target-range-address="level1.FQ32:level1.FQ32">
            <calcext:condition calcext:apply-style-name="notair" calcext:value="between(0,14)" calcext:base-cell-address="level1.FQ32"/>
          </calcext:conditional-format>
          <calcext:conditional-format calcext:target-range-address="level1.GH32:level1.GH32">
            <calcext:condition calcext:apply-style-name="notair" calcext:value="between(0,14)" calcext:base-cell-address="level1.GH32"/>
          </calcext:conditional-format>
          <calcext:conditional-format calcext:target-range-address="level1.GI32:level1.GI32">
            <calcext:condition calcext:apply-style-name="notair" calcext:value="between(0,14)" calcext:base-cell-address="level1.GI32"/>
          </calcext:conditional-format>
          <calcext:conditional-format calcext:target-range-address="level1.GJ32:level1.GJ32">
            <calcext:condition calcext:apply-style-name="notair" calcext:value="between(0,14)" calcext:base-cell-address="level1.GJ32"/>
          </calcext:conditional-format>
          <calcext:conditional-format calcext:target-range-address="level1.GK32:level1.GK32">
            <calcext:condition calcext:apply-style-name="notair" calcext:value="between(0,14)" calcext:base-cell-address="level1.GK32"/>
          </calcext:conditional-format>
          <calcext:conditional-format calcext:target-range-address="level1.GJ32:level1.GJ32">
            <calcext:condition calcext:apply-style-name="notair" calcext:value="between(0,14)" calcext:base-cell-address="level1.GJ32"/>
          </calcext:conditional-format>
          <calcext:conditional-format calcext:target-range-address="level1.GK32:level1.GK32">
            <calcext:condition calcext:apply-style-name="notair" calcext:value="between(0,14)" calcext:base-cell-address="level1.GK32"/>
          </calcext:conditional-format>
          <calcext:conditional-format calcext:target-range-address="level1.GJ32:level1.GJ32">
            <calcext:condition calcext:apply-style-name="notair" calcext:value="between(0,14)" calcext:base-cell-address="level1.GJ32"/>
          </calcext:conditional-format>
          <calcext:conditional-format calcext:target-range-address="level1.GK32:level1.GK32">
            <calcext:condition calcext:apply-style-name="notair" calcext:value="between(0,14)" calcext:base-cell-address="level1.GK32"/>
          </calcext:conditional-format>
          <calcext:conditional-format calcext:target-range-address="level1.GD32:level1.GD32">
            <calcext:condition calcext:apply-style-name="notair" calcext:value="between(0,14)" calcext:base-cell-address="level1.GD32"/>
          </calcext:conditional-format>
          <calcext:conditional-format calcext:target-range-address="level1.GE32:level1.GE32">
            <calcext:condition calcext:apply-style-name="notair" calcext:value="between(0,14)" calcext:base-cell-address="level1.GE32"/>
          </calcext:conditional-format>
          <calcext:conditional-format calcext:target-range-address="level1.GL32:level1.GL32">
            <calcext:condition calcext:apply-style-name="notair" calcext:value="between(0,14)" calcext:base-cell-address="level1.GL32"/>
          </calcext:conditional-format>
          <calcext:conditional-format calcext:target-range-address="level1.GL32:level1.GL32">
            <calcext:condition calcext:apply-style-name="notair" calcext:value="between(0,14)" calcext:base-cell-address="level1.GL32"/>
          </calcext:conditional-format>
          <calcext:conditional-format calcext:target-range-address="level1.GL32:level1.GL32">
            <calcext:condition calcext:apply-style-name="notair" calcext:value="between(0,14)" calcext:base-cell-address="level1.GL32"/>
          </calcext:conditional-format>
          <calcext:conditional-format calcext:target-range-address="level1.GM32:level1.GM32">
            <calcext:condition calcext:apply-style-name="notair" calcext:value="between(0,14)" calcext:base-cell-address="level1.GM32"/>
          </calcext:conditional-format>
          <calcext:conditional-format calcext:target-range-address="level1.GM32:level1.GM32">
            <calcext:condition calcext:apply-style-name="notair" calcext:value="between(0,14)" calcext:base-cell-address="level1.GM32"/>
          </calcext:conditional-format>
          <calcext:conditional-format calcext:target-range-address="level1.GM32:level1.GM32">
            <calcext:condition calcext:apply-style-name="notair" calcext:value="between(0,14)" calcext:base-cell-address="level1.GM32"/>
          </calcext:conditional-format>
          <calcext:conditional-format calcext:target-range-address="level1.GN32:level1.GN32">
            <calcext:condition calcext:apply-style-name="notair" calcext:value="between(0,14)" calcext:base-cell-address="level1.GN32"/>
          </calcext:conditional-format>
          <calcext:conditional-format calcext:target-range-address="level1.GN32:level1.GN32">
            <calcext:condition calcext:apply-style-name="notair" calcext:value="between(0,14)" calcext:base-cell-address="level1.GN32"/>
          </calcext:conditional-format>
          <calcext:conditional-format calcext:target-range-address="level1.GN32:level1.GN32">
            <calcext:condition calcext:apply-style-name="notair" calcext:value="between(0,14)" calcext:base-cell-address="level1.GN32"/>
          </calcext:conditional-format>
          <calcext:conditional-format calcext:target-range-address="level1.GO32:level1.GO32">
            <calcext:condition calcext:apply-style-name="notair" calcext:value="between(0,14)" calcext:base-cell-address="level1.GO32"/>
          </calcext:conditional-format>
          <calcext:conditional-format calcext:target-range-address="level1.GO32:level1.GO32">
            <calcext:condition calcext:apply-style-name="notair" calcext:value="between(0,14)" calcext:base-cell-address="level1.GO32"/>
          </calcext:conditional-format>
          <calcext:conditional-format calcext:target-range-address="level1.GO32:level1.GO32">
            <calcext:condition calcext:apply-style-name="notair" calcext:value="between(0,14)" calcext:base-cell-address="level1.GO32"/>
          </calcext:conditional-format>
          <calcext:conditional-format calcext:target-range-address="level1.GP32:level1.GP32">
            <calcext:condition calcext:apply-style-name="notair" calcext:value="between(0,14)" calcext:base-cell-address="level1.GP32"/>
          </calcext:conditional-format>
          <calcext:conditional-format calcext:target-range-address="level1.GP32:level1.GP32">
            <calcext:condition calcext:apply-style-name="notair" calcext:value="between(0,14)" calcext:base-cell-address="level1.GP32"/>
          </calcext:conditional-format>
          <calcext:conditional-format calcext:target-range-address="level1.GP32:level1.GP32">
            <calcext:condition calcext:apply-style-name="notair" calcext:value="between(0,14)" calcext:base-cell-address="level1.GP32"/>
          </calcext:conditional-format>
          <calcext:conditional-format calcext:target-range-address="level1.GQ32:level1.GQ32">
            <calcext:condition calcext:apply-style-name="notair" calcext:value="between(0,14)" calcext:base-cell-address="level1.GQ32"/>
          </calcext:conditional-format>
          <calcext:conditional-format calcext:target-range-address="level1.GQ32:level1.GQ32">
            <calcext:condition calcext:apply-style-name="notair" calcext:value="between(0,14)" calcext:base-cell-address="level1.GQ32"/>
          </calcext:conditional-format>
          <calcext:conditional-format calcext:target-range-address="level1.GQ32:level1.GQ32">
            <calcext:condition calcext:apply-style-name="notair" calcext:value="between(0,14)" calcext:base-cell-address="level1.GQ32"/>
          </calcext:conditional-format>
          <calcext:conditional-format calcext:target-range-address="level1.GR32:level1.GR32">
            <calcext:condition calcext:apply-style-name="notair" calcext:value="between(0,14)" calcext:base-cell-address="level1.GR32"/>
          </calcext:conditional-format>
          <calcext:conditional-format calcext:target-range-address="level1.GR32:level1.GR32">
            <calcext:condition calcext:apply-style-name="notair" calcext:value="between(0,14)" calcext:base-cell-address="level1.GR32"/>
          </calcext:conditional-format>
          <calcext:conditional-format calcext:target-range-address="level1.GR32:level1.GR32">
            <calcext:condition calcext:apply-style-name="notair" calcext:value="between(0,14)" calcext:base-cell-address="level1.GR32"/>
          </calcext:conditional-format>
          <calcext:conditional-format calcext:target-range-address="level1.GS32:level1.GS32">
            <calcext:condition calcext:apply-style-name="notair" calcext:value="between(0,14)" calcext:base-cell-address="level1.GS32"/>
          </calcext:conditional-format>
          <calcext:conditional-format calcext:target-range-address="level1.GS32:level1.GS32">
            <calcext:condition calcext:apply-style-name="notair" calcext:value="between(0,14)" calcext:base-cell-address="level1.GS32"/>
          </calcext:conditional-format>
          <calcext:conditional-format calcext:target-range-address="level1.GS32:level1.GS32">
            <calcext:condition calcext:apply-style-name="notair" calcext:value="between(0,14)" calcext:base-cell-address="level1.GS32"/>
          </calcext:conditional-format>
          <calcext:conditional-format calcext:target-range-address="level1.GT32:level1.GT32">
            <calcext:condition calcext:apply-style-name="notair" calcext:value="between(0,14)" calcext:base-cell-address="level1.GT32"/>
          </calcext:conditional-format>
          <calcext:conditional-format calcext:target-range-address="level1.GT32:level1.GT32">
            <calcext:condition calcext:apply-style-name="notair" calcext:value="between(0,14)" calcext:base-cell-address="level1.GT32"/>
          </calcext:conditional-format>
          <calcext:conditional-format calcext:target-range-address="level1.GT32:level1.GT32">
            <calcext:condition calcext:apply-style-name="notair" calcext:value="between(0,14)" calcext:base-cell-address="level1.GT32"/>
          </calcext:conditional-format>
          <calcext:conditional-format calcext:target-range-address="level1.GU32:level1.GU32">
            <calcext:condition calcext:apply-style-name="notair" calcext:value="between(0,14)" calcext:base-cell-address="level1.GU32"/>
          </calcext:conditional-format>
          <calcext:conditional-format calcext:target-range-address="level1.GU32:level1.GU32">
            <calcext:condition calcext:apply-style-name="notair" calcext:value="between(0,14)" calcext:base-cell-address="level1.GU32"/>
          </calcext:conditional-format>
          <calcext:conditional-format calcext:target-range-address="level1.GU32:level1.GU32">
            <calcext:condition calcext:apply-style-name="notair" calcext:value="between(0,14)" calcext:base-cell-address="level1.GU32"/>
          </calcext:conditional-format>
          <calcext:conditional-format calcext:target-range-address="level1.GV32:level1.GV32">
            <calcext:condition calcext:apply-style-name="notair" calcext:value="between(0,14)" calcext:base-cell-address="level1.GV32"/>
          </calcext:conditional-format>
          <calcext:conditional-format calcext:target-range-address="level1.GV32:level1.GV32">
            <calcext:condition calcext:apply-style-name="notair" calcext:value="between(0,14)" calcext:base-cell-address="level1.GV32"/>
          </calcext:conditional-format>
          <calcext:conditional-format calcext:target-range-address="level1.GV32:level1.GV32">
            <calcext:condition calcext:apply-style-name="notair" calcext:value="between(0,14)" calcext:base-cell-address="level1.GV32"/>
          </calcext:conditional-format>
          <calcext:conditional-format calcext:target-range-address="level1.GW32:level1.GW32">
            <calcext:condition calcext:apply-style-name="notair" calcext:value="between(0,14)" calcext:base-cell-address="level1.GW32"/>
          </calcext:conditional-format>
          <calcext:conditional-format calcext:target-range-address="level1.GW32:level1.GW32">
            <calcext:condition calcext:apply-style-name="notair" calcext:value="between(0,14)" calcext:base-cell-address="level1.GW32"/>
          </calcext:conditional-format>
          <calcext:conditional-format calcext:target-range-address="level1.GW32:level1.GW32">
            <calcext:condition calcext:apply-style-name="notair" calcext:value="between(0,14)" calcext:base-cell-address="level1.GW32"/>
          </calcext:conditional-format>
          <calcext:conditional-format calcext:target-range-address="level1.GX32:level1.GX32">
            <calcext:condition calcext:apply-style-name="notair" calcext:value="between(0,14)" calcext:base-cell-address="level1.GX32"/>
          </calcext:conditional-format>
          <calcext:conditional-format calcext:target-range-address="level1.GX32:level1.GX32">
            <calcext:condition calcext:apply-style-name="notair" calcext:value="between(0,14)" calcext:base-cell-address="level1.GX32"/>
          </calcext:conditional-format>
          <calcext:conditional-format calcext:target-range-address="level1.GX32:level1.GX32">
            <calcext:condition calcext:apply-style-name="notair" calcext:value="between(0,14)" calcext:base-cell-address="level1.GX32"/>
          </calcext:conditional-format>
          <calcext:conditional-format calcext:target-range-address="level1.GY32:level1.GY32">
            <calcext:condition calcext:apply-style-name="notair" calcext:value="between(0,14)" calcext:base-cell-address="level1.GY32"/>
          </calcext:conditional-format>
          <calcext:conditional-format calcext:target-range-address="level1.GY32:level1.GY32">
            <calcext:condition calcext:apply-style-name="notair" calcext:value="between(0,14)" calcext:base-cell-address="level1.GY32"/>
          </calcext:conditional-format>
          <calcext:conditional-format calcext:target-range-address="level1.GY32:level1.GY32">
            <calcext:condition calcext:apply-style-name="notair" calcext:value="between(0,14)" calcext:base-cell-address="level1.GY32"/>
          </calcext:conditional-format>
          <calcext:conditional-format calcext:target-range-address="level1.GZ32:level1.GZ32">
            <calcext:condition calcext:apply-style-name="notair" calcext:value="between(0,14)" calcext:base-cell-address="level1.GZ32"/>
          </calcext:conditional-format>
          <calcext:conditional-format calcext:target-range-address="level1.GZ32:level1.GZ32">
            <calcext:condition calcext:apply-style-name="notair" calcext:value="between(0,14)" calcext:base-cell-address="level1.GZ32"/>
          </calcext:conditional-format>
          <calcext:conditional-format calcext:target-range-address="level1.GZ32:level1.GZ32">
            <calcext:condition calcext:apply-style-name="notair" calcext:value="between(0,14)" calcext:base-cell-address="level1.GZ32"/>
          </calcext:conditional-format>
          <calcext:conditional-format calcext:target-range-address="level1.HA32:level1.HA32">
            <calcext:condition calcext:apply-style-name="notair" calcext:value="between(0,14)" calcext:base-cell-address="level1.HA32"/>
          </calcext:conditional-format>
          <calcext:conditional-format calcext:target-range-address="level1.HA32:level1.HA32">
            <calcext:condition calcext:apply-style-name="notair" calcext:value="between(0,14)" calcext:base-cell-address="level1.HA32"/>
          </calcext:conditional-format>
          <calcext:conditional-format calcext:target-range-address="level1.HA32:level1.HA32">
            <calcext:condition calcext:apply-style-name="notair" calcext:value="between(0,14)" calcext:base-cell-address="level1.HA32"/>
          </calcext:conditional-format>
          <calcext:conditional-format calcext:target-range-address="level1.HB32:level1.HB32">
            <calcext:condition calcext:apply-style-name="notair" calcext:value="between(0,14)" calcext:base-cell-address="level1.HB32"/>
          </calcext:conditional-format>
          <calcext:conditional-format calcext:target-range-address="level1.HB32:level1.HB32">
            <calcext:condition calcext:apply-style-name="notair" calcext:value="between(0,14)" calcext:base-cell-address="level1.HB32"/>
          </calcext:conditional-format>
          <calcext:conditional-format calcext:target-range-address="level1.HB32:level1.HB32">
            <calcext:condition calcext:apply-style-name="notair" calcext:value="between(0,14)" calcext:base-cell-address="level1.HB32"/>
          </calcext:conditional-format>
          <calcext:conditional-format calcext:target-range-address="level1.HL32:level1.HL32">
            <calcext:condition calcext:apply-style-name="notair" calcext:value="between(0,14)" calcext:base-cell-address="level1.HL32"/>
          </calcext:conditional-format>
          <calcext:conditional-format calcext:target-range-address="level1.HL32:level1.HL32">
            <calcext:condition calcext:apply-style-name="notair" calcext:value="between(0,14)" calcext:base-cell-address="level1.HL32"/>
          </calcext:conditional-format>
          <calcext:conditional-format calcext:target-range-address="level1.HL32:level1.HL32">
            <calcext:condition calcext:apply-style-name="notair" calcext:value="between(0,14)" calcext:base-cell-address="level1.HL32"/>
          </calcext:conditional-format>
          <calcext:conditional-format calcext:target-range-address="level1.IA33:level1.AMJ33 level1.A33:level1.FI33">
            <calcext:condition calcext:apply-style-name="notair" calcext:value="between(0,14)" calcext:base-cell-address="level1.A33"/>
          </calcext:conditional-format>
          <calcext:conditional-format calcext:target-range-address="level1.FJ33:level1.FJ33">
            <calcext:condition calcext:apply-style-name="notair" calcext:value="between(0,14)" calcext:base-cell-address="level1.FJ33"/>
          </calcext:conditional-format>
          <calcext:conditional-format calcext:target-range-address="level1.FK33:level1.FK33">
            <calcext:condition calcext:apply-style-name="notair" calcext:value="between(0,14)" calcext:base-cell-address="level1.FK33"/>
          </calcext:conditional-format>
          <calcext:conditional-format calcext:target-range-address="level1.FL33:level1.FL33">
            <calcext:condition calcext:apply-style-name="notair" calcext:value="between(0,14)" calcext:base-cell-address="level1.FL33"/>
          </calcext:conditional-format>
          <calcext:conditional-format calcext:target-range-address="level1.FM33:level1.FM33">
            <calcext:condition calcext:apply-style-name="notair" calcext:value="between(0,14)" calcext:base-cell-address="level1.FM33"/>
          </calcext:conditional-format>
          <calcext:conditional-format calcext:target-range-address="level1.FN33:level1.FN33">
            <calcext:condition calcext:apply-style-name="notair" calcext:value="between(0,14)" calcext:base-cell-address="level1.FN33"/>
          </calcext:conditional-format>
          <calcext:conditional-format calcext:target-range-address="level1.FO33:level1.FO33">
            <calcext:condition calcext:apply-style-name="notair" calcext:value="between(0,14)" calcext:base-cell-address="level1.FO33"/>
          </calcext:conditional-format>
          <calcext:conditional-format calcext:target-range-address="level1.FT33:level1.FT33">
            <calcext:condition calcext:apply-style-name="notair" calcext:value="between(0,14)" calcext:base-cell-address="level1.FT33"/>
          </calcext:conditional-format>
          <calcext:conditional-format calcext:target-range-address="level1.FU33:level1.FU33">
            <calcext:condition calcext:apply-style-name="notair" calcext:value="between(0,14)" calcext:base-cell-address="level1.FU33"/>
          </calcext:conditional-format>
          <calcext:conditional-format calcext:target-range-address="level1.FV33:level1.FV33">
            <calcext:condition calcext:apply-style-name="notair" calcext:value="between(0,14)" calcext:base-cell-address="level1.FV33"/>
          </calcext:conditional-format>
          <calcext:conditional-format calcext:target-range-address="level1.FW33:level1.FW33">
            <calcext:condition calcext:apply-style-name="notair" calcext:value="between(0,14)" calcext:base-cell-address="level1.FW33"/>
          </calcext:conditional-format>
          <calcext:conditional-format calcext:target-range-address="level1.FX33:level1.FX33">
            <calcext:condition calcext:apply-style-name="notair" calcext:value="between(0,14)" calcext:base-cell-address="level1.FX33"/>
          </calcext:conditional-format>
          <calcext:conditional-format calcext:target-range-address="level1.FY33:level1.FY33">
            <calcext:condition calcext:apply-style-name="notair" calcext:value="between(0,14)" calcext:base-cell-address="level1.FY33"/>
          </calcext:conditional-format>
          <calcext:conditional-format calcext:target-range-address="level1.FZ33:level1.FZ33">
            <calcext:condition calcext:apply-style-name="notair" calcext:value="between(0,14)" calcext:base-cell-address="level1.FZ33"/>
          </calcext:conditional-format>
          <calcext:conditional-format calcext:target-range-address="level1.GA33:level1.GA33">
            <calcext:condition calcext:apply-style-name="notair" calcext:value="between(0,14)" calcext:base-cell-address="level1.GA33"/>
          </calcext:conditional-format>
          <calcext:conditional-format calcext:target-range-address="level1.GB33:level1.GB33">
            <calcext:condition calcext:apply-style-name="notair" calcext:value="between(0,14)" calcext:base-cell-address="level1.GB33"/>
          </calcext:conditional-format>
          <calcext:conditional-format calcext:target-range-address="level1.GC33:level1.GC33">
            <calcext:condition calcext:apply-style-name="notair" calcext:value="between(0,14)" calcext:base-cell-address="level1.GC33"/>
          </calcext:conditional-format>
          <calcext:conditional-format calcext:target-range-address="level1.FP33:level1.FP33">
            <calcext:condition calcext:apply-style-name="notair" calcext:value="between(0,14)" calcext:base-cell-address="level1.FP33"/>
          </calcext:conditional-format>
          <calcext:conditional-format calcext:target-range-address="level1.FQ33:level1.FQ33">
            <calcext:condition calcext:apply-style-name="notair" calcext:value="between(0,14)" calcext:base-cell-address="level1.FQ33"/>
          </calcext:conditional-format>
          <calcext:conditional-format calcext:target-range-address="level1.GH33:level1.GH33">
            <calcext:condition calcext:apply-style-name="notair" calcext:value="between(0,14)" calcext:base-cell-address="level1.GH33"/>
          </calcext:conditional-format>
          <calcext:conditional-format calcext:target-range-address="level1.GI33:level1.GI33">
            <calcext:condition calcext:apply-style-name="notair" calcext:value="between(0,14)" calcext:base-cell-address="level1.GI33"/>
          </calcext:conditional-format>
          <calcext:conditional-format calcext:target-range-address="level1.GJ33:level1.GJ33">
            <calcext:condition calcext:apply-style-name="notair" calcext:value="between(0,14)" calcext:base-cell-address="level1.GJ33"/>
          </calcext:conditional-format>
          <calcext:conditional-format calcext:target-range-address="level1.GK33:level1.GK33">
            <calcext:condition calcext:apply-style-name="notair" calcext:value="between(0,14)" calcext:base-cell-address="level1.GK33"/>
          </calcext:conditional-format>
          <calcext:conditional-format calcext:target-range-address="level1.GJ33:level1.GJ33">
            <calcext:condition calcext:apply-style-name="notair" calcext:value="between(0,14)" calcext:base-cell-address="level1.GJ33"/>
          </calcext:conditional-format>
          <calcext:conditional-format calcext:target-range-address="level1.GK33:level1.GK33">
            <calcext:condition calcext:apply-style-name="notair" calcext:value="between(0,14)" calcext:base-cell-address="level1.GK33"/>
          </calcext:conditional-format>
          <calcext:conditional-format calcext:target-range-address="level1.GJ33:level1.GJ33">
            <calcext:condition calcext:apply-style-name="notair" calcext:value="between(0,14)" calcext:base-cell-address="level1.GJ33"/>
          </calcext:conditional-format>
          <calcext:conditional-format calcext:target-range-address="level1.GK33:level1.GK33">
            <calcext:condition calcext:apply-style-name="notair" calcext:value="between(0,14)" calcext:base-cell-address="level1.GK33"/>
          </calcext:conditional-format>
          <calcext:conditional-format calcext:target-range-address="level1.GD33:level1.GD33">
            <calcext:condition calcext:apply-style-name="notair" calcext:value="between(0,14)" calcext:base-cell-address="level1.GD33"/>
          </calcext:conditional-format>
          <calcext:conditional-format calcext:target-range-address="level1.GE33:level1.GE33">
            <calcext:condition calcext:apply-style-name="notair" calcext:value="between(0,14)" calcext:base-cell-address="level1.GE33"/>
          </calcext:conditional-format>
          <calcext:conditional-format calcext:target-range-address="level1.GL33:level1.GL33">
            <calcext:condition calcext:apply-style-name="notair" calcext:value="between(0,14)" calcext:base-cell-address="level1.GL33"/>
          </calcext:conditional-format>
          <calcext:conditional-format calcext:target-range-address="level1.GL33:level1.GL33">
            <calcext:condition calcext:apply-style-name="notair" calcext:value="between(0,14)" calcext:base-cell-address="level1.GL33"/>
          </calcext:conditional-format>
          <calcext:conditional-format calcext:target-range-address="level1.GL33:level1.GL33">
            <calcext:condition calcext:apply-style-name="notair" calcext:value="between(0,14)" calcext:base-cell-address="level1.GL33"/>
          </calcext:conditional-format>
          <calcext:conditional-format calcext:target-range-address="level1.GM33:level1.GM33">
            <calcext:condition calcext:apply-style-name="notair" calcext:value="between(0,14)" calcext:base-cell-address="level1.GM33"/>
          </calcext:conditional-format>
          <calcext:conditional-format calcext:target-range-address="level1.GM33:level1.GM33">
            <calcext:condition calcext:apply-style-name="notair" calcext:value="between(0,14)" calcext:base-cell-address="level1.GM33"/>
          </calcext:conditional-format>
          <calcext:conditional-format calcext:target-range-address="level1.GM33:level1.GM33">
            <calcext:condition calcext:apply-style-name="notair" calcext:value="between(0,14)" calcext:base-cell-address="level1.GM33"/>
          </calcext:conditional-format>
          <calcext:conditional-format calcext:target-range-address="level1.GN33:level1.GN33">
            <calcext:condition calcext:apply-style-name="notair" calcext:value="between(0,14)" calcext:base-cell-address="level1.GN33"/>
          </calcext:conditional-format>
          <calcext:conditional-format calcext:target-range-address="level1.GN33:level1.GN33">
            <calcext:condition calcext:apply-style-name="notair" calcext:value="between(0,14)" calcext:base-cell-address="level1.GN33"/>
          </calcext:conditional-format>
          <calcext:conditional-format calcext:target-range-address="level1.GN33:level1.GN33">
            <calcext:condition calcext:apply-style-name="notair" calcext:value="between(0,14)" calcext:base-cell-address="level1.GN33"/>
          </calcext:conditional-format>
          <calcext:conditional-format calcext:target-range-address="level1.GO33:level1.GO33">
            <calcext:condition calcext:apply-style-name="notair" calcext:value="between(0,14)" calcext:base-cell-address="level1.GO33"/>
          </calcext:conditional-format>
          <calcext:conditional-format calcext:target-range-address="level1.GO33:level1.GO33">
            <calcext:condition calcext:apply-style-name="notair" calcext:value="between(0,14)" calcext:base-cell-address="level1.GO33"/>
          </calcext:conditional-format>
          <calcext:conditional-format calcext:target-range-address="level1.GO33:level1.GO33">
            <calcext:condition calcext:apply-style-name="notair" calcext:value="between(0,14)" calcext:base-cell-address="level1.GO33"/>
          </calcext:conditional-format>
          <calcext:conditional-format calcext:target-range-address="level1.GP33:level1.GP33">
            <calcext:condition calcext:apply-style-name="notair" calcext:value="between(0,14)" calcext:base-cell-address="level1.GP33"/>
          </calcext:conditional-format>
          <calcext:conditional-format calcext:target-range-address="level1.GP33:level1.GP33">
            <calcext:condition calcext:apply-style-name="notair" calcext:value="between(0,14)" calcext:base-cell-address="level1.GP33"/>
          </calcext:conditional-format>
          <calcext:conditional-format calcext:target-range-address="level1.GP33:level1.GP33">
            <calcext:condition calcext:apply-style-name="notair" calcext:value="between(0,14)" calcext:base-cell-address="level1.GP33"/>
          </calcext:conditional-format>
          <calcext:conditional-format calcext:target-range-address="level1.GQ33:level1.GQ33">
            <calcext:condition calcext:apply-style-name="notair" calcext:value="between(0,14)" calcext:base-cell-address="level1.GQ33"/>
          </calcext:conditional-format>
          <calcext:conditional-format calcext:target-range-address="level1.GQ33:level1.GQ33">
            <calcext:condition calcext:apply-style-name="notair" calcext:value="between(0,14)" calcext:base-cell-address="level1.GQ33"/>
          </calcext:conditional-format>
          <calcext:conditional-format calcext:target-range-address="level1.GQ33:level1.GQ33">
            <calcext:condition calcext:apply-style-name="notair" calcext:value="between(0,14)" calcext:base-cell-address="level1.GQ33"/>
          </calcext:conditional-format>
          <calcext:conditional-format calcext:target-range-address="level1.GR33:level1.GR33">
            <calcext:condition calcext:apply-style-name="notair" calcext:value="between(0,14)" calcext:base-cell-address="level1.GR33"/>
          </calcext:conditional-format>
          <calcext:conditional-format calcext:target-range-address="level1.GR33:level1.GR33">
            <calcext:condition calcext:apply-style-name="notair" calcext:value="between(0,14)" calcext:base-cell-address="level1.GR33"/>
          </calcext:conditional-format>
          <calcext:conditional-format calcext:target-range-address="level1.GR33:level1.GR33">
            <calcext:condition calcext:apply-style-name="notair" calcext:value="between(0,14)" calcext:base-cell-address="level1.GR33"/>
          </calcext:conditional-format>
          <calcext:conditional-format calcext:target-range-address="level1.GS33:level1.GS33">
            <calcext:condition calcext:apply-style-name="notair" calcext:value="between(0,14)" calcext:base-cell-address="level1.GS33"/>
          </calcext:conditional-format>
          <calcext:conditional-format calcext:target-range-address="level1.GS33:level1.GS33">
            <calcext:condition calcext:apply-style-name="notair" calcext:value="between(0,14)" calcext:base-cell-address="level1.GS33"/>
          </calcext:conditional-format>
          <calcext:conditional-format calcext:target-range-address="level1.GS33:level1.GS33">
            <calcext:condition calcext:apply-style-name="notair" calcext:value="between(0,14)" calcext:base-cell-address="level1.GS33"/>
          </calcext:conditional-format>
          <calcext:conditional-format calcext:target-range-address="level1.GT33:level1.GT33">
            <calcext:condition calcext:apply-style-name="notair" calcext:value="between(0,14)" calcext:base-cell-address="level1.GT33"/>
          </calcext:conditional-format>
          <calcext:conditional-format calcext:target-range-address="level1.GT33:level1.GT33">
            <calcext:condition calcext:apply-style-name="notair" calcext:value="between(0,14)" calcext:base-cell-address="level1.GT33"/>
          </calcext:conditional-format>
          <calcext:conditional-format calcext:target-range-address="level1.GT33:level1.GT33">
            <calcext:condition calcext:apply-style-name="notair" calcext:value="between(0,14)" calcext:base-cell-address="level1.GT33"/>
          </calcext:conditional-format>
          <calcext:conditional-format calcext:target-range-address="level1.GU33:level1.GU33">
            <calcext:condition calcext:apply-style-name="notair" calcext:value="between(0,14)" calcext:base-cell-address="level1.GU33"/>
          </calcext:conditional-format>
          <calcext:conditional-format calcext:target-range-address="level1.GU33:level1.GU33">
            <calcext:condition calcext:apply-style-name="notair" calcext:value="between(0,14)" calcext:base-cell-address="level1.GU33"/>
          </calcext:conditional-format>
          <calcext:conditional-format calcext:target-range-address="level1.GU33:level1.GU33">
            <calcext:condition calcext:apply-style-name="notair" calcext:value="between(0,14)" calcext:base-cell-address="level1.GU33"/>
          </calcext:conditional-format>
          <calcext:conditional-format calcext:target-range-address="level1.GV33:level1.GV33">
            <calcext:condition calcext:apply-style-name="notair" calcext:value="between(0,14)" calcext:base-cell-address="level1.GV33"/>
          </calcext:conditional-format>
          <calcext:conditional-format calcext:target-range-address="level1.GV33:level1.GV33">
            <calcext:condition calcext:apply-style-name="notair" calcext:value="between(0,14)" calcext:base-cell-address="level1.GV33"/>
          </calcext:conditional-format>
          <calcext:conditional-format calcext:target-range-address="level1.GV33:level1.GV33">
            <calcext:condition calcext:apply-style-name="notair" calcext:value="between(0,14)" calcext:base-cell-address="level1.GV33"/>
          </calcext:conditional-format>
          <calcext:conditional-format calcext:target-range-address="level1.GW33:level1.GW33">
            <calcext:condition calcext:apply-style-name="notair" calcext:value="between(0,14)" calcext:base-cell-address="level1.GW33"/>
          </calcext:conditional-format>
          <calcext:conditional-format calcext:target-range-address="level1.GW33:level1.GW33">
            <calcext:condition calcext:apply-style-name="notair" calcext:value="between(0,14)" calcext:base-cell-address="level1.GW33"/>
          </calcext:conditional-format>
          <calcext:conditional-format calcext:target-range-address="level1.GW33:level1.GW33">
            <calcext:condition calcext:apply-style-name="notair" calcext:value="between(0,14)" calcext:base-cell-address="level1.GW33"/>
          </calcext:conditional-format>
          <calcext:conditional-format calcext:target-range-address="level1.GX33:level1.GX33">
            <calcext:condition calcext:apply-style-name="notair" calcext:value="between(0,14)" calcext:base-cell-address="level1.GX33"/>
          </calcext:conditional-format>
          <calcext:conditional-format calcext:target-range-address="level1.GX33:level1.GX33">
            <calcext:condition calcext:apply-style-name="notair" calcext:value="between(0,14)" calcext:base-cell-address="level1.GX33"/>
          </calcext:conditional-format>
          <calcext:conditional-format calcext:target-range-address="level1.GX33:level1.GX33">
            <calcext:condition calcext:apply-style-name="notair" calcext:value="between(0,14)" calcext:base-cell-address="level1.GX33"/>
          </calcext:conditional-format>
          <calcext:conditional-format calcext:target-range-address="level1.GY33:level1.GY33">
            <calcext:condition calcext:apply-style-name="notair" calcext:value="between(0,14)" calcext:base-cell-address="level1.GY33"/>
          </calcext:conditional-format>
          <calcext:conditional-format calcext:target-range-address="level1.GY33:level1.GY33">
            <calcext:condition calcext:apply-style-name="notair" calcext:value="between(0,14)" calcext:base-cell-address="level1.GY33"/>
          </calcext:conditional-format>
          <calcext:conditional-format calcext:target-range-address="level1.GY33:level1.GY33">
            <calcext:condition calcext:apply-style-name="notair" calcext:value="between(0,14)" calcext:base-cell-address="level1.GY33"/>
          </calcext:conditional-format>
          <calcext:conditional-format calcext:target-range-address="level1.GZ33:level1.GZ33">
            <calcext:condition calcext:apply-style-name="notair" calcext:value="between(0,14)" calcext:base-cell-address="level1.GZ33"/>
          </calcext:conditional-format>
          <calcext:conditional-format calcext:target-range-address="level1.GZ33:level1.GZ33">
            <calcext:condition calcext:apply-style-name="notair" calcext:value="between(0,14)" calcext:base-cell-address="level1.GZ33"/>
          </calcext:conditional-format>
          <calcext:conditional-format calcext:target-range-address="level1.GZ33:level1.GZ33">
            <calcext:condition calcext:apply-style-name="notair" calcext:value="between(0,14)" calcext:base-cell-address="level1.GZ33"/>
          </calcext:conditional-format>
          <calcext:conditional-format calcext:target-range-address="level1.HA33:level1.HA33">
            <calcext:condition calcext:apply-style-name="notair" calcext:value="between(0,14)" calcext:base-cell-address="level1.HA33"/>
          </calcext:conditional-format>
          <calcext:conditional-format calcext:target-range-address="level1.HA33:level1.HA33">
            <calcext:condition calcext:apply-style-name="notair" calcext:value="between(0,14)" calcext:base-cell-address="level1.HA33"/>
          </calcext:conditional-format>
          <calcext:conditional-format calcext:target-range-address="level1.HA33:level1.HA33">
            <calcext:condition calcext:apply-style-name="notair" calcext:value="between(0,14)" calcext:base-cell-address="level1.HA33"/>
          </calcext:conditional-format>
          <calcext:conditional-format calcext:target-range-address="level1.HB33:level1.HB33">
            <calcext:condition calcext:apply-style-name="notair" calcext:value="between(0,14)" calcext:base-cell-address="level1.HB33"/>
          </calcext:conditional-format>
          <calcext:conditional-format calcext:target-range-address="level1.HB33:level1.HB33">
            <calcext:condition calcext:apply-style-name="notair" calcext:value="between(0,14)" calcext:base-cell-address="level1.HB33"/>
          </calcext:conditional-format>
          <calcext:conditional-format calcext:target-range-address="level1.HB33:level1.HB33">
            <calcext:condition calcext:apply-style-name="notair" calcext:value="between(0,14)" calcext:base-cell-address="level1.HB33"/>
          </calcext:conditional-format>
          <calcext:conditional-format calcext:target-range-address="level1.HL33:level1.HL33">
            <calcext:condition calcext:apply-style-name="notair" calcext:value="between(0,14)" calcext:base-cell-address="level1.HL33"/>
          </calcext:conditional-format>
          <calcext:conditional-format calcext:target-range-address="level1.HL33:level1.HL33">
            <calcext:condition calcext:apply-style-name="notair" calcext:value="between(0,14)" calcext:base-cell-address="level1.HL33"/>
          </calcext:conditional-format>
          <calcext:conditional-format calcext:target-range-address="level1.HL33:level1.HL33">
            <calcext:condition calcext:apply-style-name="notair" calcext:value="between(0,14)" calcext:base-cell-address="level1.HL33"/>
          </calcext:conditional-format>
          <calcext:conditional-format calcext:target-range-address="level1.IA34:level1.AMJ34 level1.A34:level1.FI34">
            <calcext:condition calcext:apply-style-name="notair" calcext:value="between(0,14)" calcext:base-cell-address="level1.A34"/>
          </calcext:conditional-format>
          <calcext:conditional-format calcext:target-range-address="level1.FJ34:level1.FJ34">
            <calcext:condition calcext:apply-style-name="notair" calcext:value="between(0,14)" calcext:base-cell-address="level1.FJ34"/>
          </calcext:conditional-format>
          <calcext:conditional-format calcext:target-range-address="level1.FK34:level1.FK34">
            <calcext:condition calcext:apply-style-name="notair" calcext:value="between(0,14)" calcext:base-cell-address="level1.FK34"/>
          </calcext:conditional-format>
          <calcext:conditional-format calcext:target-range-address="level1.FL34:level1.FL34">
            <calcext:condition calcext:apply-style-name="notair" calcext:value="between(0,14)" calcext:base-cell-address="level1.FL34"/>
          </calcext:conditional-format>
          <calcext:conditional-format calcext:target-range-address="level1.FM34:level1.FM34">
            <calcext:condition calcext:apply-style-name="notair" calcext:value="between(0,14)" calcext:base-cell-address="level1.FM34"/>
          </calcext:conditional-format>
          <calcext:conditional-format calcext:target-range-address="level1.FN34:level1.FN34">
            <calcext:condition calcext:apply-style-name="notair" calcext:value="between(0,14)" calcext:base-cell-address="level1.FN34"/>
          </calcext:conditional-format>
          <calcext:conditional-format calcext:target-range-address="level1.FO34:level1.FO34">
            <calcext:condition calcext:apply-style-name="notair" calcext:value="between(0,14)" calcext:base-cell-address="level1.FO34"/>
          </calcext:conditional-format>
          <calcext:conditional-format calcext:target-range-address="level1.FT34:level1.FT34">
            <calcext:condition calcext:apply-style-name="notair" calcext:value="between(0,14)" calcext:base-cell-address="level1.FT34"/>
          </calcext:conditional-format>
          <calcext:conditional-format calcext:target-range-address="level1.FU34:level1.FU34">
            <calcext:condition calcext:apply-style-name="notair" calcext:value="between(0,14)" calcext:base-cell-address="level1.FU34"/>
          </calcext:conditional-format>
          <calcext:conditional-format calcext:target-range-address="level1.FV34:level1.FV34">
            <calcext:condition calcext:apply-style-name="notair" calcext:value="between(0,14)" calcext:base-cell-address="level1.FV34"/>
          </calcext:conditional-format>
          <calcext:conditional-format calcext:target-range-address="level1.FW34:level1.FW34">
            <calcext:condition calcext:apply-style-name="notair" calcext:value="between(0,14)" calcext:base-cell-address="level1.FW34"/>
          </calcext:conditional-format>
          <calcext:conditional-format calcext:target-range-address="level1.FX34:level1.FX34">
            <calcext:condition calcext:apply-style-name="notair" calcext:value="between(0,14)" calcext:base-cell-address="level1.FX34"/>
          </calcext:conditional-format>
          <calcext:conditional-format calcext:target-range-address="level1.FY34:level1.FY34">
            <calcext:condition calcext:apply-style-name="notair" calcext:value="between(0,14)" calcext:base-cell-address="level1.FY34"/>
          </calcext:conditional-format>
          <calcext:conditional-format calcext:target-range-address="level1.FZ34:level1.FZ34">
            <calcext:condition calcext:apply-style-name="notair" calcext:value="between(0,14)" calcext:base-cell-address="level1.FZ34"/>
          </calcext:conditional-format>
          <calcext:conditional-format calcext:target-range-address="level1.GA34:level1.GA34">
            <calcext:condition calcext:apply-style-name="notair" calcext:value="between(0,14)" calcext:base-cell-address="level1.GA34"/>
          </calcext:conditional-format>
          <calcext:conditional-format calcext:target-range-address="level1.GB34:level1.GB34">
            <calcext:condition calcext:apply-style-name="notair" calcext:value="between(0,14)" calcext:base-cell-address="level1.GB34"/>
          </calcext:conditional-format>
          <calcext:conditional-format calcext:target-range-address="level1.GC34:level1.GC34">
            <calcext:condition calcext:apply-style-name="notair" calcext:value="between(0,14)" calcext:base-cell-address="level1.GC34"/>
          </calcext:conditional-format>
          <calcext:conditional-format calcext:target-range-address="level1.FP34:level1.FP34">
            <calcext:condition calcext:apply-style-name="notair" calcext:value="between(0,14)" calcext:base-cell-address="level1.FP34"/>
          </calcext:conditional-format>
          <calcext:conditional-format calcext:target-range-address="level1.FQ34:level1.FQ34">
            <calcext:condition calcext:apply-style-name="notair" calcext:value="between(0,14)" calcext:base-cell-address="level1.FQ34"/>
          </calcext:conditional-format>
          <calcext:conditional-format calcext:target-range-address="level1.GH34:level1.GH34">
            <calcext:condition calcext:apply-style-name="notair" calcext:value="between(0,14)" calcext:base-cell-address="level1.GH34"/>
          </calcext:conditional-format>
          <calcext:conditional-format calcext:target-range-address="level1.GI34:level1.GI34">
            <calcext:condition calcext:apply-style-name="notair" calcext:value="between(0,14)" calcext:base-cell-address="level1.GI34"/>
          </calcext:conditional-format>
          <calcext:conditional-format calcext:target-range-address="level1.GJ34:level1.GJ34">
            <calcext:condition calcext:apply-style-name="notair" calcext:value="between(0,14)" calcext:base-cell-address="level1.GJ34"/>
          </calcext:conditional-format>
          <calcext:conditional-format calcext:target-range-address="level1.GK34:level1.GK34">
            <calcext:condition calcext:apply-style-name="notair" calcext:value="between(0,14)" calcext:base-cell-address="level1.GK34"/>
          </calcext:conditional-format>
          <calcext:conditional-format calcext:target-range-address="level1.GJ34:level1.GJ34">
            <calcext:condition calcext:apply-style-name="notair" calcext:value="between(0,14)" calcext:base-cell-address="level1.GJ34"/>
          </calcext:conditional-format>
          <calcext:conditional-format calcext:target-range-address="level1.GK34:level1.GK34">
            <calcext:condition calcext:apply-style-name="notair" calcext:value="between(0,14)" calcext:base-cell-address="level1.GK34"/>
          </calcext:conditional-format>
          <calcext:conditional-format calcext:target-range-address="level1.GJ34:level1.GJ34">
            <calcext:condition calcext:apply-style-name="notair" calcext:value="between(0,14)" calcext:base-cell-address="level1.GJ34"/>
          </calcext:conditional-format>
          <calcext:conditional-format calcext:target-range-address="level1.GK34:level1.GK34">
            <calcext:condition calcext:apply-style-name="notair" calcext:value="between(0,14)" calcext:base-cell-address="level1.GK34"/>
          </calcext:conditional-format>
          <calcext:conditional-format calcext:target-range-address="level1.GD34:level1.GD34">
            <calcext:condition calcext:apply-style-name="notair" calcext:value="between(0,14)" calcext:base-cell-address="level1.GD34"/>
          </calcext:conditional-format>
          <calcext:conditional-format calcext:target-range-address="level1.GE34:level1.GE34">
            <calcext:condition calcext:apply-style-name="notair" calcext:value="between(0,14)" calcext:base-cell-address="level1.GE34"/>
          </calcext:conditional-format>
          <calcext:conditional-format calcext:target-range-address="level1.GL34:level1.GL34">
            <calcext:condition calcext:apply-style-name="notair" calcext:value="between(0,14)" calcext:base-cell-address="level1.GL34"/>
          </calcext:conditional-format>
          <calcext:conditional-format calcext:target-range-address="level1.GL34:level1.GL34">
            <calcext:condition calcext:apply-style-name="notair" calcext:value="between(0,14)" calcext:base-cell-address="level1.GL34"/>
          </calcext:conditional-format>
          <calcext:conditional-format calcext:target-range-address="level1.GL34:level1.GL34">
            <calcext:condition calcext:apply-style-name="notair" calcext:value="between(0,14)" calcext:base-cell-address="level1.GL34"/>
          </calcext:conditional-format>
          <calcext:conditional-format calcext:target-range-address="level1.GM34:level1.GM34">
            <calcext:condition calcext:apply-style-name="notair" calcext:value="between(0,14)" calcext:base-cell-address="level1.GM34"/>
          </calcext:conditional-format>
          <calcext:conditional-format calcext:target-range-address="level1.GM34:level1.GM34">
            <calcext:condition calcext:apply-style-name="notair" calcext:value="between(0,14)" calcext:base-cell-address="level1.GM34"/>
          </calcext:conditional-format>
          <calcext:conditional-format calcext:target-range-address="level1.GM34:level1.GM34">
            <calcext:condition calcext:apply-style-name="notair" calcext:value="between(0,14)" calcext:base-cell-address="level1.GM34"/>
          </calcext:conditional-format>
          <calcext:conditional-format calcext:target-range-address="level1.GN34:level1.GN34">
            <calcext:condition calcext:apply-style-name="notair" calcext:value="between(0,14)" calcext:base-cell-address="level1.GN34"/>
          </calcext:conditional-format>
          <calcext:conditional-format calcext:target-range-address="level1.GN34:level1.GN34">
            <calcext:condition calcext:apply-style-name="notair" calcext:value="between(0,14)" calcext:base-cell-address="level1.GN34"/>
          </calcext:conditional-format>
          <calcext:conditional-format calcext:target-range-address="level1.GN34:level1.GN34">
            <calcext:condition calcext:apply-style-name="notair" calcext:value="between(0,14)" calcext:base-cell-address="level1.GN34"/>
          </calcext:conditional-format>
          <calcext:conditional-format calcext:target-range-address="level1.GO34:level1.GO34">
            <calcext:condition calcext:apply-style-name="notair" calcext:value="between(0,14)" calcext:base-cell-address="level1.GO34"/>
          </calcext:conditional-format>
          <calcext:conditional-format calcext:target-range-address="level1.GO34:level1.GO34">
            <calcext:condition calcext:apply-style-name="notair" calcext:value="between(0,14)" calcext:base-cell-address="level1.GO34"/>
          </calcext:conditional-format>
          <calcext:conditional-format calcext:target-range-address="level1.GO34:level1.GO34">
            <calcext:condition calcext:apply-style-name="notair" calcext:value="between(0,14)" calcext:base-cell-address="level1.GO34"/>
          </calcext:conditional-format>
          <calcext:conditional-format calcext:target-range-address="level1.GP34:level1.GP34">
            <calcext:condition calcext:apply-style-name="notair" calcext:value="between(0,14)" calcext:base-cell-address="level1.GP34"/>
          </calcext:conditional-format>
          <calcext:conditional-format calcext:target-range-address="level1.GP34:level1.GP34">
            <calcext:condition calcext:apply-style-name="notair" calcext:value="between(0,14)" calcext:base-cell-address="level1.GP34"/>
          </calcext:conditional-format>
          <calcext:conditional-format calcext:target-range-address="level1.GP34:level1.GP34">
            <calcext:condition calcext:apply-style-name="notair" calcext:value="between(0,14)" calcext:base-cell-address="level1.GP34"/>
          </calcext:conditional-format>
          <calcext:conditional-format calcext:target-range-address="level1.GQ34:level1.GQ34">
            <calcext:condition calcext:apply-style-name="notair" calcext:value="between(0,14)" calcext:base-cell-address="level1.GQ34"/>
          </calcext:conditional-format>
          <calcext:conditional-format calcext:target-range-address="level1.GQ34:level1.GQ34">
            <calcext:condition calcext:apply-style-name="notair" calcext:value="between(0,14)" calcext:base-cell-address="level1.GQ34"/>
          </calcext:conditional-format>
          <calcext:conditional-format calcext:target-range-address="level1.GQ34:level1.GQ34">
            <calcext:condition calcext:apply-style-name="notair" calcext:value="between(0,14)" calcext:base-cell-address="level1.GQ34"/>
          </calcext:conditional-format>
          <calcext:conditional-format calcext:target-range-address="level1.GR34:level1.GR34">
            <calcext:condition calcext:apply-style-name="notair" calcext:value="between(0,14)" calcext:base-cell-address="level1.GR34"/>
          </calcext:conditional-format>
          <calcext:conditional-format calcext:target-range-address="level1.GR34:level1.GR34">
            <calcext:condition calcext:apply-style-name="notair" calcext:value="between(0,14)" calcext:base-cell-address="level1.GR34"/>
          </calcext:conditional-format>
          <calcext:conditional-format calcext:target-range-address="level1.GR34:level1.GR34">
            <calcext:condition calcext:apply-style-name="notair" calcext:value="between(0,14)" calcext:base-cell-address="level1.GR34"/>
          </calcext:conditional-format>
          <calcext:conditional-format calcext:target-range-address="level1.GS34:level1.GS34">
            <calcext:condition calcext:apply-style-name="notair" calcext:value="between(0,14)" calcext:base-cell-address="level1.GS34"/>
          </calcext:conditional-format>
          <calcext:conditional-format calcext:target-range-address="level1.GS34:level1.GS34">
            <calcext:condition calcext:apply-style-name="notair" calcext:value="between(0,14)" calcext:base-cell-address="level1.GS34"/>
          </calcext:conditional-format>
          <calcext:conditional-format calcext:target-range-address="level1.GS34:level1.GS34">
            <calcext:condition calcext:apply-style-name="notair" calcext:value="between(0,14)" calcext:base-cell-address="level1.GS34"/>
          </calcext:conditional-format>
          <calcext:conditional-format calcext:target-range-address="level1.GT34:level1.GT34">
            <calcext:condition calcext:apply-style-name="notair" calcext:value="between(0,14)" calcext:base-cell-address="level1.GT34"/>
          </calcext:conditional-format>
          <calcext:conditional-format calcext:target-range-address="level1.GT34:level1.GT34">
            <calcext:condition calcext:apply-style-name="notair" calcext:value="between(0,14)" calcext:base-cell-address="level1.GT34"/>
          </calcext:conditional-format>
          <calcext:conditional-format calcext:target-range-address="level1.GT34:level1.GT34">
            <calcext:condition calcext:apply-style-name="notair" calcext:value="between(0,14)" calcext:base-cell-address="level1.GT34"/>
          </calcext:conditional-format>
          <calcext:conditional-format calcext:target-range-address="level1.GU34:level1.GU34">
            <calcext:condition calcext:apply-style-name="notair" calcext:value="between(0,14)" calcext:base-cell-address="level1.GU34"/>
          </calcext:conditional-format>
          <calcext:conditional-format calcext:target-range-address="level1.GU34:level1.GU34">
            <calcext:condition calcext:apply-style-name="notair" calcext:value="between(0,14)" calcext:base-cell-address="level1.GU34"/>
          </calcext:conditional-format>
          <calcext:conditional-format calcext:target-range-address="level1.GU34:level1.GU34">
            <calcext:condition calcext:apply-style-name="notair" calcext:value="between(0,14)" calcext:base-cell-address="level1.GU34"/>
          </calcext:conditional-format>
          <calcext:conditional-format calcext:target-range-address="level1.GV34:level1.GV34">
            <calcext:condition calcext:apply-style-name="notair" calcext:value="between(0,14)" calcext:base-cell-address="level1.GV34"/>
          </calcext:conditional-format>
          <calcext:conditional-format calcext:target-range-address="level1.GV34:level1.GV34">
            <calcext:condition calcext:apply-style-name="notair" calcext:value="between(0,14)" calcext:base-cell-address="level1.GV34"/>
          </calcext:conditional-format>
          <calcext:conditional-format calcext:target-range-address="level1.GV34:level1.GV34">
            <calcext:condition calcext:apply-style-name="notair" calcext:value="between(0,14)" calcext:base-cell-address="level1.GV34"/>
          </calcext:conditional-format>
          <calcext:conditional-format calcext:target-range-address="level1.GW34:level1.GW34">
            <calcext:condition calcext:apply-style-name="notair" calcext:value="between(0,14)" calcext:base-cell-address="level1.GW34"/>
          </calcext:conditional-format>
          <calcext:conditional-format calcext:target-range-address="level1.GW34:level1.GW34">
            <calcext:condition calcext:apply-style-name="notair" calcext:value="between(0,14)" calcext:base-cell-address="level1.GW34"/>
          </calcext:conditional-format>
          <calcext:conditional-format calcext:target-range-address="level1.GW34:level1.GW34">
            <calcext:condition calcext:apply-style-name="notair" calcext:value="between(0,14)" calcext:base-cell-address="level1.GW34"/>
          </calcext:conditional-format>
          <calcext:conditional-format calcext:target-range-address="level1.GX34:level1.GX34">
            <calcext:condition calcext:apply-style-name="notair" calcext:value="between(0,14)" calcext:base-cell-address="level1.GX34"/>
          </calcext:conditional-format>
          <calcext:conditional-format calcext:target-range-address="level1.GX34:level1.GX34">
            <calcext:condition calcext:apply-style-name="notair" calcext:value="between(0,14)" calcext:base-cell-address="level1.GX34"/>
          </calcext:conditional-format>
          <calcext:conditional-format calcext:target-range-address="level1.GX34:level1.GX34">
            <calcext:condition calcext:apply-style-name="notair" calcext:value="between(0,14)" calcext:base-cell-address="level1.GX34"/>
          </calcext:conditional-format>
          <calcext:conditional-format calcext:target-range-address="level1.GY34:level1.GY34">
            <calcext:condition calcext:apply-style-name="notair" calcext:value="between(0,14)" calcext:base-cell-address="level1.GY34"/>
          </calcext:conditional-format>
          <calcext:conditional-format calcext:target-range-address="level1.GY34:level1.GY34">
            <calcext:condition calcext:apply-style-name="notair" calcext:value="between(0,14)" calcext:base-cell-address="level1.GY34"/>
          </calcext:conditional-format>
          <calcext:conditional-format calcext:target-range-address="level1.GY34:level1.GY34">
            <calcext:condition calcext:apply-style-name="notair" calcext:value="between(0,14)" calcext:base-cell-address="level1.GY34"/>
          </calcext:conditional-format>
          <calcext:conditional-format calcext:target-range-address="level1.GZ34:level1.GZ34">
            <calcext:condition calcext:apply-style-name="notair" calcext:value="between(0,14)" calcext:base-cell-address="level1.GZ34"/>
          </calcext:conditional-format>
          <calcext:conditional-format calcext:target-range-address="level1.GZ34:level1.GZ34">
            <calcext:condition calcext:apply-style-name="notair" calcext:value="between(0,14)" calcext:base-cell-address="level1.GZ34"/>
          </calcext:conditional-format>
          <calcext:conditional-format calcext:target-range-address="level1.GZ34:level1.GZ34">
            <calcext:condition calcext:apply-style-name="notair" calcext:value="between(0,14)" calcext:base-cell-address="level1.GZ34"/>
          </calcext:conditional-format>
          <calcext:conditional-format calcext:target-range-address="level1.HA34:level1.HA34">
            <calcext:condition calcext:apply-style-name="notair" calcext:value="between(0,14)" calcext:base-cell-address="level1.HA34"/>
          </calcext:conditional-format>
          <calcext:conditional-format calcext:target-range-address="level1.HA34:level1.HA34">
            <calcext:condition calcext:apply-style-name="notair" calcext:value="between(0,14)" calcext:base-cell-address="level1.HA34"/>
          </calcext:conditional-format>
          <calcext:conditional-format calcext:target-range-address="level1.HA34:level1.HA34">
            <calcext:condition calcext:apply-style-name="notair" calcext:value="between(0,14)" calcext:base-cell-address="level1.HA34"/>
          </calcext:conditional-format>
          <calcext:conditional-format calcext:target-range-address="level1.HB34:level1.HB34">
            <calcext:condition calcext:apply-style-name="notair" calcext:value="between(0,14)" calcext:base-cell-address="level1.HB34"/>
          </calcext:conditional-format>
          <calcext:conditional-format calcext:target-range-address="level1.HB34:level1.HB34">
            <calcext:condition calcext:apply-style-name="notair" calcext:value="between(0,14)" calcext:base-cell-address="level1.HB34"/>
          </calcext:conditional-format>
          <calcext:conditional-format calcext:target-range-address="level1.HB34:level1.HB34">
            <calcext:condition calcext:apply-style-name="notair" calcext:value="between(0,14)" calcext:base-cell-address="level1.HB34"/>
          </calcext:conditional-format>
          <calcext:conditional-format calcext:target-range-address="level1.HL34:level1.HL34">
            <calcext:condition calcext:apply-style-name="notair" calcext:value="between(0,14)" calcext:base-cell-address="level1.HL34"/>
          </calcext:conditional-format>
          <calcext:conditional-format calcext:target-range-address="level1.HL34:level1.HL34">
            <calcext:condition calcext:apply-style-name="notair" calcext:value="between(0,14)" calcext:base-cell-address="level1.HL34"/>
          </calcext:conditional-format>
          <calcext:conditional-format calcext:target-range-address="level1.HL34:level1.HL34">
            <calcext:condition calcext:apply-style-name="notair" calcext:value="between(0,14)" calcext:base-cell-address="level1.HL34"/>
          </calcext:conditional-format>
          <calcext:conditional-format calcext:target-range-address="level1.HK35:level1.HK1048576 level1.HK1:level1.HK14">
            <calcext:condition calcext:apply-style-name="notair" calcext:value="between(0,14)" calcext:base-cell-address="level1.HK1"/>
          </calcext:conditional-format>
          <calcext:conditional-format calcext:target-range-address="level1.HK35:level1.HK1048576 level1.HK1:level1.HK14">
            <calcext:condition calcext:apply-style-name="notair" calcext:value="between(0,14)" calcext:base-cell-address="level1.HK1"/>
          </calcext:conditional-format>
          <calcext:conditional-format calcext:target-range-address="level1.HK35:level1.HK1048576 level1.HK1:level1.HK14">
            <calcext:condition calcext:apply-style-name="notair" calcext:value="between(0,14)" calcext:base-cell-address="level1.HK1"/>
          </calcext:conditional-format>
          <calcext:conditional-format calcext:target-range-address="level1.HK15:level1.HK15">
            <calcext:condition calcext:apply-style-name="notair" calcext:value="between(0,14)" calcext:base-cell-address="level1.HK15"/>
          </calcext:conditional-format>
          <calcext:conditional-format calcext:target-range-address="level1.HK15:level1.HK15">
            <calcext:condition calcext:apply-style-name="notair" calcext:value="between(0,14)" calcext:base-cell-address="level1.HK15"/>
          </calcext:conditional-format>
          <calcext:conditional-format calcext:target-range-address="level1.HK15:level1.HK15">
            <calcext:condition calcext:apply-style-name="notair" calcext:value="between(0,14)" calcext:base-cell-address="level1.HK15"/>
          </calcext:conditional-format>
          <calcext:conditional-format calcext:target-range-address="level1.HK16:level1.HK16">
            <calcext:condition calcext:apply-style-name="notair" calcext:value="between(0,14)" calcext:base-cell-address="level1.HK16"/>
          </calcext:conditional-format>
          <calcext:conditional-format calcext:target-range-address="level1.HK16:level1.HK16">
            <calcext:condition calcext:apply-style-name="notair" calcext:value="between(0,14)" calcext:base-cell-address="level1.HK16"/>
          </calcext:conditional-format>
          <calcext:conditional-format calcext:target-range-address="level1.HK16:level1.HK16">
            <calcext:condition calcext:apply-style-name="notair" calcext:value="between(0,14)" calcext:base-cell-address="level1.HK16"/>
          </calcext:conditional-format>
          <calcext:conditional-format calcext:target-range-address="level1.HK17:level1.HK17">
            <calcext:condition calcext:apply-style-name="notair" calcext:value="between(0,14)" calcext:base-cell-address="level1.HK17"/>
          </calcext:conditional-format>
          <calcext:conditional-format calcext:target-range-address="level1.HK17:level1.HK17">
            <calcext:condition calcext:apply-style-name="notair" calcext:value="between(0,14)" calcext:base-cell-address="level1.HK17"/>
          </calcext:conditional-format>
          <calcext:conditional-format calcext:target-range-address="level1.HK17:level1.HK17">
            <calcext:condition calcext:apply-style-name="notair" calcext:value="between(0,14)" calcext:base-cell-address="level1.HK17"/>
          </calcext:conditional-format>
          <calcext:conditional-format calcext:target-range-address="level1.HK18:level1.HK18">
            <calcext:condition calcext:apply-style-name="notair" calcext:value="between(0,14)" calcext:base-cell-address="level1.HK18"/>
          </calcext:conditional-format>
          <calcext:conditional-format calcext:target-range-address="level1.HK18:level1.HK18">
            <calcext:condition calcext:apply-style-name="notair" calcext:value="between(0,14)" calcext:base-cell-address="level1.HK18"/>
          </calcext:conditional-format>
          <calcext:conditional-format calcext:target-range-address="level1.HK18:level1.HK18">
            <calcext:condition calcext:apply-style-name="notair" calcext:value="between(0,14)" calcext:base-cell-address="level1.HK18"/>
          </calcext:conditional-format>
          <calcext:conditional-format calcext:target-range-address="level1.HK19:level1.HK19">
            <calcext:condition calcext:apply-style-name="notair" calcext:value="between(0,14)" calcext:base-cell-address="level1.HK19"/>
          </calcext:conditional-format>
          <calcext:conditional-format calcext:target-range-address="level1.HK19:level1.HK19">
            <calcext:condition calcext:apply-style-name="notair" calcext:value="between(0,14)" calcext:base-cell-address="level1.HK19"/>
          </calcext:conditional-format>
          <calcext:conditional-format calcext:target-range-address="level1.HK19:level1.HK19">
            <calcext:condition calcext:apply-style-name="notair" calcext:value="between(0,14)" calcext:base-cell-address="level1.HK19"/>
          </calcext:conditional-format>
          <calcext:conditional-format calcext:target-range-address="level1.HK20:level1.HK20">
            <calcext:condition calcext:apply-style-name="notair" calcext:value="between(0,14)" calcext:base-cell-address="level1.HK20"/>
          </calcext:conditional-format>
          <calcext:conditional-format calcext:target-range-address="level1.HK20:level1.HK20">
            <calcext:condition calcext:apply-style-name="notair" calcext:value="between(0,14)" calcext:base-cell-address="level1.HK20"/>
          </calcext:conditional-format>
          <calcext:conditional-format calcext:target-range-address="level1.HK20:level1.HK20">
            <calcext:condition calcext:apply-style-name="notair" calcext:value="between(0,14)" calcext:base-cell-address="level1.HK20"/>
          </calcext:conditional-format>
          <calcext:conditional-format calcext:target-range-address="level1.HK21:level1.HK21">
            <calcext:condition calcext:apply-style-name="notair" calcext:value="between(0,14)" calcext:base-cell-address="level1.HK21"/>
          </calcext:conditional-format>
          <calcext:conditional-format calcext:target-range-address="level1.HK21:level1.HK21">
            <calcext:condition calcext:apply-style-name="notair" calcext:value="between(0,14)" calcext:base-cell-address="level1.HK21"/>
          </calcext:conditional-format>
          <calcext:conditional-format calcext:target-range-address="level1.HK21:level1.HK21">
            <calcext:condition calcext:apply-style-name="notair" calcext:value="between(0,14)" calcext:base-cell-address="level1.HK21"/>
          </calcext:conditional-format>
          <calcext:conditional-format calcext:target-range-address="level1.HK22:level1.HK22">
            <calcext:condition calcext:apply-style-name="notair" calcext:value="between(0,14)" calcext:base-cell-address="level1.HK22"/>
          </calcext:conditional-format>
          <calcext:conditional-format calcext:target-range-address="level1.HK22:level1.HK22">
            <calcext:condition calcext:apply-style-name="notair" calcext:value="between(0,14)" calcext:base-cell-address="level1.HK22"/>
          </calcext:conditional-format>
          <calcext:conditional-format calcext:target-range-address="level1.HK22:level1.HK22">
            <calcext:condition calcext:apply-style-name="notair" calcext:value="between(0,14)" calcext:base-cell-address="level1.HK22"/>
          </calcext:conditional-format>
          <calcext:conditional-format calcext:target-range-address="level1.HK23:level1.HK23">
            <calcext:condition calcext:apply-style-name="notair" calcext:value="between(0,14)" calcext:base-cell-address="level1.HK23"/>
          </calcext:conditional-format>
          <calcext:conditional-format calcext:target-range-address="level1.HK23:level1.HK23">
            <calcext:condition calcext:apply-style-name="notair" calcext:value="between(0,14)" calcext:base-cell-address="level1.HK23"/>
          </calcext:conditional-format>
          <calcext:conditional-format calcext:target-range-address="level1.HK23:level1.HK23">
            <calcext:condition calcext:apply-style-name="notair" calcext:value="between(0,14)" calcext:base-cell-address="level1.HK23"/>
          </calcext:conditional-format>
          <calcext:conditional-format calcext:target-range-address="level1.HK24:level1.HK24">
            <calcext:condition calcext:apply-style-name="notair" calcext:value="between(0,14)" calcext:base-cell-address="level1.HK24"/>
          </calcext:conditional-format>
          <calcext:conditional-format calcext:target-range-address="level1.HK24:level1.HK24">
            <calcext:condition calcext:apply-style-name="notair" calcext:value="between(0,14)" calcext:base-cell-address="level1.HK24"/>
          </calcext:conditional-format>
          <calcext:conditional-format calcext:target-range-address="level1.HK24:level1.HK24">
            <calcext:condition calcext:apply-style-name="notair" calcext:value="between(0,14)" calcext:base-cell-address="level1.HK24"/>
          </calcext:conditional-format>
          <calcext:conditional-format calcext:target-range-address="level1.HK25:level1.HK25">
            <calcext:condition calcext:apply-style-name="notair" calcext:value="between(0,14)" calcext:base-cell-address="level1.HK25"/>
          </calcext:conditional-format>
          <calcext:conditional-format calcext:target-range-address="level1.HK25:level1.HK25">
            <calcext:condition calcext:apply-style-name="notair" calcext:value="between(0,14)" calcext:base-cell-address="level1.HK25"/>
          </calcext:conditional-format>
          <calcext:conditional-format calcext:target-range-address="level1.HK25:level1.HK25">
            <calcext:condition calcext:apply-style-name="notair" calcext:value="between(0,14)" calcext:base-cell-address="level1.HK25"/>
          </calcext:conditional-format>
          <calcext:conditional-format calcext:target-range-address="level1.HK26:level1.HK26">
            <calcext:condition calcext:apply-style-name="notair" calcext:value="between(0,14)" calcext:base-cell-address="level1.HK26"/>
          </calcext:conditional-format>
          <calcext:conditional-format calcext:target-range-address="level1.HK26:level1.HK26">
            <calcext:condition calcext:apply-style-name="notair" calcext:value="between(0,14)" calcext:base-cell-address="level1.HK26"/>
          </calcext:conditional-format>
          <calcext:conditional-format calcext:target-range-address="level1.HK26:level1.HK26">
            <calcext:condition calcext:apply-style-name="notair" calcext:value="between(0,14)" calcext:base-cell-address="level1.HK26"/>
          </calcext:conditional-format>
          <calcext:conditional-format calcext:target-range-address="level1.HK27:level1.HK27">
            <calcext:condition calcext:apply-style-name="notair" calcext:value="between(0,14)" calcext:base-cell-address="level1.HK27"/>
          </calcext:conditional-format>
          <calcext:conditional-format calcext:target-range-address="level1.HK27:level1.HK27">
            <calcext:condition calcext:apply-style-name="notair" calcext:value="between(0,14)" calcext:base-cell-address="level1.HK27"/>
          </calcext:conditional-format>
          <calcext:conditional-format calcext:target-range-address="level1.HK27:level1.HK27">
            <calcext:condition calcext:apply-style-name="notair" calcext:value="between(0,14)" calcext:base-cell-address="level1.HK27"/>
          </calcext:conditional-format>
          <calcext:conditional-format calcext:target-range-address="level1.HK28:level1.HK28">
            <calcext:condition calcext:apply-style-name="notair" calcext:value="between(0,14)" calcext:base-cell-address="level1.HK28"/>
          </calcext:conditional-format>
          <calcext:conditional-format calcext:target-range-address="level1.HK28:level1.HK28">
            <calcext:condition calcext:apply-style-name="notair" calcext:value="between(0,14)" calcext:base-cell-address="level1.HK28"/>
          </calcext:conditional-format>
          <calcext:conditional-format calcext:target-range-address="level1.HK28:level1.HK28">
            <calcext:condition calcext:apply-style-name="notair" calcext:value="between(0,14)" calcext:base-cell-address="level1.HK28"/>
          </calcext:conditional-format>
          <calcext:conditional-format calcext:target-range-address="level1.HK29:level1.HK29">
            <calcext:condition calcext:apply-style-name="notair" calcext:value="between(0,14)" calcext:base-cell-address="level1.HK29"/>
          </calcext:conditional-format>
          <calcext:conditional-format calcext:target-range-address="level1.HK29:level1.HK29">
            <calcext:condition calcext:apply-style-name="notair" calcext:value="between(0,14)" calcext:base-cell-address="level1.HK29"/>
          </calcext:conditional-format>
          <calcext:conditional-format calcext:target-range-address="level1.HK29:level1.HK29">
            <calcext:condition calcext:apply-style-name="notair" calcext:value="between(0,14)" calcext:base-cell-address="level1.HK29"/>
          </calcext:conditional-format>
          <calcext:conditional-format calcext:target-range-address="level1.HK30:level1.HK30">
            <calcext:condition calcext:apply-style-name="notair" calcext:value="between(0,14)" calcext:base-cell-address="level1.HK30"/>
          </calcext:conditional-format>
          <calcext:conditional-format calcext:target-range-address="level1.HK30:level1.HK30">
            <calcext:condition calcext:apply-style-name="notair" calcext:value="between(0,14)" calcext:base-cell-address="level1.HK30"/>
          </calcext:conditional-format>
          <calcext:conditional-format calcext:target-range-address="level1.HK30:level1.HK30">
            <calcext:condition calcext:apply-style-name="notair" calcext:value="between(0,14)" calcext:base-cell-address="level1.HK30"/>
          </calcext:conditional-format>
          <calcext:conditional-format calcext:target-range-address="level1.HK31:level1.HK31">
            <calcext:condition calcext:apply-style-name="notair" calcext:value="between(0,14)" calcext:base-cell-address="level1.HK31"/>
          </calcext:conditional-format>
          <calcext:conditional-format calcext:target-range-address="level1.HK31:level1.HK31">
            <calcext:condition calcext:apply-style-name="notair" calcext:value="between(0,14)" calcext:base-cell-address="level1.HK31"/>
          </calcext:conditional-format>
          <calcext:conditional-format calcext:target-range-address="level1.HK31:level1.HK31">
            <calcext:condition calcext:apply-style-name="notair" calcext:value="between(0,14)" calcext:base-cell-address="level1.HK31"/>
          </calcext:conditional-format>
          <calcext:conditional-format calcext:target-range-address="level1.HK32:level1.HK32">
            <calcext:condition calcext:apply-style-name="notair" calcext:value="between(0,14)" calcext:base-cell-address="level1.HK32"/>
          </calcext:conditional-format>
          <calcext:conditional-format calcext:target-range-address="level1.HK32:level1.HK32">
            <calcext:condition calcext:apply-style-name="notair" calcext:value="between(0,14)" calcext:base-cell-address="level1.HK32"/>
          </calcext:conditional-format>
          <calcext:conditional-format calcext:target-range-address="level1.HK32:level1.HK32">
            <calcext:condition calcext:apply-style-name="notair" calcext:value="between(0,14)" calcext:base-cell-address="level1.HK32"/>
          </calcext:conditional-format>
          <calcext:conditional-format calcext:target-range-address="level1.HK33:level1.HK33">
            <calcext:condition calcext:apply-style-name="notair" calcext:value="between(0,14)" calcext:base-cell-address="level1.HK33"/>
          </calcext:conditional-format>
          <calcext:conditional-format calcext:target-range-address="level1.HK33:level1.HK33">
            <calcext:condition calcext:apply-style-name="notair" calcext:value="between(0,14)" calcext:base-cell-address="level1.HK33"/>
          </calcext:conditional-format>
          <calcext:conditional-format calcext:target-range-address="level1.HK33:level1.HK33">
            <calcext:condition calcext:apply-style-name="notair" calcext:value="between(0,14)" calcext:base-cell-address="level1.HK33"/>
          </calcext:conditional-format>
          <calcext:conditional-format calcext:target-range-address="level1.HK34:level1.HK34">
            <calcext:condition calcext:apply-style-name="notair" calcext:value="between(0,14)" calcext:base-cell-address="level1.HK34"/>
          </calcext:conditional-format>
          <calcext:conditional-format calcext:target-range-address="level1.HK34:level1.HK34">
            <calcext:condition calcext:apply-style-name="notair" calcext:value="between(0,14)" calcext:base-cell-address="level1.HK34"/>
          </calcext:conditional-format>
          <calcext:conditional-format calcext:target-range-address="level1.HK34:level1.HK34">
            <calcext:condition calcext:apply-style-name="notair" calcext:value="between(0,14)" calcext:base-cell-address="level1.HK34"/>
          </calcext:conditional-format>
          <calcext:conditional-format calcext:target-range-address="level1.HJ35:level1.HJ1048576 level1.HJ1:level1.HJ14">
            <calcext:condition calcext:apply-style-name="notair" calcext:value="between(0,14)" calcext:base-cell-address="level1.HJ1"/>
          </calcext:conditional-format>
          <calcext:conditional-format calcext:target-range-address="level1.HJ35:level1.HJ1048576 level1.HJ1:level1.HJ14">
            <calcext:condition calcext:apply-style-name="notair" calcext:value="between(0,14)" calcext:base-cell-address="level1.HJ1"/>
          </calcext:conditional-format>
          <calcext:conditional-format calcext:target-range-address="level1.HJ35:level1.HJ1048576 level1.HJ1:level1.HJ14">
            <calcext:condition calcext:apply-style-name="notair" calcext:value="between(0,14)" calcext:base-cell-address="level1.HJ1"/>
          </calcext:conditional-format>
          <calcext:conditional-format calcext:target-range-address="level1.HJ15:level1.HJ15">
            <calcext:condition calcext:apply-style-name="notair" calcext:value="between(0,14)" calcext:base-cell-address="level1.HJ15"/>
          </calcext:conditional-format>
          <calcext:conditional-format calcext:target-range-address="level1.HJ15:level1.HJ15">
            <calcext:condition calcext:apply-style-name="notair" calcext:value="between(0,14)" calcext:base-cell-address="level1.HJ15"/>
          </calcext:conditional-format>
          <calcext:conditional-format calcext:target-range-address="level1.HJ15:level1.HJ15">
            <calcext:condition calcext:apply-style-name="notair" calcext:value="between(0,14)" calcext:base-cell-address="level1.HJ15"/>
          </calcext:conditional-format>
          <calcext:conditional-format calcext:target-range-address="level1.HJ16:level1.HJ16">
            <calcext:condition calcext:apply-style-name="notair" calcext:value="between(0,14)" calcext:base-cell-address="level1.HJ16"/>
          </calcext:conditional-format>
          <calcext:conditional-format calcext:target-range-address="level1.HJ16:level1.HJ16">
            <calcext:condition calcext:apply-style-name="notair" calcext:value="between(0,14)" calcext:base-cell-address="level1.HJ16"/>
          </calcext:conditional-format>
          <calcext:conditional-format calcext:target-range-address="level1.HJ16:level1.HJ16">
            <calcext:condition calcext:apply-style-name="notair" calcext:value="between(0,14)" calcext:base-cell-address="level1.HJ16"/>
          </calcext:conditional-format>
          <calcext:conditional-format calcext:target-range-address="level1.HJ17:level1.HJ17">
            <calcext:condition calcext:apply-style-name="notair" calcext:value="between(0,14)" calcext:base-cell-address="level1.HJ17"/>
          </calcext:conditional-format>
          <calcext:conditional-format calcext:target-range-address="level1.HJ17:level1.HJ17">
            <calcext:condition calcext:apply-style-name="notair" calcext:value="between(0,14)" calcext:base-cell-address="level1.HJ17"/>
          </calcext:conditional-format>
          <calcext:conditional-format calcext:target-range-address="level1.HJ17:level1.HJ17">
            <calcext:condition calcext:apply-style-name="notair" calcext:value="between(0,14)" calcext:base-cell-address="level1.HJ17"/>
          </calcext:conditional-format>
          <calcext:conditional-format calcext:target-range-address="level1.HJ18:level1.HJ18">
            <calcext:condition calcext:apply-style-name="notair" calcext:value="between(0,14)" calcext:base-cell-address="level1.HJ18"/>
          </calcext:conditional-format>
          <calcext:conditional-format calcext:target-range-address="level1.HJ18:level1.HJ18">
            <calcext:condition calcext:apply-style-name="notair" calcext:value="between(0,14)" calcext:base-cell-address="level1.HJ18"/>
          </calcext:conditional-format>
          <calcext:conditional-format calcext:target-range-address="level1.HJ18:level1.HJ18">
            <calcext:condition calcext:apply-style-name="notair" calcext:value="between(0,14)" calcext:base-cell-address="level1.HJ18"/>
          </calcext:conditional-format>
          <calcext:conditional-format calcext:target-range-address="level1.HJ19:level1.HJ19">
            <calcext:condition calcext:apply-style-name="notair" calcext:value="between(0,14)" calcext:base-cell-address="level1.HJ19"/>
          </calcext:conditional-format>
          <calcext:conditional-format calcext:target-range-address="level1.HJ19:level1.HJ19">
            <calcext:condition calcext:apply-style-name="notair" calcext:value="between(0,14)" calcext:base-cell-address="level1.HJ19"/>
          </calcext:conditional-format>
          <calcext:conditional-format calcext:target-range-address="level1.HJ19:level1.HJ19">
            <calcext:condition calcext:apply-style-name="notair" calcext:value="between(0,14)" calcext:base-cell-address="level1.HJ19"/>
          </calcext:conditional-format>
          <calcext:conditional-format calcext:target-range-address="level1.HJ20:level1.HJ20">
            <calcext:condition calcext:apply-style-name="notair" calcext:value="between(0,14)" calcext:base-cell-address="level1.HJ20"/>
          </calcext:conditional-format>
          <calcext:conditional-format calcext:target-range-address="level1.HJ20:level1.HJ20">
            <calcext:condition calcext:apply-style-name="notair" calcext:value="between(0,14)" calcext:base-cell-address="level1.HJ20"/>
          </calcext:conditional-format>
          <calcext:conditional-format calcext:target-range-address="level1.HJ20:level1.HJ20">
            <calcext:condition calcext:apply-style-name="notair" calcext:value="between(0,14)" calcext:base-cell-address="level1.HJ20"/>
          </calcext:conditional-format>
          <calcext:conditional-format calcext:target-range-address="level1.HJ21:level1.HJ21">
            <calcext:condition calcext:apply-style-name="notair" calcext:value="between(0,14)" calcext:base-cell-address="level1.HJ21"/>
          </calcext:conditional-format>
          <calcext:conditional-format calcext:target-range-address="level1.HJ21:level1.HJ21">
            <calcext:condition calcext:apply-style-name="notair" calcext:value="between(0,14)" calcext:base-cell-address="level1.HJ21"/>
          </calcext:conditional-format>
          <calcext:conditional-format calcext:target-range-address="level1.HJ21:level1.HJ21">
            <calcext:condition calcext:apply-style-name="notair" calcext:value="between(0,14)" calcext:base-cell-address="level1.HJ21"/>
          </calcext:conditional-format>
          <calcext:conditional-format calcext:target-range-address="level1.HJ22:level1.HJ22">
            <calcext:condition calcext:apply-style-name="notair" calcext:value="between(0,14)" calcext:base-cell-address="level1.HJ22"/>
          </calcext:conditional-format>
          <calcext:conditional-format calcext:target-range-address="level1.HJ22:level1.HJ22">
            <calcext:condition calcext:apply-style-name="notair" calcext:value="between(0,14)" calcext:base-cell-address="level1.HJ22"/>
          </calcext:conditional-format>
          <calcext:conditional-format calcext:target-range-address="level1.HJ22:level1.HJ22">
            <calcext:condition calcext:apply-style-name="notair" calcext:value="between(0,14)" calcext:base-cell-address="level1.HJ22"/>
          </calcext:conditional-format>
          <calcext:conditional-format calcext:target-range-address="level1.HJ23:level1.HJ23">
            <calcext:condition calcext:apply-style-name="notair" calcext:value="between(0,14)" calcext:base-cell-address="level1.HJ23"/>
          </calcext:conditional-format>
          <calcext:conditional-format calcext:target-range-address="level1.HJ23:level1.HJ23">
            <calcext:condition calcext:apply-style-name="notair" calcext:value="between(0,14)" calcext:base-cell-address="level1.HJ23"/>
          </calcext:conditional-format>
          <calcext:conditional-format calcext:target-range-address="level1.HJ23:level1.HJ23">
            <calcext:condition calcext:apply-style-name="notair" calcext:value="between(0,14)" calcext:base-cell-address="level1.HJ23"/>
          </calcext:conditional-format>
          <calcext:conditional-format calcext:target-range-address="level1.HJ24:level1.HJ24">
            <calcext:condition calcext:apply-style-name="notair" calcext:value="between(0,14)" calcext:base-cell-address="level1.HJ24"/>
          </calcext:conditional-format>
          <calcext:conditional-format calcext:target-range-address="level1.HJ24:level1.HJ24">
            <calcext:condition calcext:apply-style-name="notair" calcext:value="between(0,14)" calcext:base-cell-address="level1.HJ24"/>
          </calcext:conditional-format>
          <calcext:conditional-format calcext:target-range-address="level1.HJ24:level1.HJ24">
            <calcext:condition calcext:apply-style-name="notair" calcext:value="between(0,14)" calcext:base-cell-address="level1.HJ24"/>
          </calcext:conditional-format>
          <calcext:conditional-format calcext:target-range-address="level1.HJ25:level1.HJ25">
            <calcext:condition calcext:apply-style-name="notair" calcext:value="between(0,14)" calcext:base-cell-address="level1.HJ25"/>
          </calcext:conditional-format>
          <calcext:conditional-format calcext:target-range-address="level1.HJ25:level1.HJ25">
            <calcext:condition calcext:apply-style-name="notair" calcext:value="between(0,14)" calcext:base-cell-address="level1.HJ25"/>
          </calcext:conditional-format>
          <calcext:conditional-format calcext:target-range-address="level1.HJ25:level1.HJ25">
            <calcext:condition calcext:apply-style-name="notair" calcext:value="between(0,14)" calcext:base-cell-address="level1.HJ25"/>
          </calcext:conditional-format>
          <calcext:conditional-format calcext:target-range-address="level1.HJ26:level1.HJ26">
            <calcext:condition calcext:apply-style-name="notair" calcext:value="between(0,14)" calcext:base-cell-address="level1.HJ26"/>
          </calcext:conditional-format>
          <calcext:conditional-format calcext:target-range-address="level1.HJ26:level1.HJ26">
            <calcext:condition calcext:apply-style-name="notair" calcext:value="between(0,14)" calcext:base-cell-address="level1.HJ26"/>
          </calcext:conditional-format>
          <calcext:conditional-format calcext:target-range-address="level1.HJ26:level1.HJ26">
            <calcext:condition calcext:apply-style-name="notair" calcext:value="between(0,14)" calcext:base-cell-address="level1.HJ26"/>
          </calcext:conditional-format>
          <calcext:conditional-format calcext:target-range-address="level1.HJ27:level1.HJ27">
            <calcext:condition calcext:apply-style-name="notair" calcext:value="between(0,14)" calcext:base-cell-address="level1.HJ27"/>
          </calcext:conditional-format>
          <calcext:conditional-format calcext:target-range-address="level1.HJ27:level1.HJ27">
            <calcext:condition calcext:apply-style-name="notair" calcext:value="between(0,14)" calcext:base-cell-address="level1.HJ27"/>
          </calcext:conditional-format>
          <calcext:conditional-format calcext:target-range-address="level1.HJ27:level1.HJ27">
            <calcext:condition calcext:apply-style-name="notair" calcext:value="between(0,14)" calcext:base-cell-address="level1.HJ27"/>
          </calcext:conditional-format>
          <calcext:conditional-format calcext:target-range-address="level1.HJ28:level1.HJ28">
            <calcext:condition calcext:apply-style-name="notair" calcext:value="between(0,14)" calcext:base-cell-address="level1.HJ28"/>
          </calcext:conditional-format>
          <calcext:conditional-format calcext:target-range-address="level1.HJ28:level1.HJ28">
            <calcext:condition calcext:apply-style-name="notair" calcext:value="between(0,14)" calcext:base-cell-address="level1.HJ28"/>
          </calcext:conditional-format>
          <calcext:conditional-format calcext:target-range-address="level1.HJ28:level1.HJ28">
            <calcext:condition calcext:apply-style-name="notair" calcext:value="between(0,14)" calcext:base-cell-address="level1.HJ28"/>
          </calcext:conditional-format>
          <calcext:conditional-format calcext:target-range-address="level1.HJ29:level1.HJ29">
            <calcext:condition calcext:apply-style-name="notair" calcext:value="between(0,14)" calcext:base-cell-address="level1.HJ29"/>
          </calcext:conditional-format>
          <calcext:conditional-format calcext:target-range-address="level1.HJ29:level1.HJ29">
            <calcext:condition calcext:apply-style-name="notair" calcext:value="between(0,14)" calcext:base-cell-address="level1.HJ29"/>
          </calcext:conditional-format>
          <calcext:conditional-format calcext:target-range-address="level1.HJ29:level1.HJ29">
            <calcext:condition calcext:apply-style-name="notair" calcext:value="between(0,14)" calcext:base-cell-address="level1.HJ29"/>
          </calcext:conditional-format>
          <calcext:conditional-format calcext:target-range-address="level1.HJ30:level1.HJ30">
            <calcext:condition calcext:apply-style-name="notair" calcext:value="between(0,14)" calcext:base-cell-address="level1.HJ30"/>
          </calcext:conditional-format>
          <calcext:conditional-format calcext:target-range-address="level1.HJ30:level1.HJ30">
            <calcext:condition calcext:apply-style-name="notair" calcext:value="between(0,14)" calcext:base-cell-address="level1.HJ30"/>
          </calcext:conditional-format>
          <calcext:conditional-format calcext:target-range-address="level1.HJ30:level1.HJ30">
            <calcext:condition calcext:apply-style-name="notair" calcext:value="between(0,14)" calcext:base-cell-address="level1.HJ30"/>
          </calcext:conditional-format>
          <calcext:conditional-format calcext:target-range-address="level1.HJ31:level1.HJ31">
            <calcext:condition calcext:apply-style-name="notair" calcext:value="between(0,14)" calcext:base-cell-address="level1.HJ31"/>
          </calcext:conditional-format>
          <calcext:conditional-format calcext:target-range-address="level1.HJ31:level1.HJ31">
            <calcext:condition calcext:apply-style-name="notair" calcext:value="between(0,14)" calcext:base-cell-address="level1.HJ31"/>
          </calcext:conditional-format>
          <calcext:conditional-format calcext:target-range-address="level1.HJ31:level1.HJ31">
            <calcext:condition calcext:apply-style-name="notair" calcext:value="between(0,14)" calcext:base-cell-address="level1.HJ31"/>
          </calcext:conditional-format>
          <calcext:conditional-format calcext:target-range-address="level1.HJ32:level1.HJ32">
            <calcext:condition calcext:apply-style-name="notair" calcext:value="between(0,14)" calcext:base-cell-address="level1.HJ32"/>
          </calcext:conditional-format>
          <calcext:conditional-format calcext:target-range-address="level1.HJ32:level1.HJ32">
            <calcext:condition calcext:apply-style-name="notair" calcext:value="between(0,14)" calcext:base-cell-address="level1.HJ32"/>
          </calcext:conditional-format>
          <calcext:conditional-format calcext:target-range-address="level1.HJ32:level1.HJ32">
            <calcext:condition calcext:apply-style-name="notair" calcext:value="between(0,14)" calcext:base-cell-address="level1.HJ32"/>
          </calcext:conditional-format>
          <calcext:conditional-format calcext:target-range-address="level1.HJ33:level1.HJ33">
            <calcext:condition calcext:apply-style-name="notair" calcext:value="between(0,14)" calcext:base-cell-address="level1.HJ33"/>
          </calcext:conditional-format>
          <calcext:conditional-format calcext:target-range-address="level1.HJ33:level1.HJ33">
            <calcext:condition calcext:apply-style-name="notair" calcext:value="between(0,14)" calcext:base-cell-address="level1.HJ33"/>
          </calcext:conditional-format>
          <calcext:conditional-format calcext:target-range-address="level1.HJ33:level1.HJ33">
            <calcext:condition calcext:apply-style-name="notair" calcext:value="between(0,14)" calcext:base-cell-address="level1.HJ33"/>
          </calcext:conditional-format>
          <calcext:conditional-format calcext:target-range-address="level1.HJ34:level1.HJ34">
            <calcext:condition calcext:apply-style-name="notair" calcext:value="between(0,14)" calcext:base-cell-address="level1.HJ34"/>
          </calcext:conditional-format>
          <calcext:conditional-format calcext:target-range-address="level1.HJ34:level1.HJ34">
            <calcext:condition calcext:apply-style-name="notair" calcext:value="between(0,14)" calcext:base-cell-address="level1.HJ34"/>
          </calcext:conditional-format>
          <calcext:conditional-format calcext:target-range-address="level1.HJ34:level1.HJ34">
            <calcext:condition calcext:apply-style-name="notair" calcext:value="between(0,14)" calcext:base-cell-address="level1.HJ34"/>
          </calcext:conditional-format>
          <calcext:conditional-format calcext:target-range-address="level1.HI35:level1.HI1048576 level1.HI1:level1.HI14">
            <calcext:condition calcext:apply-style-name="notair" calcext:value="between(0,14)" calcext:base-cell-address="level1.HI1"/>
          </calcext:conditional-format>
          <calcext:conditional-format calcext:target-range-address="level1.HI35:level1.HI1048576 level1.HI1:level1.HI14">
            <calcext:condition calcext:apply-style-name="notair" calcext:value="between(0,14)" calcext:base-cell-address="level1.HI1"/>
          </calcext:conditional-format>
          <calcext:conditional-format calcext:target-range-address="level1.HI35:level1.HI1048576 level1.HI1:level1.HI14">
            <calcext:condition calcext:apply-style-name="notair" calcext:value="between(0,14)" calcext:base-cell-address="level1.HI1"/>
          </calcext:conditional-format>
          <calcext:conditional-format calcext:target-range-address="level1.HI15:level1.HI15">
            <calcext:condition calcext:apply-style-name="notair" calcext:value="between(0,14)" calcext:base-cell-address="level1.HI15"/>
          </calcext:conditional-format>
          <calcext:conditional-format calcext:target-range-address="level1.HI15:level1.HI15">
            <calcext:condition calcext:apply-style-name="notair" calcext:value="between(0,14)" calcext:base-cell-address="level1.HI15"/>
          </calcext:conditional-format>
          <calcext:conditional-format calcext:target-range-address="level1.HI15:level1.HI15">
            <calcext:condition calcext:apply-style-name="notair" calcext:value="between(0,14)" calcext:base-cell-address="level1.HI15"/>
          </calcext:conditional-format>
          <calcext:conditional-format calcext:target-range-address="level1.HI16:level1.HI16">
            <calcext:condition calcext:apply-style-name="notair" calcext:value="between(0,14)" calcext:base-cell-address="level1.HI16"/>
          </calcext:conditional-format>
          <calcext:conditional-format calcext:target-range-address="level1.HI16:level1.HI16">
            <calcext:condition calcext:apply-style-name="notair" calcext:value="between(0,14)" calcext:base-cell-address="level1.HI16"/>
          </calcext:conditional-format>
          <calcext:conditional-format calcext:target-range-address="level1.HI16:level1.HI16">
            <calcext:condition calcext:apply-style-name="notair" calcext:value="between(0,14)" calcext:base-cell-address="level1.HI16"/>
          </calcext:conditional-format>
          <calcext:conditional-format calcext:target-range-address="level1.HI17:level1.HI17">
            <calcext:condition calcext:apply-style-name="notair" calcext:value="between(0,14)" calcext:base-cell-address="level1.HI17"/>
          </calcext:conditional-format>
          <calcext:conditional-format calcext:target-range-address="level1.HI17:level1.HI17">
            <calcext:condition calcext:apply-style-name="notair" calcext:value="between(0,14)" calcext:base-cell-address="level1.HI17"/>
          </calcext:conditional-format>
          <calcext:conditional-format calcext:target-range-address="level1.HI17:level1.HI17">
            <calcext:condition calcext:apply-style-name="notair" calcext:value="between(0,14)" calcext:base-cell-address="level1.HI17"/>
          </calcext:conditional-format>
          <calcext:conditional-format calcext:target-range-address="level1.HI18:level1.HI18">
            <calcext:condition calcext:apply-style-name="notair" calcext:value="between(0,14)" calcext:base-cell-address="level1.HI18"/>
          </calcext:conditional-format>
          <calcext:conditional-format calcext:target-range-address="level1.HI18:level1.HI18">
            <calcext:condition calcext:apply-style-name="notair" calcext:value="between(0,14)" calcext:base-cell-address="level1.HI18"/>
          </calcext:conditional-format>
          <calcext:conditional-format calcext:target-range-address="level1.HI18:level1.HI18">
            <calcext:condition calcext:apply-style-name="notair" calcext:value="between(0,14)" calcext:base-cell-address="level1.HI18"/>
          </calcext:conditional-format>
          <calcext:conditional-format calcext:target-range-address="level1.HI19:level1.HI19">
            <calcext:condition calcext:apply-style-name="notair" calcext:value="between(0,14)" calcext:base-cell-address="level1.HI19"/>
          </calcext:conditional-format>
          <calcext:conditional-format calcext:target-range-address="level1.HI19:level1.HI19">
            <calcext:condition calcext:apply-style-name="notair" calcext:value="between(0,14)" calcext:base-cell-address="level1.HI19"/>
          </calcext:conditional-format>
          <calcext:conditional-format calcext:target-range-address="level1.HI19:level1.HI19">
            <calcext:condition calcext:apply-style-name="notair" calcext:value="between(0,14)" calcext:base-cell-address="level1.HI19"/>
          </calcext:conditional-format>
          <calcext:conditional-format calcext:target-range-address="level1.HI20:level1.HI20">
            <calcext:condition calcext:apply-style-name="notair" calcext:value="between(0,14)" calcext:base-cell-address="level1.HI20"/>
          </calcext:conditional-format>
          <calcext:conditional-format calcext:target-range-address="level1.HI20:level1.HI20">
            <calcext:condition calcext:apply-style-name="notair" calcext:value="between(0,14)" calcext:base-cell-address="level1.HI20"/>
          </calcext:conditional-format>
          <calcext:conditional-format calcext:target-range-address="level1.HI20:level1.HI20">
            <calcext:condition calcext:apply-style-name="notair" calcext:value="between(0,14)" calcext:base-cell-address="level1.HI20"/>
          </calcext:conditional-format>
          <calcext:conditional-format calcext:target-range-address="level1.HI21:level1.HI21">
            <calcext:condition calcext:apply-style-name="notair" calcext:value="between(0,14)" calcext:base-cell-address="level1.HI21"/>
          </calcext:conditional-format>
          <calcext:conditional-format calcext:target-range-address="level1.HI21:level1.HI21">
            <calcext:condition calcext:apply-style-name="notair" calcext:value="between(0,14)" calcext:base-cell-address="level1.HI21"/>
          </calcext:conditional-format>
          <calcext:conditional-format calcext:target-range-address="level1.HI21:level1.HI21">
            <calcext:condition calcext:apply-style-name="notair" calcext:value="between(0,14)" calcext:base-cell-address="level1.HI21"/>
          </calcext:conditional-format>
          <calcext:conditional-format calcext:target-range-address="level1.HI22:level1.HI22">
            <calcext:condition calcext:apply-style-name="notair" calcext:value="between(0,14)" calcext:base-cell-address="level1.HI22"/>
          </calcext:conditional-format>
          <calcext:conditional-format calcext:target-range-address="level1.HI22:level1.HI22">
            <calcext:condition calcext:apply-style-name="notair" calcext:value="between(0,14)" calcext:base-cell-address="level1.HI22"/>
          </calcext:conditional-format>
          <calcext:conditional-format calcext:target-range-address="level1.HI22:level1.HI22">
            <calcext:condition calcext:apply-style-name="notair" calcext:value="between(0,14)" calcext:base-cell-address="level1.HI22"/>
          </calcext:conditional-format>
          <calcext:conditional-format calcext:target-range-address="level1.HI23:level1.HI23">
            <calcext:condition calcext:apply-style-name="notair" calcext:value="between(0,14)" calcext:base-cell-address="level1.HI23"/>
          </calcext:conditional-format>
          <calcext:conditional-format calcext:target-range-address="level1.HI23:level1.HI23">
            <calcext:condition calcext:apply-style-name="notair" calcext:value="between(0,14)" calcext:base-cell-address="level1.HI23"/>
          </calcext:conditional-format>
          <calcext:conditional-format calcext:target-range-address="level1.HI23:level1.HI23">
            <calcext:condition calcext:apply-style-name="notair" calcext:value="between(0,14)" calcext:base-cell-address="level1.HI23"/>
          </calcext:conditional-format>
          <calcext:conditional-format calcext:target-range-address="level1.HI24:level1.HI24">
            <calcext:condition calcext:apply-style-name="notair" calcext:value="between(0,14)" calcext:base-cell-address="level1.HI24"/>
          </calcext:conditional-format>
          <calcext:conditional-format calcext:target-range-address="level1.HI24:level1.HI24">
            <calcext:condition calcext:apply-style-name="notair" calcext:value="between(0,14)" calcext:base-cell-address="level1.HI24"/>
          </calcext:conditional-format>
          <calcext:conditional-format calcext:target-range-address="level1.HI24:level1.HI24">
            <calcext:condition calcext:apply-style-name="notair" calcext:value="between(0,14)" calcext:base-cell-address="level1.HI24"/>
          </calcext:conditional-format>
          <calcext:conditional-format calcext:target-range-address="level1.HI25:level1.HI25">
            <calcext:condition calcext:apply-style-name="notair" calcext:value="between(0,14)" calcext:base-cell-address="level1.HI25"/>
          </calcext:conditional-format>
          <calcext:conditional-format calcext:target-range-address="level1.HI25:level1.HI25">
            <calcext:condition calcext:apply-style-name="notair" calcext:value="between(0,14)" calcext:base-cell-address="level1.HI25"/>
          </calcext:conditional-format>
          <calcext:conditional-format calcext:target-range-address="level1.HI25:level1.HI25">
            <calcext:condition calcext:apply-style-name="notair" calcext:value="between(0,14)" calcext:base-cell-address="level1.HI25"/>
          </calcext:conditional-format>
          <calcext:conditional-format calcext:target-range-address="level1.HI26:level1.HI26">
            <calcext:condition calcext:apply-style-name="notair" calcext:value="between(0,14)" calcext:base-cell-address="level1.HI26"/>
          </calcext:conditional-format>
          <calcext:conditional-format calcext:target-range-address="level1.HI26:level1.HI26">
            <calcext:condition calcext:apply-style-name="notair" calcext:value="between(0,14)" calcext:base-cell-address="level1.HI26"/>
          </calcext:conditional-format>
          <calcext:conditional-format calcext:target-range-address="level1.HI26:level1.HI26">
            <calcext:condition calcext:apply-style-name="notair" calcext:value="between(0,14)" calcext:base-cell-address="level1.HI26"/>
          </calcext:conditional-format>
          <calcext:conditional-format calcext:target-range-address="level1.HI27:level1.HI27">
            <calcext:condition calcext:apply-style-name="notair" calcext:value="between(0,14)" calcext:base-cell-address="level1.HI27"/>
          </calcext:conditional-format>
          <calcext:conditional-format calcext:target-range-address="level1.HI27:level1.HI27">
            <calcext:condition calcext:apply-style-name="notair" calcext:value="between(0,14)" calcext:base-cell-address="level1.HI27"/>
          </calcext:conditional-format>
          <calcext:conditional-format calcext:target-range-address="level1.HI27:level1.HI27">
            <calcext:condition calcext:apply-style-name="notair" calcext:value="between(0,14)" calcext:base-cell-address="level1.HI27"/>
          </calcext:conditional-format>
          <calcext:conditional-format calcext:target-range-address="level1.HI28:level1.HI28">
            <calcext:condition calcext:apply-style-name="notair" calcext:value="between(0,14)" calcext:base-cell-address="level1.HI28"/>
          </calcext:conditional-format>
          <calcext:conditional-format calcext:target-range-address="level1.HI28:level1.HI28">
            <calcext:condition calcext:apply-style-name="notair" calcext:value="between(0,14)" calcext:base-cell-address="level1.HI28"/>
          </calcext:conditional-format>
          <calcext:conditional-format calcext:target-range-address="level1.HI28:level1.HI28">
            <calcext:condition calcext:apply-style-name="notair" calcext:value="between(0,14)" calcext:base-cell-address="level1.HI28"/>
          </calcext:conditional-format>
          <calcext:conditional-format calcext:target-range-address="level1.HI29:level1.HI29">
            <calcext:condition calcext:apply-style-name="notair" calcext:value="between(0,14)" calcext:base-cell-address="level1.HI29"/>
          </calcext:conditional-format>
          <calcext:conditional-format calcext:target-range-address="level1.HI29:level1.HI29">
            <calcext:condition calcext:apply-style-name="notair" calcext:value="between(0,14)" calcext:base-cell-address="level1.HI29"/>
          </calcext:conditional-format>
          <calcext:conditional-format calcext:target-range-address="level1.HI29:level1.HI29">
            <calcext:condition calcext:apply-style-name="notair" calcext:value="between(0,14)" calcext:base-cell-address="level1.HI29"/>
          </calcext:conditional-format>
          <calcext:conditional-format calcext:target-range-address="level1.HI30:level1.HI30">
            <calcext:condition calcext:apply-style-name="notair" calcext:value="between(0,14)" calcext:base-cell-address="level1.HI30"/>
          </calcext:conditional-format>
          <calcext:conditional-format calcext:target-range-address="level1.HI30:level1.HI30">
            <calcext:condition calcext:apply-style-name="notair" calcext:value="between(0,14)" calcext:base-cell-address="level1.HI30"/>
          </calcext:conditional-format>
          <calcext:conditional-format calcext:target-range-address="level1.HI30:level1.HI30">
            <calcext:condition calcext:apply-style-name="notair" calcext:value="between(0,14)" calcext:base-cell-address="level1.HI30"/>
          </calcext:conditional-format>
          <calcext:conditional-format calcext:target-range-address="level1.HI31:level1.HI31">
            <calcext:condition calcext:apply-style-name="notair" calcext:value="between(0,14)" calcext:base-cell-address="level1.HI31"/>
          </calcext:conditional-format>
          <calcext:conditional-format calcext:target-range-address="level1.HI31:level1.HI31">
            <calcext:condition calcext:apply-style-name="notair" calcext:value="between(0,14)" calcext:base-cell-address="level1.HI31"/>
          </calcext:conditional-format>
          <calcext:conditional-format calcext:target-range-address="level1.HI31:level1.HI31">
            <calcext:condition calcext:apply-style-name="notair" calcext:value="between(0,14)" calcext:base-cell-address="level1.HI31"/>
          </calcext:conditional-format>
          <calcext:conditional-format calcext:target-range-address="level1.HI32:level1.HI32">
            <calcext:condition calcext:apply-style-name="notair" calcext:value="between(0,14)" calcext:base-cell-address="level1.HI32"/>
          </calcext:conditional-format>
          <calcext:conditional-format calcext:target-range-address="level1.HI32:level1.HI32">
            <calcext:condition calcext:apply-style-name="notair" calcext:value="between(0,14)" calcext:base-cell-address="level1.HI32"/>
          </calcext:conditional-format>
          <calcext:conditional-format calcext:target-range-address="level1.HI32:level1.HI32">
            <calcext:condition calcext:apply-style-name="notair" calcext:value="between(0,14)" calcext:base-cell-address="level1.HI32"/>
          </calcext:conditional-format>
          <calcext:conditional-format calcext:target-range-address="level1.HI33:level1.HI33">
            <calcext:condition calcext:apply-style-name="notair" calcext:value="between(0,14)" calcext:base-cell-address="level1.HI33"/>
          </calcext:conditional-format>
          <calcext:conditional-format calcext:target-range-address="level1.HI33:level1.HI33">
            <calcext:condition calcext:apply-style-name="notair" calcext:value="between(0,14)" calcext:base-cell-address="level1.HI33"/>
          </calcext:conditional-format>
          <calcext:conditional-format calcext:target-range-address="level1.HI33:level1.HI33">
            <calcext:condition calcext:apply-style-name="notair" calcext:value="between(0,14)" calcext:base-cell-address="level1.HI33"/>
          </calcext:conditional-format>
          <calcext:conditional-format calcext:target-range-address="level1.HI34:level1.HI34">
            <calcext:condition calcext:apply-style-name="notair" calcext:value="between(0,14)" calcext:base-cell-address="level1.HI34"/>
          </calcext:conditional-format>
          <calcext:conditional-format calcext:target-range-address="level1.HI34:level1.HI34">
            <calcext:condition calcext:apply-style-name="notair" calcext:value="between(0,14)" calcext:base-cell-address="level1.HI34"/>
          </calcext:conditional-format>
          <calcext:conditional-format calcext:target-range-address="level1.HI34:level1.HI34">
            <calcext:condition calcext:apply-style-name="notair" calcext:value="between(0,14)" calcext:base-cell-address="level1.HI34"/>
          </calcext:conditional-format>
          <calcext:conditional-format calcext:target-range-address="level1.HH35:level1.HH1048576 level1.HH1:level1.HH14">
            <calcext:condition calcext:apply-style-name="notair" calcext:value="between(0,14)" calcext:base-cell-address="level1.HH1"/>
          </calcext:conditional-format>
          <calcext:conditional-format calcext:target-range-address="level1.HH35:level1.HH1048576 level1.HH1:level1.HH14">
            <calcext:condition calcext:apply-style-name="notair" calcext:value="between(0,14)" calcext:base-cell-address="level1.HH1"/>
          </calcext:conditional-format>
          <calcext:conditional-format calcext:target-range-address="level1.HH35:level1.HH1048576 level1.HH1:level1.HH14">
            <calcext:condition calcext:apply-style-name="notair" calcext:value="between(0,14)" calcext:base-cell-address="level1.HH1"/>
          </calcext:conditional-format>
          <calcext:conditional-format calcext:target-range-address="level1.HH15:level1.HH15">
            <calcext:condition calcext:apply-style-name="notair" calcext:value="between(0,14)" calcext:base-cell-address="level1.HH15"/>
          </calcext:conditional-format>
          <calcext:conditional-format calcext:target-range-address="level1.HH15:level1.HH15">
            <calcext:condition calcext:apply-style-name="notair" calcext:value="between(0,14)" calcext:base-cell-address="level1.HH15"/>
          </calcext:conditional-format>
          <calcext:conditional-format calcext:target-range-address="level1.HH15:level1.HH15">
            <calcext:condition calcext:apply-style-name="notair" calcext:value="between(0,14)" calcext:base-cell-address="level1.HH15"/>
          </calcext:conditional-format>
          <calcext:conditional-format calcext:target-range-address="level1.HH16:level1.HH16">
            <calcext:condition calcext:apply-style-name="notair" calcext:value="between(0,14)" calcext:base-cell-address="level1.HH16"/>
          </calcext:conditional-format>
          <calcext:conditional-format calcext:target-range-address="level1.HH16:level1.HH16">
            <calcext:condition calcext:apply-style-name="notair" calcext:value="between(0,14)" calcext:base-cell-address="level1.HH16"/>
          </calcext:conditional-format>
          <calcext:conditional-format calcext:target-range-address="level1.HH16:level1.HH16">
            <calcext:condition calcext:apply-style-name="notair" calcext:value="between(0,14)" calcext:base-cell-address="level1.HH16"/>
          </calcext:conditional-format>
          <calcext:conditional-format calcext:target-range-address="level1.HH17:level1.HH17">
            <calcext:condition calcext:apply-style-name="notair" calcext:value="between(0,14)" calcext:base-cell-address="level1.HH17"/>
          </calcext:conditional-format>
          <calcext:conditional-format calcext:target-range-address="level1.HH17:level1.HH17">
            <calcext:condition calcext:apply-style-name="notair" calcext:value="between(0,14)" calcext:base-cell-address="level1.HH17"/>
          </calcext:conditional-format>
          <calcext:conditional-format calcext:target-range-address="level1.HH17:level1.HH17">
            <calcext:condition calcext:apply-style-name="notair" calcext:value="between(0,14)" calcext:base-cell-address="level1.HH17"/>
          </calcext:conditional-format>
          <calcext:conditional-format calcext:target-range-address="level1.HH18:level1.HH18">
            <calcext:condition calcext:apply-style-name="notair" calcext:value="between(0,14)" calcext:base-cell-address="level1.HH18"/>
          </calcext:conditional-format>
          <calcext:conditional-format calcext:target-range-address="level1.HH18:level1.HH18">
            <calcext:condition calcext:apply-style-name="notair" calcext:value="between(0,14)" calcext:base-cell-address="level1.HH18"/>
          </calcext:conditional-format>
          <calcext:conditional-format calcext:target-range-address="level1.HH18:level1.HH18">
            <calcext:condition calcext:apply-style-name="notair" calcext:value="between(0,14)" calcext:base-cell-address="level1.HH18"/>
          </calcext:conditional-format>
          <calcext:conditional-format calcext:target-range-address="level1.HH19:level1.HH19">
            <calcext:condition calcext:apply-style-name="notair" calcext:value="between(0,14)" calcext:base-cell-address="level1.HH19"/>
          </calcext:conditional-format>
          <calcext:conditional-format calcext:target-range-address="level1.HH19:level1.HH19">
            <calcext:condition calcext:apply-style-name="notair" calcext:value="between(0,14)" calcext:base-cell-address="level1.HH19"/>
          </calcext:conditional-format>
          <calcext:conditional-format calcext:target-range-address="level1.HH19:level1.HH19">
            <calcext:condition calcext:apply-style-name="notair" calcext:value="between(0,14)" calcext:base-cell-address="level1.HH19"/>
          </calcext:conditional-format>
          <calcext:conditional-format calcext:target-range-address="level1.HH20:level1.HH20">
            <calcext:condition calcext:apply-style-name="notair" calcext:value="between(0,14)" calcext:base-cell-address="level1.HH20"/>
          </calcext:conditional-format>
          <calcext:conditional-format calcext:target-range-address="level1.HH20:level1.HH20">
            <calcext:condition calcext:apply-style-name="notair" calcext:value="between(0,14)" calcext:base-cell-address="level1.HH20"/>
          </calcext:conditional-format>
          <calcext:conditional-format calcext:target-range-address="level1.HH20:level1.HH20">
            <calcext:condition calcext:apply-style-name="notair" calcext:value="between(0,14)" calcext:base-cell-address="level1.HH20"/>
          </calcext:conditional-format>
          <calcext:conditional-format calcext:target-range-address="level1.HH21:level1.HH21">
            <calcext:condition calcext:apply-style-name="notair" calcext:value="between(0,14)" calcext:base-cell-address="level1.HH21"/>
          </calcext:conditional-format>
          <calcext:conditional-format calcext:target-range-address="level1.HH21:level1.HH21">
            <calcext:condition calcext:apply-style-name="notair" calcext:value="between(0,14)" calcext:base-cell-address="level1.HH21"/>
          </calcext:conditional-format>
          <calcext:conditional-format calcext:target-range-address="level1.HH21:level1.HH21">
            <calcext:condition calcext:apply-style-name="notair" calcext:value="between(0,14)" calcext:base-cell-address="level1.HH21"/>
          </calcext:conditional-format>
          <calcext:conditional-format calcext:target-range-address="level1.HH22:level1.HH22">
            <calcext:condition calcext:apply-style-name="notair" calcext:value="between(0,14)" calcext:base-cell-address="level1.HH22"/>
          </calcext:conditional-format>
          <calcext:conditional-format calcext:target-range-address="level1.HH22:level1.HH22">
            <calcext:condition calcext:apply-style-name="notair" calcext:value="between(0,14)" calcext:base-cell-address="level1.HH22"/>
          </calcext:conditional-format>
          <calcext:conditional-format calcext:target-range-address="level1.HH22:level1.HH22">
            <calcext:condition calcext:apply-style-name="notair" calcext:value="between(0,14)" calcext:base-cell-address="level1.HH22"/>
          </calcext:conditional-format>
          <calcext:conditional-format calcext:target-range-address="level1.HH23:level1.HH23">
            <calcext:condition calcext:apply-style-name="notair" calcext:value="between(0,14)" calcext:base-cell-address="level1.HH23"/>
          </calcext:conditional-format>
          <calcext:conditional-format calcext:target-range-address="level1.HH23:level1.HH23">
            <calcext:condition calcext:apply-style-name="notair" calcext:value="between(0,14)" calcext:base-cell-address="level1.HH23"/>
          </calcext:conditional-format>
          <calcext:conditional-format calcext:target-range-address="level1.HH23:level1.HH23">
            <calcext:condition calcext:apply-style-name="notair" calcext:value="between(0,14)" calcext:base-cell-address="level1.HH23"/>
          </calcext:conditional-format>
          <calcext:conditional-format calcext:target-range-address="level1.HH24:level1.HH24">
            <calcext:condition calcext:apply-style-name="notair" calcext:value="between(0,14)" calcext:base-cell-address="level1.HH24"/>
          </calcext:conditional-format>
          <calcext:conditional-format calcext:target-range-address="level1.HH24:level1.HH24">
            <calcext:condition calcext:apply-style-name="notair" calcext:value="between(0,14)" calcext:base-cell-address="level1.HH24"/>
          </calcext:conditional-format>
          <calcext:conditional-format calcext:target-range-address="level1.HH24:level1.HH24">
            <calcext:condition calcext:apply-style-name="notair" calcext:value="between(0,14)" calcext:base-cell-address="level1.HH24"/>
          </calcext:conditional-format>
          <calcext:conditional-format calcext:target-range-address="level1.HH25:level1.HH25">
            <calcext:condition calcext:apply-style-name="notair" calcext:value="between(0,14)" calcext:base-cell-address="level1.HH25"/>
          </calcext:conditional-format>
          <calcext:conditional-format calcext:target-range-address="level1.HH25:level1.HH25">
            <calcext:condition calcext:apply-style-name="notair" calcext:value="between(0,14)" calcext:base-cell-address="level1.HH25"/>
          </calcext:conditional-format>
          <calcext:conditional-format calcext:target-range-address="level1.HH25:level1.HH25">
            <calcext:condition calcext:apply-style-name="notair" calcext:value="between(0,14)" calcext:base-cell-address="level1.HH25"/>
          </calcext:conditional-format>
          <calcext:conditional-format calcext:target-range-address="level1.HH26:level1.HH26">
            <calcext:condition calcext:apply-style-name="notair" calcext:value="between(0,14)" calcext:base-cell-address="level1.HH26"/>
          </calcext:conditional-format>
          <calcext:conditional-format calcext:target-range-address="level1.HH26:level1.HH26">
            <calcext:condition calcext:apply-style-name="notair" calcext:value="between(0,14)" calcext:base-cell-address="level1.HH26"/>
          </calcext:conditional-format>
          <calcext:conditional-format calcext:target-range-address="level1.HH26:level1.HH26">
            <calcext:condition calcext:apply-style-name="notair" calcext:value="between(0,14)" calcext:base-cell-address="level1.HH26"/>
          </calcext:conditional-format>
          <calcext:conditional-format calcext:target-range-address="level1.HH27:level1.HH27">
            <calcext:condition calcext:apply-style-name="notair" calcext:value="between(0,14)" calcext:base-cell-address="level1.HH27"/>
          </calcext:conditional-format>
          <calcext:conditional-format calcext:target-range-address="level1.HH27:level1.HH27">
            <calcext:condition calcext:apply-style-name="notair" calcext:value="between(0,14)" calcext:base-cell-address="level1.HH27"/>
          </calcext:conditional-format>
          <calcext:conditional-format calcext:target-range-address="level1.HH27:level1.HH27">
            <calcext:condition calcext:apply-style-name="notair" calcext:value="between(0,14)" calcext:base-cell-address="level1.HH27"/>
          </calcext:conditional-format>
          <calcext:conditional-format calcext:target-range-address="level1.HH28:level1.HH28">
            <calcext:condition calcext:apply-style-name="notair" calcext:value="between(0,14)" calcext:base-cell-address="level1.HH28"/>
          </calcext:conditional-format>
          <calcext:conditional-format calcext:target-range-address="level1.HH28:level1.HH28">
            <calcext:condition calcext:apply-style-name="notair" calcext:value="between(0,14)" calcext:base-cell-address="level1.HH28"/>
          </calcext:conditional-format>
          <calcext:conditional-format calcext:target-range-address="level1.HH28:level1.HH28">
            <calcext:condition calcext:apply-style-name="notair" calcext:value="between(0,14)" calcext:base-cell-address="level1.HH28"/>
          </calcext:conditional-format>
          <calcext:conditional-format calcext:target-range-address="level1.HH29:level1.HH29">
            <calcext:condition calcext:apply-style-name="notair" calcext:value="between(0,14)" calcext:base-cell-address="level1.HH29"/>
          </calcext:conditional-format>
          <calcext:conditional-format calcext:target-range-address="level1.HH29:level1.HH29">
            <calcext:condition calcext:apply-style-name="notair" calcext:value="between(0,14)" calcext:base-cell-address="level1.HH29"/>
          </calcext:conditional-format>
          <calcext:conditional-format calcext:target-range-address="level1.HH29:level1.HH29">
            <calcext:condition calcext:apply-style-name="notair" calcext:value="between(0,14)" calcext:base-cell-address="level1.HH29"/>
          </calcext:conditional-format>
          <calcext:conditional-format calcext:target-range-address="level1.HH30:level1.HH30">
            <calcext:condition calcext:apply-style-name="notair" calcext:value="between(0,14)" calcext:base-cell-address="level1.HH30"/>
          </calcext:conditional-format>
          <calcext:conditional-format calcext:target-range-address="level1.HH30:level1.HH30">
            <calcext:condition calcext:apply-style-name="notair" calcext:value="between(0,14)" calcext:base-cell-address="level1.HH30"/>
          </calcext:conditional-format>
          <calcext:conditional-format calcext:target-range-address="level1.HH30:level1.HH30">
            <calcext:condition calcext:apply-style-name="notair" calcext:value="between(0,14)" calcext:base-cell-address="level1.HH30"/>
          </calcext:conditional-format>
          <calcext:conditional-format calcext:target-range-address="level1.HH31:level1.HH31">
            <calcext:condition calcext:apply-style-name="notair" calcext:value="between(0,14)" calcext:base-cell-address="level1.HH31"/>
          </calcext:conditional-format>
          <calcext:conditional-format calcext:target-range-address="level1.HH31:level1.HH31">
            <calcext:condition calcext:apply-style-name="notair" calcext:value="between(0,14)" calcext:base-cell-address="level1.HH31"/>
          </calcext:conditional-format>
          <calcext:conditional-format calcext:target-range-address="level1.HH31:level1.HH31">
            <calcext:condition calcext:apply-style-name="notair" calcext:value="between(0,14)" calcext:base-cell-address="level1.HH31"/>
          </calcext:conditional-format>
          <calcext:conditional-format calcext:target-range-address="level1.HH32:level1.HH32">
            <calcext:condition calcext:apply-style-name="notair" calcext:value="between(0,14)" calcext:base-cell-address="level1.HH32"/>
          </calcext:conditional-format>
          <calcext:conditional-format calcext:target-range-address="level1.HH32:level1.HH32">
            <calcext:condition calcext:apply-style-name="notair" calcext:value="between(0,14)" calcext:base-cell-address="level1.HH32"/>
          </calcext:conditional-format>
          <calcext:conditional-format calcext:target-range-address="level1.HH32:level1.HH32">
            <calcext:condition calcext:apply-style-name="notair" calcext:value="between(0,14)" calcext:base-cell-address="level1.HH32"/>
          </calcext:conditional-format>
          <calcext:conditional-format calcext:target-range-address="level1.HH33:level1.HH33">
            <calcext:condition calcext:apply-style-name="notair" calcext:value="between(0,14)" calcext:base-cell-address="level1.HH33"/>
          </calcext:conditional-format>
          <calcext:conditional-format calcext:target-range-address="level1.HH33:level1.HH33">
            <calcext:condition calcext:apply-style-name="notair" calcext:value="between(0,14)" calcext:base-cell-address="level1.HH33"/>
          </calcext:conditional-format>
          <calcext:conditional-format calcext:target-range-address="level1.HH33:level1.HH33">
            <calcext:condition calcext:apply-style-name="notair" calcext:value="between(0,14)" calcext:base-cell-address="level1.HH33"/>
          </calcext:conditional-format>
          <calcext:conditional-format calcext:target-range-address="level1.HH34:level1.HH34">
            <calcext:condition calcext:apply-style-name="notair" calcext:value="between(0,14)" calcext:base-cell-address="level1.HH34"/>
          </calcext:conditional-format>
          <calcext:conditional-format calcext:target-range-address="level1.HH34:level1.HH34">
            <calcext:condition calcext:apply-style-name="notair" calcext:value="between(0,14)" calcext:base-cell-address="level1.HH34"/>
          </calcext:conditional-format>
          <calcext:conditional-format calcext:target-range-address="level1.HH34:level1.HH34">
            <calcext:condition calcext:apply-style-name="notair" calcext:value="between(0,14)" calcext:base-cell-address="level1.HH34"/>
          </calcext:conditional-format>
          <calcext:conditional-format calcext:target-range-address="level1.HG35:level1.HG1048576 level1.HG1:level1.HG14">
            <calcext:condition calcext:apply-style-name="notair" calcext:value="between(0,14)" calcext:base-cell-address="level1.HG1"/>
          </calcext:conditional-format>
          <calcext:conditional-format calcext:target-range-address="level1.HG35:level1.HG1048576 level1.HG1:level1.HG14">
            <calcext:condition calcext:apply-style-name="notair" calcext:value="between(0,14)" calcext:base-cell-address="level1.HG1"/>
          </calcext:conditional-format>
          <calcext:conditional-format calcext:target-range-address="level1.HG35:level1.HG1048576 level1.HG1:level1.HG14">
            <calcext:condition calcext:apply-style-name="notair" calcext:value="between(0,14)" calcext:base-cell-address="level1.HG1"/>
          </calcext:conditional-format>
          <calcext:conditional-format calcext:target-range-address="level1.HG15:level1.HG15">
            <calcext:condition calcext:apply-style-name="notair" calcext:value="between(0,14)" calcext:base-cell-address="level1.HG15"/>
          </calcext:conditional-format>
          <calcext:conditional-format calcext:target-range-address="level1.HG15:level1.HG15">
            <calcext:condition calcext:apply-style-name="notair" calcext:value="between(0,14)" calcext:base-cell-address="level1.HG15"/>
          </calcext:conditional-format>
          <calcext:conditional-format calcext:target-range-address="level1.HG15:level1.HG15">
            <calcext:condition calcext:apply-style-name="notair" calcext:value="between(0,14)" calcext:base-cell-address="level1.HG15"/>
          </calcext:conditional-format>
          <calcext:conditional-format calcext:target-range-address="level1.HG16:level1.HG16">
            <calcext:condition calcext:apply-style-name="notair" calcext:value="between(0,14)" calcext:base-cell-address="level1.HG16"/>
          </calcext:conditional-format>
          <calcext:conditional-format calcext:target-range-address="level1.HG16:level1.HG16">
            <calcext:condition calcext:apply-style-name="notair" calcext:value="between(0,14)" calcext:base-cell-address="level1.HG16"/>
          </calcext:conditional-format>
          <calcext:conditional-format calcext:target-range-address="level1.HG16:level1.HG16">
            <calcext:condition calcext:apply-style-name="notair" calcext:value="between(0,14)" calcext:base-cell-address="level1.HG16"/>
          </calcext:conditional-format>
          <calcext:conditional-format calcext:target-range-address="level1.HG17:level1.HG17">
            <calcext:condition calcext:apply-style-name="notair" calcext:value="between(0,14)" calcext:base-cell-address="level1.HG17"/>
          </calcext:conditional-format>
          <calcext:conditional-format calcext:target-range-address="level1.HG17:level1.HG17">
            <calcext:condition calcext:apply-style-name="notair" calcext:value="between(0,14)" calcext:base-cell-address="level1.HG17"/>
          </calcext:conditional-format>
          <calcext:conditional-format calcext:target-range-address="level1.HG17:level1.HG17">
            <calcext:condition calcext:apply-style-name="notair" calcext:value="between(0,14)" calcext:base-cell-address="level1.HG17"/>
          </calcext:conditional-format>
          <calcext:conditional-format calcext:target-range-address="level1.HG18:level1.HG18">
            <calcext:condition calcext:apply-style-name="notair" calcext:value="between(0,14)" calcext:base-cell-address="level1.HG18"/>
          </calcext:conditional-format>
          <calcext:conditional-format calcext:target-range-address="level1.HG18:level1.HG18">
            <calcext:condition calcext:apply-style-name="notair" calcext:value="between(0,14)" calcext:base-cell-address="level1.HG18"/>
          </calcext:conditional-format>
          <calcext:conditional-format calcext:target-range-address="level1.HG18:level1.HG18">
            <calcext:condition calcext:apply-style-name="notair" calcext:value="between(0,14)" calcext:base-cell-address="level1.HG18"/>
          </calcext:conditional-format>
          <calcext:conditional-format calcext:target-range-address="level1.HG19:level1.HG19">
            <calcext:condition calcext:apply-style-name="notair" calcext:value="between(0,14)" calcext:base-cell-address="level1.HG19"/>
          </calcext:conditional-format>
          <calcext:conditional-format calcext:target-range-address="level1.HG19:level1.HG19">
            <calcext:condition calcext:apply-style-name="notair" calcext:value="between(0,14)" calcext:base-cell-address="level1.HG19"/>
          </calcext:conditional-format>
          <calcext:conditional-format calcext:target-range-address="level1.HG19:level1.HG19">
            <calcext:condition calcext:apply-style-name="notair" calcext:value="between(0,14)" calcext:base-cell-address="level1.HG19"/>
          </calcext:conditional-format>
          <calcext:conditional-format calcext:target-range-address="level1.HG20:level1.HG20">
            <calcext:condition calcext:apply-style-name="notair" calcext:value="between(0,14)" calcext:base-cell-address="level1.HG20"/>
          </calcext:conditional-format>
          <calcext:conditional-format calcext:target-range-address="level1.HG20:level1.HG20">
            <calcext:condition calcext:apply-style-name="notair" calcext:value="between(0,14)" calcext:base-cell-address="level1.HG20"/>
          </calcext:conditional-format>
          <calcext:conditional-format calcext:target-range-address="level1.HG20:level1.HG20">
            <calcext:condition calcext:apply-style-name="notair" calcext:value="between(0,14)" calcext:base-cell-address="level1.HG20"/>
          </calcext:conditional-format>
          <calcext:conditional-format calcext:target-range-address="level1.HG21:level1.HG21">
            <calcext:condition calcext:apply-style-name="notair" calcext:value="between(0,14)" calcext:base-cell-address="level1.HG21"/>
          </calcext:conditional-format>
          <calcext:conditional-format calcext:target-range-address="level1.HG21:level1.HG21">
            <calcext:condition calcext:apply-style-name="notair" calcext:value="between(0,14)" calcext:base-cell-address="level1.HG21"/>
          </calcext:conditional-format>
          <calcext:conditional-format calcext:target-range-address="level1.HG21:level1.HG21">
            <calcext:condition calcext:apply-style-name="notair" calcext:value="between(0,14)" calcext:base-cell-address="level1.HG21"/>
          </calcext:conditional-format>
          <calcext:conditional-format calcext:target-range-address="level1.HG22:level1.HG22">
            <calcext:condition calcext:apply-style-name="notair" calcext:value="between(0,14)" calcext:base-cell-address="level1.HG22"/>
          </calcext:conditional-format>
          <calcext:conditional-format calcext:target-range-address="level1.HG22:level1.HG22">
            <calcext:condition calcext:apply-style-name="notair" calcext:value="between(0,14)" calcext:base-cell-address="level1.HG22"/>
          </calcext:conditional-format>
          <calcext:conditional-format calcext:target-range-address="level1.HG22:level1.HG22">
            <calcext:condition calcext:apply-style-name="notair" calcext:value="between(0,14)" calcext:base-cell-address="level1.HG22"/>
          </calcext:conditional-format>
          <calcext:conditional-format calcext:target-range-address="level1.HG23:level1.HG23">
            <calcext:condition calcext:apply-style-name="notair" calcext:value="between(0,14)" calcext:base-cell-address="level1.HG23"/>
          </calcext:conditional-format>
          <calcext:conditional-format calcext:target-range-address="level1.HG23:level1.HG23">
            <calcext:condition calcext:apply-style-name="notair" calcext:value="between(0,14)" calcext:base-cell-address="level1.HG23"/>
          </calcext:conditional-format>
          <calcext:conditional-format calcext:target-range-address="level1.HG23:level1.HG23">
            <calcext:condition calcext:apply-style-name="notair" calcext:value="between(0,14)" calcext:base-cell-address="level1.HG23"/>
          </calcext:conditional-format>
          <calcext:conditional-format calcext:target-range-address="level1.HG24:level1.HG24">
            <calcext:condition calcext:apply-style-name="notair" calcext:value="between(0,14)" calcext:base-cell-address="level1.HG24"/>
          </calcext:conditional-format>
          <calcext:conditional-format calcext:target-range-address="level1.HG24:level1.HG24">
            <calcext:condition calcext:apply-style-name="notair" calcext:value="between(0,14)" calcext:base-cell-address="level1.HG24"/>
          </calcext:conditional-format>
          <calcext:conditional-format calcext:target-range-address="level1.HG24:level1.HG24">
            <calcext:condition calcext:apply-style-name="notair" calcext:value="between(0,14)" calcext:base-cell-address="level1.HG24"/>
          </calcext:conditional-format>
          <calcext:conditional-format calcext:target-range-address="level1.HG25:level1.HG25">
            <calcext:condition calcext:apply-style-name="notair" calcext:value="between(0,14)" calcext:base-cell-address="level1.HG25"/>
          </calcext:conditional-format>
          <calcext:conditional-format calcext:target-range-address="level1.HG25:level1.HG25">
            <calcext:condition calcext:apply-style-name="notair" calcext:value="between(0,14)" calcext:base-cell-address="level1.HG25"/>
          </calcext:conditional-format>
          <calcext:conditional-format calcext:target-range-address="level1.HG25:level1.HG25">
            <calcext:condition calcext:apply-style-name="notair" calcext:value="between(0,14)" calcext:base-cell-address="level1.HG25"/>
          </calcext:conditional-format>
          <calcext:conditional-format calcext:target-range-address="level1.HG26:level1.HG26">
            <calcext:condition calcext:apply-style-name="notair" calcext:value="between(0,14)" calcext:base-cell-address="level1.HG26"/>
          </calcext:conditional-format>
          <calcext:conditional-format calcext:target-range-address="level1.HG26:level1.HG26">
            <calcext:condition calcext:apply-style-name="notair" calcext:value="between(0,14)" calcext:base-cell-address="level1.HG26"/>
          </calcext:conditional-format>
          <calcext:conditional-format calcext:target-range-address="level1.HG26:level1.HG26">
            <calcext:condition calcext:apply-style-name="notair" calcext:value="between(0,14)" calcext:base-cell-address="level1.HG26"/>
          </calcext:conditional-format>
          <calcext:conditional-format calcext:target-range-address="level1.HG27:level1.HG27">
            <calcext:condition calcext:apply-style-name="notair" calcext:value="between(0,14)" calcext:base-cell-address="level1.HG27"/>
          </calcext:conditional-format>
          <calcext:conditional-format calcext:target-range-address="level1.HG27:level1.HG27">
            <calcext:condition calcext:apply-style-name="notair" calcext:value="between(0,14)" calcext:base-cell-address="level1.HG27"/>
          </calcext:conditional-format>
          <calcext:conditional-format calcext:target-range-address="level1.HG27:level1.HG27">
            <calcext:condition calcext:apply-style-name="notair" calcext:value="between(0,14)" calcext:base-cell-address="level1.HG27"/>
          </calcext:conditional-format>
          <calcext:conditional-format calcext:target-range-address="level1.HG28:level1.HG28">
            <calcext:condition calcext:apply-style-name="notair" calcext:value="between(0,14)" calcext:base-cell-address="level1.HG28"/>
          </calcext:conditional-format>
          <calcext:conditional-format calcext:target-range-address="level1.HG28:level1.HG28">
            <calcext:condition calcext:apply-style-name="notair" calcext:value="between(0,14)" calcext:base-cell-address="level1.HG28"/>
          </calcext:conditional-format>
          <calcext:conditional-format calcext:target-range-address="level1.HG28:level1.HG28">
            <calcext:condition calcext:apply-style-name="notair" calcext:value="between(0,14)" calcext:base-cell-address="level1.HG28"/>
          </calcext:conditional-format>
          <calcext:conditional-format calcext:target-range-address="level1.HG29:level1.HG29">
            <calcext:condition calcext:apply-style-name="notair" calcext:value="between(0,14)" calcext:base-cell-address="level1.HG29"/>
          </calcext:conditional-format>
          <calcext:conditional-format calcext:target-range-address="level1.HG29:level1.HG29">
            <calcext:condition calcext:apply-style-name="notair" calcext:value="between(0,14)" calcext:base-cell-address="level1.HG29"/>
          </calcext:conditional-format>
          <calcext:conditional-format calcext:target-range-address="level1.HG29:level1.HG29">
            <calcext:condition calcext:apply-style-name="notair" calcext:value="between(0,14)" calcext:base-cell-address="level1.HG29"/>
          </calcext:conditional-format>
          <calcext:conditional-format calcext:target-range-address="level1.HG30:level1.HG30">
            <calcext:condition calcext:apply-style-name="notair" calcext:value="between(0,14)" calcext:base-cell-address="level1.HG30"/>
          </calcext:conditional-format>
          <calcext:conditional-format calcext:target-range-address="level1.HG30:level1.HG30">
            <calcext:condition calcext:apply-style-name="notair" calcext:value="between(0,14)" calcext:base-cell-address="level1.HG30"/>
          </calcext:conditional-format>
          <calcext:conditional-format calcext:target-range-address="level1.HG30:level1.HG30">
            <calcext:condition calcext:apply-style-name="notair" calcext:value="between(0,14)" calcext:base-cell-address="level1.HG30"/>
          </calcext:conditional-format>
          <calcext:conditional-format calcext:target-range-address="level1.HG31:level1.HG31">
            <calcext:condition calcext:apply-style-name="notair" calcext:value="between(0,14)" calcext:base-cell-address="level1.HG31"/>
          </calcext:conditional-format>
          <calcext:conditional-format calcext:target-range-address="level1.HG31:level1.HG31">
            <calcext:condition calcext:apply-style-name="notair" calcext:value="between(0,14)" calcext:base-cell-address="level1.HG31"/>
          </calcext:conditional-format>
          <calcext:conditional-format calcext:target-range-address="level1.HG31:level1.HG31">
            <calcext:condition calcext:apply-style-name="notair" calcext:value="between(0,14)" calcext:base-cell-address="level1.HG31"/>
          </calcext:conditional-format>
          <calcext:conditional-format calcext:target-range-address="level1.HG32:level1.HG32">
            <calcext:condition calcext:apply-style-name="notair" calcext:value="between(0,14)" calcext:base-cell-address="level1.HG32"/>
          </calcext:conditional-format>
          <calcext:conditional-format calcext:target-range-address="level1.HG32:level1.HG32">
            <calcext:condition calcext:apply-style-name="notair" calcext:value="between(0,14)" calcext:base-cell-address="level1.HG32"/>
          </calcext:conditional-format>
          <calcext:conditional-format calcext:target-range-address="level1.HG32:level1.HG32">
            <calcext:condition calcext:apply-style-name="notair" calcext:value="between(0,14)" calcext:base-cell-address="level1.HG32"/>
          </calcext:conditional-format>
          <calcext:conditional-format calcext:target-range-address="level1.HG33:level1.HG33">
            <calcext:condition calcext:apply-style-name="notair" calcext:value="between(0,14)" calcext:base-cell-address="level1.HG33"/>
          </calcext:conditional-format>
          <calcext:conditional-format calcext:target-range-address="level1.HG33:level1.HG33">
            <calcext:condition calcext:apply-style-name="notair" calcext:value="between(0,14)" calcext:base-cell-address="level1.HG33"/>
          </calcext:conditional-format>
          <calcext:conditional-format calcext:target-range-address="level1.HG33:level1.HG33">
            <calcext:condition calcext:apply-style-name="notair" calcext:value="between(0,14)" calcext:base-cell-address="level1.HG33"/>
          </calcext:conditional-format>
          <calcext:conditional-format calcext:target-range-address="level1.HG34:level1.HG34">
            <calcext:condition calcext:apply-style-name="notair" calcext:value="between(0,14)" calcext:base-cell-address="level1.HG34"/>
          </calcext:conditional-format>
          <calcext:conditional-format calcext:target-range-address="level1.HG34:level1.HG34">
            <calcext:condition calcext:apply-style-name="notair" calcext:value="between(0,14)" calcext:base-cell-address="level1.HG34"/>
          </calcext:conditional-format>
          <calcext:conditional-format calcext:target-range-address="level1.HG34:level1.HG34">
            <calcext:condition calcext:apply-style-name="notair" calcext:value="between(0,14)" calcext:base-cell-address="level1.HG34"/>
          </calcext:conditional-format>
          <calcext:conditional-format calcext:target-range-address="level1.HF35:level1.HF1048576 level1.HF1:level1.HF14">
            <calcext:condition calcext:apply-style-name="notair" calcext:value="between(0,14)" calcext:base-cell-address="level1.HF1"/>
          </calcext:conditional-format>
          <calcext:conditional-format calcext:target-range-address="level1.HF35:level1.HF1048576 level1.HF1:level1.HF14">
            <calcext:condition calcext:apply-style-name="notair" calcext:value="between(0,14)" calcext:base-cell-address="level1.HF1"/>
          </calcext:conditional-format>
          <calcext:conditional-format calcext:target-range-address="level1.HF35:level1.HF1048576 level1.HF1:level1.HF14">
            <calcext:condition calcext:apply-style-name="notair" calcext:value="between(0,14)" calcext:base-cell-address="level1.HF1"/>
          </calcext:conditional-format>
          <calcext:conditional-format calcext:target-range-address="level1.HF15:level1.HF15">
            <calcext:condition calcext:apply-style-name="notair" calcext:value="between(0,14)" calcext:base-cell-address="level1.HF15"/>
          </calcext:conditional-format>
          <calcext:conditional-format calcext:target-range-address="level1.HF15:level1.HF15">
            <calcext:condition calcext:apply-style-name="notair" calcext:value="between(0,14)" calcext:base-cell-address="level1.HF15"/>
          </calcext:conditional-format>
          <calcext:conditional-format calcext:target-range-address="level1.HF15:level1.HF15">
            <calcext:condition calcext:apply-style-name="notair" calcext:value="between(0,14)" calcext:base-cell-address="level1.HF15"/>
          </calcext:conditional-format>
          <calcext:conditional-format calcext:target-range-address="level1.HF16:level1.HF16">
            <calcext:condition calcext:apply-style-name="notair" calcext:value="between(0,14)" calcext:base-cell-address="level1.HF16"/>
          </calcext:conditional-format>
          <calcext:conditional-format calcext:target-range-address="level1.HF16:level1.HF16">
            <calcext:condition calcext:apply-style-name="notair" calcext:value="between(0,14)" calcext:base-cell-address="level1.HF16"/>
          </calcext:conditional-format>
          <calcext:conditional-format calcext:target-range-address="level1.HF16:level1.HF16">
            <calcext:condition calcext:apply-style-name="notair" calcext:value="between(0,14)" calcext:base-cell-address="level1.HF16"/>
          </calcext:conditional-format>
          <calcext:conditional-format calcext:target-range-address="level1.HF17:level1.HF17">
            <calcext:condition calcext:apply-style-name="notair" calcext:value="between(0,14)" calcext:base-cell-address="level1.HF17"/>
          </calcext:conditional-format>
          <calcext:conditional-format calcext:target-range-address="level1.HF17:level1.HF17">
            <calcext:condition calcext:apply-style-name="notair" calcext:value="between(0,14)" calcext:base-cell-address="level1.HF17"/>
          </calcext:conditional-format>
          <calcext:conditional-format calcext:target-range-address="level1.HF17:level1.HF17">
            <calcext:condition calcext:apply-style-name="notair" calcext:value="between(0,14)" calcext:base-cell-address="level1.HF17"/>
          </calcext:conditional-format>
          <calcext:conditional-format calcext:target-range-address="level1.HF18:level1.HF18">
            <calcext:condition calcext:apply-style-name="notair" calcext:value="between(0,14)" calcext:base-cell-address="level1.HF18"/>
          </calcext:conditional-format>
          <calcext:conditional-format calcext:target-range-address="level1.HF18:level1.HF18">
            <calcext:condition calcext:apply-style-name="notair" calcext:value="between(0,14)" calcext:base-cell-address="level1.HF18"/>
          </calcext:conditional-format>
          <calcext:conditional-format calcext:target-range-address="level1.HF18:level1.HF18">
            <calcext:condition calcext:apply-style-name="notair" calcext:value="between(0,14)" calcext:base-cell-address="level1.HF18"/>
          </calcext:conditional-format>
          <calcext:conditional-format calcext:target-range-address="level1.HF19:level1.HF19">
            <calcext:condition calcext:apply-style-name="notair" calcext:value="between(0,14)" calcext:base-cell-address="level1.HF19"/>
          </calcext:conditional-format>
          <calcext:conditional-format calcext:target-range-address="level1.HF19:level1.HF19">
            <calcext:condition calcext:apply-style-name="notair" calcext:value="between(0,14)" calcext:base-cell-address="level1.HF19"/>
          </calcext:conditional-format>
          <calcext:conditional-format calcext:target-range-address="level1.HF19:level1.HF19">
            <calcext:condition calcext:apply-style-name="notair" calcext:value="between(0,14)" calcext:base-cell-address="level1.HF19"/>
          </calcext:conditional-format>
          <calcext:conditional-format calcext:target-range-address="level1.HF20:level1.HF20">
            <calcext:condition calcext:apply-style-name="notair" calcext:value="between(0,14)" calcext:base-cell-address="level1.HF20"/>
          </calcext:conditional-format>
          <calcext:conditional-format calcext:target-range-address="level1.HF20:level1.HF20">
            <calcext:condition calcext:apply-style-name="notair" calcext:value="between(0,14)" calcext:base-cell-address="level1.HF20"/>
          </calcext:conditional-format>
          <calcext:conditional-format calcext:target-range-address="level1.HF20:level1.HF20">
            <calcext:condition calcext:apply-style-name="notair" calcext:value="between(0,14)" calcext:base-cell-address="level1.HF20"/>
          </calcext:conditional-format>
          <calcext:conditional-format calcext:target-range-address="level1.HF21:level1.HF21">
            <calcext:condition calcext:apply-style-name="notair" calcext:value="between(0,14)" calcext:base-cell-address="level1.HF21"/>
          </calcext:conditional-format>
          <calcext:conditional-format calcext:target-range-address="level1.HF21:level1.HF21">
            <calcext:condition calcext:apply-style-name="notair" calcext:value="between(0,14)" calcext:base-cell-address="level1.HF21"/>
          </calcext:conditional-format>
          <calcext:conditional-format calcext:target-range-address="level1.HF21:level1.HF21">
            <calcext:condition calcext:apply-style-name="notair" calcext:value="between(0,14)" calcext:base-cell-address="level1.HF21"/>
          </calcext:conditional-format>
          <calcext:conditional-format calcext:target-range-address="level1.HF22:level1.HF22">
            <calcext:condition calcext:apply-style-name="notair" calcext:value="between(0,14)" calcext:base-cell-address="level1.HF22"/>
          </calcext:conditional-format>
          <calcext:conditional-format calcext:target-range-address="level1.HF22:level1.HF22">
            <calcext:condition calcext:apply-style-name="notair" calcext:value="between(0,14)" calcext:base-cell-address="level1.HF22"/>
          </calcext:conditional-format>
          <calcext:conditional-format calcext:target-range-address="level1.HF22:level1.HF22">
            <calcext:condition calcext:apply-style-name="notair" calcext:value="between(0,14)" calcext:base-cell-address="level1.HF22"/>
          </calcext:conditional-format>
          <calcext:conditional-format calcext:target-range-address="level1.HF23:level1.HF23">
            <calcext:condition calcext:apply-style-name="notair" calcext:value="between(0,14)" calcext:base-cell-address="level1.HF23"/>
          </calcext:conditional-format>
          <calcext:conditional-format calcext:target-range-address="level1.HF23:level1.HF23">
            <calcext:condition calcext:apply-style-name="notair" calcext:value="between(0,14)" calcext:base-cell-address="level1.HF23"/>
          </calcext:conditional-format>
          <calcext:conditional-format calcext:target-range-address="level1.HF23:level1.HF23">
            <calcext:condition calcext:apply-style-name="notair" calcext:value="between(0,14)" calcext:base-cell-address="level1.HF23"/>
          </calcext:conditional-format>
          <calcext:conditional-format calcext:target-range-address="level1.HF24:level1.HF24">
            <calcext:condition calcext:apply-style-name="notair" calcext:value="between(0,14)" calcext:base-cell-address="level1.HF24"/>
          </calcext:conditional-format>
          <calcext:conditional-format calcext:target-range-address="level1.HF24:level1.HF24">
            <calcext:condition calcext:apply-style-name="notair" calcext:value="between(0,14)" calcext:base-cell-address="level1.HF24"/>
          </calcext:conditional-format>
          <calcext:conditional-format calcext:target-range-address="level1.HF24:level1.HF24">
            <calcext:condition calcext:apply-style-name="notair" calcext:value="between(0,14)" calcext:base-cell-address="level1.HF24"/>
          </calcext:conditional-format>
          <calcext:conditional-format calcext:target-range-address="level1.HF25:level1.HF25">
            <calcext:condition calcext:apply-style-name="notair" calcext:value="between(0,14)" calcext:base-cell-address="level1.HF25"/>
          </calcext:conditional-format>
          <calcext:conditional-format calcext:target-range-address="level1.HF25:level1.HF25">
            <calcext:condition calcext:apply-style-name="notair" calcext:value="between(0,14)" calcext:base-cell-address="level1.HF25"/>
          </calcext:conditional-format>
          <calcext:conditional-format calcext:target-range-address="level1.HF25:level1.HF25">
            <calcext:condition calcext:apply-style-name="notair" calcext:value="between(0,14)" calcext:base-cell-address="level1.HF25"/>
          </calcext:conditional-format>
          <calcext:conditional-format calcext:target-range-address="level1.HF26:level1.HF26">
            <calcext:condition calcext:apply-style-name="notair" calcext:value="between(0,14)" calcext:base-cell-address="level1.HF26"/>
          </calcext:conditional-format>
          <calcext:conditional-format calcext:target-range-address="level1.HF26:level1.HF26">
            <calcext:condition calcext:apply-style-name="notair" calcext:value="between(0,14)" calcext:base-cell-address="level1.HF26"/>
          </calcext:conditional-format>
          <calcext:conditional-format calcext:target-range-address="level1.HF26:level1.HF26">
            <calcext:condition calcext:apply-style-name="notair" calcext:value="between(0,14)" calcext:base-cell-address="level1.HF26"/>
          </calcext:conditional-format>
          <calcext:conditional-format calcext:target-range-address="level1.HF27:level1.HF27">
            <calcext:condition calcext:apply-style-name="notair" calcext:value="between(0,14)" calcext:base-cell-address="level1.HF27"/>
          </calcext:conditional-format>
          <calcext:conditional-format calcext:target-range-address="level1.HF27:level1.HF27">
            <calcext:condition calcext:apply-style-name="notair" calcext:value="between(0,14)" calcext:base-cell-address="level1.HF27"/>
          </calcext:conditional-format>
          <calcext:conditional-format calcext:target-range-address="level1.HF27:level1.HF27">
            <calcext:condition calcext:apply-style-name="notair" calcext:value="between(0,14)" calcext:base-cell-address="level1.HF27"/>
          </calcext:conditional-format>
          <calcext:conditional-format calcext:target-range-address="level1.HF28:level1.HF28">
            <calcext:condition calcext:apply-style-name="notair" calcext:value="between(0,14)" calcext:base-cell-address="level1.HF28"/>
          </calcext:conditional-format>
          <calcext:conditional-format calcext:target-range-address="level1.HF28:level1.HF28">
            <calcext:condition calcext:apply-style-name="notair" calcext:value="between(0,14)" calcext:base-cell-address="level1.HF28"/>
          </calcext:conditional-format>
          <calcext:conditional-format calcext:target-range-address="level1.HF28:level1.HF28">
            <calcext:condition calcext:apply-style-name="notair" calcext:value="between(0,14)" calcext:base-cell-address="level1.HF28"/>
          </calcext:conditional-format>
          <calcext:conditional-format calcext:target-range-address="level1.HF29:level1.HF29">
            <calcext:condition calcext:apply-style-name="notair" calcext:value="between(0,14)" calcext:base-cell-address="level1.HF29"/>
          </calcext:conditional-format>
          <calcext:conditional-format calcext:target-range-address="level1.HF29:level1.HF29">
            <calcext:condition calcext:apply-style-name="notair" calcext:value="between(0,14)" calcext:base-cell-address="level1.HF29"/>
          </calcext:conditional-format>
          <calcext:conditional-format calcext:target-range-address="level1.HF29:level1.HF29">
            <calcext:condition calcext:apply-style-name="notair" calcext:value="between(0,14)" calcext:base-cell-address="level1.HF29"/>
          </calcext:conditional-format>
          <calcext:conditional-format calcext:target-range-address="level1.HF30:level1.HF30">
            <calcext:condition calcext:apply-style-name="notair" calcext:value="between(0,14)" calcext:base-cell-address="level1.HF30"/>
          </calcext:conditional-format>
          <calcext:conditional-format calcext:target-range-address="level1.HF30:level1.HF30">
            <calcext:condition calcext:apply-style-name="notair" calcext:value="between(0,14)" calcext:base-cell-address="level1.HF30"/>
          </calcext:conditional-format>
          <calcext:conditional-format calcext:target-range-address="level1.HF30:level1.HF30">
            <calcext:condition calcext:apply-style-name="notair" calcext:value="between(0,14)" calcext:base-cell-address="level1.HF30"/>
          </calcext:conditional-format>
          <calcext:conditional-format calcext:target-range-address="level1.HF31:level1.HF31">
            <calcext:condition calcext:apply-style-name="notair" calcext:value="between(0,14)" calcext:base-cell-address="level1.HF31"/>
          </calcext:conditional-format>
          <calcext:conditional-format calcext:target-range-address="level1.HF31:level1.HF31">
            <calcext:condition calcext:apply-style-name="notair" calcext:value="between(0,14)" calcext:base-cell-address="level1.HF31"/>
          </calcext:conditional-format>
          <calcext:conditional-format calcext:target-range-address="level1.HF31:level1.HF31">
            <calcext:condition calcext:apply-style-name="notair" calcext:value="between(0,14)" calcext:base-cell-address="level1.HF31"/>
          </calcext:conditional-format>
          <calcext:conditional-format calcext:target-range-address="level1.HF32:level1.HF32">
            <calcext:condition calcext:apply-style-name="notair" calcext:value="between(0,14)" calcext:base-cell-address="level1.HF32"/>
          </calcext:conditional-format>
          <calcext:conditional-format calcext:target-range-address="level1.HF32:level1.HF32">
            <calcext:condition calcext:apply-style-name="notair" calcext:value="between(0,14)" calcext:base-cell-address="level1.HF32"/>
          </calcext:conditional-format>
          <calcext:conditional-format calcext:target-range-address="level1.HF32:level1.HF32">
            <calcext:condition calcext:apply-style-name="notair" calcext:value="between(0,14)" calcext:base-cell-address="level1.HF32"/>
          </calcext:conditional-format>
          <calcext:conditional-format calcext:target-range-address="level1.HF33:level1.HF33">
            <calcext:condition calcext:apply-style-name="notair" calcext:value="between(0,14)" calcext:base-cell-address="level1.HF33"/>
          </calcext:conditional-format>
          <calcext:conditional-format calcext:target-range-address="level1.HF33:level1.HF33">
            <calcext:condition calcext:apply-style-name="notair" calcext:value="between(0,14)" calcext:base-cell-address="level1.HF33"/>
          </calcext:conditional-format>
          <calcext:conditional-format calcext:target-range-address="level1.HF33:level1.HF33">
            <calcext:condition calcext:apply-style-name="notair" calcext:value="between(0,14)" calcext:base-cell-address="level1.HF33"/>
          </calcext:conditional-format>
          <calcext:conditional-format calcext:target-range-address="level1.HF34:level1.HF34">
            <calcext:condition calcext:apply-style-name="notair" calcext:value="between(0,14)" calcext:base-cell-address="level1.HF34"/>
          </calcext:conditional-format>
          <calcext:conditional-format calcext:target-range-address="level1.HF34:level1.HF34">
            <calcext:condition calcext:apply-style-name="notair" calcext:value="between(0,14)" calcext:base-cell-address="level1.HF34"/>
          </calcext:conditional-format>
          <calcext:conditional-format calcext:target-range-address="level1.HF34:level1.HF34">
            <calcext:condition calcext:apply-style-name="notair" calcext:value="between(0,14)" calcext:base-cell-address="level1.HF34"/>
          </calcext:conditional-format>
          <calcext:conditional-format calcext:target-range-address="level1.HE35:level1.HE1048576 level1.HE1:level1.HE14">
            <calcext:condition calcext:apply-style-name="notair" calcext:value="between(0,14)" calcext:base-cell-address="level1.HE1"/>
          </calcext:conditional-format>
          <calcext:conditional-format calcext:target-range-address="level1.HE35:level1.HE1048576 level1.HE1:level1.HE14">
            <calcext:condition calcext:apply-style-name="notair" calcext:value="between(0,14)" calcext:base-cell-address="level1.HE1"/>
          </calcext:conditional-format>
          <calcext:conditional-format calcext:target-range-address="level1.HE35:level1.HE1048576 level1.HE1:level1.HE14">
            <calcext:condition calcext:apply-style-name="notair" calcext:value="between(0,14)" calcext:base-cell-address="level1.HE1"/>
          </calcext:conditional-format>
          <calcext:conditional-format calcext:target-range-address="level1.HE15:level1.HE15">
            <calcext:condition calcext:apply-style-name="notair" calcext:value="between(0,14)" calcext:base-cell-address="level1.HE15"/>
          </calcext:conditional-format>
          <calcext:conditional-format calcext:target-range-address="level1.HE15:level1.HE15">
            <calcext:condition calcext:apply-style-name="notair" calcext:value="between(0,14)" calcext:base-cell-address="level1.HE15"/>
          </calcext:conditional-format>
          <calcext:conditional-format calcext:target-range-address="level1.HE15:level1.HE15">
            <calcext:condition calcext:apply-style-name="notair" calcext:value="between(0,14)" calcext:base-cell-address="level1.HE15"/>
          </calcext:conditional-format>
          <calcext:conditional-format calcext:target-range-address="level1.HE16:level1.HE16">
            <calcext:condition calcext:apply-style-name="notair" calcext:value="between(0,14)" calcext:base-cell-address="level1.HE16"/>
          </calcext:conditional-format>
          <calcext:conditional-format calcext:target-range-address="level1.HE16:level1.HE16">
            <calcext:condition calcext:apply-style-name="notair" calcext:value="between(0,14)" calcext:base-cell-address="level1.HE16"/>
          </calcext:conditional-format>
          <calcext:conditional-format calcext:target-range-address="level1.HE16:level1.HE16">
            <calcext:condition calcext:apply-style-name="notair" calcext:value="between(0,14)" calcext:base-cell-address="level1.HE16"/>
          </calcext:conditional-format>
          <calcext:conditional-format calcext:target-range-address="level1.HE17:level1.HE17">
            <calcext:condition calcext:apply-style-name="notair" calcext:value="between(0,14)" calcext:base-cell-address="level1.HE17"/>
          </calcext:conditional-format>
          <calcext:conditional-format calcext:target-range-address="level1.HE17:level1.HE17">
            <calcext:condition calcext:apply-style-name="notair" calcext:value="between(0,14)" calcext:base-cell-address="level1.HE17"/>
          </calcext:conditional-format>
          <calcext:conditional-format calcext:target-range-address="level1.HE17:level1.HE17">
            <calcext:condition calcext:apply-style-name="notair" calcext:value="between(0,14)" calcext:base-cell-address="level1.HE17"/>
          </calcext:conditional-format>
          <calcext:conditional-format calcext:target-range-address="level1.HE18:level1.HE18">
            <calcext:condition calcext:apply-style-name="notair" calcext:value="between(0,14)" calcext:base-cell-address="level1.HE18"/>
          </calcext:conditional-format>
          <calcext:conditional-format calcext:target-range-address="level1.HE18:level1.HE18">
            <calcext:condition calcext:apply-style-name="notair" calcext:value="between(0,14)" calcext:base-cell-address="level1.HE18"/>
          </calcext:conditional-format>
          <calcext:conditional-format calcext:target-range-address="level1.HE18:level1.HE18">
            <calcext:condition calcext:apply-style-name="notair" calcext:value="between(0,14)" calcext:base-cell-address="level1.HE18"/>
          </calcext:conditional-format>
          <calcext:conditional-format calcext:target-range-address="level1.HE19:level1.HE19">
            <calcext:condition calcext:apply-style-name="notair" calcext:value="between(0,14)" calcext:base-cell-address="level1.HE19"/>
          </calcext:conditional-format>
          <calcext:conditional-format calcext:target-range-address="level1.HE19:level1.HE19">
            <calcext:condition calcext:apply-style-name="notair" calcext:value="between(0,14)" calcext:base-cell-address="level1.HE19"/>
          </calcext:conditional-format>
          <calcext:conditional-format calcext:target-range-address="level1.HE19:level1.HE19">
            <calcext:condition calcext:apply-style-name="notair" calcext:value="between(0,14)" calcext:base-cell-address="level1.HE19"/>
          </calcext:conditional-format>
          <calcext:conditional-format calcext:target-range-address="level1.HE20:level1.HE20">
            <calcext:condition calcext:apply-style-name="notair" calcext:value="between(0,14)" calcext:base-cell-address="level1.HE20"/>
          </calcext:conditional-format>
          <calcext:conditional-format calcext:target-range-address="level1.HE20:level1.HE20">
            <calcext:condition calcext:apply-style-name="notair" calcext:value="between(0,14)" calcext:base-cell-address="level1.HE20"/>
          </calcext:conditional-format>
          <calcext:conditional-format calcext:target-range-address="level1.HE20:level1.HE20">
            <calcext:condition calcext:apply-style-name="notair" calcext:value="between(0,14)" calcext:base-cell-address="level1.HE20"/>
          </calcext:conditional-format>
          <calcext:conditional-format calcext:target-range-address="level1.HE21:level1.HE21">
            <calcext:condition calcext:apply-style-name="notair" calcext:value="between(0,14)" calcext:base-cell-address="level1.HE21"/>
          </calcext:conditional-format>
          <calcext:conditional-format calcext:target-range-address="level1.HE21:level1.HE21">
            <calcext:condition calcext:apply-style-name="notair" calcext:value="between(0,14)" calcext:base-cell-address="level1.HE21"/>
          </calcext:conditional-format>
          <calcext:conditional-format calcext:target-range-address="level1.HE21:level1.HE21">
            <calcext:condition calcext:apply-style-name="notair" calcext:value="between(0,14)" calcext:base-cell-address="level1.HE21"/>
          </calcext:conditional-format>
          <calcext:conditional-format calcext:target-range-address="level1.HE22:level1.HE22">
            <calcext:condition calcext:apply-style-name="notair" calcext:value="between(0,14)" calcext:base-cell-address="level1.HE22"/>
          </calcext:conditional-format>
          <calcext:conditional-format calcext:target-range-address="level1.HE22:level1.HE22">
            <calcext:condition calcext:apply-style-name="notair" calcext:value="between(0,14)" calcext:base-cell-address="level1.HE22"/>
          </calcext:conditional-format>
          <calcext:conditional-format calcext:target-range-address="level1.HE22:level1.HE22">
            <calcext:condition calcext:apply-style-name="notair" calcext:value="between(0,14)" calcext:base-cell-address="level1.HE22"/>
          </calcext:conditional-format>
          <calcext:conditional-format calcext:target-range-address="level1.HE23:level1.HE23">
            <calcext:condition calcext:apply-style-name="notair" calcext:value="between(0,14)" calcext:base-cell-address="level1.HE23"/>
          </calcext:conditional-format>
          <calcext:conditional-format calcext:target-range-address="level1.HE23:level1.HE23">
            <calcext:condition calcext:apply-style-name="notair" calcext:value="between(0,14)" calcext:base-cell-address="level1.HE23"/>
          </calcext:conditional-format>
          <calcext:conditional-format calcext:target-range-address="level1.HE23:level1.HE23">
            <calcext:condition calcext:apply-style-name="notair" calcext:value="between(0,14)" calcext:base-cell-address="level1.HE23"/>
          </calcext:conditional-format>
          <calcext:conditional-format calcext:target-range-address="level1.HE24:level1.HE24">
            <calcext:condition calcext:apply-style-name="notair" calcext:value="between(0,14)" calcext:base-cell-address="level1.HE24"/>
          </calcext:conditional-format>
          <calcext:conditional-format calcext:target-range-address="level1.HE24:level1.HE24">
            <calcext:condition calcext:apply-style-name="notair" calcext:value="between(0,14)" calcext:base-cell-address="level1.HE24"/>
          </calcext:conditional-format>
          <calcext:conditional-format calcext:target-range-address="level1.HE24:level1.HE24">
            <calcext:condition calcext:apply-style-name="notair" calcext:value="between(0,14)" calcext:base-cell-address="level1.HE24"/>
          </calcext:conditional-format>
          <calcext:conditional-format calcext:target-range-address="level1.HE25:level1.HE25">
            <calcext:condition calcext:apply-style-name="notair" calcext:value="between(0,14)" calcext:base-cell-address="level1.HE25"/>
          </calcext:conditional-format>
          <calcext:conditional-format calcext:target-range-address="level1.HE25:level1.HE25">
            <calcext:condition calcext:apply-style-name="notair" calcext:value="between(0,14)" calcext:base-cell-address="level1.HE25"/>
          </calcext:conditional-format>
          <calcext:conditional-format calcext:target-range-address="level1.HE25:level1.HE25">
            <calcext:condition calcext:apply-style-name="notair" calcext:value="between(0,14)" calcext:base-cell-address="level1.HE25"/>
          </calcext:conditional-format>
          <calcext:conditional-format calcext:target-range-address="level1.HE26:level1.HE26">
            <calcext:condition calcext:apply-style-name="notair" calcext:value="between(0,14)" calcext:base-cell-address="level1.HE26"/>
          </calcext:conditional-format>
          <calcext:conditional-format calcext:target-range-address="level1.HE26:level1.HE26">
            <calcext:condition calcext:apply-style-name="notair" calcext:value="between(0,14)" calcext:base-cell-address="level1.HE26"/>
          </calcext:conditional-format>
          <calcext:conditional-format calcext:target-range-address="level1.HE26:level1.HE26">
            <calcext:condition calcext:apply-style-name="notair" calcext:value="between(0,14)" calcext:base-cell-address="level1.HE26"/>
          </calcext:conditional-format>
          <calcext:conditional-format calcext:target-range-address="level1.HE27:level1.HE27">
            <calcext:condition calcext:apply-style-name="notair" calcext:value="between(0,14)" calcext:base-cell-address="level1.HE27"/>
          </calcext:conditional-format>
          <calcext:conditional-format calcext:target-range-address="level1.HE27:level1.HE27">
            <calcext:condition calcext:apply-style-name="notair" calcext:value="between(0,14)" calcext:base-cell-address="level1.HE27"/>
          </calcext:conditional-format>
          <calcext:conditional-format calcext:target-range-address="level1.HE27:level1.HE27">
            <calcext:condition calcext:apply-style-name="notair" calcext:value="between(0,14)" calcext:base-cell-address="level1.HE27"/>
          </calcext:conditional-format>
          <calcext:conditional-format calcext:target-range-address="level1.HE28:level1.HE28">
            <calcext:condition calcext:apply-style-name="notair" calcext:value="between(0,14)" calcext:base-cell-address="level1.HE28"/>
          </calcext:conditional-format>
          <calcext:conditional-format calcext:target-range-address="level1.HE28:level1.HE28">
            <calcext:condition calcext:apply-style-name="notair" calcext:value="between(0,14)" calcext:base-cell-address="level1.HE28"/>
          </calcext:conditional-format>
          <calcext:conditional-format calcext:target-range-address="level1.HE28:level1.HE28">
            <calcext:condition calcext:apply-style-name="notair" calcext:value="between(0,14)" calcext:base-cell-address="level1.HE28"/>
          </calcext:conditional-format>
          <calcext:conditional-format calcext:target-range-address="level1.HE29:level1.HE29">
            <calcext:condition calcext:apply-style-name="notair" calcext:value="between(0,14)" calcext:base-cell-address="level1.HE29"/>
          </calcext:conditional-format>
          <calcext:conditional-format calcext:target-range-address="level1.HE29:level1.HE29">
            <calcext:condition calcext:apply-style-name="notair" calcext:value="between(0,14)" calcext:base-cell-address="level1.HE29"/>
          </calcext:conditional-format>
          <calcext:conditional-format calcext:target-range-address="level1.HE29:level1.HE29">
            <calcext:condition calcext:apply-style-name="notair" calcext:value="between(0,14)" calcext:base-cell-address="level1.HE29"/>
          </calcext:conditional-format>
          <calcext:conditional-format calcext:target-range-address="level1.HE30:level1.HE30">
            <calcext:condition calcext:apply-style-name="notair" calcext:value="between(0,14)" calcext:base-cell-address="level1.HE30"/>
          </calcext:conditional-format>
          <calcext:conditional-format calcext:target-range-address="level1.HE30:level1.HE30">
            <calcext:condition calcext:apply-style-name="notair" calcext:value="between(0,14)" calcext:base-cell-address="level1.HE30"/>
          </calcext:conditional-format>
          <calcext:conditional-format calcext:target-range-address="level1.HE30:level1.HE30">
            <calcext:condition calcext:apply-style-name="notair" calcext:value="between(0,14)" calcext:base-cell-address="level1.HE30"/>
          </calcext:conditional-format>
          <calcext:conditional-format calcext:target-range-address="level1.HE31:level1.HE31">
            <calcext:condition calcext:apply-style-name="notair" calcext:value="between(0,14)" calcext:base-cell-address="level1.HE31"/>
          </calcext:conditional-format>
          <calcext:conditional-format calcext:target-range-address="level1.HE31:level1.HE31">
            <calcext:condition calcext:apply-style-name="notair" calcext:value="between(0,14)" calcext:base-cell-address="level1.HE31"/>
          </calcext:conditional-format>
          <calcext:conditional-format calcext:target-range-address="level1.HE31:level1.HE31">
            <calcext:condition calcext:apply-style-name="notair" calcext:value="between(0,14)" calcext:base-cell-address="level1.HE31"/>
          </calcext:conditional-format>
          <calcext:conditional-format calcext:target-range-address="level1.HE32:level1.HE32">
            <calcext:condition calcext:apply-style-name="notair" calcext:value="between(0,14)" calcext:base-cell-address="level1.HE32"/>
          </calcext:conditional-format>
          <calcext:conditional-format calcext:target-range-address="level1.HE32:level1.HE32">
            <calcext:condition calcext:apply-style-name="notair" calcext:value="between(0,14)" calcext:base-cell-address="level1.HE32"/>
          </calcext:conditional-format>
          <calcext:conditional-format calcext:target-range-address="level1.HE32:level1.HE32">
            <calcext:condition calcext:apply-style-name="notair" calcext:value="between(0,14)" calcext:base-cell-address="level1.HE32"/>
          </calcext:conditional-format>
          <calcext:conditional-format calcext:target-range-address="level1.HE33:level1.HE33">
            <calcext:condition calcext:apply-style-name="notair" calcext:value="between(0,14)" calcext:base-cell-address="level1.HE33"/>
          </calcext:conditional-format>
          <calcext:conditional-format calcext:target-range-address="level1.HE33:level1.HE33">
            <calcext:condition calcext:apply-style-name="notair" calcext:value="between(0,14)" calcext:base-cell-address="level1.HE33"/>
          </calcext:conditional-format>
          <calcext:conditional-format calcext:target-range-address="level1.HE33:level1.HE33">
            <calcext:condition calcext:apply-style-name="notair" calcext:value="between(0,14)" calcext:base-cell-address="level1.HE33"/>
          </calcext:conditional-format>
          <calcext:conditional-format calcext:target-range-address="level1.HE34:level1.HE34">
            <calcext:condition calcext:apply-style-name="notair" calcext:value="between(0,14)" calcext:base-cell-address="level1.HE34"/>
          </calcext:conditional-format>
          <calcext:conditional-format calcext:target-range-address="level1.HE34:level1.HE34">
            <calcext:condition calcext:apply-style-name="notair" calcext:value="between(0,14)" calcext:base-cell-address="level1.HE34"/>
          </calcext:conditional-format>
          <calcext:conditional-format calcext:target-range-address="level1.HE34:level1.HE34">
            <calcext:condition calcext:apply-style-name="notair" calcext:value="between(0,14)" calcext:base-cell-address="level1.HE34"/>
          </calcext:conditional-format>
          <calcext:conditional-format calcext:target-range-address="level1.HD35:level1.HD1048576 level1.HD1:level1.HD14">
            <calcext:condition calcext:apply-style-name="notair" calcext:value="between(0,14)" calcext:base-cell-address="level1.HD1"/>
          </calcext:conditional-format>
          <calcext:conditional-format calcext:target-range-address="level1.HD35:level1.HD1048576 level1.HD1:level1.HD14">
            <calcext:condition calcext:apply-style-name="notair" calcext:value="between(0,14)" calcext:base-cell-address="level1.HD1"/>
          </calcext:conditional-format>
          <calcext:conditional-format calcext:target-range-address="level1.HD35:level1.HD1048576 level1.HD1:level1.HD14">
            <calcext:condition calcext:apply-style-name="notair" calcext:value="between(0,14)" calcext:base-cell-address="level1.HD1"/>
          </calcext:conditional-format>
          <calcext:conditional-format calcext:target-range-address="level1.HD15:level1.HD15">
            <calcext:condition calcext:apply-style-name="notair" calcext:value="between(0,14)" calcext:base-cell-address="level1.HD15"/>
          </calcext:conditional-format>
          <calcext:conditional-format calcext:target-range-address="level1.HD15:level1.HD15">
            <calcext:condition calcext:apply-style-name="notair" calcext:value="between(0,14)" calcext:base-cell-address="level1.HD15"/>
          </calcext:conditional-format>
          <calcext:conditional-format calcext:target-range-address="level1.HD15:level1.HD15">
            <calcext:condition calcext:apply-style-name="notair" calcext:value="between(0,14)" calcext:base-cell-address="level1.HD15"/>
          </calcext:conditional-format>
          <calcext:conditional-format calcext:target-range-address="level1.HD16:level1.HD16">
            <calcext:condition calcext:apply-style-name="notair" calcext:value="between(0,14)" calcext:base-cell-address="level1.HD16"/>
          </calcext:conditional-format>
          <calcext:conditional-format calcext:target-range-address="level1.HD16:level1.HD16">
            <calcext:condition calcext:apply-style-name="notair" calcext:value="between(0,14)" calcext:base-cell-address="level1.HD16"/>
          </calcext:conditional-format>
          <calcext:conditional-format calcext:target-range-address="level1.HD16:level1.HD16">
            <calcext:condition calcext:apply-style-name="notair" calcext:value="between(0,14)" calcext:base-cell-address="level1.HD16"/>
          </calcext:conditional-format>
          <calcext:conditional-format calcext:target-range-address="level1.HD17:level1.HD17">
            <calcext:condition calcext:apply-style-name="notair" calcext:value="between(0,14)" calcext:base-cell-address="level1.HD17"/>
          </calcext:conditional-format>
          <calcext:conditional-format calcext:target-range-address="level1.HD17:level1.HD17">
            <calcext:condition calcext:apply-style-name="notair" calcext:value="between(0,14)" calcext:base-cell-address="level1.HD17"/>
          </calcext:conditional-format>
          <calcext:conditional-format calcext:target-range-address="level1.HD17:level1.HD17">
            <calcext:condition calcext:apply-style-name="notair" calcext:value="between(0,14)" calcext:base-cell-address="level1.HD17"/>
          </calcext:conditional-format>
          <calcext:conditional-format calcext:target-range-address="level1.HD18:level1.HD18">
            <calcext:condition calcext:apply-style-name="notair" calcext:value="between(0,14)" calcext:base-cell-address="level1.HD18"/>
          </calcext:conditional-format>
          <calcext:conditional-format calcext:target-range-address="level1.HD18:level1.HD18">
            <calcext:condition calcext:apply-style-name="notair" calcext:value="between(0,14)" calcext:base-cell-address="level1.HD18"/>
          </calcext:conditional-format>
          <calcext:conditional-format calcext:target-range-address="level1.HD18:level1.HD18">
            <calcext:condition calcext:apply-style-name="notair" calcext:value="between(0,14)" calcext:base-cell-address="level1.HD18"/>
          </calcext:conditional-format>
          <calcext:conditional-format calcext:target-range-address="level1.HD19:level1.HD19">
            <calcext:condition calcext:apply-style-name="notair" calcext:value="between(0,14)" calcext:base-cell-address="level1.HD19"/>
          </calcext:conditional-format>
          <calcext:conditional-format calcext:target-range-address="level1.HD19:level1.HD19">
            <calcext:condition calcext:apply-style-name="notair" calcext:value="between(0,14)" calcext:base-cell-address="level1.HD19"/>
          </calcext:conditional-format>
          <calcext:conditional-format calcext:target-range-address="level1.HD19:level1.HD19">
            <calcext:condition calcext:apply-style-name="notair" calcext:value="between(0,14)" calcext:base-cell-address="level1.HD19"/>
          </calcext:conditional-format>
          <calcext:conditional-format calcext:target-range-address="level1.HD20:level1.HD20">
            <calcext:condition calcext:apply-style-name="notair" calcext:value="between(0,14)" calcext:base-cell-address="level1.HD20"/>
          </calcext:conditional-format>
          <calcext:conditional-format calcext:target-range-address="level1.HD20:level1.HD20">
            <calcext:condition calcext:apply-style-name="notair" calcext:value="between(0,14)" calcext:base-cell-address="level1.HD20"/>
          </calcext:conditional-format>
          <calcext:conditional-format calcext:target-range-address="level1.HD20:level1.HD20">
            <calcext:condition calcext:apply-style-name="notair" calcext:value="between(0,14)" calcext:base-cell-address="level1.HD20"/>
          </calcext:conditional-format>
          <calcext:conditional-format calcext:target-range-address="level1.HD21:level1.HD21">
            <calcext:condition calcext:apply-style-name="notair" calcext:value="between(0,14)" calcext:base-cell-address="level1.HD21"/>
          </calcext:conditional-format>
          <calcext:conditional-format calcext:target-range-address="level1.HD21:level1.HD21">
            <calcext:condition calcext:apply-style-name="notair" calcext:value="between(0,14)" calcext:base-cell-address="level1.HD21"/>
          </calcext:conditional-format>
          <calcext:conditional-format calcext:target-range-address="level1.HD21:level1.HD21">
            <calcext:condition calcext:apply-style-name="notair" calcext:value="between(0,14)" calcext:base-cell-address="level1.HD21"/>
          </calcext:conditional-format>
          <calcext:conditional-format calcext:target-range-address="level1.HD22:level1.HD22">
            <calcext:condition calcext:apply-style-name="notair" calcext:value="between(0,14)" calcext:base-cell-address="level1.HD22"/>
          </calcext:conditional-format>
          <calcext:conditional-format calcext:target-range-address="level1.HD22:level1.HD22">
            <calcext:condition calcext:apply-style-name="notair" calcext:value="between(0,14)" calcext:base-cell-address="level1.HD22"/>
          </calcext:conditional-format>
          <calcext:conditional-format calcext:target-range-address="level1.HD22:level1.HD22">
            <calcext:condition calcext:apply-style-name="notair" calcext:value="between(0,14)" calcext:base-cell-address="level1.HD22"/>
          </calcext:conditional-format>
          <calcext:conditional-format calcext:target-range-address="level1.HD23:level1.HD23">
            <calcext:condition calcext:apply-style-name="notair" calcext:value="between(0,14)" calcext:base-cell-address="level1.HD23"/>
          </calcext:conditional-format>
          <calcext:conditional-format calcext:target-range-address="level1.HD23:level1.HD23">
            <calcext:condition calcext:apply-style-name="notair" calcext:value="between(0,14)" calcext:base-cell-address="level1.HD23"/>
          </calcext:conditional-format>
          <calcext:conditional-format calcext:target-range-address="level1.HD23:level1.HD23">
            <calcext:condition calcext:apply-style-name="notair" calcext:value="between(0,14)" calcext:base-cell-address="level1.HD23"/>
          </calcext:conditional-format>
          <calcext:conditional-format calcext:target-range-address="level1.HD24:level1.HD24">
            <calcext:condition calcext:apply-style-name="notair" calcext:value="between(0,14)" calcext:base-cell-address="level1.HD24"/>
          </calcext:conditional-format>
          <calcext:conditional-format calcext:target-range-address="level1.HD24:level1.HD24">
            <calcext:condition calcext:apply-style-name="notair" calcext:value="between(0,14)" calcext:base-cell-address="level1.HD24"/>
          </calcext:conditional-format>
          <calcext:conditional-format calcext:target-range-address="level1.HD24:level1.HD24">
            <calcext:condition calcext:apply-style-name="notair" calcext:value="between(0,14)" calcext:base-cell-address="level1.HD24"/>
          </calcext:conditional-format>
          <calcext:conditional-format calcext:target-range-address="level1.HD25:level1.HD25">
            <calcext:condition calcext:apply-style-name="notair" calcext:value="between(0,14)" calcext:base-cell-address="level1.HD25"/>
          </calcext:conditional-format>
          <calcext:conditional-format calcext:target-range-address="level1.HD25:level1.HD25">
            <calcext:condition calcext:apply-style-name="notair" calcext:value="between(0,14)" calcext:base-cell-address="level1.HD25"/>
          </calcext:conditional-format>
          <calcext:conditional-format calcext:target-range-address="level1.HD25:level1.HD25">
            <calcext:condition calcext:apply-style-name="notair" calcext:value="between(0,14)" calcext:base-cell-address="level1.HD25"/>
          </calcext:conditional-format>
          <calcext:conditional-format calcext:target-range-address="level1.HD26:level1.HD26">
            <calcext:condition calcext:apply-style-name="notair" calcext:value="between(0,14)" calcext:base-cell-address="level1.HD26"/>
          </calcext:conditional-format>
          <calcext:conditional-format calcext:target-range-address="level1.HD26:level1.HD26">
            <calcext:condition calcext:apply-style-name="notair" calcext:value="between(0,14)" calcext:base-cell-address="level1.HD26"/>
          </calcext:conditional-format>
          <calcext:conditional-format calcext:target-range-address="level1.HD26:level1.HD26">
            <calcext:condition calcext:apply-style-name="notair" calcext:value="between(0,14)" calcext:base-cell-address="level1.HD26"/>
          </calcext:conditional-format>
          <calcext:conditional-format calcext:target-range-address="level1.HD27:level1.HD27">
            <calcext:condition calcext:apply-style-name="notair" calcext:value="between(0,14)" calcext:base-cell-address="level1.HD27"/>
          </calcext:conditional-format>
          <calcext:conditional-format calcext:target-range-address="level1.HD27:level1.HD27">
            <calcext:condition calcext:apply-style-name="notair" calcext:value="between(0,14)" calcext:base-cell-address="level1.HD27"/>
          </calcext:conditional-format>
          <calcext:conditional-format calcext:target-range-address="level1.HD27:level1.HD27">
            <calcext:condition calcext:apply-style-name="notair" calcext:value="between(0,14)" calcext:base-cell-address="level1.HD27"/>
          </calcext:conditional-format>
          <calcext:conditional-format calcext:target-range-address="level1.HD28:level1.HD28">
            <calcext:condition calcext:apply-style-name="notair" calcext:value="between(0,14)" calcext:base-cell-address="level1.HD28"/>
          </calcext:conditional-format>
          <calcext:conditional-format calcext:target-range-address="level1.HD28:level1.HD28">
            <calcext:condition calcext:apply-style-name="notair" calcext:value="between(0,14)" calcext:base-cell-address="level1.HD28"/>
          </calcext:conditional-format>
          <calcext:conditional-format calcext:target-range-address="level1.HD28:level1.HD28">
            <calcext:condition calcext:apply-style-name="notair" calcext:value="between(0,14)" calcext:base-cell-address="level1.HD28"/>
          </calcext:conditional-format>
          <calcext:conditional-format calcext:target-range-address="level1.HD29:level1.HD29">
            <calcext:condition calcext:apply-style-name="notair" calcext:value="between(0,14)" calcext:base-cell-address="level1.HD29"/>
          </calcext:conditional-format>
          <calcext:conditional-format calcext:target-range-address="level1.HD29:level1.HD29">
            <calcext:condition calcext:apply-style-name="notair" calcext:value="between(0,14)" calcext:base-cell-address="level1.HD29"/>
          </calcext:conditional-format>
          <calcext:conditional-format calcext:target-range-address="level1.HD29:level1.HD29">
            <calcext:condition calcext:apply-style-name="notair" calcext:value="between(0,14)" calcext:base-cell-address="level1.HD29"/>
          </calcext:conditional-format>
          <calcext:conditional-format calcext:target-range-address="level1.HD30:level1.HD30">
            <calcext:condition calcext:apply-style-name="notair" calcext:value="between(0,14)" calcext:base-cell-address="level1.HD30"/>
          </calcext:conditional-format>
          <calcext:conditional-format calcext:target-range-address="level1.HD30:level1.HD30">
            <calcext:condition calcext:apply-style-name="notair" calcext:value="between(0,14)" calcext:base-cell-address="level1.HD30"/>
          </calcext:conditional-format>
          <calcext:conditional-format calcext:target-range-address="level1.HD30:level1.HD30">
            <calcext:condition calcext:apply-style-name="notair" calcext:value="between(0,14)" calcext:base-cell-address="level1.HD30"/>
          </calcext:conditional-format>
          <calcext:conditional-format calcext:target-range-address="level1.HD31:level1.HD31">
            <calcext:condition calcext:apply-style-name="notair" calcext:value="between(0,14)" calcext:base-cell-address="level1.HD31"/>
          </calcext:conditional-format>
          <calcext:conditional-format calcext:target-range-address="level1.HD31:level1.HD31">
            <calcext:condition calcext:apply-style-name="notair" calcext:value="between(0,14)" calcext:base-cell-address="level1.HD31"/>
          </calcext:conditional-format>
          <calcext:conditional-format calcext:target-range-address="level1.HD31:level1.HD31">
            <calcext:condition calcext:apply-style-name="notair" calcext:value="between(0,14)" calcext:base-cell-address="level1.HD31"/>
          </calcext:conditional-format>
          <calcext:conditional-format calcext:target-range-address="level1.HD32:level1.HD32">
            <calcext:condition calcext:apply-style-name="notair" calcext:value="between(0,14)" calcext:base-cell-address="level1.HD32"/>
          </calcext:conditional-format>
          <calcext:conditional-format calcext:target-range-address="level1.HD32:level1.HD32">
            <calcext:condition calcext:apply-style-name="notair" calcext:value="between(0,14)" calcext:base-cell-address="level1.HD32"/>
          </calcext:conditional-format>
          <calcext:conditional-format calcext:target-range-address="level1.HD32:level1.HD32">
            <calcext:condition calcext:apply-style-name="notair" calcext:value="between(0,14)" calcext:base-cell-address="level1.HD32"/>
          </calcext:conditional-format>
          <calcext:conditional-format calcext:target-range-address="level1.HD33:level1.HD33">
            <calcext:condition calcext:apply-style-name="notair" calcext:value="between(0,14)" calcext:base-cell-address="level1.HD33"/>
          </calcext:conditional-format>
          <calcext:conditional-format calcext:target-range-address="level1.HD33:level1.HD33">
            <calcext:condition calcext:apply-style-name="notair" calcext:value="between(0,14)" calcext:base-cell-address="level1.HD33"/>
          </calcext:conditional-format>
          <calcext:conditional-format calcext:target-range-address="level1.HD33:level1.HD33">
            <calcext:condition calcext:apply-style-name="notair" calcext:value="between(0,14)" calcext:base-cell-address="level1.HD33"/>
          </calcext:conditional-format>
          <calcext:conditional-format calcext:target-range-address="level1.HD34:level1.HD34">
            <calcext:condition calcext:apply-style-name="notair" calcext:value="between(0,14)" calcext:base-cell-address="level1.HD34"/>
          </calcext:conditional-format>
          <calcext:conditional-format calcext:target-range-address="level1.HD34:level1.HD34">
            <calcext:condition calcext:apply-style-name="notair" calcext:value="between(0,14)" calcext:base-cell-address="level1.HD34"/>
          </calcext:conditional-format>
          <calcext:conditional-format calcext:target-range-address="level1.HD34:level1.HD34">
            <calcext:condition calcext:apply-style-name="notair" calcext:value="between(0,14)" calcext:base-cell-address="level1.HD34"/>
          </calcext:conditional-format>
          <calcext:conditional-format calcext:target-range-address="level1.HC35:level1.HC1048576 level1.HC1:level1.HC14">
            <calcext:condition calcext:apply-style-name="notair" calcext:value="between(0,14)" calcext:base-cell-address="level1.HC1"/>
          </calcext:conditional-format>
          <calcext:conditional-format calcext:target-range-address="level1.HC35:level1.HC1048576 level1.HC1:level1.HC14">
            <calcext:condition calcext:apply-style-name="notair" calcext:value="between(0,14)" calcext:base-cell-address="level1.HC1"/>
          </calcext:conditional-format>
          <calcext:conditional-format calcext:target-range-address="level1.HC35:level1.HC1048576 level1.HC1:level1.HC14">
            <calcext:condition calcext:apply-style-name="notair" calcext:value="between(0,14)" calcext:base-cell-address="level1.HC1"/>
          </calcext:conditional-format>
          <calcext:conditional-format calcext:target-range-address="level1.HC15:level1.HC15">
            <calcext:condition calcext:apply-style-name="notair" calcext:value="between(0,14)" calcext:base-cell-address="level1.HC15"/>
          </calcext:conditional-format>
          <calcext:conditional-format calcext:target-range-address="level1.HC15:level1.HC15">
            <calcext:condition calcext:apply-style-name="notair" calcext:value="between(0,14)" calcext:base-cell-address="level1.HC15"/>
          </calcext:conditional-format>
          <calcext:conditional-format calcext:target-range-address="level1.HC15:level1.HC15">
            <calcext:condition calcext:apply-style-name="notair" calcext:value="between(0,14)" calcext:base-cell-address="level1.HC15"/>
          </calcext:conditional-format>
          <calcext:conditional-format calcext:target-range-address="level1.HC16:level1.HC16">
            <calcext:condition calcext:apply-style-name="notair" calcext:value="between(0,14)" calcext:base-cell-address="level1.HC16"/>
          </calcext:conditional-format>
          <calcext:conditional-format calcext:target-range-address="level1.HC16:level1.HC16">
            <calcext:condition calcext:apply-style-name="notair" calcext:value="between(0,14)" calcext:base-cell-address="level1.HC16"/>
          </calcext:conditional-format>
          <calcext:conditional-format calcext:target-range-address="level1.HC16:level1.HC16">
            <calcext:condition calcext:apply-style-name="notair" calcext:value="between(0,14)" calcext:base-cell-address="level1.HC16"/>
          </calcext:conditional-format>
          <calcext:conditional-format calcext:target-range-address="level1.HC17:level1.HC17">
            <calcext:condition calcext:apply-style-name="notair" calcext:value="between(0,14)" calcext:base-cell-address="level1.HC17"/>
          </calcext:conditional-format>
          <calcext:conditional-format calcext:target-range-address="level1.HC17:level1.HC17">
            <calcext:condition calcext:apply-style-name="notair" calcext:value="between(0,14)" calcext:base-cell-address="level1.HC17"/>
          </calcext:conditional-format>
          <calcext:conditional-format calcext:target-range-address="level1.HC17:level1.HC17">
            <calcext:condition calcext:apply-style-name="notair" calcext:value="between(0,14)" calcext:base-cell-address="level1.HC17"/>
          </calcext:conditional-format>
          <calcext:conditional-format calcext:target-range-address="level1.HC18:level1.HC18">
            <calcext:condition calcext:apply-style-name="notair" calcext:value="between(0,14)" calcext:base-cell-address="level1.HC18"/>
          </calcext:conditional-format>
          <calcext:conditional-format calcext:target-range-address="level1.HC18:level1.HC18">
            <calcext:condition calcext:apply-style-name="notair" calcext:value="between(0,14)" calcext:base-cell-address="level1.HC18"/>
          </calcext:conditional-format>
          <calcext:conditional-format calcext:target-range-address="level1.HC18:level1.HC18">
            <calcext:condition calcext:apply-style-name="notair" calcext:value="between(0,14)" calcext:base-cell-address="level1.HC18"/>
          </calcext:conditional-format>
          <calcext:conditional-format calcext:target-range-address="level1.HC19:level1.HC19">
            <calcext:condition calcext:apply-style-name="notair" calcext:value="between(0,14)" calcext:base-cell-address="level1.HC19"/>
          </calcext:conditional-format>
          <calcext:conditional-format calcext:target-range-address="level1.HC19:level1.HC19">
            <calcext:condition calcext:apply-style-name="notair" calcext:value="between(0,14)" calcext:base-cell-address="level1.HC19"/>
          </calcext:conditional-format>
          <calcext:conditional-format calcext:target-range-address="level1.HC19:level1.HC19">
            <calcext:condition calcext:apply-style-name="notair" calcext:value="between(0,14)" calcext:base-cell-address="level1.HC19"/>
          </calcext:conditional-format>
          <calcext:conditional-format calcext:target-range-address="level1.HC20:level1.HC20">
            <calcext:condition calcext:apply-style-name="notair" calcext:value="between(0,14)" calcext:base-cell-address="level1.HC20"/>
          </calcext:conditional-format>
          <calcext:conditional-format calcext:target-range-address="level1.HC20:level1.HC20">
            <calcext:condition calcext:apply-style-name="notair" calcext:value="between(0,14)" calcext:base-cell-address="level1.HC20"/>
          </calcext:conditional-format>
          <calcext:conditional-format calcext:target-range-address="level1.HC20:level1.HC20">
            <calcext:condition calcext:apply-style-name="notair" calcext:value="between(0,14)" calcext:base-cell-address="level1.HC20"/>
          </calcext:conditional-format>
          <calcext:conditional-format calcext:target-range-address="level1.HC21:level1.HC21">
            <calcext:condition calcext:apply-style-name="notair" calcext:value="between(0,14)" calcext:base-cell-address="level1.HC21"/>
          </calcext:conditional-format>
          <calcext:conditional-format calcext:target-range-address="level1.HC21:level1.HC21">
            <calcext:condition calcext:apply-style-name="notair" calcext:value="between(0,14)" calcext:base-cell-address="level1.HC21"/>
          </calcext:conditional-format>
          <calcext:conditional-format calcext:target-range-address="level1.HC21:level1.HC21">
            <calcext:condition calcext:apply-style-name="notair" calcext:value="between(0,14)" calcext:base-cell-address="level1.HC21"/>
          </calcext:conditional-format>
          <calcext:conditional-format calcext:target-range-address="level1.HC22:level1.HC22">
            <calcext:condition calcext:apply-style-name="notair" calcext:value="between(0,14)" calcext:base-cell-address="level1.HC22"/>
          </calcext:conditional-format>
          <calcext:conditional-format calcext:target-range-address="level1.HC22:level1.HC22">
            <calcext:condition calcext:apply-style-name="notair" calcext:value="between(0,14)" calcext:base-cell-address="level1.HC22"/>
          </calcext:conditional-format>
          <calcext:conditional-format calcext:target-range-address="level1.HC22:level1.HC22">
            <calcext:condition calcext:apply-style-name="notair" calcext:value="between(0,14)" calcext:base-cell-address="level1.HC22"/>
          </calcext:conditional-format>
          <calcext:conditional-format calcext:target-range-address="level1.HC23:level1.HC23">
            <calcext:condition calcext:apply-style-name="notair" calcext:value="between(0,14)" calcext:base-cell-address="level1.HC23"/>
          </calcext:conditional-format>
          <calcext:conditional-format calcext:target-range-address="level1.HC23:level1.HC23">
            <calcext:condition calcext:apply-style-name="notair" calcext:value="between(0,14)" calcext:base-cell-address="level1.HC23"/>
          </calcext:conditional-format>
          <calcext:conditional-format calcext:target-range-address="level1.HC23:level1.HC23">
            <calcext:condition calcext:apply-style-name="notair" calcext:value="between(0,14)" calcext:base-cell-address="level1.HC23"/>
          </calcext:conditional-format>
          <calcext:conditional-format calcext:target-range-address="level1.HC24:level1.HC24">
            <calcext:condition calcext:apply-style-name="notair" calcext:value="between(0,14)" calcext:base-cell-address="level1.HC24"/>
          </calcext:conditional-format>
          <calcext:conditional-format calcext:target-range-address="level1.HC24:level1.HC24">
            <calcext:condition calcext:apply-style-name="notair" calcext:value="between(0,14)" calcext:base-cell-address="level1.HC24"/>
          </calcext:conditional-format>
          <calcext:conditional-format calcext:target-range-address="level1.HC24:level1.HC24">
            <calcext:condition calcext:apply-style-name="notair" calcext:value="between(0,14)" calcext:base-cell-address="level1.HC24"/>
          </calcext:conditional-format>
          <calcext:conditional-format calcext:target-range-address="level1.HC25:level1.HC25">
            <calcext:condition calcext:apply-style-name="notair" calcext:value="between(0,14)" calcext:base-cell-address="level1.HC25"/>
          </calcext:conditional-format>
          <calcext:conditional-format calcext:target-range-address="level1.HC25:level1.HC25">
            <calcext:condition calcext:apply-style-name="notair" calcext:value="between(0,14)" calcext:base-cell-address="level1.HC25"/>
          </calcext:conditional-format>
          <calcext:conditional-format calcext:target-range-address="level1.HC25:level1.HC25">
            <calcext:condition calcext:apply-style-name="notair" calcext:value="between(0,14)" calcext:base-cell-address="level1.HC25"/>
          </calcext:conditional-format>
          <calcext:conditional-format calcext:target-range-address="level1.HC26:level1.HC26">
            <calcext:condition calcext:apply-style-name="notair" calcext:value="between(0,14)" calcext:base-cell-address="level1.HC26"/>
          </calcext:conditional-format>
          <calcext:conditional-format calcext:target-range-address="level1.HC26:level1.HC26">
            <calcext:condition calcext:apply-style-name="notair" calcext:value="between(0,14)" calcext:base-cell-address="level1.HC26"/>
          </calcext:conditional-format>
          <calcext:conditional-format calcext:target-range-address="level1.HC26:level1.HC26">
            <calcext:condition calcext:apply-style-name="notair" calcext:value="between(0,14)" calcext:base-cell-address="level1.HC26"/>
          </calcext:conditional-format>
          <calcext:conditional-format calcext:target-range-address="level1.HC27:level1.HC27">
            <calcext:condition calcext:apply-style-name="notair" calcext:value="between(0,14)" calcext:base-cell-address="level1.HC27"/>
          </calcext:conditional-format>
          <calcext:conditional-format calcext:target-range-address="level1.HC27:level1.HC27">
            <calcext:condition calcext:apply-style-name="notair" calcext:value="between(0,14)" calcext:base-cell-address="level1.HC27"/>
          </calcext:conditional-format>
          <calcext:conditional-format calcext:target-range-address="level1.HC27:level1.HC27">
            <calcext:condition calcext:apply-style-name="notair" calcext:value="between(0,14)" calcext:base-cell-address="level1.HC27"/>
          </calcext:conditional-format>
          <calcext:conditional-format calcext:target-range-address="level1.HC28:level1.HC28">
            <calcext:condition calcext:apply-style-name="notair" calcext:value="between(0,14)" calcext:base-cell-address="level1.HC28"/>
          </calcext:conditional-format>
          <calcext:conditional-format calcext:target-range-address="level1.HC28:level1.HC28">
            <calcext:condition calcext:apply-style-name="notair" calcext:value="between(0,14)" calcext:base-cell-address="level1.HC28"/>
          </calcext:conditional-format>
          <calcext:conditional-format calcext:target-range-address="level1.HC28:level1.HC28">
            <calcext:condition calcext:apply-style-name="notair" calcext:value="between(0,14)" calcext:base-cell-address="level1.HC28"/>
          </calcext:conditional-format>
          <calcext:conditional-format calcext:target-range-address="level1.HC29:level1.HC29">
            <calcext:condition calcext:apply-style-name="notair" calcext:value="between(0,14)" calcext:base-cell-address="level1.HC29"/>
          </calcext:conditional-format>
          <calcext:conditional-format calcext:target-range-address="level1.HC29:level1.HC29">
            <calcext:condition calcext:apply-style-name="notair" calcext:value="between(0,14)" calcext:base-cell-address="level1.HC29"/>
          </calcext:conditional-format>
          <calcext:conditional-format calcext:target-range-address="level1.HC29:level1.HC29">
            <calcext:condition calcext:apply-style-name="notair" calcext:value="between(0,14)" calcext:base-cell-address="level1.HC29"/>
          </calcext:conditional-format>
          <calcext:conditional-format calcext:target-range-address="level1.HC30:level1.HC30">
            <calcext:condition calcext:apply-style-name="notair" calcext:value="between(0,14)" calcext:base-cell-address="level1.HC30"/>
          </calcext:conditional-format>
          <calcext:conditional-format calcext:target-range-address="level1.HC30:level1.HC30">
            <calcext:condition calcext:apply-style-name="notair" calcext:value="between(0,14)" calcext:base-cell-address="level1.HC30"/>
          </calcext:conditional-format>
          <calcext:conditional-format calcext:target-range-address="level1.HC30:level1.HC30">
            <calcext:condition calcext:apply-style-name="notair" calcext:value="between(0,14)" calcext:base-cell-address="level1.HC30"/>
          </calcext:conditional-format>
          <calcext:conditional-format calcext:target-range-address="level1.HC31:level1.HC31">
            <calcext:condition calcext:apply-style-name="notair" calcext:value="between(0,14)" calcext:base-cell-address="level1.HC31"/>
          </calcext:conditional-format>
          <calcext:conditional-format calcext:target-range-address="level1.HC31:level1.HC31">
            <calcext:condition calcext:apply-style-name="notair" calcext:value="between(0,14)" calcext:base-cell-address="level1.HC31"/>
          </calcext:conditional-format>
          <calcext:conditional-format calcext:target-range-address="level1.HC31:level1.HC31">
            <calcext:condition calcext:apply-style-name="notair" calcext:value="between(0,14)" calcext:base-cell-address="level1.HC31"/>
          </calcext:conditional-format>
          <calcext:conditional-format calcext:target-range-address="level1.HC32:level1.HC32">
            <calcext:condition calcext:apply-style-name="notair" calcext:value="between(0,14)" calcext:base-cell-address="level1.HC32"/>
          </calcext:conditional-format>
          <calcext:conditional-format calcext:target-range-address="level1.HC32:level1.HC32">
            <calcext:condition calcext:apply-style-name="notair" calcext:value="between(0,14)" calcext:base-cell-address="level1.HC32"/>
          </calcext:conditional-format>
          <calcext:conditional-format calcext:target-range-address="level1.HC32:level1.HC32">
            <calcext:condition calcext:apply-style-name="notair" calcext:value="between(0,14)" calcext:base-cell-address="level1.HC32"/>
          </calcext:conditional-format>
          <calcext:conditional-format calcext:target-range-address="level1.HC33:level1.HC33">
            <calcext:condition calcext:apply-style-name="notair" calcext:value="between(0,14)" calcext:base-cell-address="level1.HC33"/>
          </calcext:conditional-format>
          <calcext:conditional-format calcext:target-range-address="level1.HC33:level1.HC33">
            <calcext:condition calcext:apply-style-name="notair" calcext:value="between(0,14)" calcext:base-cell-address="level1.HC33"/>
          </calcext:conditional-format>
          <calcext:conditional-format calcext:target-range-address="level1.HC33:level1.HC33">
            <calcext:condition calcext:apply-style-name="notair" calcext:value="between(0,14)" calcext:base-cell-address="level1.HC33"/>
          </calcext:conditional-format>
          <calcext:conditional-format calcext:target-range-address="level1.HC34:level1.HC34">
            <calcext:condition calcext:apply-style-name="notair" calcext:value="between(0,14)" calcext:base-cell-address="level1.HC34"/>
          </calcext:conditional-format>
          <calcext:conditional-format calcext:target-range-address="level1.HC34:level1.HC34">
            <calcext:condition calcext:apply-style-name="notair" calcext:value="between(0,14)" calcext:base-cell-address="level1.HC34"/>
          </calcext:conditional-format>
          <calcext:conditional-format calcext:target-range-address="level1.HC34:level1.HC34">
            <calcext:condition calcext:apply-style-name="notair" calcext:value="between(0,14)" calcext:base-cell-address="level1.HC34"/>
          </calcext:conditional-format>
          <calcext:conditional-format calcext:target-range-address="level1.HM35:level1.HM1048576 level1.HM1:level1.HM14">
            <calcext:condition calcext:apply-style-name="notair" calcext:value="between(0,14)" calcext:base-cell-address="level1.HM1"/>
          </calcext:conditional-format>
          <calcext:conditional-format calcext:target-range-address="level1.HM35:level1.HM1048576 level1.HM1:level1.HM14">
            <calcext:condition calcext:apply-style-name="notair" calcext:value="between(0,14)" calcext:base-cell-address="level1.HM1"/>
          </calcext:conditional-format>
          <calcext:conditional-format calcext:target-range-address="level1.HM35:level1.HM1048576 level1.HM1:level1.HM14">
            <calcext:condition calcext:apply-style-name="notair" calcext:value="between(0,14)" calcext:base-cell-address="level1.HM1"/>
          </calcext:conditional-format>
          <calcext:conditional-format calcext:target-range-address="level1.HM15:level1.HM15">
            <calcext:condition calcext:apply-style-name="notair" calcext:value="between(0,14)" calcext:base-cell-address="level1.HM15"/>
          </calcext:conditional-format>
          <calcext:conditional-format calcext:target-range-address="level1.HM15:level1.HM15">
            <calcext:condition calcext:apply-style-name="notair" calcext:value="between(0,14)" calcext:base-cell-address="level1.HM15"/>
          </calcext:conditional-format>
          <calcext:conditional-format calcext:target-range-address="level1.HM15:level1.HM15">
            <calcext:condition calcext:apply-style-name="notair" calcext:value="between(0,14)" calcext:base-cell-address="level1.HM15"/>
          </calcext:conditional-format>
          <calcext:conditional-format calcext:target-range-address="level1.HM16:level1.HM16">
            <calcext:condition calcext:apply-style-name="notair" calcext:value="between(0,14)" calcext:base-cell-address="level1.HM16"/>
          </calcext:conditional-format>
          <calcext:conditional-format calcext:target-range-address="level1.HM16:level1.HM16">
            <calcext:condition calcext:apply-style-name="notair" calcext:value="between(0,14)" calcext:base-cell-address="level1.HM16"/>
          </calcext:conditional-format>
          <calcext:conditional-format calcext:target-range-address="level1.HM16:level1.HM16">
            <calcext:condition calcext:apply-style-name="notair" calcext:value="between(0,14)" calcext:base-cell-address="level1.HM16"/>
          </calcext:conditional-format>
          <calcext:conditional-format calcext:target-range-address="level1.HM17:level1.HM17">
            <calcext:condition calcext:apply-style-name="notair" calcext:value="between(0,14)" calcext:base-cell-address="level1.HM17"/>
          </calcext:conditional-format>
          <calcext:conditional-format calcext:target-range-address="level1.HM17:level1.HM17">
            <calcext:condition calcext:apply-style-name="notair" calcext:value="between(0,14)" calcext:base-cell-address="level1.HM17"/>
          </calcext:conditional-format>
          <calcext:conditional-format calcext:target-range-address="level1.HM17:level1.HM17">
            <calcext:condition calcext:apply-style-name="notair" calcext:value="between(0,14)" calcext:base-cell-address="level1.HM17"/>
          </calcext:conditional-format>
          <calcext:conditional-format calcext:target-range-address="level1.HM18:level1.HM18">
            <calcext:condition calcext:apply-style-name="notair" calcext:value="between(0,14)" calcext:base-cell-address="level1.HM18"/>
          </calcext:conditional-format>
          <calcext:conditional-format calcext:target-range-address="level1.HM18:level1.HM18">
            <calcext:condition calcext:apply-style-name="notair" calcext:value="between(0,14)" calcext:base-cell-address="level1.HM18"/>
          </calcext:conditional-format>
          <calcext:conditional-format calcext:target-range-address="level1.HM18:level1.HM18">
            <calcext:condition calcext:apply-style-name="notair" calcext:value="between(0,14)" calcext:base-cell-address="level1.HM18"/>
          </calcext:conditional-format>
          <calcext:conditional-format calcext:target-range-address="level1.HM19:level1.HM19">
            <calcext:condition calcext:apply-style-name="notair" calcext:value="between(0,14)" calcext:base-cell-address="level1.HM19"/>
          </calcext:conditional-format>
          <calcext:conditional-format calcext:target-range-address="level1.HM19:level1.HM19">
            <calcext:condition calcext:apply-style-name="notair" calcext:value="between(0,14)" calcext:base-cell-address="level1.HM19"/>
          </calcext:conditional-format>
          <calcext:conditional-format calcext:target-range-address="level1.HM19:level1.HM19">
            <calcext:condition calcext:apply-style-name="notair" calcext:value="between(0,14)" calcext:base-cell-address="level1.HM19"/>
          </calcext:conditional-format>
          <calcext:conditional-format calcext:target-range-address="level1.HM20:level1.HM20">
            <calcext:condition calcext:apply-style-name="notair" calcext:value="between(0,14)" calcext:base-cell-address="level1.HM20"/>
          </calcext:conditional-format>
          <calcext:conditional-format calcext:target-range-address="level1.HM20:level1.HM20">
            <calcext:condition calcext:apply-style-name="notair" calcext:value="between(0,14)" calcext:base-cell-address="level1.HM20"/>
          </calcext:conditional-format>
          <calcext:conditional-format calcext:target-range-address="level1.HM20:level1.HM20">
            <calcext:condition calcext:apply-style-name="notair" calcext:value="between(0,14)" calcext:base-cell-address="level1.HM20"/>
          </calcext:conditional-format>
          <calcext:conditional-format calcext:target-range-address="level1.HM21:level1.HM21">
            <calcext:condition calcext:apply-style-name="notair" calcext:value="between(0,14)" calcext:base-cell-address="level1.HM21"/>
          </calcext:conditional-format>
          <calcext:conditional-format calcext:target-range-address="level1.HM21:level1.HM21">
            <calcext:condition calcext:apply-style-name="notair" calcext:value="between(0,14)" calcext:base-cell-address="level1.HM21"/>
          </calcext:conditional-format>
          <calcext:conditional-format calcext:target-range-address="level1.HM21:level1.HM21">
            <calcext:condition calcext:apply-style-name="notair" calcext:value="between(0,14)" calcext:base-cell-address="level1.HM21"/>
          </calcext:conditional-format>
          <calcext:conditional-format calcext:target-range-address="level1.HM22:level1.HM22">
            <calcext:condition calcext:apply-style-name="notair" calcext:value="between(0,14)" calcext:base-cell-address="level1.HM22"/>
          </calcext:conditional-format>
          <calcext:conditional-format calcext:target-range-address="level1.HM22:level1.HM22">
            <calcext:condition calcext:apply-style-name="notair" calcext:value="between(0,14)" calcext:base-cell-address="level1.HM22"/>
          </calcext:conditional-format>
          <calcext:conditional-format calcext:target-range-address="level1.HM22:level1.HM22">
            <calcext:condition calcext:apply-style-name="notair" calcext:value="between(0,14)" calcext:base-cell-address="level1.HM22"/>
          </calcext:conditional-format>
          <calcext:conditional-format calcext:target-range-address="level1.HM23:level1.HM23">
            <calcext:condition calcext:apply-style-name="notair" calcext:value="between(0,14)" calcext:base-cell-address="level1.HM23"/>
          </calcext:conditional-format>
          <calcext:conditional-format calcext:target-range-address="level1.HM23:level1.HM23">
            <calcext:condition calcext:apply-style-name="notair" calcext:value="between(0,14)" calcext:base-cell-address="level1.HM23"/>
          </calcext:conditional-format>
          <calcext:conditional-format calcext:target-range-address="level1.HM23:level1.HM23">
            <calcext:condition calcext:apply-style-name="notair" calcext:value="between(0,14)" calcext:base-cell-address="level1.HM23"/>
          </calcext:conditional-format>
          <calcext:conditional-format calcext:target-range-address="level1.HM24:level1.HM24">
            <calcext:condition calcext:apply-style-name="notair" calcext:value="between(0,14)" calcext:base-cell-address="level1.HM24"/>
          </calcext:conditional-format>
          <calcext:conditional-format calcext:target-range-address="level1.HM24:level1.HM24">
            <calcext:condition calcext:apply-style-name="notair" calcext:value="between(0,14)" calcext:base-cell-address="level1.HM24"/>
          </calcext:conditional-format>
          <calcext:conditional-format calcext:target-range-address="level1.HM24:level1.HM24">
            <calcext:condition calcext:apply-style-name="notair" calcext:value="between(0,14)" calcext:base-cell-address="level1.HM24"/>
          </calcext:conditional-format>
          <calcext:conditional-format calcext:target-range-address="level1.HM25:level1.HM25">
            <calcext:condition calcext:apply-style-name="notair" calcext:value="between(0,14)" calcext:base-cell-address="level1.HM25"/>
          </calcext:conditional-format>
          <calcext:conditional-format calcext:target-range-address="level1.HM25:level1.HM25">
            <calcext:condition calcext:apply-style-name="notair" calcext:value="between(0,14)" calcext:base-cell-address="level1.HM25"/>
          </calcext:conditional-format>
          <calcext:conditional-format calcext:target-range-address="level1.HM25:level1.HM25">
            <calcext:condition calcext:apply-style-name="notair" calcext:value="between(0,14)" calcext:base-cell-address="level1.HM25"/>
          </calcext:conditional-format>
          <calcext:conditional-format calcext:target-range-address="level1.HM26:level1.HM26">
            <calcext:condition calcext:apply-style-name="notair" calcext:value="between(0,14)" calcext:base-cell-address="level1.HM26"/>
          </calcext:conditional-format>
          <calcext:conditional-format calcext:target-range-address="level1.HM26:level1.HM26">
            <calcext:condition calcext:apply-style-name="notair" calcext:value="between(0,14)" calcext:base-cell-address="level1.HM26"/>
          </calcext:conditional-format>
          <calcext:conditional-format calcext:target-range-address="level1.HM26:level1.HM26">
            <calcext:condition calcext:apply-style-name="notair" calcext:value="between(0,14)" calcext:base-cell-address="level1.HM26"/>
          </calcext:conditional-format>
          <calcext:conditional-format calcext:target-range-address="level1.HM27:level1.HM27">
            <calcext:condition calcext:apply-style-name="notair" calcext:value="between(0,14)" calcext:base-cell-address="level1.HM27"/>
          </calcext:conditional-format>
          <calcext:conditional-format calcext:target-range-address="level1.HM27:level1.HM27">
            <calcext:condition calcext:apply-style-name="notair" calcext:value="between(0,14)" calcext:base-cell-address="level1.HM27"/>
          </calcext:conditional-format>
          <calcext:conditional-format calcext:target-range-address="level1.HM27:level1.HM27">
            <calcext:condition calcext:apply-style-name="notair" calcext:value="between(0,14)" calcext:base-cell-address="level1.HM27"/>
          </calcext:conditional-format>
          <calcext:conditional-format calcext:target-range-address="level1.HM28:level1.HM28">
            <calcext:condition calcext:apply-style-name="notair" calcext:value="between(0,14)" calcext:base-cell-address="level1.HM28"/>
          </calcext:conditional-format>
          <calcext:conditional-format calcext:target-range-address="level1.HM28:level1.HM28">
            <calcext:condition calcext:apply-style-name="notair" calcext:value="between(0,14)" calcext:base-cell-address="level1.HM28"/>
          </calcext:conditional-format>
          <calcext:conditional-format calcext:target-range-address="level1.HM28:level1.HM28">
            <calcext:condition calcext:apply-style-name="notair" calcext:value="between(0,14)" calcext:base-cell-address="level1.HM28"/>
          </calcext:conditional-format>
          <calcext:conditional-format calcext:target-range-address="level1.HM29:level1.HM29">
            <calcext:condition calcext:apply-style-name="notair" calcext:value="between(0,14)" calcext:base-cell-address="level1.HM29"/>
          </calcext:conditional-format>
          <calcext:conditional-format calcext:target-range-address="level1.HM29:level1.HM29">
            <calcext:condition calcext:apply-style-name="notair" calcext:value="between(0,14)" calcext:base-cell-address="level1.HM29"/>
          </calcext:conditional-format>
          <calcext:conditional-format calcext:target-range-address="level1.HM29:level1.HM29">
            <calcext:condition calcext:apply-style-name="notair" calcext:value="between(0,14)" calcext:base-cell-address="level1.HM29"/>
          </calcext:conditional-format>
          <calcext:conditional-format calcext:target-range-address="level1.HM30:level1.HM30">
            <calcext:condition calcext:apply-style-name="notair" calcext:value="between(0,14)" calcext:base-cell-address="level1.HM30"/>
          </calcext:conditional-format>
          <calcext:conditional-format calcext:target-range-address="level1.HM30:level1.HM30">
            <calcext:condition calcext:apply-style-name="notair" calcext:value="between(0,14)" calcext:base-cell-address="level1.HM30"/>
          </calcext:conditional-format>
          <calcext:conditional-format calcext:target-range-address="level1.HM30:level1.HM30">
            <calcext:condition calcext:apply-style-name="notair" calcext:value="between(0,14)" calcext:base-cell-address="level1.HM30"/>
          </calcext:conditional-format>
          <calcext:conditional-format calcext:target-range-address="level1.HM31:level1.HM31">
            <calcext:condition calcext:apply-style-name="notair" calcext:value="between(0,14)" calcext:base-cell-address="level1.HM31"/>
          </calcext:conditional-format>
          <calcext:conditional-format calcext:target-range-address="level1.HM31:level1.HM31">
            <calcext:condition calcext:apply-style-name="notair" calcext:value="between(0,14)" calcext:base-cell-address="level1.HM31"/>
          </calcext:conditional-format>
          <calcext:conditional-format calcext:target-range-address="level1.HM31:level1.HM31">
            <calcext:condition calcext:apply-style-name="notair" calcext:value="between(0,14)" calcext:base-cell-address="level1.HM31"/>
          </calcext:conditional-format>
          <calcext:conditional-format calcext:target-range-address="level1.HM32:level1.HM32">
            <calcext:condition calcext:apply-style-name="notair" calcext:value="between(0,14)" calcext:base-cell-address="level1.HM32"/>
          </calcext:conditional-format>
          <calcext:conditional-format calcext:target-range-address="level1.HM32:level1.HM32">
            <calcext:condition calcext:apply-style-name="notair" calcext:value="between(0,14)" calcext:base-cell-address="level1.HM32"/>
          </calcext:conditional-format>
          <calcext:conditional-format calcext:target-range-address="level1.HM32:level1.HM32">
            <calcext:condition calcext:apply-style-name="notair" calcext:value="between(0,14)" calcext:base-cell-address="level1.HM32"/>
          </calcext:conditional-format>
          <calcext:conditional-format calcext:target-range-address="level1.HM33:level1.HM33">
            <calcext:condition calcext:apply-style-name="notair" calcext:value="between(0,14)" calcext:base-cell-address="level1.HM33"/>
          </calcext:conditional-format>
          <calcext:conditional-format calcext:target-range-address="level1.HM33:level1.HM33">
            <calcext:condition calcext:apply-style-name="notair" calcext:value="between(0,14)" calcext:base-cell-address="level1.HM33"/>
          </calcext:conditional-format>
          <calcext:conditional-format calcext:target-range-address="level1.HM33:level1.HM33">
            <calcext:condition calcext:apply-style-name="notair" calcext:value="between(0,14)" calcext:base-cell-address="level1.HM33"/>
          </calcext:conditional-format>
          <calcext:conditional-format calcext:target-range-address="level1.HM34:level1.HM34">
            <calcext:condition calcext:apply-style-name="notair" calcext:value="between(0,14)" calcext:base-cell-address="level1.HM34"/>
          </calcext:conditional-format>
          <calcext:conditional-format calcext:target-range-address="level1.HM34:level1.HM34">
            <calcext:condition calcext:apply-style-name="notair" calcext:value="between(0,14)" calcext:base-cell-address="level1.HM34"/>
          </calcext:conditional-format>
          <calcext:conditional-format calcext:target-range-address="level1.HM34:level1.HM34">
            <calcext:condition calcext:apply-style-name="notair" calcext:value="between(0,14)" calcext:base-cell-address="level1.HM34"/>
          </calcext:conditional-format>
          <calcext:conditional-format calcext:target-range-address="level1.HN35:level1.HN1048576 level1.HN1:level1.HN14">
            <calcext:condition calcext:apply-style-name="notair" calcext:value="between(0,14)" calcext:base-cell-address="level1.HN1"/>
          </calcext:conditional-format>
          <calcext:conditional-format calcext:target-range-address="level1.HN35:level1.HN1048576 level1.HN1:level1.HN14">
            <calcext:condition calcext:apply-style-name="notair" calcext:value="between(0,14)" calcext:base-cell-address="level1.HN1"/>
          </calcext:conditional-format>
          <calcext:conditional-format calcext:target-range-address="level1.HN35:level1.HN1048576 level1.HN1:level1.HN14">
            <calcext:condition calcext:apply-style-name="notair" calcext:value="between(0,14)" calcext:base-cell-address="level1.HN1"/>
          </calcext:conditional-format>
          <calcext:conditional-format calcext:target-range-address="level1.HN15:level1.HN15">
            <calcext:condition calcext:apply-style-name="notair" calcext:value="between(0,14)" calcext:base-cell-address="level1.HN15"/>
          </calcext:conditional-format>
          <calcext:conditional-format calcext:target-range-address="level1.HN15:level1.HN15">
            <calcext:condition calcext:apply-style-name="notair" calcext:value="between(0,14)" calcext:base-cell-address="level1.HN15"/>
          </calcext:conditional-format>
          <calcext:conditional-format calcext:target-range-address="level1.HN15:level1.HN15">
            <calcext:condition calcext:apply-style-name="notair" calcext:value="between(0,14)" calcext:base-cell-address="level1.HN15"/>
          </calcext:conditional-format>
          <calcext:conditional-format calcext:target-range-address="level1.HN16:level1.HN16">
            <calcext:condition calcext:apply-style-name="notair" calcext:value="between(0,14)" calcext:base-cell-address="level1.HN16"/>
          </calcext:conditional-format>
          <calcext:conditional-format calcext:target-range-address="level1.HN16:level1.HN16">
            <calcext:condition calcext:apply-style-name="notair" calcext:value="between(0,14)" calcext:base-cell-address="level1.HN16"/>
          </calcext:conditional-format>
          <calcext:conditional-format calcext:target-range-address="level1.HN16:level1.HN16">
            <calcext:condition calcext:apply-style-name="notair" calcext:value="between(0,14)" calcext:base-cell-address="level1.HN16"/>
          </calcext:conditional-format>
          <calcext:conditional-format calcext:target-range-address="level1.HN17:level1.HN17">
            <calcext:condition calcext:apply-style-name="notair" calcext:value="between(0,14)" calcext:base-cell-address="level1.HN17"/>
          </calcext:conditional-format>
          <calcext:conditional-format calcext:target-range-address="level1.HN17:level1.HN17">
            <calcext:condition calcext:apply-style-name="notair" calcext:value="between(0,14)" calcext:base-cell-address="level1.HN17"/>
          </calcext:conditional-format>
          <calcext:conditional-format calcext:target-range-address="level1.HN17:level1.HN17">
            <calcext:condition calcext:apply-style-name="notair" calcext:value="between(0,14)" calcext:base-cell-address="level1.HN17"/>
          </calcext:conditional-format>
          <calcext:conditional-format calcext:target-range-address="level1.HN18:level1.HN18">
            <calcext:condition calcext:apply-style-name="notair" calcext:value="between(0,14)" calcext:base-cell-address="level1.HN18"/>
          </calcext:conditional-format>
          <calcext:conditional-format calcext:target-range-address="level1.HN18:level1.HN18">
            <calcext:condition calcext:apply-style-name="notair" calcext:value="between(0,14)" calcext:base-cell-address="level1.HN18"/>
          </calcext:conditional-format>
          <calcext:conditional-format calcext:target-range-address="level1.HN18:level1.HN18">
            <calcext:condition calcext:apply-style-name="notair" calcext:value="between(0,14)" calcext:base-cell-address="level1.HN18"/>
          </calcext:conditional-format>
          <calcext:conditional-format calcext:target-range-address="level1.HN19:level1.HN19">
            <calcext:condition calcext:apply-style-name="notair" calcext:value="between(0,14)" calcext:base-cell-address="level1.HN19"/>
          </calcext:conditional-format>
          <calcext:conditional-format calcext:target-range-address="level1.HN19:level1.HN19">
            <calcext:condition calcext:apply-style-name="notair" calcext:value="between(0,14)" calcext:base-cell-address="level1.HN19"/>
          </calcext:conditional-format>
          <calcext:conditional-format calcext:target-range-address="level1.HN19:level1.HN19">
            <calcext:condition calcext:apply-style-name="notair" calcext:value="between(0,14)" calcext:base-cell-address="level1.HN19"/>
          </calcext:conditional-format>
          <calcext:conditional-format calcext:target-range-address="level1.HN20:level1.HN20">
            <calcext:condition calcext:apply-style-name="notair" calcext:value="between(0,14)" calcext:base-cell-address="level1.HN20"/>
          </calcext:conditional-format>
          <calcext:conditional-format calcext:target-range-address="level1.HN20:level1.HN20">
            <calcext:condition calcext:apply-style-name="notair" calcext:value="between(0,14)" calcext:base-cell-address="level1.HN20"/>
          </calcext:conditional-format>
          <calcext:conditional-format calcext:target-range-address="level1.HN20:level1.HN20">
            <calcext:condition calcext:apply-style-name="notair" calcext:value="between(0,14)" calcext:base-cell-address="level1.HN20"/>
          </calcext:conditional-format>
          <calcext:conditional-format calcext:target-range-address="level1.HN21:level1.HN21">
            <calcext:condition calcext:apply-style-name="notair" calcext:value="between(0,14)" calcext:base-cell-address="level1.HN21"/>
          </calcext:conditional-format>
          <calcext:conditional-format calcext:target-range-address="level1.HN21:level1.HN21">
            <calcext:condition calcext:apply-style-name="notair" calcext:value="between(0,14)" calcext:base-cell-address="level1.HN21"/>
          </calcext:conditional-format>
          <calcext:conditional-format calcext:target-range-address="level1.HN21:level1.HN21">
            <calcext:condition calcext:apply-style-name="notair" calcext:value="between(0,14)" calcext:base-cell-address="level1.HN21"/>
          </calcext:conditional-format>
          <calcext:conditional-format calcext:target-range-address="level1.HN22:level1.HN22">
            <calcext:condition calcext:apply-style-name="notair" calcext:value="between(0,14)" calcext:base-cell-address="level1.HN22"/>
          </calcext:conditional-format>
          <calcext:conditional-format calcext:target-range-address="level1.HN22:level1.HN22">
            <calcext:condition calcext:apply-style-name="notair" calcext:value="between(0,14)" calcext:base-cell-address="level1.HN22"/>
          </calcext:conditional-format>
          <calcext:conditional-format calcext:target-range-address="level1.HN22:level1.HN22">
            <calcext:condition calcext:apply-style-name="notair" calcext:value="between(0,14)" calcext:base-cell-address="level1.HN22"/>
          </calcext:conditional-format>
          <calcext:conditional-format calcext:target-range-address="level1.HN23:level1.HN23">
            <calcext:condition calcext:apply-style-name="notair" calcext:value="between(0,14)" calcext:base-cell-address="level1.HN23"/>
          </calcext:conditional-format>
          <calcext:conditional-format calcext:target-range-address="level1.HN23:level1.HN23">
            <calcext:condition calcext:apply-style-name="notair" calcext:value="between(0,14)" calcext:base-cell-address="level1.HN23"/>
          </calcext:conditional-format>
          <calcext:conditional-format calcext:target-range-address="level1.HN23:level1.HN23">
            <calcext:condition calcext:apply-style-name="notair" calcext:value="between(0,14)" calcext:base-cell-address="level1.HN23"/>
          </calcext:conditional-format>
          <calcext:conditional-format calcext:target-range-address="level1.HN24:level1.HN24">
            <calcext:condition calcext:apply-style-name="notair" calcext:value="between(0,14)" calcext:base-cell-address="level1.HN24"/>
          </calcext:conditional-format>
          <calcext:conditional-format calcext:target-range-address="level1.HN24:level1.HN24">
            <calcext:condition calcext:apply-style-name="notair" calcext:value="between(0,14)" calcext:base-cell-address="level1.HN24"/>
          </calcext:conditional-format>
          <calcext:conditional-format calcext:target-range-address="level1.HN24:level1.HN24">
            <calcext:condition calcext:apply-style-name="notair" calcext:value="between(0,14)" calcext:base-cell-address="level1.HN24"/>
          </calcext:conditional-format>
          <calcext:conditional-format calcext:target-range-address="level1.HN25:level1.HN25">
            <calcext:condition calcext:apply-style-name="notair" calcext:value="between(0,14)" calcext:base-cell-address="level1.HN25"/>
          </calcext:conditional-format>
          <calcext:conditional-format calcext:target-range-address="level1.HN25:level1.HN25">
            <calcext:condition calcext:apply-style-name="notair" calcext:value="between(0,14)" calcext:base-cell-address="level1.HN25"/>
          </calcext:conditional-format>
          <calcext:conditional-format calcext:target-range-address="level1.HN25:level1.HN25">
            <calcext:condition calcext:apply-style-name="notair" calcext:value="between(0,14)" calcext:base-cell-address="level1.HN25"/>
          </calcext:conditional-format>
          <calcext:conditional-format calcext:target-range-address="level1.HN26:level1.HN26">
            <calcext:condition calcext:apply-style-name="notair" calcext:value="between(0,14)" calcext:base-cell-address="level1.HN26"/>
          </calcext:conditional-format>
          <calcext:conditional-format calcext:target-range-address="level1.HN26:level1.HN26">
            <calcext:condition calcext:apply-style-name="notair" calcext:value="between(0,14)" calcext:base-cell-address="level1.HN26"/>
          </calcext:conditional-format>
          <calcext:conditional-format calcext:target-range-address="level1.HN26:level1.HN26">
            <calcext:condition calcext:apply-style-name="notair" calcext:value="between(0,14)" calcext:base-cell-address="level1.HN26"/>
          </calcext:conditional-format>
          <calcext:conditional-format calcext:target-range-address="level1.HN27:level1.HN27">
            <calcext:condition calcext:apply-style-name="notair" calcext:value="between(0,14)" calcext:base-cell-address="level1.HN27"/>
          </calcext:conditional-format>
          <calcext:conditional-format calcext:target-range-address="level1.HN27:level1.HN27">
            <calcext:condition calcext:apply-style-name="notair" calcext:value="between(0,14)" calcext:base-cell-address="level1.HN27"/>
          </calcext:conditional-format>
          <calcext:conditional-format calcext:target-range-address="level1.HN27:level1.HN27">
            <calcext:condition calcext:apply-style-name="notair" calcext:value="between(0,14)" calcext:base-cell-address="level1.HN27"/>
          </calcext:conditional-format>
          <calcext:conditional-format calcext:target-range-address="level1.HN28:level1.HN28">
            <calcext:condition calcext:apply-style-name="notair" calcext:value="between(0,14)" calcext:base-cell-address="level1.HN28"/>
          </calcext:conditional-format>
          <calcext:conditional-format calcext:target-range-address="level1.HN28:level1.HN28">
            <calcext:condition calcext:apply-style-name="notair" calcext:value="between(0,14)" calcext:base-cell-address="level1.HN28"/>
          </calcext:conditional-format>
          <calcext:conditional-format calcext:target-range-address="level1.HN28:level1.HN28">
            <calcext:condition calcext:apply-style-name="notair" calcext:value="between(0,14)" calcext:base-cell-address="level1.HN28"/>
          </calcext:conditional-format>
          <calcext:conditional-format calcext:target-range-address="level1.HN29:level1.HN29">
            <calcext:condition calcext:apply-style-name="notair" calcext:value="between(0,14)" calcext:base-cell-address="level1.HN29"/>
          </calcext:conditional-format>
          <calcext:conditional-format calcext:target-range-address="level1.HN29:level1.HN29">
            <calcext:condition calcext:apply-style-name="notair" calcext:value="between(0,14)" calcext:base-cell-address="level1.HN29"/>
          </calcext:conditional-format>
          <calcext:conditional-format calcext:target-range-address="level1.HN29:level1.HN29">
            <calcext:condition calcext:apply-style-name="notair" calcext:value="between(0,14)" calcext:base-cell-address="level1.HN29"/>
          </calcext:conditional-format>
          <calcext:conditional-format calcext:target-range-address="level1.HN30:level1.HN30">
            <calcext:condition calcext:apply-style-name="notair" calcext:value="between(0,14)" calcext:base-cell-address="level1.HN30"/>
          </calcext:conditional-format>
          <calcext:conditional-format calcext:target-range-address="level1.HN30:level1.HN30">
            <calcext:condition calcext:apply-style-name="notair" calcext:value="between(0,14)" calcext:base-cell-address="level1.HN30"/>
          </calcext:conditional-format>
          <calcext:conditional-format calcext:target-range-address="level1.HN30:level1.HN30">
            <calcext:condition calcext:apply-style-name="notair" calcext:value="between(0,14)" calcext:base-cell-address="level1.HN30"/>
          </calcext:conditional-format>
          <calcext:conditional-format calcext:target-range-address="level1.HN31:level1.HN31">
            <calcext:condition calcext:apply-style-name="notair" calcext:value="between(0,14)" calcext:base-cell-address="level1.HN31"/>
          </calcext:conditional-format>
          <calcext:conditional-format calcext:target-range-address="level1.HN31:level1.HN31">
            <calcext:condition calcext:apply-style-name="notair" calcext:value="between(0,14)" calcext:base-cell-address="level1.HN31"/>
          </calcext:conditional-format>
          <calcext:conditional-format calcext:target-range-address="level1.HN31:level1.HN31">
            <calcext:condition calcext:apply-style-name="notair" calcext:value="between(0,14)" calcext:base-cell-address="level1.HN31"/>
          </calcext:conditional-format>
          <calcext:conditional-format calcext:target-range-address="level1.HN32:level1.HN32">
            <calcext:condition calcext:apply-style-name="notair" calcext:value="between(0,14)" calcext:base-cell-address="level1.HN32"/>
          </calcext:conditional-format>
          <calcext:conditional-format calcext:target-range-address="level1.HN32:level1.HN32">
            <calcext:condition calcext:apply-style-name="notair" calcext:value="between(0,14)" calcext:base-cell-address="level1.HN32"/>
          </calcext:conditional-format>
          <calcext:conditional-format calcext:target-range-address="level1.HN32:level1.HN32">
            <calcext:condition calcext:apply-style-name="notair" calcext:value="between(0,14)" calcext:base-cell-address="level1.HN32"/>
          </calcext:conditional-format>
          <calcext:conditional-format calcext:target-range-address="level1.HN33:level1.HN33">
            <calcext:condition calcext:apply-style-name="notair" calcext:value="between(0,14)" calcext:base-cell-address="level1.HN33"/>
          </calcext:conditional-format>
          <calcext:conditional-format calcext:target-range-address="level1.HN33:level1.HN33">
            <calcext:condition calcext:apply-style-name="notair" calcext:value="between(0,14)" calcext:base-cell-address="level1.HN33"/>
          </calcext:conditional-format>
          <calcext:conditional-format calcext:target-range-address="level1.HN33:level1.HN33">
            <calcext:condition calcext:apply-style-name="notair" calcext:value="between(0,14)" calcext:base-cell-address="level1.HN33"/>
          </calcext:conditional-format>
          <calcext:conditional-format calcext:target-range-address="level1.HN34:level1.HN34">
            <calcext:condition calcext:apply-style-name="notair" calcext:value="between(0,14)" calcext:base-cell-address="level1.HN34"/>
          </calcext:conditional-format>
          <calcext:conditional-format calcext:target-range-address="level1.HN34:level1.HN34">
            <calcext:condition calcext:apply-style-name="notair" calcext:value="between(0,14)" calcext:base-cell-address="level1.HN34"/>
          </calcext:conditional-format>
          <calcext:conditional-format calcext:target-range-address="level1.HN34:level1.HN34">
            <calcext:condition calcext:apply-style-name="notair" calcext:value="between(0,14)" calcext:base-cell-address="level1.HN34"/>
          </calcext:conditional-format>
          <calcext:conditional-format calcext:target-range-address="level1.HO35:level1.HO1048576 level1.HO1:level1.HO14">
            <calcext:condition calcext:apply-style-name="notair" calcext:value="between(0,14)" calcext:base-cell-address="level1.HO1"/>
          </calcext:conditional-format>
          <calcext:conditional-format calcext:target-range-address="level1.HO35:level1.HO1048576 level1.HO1:level1.HO14">
            <calcext:condition calcext:apply-style-name="notair" calcext:value="between(0,14)" calcext:base-cell-address="level1.HO1"/>
          </calcext:conditional-format>
          <calcext:conditional-format calcext:target-range-address="level1.HO35:level1.HO1048576 level1.HO1:level1.HO14">
            <calcext:condition calcext:apply-style-name="notair" calcext:value="between(0,14)" calcext:base-cell-address="level1.HO1"/>
          </calcext:conditional-format>
          <calcext:conditional-format calcext:target-range-address="level1.HO15:level1.HO15">
            <calcext:condition calcext:apply-style-name="notair" calcext:value="between(0,14)" calcext:base-cell-address="level1.HO15"/>
          </calcext:conditional-format>
          <calcext:conditional-format calcext:target-range-address="level1.HO15:level1.HO15">
            <calcext:condition calcext:apply-style-name="notair" calcext:value="between(0,14)" calcext:base-cell-address="level1.HO15"/>
          </calcext:conditional-format>
          <calcext:conditional-format calcext:target-range-address="level1.HO15:level1.HO15">
            <calcext:condition calcext:apply-style-name="notair" calcext:value="between(0,14)" calcext:base-cell-address="level1.HO15"/>
          </calcext:conditional-format>
          <calcext:conditional-format calcext:target-range-address="level1.HO16:level1.HO16">
            <calcext:condition calcext:apply-style-name="notair" calcext:value="between(0,14)" calcext:base-cell-address="level1.HO16"/>
          </calcext:conditional-format>
          <calcext:conditional-format calcext:target-range-address="level1.HO16:level1.HO16">
            <calcext:condition calcext:apply-style-name="notair" calcext:value="between(0,14)" calcext:base-cell-address="level1.HO16"/>
          </calcext:conditional-format>
          <calcext:conditional-format calcext:target-range-address="level1.HO16:level1.HO16">
            <calcext:condition calcext:apply-style-name="notair" calcext:value="between(0,14)" calcext:base-cell-address="level1.HO16"/>
          </calcext:conditional-format>
          <calcext:conditional-format calcext:target-range-address="level1.HO17:level1.HO17">
            <calcext:condition calcext:apply-style-name="notair" calcext:value="between(0,14)" calcext:base-cell-address="level1.HO17"/>
          </calcext:conditional-format>
          <calcext:conditional-format calcext:target-range-address="level1.HO17:level1.HO17">
            <calcext:condition calcext:apply-style-name="notair" calcext:value="between(0,14)" calcext:base-cell-address="level1.HO17"/>
          </calcext:conditional-format>
          <calcext:conditional-format calcext:target-range-address="level1.HO17:level1.HO17">
            <calcext:condition calcext:apply-style-name="notair" calcext:value="between(0,14)" calcext:base-cell-address="level1.HO17"/>
          </calcext:conditional-format>
          <calcext:conditional-format calcext:target-range-address="level1.HO18:level1.HO18">
            <calcext:condition calcext:apply-style-name="notair" calcext:value="between(0,14)" calcext:base-cell-address="level1.HO18"/>
          </calcext:conditional-format>
          <calcext:conditional-format calcext:target-range-address="level1.HO18:level1.HO18">
            <calcext:condition calcext:apply-style-name="notair" calcext:value="between(0,14)" calcext:base-cell-address="level1.HO18"/>
          </calcext:conditional-format>
          <calcext:conditional-format calcext:target-range-address="level1.HO18:level1.HO18">
            <calcext:condition calcext:apply-style-name="notair" calcext:value="between(0,14)" calcext:base-cell-address="level1.HO18"/>
          </calcext:conditional-format>
          <calcext:conditional-format calcext:target-range-address="level1.HO19:level1.HO19">
            <calcext:condition calcext:apply-style-name="notair" calcext:value="between(0,14)" calcext:base-cell-address="level1.HO19"/>
          </calcext:conditional-format>
          <calcext:conditional-format calcext:target-range-address="level1.HO19:level1.HO19">
            <calcext:condition calcext:apply-style-name="notair" calcext:value="between(0,14)" calcext:base-cell-address="level1.HO19"/>
          </calcext:conditional-format>
          <calcext:conditional-format calcext:target-range-address="level1.HO19:level1.HO19">
            <calcext:condition calcext:apply-style-name="notair" calcext:value="between(0,14)" calcext:base-cell-address="level1.HO19"/>
          </calcext:conditional-format>
          <calcext:conditional-format calcext:target-range-address="level1.HO20:level1.HO20">
            <calcext:condition calcext:apply-style-name="notair" calcext:value="between(0,14)" calcext:base-cell-address="level1.HO20"/>
          </calcext:conditional-format>
          <calcext:conditional-format calcext:target-range-address="level1.HO20:level1.HO20">
            <calcext:condition calcext:apply-style-name="notair" calcext:value="between(0,14)" calcext:base-cell-address="level1.HO20"/>
          </calcext:conditional-format>
          <calcext:conditional-format calcext:target-range-address="level1.HO20:level1.HO20">
            <calcext:condition calcext:apply-style-name="notair" calcext:value="between(0,14)" calcext:base-cell-address="level1.HO20"/>
          </calcext:conditional-format>
          <calcext:conditional-format calcext:target-range-address="level1.HO21:level1.HO21">
            <calcext:condition calcext:apply-style-name="notair" calcext:value="between(0,14)" calcext:base-cell-address="level1.HO21"/>
          </calcext:conditional-format>
          <calcext:conditional-format calcext:target-range-address="level1.HO21:level1.HO21">
            <calcext:condition calcext:apply-style-name="notair" calcext:value="between(0,14)" calcext:base-cell-address="level1.HO21"/>
          </calcext:conditional-format>
          <calcext:conditional-format calcext:target-range-address="level1.HO21:level1.HO21">
            <calcext:condition calcext:apply-style-name="notair" calcext:value="between(0,14)" calcext:base-cell-address="level1.HO21"/>
          </calcext:conditional-format>
          <calcext:conditional-format calcext:target-range-address="level1.HO22:level1.HO22">
            <calcext:condition calcext:apply-style-name="notair" calcext:value="between(0,14)" calcext:base-cell-address="level1.HO22"/>
          </calcext:conditional-format>
          <calcext:conditional-format calcext:target-range-address="level1.HO22:level1.HO22">
            <calcext:condition calcext:apply-style-name="notair" calcext:value="between(0,14)" calcext:base-cell-address="level1.HO22"/>
          </calcext:conditional-format>
          <calcext:conditional-format calcext:target-range-address="level1.HO22:level1.HO22">
            <calcext:condition calcext:apply-style-name="notair" calcext:value="between(0,14)" calcext:base-cell-address="level1.HO22"/>
          </calcext:conditional-format>
          <calcext:conditional-format calcext:target-range-address="level1.HO23:level1.HO23">
            <calcext:condition calcext:apply-style-name="notair" calcext:value="between(0,14)" calcext:base-cell-address="level1.HO23"/>
          </calcext:conditional-format>
          <calcext:conditional-format calcext:target-range-address="level1.HO23:level1.HO23">
            <calcext:condition calcext:apply-style-name="notair" calcext:value="between(0,14)" calcext:base-cell-address="level1.HO23"/>
          </calcext:conditional-format>
          <calcext:conditional-format calcext:target-range-address="level1.HO23:level1.HO23">
            <calcext:condition calcext:apply-style-name="notair" calcext:value="between(0,14)" calcext:base-cell-address="level1.HO23"/>
          </calcext:conditional-format>
          <calcext:conditional-format calcext:target-range-address="level1.HO24:level1.HO24">
            <calcext:condition calcext:apply-style-name="notair" calcext:value="between(0,14)" calcext:base-cell-address="level1.HO24"/>
          </calcext:conditional-format>
          <calcext:conditional-format calcext:target-range-address="level1.HO24:level1.HO24">
            <calcext:condition calcext:apply-style-name="notair" calcext:value="between(0,14)" calcext:base-cell-address="level1.HO24"/>
          </calcext:conditional-format>
          <calcext:conditional-format calcext:target-range-address="level1.HO24:level1.HO24">
            <calcext:condition calcext:apply-style-name="notair" calcext:value="between(0,14)" calcext:base-cell-address="level1.HO24"/>
          </calcext:conditional-format>
          <calcext:conditional-format calcext:target-range-address="level1.HO25:level1.HO25">
            <calcext:condition calcext:apply-style-name="notair" calcext:value="between(0,14)" calcext:base-cell-address="level1.HO25"/>
          </calcext:conditional-format>
          <calcext:conditional-format calcext:target-range-address="level1.HO25:level1.HO25">
            <calcext:condition calcext:apply-style-name="notair" calcext:value="between(0,14)" calcext:base-cell-address="level1.HO25"/>
          </calcext:conditional-format>
          <calcext:conditional-format calcext:target-range-address="level1.HO25:level1.HO25">
            <calcext:condition calcext:apply-style-name="notair" calcext:value="between(0,14)" calcext:base-cell-address="level1.HO25"/>
          </calcext:conditional-format>
          <calcext:conditional-format calcext:target-range-address="level1.HO26:level1.HO26">
            <calcext:condition calcext:apply-style-name="notair" calcext:value="between(0,14)" calcext:base-cell-address="level1.HO26"/>
          </calcext:conditional-format>
          <calcext:conditional-format calcext:target-range-address="level1.HO26:level1.HO26">
            <calcext:condition calcext:apply-style-name="notair" calcext:value="between(0,14)" calcext:base-cell-address="level1.HO26"/>
          </calcext:conditional-format>
          <calcext:conditional-format calcext:target-range-address="level1.HO26:level1.HO26">
            <calcext:condition calcext:apply-style-name="notair" calcext:value="between(0,14)" calcext:base-cell-address="level1.HO26"/>
          </calcext:conditional-format>
          <calcext:conditional-format calcext:target-range-address="level1.HO27:level1.HO27">
            <calcext:condition calcext:apply-style-name="notair" calcext:value="between(0,14)" calcext:base-cell-address="level1.HO27"/>
          </calcext:conditional-format>
          <calcext:conditional-format calcext:target-range-address="level1.HO27:level1.HO27">
            <calcext:condition calcext:apply-style-name="notair" calcext:value="between(0,14)" calcext:base-cell-address="level1.HO27"/>
          </calcext:conditional-format>
          <calcext:conditional-format calcext:target-range-address="level1.HO27:level1.HO27">
            <calcext:condition calcext:apply-style-name="notair" calcext:value="between(0,14)" calcext:base-cell-address="level1.HO27"/>
          </calcext:conditional-format>
          <calcext:conditional-format calcext:target-range-address="level1.HO28:level1.HO28">
            <calcext:condition calcext:apply-style-name="notair" calcext:value="between(0,14)" calcext:base-cell-address="level1.HO28"/>
          </calcext:conditional-format>
          <calcext:conditional-format calcext:target-range-address="level1.HO28:level1.HO28">
            <calcext:condition calcext:apply-style-name="notair" calcext:value="between(0,14)" calcext:base-cell-address="level1.HO28"/>
          </calcext:conditional-format>
          <calcext:conditional-format calcext:target-range-address="level1.HO28:level1.HO28">
            <calcext:condition calcext:apply-style-name="notair" calcext:value="between(0,14)" calcext:base-cell-address="level1.HO28"/>
          </calcext:conditional-format>
          <calcext:conditional-format calcext:target-range-address="level1.HO29:level1.HO29">
            <calcext:condition calcext:apply-style-name="notair" calcext:value="between(0,14)" calcext:base-cell-address="level1.HO29"/>
          </calcext:conditional-format>
          <calcext:conditional-format calcext:target-range-address="level1.HO29:level1.HO29">
            <calcext:condition calcext:apply-style-name="notair" calcext:value="between(0,14)" calcext:base-cell-address="level1.HO29"/>
          </calcext:conditional-format>
          <calcext:conditional-format calcext:target-range-address="level1.HO29:level1.HO29">
            <calcext:condition calcext:apply-style-name="notair" calcext:value="between(0,14)" calcext:base-cell-address="level1.HO29"/>
          </calcext:conditional-format>
          <calcext:conditional-format calcext:target-range-address="level1.HO30:level1.HO30">
            <calcext:condition calcext:apply-style-name="notair" calcext:value="between(0,14)" calcext:base-cell-address="level1.HO30"/>
          </calcext:conditional-format>
          <calcext:conditional-format calcext:target-range-address="level1.HO30:level1.HO30">
            <calcext:condition calcext:apply-style-name="notair" calcext:value="between(0,14)" calcext:base-cell-address="level1.HO30"/>
          </calcext:conditional-format>
          <calcext:conditional-format calcext:target-range-address="level1.HO30:level1.HO30">
            <calcext:condition calcext:apply-style-name="notair" calcext:value="between(0,14)" calcext:base-cell-address="level1.HO30"/>
          </calcext:conditional-format>
          <calcext:conditional-format calcext:target-range-address="level1.HO31:level1.HO31">
            <calcext:condition calcext:apply-style-name="notair" calcext:value="between(0,14)" calcext:base-cell-address="level1.HO31"/>
          </calcext:conditional-format>
          <calcext:conditional-format calcext:target-range-address="level1.HO31:level1.HO31">
            <calcext:condition calcext:apply-style-name="notair" calcext:value="between(0,14)" calcext:base-cell-address="level1.HO31"/>
          </calcext:conditional-format>
          <calcext:conditional-format calcext:target-range-address="level1.HO31:level1.HO31">
            <calcext:condition calcext:apply-style-name="notair" calcext:value="between(0,14)" calcext:base-cell-address="level1.HO31"/>
          </calcext:conditional-format>
          <calcext:conditional-format calcext:target-range-address="level1.HO32:level1.HO32">
            <calcext:condition calcext:apply-style-name="notair" calcext:value="between(0,14)" calcext:base-cell-address="level1.HO32"/>
          </calcext:conditional-format>
          <calcext:conditional-format calcext:target-range-address="level1.HO32:level1.HO32">
            <calcext:condition calcext:apply-style-name="notair" calcext:value="between(0,14)" calcext:base-cell-address="level1.HO32"/>
          </calcext:conditional-format>
          <calcext:conditional-format calcext:target-range-address="level1.HO32:level1.HO32">
            <calcext:condition calcext:apply-style-name="notair" calcext:value="between(0,14)" calcext:base-cell-address="level1.HO32"/>
          </calcext:conditional-format>
          <calcext:conditional-format calcext:target-range-address="level1.HO33:level1.HO33">
            <calcext:condition calcext:apply-style-name="notair" calcext:value="between(0,14)" calcext:base-cell-address="level1.HO33"/>
          </calcext:conditional-format>
          <calcext:conditional-format calcext:target-range-address="level1.HO33:level1.HO33">
            <calcext:condition calcext:apply-style-name="notair" calcext:value="between(0,14)" calcext:base-cell-address="level1.HO33"/>
          </calcext:conditional-format>
          <calcext:conditional-format calcext:target-range-address="level1.HO33:level1.HO33">
            <calcext:condition calcext:apply-style-name="notair" calcext:value="between(0,14)" calcext:base-cell-address="level1.HO33"/>
          </calcext:conditional-format>
          <calcext:conditional-format calcext:target-range-address="level1.HO34:level1.HO34">
            <calcext:condition calcext:apply-style-name="notair" calcext:value="between(0,14)" calcext:base-cell-address="level1.HO34"/>
          </calcext:conditional-format>
          <calcext:conditional-format calcext:target-range-address="level1.HO34:level1.HO34">
            <calcext:condition calcext:apply-style-name="notair" calcext:value="between(0,14)" calcext:base-cell-address="level1.HO34"/>
          </calcext:conditional-format>
          <calcext:conditional-format calcext:target-range-address="level1.HO34:level1.HO34">
            <calcext:condition calcext:apply-style-name="notair" calcext:value="between(0,14)" calcext:base-cell-address="level1.HO34"/>
          </calcext:conditional-format>
          <calcext:conditional-format calcext:target-range-address="level1.HP35:level1.HP1048576 level1.HP1:level1.HP14">
            <calcext:condition calcext:apply-style-name="notair" calcext:value="between(0,14)" calcext:base-cell-address="level1.HP1"/>
          </calcext:conditional-format>
          <calcext:conditional-format calcext:target-range-address="level1.HP35:level1.HP1048576 level1.HP1:level1.HP14">
            <calcext:condition calcext:apply-style-name="notair" calcext:value="between(0,14)" calcext:base-cell-address="level1.HP1"/>
          </calcext:conditional-format>
          <calcext:conditional-format calcext:target-range-address="level1.HP35:level1.HP1048576 level1.HP1:level1.HP14">
            <calcext:condition calcext:apply-style-name="notair" calcext:value="between(0,14)" calcext:base-cell-address="level1.HP1"/>
          </calcext:conditional-format>
          <calcext:conditional-format calcext:target-range-address="level1.HP15:level1.HP15">
            <calcext:condition calcext:apply-style-name="notair" calcext:value="between(0,14)" calcext:base-cell-address="level1.HP15"/>
          </calcext:conditional-format>
          <calcext:conditional-format calcext:target-range-address="level1.HP15:level1.HP15">
            <calcext:condition calcext:apply-style-name="notair" calcext:value="between(0,14)" calcext:base-cell-address="level1.HP15"/>
          </calcext:conditional-format>
          <calcext:conditional-format calcext:target-range-address="level1.HP15:level1.HP15">
            <calcext:condition calcext:apply-style-name="notair" calcext:value="between(0,14)" calcext:base-cell-address="level1.HP15"/>
          </calcext:conditional-format>
          <calcext:conditional-format calcext:target-range-address="level1.HP16:level1.HP16">
            <calcext:condition calcext:apply-style-name="notair" calcext:value="between(0,14)" calcext:base-cell-address="level1.HP16"/>
          </calcext:conditional-format>
          <calcext:conditional-format calcext:target-range-address="level1.HP16:level1.HP16">
            <calcext:condition calcext:apply-style-name="notair" calcext:value="between(0,14)" calcext:base-cell-address="level1.HP16"/>
          </calcext:conditional-format>
          <calcext:conditional-format calcext:target-range-address="level1.HP16:level1.HP16">
            <calcext:condition calcext:apply-style-name="notair" calcext:value="between(0,14)" calcext:base-cell-address="level1.HP16"/>
          </calcext:conditional-format>
          <calcext:conditional-format calcext:target-range-address="level1.HP17:level1.HP17">
            <calcext:condition calcext:apply-style-name="notair" calcext:value="between(0,14)" calcext:base-cell-address="level1.HP17"/>
          </calcext:conditional-format>
          <calcext:conditional-format calcext:target-range-address="level1.HP17:level1.HP17">
            <calcext:condition calcext:apply-style-name="notair" calcext:value="between(0,14)" calcext:base-cell-address="level1.HP17"/>
          </calcext:conditional-format>
          <calcext:conditional-format calcext:target-range-address="level1.HP17:level1.HP17">
            <calcext:condition calcext:apply-style-name="notair" calcext:value="between(0,14)" calcext:base-cell-address="level1.HP17"/>
          </calcext:conditional-format>
          <calcext:conditional-format calcext:target-range-address="level1.HP18:level1.HP18">
            <calcext:condition calcext:apply-style-name="notair" calcext:value="between(0,14)" calcext:base-cell-address="level1.HP18"/>
          </calcext:conditional-format>
          <calcext:conditional-format calcext:target-range-address="level1.HP18:level1.HP18">
            <calcext:condition calcext:apply-style-name="notair" calcext:value="between(0,14)" calcext:base-cell-address="level1.HP18"/>
          </calcext:conditional-format>
          <calcext:conditional-format calcext:target-range-address="level1.HP18:level1.HP18">
            <calcext:condition calcext:apply-style-name="notair" calcext:value="between(0,14)" calcext:base-cell-address="level1.HP18"/>
          </calcext:conditional-format>
          <calcext:conditional-format calcext:target-range-address="level1.HP19:level1.HP19">
            <calcext:condition calcext:apply-style-name="notair" calcext:value="between(0,14)" calcext:base-cell-address="level1.HP19"/>
          </calcext:conditional-format>
          <calcext:conditional-format calcext:target-range-address="level1.HP19:level1.HP19">
            <calcext:condition calcext:apply-style-name="notair" calcext:value="between(0,14)" calcext:base-cell-address="level1.HP19"/>
          </calcext:conditional-format>
          <calcext:conditional-format calcext:target-range-address="level1.HP19:level1.HP19">
            <calcext:condition calcext:apply-style-name="notair" calcext:value="between(0,14)" calcext:base-cell-address="level1.HP19"/>
          </calcext:conditional-format>
          <calcext:conditional-format calcext:target-range-address="level1.HP20:level1.HP20">
            <calcext:condition calcext:apply-style-name="notair" calcext:value="between(0,14)" calcext:base-cell-address="level1.HP20"/>
          </calcext:conditional-format>
          <calcext:conditional-format calcext:target-range-address="level1.HP20:level1.HP20">
            <calcext:condition calcext:apply-style-name="notair" calcext:value="between(0,14)" calcext:base-cell-address="level1.HP20"/>
          </calcext:conditional-format>
          <calcext:conditional-format calcext:target-range-address="level1.HP20:level1.HP20">
            <calcext:condition calcext:apply-style-name="notair" calcext:value="between(0,14)" calcext:base-cell-address="level1.HP20"/>
          </calcext:conditional-format>
          <calcext:conditional-format calcext:target-range-address="level1.HP21:level1.HP21">
            <calcext:condition calcext:apply-style-name="notair" calcext:value="between(0,14)" calcext:base-cell-address="level1.HP21"/>
          </calcext:conditional-format>
          <calcext:conditional-format calcext:target-range-address="level1.HP21:level1.HP21">
            <calcext:condition calcext:apply-style-name="notair" calcext:value="between(0,14)" calcext:base-cell-address="level1.HP21"/>
          </calcext:conditional-format>
          <calcext:conditional-format calcext:target-range-address="level1.HP21:level1.HP21">
            <calcext:condition calcext:apply-style-name="notair" calcext:value="between(0,14)" calcext:base-cell-address="level1.HP21"/>
          </calcext:conditional-format>
          <calcext:conditional-format calcext:target-range-address="level1.HP22:level1.HP22">
            <calcext:condition calcext:apply-style-name="notair" calcext:value="between(0,14)" calcext:base-cell-address="level1.HP22"/>
          </calcext:conditional-format>
          <calcext:conditional-format calcext:target-range-address="level1.HP22:level1.HP22">
            <calcext:condition calcext:apply-style-name="notair" calcext:value="between(0,14)" calcext:base-cell-address="level1.HP22"/>
          </calcext:conditional-format>
          <calcext:conditional-format calcext:target-range-address="level1.HP22:level1.HP22">
            <calcext:condition calcext:apply-style-name="notair" calcext:value="between(0,14)" calcext:base-cell-address="level1.HP22"/>
          </calcext:conditional-format>
          <calcext:conditional-format calcext:target-range-address="level1.HP23:level1.HP23">
            <calcext:condition calcext:apply-style-name="notair" calcext:value="between(0,14)" calcext:base-cell-address="level1.HP23"/>
          </calcext:conditional-format>
          <calcext:conditional-format calcext:target-range-address="level1.HP23:level1.HP23">
            <calcext:condition calcext:apply-style-name="notair" calcext:value="between(0,14)" calcext:base-cell-address="level1.HP23"/>
          </calcext:conditional-format>
          <calcext:conditional-format calcext:target-range-address="level1.HP23:level1.HP23">
            <calcext:condition calcext:apply-style-name="notair" calcext:value="between(0,14)" calcext:base-cell-address="level1.HP23"/>
          </calcext:conditional-format>
          <calcext:conditional-format calcext:target-range-address="level1.HP24:level1.HP24">
            <calcext:condition calcext:apply-style-name="notair" calcext:value="between(0,14)" calcext:base-cell-address="level1.HP24"/>
          </calcext:conditional-format>
          <calcext:conditional-format calcext:target-range-address="level1.HP24:level1.HP24">
            <calcext:condition calcext:apply-style-name="notair" calcext:value="between(0,14)" calcext:base-cell-address="level1.HP24"/>
          </calcext:conditional-format>
          <calcext:conditional-format calcext:target-range-address="level1.HP24:level1.HP24">
            <calcext:condition calcext:apply-style-name="notair" calcext:value="between(0,14)" calcext:base-cell-address="level1.HP24"/>
          </calcext:conditional-format>
          <calcext:conditional-format calcext:target-range-address="level1.HP25:level1.HP25">
            <calcext:condition calcext:apply-style-name="notair" calcext:value="between(0,14)" calcext:base-cell-address="level1.HP25"/>
          </calcext:conditional-format>
          <calcext:conditional-format calcext:target-range-address="level1.HP25:level1.HP25">
            <calcext:condition calcext:apply-style-name="notair" calcext:value="between(0,14)" calcext:base-cell-address="level1.HP25"/>
          </calcext:conditional-format>
          <calcext:conditional-format calcext:target-range-address="level1.HP25:level1.HP25">
            <calcext:condition calcext:apply-style-name="notair" calcext:value="between(0,14)" calcext:base-cell-address="level1.HP25"/>
          </calcext:conditional-format>
          <calcext:conditional-format calcext:target-range-address="level1.HP26:level1.HP26">
            <calcext:condition calcext:apply-style-name="notair" calcext:value="between(0,14)" calcext:base-cell-address="level1.HP26"/>
          </calcext:conditional-format>
          <calcext:conditional-format calcext:target-range-address="level1.HP26:level1.HP26">
            <calcext:condition calcext:apply-style-name="notair" calcext:value="between(0,14)" calcext:base-cell-address="level1.HP26"/>
          </calcext:conditional-format>
          <calcext:conditional-format calcext:target-range-address="level1.HP26:level1.HP26">
            <calcext:condition calcext:apply-style-name="notair" calcext:value="between(0,14)" calcext:base-cell-address="level1.HP26"/>
          </calcext:conditional-format>
          <calcext:conditional-format calcext:target-range-address="level1.HP27:level1.HP27">
            <calcext:condition calcext:apply-style-name="notair" calcext:value="between(0,14)" calcext:base-cell-address="level1.HP27"/>
          </calcext:conditional-format>
          <calcext:conditional-format calcext:target-range-address="level1.HP27:level1.HP27">
            <calcext:condition calcext:apply-style-name="notair" calcext:value="between(0,14)" calcext:base-cell-address="level1.HP27"/>
          </calcext:conditional-format>
          <calcext:conditional-format calcext:target-range-address="level1.HP27:level1.HP27">
            <calcext:condition calcext:apply-style-name="notair" calcext:value="between(0,14)" calcext:base-cell-address="level1.HP27"/>
          </calcext:conditional-format>
          <calcext:conditional-format calcext:target-range-address="level1.HP28:level1.HP28">
            <calcext:condition calcext:apply-style-name="notair" calcext:value="between(0,14)" calcext:base-cell-address="level1.HP28"/>
          </calcext:conditional-format>
          <calcext:conditional-format calcext:target-range-address="level1.HP28:level1.HP28">
            <calcext:condition calcext:apply-style-name="notair" calcext:value="between(0,14)" calcext:base-cell-address="level1.HP28"/>
          </calcext:conditional-format>
          <calcext:conditional-format calcext:target-range-address="level1.HP28:level1.HP28">
            <calcext:condition calcext:apply-style-name="notair" calcext:value="between(0,14)" calcext:base-cell-address="level1.HP28"/>
          </calcext:conditional-format>
          <calcext:conditional-format calcext:target-range-address="level1.HP29:level1.HP29">
            <calcext:condition calcext:apply-style-name="notair" calcext:value="between(0,14)" calcext:base-cell-address="level1.HP29"/>
          </calcext:conditional-format>
          <calcext:conditional-format calcext:target-range-address="level1.HP29:level1.HP29">
            <calcext:condition calcext:apply-style-name="notair" calcext:value="between(0,14)" calcext:base-cell-address="level1.HP29"/>
          </calcext:conditional-format>
          <calcext:conditional-format calcext:target-range-address="level1.HP29:level1.HP29">
            <calcext:condition calcext:apply-style-name="notair" calcext:value="between(0,14)" calcext:base-cell-address="level1.HP29"/>
          </calcext:conditional-format>
          <calcext:conditional-format calcext:target-range-address="level1.HP30:level1.HP30">
            <calcext:condition calcext:apply-style-name="notair" calcext:value="between(0,14)" calcext:base-cell-address="level1.HP30"/>
          </calcext:conditional-format>
          <calcext:conditional-format calcext:target-range-address="level1.HP30:level1.HP30">
            <calcext:condition calcext:apply-style-name="notair" calcext:value="between(0,14)" calcext:base-cell-address="level1.HP30"/>
          </calcext:conditional-format>
          <calcext:conditional-format calcext:target-range-address="level1.HP30:level1.HP30">
            <calcext:condition calcext:apply-style-name="notair" calcext:value="between(0,14)" calcext:base-cell-address="level1.HP30"/>
          </calcext:conditional-format>
          <calcext:conditional-format calcext:target-range-address="level1.HP31:level1.HP31">
            <calcext:condition calcext:apply-style-name="notair" calcext:value="between(0,14)" calcext:base-cell-address="level1.HP31"/>
          </calcext:conditional-format>
          <calcext:conditional-format calcext:target-range-address="level1.HP31:level1.HP31">
            <calcext:condition calcext:apply-style-name="notair" calcext:value="between(0,14)" calcext:base-cell-address="level1.HP31"/>
          </calcext:conditional-format>
          <calcext:conditional-format calcext:target-range-address="level1.HP31:level1.HP31">
            <calcext:condition calcext:apply-style-name="notair" calcext:value="between(0,14)" calcext:base-cell-address="level1.HP31"/>
          </calcext:conditional-format>
          <calcext:conditional-format calcext:target-range-address="level1.HP32:level1.HP32">
            <calcext:condition calcext:apply-style-name="notair" calcext:value="between(0,14)" calcext:base-cell-address="level1.HP32"/>
          </calcext:conditional-format>
          <calcext:conditional-format calcext:target-range-address="level1.HP32:level1.HP32">
            <calcext:condition calcext:apply-style-name="notair" calcext:value="between(0,14)" calcext:base-cell-address="level1.HP32"/>
          </calcext:conditional-format>
          <calcext:conditional-format calcext:target-range-address="level1.HP32:level1.HP32">
            <calcext:condition calcext:apply-style-name="notair" calcext:value="between(0,14)" calcext:base-cell-address="level1.HP32"/>
          </calcext:conditional-format>
          <calcext:conditional-format calcext:target-range-address="level1.HP33:level1.HP33">
            <calcext:condition calcext:apply-style-name="notair" calcext:value="between(0,14)" calcext:base-cell-address="level1.HP33"/>
          </calcext:conditional-format>
          <calcext:conditional-format calcext:target-range-address="level1.HP33:level1.HP33">
            <calcext:condition calcext:apply-style-name="notair" calcext:value="between(0,14)" calcext:base-cell-address="level1.HP33"/>
          </calcext:conditional-format>
          <calcext:conditional-format calcext:target-range-address="level1.HP33:level1.HP33">
            <calcext:condition calcext:apply-style-name="notair" calcext:value="between(0,14)" calcext:base-cell-address="level1.HP33"/>
          </calcext:conditional-format>
          <calcext:conditional-format calcext:target-range-address="level1.HP34:level1.HP34">
            <calcext:condition calcext:apply-style-name="notair" calcext:value="between(0,14)" calcext:base-cell-address="level1.HP34"/>
          </calcext:conditional-format>
          <calcext:conditional-format calcext:target-range-address="level1.HP34:level1.HP34">
            <calcext:condition calcext:apply-style-name="notair" calcext:value="between(0,14)" calcext:base-cell-address="level1.HP34"/>
          </calcext:conditional-format>
          <calcext:conditional-format calcext:target-range-address="level1.HP34:level1.HP34">
            <calcext:condition calcext:apply-style-name="notair" calcext:value="between(0,14)" calcext:base-cell-address="level1.HP34"/>
          </calcext:conditional-format>
          <calcext:conditional-format calcext:target-range-address="level1.HQ35:level1.HQ1048576 level1.HQ1:level1.HQ14">
            <calcext:condition calcext:apply-style-name="notair" calcext:value="between(0,14)" calcext:base-cell-address="level1.HQ1"/>
          </calcext:conditional-format>
          <calcext:conditional-format calcext:target-range-address="level1.HQ35:level1.HQ1048576 level1.HQ1:level1.HQ14">
            <calcext:condition calcext:apply-style-name="notair" calcext:value="between(0,14)" calcext:base-cell-address="level1.HQ1"/>
          </calcext:conditional-format>
          <calcext:conditional-format calcext:target-range-address="level1.HQ35:level1.HQ1048576 level1.HQ1:level1.HQ14">
            <calcext:condition calcext:apply-style-name="notair" calcext:value="between(0,14)" calcext:base-cell-address="level1.HQ1"/>
          </calcext:conditional-format>
          <calcext:conditional-format calcext:target-range-address="level1.HQ15:level1.HQ15">
            <calcext:condition calcext:apply-style-name="notair" calcext:value="between(0,14)" calcext:base-cell-address="level1.HQ15"/>
          </calcext:conditional-format>
          <calcext:conditional-format calcext:target-range-address="level1.HQ15:level1.HQ15">
            <calcext:condition calcext:apply-style-name="notair" calcext:value="between(0,14)" calcext:base-cell-address="level1.HQ15"/>
          </calcext:conditional-format>
          <calcext:conditional-format calcext:target-range-address="level1.HQ15:level1.HQ15">
            <calcext:condition calcext:apply-style-name="notair" calcext:value="between(0,14)" calcext:base-cell-address="level1.HQ15"/>
          </calcext:conditional-format>
          <calcext:conditional-format calcext:target-range-address="level1.HQ16:level1.HQ16">
            <calcext:condition calcext:apply-style-name="notair" calcext:value="between(0,14)" calcext:base-cell-address="level1.HQ16"/>
          </calcext:conditional-format>
          <calcext:conditional-format calcext:target-range-address="level1.HQ16:level1.HQ16">
            <calcext:condition calcext:apply-style-name="notair" calcext:value="between(0,14)" calcext:base-cell-address="level1.HQ16"/>
          </calcext:conditional-format>
          <calcext:conditional-format calcext:target-range-address="level1.HQ16:level1.HQ16">
            <calcext:condition calcext:apply-style-name="notair" calcext:value="between(0,14)" calcext:base-cell-address="level1.HQ16"/>
          </calcext:conditional-format>
          <calcext:conditional-format calcext:target-range-address="level1.HQ17:level1.HQ17">
            <calcext:condition calcext:apply-style-name="notair" calcext:value="between(0,14)" calcext:base-cell-address="level1.HQ17"/>
          </calcext:conditional-format>
          <calcext:conditional-format calcext:target-range-address="level1.HQ17:level1.HQ17">
            <calcext:condition calcext:apply-style-name="notair" calcext:value="between(0,14)" calcext:base-cell-address="level1.HQ17"/>
          </calcext:conditional-format>
          <calcext:conditional-format calcext:target-range-address="level1.HQ17:level1.HQ17">
            <calcext:condition calcext:apply-style-name="notair" calcext:value="between(0,14)" calcext:base-cell-address="level1.HQ17"/>
          </calcext:conditional-format>
          <calcext:conditional-format calcext:target-range-address="level1.HQ18:level1.HQ18">
            <calcext:condition calcext:apply-style-name="notair" calcext:value="between(0,14)" calcext:base-cell-address="level1.HQ18"/>
          </calcext:conditional-format>
          <calcext:conditional-format calcext:target-range-address="level1.HQ18:level1.HQ18">
            <calcext:condition calcext:apply-style-name="notair" calcext:value="between(0,14)" calcext:base-cell-address="level1.HQ18"/>
          </calcext:conditional-format>
          <calcext:conditional-format calcext:target-range-address="level1.HQ18:level1.HQ18">
            <calcext:condition calcext:apply-style-name="notair" calcext:value="between(0,14)" calcext:base-cell-address="level1.HQ18"/>
          </calcext:conditional-format>
          <calcext:conditional-format calcext:target-range-address="level1.HQ19:level1.HQ19">
            <calcext:condition calcext:apply-style-name="notair" calcext:value="between(0,14)" calcext:base-cell-address="level1.HQ19"/>
          </calcext:conditional-format>
          <calcext:conditional-format calcext:target-range-address="level1.HQ19:level1.HQ19">
            <calcext:condition calcext:apply-style-name="notair" calcext:value="between(0,14)" calcext:base-cell-address="level1.HQ19"/>
          </calcext:conditional-format>
          <calcext:conditional-format calcext:target-range-address="level1.HQ19:level1.HQ19">
            <calcext:condition calcext:apply-style-name="notair" calcext:value="between(0,14)" calcext:base-cell-address="level1.HQ19"/>
          </calcext:conditional-format>
          <calcext:conditional-format calcext:target-range-address="level1.HQ20:level1.HQ20">
            <calcext:condition calcext:apply-style-name="notair" calcext:value="between(0,14)" calcext:base-cell-address="level1.HQ20"/>
          </calcext:conditional-format>
          <calcext:conditional-format calcext:target-range-address="level1.HQ20:level1.HQ20">
            <calcext:condition calcext:apply-style-name="notair" calcext:value="between(0,14)" calcext:base-cell-address="level1.HQ20"/>
          </calcext:conditional-format>
          <calcext:conditional-format calcext:target-range-address="level1.HQ20:level1.HQ20">
            <calcext:condition calcext:apply-style-name="notair" calcext:value="between(0,14)" calcext:base-cell-address="level1.HQ20"/>
          </calcext:conditional-format>
          <calcext:conditional-format calcext:target-range-address="level1.HQ21:level1.HQ21">
            <calcext:condition calcext:apply-style-name="notair" calcext:value="between(0,14)" calcext:base-cell-address="level1.HQ21"/>
          </calcext:conditional-format>
          <calcext:conditional-format calcext:target-range-address="level1.HQ21:level1.HQ21">
            <calcext:condition calcext:apply-style-name="notair" calcext:value="between(0,14)" calcext:base-cell-address="level1.HQ21"/>
          </calcext:conditional-format>
          <calcext:conditional-format calcext:target-range-address="level1.HQ21:level1.HQ21">
            <calcext:condition calcext:apply-style-name="notair" calcext:value="between(0,14)" calcext:base-cell-address="level1.HQ21"/>
          </calcext:conditional-format>
          <calcext:conditional-format calcext:target-range-address="level1.HQ22:level1.HQ22">
            <calcext:condition calcext:apply-style-name="notair" calcext:value="between(0,14)" calcext:base-cell-address="level1.HQ22"/>
          </calcext:conditional-format>
          <calcext:conditional-format calcext:target-range-address="level1.HQ22:level1.HQ22">
            <calcext:condition calcext:apply-style-name="notair" calcext:value="between(0,14)" calcext:base-cell-address="level1.HQ22"/>
          </calcext:conditional-format>
          <calcext:conditional-format calcext:target-range-address="level1.HQ22:level1.HQ22">
            <calcext:condition calcext:apply-style-name="notair" calcext:value="between(0,14)" calcext:base-cell-address="level1.HQ22"/>
          </calcext:conditional-format>
          <calcext:conditional-format calcext:target-range-address="level1.HQ23:level1.HQ23">
            <calcext:condition calcext:apply-style-name="notair" calcext:value="between(0,14)" calcext:base-cell-address="level1.HQ23"/>
          </calcext:conditional-format>
          <calcext:conditional-format calcext:target-range-address="level1.HQ23:level1.HQ23">
            <calcext:condition calcext:apply-style-name="notair" calcext:value="between(0,14)" calcext:base-cell-address="level1.HQ23"/>
          </calcext:conditional-format>
          <calcext:conditional-format calcext:target-range-address="level1.HQ23:level1.HQ23">
            <calcext:condition calcext:apply-style-name="notair" calcext:value="between(0,14)" calcext:base-cell-address="level1.HQ23"/>
          </calcext:conditional-format>
          <calcext:conditional-format calcext:target-range-address="level1.HQ24:level1.HQ24">
            <calcext:condition calcext:apply-style-name="notair" calcext:value="between(0,14)" calcext:base-cell-address="level1.HQ24"/>
          </calcext:conditional-format>
          <calcext:conditional-format calcext:target-range-address="level1.HQ24:level1.HQ24">
            <calcext:condition calcext:apply-style-name="notair" calcext:value="between(0,14)" calcext:base-cell-address="level1.HQ24"/>
          </calcext:conditional-format>
          <calcext:conditional-format calcext:target-range-address="level1.HQ24:level1.HQ24">
            <calcext:condition calcext:apply-style-name="notair" calcext:value="between(0,14)" calcext:base-cell-address="level1.HQ24"/>
          </calcext:conditional-format>
          <calcext:conditional-format calcext:target-range-address="level1.HQ25:level1.HQ25">
            <calcext:condition calcext:apply-style-name="notair" calcext:value="between(0,14)" calcext:base-cell-address="level1.HQ25"/>
          </calcext:conditional-format>
          <calcext:conditional-format calcext:target-range-address="level1.HQ25:level1.HQ25">
            <calcext:condition calcext:apply-style-name="notair" calcext:value="between(0,14)" calcext:base-cell-address="level1.HQ25"/>
          </calcext:conditional-format>
          <calcext:conditional-format calcext:target-range-address="level1.HQ25:level1.HQ25">
            <calcext:condition calcext:apply-style-name="notair" calcext:value="between(0,14)" calcext:base-cell-address="level1.HQ25"/>
          </calcext:conditional-format>
          <calcext:conditional-format calcext:target-range-address="level1.HQ26:level1.HQ26">
            <calcext:condition calcext:apply-style-name="notair" calcext:value="between(0,14)" calcext:base-cell-address="level1.HQ26"/>
          </calcext:conditional-format>
          <calcext:conditional-format calcext:target-range-address="level1.HQ26:level1.HQ26">
            <calcext:condition calcext:apply-style-name="notair" calcext:value="between(0,14)" calcext:base-cell-address="level1.HQ26"/>
          </calcext:conditional-format>
          <calcext:conditional-format calcext:target-range-address="level1.HQ26:level1.HQ26">
            <calcext:condition calcext:apply-style-name="notair" calcext:value="between(0,14)" calcext:base-cell-address="level1.HQ26"/>
          </calcext:conditional-format>
          <calcext:conditional-format calcext:target-range-address="level1.HQ27:level1.HQ27">
            <calcext:condition calcext:apply-style-name="notair" calcext:value="between(0,14)" calcext:base-cell-address="level1.HQ27"/>
          </calcext:conditional-format>
          <calcext:conditional-format calcext:target-range-address="level1.HQ27:level1.HQ27">
            <calcext:condition calcext:apply-style-name="notair" calcext:value="between(0,14)" calcext:base-cell-address="level1.HQ27"/>
          </calcext:conditional-format>
          <calcext:conditional-format calcext:target-range-address="level1.HQ27:level1.HQ27">
            <calcext:condition calcext:apply-style-name="notair" calcext:value="between(0,14)" calcext:base-cell-address="level1.HQ27"/>
          </calcext:conditional-format>
          <calcext:conditional-format calcext:target-range-address="level1.HQ28:level1.HQ28">
            <calcext:condition calcext:apply-style-name="notair" calcext:value="between(0,14)" calcext:base-cell-address="level1.HQ28"/>
          </calcext:conditional-format>
          <calcext:conditional-format calcext:target-range-address="level1.HQ28:level1.HQ28">
            <calcext:condition calcext:apply-style-name="notair" calcext:value="between(0,14)" calcext:base-cell-address="level1.HQ28"/>
          </calcext:conditional-format>
          <calcext:conditional-format calcext:target-range-address="level1.HQ28:level1.HQ28">
            <calcext:condition calcext:apply-style-name="notair" calcext:value="between(0,14)" calcext:base-cell-address="level1.HQ28"/>
          </calcext:conditional-format>
          <calcext:conditional-format calcext:target-range-address="level1.HQ29:level1.HQ29">
            <calcext:condition calcext:apply-style-name="notair" calcext:value="between(0,14)" calcext:base-cell-address="level1.HQ29"/>
          </calcext:conditional-format>
          <calcext:conditional-format calcext:target-range-address="level1.HQ29:level1.HQ29">
            <calcext:condition calcext:apply-style-name="notair" calcext:value="between(0,14)" calcext:base-cell-address="level1.HQ29"/>
          </calcext:conditional-format>
          <calcext:conditional-format calcext:target-range-address="level1.HQ29:level1.HQ29">
            <calcext:condition calcext:apply-style-name="notair" calcext:value="between(0,14)" calcext:base-cell-address="level1.HQ29"/>
          </calcext:conditional-format>
          <calcext:conditional-format calcext:target-range-address="level1.HQ30:level1.HQ30">
            <calcext:condition calcext:apply-style-name="notair" calcext:value="between(0,14)" calcext:base-cell-address="level1.HQ30"/>
          </calcext:conditional-format>
          <calcext:conditional-format calcext:target-range-address="level1.HQ30:level1.HQ30">
            <calcext:condition calcext:apply-style-name="notair" calcext:value="between(0,14)" calcext:base-cell-address="level1.HQ30"/>
          </calcext:conditional-format>
          <calcext:conditional-format calcext:target-range-address="level1.HQ30:level1.HQ30">
            <calcext:condition calcext:apply-style-name="notair" calcext:value="between(0,14)" calcext:base-cell-address="level1.HQ30"/>
          </calcext:conditional-format>
          <calcext:conditional-format calcext:target-range-address="level1.HQ31:level1.HQ31">
            <calcext:condition calcext:apply-style-name="notair" calcext:value="between(0,14)" calcext:base-cell-address="level1.HQ31"/>
          </calcext:conditional-format>
          <calcext:conditional-format calcext:target-range-address="level1.HQ31:level1.HQ31">
            <calcext:condition calcext:apply-style-name="notair" calcext:value="between(0,14)" calcext:base-cell-address="level1.HQ31"/>
          </calcext:conditional-format>
          <calcext:conditional-format calcext:target-range-address="level1.HQ31:level1.HQ31">
            <calcext:condition calcext:apply-style-name="notair" calcext:value="between(0,14)" calcext:base-cell-address="level1.HQ31"/>
          </calcext:conditional-format>
          <calcext:conditional-format calcext:target-range-address="level1.HQ32:level1.HQ32">
            <calcext:condition calcext:apply-style-name="notair" calcext:value="between(0,14)" calcext:base-cell-address="level1.HQ32"/>
          </calcext:conditional-format>
          <calcext:conditional-format calcext:target-range-address="level1.HQ32:level1.HQ32">
            <calcext:condition calcext:apply-style-name="notair" calcext:value="between(0,14)" calcext:base-cell-address="level1.HQ32"/>
          </calcext:conditional-format>
          <calcext:conditional-format calcext:target-range-address="level1.HQ32:level1.HQ32">
            <calcext:condition calcext:apply-style-name="notair" calcext:value="between(0,14)" calcext:base-cell-address="level1.HQ32"/>
          </calcext:conditional-format>
          <calcext:conditional-format calcext:target-range-address="level1.HQ33:level1.HQ33">
            <calcext:condition calcext:apply-style-name="notair" calcext:value="between(0,14)" calcext:base-cell-address="level1.HQ33"/>
          </calcext:conditional-format>
          <calcext:conditional-format calcext:target-range-address="level1.HQ33:level1.HQ33">
            <calcext:condition calcext:apply-style-name="notair" calcext:value="between(0,14)" calcext:base-cell-address="level1.HQ33"/>
          </calcext:conditional-format>
          <calcext:conditional-format calcext:target-range-address="level1.HQ33:level1.HQ33">
            <calcext:condition calcext:apply-style-name="notair" calcext:value="between(0,14)" calcext:base-cell-address="level1.HQ33"/>
          </calcext:conditional-format>
          <calcext:conditional-format calcext:target-range-address="level1.HQ34:level1.HQ34">
            <calcext:condition calcext:apply-style-name="notair" calcext:value="between(0,14)" calcext:base-cell-address="level1.HQ34"/>
          </calcext:conditional-format>
          <calcext:conditional-format calcext:target-range-address="level1.HQ34:level1.HQ34">
            <calcext:condition calcext:apply-style-name="notair" calcext:value="between(0,14)" calcext:base-cell-address="level1.HQ34"/>
          </calcext:conditional-format>
          <calcext:conditional-format calcext:target-range-address="level1.HQ34:level1.HQ34">
            <calcext:condition calcext:apply-style-name="notair" calcext:value="between(0,14)" calcext:base-cell-address="level1.HQ34"/>
          </calcext:conditional-format>
          <calcext:conditional-format calcext:target-range-address="level1.HR35:level1.HR1048576 level1.HR1:level1.HR14">
            <calcext:condition calcext:apply-style-name="notair" calcext:value="between(0,14)" calcext:base-cell-address="level1.HR1"/>
          </calcext:conditional-format>
          <calcext:conditional-format calcext:target-range-address="level1.HR35:level1.HR1048576 level1.HR1:level1.HR14">
            <calcext:condition calcext:apply-style-name="notair" calcext:value="between(0,14)" calcext:base-cell-address="level1.HR1"/>
          </calcext:conditional-format>
          <calcext:conditional-format calcext:target-range-address="level1.HR35:level1.HR1048576 level1.HR1:level1.HR14">
            <calcext:condition calcext:apply-style-name="notair" calcext:value="between(0,14)" calcext:base-cell-address="level1.HR1"/>
          </calcext:conditional-format>
          <calcext:conditional-format calcext:target-range-address="level1.HR15:level1.HR15">
            <calcext:condition calcext:apply-style-name="notair" calcext:value="between(0,14)" calcext:base-cell-address="level1.HR15"/>
          </calcext:conditional-format>
          <calcext:conditional-format calcext:target-range-address="level1.HR15:level1.HR15">
            <calcext:condition calcext:apply-style-name="notair" calcext:value="between(0,14)" calcext:base-cell-address="level1.HR15"/>
          </calcext:conditional-format>
          <calcext:conditional-format calcext:target-range-address="level1.HR15:level1.HR15">
            <calcext:condition calcext:apply-style-name="notair" calcext:value="between(0,14)" calcext:base-cell-address="level1.HR15"/>
          </calcext:conditional-format>
          <calcext:conditional-format calcext:target-range-address="level1.HR16:level1.HR16">
            <calcext:condition calcext:apply-style-name="notair" calcext:value="between(0,14)" calcext:base-cell-address="level1.HR16"/>
          </calcext:conditional-format>
          <calcext:conditional-format calcext:target-range-address="level1.HR16:level1.HR16">
            <calcext:condition calcext:apply-style-name="notair" calcext:value="between(0,14)" calcext:base-cell-address="level1.HR16"/>
          </calcext:conditional-format>
          <calcext:conditional-format calcext:target-range-address="level1.HR16:level1.HR16">
            <calcext:condition calcext:apply-style-name="notair" calcext:value="between(0,14)" calcext:base-cell-address="level1.HR16"/>
          </calcext:conditional-format>
          <calcext:conditional-format calcext:target-range-address="level1.HR17:level1.HR17">
            <calcext:condition calcext:apply-style-name="notair" calcext:value="between(0,14)" calcext:base-cell-address="level1.HR17"/>
          </calcext:conditional-format>
          <calcext:conditional-format calcext:target-range-address="level1.HR17:level1.HR17">
            <calcext:condition calcext:apply-style-name="notair" calcext:value="between(0,14)" calcext:base-cell-address="level1.HR17"/>
          </calcext:conditional-format>
          <calcext:conditional-format calcext:target-range-address="level1.HR17:level1.HR17">
            <calcext:condition calcext:apply-style-name="notair" calcext:value="between(0,14)" calcext:base-cell-address="level1.HR17"/>
          </calcext:conditional-format>
          <calcext:conditional-format calcext:target-range-address="level1.HR18:level1.HR18">
            <calcext:condition calcext:apply-style-name="notair" calcext:value="between(0,14)" calcext:base-cell-address="level1.HR18"/>
          </calcext:conditional-format>
          <calcext:conditional-format calcext:target-range-address="level1.HR18:level1.HR18">
            <calcext:condition calcext:apply-style-name="notair" calcext:value="between(0,14)" calcext:base-cell-address="level1.HR18"/>
          </calcext:conditional-format>
          <calcext:conditional-format calcext:target-range-address="level1.HR18:level1.HR18">
            <calcext:condition calcext:apply-style-name="notair" calcext:value="between(0,14)" calcext:base-cell-address="level1.HR18"/>
          </calcext:conditional-format>
          <calcext:conditional-format calcext:target-range-address="level1.HR19:level1.HR19">
            <calcext:condition calcext:apply-style-name="notair" calcext:value="between(0,14)" calcext:base-cell-address="level1.HR19"/>
          </calcext:conditional-format>
          <calcext:conditional-format calcext:target-range-address="level1.HR19:level1.HR19">
            <calcext:condition calcext:apply-style-name="notair" calcext:value="between(0,14)" calcext:base-cell-address="level1.HR19"/>
          </calcext:conditional-format>
          <calcext:conditional-format calcext:target-range-address="level1.HR19:level1.HR19">
            <calcext:condition calcext:apply-style-name="notair" calcext:value="between(0,14)" calcext:base-cell-address="level1.HR19"/>
          </calcext:conditional-format>
          <calcext:conditional-format calcext:target-range-address="level1.HR20:level1.HR20">
            <calcext:condition calcext:apply-style-name="notair" calcext:value="between(0,14)" calcext:base-cell-address="level1.HR20"/>
          </calcext:conditional-format>
          <calcext:conditional-format calcext:target-range-address="level1.HR20:level1.HR20">
            <calcext:condition calcext:apply-style-name="notair" calcext:value="between(0,14)" calcext:base-cell-address="level1.HR20"/>
          </calcext:conditional-format>
          <calcext:conditional-format calcext:target-range-address="level1.HR20:level1.HR20">
            <calcext:condition calcext:apply-style-name="notair" calcext:value="between(0,14)" calcext:base-cell-address="level1.HR20"/>
          </calcext:conditional-format>
          <calcext:conditional-format calcext:target-range-address="level1.HR21:level1.HR21">
            <calcext:condition calcext:apply-style-name="notair" calcext:value="between(0,14)" calcext:base-cell-address="level1.HR21"/>
          </calcext:conditional-format>
          <calcext:conditional-format calcext:target-range-address="level1.HR21:level1.HR21">
            <calcext:condition calcext:apply-style-name="notair" calcext:value="between(0,14)" calcext:base-cell-address="level1.HR21"/>
          </calcext:conditional-format>
          <calcext:conditional-format calcext:target-range-address="level1.HR21:level1.HR21">
            <calcext:condition calcext:apply-style-name="notair" calcext:value="between(0,14)" calcext:base-cell-address="level1.HR21"/>
          </calcext:conditional-format>
          <calcext:conditional-format calcext:target-range-address="level1.HR22:level1.HR22">
            <calcext:condition calcext:apply-style-name="notair" calcext:value="between(0,14)" calcext:base-cell-address="level1.HR22"/>
          </calcext:conditional-format>
          <calcext:conditional-format calcext:target-range-address="level1.HR22:level1.HR22">
            <calcext:condition calcext:apply-style-name="notair" calcext:value="between(0,14)" calcext:base-cell-address="level1.HR22"/>
          </calcext:conditional-format>
          <calcext:conditional-format calcext:target-range-address="level1.HR22:level1.HR22">
            <calcext:condition calcext:apply-style-name="notair" calcext:value="between(0,14)" calcext:base-cell-address="level1.HR22"/>
          </calcext:conditional-format>
          <calcext:conditional-format calcext:target-range-address="level1.HR23:level1.HR23">
            <calcext:condition calcext:apply-style-name="notair" calcext:value="between(0,14)" calcext:base-cell-address="level1.HR23"/>
          </calcext:conditional-format>
          <calcext:conditional-format calcext:target-range-address="level1.HR23:level1.HR23">
            <calcext:condition calcext:apply-style-name="notair" calcext:value="between(0,14)" calcext:base-cell-address="level1.HR23"/>
          </calcext:conditional-format>
          <calcext:conditional-format calcext:target-range-address="level1.HR23:level1.HR23">
            <calcext:condition calcext:apply-style-name="notair" calcext:value="between(0,14)" calcext:base-cell-address="level1.HR23"/>
          </calcext:conditional-format>
          <calcext:conditional-format calcext:target-range-address="level1.HR24:level1.HR24">
            <calcext:condition calcext:apply-style-name="notair" calcext:value="between(0,14)" calcext:base-cell-address="level1.HR24"/>
          </calcext:conditional-format>
          <calcext:conditional-format calcext:target-range-address="level1.HR24:level1.HR24">
            <calcext:condition calcext:apply-style-name="notair" calcext:value="between(0,14)" calcext:base-cell-address="level1.HR24"/>
          </calcext:conditional-format>
          <calcext:conditional-format calcext:target-range-address="level1.HR24:level1.HR24">
            <calcext:condition calcext:apply-style-name="notair" calcext:value="between(0,14)" calcext:base-cell-address="level1.HR24"/>
          </calcext:conditional-format>
          <calcext:conditional-format calcext:target-range-address="level1.HR25:level1.HR25">
            <calcext:condition calcext:apply-style-name="notair" calcext:value="between(0,14)" calcext:base-cell-address="level1.HR25"/>
          </calcext:conditional-format>
          <calcext:conditional-format calcext:target-range-address="level1.HR25:level1.HR25">
            <calcext:condition calcext:apply-style-name="notair" calcext:value="between(0,14)" calcext:base-cell-address="level1.HR25"/>
          </calcext:conditional-format>
          <calcext:conditional-format calcext:target-range-address="level1.HR25:level1.HR25">
            <calcext:condition calcext:apply-style-name="notair" calcext:value="between(0,14)" calcext:base-cell-address="level1.HR25"/>
          </calcext:conditional-format>
          <calcext:conditional-format calcext:target-range-address="level1.HR26:level1.HR26">
            <calcext:condition calcext:apply-style-name="notair" calcext:value="between(0,14)" calcext:base-cell-address="level1.HR26"/>
          </calcext:conditional-format>
          <calcext:conditional-format calcext:target-range-address="level1.HR26:level1.HR26">
            <calcext:condition calcext:apply-style-name="notair" calcext:value="between(0,14)" calcext:base-cell-address="level1.HR26"/>
          </calcext:conditional-format>
          <calcext:conditional-format calcext:target-range-address="level1.HR26:level1.HR26">
            <calcext:condition calcext:apply-style-name="notair" calcext:value="between(0,14)" calcext:base-cell-address="level1.HR26"/>
          </calcext:conditional-format>
          <calcext:conditional-format calcext:target-range-address="level1.HR27:level1.HR27">
            <calcext:condition calcext:apply-style-name="notair" calcext:value="between(0,14)" calcext:base-cell-address="level1.HR27"/>
          </calcext:conditional-format>
          <calcext:conditional-format calcext:target-range-address="level1.HR27:level1.HR27">
            <calcext:condition calcext:apply-style-name="notair" calcext:value="between(0,14)" calcext:base-cell-address="level1.HR27"/>
          </calcext:conditional-format>
          <calcext:conditional-format calcext:target-range-address="level1.HR27:level1.HR27">
            <calcext:condition calcext:apply-style-name="notair" calcext:value="between(0,14)" calcext:base-cell-address="level1.HR27"/>
          </calcext:conditional-format>
          <calcext:conditional-format calcext:target-range-address="level1.HR28:level1.HR28">
            <calcext:condition calcext:apply-style-name="notair" calcext:value="between(0,14)" calcext:base-cell-address="level1.HR28"/>
          </calcext:conditional-format>
          <calcext:conditional-format calcext:target-range-address="level1.HR28:level1.HR28">
            <calcext:condition calcext:apply-style-name="notair" calcext:value="between(0,14)" calcext:base-cell-address="level1.HR28"/>
          </calcext:conditional-format>
          <calcext:conditional-format calcext:target-range-address="level1.HR28:level1.HR28">
            <calcext:condition calcext:apply-style-name="notair" calcext:value="between(0,14)" calcext:base-cell-address="level1.HR28"/>
          </calcext:conditional-format>
          <calcext:conditional-format calcext:target-range-address="level1.HR29:level1.HR29">
            <calcext:condition calcext:apply-style-name="notair" calcext:value="between(0,14)" calcext:base-cell-address="level1.HR29"/>
          </calcext:conditional-format>
          <calcext:conditional-format calcext:target-range-address="level1.HR29:level1.HR29">
            <calcext:condition calcext:apply-style-name="notair" calcext:value="between(0,14)" calcext:base-cell-address="level1.HR29"/>
          </calcext:conditional-format>
          <calcext:conditional-format calcext:target-range-address="level1.HR29:level1.HR29">
            <calcext:condition calcext:apply-style-name="notair" calcext:value="between(0,14)" calcext:base-cell-address="level1.HR29"/>
          </calcext:conditional-format>
          <calcext:conditional-format calcext:target-range-address="level1.HR30:level1.HR30">
            <calcext:condition calcext:apply-style-name="notair" calcext:value="between(0,14)" calcext:base-cell-address="level1.HR30"/>
          </calcext:conditional-format>
          <calcext:conditional-format calcext:target-range-address="level1.HR30:level1.HR30">
            <calcext:condition calcext:apply-style-name="notair" calcext:value="between(0,14)" calcext:base-cell-address="level1.HR30"/>
          </calcext:conditional-format>
          <calcext:conditional-format calcext:target-range-address="level1.HR30:level1.HR30">
            <calcext:condition calcext:apply-style-name="notair" calcext:value="between(0,14)" calcext:base-cell-address="level1.HR30"/>
          </calcext:conditional-format>
          <calcext:conditional-format calcext:target-range-address="level1.HR31:level1.HR31">
            <calcext:condition calcext:apply-style-name="notair" calcext:value="between(0,14)" calcext:base-cell-address="level1.HR31"/>
          </calcext:conditional-format>
          <calcext:conditional-format calcext:target-range-address="level1.HR31:level1.HR31">
            <calcext:condition calcext:apply-style-name="notair" calcext:value="between(0,14)" calcext:base-cell-address="level1.HR31"/>
          </calcext:conditional-format>
          <calcext:conditional-format calcext:target-range-address="level1.HR31:level1.HR31">
            <calcext:condition calcext:apply-style-name="notair" calcext:value="between(0,14)" calcext:base-cell-address="level1.HR31"/>
          </calcext:conditional-format>
          <calcext:conditional-format calcext:target-range-address="level1.HR32:level1.HR32">
            <calcext:condition calcext:apply-style-name="notair" calcext:value="between(0,14)" calcext:base-cell-address="level1.HR32"/>
          </calcext:conditional-format>
          <calcext:conditional-format calcext:target-range-address="level1.HR32:level1.HR32">
            <calcext:condition calcext:apply-style-name="notair" calcext:value="between(0,14)" calcext:base-cell-address="level1.HR32"/>
          </calcext:conditional-format>
          <calcext:conditional-format calcext:target-range-address="level1.HR32:level1.HR32">
            <calcext:condition calcext:apply-style-name="notair" calcext:value="between(0,14)" calcext:base-cell-address="level1.HR32"/>
          </calcext:conditional-format>
          <calcext:conditional-format calcext:target-range-address="level1.HR33:level1.HR33">
            <calcext:condition calcext:apply-style-name="notair" calcext:value="between(0,14)" calcext:base-cell-address="level1.HR33"/>
          </calcext:conditional-format>
          <calcext:conditional-format calcext:target-range-address="level1.HR33:level1.HR33">
            <calcext:condition calcext:apply-style-name="notair" calcext:value="between(0,14)" calcext:base-cell-address="level1.HR33"/>
          </calcext:conditional-format>
          <calcext:conditional-format calcext:target-range-address="level1.HR33:level1.HR33">
            <calcext:condition calcext:apply-style-name="notair" calcext:value="between(0,14)" calcext:base-cell-address="level1.HR33"/>
          </calcext:conditional-format>
          <calcext:conditional-format calcext:target-range-address="level1.HR34:level1.HR34">
            <calcext:condition calcext:apply-style-name="notair" calcext:value="between(0,14)" calcext:base-cell-address="level1.HR34"/>
          </calcext:conditional-format>
          <calcext:conditional-format calcext:target-range-address="level1.HR34:level1.HR34">
            <calcext:condition calcext:apply-style-name="notair" calcext:value="between(0,14)" calcext:base-cell-address="level1.HR34"/>
          </calcext:conditional-format>
          <calcext:conditional-format calcext:target-range-address="level1.HR34:level1.HR34">
            <calcext:condition calcext:apply-style-name="notair" calcext:value="between(0,14)" calcext:base-cell-address="level1.HR34"/>
          </calcext:conditional-format>
          <calcext:conditional-format calcext:target-range-address="level1.HS35:level1.HS1048576 level1.HS1:level1.HS14">
            <calcext:condition calcext:apply-style-name="notair" calcext:value="between(0,14)" calcext:base-cell-address="level1.HS1"/>
          </calcext:conditional-format>
          <calcext:conditional-format calcext:target-range-address="level1.HS35:level1.HS1048576 level1.HS1:level1.HS14">
            <calcext:condition calcext:apply-style-name="notair" calcext:value="between(0,14)" calcext:base-cell-address="level1.HS1"/>
          </calcext:conditional-format>
          <calcext:conditional-format calcext:target-range-address="level1.HS35:level1.HS1048576 level1.HS1:level1.HS14">
            <calcext:condition calcext:apply-style-name="notair" calcext:value="between(0,14)" calcext:base-cell-address="level1.HS1"/>
          </calcext:conditional-format>
          <calcext:conditional-format calcext:target-range-address="level1.HS15:level1.HS15">
            <calcext:condition calcext:apply-style-name="notair" calcext:value="between(0,14)" calcext:base-cell-address="level1.HS15"/>
          </calcext:conditional-format>
          <calcext:conditional-format calcext:target-range-address="level1.HS15:level1.HS15">
            <calcext:condition calcext:apply-style-name="notair" calcext:value="between(0,14)" calcext:base-cell-address="level1.HS15"/>
          </calcext:conditional-format>
          <calcext:conditional-format calcext:target-range-address="level1.HS15:level1.HS15">
            <calcext:condition calcext:apply-style-name="notair" calcext:value="between(0,14)" calcext:base-cell-address="level1.HS15"/>
          </calcext:conditional-format>
          <calcext:conditional-format calcext:target-range-address="level1.HS16:level1.HS16">
            <calcext:condition calcext:apply-style-name="notair" calcext:value="between(0,14)" calcext:base-cell-address="level1.HS16"/>
          </calcext:conditional-format>
          <calcext:conditional-format calcext:target-range-address="level1.HS16:level1.HS16">
            <calcext:condition calcext:apply-style-name="notair" calcext:value="between(0,14)" calcext:base-cell-address="level1.HS16"/>
          </calcext:conditional-format>
          <calcext:conditional-format calcext:target-range-address="level1.HS16:level1.HS16">
            <calcext:condition calcext:apply-style-name="notair" calcext:value="between(0,14)" calcext:base-cell-address="level1.HS16"/>
          </calcext:conditional-format>
          <calcext:conditional-format calcext:target-range-address="level1.HS17:level1.HS17">
            <calcext:condition calcext:apply-style-name="notair" calcext:value="between(0,14)" calcext:base-cell-address="level1.HS17"/>
          </calcext:conditional-format>
          <calcext:conditional-format calcext:target-range-address="level1.HS17:level1.HS17">
            <calcext:condition calcext:apply-style-name="notair" calcext:value="between(0,14)" calcext:base-cell-address="level1.HS17"/>
          </calcext:conditional-format>
          <calcext:conditional-format calcext:target-range-address="level1.HS17:level1.HS17">
            <calcext:condition calcext:apply-style-name="notair" calcext:value="between(0,14)" calcext:base-cell-address="level1.HS17"/>
          </calcext:conditional-format>
          <calcext:conditional-format calcext:target-range-address="level1.HS18:level1.HS18">
            <calcext:condition calcext:apply-style-name="notair" calcext:value="between(0,14)" calcext:base-cell-address="level1.HS18"/>
          </calcext:conditional-format>
          <calcext:conditional-format calcext:target-range-address="level1.HS18:level1.HS18">
            <calcext:condition calcext:apply-style-name="notair" calcext:value="between(0,14)" calcext:base-cell-address="level1.HS18"/>
          </calcext:conditional-format>
          <calcext:conditional-format calcext:target-range-address="level1.HS18:level1.HS18">
            <calcext:condition calcext:apply-style-name="notair" calcext:value="between(0,14)" calcext:base-cell-address="level1.HS18"/>
          </calcext:conditional-format>
          <calcext:conditional-format calcext:target-range-address="level1.HS19:level1.HS19">
            <calcext:condition calcext:apply-style-name="notair" calcext:value="between(0,14)" calcext:base-cell-address="level1.HS19"/>
          </calcext:conditional-format>
          <calcext:conditional-format calcext:target-range-address="level1.HS19:level1.HS19">
            <calcext:condition calcext:apply-style-name="notair" calcext:value="between(0,14)" calcext:base-cell-address="level1.HS19"/>
          </calcext:conditional-format>
          <calcext:conditional-format calcext:target-range-address="level1.HS19:level1.HS19">
            <calcext:condition calcext:apply-style-name="notair" calcext:value="between(0,14)" calcext:base-cell-address="level1.HS19"/>
          </calcext:conditional-format>
          <calcext:conditional-format calcext:target-range-address="level1.HS20:level1.HS20">
            <calcext:condition calcext:apply-style-name="notair" calcext:value="between(0,14)" calcext:base-cell-address="level1.HS20"/>
          </calcext:conditional-format>
          <calcext:conditional-format calcext:target-range-address="level1.HS20:level1.HS20">
            <calcext:condition calcext:apply-style-name="notair" calcext:value="between(0,14)" calcext:base-cell-address="level1.HS20"/>
          </calcext:conditional-format>
          <calcext:conditional-format calcext:target-range-address="level1.HS20:level1.HS20">
            <calcext:condition calcext:apply-style-name="notair" calcext:value="between(0,14)" calcext:base-cell-address="level1.HS20"/>
          </calcext:conditional-format>
          <calcext:conditional-format calcext:target-range-address="level1.HS21:level1.HS21">
            <calcext:condition calcext:apply-style-name="notair" calcext:value="between(0,14)" calcext:base-cell-address="level1.HS21"/>
          </calcext:conditional-format>
          <calcext:conditional-format calcext:target-range-address="level1.HS21:level1.HS21">
            <calcext:condition calcext:apply-style-name="notair" calcext:value="between(0,14)" calcext:base-cell-address="level1.HS21"/>
          </calcext:conditional-format>
          <calcext:conditional-format calcext:target-range-address="level1.HS21:level1.HS21">
            <calcext:condition calcext:apply-style-name="notair" calcext:value="between(0,14)" calcext:base-cell-address="level1.HS21"/>
          </calcext:conditional-format>
          <calcext:conditional-format calcext:target-range-address="level1.HS22:level1.HS22">
            <calcext:condition calcext:apply-style-name="notair" calcext:value="between(0,14)" calcext:base-cell-address="level1.HS22"/>
          </calcext:conditional-format>
          <calcext:conditional-format calcext:target-range-address="level1.HS22:level1.HS22">
            <calcext:condition calcext:apply-style-name="notair" calcext:value="between(0,14)" calcext:base-cell-address="level1.HS22"/>
          </calcext:conditional-format>
          <calcext:conditional-format calcext:target-range-address="level1.HS22:level1.HS22">
            <calcext:condition calcext:apply-style-name="notair" calcext:value="between(0,14)" calcext:base-cell-address="level1.HS22"/>
          </calcext:conditional-format>
          <calcext:conditional-format calcext:target-range-address="level1.HS23:level1.HS23">
            <calcext:condition calcext:apply-style-name="notair" calcext:value="between(0,14)" calcext:base-cell-address="level1.HS23"/>
          </calcext:conditional-format>
          <calcext:conditional-format calcext:target-range-address="level1.HS23:level1.HS23">
            <calcext:condition calcext:apply-style-name="notair" calcext:value="between(0,14)" calcext:base-cell-address="level1.HS23"/>
          </calcext:conditional-format>
          <calcext:conditional-format calcext:target-range-address="level1.HS23:level1.HS23">
            <calcext:condition calcext:apply-style-name="notair" calcext:value="between(0,14)" calcext:base-cell-address="level1.HS23"/>
          </calcext:conditional-format>
          <calcext:conditional-format calcext:target-range-address="level1.HS24:level1.HS24">
            <calcext:condition calcext:apply-style-name="notair" calcext:value="between(0,14)" calcext:base-cell-address="level1.HS24"/>
          </calcext:conditional-format>
          <calcext:conditional-format calcext:target-range-address="level1.HS24:level1.HS24">
            <calcext:condition calcext:apply-style-name="notair" calcext:value="between(0,14)" calcext:base-cell-address="level1.HS24"/>
          </calcext:conditional-format>
          <calcext:conditional-format calcext:target-range-address="level1.HS24:level1.HS24">
            <calcext:condition calcext:apply-style-name="notair" calcext:value="between(0,14)" calcext:base-cell-address="level1.HS24"/>
          </calcext:conditional-format>
          <calcext:conditional-format calcext:target-range-address="level1.HS25:level1.HS25">
            <calcext:condition calcext:apply-style-name="notair" calcext:value="between(0,14)" calcext:base-cell-address="level1.HS25"/>
          </calcext:conditional-format>
          <calcext:conditional-format calcext:target-range-address="level1.HS25:level1.HS25">
            <calcext:condition calcext:apply-style-name="notair" calcext:value="between(0,14)" calcext:base-cell-address="level1.HS25"/>
          </calcext:conditional-format>
          <calcext:conditional-format calcext:target-range-address="level1.HS25:level1.HS25">
            <calcext:condition calcext:apply-style-name="notair" calcext:value="between(0,14)" calcext:base-cell-address="level1.HS25"/>
          </calcext:conditional-format>
          <calcext:conditional-format calcext:target-range-address="level1.HS26:level1.HS26">
            <calcext:condition calcext:apply-style-name="notair" calcext:value="between(0,14)" calcext:base-cell-address="level1.HS26"/>
          </calcext:conditional-format>
          <calcext:conditional-format calcext:target-range-address="level1.HS26:level1.HS26">
            <calcext:condition calcext:apply-style-name="notair" calcext:value="between(0,14)" calcext:base-cell-address="level1.HS26"/>
          </calcext:conditional-format>
          <calcext:conditional-format calcext:target-range-address="level1.HS26:level1.HS26">
            <calcext:condition calcext:apply-style-name="notair" calcext:value="between(0,14)" calcext:base-cell-address="level1.HS26"/>
          </calcext:conditional-format>
          <calcext:conditional-format calcext:target-range-address="level1.HS27:level1.HS27">
            <calcext:condition calcext:apply-style-name="notair" calcext:value="between(0,14)" calcext:base-cell-address="level1.HS27"/>
          </calcext:conditional-format>
          <calcext:conditional-format calcext:target-range-address="level1.HS27:level1.HS27">
            <calcext:condition calcext:apply-style-name="notair" calcext:value="between(0,14)" calcext:base-cell-address="level1.HS27"/>
          </calcext:conditional-format>
          <calcext:conditional-format calcext:target-range-address="level1.HS27:level1.HS27">
            <calcext:condition calcext:apply-style-name="notair" calcext:value="between(0,14)" calcext:base-cell-address="level1.HS27"/>
          </calcext:conditional-format>
          <calcext:conditional-format calcext:target-range-address="level1.HS28:level1.HS28">
            <calcext:condition calcext:apply-style-name="notair" calcext:value="between(0,14)" calcext:base-cell-address="level1.HS28"/>
          </calcext:conditional-format>
          <calcext:conditional-format calcext:target-range-address="level1.HS28:level1.HS28">
            <calcext:condition calcext:apply-style-name="notair" calcext:value="between(0,14)" calcext:base-cell-address="level1.HS28"/>
          </calcext:conditional-format>
          <calcext:conditional-format calcext:target-range-address="level1.HS28:level1.HS28">
            <calcext:condition calcext:apply-style-name="notair" calcext:value="between(0,14)" calcext:base-cell-address="level1.HS28"/>
          </calcext:conditional-format>
          <calcext:conditional-format calcext:target-range-address="level1.HS29:level1.HS29">
            <calcext:condition calcext:apply-style-name="notair" calcext:value="between(0,14)" calcext:base-cell-address="level1.HS29"/>
          </calcext:conditional-format>
          <calcext:conditional-format calcext:target-range-address="level1.HS29:level1.HS29">
            <calcext:condition calcext:apply-style-name="notair" calcext:value="between(0,14)" calcext:base-cell-address="level1.HS29"/>
          </calcext:conditional-format>
          <calcext:conditional-format calcext:target-range-address="level1.HS29:level1.HS29">
            <calcext:condition calcext:apply-style-name="notair" calcext:value="between(0,14)" calcext:base-cell-address="level1.HS29"/>
          </calcext:conditional-format>
          <calcext:conditional-format calcext:target-range-address="level1.HS30:level1.HS30">
            <calcext:condition calcext:apply-style-name="notair" calcext:value="between(0,14)" calcext:base-cell-address="level1.HS30"/>
          </calcext:conditional-format>
          <calcext:conditional-format calcext:target-range-address="level1.HS30:level1.HS30">
            <calcext:condition calcext:apply-style-name="notair" calcext:value="between(0,14)" calcext:base-cell-address="level1.HS30"/>
          </calcext:conditional-format>
          <calcext:conditional-format calcext:target-range-address="level1.HS30:level1.HS30">
            <calcext:condition calcext:apply-style-name="notair" calcext:value="between(0,14)" calcext:base-cell-address="level1.HS30"/>
          </calcext:conditional-format>
          <calcext:conditional-format calcext:target-range-address="level1.HS31:level1.HS31">
            <calcext:condition calcext:apply-style-name="notair" calcext:value="between(0,14)" calcext:base-cell-address="level1.HS31"/>
          </calcext:conditional-format>
          <calcext:conditional-format calcext:target-range-address="level1.HS31:level1.HS31">
            <calcext:condition calcext:apply-style-name="notair" calcext:value="between(0,14)" calcext:base-cell-address="level1.HS31"/>
          </calcext:conditional-format>
          <calcext:conditional-format calcext:target-range-address="level1.HS31:level1.HS31">
            <calcext:condition calcext:apply-style-name="notair" calcext:value="between(0,14)" calcext:base-cell-address="level1.HS31"/>
          </calcext:conditional-format>
          <calcext:conditional-format calcext:target-range-address="level1.HS32:level1.HS32">
            <calcext:condition calcext:apply-style-name="notair" calcext:value="between(0,14)" calcext:base-cell-address="level1.HS32"/>
          </calcext:conditional-format>
          <calcext:conditional-format calcext:target-range-address="level1.HS32:level1.HS32">
            <calcext:condition calcext:apply-style-name="notair" calcext:value="between(0,14)" calcext:base-cell-address="level1.HS32"/>
          </calcext:conditional-format>
          <calcext:conditional-format calcext:target-range-address="level1.HS32:level1.HS32">
            <calcext:condition calcext:apply-style-name="notair" calcext:value="between(0,14)" calcext:base-cell-address="level1.HS32"/>
          </calcext:conditional-format>
          <calcext:conditional-format calcext:target-range-address="level1.HS33:level1.HS33">
            <calcext:condition calcext:apply-style-name="notair" calcext:value="between(0,14)" calcext:base-cell-address="level1.HS33"/>
          </calcext:conditional-format>
          <calcext:conditional-format calcext:target-range-address="level1.HS33:level1.HS33">
            <calcext:condition calcext:apply-style-name="notair" calcext:value="between(0,14)" calcext:base-cell-address="level1.HS33"/>
          </calcext:conditional-format>
          <calcext:conditional-format calcext:target-range-address="level1.HS33:level1.HS33">
            <calcext:condition calcext:apply-style-name="notair" calcext:value="between(0,14)" calcext:base-cell-address="level1.HS33"/>
          </calcext:conditional-format>
          <calcext:conditional-format calcext:target-range-address="level1.HS34:level1.HS34">
            <calcext:condition calcext:apply-style-name="notair" calcext:value="between(0,14)" calcext:base-cell-address="level1.HS34"/>
          </calcext:conditional-format>
          <calcext:conditional-format calcext:target-range-address="level1.HS34:level1.HS34">
            <calcext:condition calcext:apply-style-name="notair" calcext:value="between(0,14)" calcext:base-cell-address="level1.HS34"/>
          </calcext:conditional-format>
          <calcext:conditional-format calcext:target-range-address="level1.HS34:level1.HS34">
            <calcext:condition calcext:apply-style-name="notair" calcext:value="between(0,14)" calcext:base-cell-address="level1.HS34"/>
          </calcext:conditional-format>
          <calcext:conditional-format calcext:target-range-address="level1.HT35:level1.HT1048576 level1.HT1:level1.HT14">
            <calcext:condition calcext:apply-style-name="notair" calcext:value="between(0,14)" calcext:base-cell-address="level1.HT1"/>
          </calcext:conditional-format>
          <calcext:conditional-format calcext:target-range-address="level1.HT35:level1.HT1048576 level1.HT1:level1.HT14">
            <calcext:condition calcext:apply-style-name="notair" calcext:value="between(0,14)" calcext:base-cell-address="level1.HT1"/>
          </calcext:conditional-format>
          <calcext:conditional-format calcext:target-range-address="level1.HT35:level1.HT1048576 level1.HT1:level1.HT14">
            <calcext:condition calcext:apply-style-name="notair" calcext:value="between(0,14)" calcext:base-cell-address="level1.HT1"/>
          </calcext:conditional-format>
          <calcext:conditional-format calcext:target-range-address="level1.HT15:level1.HT15">
            <calcext:condition calcext:apply-style-name="notair" calcext:value="between(0,14)" calcext:base-cell-address="level1.HT15"/>
          </calcext:conditional-format>
          <calcext:conditional-format calcext:target-range-address="level1.HT15:level1.HT15">
            <calcext:condition calcext:apply-style-name="notair" calcext:value="between(0,14)" calcext:base-cell-address="level1.HT15"/>
          </calcext:conditional-format>
          <calcext:conditional-format calcext:target-range-address="level1.HT15:level1.HT15">
            <calcext:condition calcext:apply-style-name="notair" calcext:value="between(0,14)" calcext:base-cell-address="level1.HT15"/>
          </calcext:conditional-format>
          <calcext:conditional-format calcext:target-range-address="level1.HT16:level1.HT16">
            <calcext:condition calcext:apply-style-name="notair" calcext:value="between(0,14)" calcext:base-cell-address="level1.HT16"/>
          </calcext:conditional-format>
          <calcext:conditional-format calcext:target-range-address="level1.HT16:level1.HT16">
            <calcext:condition calcext:apply-style-name="notair" calcext:value="between(0,14)" calcext:base-cell-address="level1.HT16"/>
          </calcext:conditional-format>
          <calcext:conditional-format calcext:target-range-address="level1.HT16:level1.HT16">
            <calcext:condition calcext:apply-style-name="notair" calcext:value="between(0,14)" calcext:base-cell-address="level1.HT16"/>
          </calcext:conditional-format>
          <calcext:conditional-format calcext:target-range-address="level1.HT17:level1.HT17">
            <calcext:condition calcext:apply-style-name="notair" calcext:value="between(0,14)" calcext:base-cell-address="level1.HT17"/>
          </calcext:conditional-format>
          <calcext:conditional-format calcext:target-range-address="level1.HT17:level1.HT17">
            <calcext:condition calcext:apply-style-name="notair" calcext:value="between(0,14)" calcext:base-cell-address="level1.HT17"/>
          </calcext:conditional-format>
          <calcext:conditional-format calcext:target-range-address="level1.HT17:level1.HT17">
            <calcext:condition calcext:apply-style-name="notair" calcext:value="between(0,14)" calcext:base-cell-address="level1.HT17"/>
          </calcext:conditional-format>
          <calcext:conditional-format calcext:target-range-address="level1.HT18:level1.HT18">
            <calcext:condition calcext:apply-style-name="notair" calcext:value="between(0,14)" calcext:base-cell-address="level1.HT18"/>
          </calcext:conditional-format>
          <calcext:conditional-format calcext:target-range-address="level1.HT18:level1.HT18">
            <calcext:condition calcext:apply-style-name="notair" calcext:value="between(0,14)" calcext:base-cell-address="level1.HT18"/>
          </calcext:conditional-format>
          <calcext:conditional-format calcext:target-range-address="level1.HT18:level1.HT18">
            <calcext:condition calcext:apply-style-name="notair" calcext:value="between(0,14)" calcext:base-cell-address="level1.HT18"/>
          </calcext:conditional-format>
          <calcext:conditional-format calcext:target-range-address="level1.HT19:level1.HT19">
            <calcext:condition calcext:apply-style-name="notair" calcext:value="between(0,14)" calcext:base-cell-address="level1.HT19"/>
          </calcext:conditional-format>
          <calcext:conditional-format calcext:target-range-address="level1.HT19:level1.HT19">
            <calcext:condition calcext:apply-style-name="notair" calcext:value="between(0,14)" calcext:base-cell-address="level1.HT19"/>
          </calcext:conditional-format>
          <calcext:conditional-format calcext:target-range-address="level1.HT19:level1.HT19">
            <calcext:condition calcext:apply-style-name="notair" calcext:value="between(0,14)" calcext:base-cell-address="level1.HT19"/>
          </calcext:conditional-format>
          <calcext:conditional-format calcext:target-range-address="level1.HT20:level1.HT20">
            <calcext:condition calcext:apply-style-name="notair" calcext:value="between(0,14)" calcext:base-cell-address="level1.HT20"/>
          </calcext:conditional-format>
          <calcext:conditional-format calcext:target-range-address="level1.HT20:level1.HT20">
            <calcext:condition calcext:apply-style-name="notair" calcext:value="between(0,14)" calcext:base-cell-address="level1.HT20"/>
          </calcext:conditional-format>
          <calcext:conditional-format calcext:target-range-address="level1.HT20:level1.HT20">
            <calcext:condition calcext:apply-style-name="notair" calcext:value="between(0,14)" calcext:base-cell-address="level1.HT20"/>
          </calcext:conditional-format>
          <calcext:conditional-format calcext:target-range-address="level1.HT21:level1.HT21">
            <calcext:condition calcext:apply-style-name="notair" calcext:value="between(0,14)" calcext:base-cell-address="level1.HT21"/>
          </calcext:conditional-format>
          <calcext:conditional-format calcext:target-range-address="level1.HT21:level1.HT21">
            <calcext:condition calcext:apply-style-name="notair" calcext:value="between(0,14)" calcext:base-cell-address="level1.HT21"/>
          </calcext:conditional-format>
          <calcext:conditional-format calcext:target-range-address="level1.HT21:level1.HT21">
            <calcext:condition calcext:apply-style-name="notair" calcext:value="between(0,14)" calcext:base-cell-address="level1.HT21"/>
          </calcext:conditional-format>
          <calcext:conditional-format calcext:target-range-address="level1.HT22:level1.HT22">
            <calcext:condition calcext:apply-style-name="notair" calcext:value="between(0,14)" calcext:base-cell-address="level1.HT22"/>
          </calcext:conditional-format>
          <calcext:conditional-format calcext:target-range-address="level1.HT22:level1.HT22">
            <calcext:condition calcext:apply-style-name="notair" calcext:value="between(0,14)" calcext:base-cell-address="level1.HT22"/>
          </calcext:conditional-format>
          <calcext:conditional-format calcext:target-range-address="level1.HT22:level1.HT22">
            <calcext:condition calcext:apply-style-name="notair" calcext:value="between(0,14)" calcext:base-cell-address="level1.HT22"/>
          </calcext:conditional-format>
          <calcext:conditional-format calcext:target-range-address="level1.HT23:level1.HT23">
            <calcext:condition calcext:apply-style-name="notair" calcext:value="between(0,14)" calcext:base-cell-address="level1.HT23"/>
          </calcext:conditional-format>
          <calcext:conditional-format calcext:target-range-address="level1.HT23:level1.HT23">
            <calcext:condition calcext:apply-style-name="notair" calcext:value="between(0,14)" calcext:base-cell-address="level1.HT23"/>
          </calcext:conditional-format>
          <calcext:conditional-format calcext:target-range-address="level1.HT23:level1.HT23">
            <calcext:condition calcext:apply-style-name="notair" calcext:value="between(0,14)" calcext:base-cell-address="level1.HT23"/>
          </calcext:conditional-format>
          <calcext:conditional-format calcext:target-range-address="level1.HT24:level1.HT24">
            <calcext:condition calcext:apply-style-name="notair" calcext:value="between(0,14)" calcext:base-cell-address="level1.HT24"/>
          </calcext:conditional-format>
          <calcext:conditional-format calcext:target-range-address="level1.HT24:level1.HT24">
            <calcext:condition calcext:apply-style-name="notair" calcext:value="between(0,14)" calcext:base-cell-address="level1.HT24"/>
          </calcext:conditional-format>
          <calcext:conditional-format calcext:target-range-address="level1.HT24:level1.HT24">
            <calcext:condition calcext:apply-style-name="notair" calcext:value="between(0,14)" calcext:base-cell-address="level1.HT24"/>
          </calcext:conditional-format>
          <calcext:conditional-format calcext:target-range-address="level1.HT25:level1.HT25">
            <calcext:condition calcext:apply-style-name="notair" calcext:value="between(0,14)" calcext:base-cell-address="level1.HT25"/>
          </calcext:conditional-format>
          <calcext:conditional-format calcext:target-range-address="level1.HT25:level1.HT25">
            <calcext:condition calcext:apply-style-name="notair" calcext:value="between(0,14)" calcext:base-cell-address="level1.HT25"/>
          </calcext:conditional-format>
          <calcext:conditional-format calcext:target-range-address="level1.HT25:level1.HT25">
            <calcext:condition calcext:apply-style-name="notair" calcext:value="between(0,14)" calcext:base-cell-address="level1.HT25"/>
          </calcext:conditional-format>
          <calcext:conditional-format calcext:target-range-address="level1.HT26:level1.HT26">
            <calcext:condition calcext:apply-style-name="notair" calcext:value="between(0,14)" calcext:base-cell-address="level1.HT26"/>
          </calcext:conditional-format>
          <calcext:conditional-format calcext:target-range-address="level1.HT26:level1.HT26">
            <calcext:condition calcext:apply-style-name="notair" calcext:value="between(0,14)" calcext:base-cell-address="level1.HT26"/>
          </calcext:conditional-format>
          <calcext:conditional-format calcext:target-range-address="level1.HT26:level1.HT26">
            <calcext:condition calcext:apply-style-name="notair" calcext:value="between(0,14)" calcext:base-cell-address="level1.HT26"/>
          </calcext:conditional-format>
          <calcext:conditional-format calcext:target-range-address="level1.HT27:level1.HT27">
            <calcext:condition calcext:apply-style-name="notair" calcext:value="between(0,14)" calcext:base-cell-address="level1.HT27"/>
          </calcext:conditional-format>
          <calcext:conditional-format calcext:target-range-address="level1.HT27:level1.HT27">
            <calcext:condition calcext:apply-style-name="notair" calcext:value="between(0,14)" calcext:base-cell-address="level1.HT27"/>
          </calcext:conditional-format>
          <calcext:conditional-format calcext:target-range-address="level1.HT27:level1.HT27">
            <calcext:condition calcext:apply-style-name="notair" calcext:value="between(0,14)" calcext:base-cell-address="level1.HT27"/>
          </calcext:conditional-format>
          <calcext:conditional-format calcext:target-range-address="level1.HT28:level1.HT28">
            <calcext:condition calcext:apply-style-name="notair" calcext:value="between(0,14)" calcext:base-cell-address="level1.HT28"/>
          </calcext:conditional-format>
          <calcext:conditional-format calcext:target-range-address="level1.HT28:level1.HT28">
            <calcext:condition calcext:apply-style-name="notair" calcext:value="between(0,14)" calcext:base-cell-address="level1.HT28"/>
          </calcext:conditional-format>
          <calcext:conditional-format calcext:target-range-address="level1.HT28:level1.HT28">
            <calcext:condition calcext:apply-style-name="notair" calcext:value="between(0,14)" calcext:base-cell-address="level1.HT28"/>
          </calcext:conditional-format>
          <calcext:conditional-format calcext:target-range-address="level1.HT29:level1.HT29">
            <calcext:condition calcext:apply-style-name="notair" calcext:value="between(0,14)" calcext:base-cell-address="level1.HT29"/>
          </calcext:conditional-format>
          <calcext:conditional-format calcext:target-range-address="level1.HT29:level1.HT29">
            <calcext:condition calcext:apply-style-name="notair" calcext:value="between(0,14)" calcext:base-cell-address="level1.HT29"/>
          </calcext:conditional-format>
          <calcext:conditional-format calcext:target-range-address="level1.HT29:level1.HT29">
            <calcext:condition calcext:apply-style-name="notair" calcext:value="between(0,14)" calcext:base-cell-address="level1.HT29"/>
          </calcext:conditional-format>
          <calcext:conditional-format calcext:target-range-address="level1.HT30:level1.HT30">
            <calcext:condition calcext:apply-style-name="notair" calcext:value="between(0,14)" calcext:base-cell-address="level1.HT30"/>
          </calcext:conditional-format>
          <calcext:conditional-format calcext:target-range-address="level1.HT30:level1.HT30">
            <calcext:condition calcext:apply-style-name="notair" calcext:value="between(0,14)" calcext:base-cell-address="level1.HT30"/>
          </calcext:conditional-format>
          <calcext:conditional-format calcext:target-range-address="level1.HT30:level1.HT30">
            <calcext:condition calcext:apply-style-name="notair" calcext:value="between(0,14)" calcext:base-cell-address="level1.HT30"/>
          </calcext:conditional-format>
          <calcext:conditional-format calcext:target-range-address="level1.HT31:level1.HT31">
            <calcext:condition calcext:apply-style-name="notair" calcext:value="between(0,14)" calcext:base-cell-address="level1.HT31"/>
          </calcext:conditional-format>
          <calcext:conditional-format calcext:target-range-address="level1.HT31:level1.HT31">
            <calcext:condition calcext:apply-style-name="notair" calcext:value="between(0,14)" calcext:base-cell-address="level1.HT31"/>
          </calcext:conditional-format>
          <calcext:conditional-format calcext:target-range-address="level1.HT31:level1.HT31">
            <calcext:condition calcext:apply-style-name="notair" calcext:value="between(0,14)" calcext:base-cell-address="level1.HT31"/>
          </calcext:conditional-format>
          <calcext:conditional-format calcext:target-range-address="level1.HT32:level1.HT32">
            <calcext:condition calcext:apply-style-name="notair" calcext:value="between(0,14)" calcext:base-cell-address="level1.HT32"/>
          </calcext:conditional-format>
          <calcext:conditional-format calcext:target-range-address="level1.HT32:level1.HT32">
            <calcext:condition calcext:apply-style-name="notair" calcext:value="between(0,14)" calcext:base-cell-address="level1.HT32"/>
          </calcext:conditional-format>
          <calcext:conditional-format calcext:target-range-address="level1.HT32:level1.HT32">
            <calcext:condition calcext:apply-style-name="notair" calcext:value="between(0,14)" calcext:base-cell-address="level1.HT32"/>
          </calcext:conditional-format>
          <calcext:conditional-format calcext:target-range-address="level1.HT33:level1.HT33">
            <calcext:condition calcext:apply-style-name="notair" calcext:value="between(0,14)" calcext:base-cell-address="level1.HT33"/>
          </calcext:conditional-format>
          <calcext:conditional-format calcext:target-range-address="level1.HT33:level1.HT33">
            <calcext:condition calcext:apply-style-name="notair" calcext:value="between(0,14)" calcext:base-cell-address="level1.HT33"/>
          </calcext:conditional-format>
          <calcext:conditional-format calcext:target-range-address="level1.HT33:level1.HT33">
            <calcext:condition calcext:apply-style-name="notair" calcext:value="between(0,14)" calcext:base-cell-address="level1.HT33"/>
          </calcext:conditional-format>
          <calcext:conditional-format calcext:target-range-address="level1.HT34:level1.HT34">
            <calcext:condition calcext:apply-style-name="notair" calcext:value="between(0,14)" calcext:base-cell-address="level1.HT34"/>
          </calcext:conditional-format>
          <calcext:conditional-format calcext:target-range-address="level1.HT34:level1.HT34">
            <calcext:condition calcext:apply-style-name="notair" calcext:value="between(0,14)" calcext:base-cell-address="level1.HT34"/>
          </calcext:conditional-format>
          <calcext:conditional-format calcext:target-range-address="level1.HT34:level1.HT34">
            <calcext:condition calcext:apply-style-name="notair" calcext:value="between(0,14)" calcext:base-cell-address="level1.HT34"/>
          </calcext:conditional-format>
          <calcext:conditional-format calcext:target-range-address="level1.HU35:level1.HU1048576 level1.HU1:level1.HU14">
            <calcext:condition calcext:apply-style-name="notair" calcext:value="between(0,14)" calcext:base-cell-address="level1.HU1"/>
          </calcext:conditional-format>
          <calcext:conditional-format calcext:target-range-address="level1.HU35:level1.HU1048576 level1.HU1:level1.HU14">
            <calcext:condition calcext:apply-style-name="notair" calcext:value="between(0,14)" calcext:base-cell-address="level1.HU1"/>
          </calcext:conditional-format>
          <calcext:conditional-format calcext:target-range-address="level1.HU35:level1.HU1048576 level1.HU1:level1.HU14">
            <calcext:condition calcext:apply-style-name="notair" calcext:value="between(0,14)" calcext:base-cell-address="level1.HU1"/>
          </calcext:conditional-format>
          <calcext:conditional-format calcext:target-range-address="level1.HU15:level1.HU15">
            <calcext:condition calcext:apply-style-name="notair" calcext:value="between(0,14)" calcext:base-cell-address="level1.HU15"/>
          </calcext:conditional-format>
          <calcext:conditional-format calcext:target-range-address="level1.HU15:level1.HU15">
            <calcext:condition calcext:apply-style-name="notair" calcext:value="between(0,14)" calcext:base-cell-address="level1.HU15"/>
          </calcext:conditional-format>
          <calcext:conditional-format calcext:target-range-address="level1.HU15:level1.HU15">
            <calcext:condition calcext:apply-style-name="notair" calcext:value="between(0,14)" calcext:base-cell-address="level1.HU15"/>
          </calcext:conditional-format>
          <calcext:conditional-format calcext:target-range-address="level1.HU16:level1.HU16">
            <calcext:condition calcext:apply-style-name="notair" calcext:value="between(0,14)" calcext:base-cell-address="level1.HU16"/>
          </calcext:conditional-format>
          <calcext:conditional-format calcext:target-range-address="level1.HU16:level1.HU16">
            <calcext:condition calcext:apply-style-name="notair" calcext:value="between(0,14)" calcext:base-cell-address="level1.HU16"/>
          </calcext:conditional-format>
          <calcext:conditional-format calcext:target-range-address="level1.HU16:level1.HU16">
            <calcext:condition calcext:apply-style-name="notair" calcext:value="between(0,14)" calcext:base-cell-address="level1.HU16"/>
          </calcext:conditional-format>
          <calcext:conditional-format calcext:target-range-address="level1.HU17:level1.HU17">
            <calcext:condition calcext:apply-style-name="notair" calcext:value="between(0,14)" calcext:base-cell-address="level1.HU17"/>
          </calcext:conditional-format>
          <calcext:conditional-format calcext:target-range-address="level1.HU17:level1.HU17">
            <calcext:condition calcext:apply-style-name="notair" calcext:value="between(0,14)" calcext:base-cell-address="level1.HU17"/>
          </calcext:conditional-format>
          <calcext:conditional-format calcext:target-range-address="level1.HU17:level1.HU17">
            <calcext:condition calcext:apply-style-name="notair" calcext:value="between(0,14)" calcext:base-cell-address="level1.HU17"/>
          </calcext:conditional-format>
          <calcext:conditional-format calcext:target-range-address="level1.HU18:level1.HU18">
            <calcext:condition calcext:apply-style-name="notair" calcext:value="between(0,14)" calcext:base-cell-address="level1.HU18"/>
          </calcext:conditional-format>
          <calcext:conditional-format calcext:target-range-address="level1.HU18:level1.HU18">
            <calcext:condition calcext:apply-style-name="notair" calcext:value="between(0,14)" calcext:base-cell-address="level1.HU18"/>
          </calcext:conditional-format>
          <calcext:conditional-format calcext:target-range-address="level1.HU18:level1.HU18">
            <calcext:condition calcext:apply-style-name="notair" calcext:value="between(0,14)" calcext:base-cell-address="level1.HU18"/>
          </calcext:conditional-format>
          <calcext:conditional-format calcext:target-range-address="level1.HU19:level1.HU19">
            <calcext:condition calcext:apply-style-name="notair" calcext:value="between(0,14)" calcext:base-cell-address="level1.HU19"/>
          </calcext:conditional-format>
          <calcext:conditional-format calcext:target-range-address="level1.HU19:level1.HU19">
            <calcext:condition calcext:apply-style-name="notair" calcext:value="between(0,14)" calcext:base-cell-address="level1.HU19"/>
          </calcext:conditional-format>
          <calcext:conditional-format calcext:target-range-address="level1.HU19:level1.HU19">
            <calcext:condition calcext:apply-style-name="notair" calcext:value="between(0,14)" calcext:base-cell-address="level1.HU19"/>
          </calcext:conditional-format>
          <calcext:conditional-format calcext:target-range-address="level1.HU20:level1.HU20">
            <calcext:condition calcext:apply-style-name="notair" calcext:value="between(0,14)" calcext:base-cell-address="level1.HU20"/>
          </calcext:conditional-format>
          <calcext:conditional-format calcext:target-range-address="level1.HU20:level1.HU20">
            <calcext:condition calcext:apply-style-name="notair" calcext:value="between(0,14)" calcext:base-cell-address="level1.HU20"/>
          </calcext:conditional-format>
          <calcext:conditional-format calcext:target-range-address="level1.HU20:level1.HU20">
            <calcext:condition calcext:apply-style-name="notair" calcext:value="between(0,14)" calcext:base-cell-address="level1.HU20"/>
          </calcext:conditional-format>
          <calcext:conditional-format calcext:target-range-address="level1.HU21:level1.HU21">
            <calcext:condition calcext:apply-style-name="notair" calcext:value="between(0,14)" calcext:base-cell-address="level1.HU21"/>
          </calcext:conditional-format>
          <calcext:conditional-format calcext:target-range-address="level1.HU21:level1.HU21">
            <calcext:condition calcext:apply-style-name="notair" calcext:value="between(0,14)" calcext:base-cell-address="level1.HU21"/>
          </calcext:conditional-format>
          <calcext:conditional-format calcext:target-range-address="level1.HU21:level1.HU21">
            <calcext:condition calcext:apply-style-name="notair" calcext:value="between(0,14)" calcext:base-cell-address="level1.HU21"/>
          </calcext:conditional-format>
          <calcext:conditional-format calcext:target-range-address="level1.HU22:level1.HU22">
            <calcext:condition calcext:apply-style-name="notair" calcext:value="between(0,14)" calcext:base-cell-address="level1.HU22"/>
          </calcext:conditional-format>
          <calcext:conditional-format calcext:target-range-address="level1.HU22:level1.HU22">
            <calcext:condition calcext:apply-style-name="notair" calcext:value="between(0,14)" calcext:base-cell-address="level1.HU22"/>
          </calcext:conditional-format>
          <calcext:conditional-format calcext:target-range-address="level1.HU22:level1.HU22">
            <calcext:condition calcext:apply-style-name="notair" calcext:value="between(0,14)" calcext:base-cell-address="level1.HU22"/>
          </calcext:conditional-format>
          <calcext:conditional-format calcext:target-range-address="level1.HU23:level1.HU23">
            <calcext:condition calcext:apply-style-name="notair" calcext:value="between(0,14)" calcext:base-cell-address="level1.HU23"/>
          </calcext:conditional-format>
          <calcext:conditional-format calcext:target-range-address="level1.HU23:level1.HU23">
            <calcext:condition calcext:apply-style-name="notair" calcext:value="between(0,14)" calcext:base-cell-address="level1.HU23"/>
          </calcext:conditional-format>
          <calcext:conditional-format calcext:target-range-address="level1.HU23:level1.HU23">
            <calcext:condition calcext:apply-style-name="notair" calcext:value="between(0,14)" calcext:base-cell-address="level1.HU23"/>
          </calcext:conditional-format>
          <calcext:conditional-format calcext:target-range-address="level1.HU24:level1.HU24">
            <calcext:condition calcext:apply-style-name="notair" calcext:value="between(0,14)" calcext:base-cell-address="level1.HU24"/>
          </calcext:conditional-format>
          <calcext:conditional-format calcext:target-range-address="level1.HU24:level1.HU24">
            <calcext:condition calcext:apply-style-name="notair" calcext:value="between(0,14)" calcext:base-cell-address="level1.HU24"/>
          </calcext:conditional-format>
          <calcext:conditional-format calcext:target-range-address="level1.HU24:level1.HU24">
            <calcext:condition calcext:apply-style-name="notair" calcext:value="between(0,14)" calcext:base-cell-address="level1.HU24"/>
          </calcext:conditional-format>
          <calcext:conditional-format calcext:target-range-address="level1.HU25:level1.HU25">
            <calcext:condition calcext:apply-style-name="notair" calcext:value="between(0,14)" calcext:base-cell-address="level1.HU25"/>
          </calcext:conditional-format>
          <calcext:conditional-format calcext:target-range-address="level1.HU25:level1.HU25">
            <calcext:condition calcext:apply-style-name="notair" calcext:value="between(0,14)" calcext:base-cell-address="level1.HU25"/>
          </calcext:conditional-format>
          <calcext:conditional-format calcext:target-range-address="level1.HU25:level1.HU25">
            <calcext:condition calcext:apply-style-name="notair" calcext:value="between(0,14)" calcext:base-cell-address="level1.HU25"/>
          </calcext:conditional-format>
          <calcext:conditional-format calcext:target-range-address="level1.HU26:level1.HU26">
            <calcext:condition calcext:apply-style-name="notair" calcext:value="between(0,14)" calcext:base-cell-address="level1.HU26"/>
          </calcext:conditional-format>
          <calcext:conditional-format calcext:target-range-address="level1.HU26:level1.HU26">
            <calcext:condition calcext:apply-style-name="notair" calcext:value="between(0,14)" calcext:base-cell-address="level1.HU26"/>
          </calcext:conditional-format>
          <calcext:conditional-format calcext:target-range-address="level1.HU26:level1.HU26">
            <calcext:condition calcext:apply-style-name="notair" calcext:value="between(0,14)" calcext:base-cell-address="level1.HU26"/>
          </calcext:conditional-format>
          <calcext:conditional-format calcext:target-range-address="level1.HU27:level1.HU27">
            <calcext:condition calcext:apply-style-name="notair" calcext:value="between(0,14)" calcext:base-cell-address="level1.HU27"/>
          </calcext:conditional-format>
          <calcext:conditional-format calcext:target-range-address="level1.HU27:level1.HU27">
            <calcext:condition calcext:apply-style-name="notair" calcext:value="between(0,14)" calcext:base-cell-address="level1.HU27"/>
          </calcext:conditional-format>
          <calcext:conditional-format calcext:target-range-address="level1.HU27:level1.HU27">
            <calcext:condition calcext:apply-style-name="notair" calcext:value="between(0,14)" calcext:base-cell-address="level1.HU27"/>
          </calcext:conditional-format>
          <calcext:conditional-format calcext:target-range-address="level1.HU28:level1.HU28">
            <calcext:condition calcext:apply-style-name="notair" calcext:value="between(0,14)" calcext:base-cell-address="level1.HU28"/>
          </calcext:conditional-format>
          <calcext:conditional-format calcext:target-range-address="level1.HU28:level1.HU28">
            <calcext:condition calcext:apply-style-name="notair" calcext:value="between(0,14)" calcext:base-cell-address="level1.HU28"/>
          </calcext:conditional-format>
          <calcext:conditional-format calcext:target-range-address="level1.HU28:level1.HU28">
            <calcext:condition calcext:apply-style-name="notair" calcext:value="between(0,14)" calcext:base-cell-address="level1.HU28"/>
          </calcext:conditional-format>
          <calcext:conditional-format calcext:target-range-address="level1.HU29:level1.HU29">
            <calcext:condition calcext:apply-style-name="notair" calcext:value="between(0,14)" calcext:base-cell-address="level1.HU29"/>
          </calcext:conditional-format>
          <calcext:conditional-format calcext:target-range-address="level1.HU29:level1.HU29">
            <calcext:condition calcext:apply-style-name="notair" calcext:value="between(0,14)" calcext:base-cell-address="level1.HU29"/>
          </calcext:conditional-format>
          <calcext:conditional-format calcext:target-range-address="level1.HU29:level1.HU29">
            <calcext:condition calcext:apply-style-name="notair" calcext:value="between(0,14)" calcext:base-cell-address="level1.HU29"/>
          </calcext:conditional-format>
          <calcext:conditional-format calcext:target-range-address="level1.HU30:level1.HU30">
            <calcext:condition calcext:apply-style-name="notair" calcext:value="between(0,14)" calcext:base-cell-address="level1.HU30"/>
          </calcext:conditional-format>
          <calcext:conditional-format calcext:target-range-address="level1.HU30:level1.HU30">
            <calcext:condition calcext:apply-style-name="notair" calcext:value="between(0,14)" calcext:base-cell-address="level1.HU30"/>
          </calcext:conditional-format>
          <calcext:conditional-format calcext:target-range-address="level1.HU30:level1.HU30">
            <calcext:condition calcext:apply-style-name="notair" calcext:value="between(0,14)" calcext:base-cell-address="level1.HU30"/>
          </calcext:conditional-format>
          <calcext:conditional-format calcext:target-range-address="level1.HU31:level1.HU31">
            <calcext:condition calcext:apply-style-name="notair" calcext:value="between(0,14)" calcext:base-cell-address="level1.HU31"/>
          </calcext:conditional-format>
          <calcext:conditional-format calcext:target-range-address="level1.HU31:level1.HU31">
            <calcext:condition calcext:apply-style-name="notair" calcext:value="between(0,14)" calcext:base-cell-address="level1.HU31"/>
          </calcext:conditional-format>
          <calcext:conditional-format calcext:target-range-address="level1.HU31:level1.HU31">
            <calcext:condition calcext:apply-style-name="notair" calcext:value="between(0,14)" calcext:base-cell-address="level1.HU31"/>
          </calcext:conditional-format>
          <calcext:conditional-format calcext:target-range-address="level1.HU32:level1.HU32">
            <calcext:condition calcext:apply-style-name="notair" calcext:value="between(0,14)" calcext:base-cell-address="level1.HU32"/>
          </calcext:conditional-format>
          <calcext:conditional-format calcext:target-range-address="level1.HU32:level1.HU32">
            <calcext:condition calcext:apply-style-name="notair" calcext:value="between(0,14)" calcext:base-cell-address="level1.HU32"/>
          </calcext:conditional-format>
          <calcext:conditional-format calcext:target-range-address="level1.HU32:level1.HU32">
            <calcext:condition calcext:apply-style-name="notair" calcext:value="between(0,14)" calcext:base-cell-address="level1.HU32"/>
          </calcext:conditional-format>
          <calcext:conditional-format calcext:target-range-address="level1.HU33:level1.HU33">
            <calcext:condition calcext:apply-style-name="notair" calcext:value="between(0,14)" calcext:base-cell-address="level1.HU33"/>
          </calcext:conditional-format>
          <calcext:conditional-format calcext:target-range-address="level1.HU33:level1.HU33">
            <calcext:condition calcext:apply-style-name="notair" calcext:value="between(0,14)" calcext:base-cell-address="level1.HU33"/>
          </calcext:conditional-format>
          <calcext:conditional-format calcext:target-range-address="level1.HU33:level1.HU33">
            <calcext:condition calcext:apply-style-name="notair" calcext:value="between(0,14)" calcext:base-cell-address="level1.HU33"/>
          </calcext:conditional-format>
          <calcext:conditional-format calcext:target-range-address="level1.HU34:level1.HU34">
            <calcext:condition calcext:apply-style-name="notair" calcext:value="between(0,14)" calcext:base-cell-address="level1.HU34"/>
          </calcext:conditional-format>
          <calcext:conditional-format calcext:target-range-address="level1.HU34:level1.HU34">
            <calcext:condition calcext:apply-style-name="notair" calcext:value="between(0,14)" calcext:base-cell-address="level1.HU34"/>
          </calcext:conditional-format>
          <calcext:conditional-format calcext:target-range-address="level1.HU34:level1.HU34">
            <calcext:condition calcext:apply-style-name="notair" calcext:value="between(0,14)" calcext:base-cell-address="level1.HU34"/>
          </calcext:conditional-format>
          <calcext:conditional-format calcext:target-range-address="level1.HV35:level1.HV1048576 level1.HV1:level1.HV14">
            <calcext:condition calcext:apply-style-name="notair" calcext:value="between(0,14)" calcext:base-cell-address="level1.HV1"/>
          </calcext:conditional-format>
          <calcext:conditional-format calcext:target-range-address="level1.HV35:level1.HV1048576 level1.HV1:level1.HV14">
            <calcext:condition calcext:apply-style-name="notair" calcext:value="between(0,14)" calcext:base-cell-address="level1.HV1"/>
          </calcext:conditional-format>
          <calcext:conditional-format calcext:target-range-address="level1.HV35:level1.HV1048576 level1.HV1:level1.HV14">
            <calcext:condition calcext:apply-style-name="notair" calcext:value="between(0,14)" calcext:base-cell-address="level1.HV1"/>
          </calcext:conditional-format>
          <calcext:conditional-format calcext:target-range-address="level1.HV15:level1.HV15">
            <calcext:condition calcext:apply-style-name="notair" calcext:value="between(0,14)" calcext:base-cell-address="level1.HV15"/>
          </calcext:conditional-format>
          <calcext:conditional-format calcext:target-range-address="level1.HV15:level1.HV15">
            <calcext:condition calcext:apply-style-name="notair" calcext:value="between(0,14)" calcext:base-cell-address="level1.HV15"/>
          </calcext:conditional-format>
          <calcext:conditional-format calcext:target-range-address="level1.HV15:level1.HV15">
            <calcext:condition calcext:apply-style-name="notair" calcext:value="between(0,14)" calcext:base-cell-address="level1.HV15"/>
          </calcext:conditional-format>
          <calcext:conditional-format calcext:target-range-address="level1.HV16:level1.HV16">
            <calcext:condition calcext:apply-style-name="notair" calcext:value="between(0,14)" calcext:base-cell-address="level1.HV16"/>
          </calcext:conditional-format>
          <calcext:conditional-format calcext:target-range-address="level1.HV16:level1.HV16">
            <calcext:condition calcext:apply-style-name="notair" calcext:value="between(0,14)" calcext:base-cell-address="level1.HV16"/>
          </calcext:conditional-format>
          <calcext:conditional-format calcext:target-range-address="level1.HV16:level1.HV16">
            <calcext:condition calcext:apply-style-name="notair" calcext:value="between(0,14)" calcext:base-cell-address="level1.HV16"/>
          </calcext:conditional-format>
          <calcext:conditional-format calcext:target-range-address="level1.HV17:level1.HV17">
            <calcext:condition calcext:apply-style-name="notair" calcext:value="between(0,14)" calcext:base-cell-address="level1.HV17"/>
          </calcext:conditional-format>
          <calcext:conditional-format calcext:target-range-address="level1.HV17:level1.HV17">
            <calcext:condition calcext:apply-style-name="notair" calcext:value="between(0,14)" calcext:base-cell-address="level1.HV17"/>
          </calcext:conditional-format>
          <calcext:conditional-format calcext:target-range-address="level1.HV17:level1.HV17">
            <calcext:condition calcext:apply-style-name="notair" calcext:value="between(0,14)" calcext:base-cell-address="level1.HV17"/>
          </calcext:conditional-format>
          <calcext:conditional-format calcext:target-range-address="level1.HV18:level1.HV18">
            <calcext:condition calcext:apply-style-name="notair" calcext:value="between(0,14)" calcext:base-cell-address="level1.HV18"/>
          </calcext:conditional-format>
          <calcext:conditional-format calcext:target-range-address="level1.HV18:level1.HV18">
            <calcext:condition calcext:apply-style-name="notair" calcext:value="between(0,14)" calcext:base-cell-address="level1.HV18"/>
          </calcext:conditional-format>
          <calcext:conditional-format calcext:target-range-address="level1.HV18:level1.HV18">
            <calcext:condition calcext:apply-style-name="notair" calcext:value="between(0,14)" calcext:base-cell-address="level1.HV18"/>
          </calcext:conditional-format>
          <calcext:conditional-format calcext:target-range-address="level1.HV19:level1.HV19">
            <calcext:condition calcext:apply-style-name="notair" calcext:value="between(0,14)" calcext:base-cell-address="level1.HV19"/>
          </calcext:conditional-format>
          <calcext:conditional-format calcext:target-range-address="level1.HV19:level1.HV19">
            <calcext:condition calcext:apply-style-name="notair" calcext:value="between(0,14)" calcext:base-cell-address="level1.HV19"/>
          </calcext:conditional-format>
          <calcext:conditional-format calcext:target-range-address="level1.HV19:level1.HV19">
            <calcext:condition calcext:apply-style-name="notair" calcext:value="between(0,14)" calcext:base-cell-address="level1.HV19"/>
          </calcext:conditional-format>
          <calcext:conditional-format calcext:target-range-address="level1.HV20:level1.HV20">
            <calcext:condition calcext:apply-style-name="notair" calcext:value="between(0,14)" calcext:base-cell-address="level1.HV20"/>
          </calcext:conditional-format>
          <calcext:conditional-format calcext:target-range-address="level1.HV20:level1.HV20">
            <calcext:condition calcext:apply-style-name="notair" calcext:value="between(0,14)" calcext:base-cell-address="level1.HV20"/>
          </calcext:conditional-format>
          <calcext:conditional-format calcext:target-range-address="level1.HV20:level1.HV20">
            <calcext:condition calcext:apply-style-name="notair" calcext:value="between(0,14)" calcext:base-cell-address="level1.HV20"/>
          </calcext:conditional-format>
          <calcext:conditional-format calcext:target-range-address="level1.HV21:level1.HV21">
            <calcext:condition calcext:apply-style-name="notair" calcext:value="between(0,14)" calcext:base-cell-address="level1.HV21"/>
          </calcext:conditional-format>
          <calcext:conditional-format calcext:target-range-address="level1.HV21:level1.HV21">
            <calcext:condition calcext:apply-style-name="notair" calcext:value="between(0,14)" calcext:base-cell-address="level1.HV21"/>
          </calcext:conditional-format>
          <calcext:conditional-format calcext:target-range-address="level1.HV21:level1.HV21">
            <calcext:condition calcext:apply-style-name="notair" calcext:value="between(0,14)" calcext:base-cell-address="level1.HV21"/>
          </calcext:conditional-format>
          <calcext:conditional-format calcext:target-range-address="level1.HV22:level1.HV22">
            <calcext:condition calcext:apply-style-name="notair" calcext:value="between(0,14)" calcext:base-cell-address="level1.HV22"/>
          </calcext:conditional-format>
          <calcext:conditional-format calcext:target-range-address="level1.HV22:level1.HV22">
            <calcext:condition calcext:apply-style-name="notair" calcext:value="between(0,14)" calcext:base-cell-address="level1.HV22"/>
          </calcext:conditional-format>
          <calcext:conditional-format calcext:target-range-address="level1.HV22:level1.HV22">
            <calcext:condition calcext:apply-style-name="notair" calcext:value="between(0,14)" calcext:base-cell-address="level1.HV22"/>
          </calcext:conditional-format>
          <calcext:conditional-format calcext:target-range-address="level1.HV23:level1.HV23">
            <calcext:condition calcext:apply-style-name="notair" calcext:value="between(0,14)" calcext:base-cell-address="level1.HV23"/>
          </calcext:conditional-format>
          <calcext:conditional-format calcext:target-range-address="level1.HV23:level1.HV23">
            <calcext:condition calcext:apply-style-name="notair" calcext:value="between(0,14)" calcext:base-cell-address="level1.HV23"/>
          </calcext:conditional-format>
          <calcext:conditional-format calcext:target-range-address="level1.HV23:level1.HV23">
            <calcext:condition calcext:apply-style-name="notair" calcext:value="between(0,14)" calcext:base-cell-address="level1.HV23"/>
          </calcext:conditional-format>
          <calcext:conditional-format calcext:target-range-address="level1.HV24:level1.HV24">
            <calcext:condition calcext:apply-style-name="notair" calcext:value="between(0,14)" calcext:base-cell-address="level1.HV24"/>
          </calcext:conditional-format>
          <calcext:conditional-format calcext:target-range-address="level1.HV24:level1.HV24">
            <calcext:condition calcext:apply-style-name="notair" calcext:value="between(0,14)" calcext:base-cell-address="level1.HV24"/>
          </calcext:conditional-format>
          <calcext:conditional-format calcext:target-range-address="level1.HV24:level1.HV24">
            <calcext:condition calcext:apply-style-name="notair" calcext:value="between(0,14)" calcext:base-cell-address="level1.HV24"/>
          </calcext:conditional-format>
          <calcext:conditional-format calcext:target-range-address="level1.HV25:level1.HV25">
            <calcext:condition calcext:apply-style-name="notair" calcext:value="between(0,14)" calcext:base-cell-address="level1.HV25"/>
          </calcext:conditional-format>
          <calcext:conditional-format calcext:target-range-address="level1.HV25:level1.HV25">
            <calcext:condition calcext:apply-style-name="notair" calcext:value="between(0,14)" calcext:base-cell-address="level1.HV25"/>
          </calcext:conditional-format>
          <calcext:conditional-format calcext:target-range-address="level1.HV25:level1.HV25">
            <calcext:condition calcext:apply-style-name="notair" calcext:value="between(0,14)" calcext:base-cell-address="level1.HV25"/>
          </calcext:conditional-format>
          <calcext:conditional-format calcext:target-range-address="level1.HV26:level1.HV26">
            <calcext:condition calcext:apply-style-name="notair" calcext:value="between(0,14)" calcext:base-cell-address="level1.HV26"/>
          </calcext:conditional-format>
          <calcext:conditional-format calcext:target-range-address="level1.HV26:level1.HV26">
            <calcext:condition calcext:apply-style-name="notair" calcext:value="between(0,14)" calcext:base-cell-address="level1.HV26"/>
          </calcext:conditional-format>
          <calcext:conditional-format calcext:target-range-address="level1.HV26:level1.HV26">
            <calcext:condition calcext:apply-style-name="notair" calcext:value="between(0,14)" calcext:base-cell-address="level1.HV26"/>
          </calcext:conditional-format>
          <calcext:conditional-format calcext:target-range-address="level1.HV27:level1.HV27">
            <calcext:condition calcext:apply-style-name="notair" calcext:value="between(0,14)" calcext:base-cell-address="level1.HV27"/>
          </calcext:conditional-format>
          <calcext:conditional-format calcext:target-range-address="level1.HV27:level1.HV27">
            <calcext:condition calcext:apply-style-name="notair" calcext:value="between(0,14)" calcext:base-cell-address="level1.HV27"/>
          </calcext:conditional-format>
          <calcext:conditional-format calcext:target-range-address="level1.HV27:level1.HV27">
            <calcext:condition calcext:apply-style-name="notair" calcext:value="between(0,14)" calcext:base-cell-address="level1.HV27"/>
          </calcext:conditional-format>
          <calcext:conditional-format calcext:target-range-address="level1.HV28:level1.HV28">
            <calcext:condition calcext:apply-style-name="notair" calcext:value="between(0,14)" calcext:base-cell-address="level1.HV28"/>
          </calcext:conditional-format>
          <calcext:conditional-format calcext:target-range-address="level1.HV28:level1.HV28">
            <calcext:condition calcext:apply-style-name="notair" calcext:value="between(0,14)" calcext:base-cell-address="level1.HV28"/>
          </calcext:conditional-format>
          <calcext:conditional-format calcext:target-range-address="level1.HV28:level1.HV28">
            <calcext:condition calcext:apply-style-name="notair" calcext:value="between(0,14)" calcext:base-cell-address="level1.HV28"/>
          </calcext:conditional-format>
          <calcext:conditional-format calcext:target-range-address="level1.HV29:level1.HV29">
            <calcext:condition calcext:apply-style-name="notair" calcext:value="between(0,14)" calcext:base-cell-address="level1.HV29"/>
          </calcext:conditional-format>
          <calcext:conditional-format calcext:target-range-address="level1.HV29:level1.HV29">
            <calcext:condition calcext:apply-style-name="notair" calcext:value="between(0,14)" calcext:base-cell-address="level1.HV29"/>
          </calcext:conditional-format>
          <calcext:conditional-format calcext:target-range-address="level1.HV29:level1.HV29">
            <calcext:condition calcext:apply-style-name="notair" calcext:value="between(0,14)" calcext:base-cell-address="level1.HV29"/>
          </calcext:conditional-format>
          <calcext:conditional-format calcext:target-range-address="level1.HV30:level1.HV30">
            <calcext:condition calcext:apply-style-name="notair" calcext:value="between(0,14)" calcext:base-cell-address="level1.HV30"/>
          </calcext:conditional-format>
          <calcext:conditional-format calcext:target-range-address="level1.HV30:level1.HV30">
            <calcext:condition calcext:apply-style-name="notair" calcext:value="between(0,14)" calcext:base-cell-address="level1.HV30"/>
          </calcext:conditional-format>
          <calcext:conditional-format calcext:target-range-address="level1.HV30:level1.HV30">
            <calcext:condition calcext:apply-style-name="notair" calcext:value="between(0,14)" calcext:base-cell-address="level1.HV30"/>
          </calcext:conditional-format>
          <calcext:conditional-format calcext:target-range-address="level1.HV31:level1.HV31">
            <calcext:condition calcext:apply-style-name="notair" calcext:value="between(0,14)" calcext:base-cell-address="level1.HV31"/>
          </calcext:conditional-format>
          <calcext:conditional-format calcext:target-range-address="level1.HV31:level1.HV31">
            <calcext:condition calcext:apply-style-name="notair" calcext:value="between(0,14)" calcext:base-cell-address="level1.HV31"/>
          </calcext:conditional-format>
          <calcext:conditional-format calcext:target-range-address="level1.HV31:level1.HV31">
            <calcext:condition calcext:apply-style-name="notair" calcext:value="between(0,14)" calcext:base-cell-address="level1.HV31"/>
          </calcext:conditional-format>
          <calcext:conditional-format calcext:target-range-address="level1.HV32:level1.HV32">
            <calcext:condition calcext:apply-style-name="notair" calcext:value="between(0,14)" calcext:base-cell-address="level1.HV32"/>
          </calcext:conditional-format>
          <calcext:conditional-format calcext:target-range-address="level1.HV32:level1.HV32">
            <calcext:condition calcext:apply-style-name="notair" calcext:value="between(0,14)" calcext:base-cell-address="level1.HV32"/>
          </calcext:conditional-format>
          <calcext:conditional-format calcext:target-range-address="level1.HV32:level1.HV32">
            <calcext:condition calcext:apply-style-name="notair" calcext:value="between(0,14)" calcext:base-cell-address="level1.HV32"/>
          </calcext:conditional-format>
          <calcext:conditional-format calcext:target-range-address="level1.HV33:level1.HV33">
            <calcext:condition calcext:apply-style-name="notair" calcext:value="between(0,14)" calcext:base-cell-address="level1.HV33"/>
          </calcext:conditional-format>
          <calcext:conditional-format calcext:target-range-address="level1.HV33:level1.HV33">
            <calcext:condition calcext:apply-style-name="notair" calcext:value="between(0,14)" calcext:base-cell-address="level1.HV33"/>
          </calcext:conditional-format>
          <calcext:conditional-format calcext:target-range-address="level1.HV33:level1.HV33">
            <calcext:condition calcext:apply-style-name="notair" calcext:value="between(0,14)" calcext:base-cell-address="level1.HV33"/>
          </calcext:conditional-format>
          <calcext:conditional-format calcext:target-range-address="level1.HV34:level1.HV34">
            <calcext:condition calcext:apply-style-name="notair" calcext:value="between(0,14)" calcext:base-cell-address="level1.HV34"/>
          </calcext:conditional-format>
          <calcext:conditional-format calcext:target-range-address="level1.HV34:level1.HV34">
            <calcext:condition calcext:apply-style-name="notair" calcext:value="between(0,14)" calcext:base-cell-address="level1.HV34"/>
          </calcext:conditional-format>
          <calcext:conditional-format calcext:target-range-address="level1.HV34:level1.HV34">
            <calcext:condition calcext:apply-style-name="notair" calcext:value="between(0,14)" calcext:base-cell-address="level1.HV34"/>
          </calcext:conditional-format>
          <calcext:conditional-format calcext:target-range-address="level1.HW35:level1.HW1048576 level1.HW1:level1.HW14">
            <calcext:condition calcext:apply-style-name="notair" calcext:value="between(0,14)" calcext:base-cell-address="level1.HW1"/>
          </calcext:conditional-format>
          <calcext:conditional-format calcext:target-range-address="level1.HW35:level1.HW1048576 level1.HW1:level1.HW14">
            <calcext:condition calcext:apply-style-name="notair" calcext:value="between(0,14)" calcext:base-cell-address="level1.HW1"/>
          </calcext:conditional-format>
          <calcext:conditional-format calcext:target-range-address="level1.HW35:level1.HW1048576 level1.HW1:level1.HW14">
            <calcext:condition calcext:apply-style-name="notair" calcext:value="between(0,14)" calcext:base-cell-address="level1.HW1"/>
          </calcext:conditional-format>
          <calcext:conditional-format calcext:target-range-address="level1.HW15:level1.HW15">
            <calcext:condition calcext:apply-style-name="notair" calcext:value="between(0,14)" calcext:base-cell-address="level1.HW15"/>
          </calcext:conditional-format>
          <calcext:conditional-format calcext:target-range-address="level1.HW15:level1.HW15">
            <calcext:condition calcext:apply-style-name="notair" calcext:value="between(0,14)" calcext:base-cell-address="level1.HW15"/>
          </calcext:conditional-format>
          <calcext:conditional-format calcext:target-range-address="level1.HW15:level1.HW15">
            <calcext:condition calcext:apply-style-name="notair" calcext:value="between(0,14)" calcext:base-cell-address="level1.HW15"/>
          </calcext:conditional-format>
          <calcext:conditional-format calcext:target-range-address="level1.HW16:level1.HW16">
            <calcext:condition calcext:apply-style-name="notair" calcext:value="between(0,14)" calcext:base-cell-address="level1.HW16"/>
          </calcext:conditional-format>
          <calcext:conditional-format calcext:target-range-address="level1.HW16:level1.HW16">
            <calcext:condition calcext:apply-style-name="notair" calcext:value="between(0,14)" calcext:base-cell-address="level1.HW16"/>
          </calcext:conditional-format>
          <calcext:conditional-format calcext:target-range-address="level1.HW16:level1.HW16">
            <calcext:condition calcext:apply-style-name="notair" calcext:value="between(0,14)" calcext:base-cell-address="level1.HW16"/>
          </calcext:conditional-format>
          <calcext:conditional-format calcext:target-range-address="level1.HW17:level1.HW17">
            <calcext:condition calcext:apply-style-name="notair" calcext:value="between(0,14)" calcext:base-cell-address="level1.HW17"/>
          </calcext:conditional-format>
          <calcext:conditional-format calcext:target-range-address="level1.HW17:level1.HW17">
            <calcext:condition calcext:apply-style-name="notair" calcext:value="between(0,14)" calcext:base-cell-address="level1.HW17"/>
          </calcext:conditional-format>
          <calcext:conditional-format calcext:target-range-address="level1.HW17:level1.HW17">
            <calcext:condition calcext:apply-style-name="notair" calcext:value="between(0,14)" calcext:base-cell-address="level1.HW17"/>
          </calcext:conditional-format>
          <calcext:conditional-format calcext:target-range-address="level1.HW18:level1.HW18">
            <calcext:condition calcext:apply-style-name="notair" calcext:value="between(0,14)" calcext:base-cell-address="level1.HW18"/>
          </calcext:conditional-format>
          <calcext:conditional-format calcext:target-range-address="level1.HW18:level1.HW18">
            <calcext:condition calcext:apply-style-name="notair" calcext:value="between(0,14)" calcext:base-cell-address="level1.HW18"/>
          </calcext:conditional-format>
          <calcext:conditional-format calcext:target-range-address="level1.HW18:level1.HW18">
            <calcext:condition calcext:apply-style-name="notair" calcext:value="between(0,14)" calcext:base-cell-address="level1.HW18"/>
          </calcext:conditional-format>
          <calcext:conditional-format calcext:target-range-address="level1.HW19:level1.HW19">
            <calcext:condition calcext:apply-style-name="notair" calcext:value="between(0,14)" calcext:base-cell-address="level1.HW19"/>
          </calcext:conditional-format>
          <calcext:conditional-format calcext:target-range-address="level1.HW19:level1.HW19">
            <calcext:condition calcext:apply-style-name="notair" calcext:value="between(0,14)" calcext:base-cell-address="level1.HW19"/>
          </calcext:conditional-format>
          <calcext:conditional-format calcext:target-range-address="level1.HW19:level1.HW19">
            <calcext:condition calcext:apply-style-name="notair" calcext:value="between(0,14)" calcext:base-cell-address="level1.HW19"/>
          </calcext:conditional-format>
          <calcext:conditional-format calcext:target-range-address="level1.HW20:level1.HW20">
            <calcext:condition calcext:apply-style-name="notair" calcext:value="between(0,14)" calcext:base-cell-address="level1.HW20"/>
          </calcext:conditional-format>
          <calcext:conditional-format calcext:target-range-address="level1.HW20:level1.HW20">
            <calcext:condition calcext:apply-style-name="notair" calcext:value="between(0,14)" calcext:base-cell-address="level1.HW20"/>
          </calcext:conditional-format>
          <calcext:conditional-format calcext:target-range-address="level1.HW20:level1.HW20">
            <calcext:condition calcext:apply-style-name="notair" calcext:value="between(0,14)" calcext:base-cell-address="level1.HW20"/>
          </calcext:conditional-format>
          <calcext:conditional-format calcext:target-range-address="level1.HW21:level1.HW21">
            <calcext:condition calcext:apply-style-name="notair" calcext:value="between(0,14)" calcext:base-cell-address="level1.HW21"/>
          </calcext:conditional-format>
          <calcext:conditional-format calcext:target-range-address="level1.HW21:level1.HW21">
            <calcext:condition calcext:apply-style-name="notair" calcext:value="between(0,14)" calcext:base-cell-address="level1.HW21"/>
          </calcext:conditional-format>
          <calcext:conditional-format calcext:target-range-address="level1.HW21:level1.HW21">
            <calcext:condition calcext:apply-style-name="notair" calcext:value="between(0,14)" calcext:base-cell-address="level1.HW21"/>
          </calcext:conditional-format>
          <calcext:conditional-format calcext:target-range-address="level1.HW22:level1.HW22">
            <calcext:condition calcext:apply-style-name="notair" calcext:value="between(0,14)" calcext:base-cell-address="level1.HW22"/>
          </calcext:conditional-format>
          <calcext:conditional-format calcext:target-range-address="level1.HW22:level1.HW22">
            <calcext:condition calcext:apply-style-name="notair" calcext:value="between(0,14)" calcext:base-cell-address="level1.HW22"/>
          </calcext:conditional-format>
          <calcext:conditional-format calcext:target-range-address="level1.HW22:level1.HW22">
            <calcext:condition calcext:apply-style-name="notair" calcext:value="between(0,14)" calcext:base-cell-address="level1.HW22"/>
          </calcext:conditional-format>
          <calcext:conditional-format calcext:target-range-address="level1.HW23:level1.HW23">
            <calcext:condition calcext:apply-style-name="notair" calcext:value="between(0,14)" calcext:base-cell-address="level1.HW23"/>
          </calcext:conditional-format>
          <calcext:conditional-format calcext:target-range-address="level1.HW23:level1.HW23">
            <calcext:condition calcext:apply-style-name="notair" calcext:value="between(0,14)" calcext:base-cell-address="level1.HW23"/>
          </calcext:conditional-format>
          <calcext:conditional-format calcext:target-range-address="level1.HW23:level1.HW23">
            <calcext:condition calcext:apply-style-name="notair" calcext:value="between(0,14)" calcext:base-cell-address="level1.HW23"/>
          </calcext:conditional-format>
          <calcext:conditional-format calcext:target-range-address="level1.HW24:level1.HW24">
            <calcext:condition calcext:apply-style-name="notair" calcext:value="between(0,14)" calcext:base-cell-address="level1.HW24"/>
          </calcext:conditional-format>
          <calcext:conditional-format calcext:target-range-address="level1.HW24:level1.HW24">
            <calcext:condition calcext:apply-style-name="notair" calcext:value="between(0,14)" calcext:base-cell-address="level1.HW24"/>
          </calcext:conditional-format>
          <calcext:conditional-format calcext:target-range-address="level1.HW24:level1.HW24">
            <calcext:condition calcext:apply-style-name="notair" calcext:value="between(0,14)" calcext:base-cell-address="level1.HW24"/>
          </calcext:conditional-format>
          <calcext:conditional-format calcext:target-range-address="level1.HW25:level1.HW25">
            <calcext:condition calcext:apply-style-name="notair" calcext:value="between(0,14)" calcext:base-cell-address="level1.HW25"/>
          </calcext:conditional-format>
          <calcext:conditional-format calcext:target-range-address="level1.HW25:level1.HW25">
            <calcext:condition calcext:apply-style-name="notair" calcext:value="between(0,14)" calcext:base-cell-address="level1.HW25"/>
          </calcext:conditional-format>
          <calcext:conditional-format calcext:target-range-address="level1.HW25:level1.HW25">
            <calcext:condition calcext:apply-style-name="notair" calcext:value="between(0,14)" calcext:base-cell-address="level1.HW25"/>
          </calcext:conditional-format>
          <calcext:conditional-format calcext:target-range-address="level1.HW26:level1.HW26">
            <calcext:condition calcext:apply-style-name="notair" calcext:value="between(0,14)" calcext:base-cell-address="level1.HW26"/>
          </calcext:conditional-format>
          <calcext:conditional-format calcext:target-range-address="level1.HW26:level1.HW26">
            <calcext:condition calcext:apply-style-name="notair" calcext:value="between(0,14)" calcext:base-cell-address="level1.HW26"/>
          </calcext:conditional-format>
          <calcext:conditional-format calcext:target-range-address="level1.HW26:level1.HW26">
            <calcext:condition calcext:apply-style-name="notair" calcext:value="between(0,14)" calcext:base-cell-address="level1.HW26"/>
          </calcext:conditional-format>
          <calcext:conditional-format calcext:target-range-address="level1.HW27:level1.HW27">
            <calcext:condition calcext:apply-style-name="notair" calcext:value="between(0,14)" calcext:base-cell-address="level1.HW27"/>
          </calcext:conditional-format>
          <calcext:conditional-format calcext:target-range-address="level1.HW27:level1.HW27">
            <calcext:condition calcext:apply-style-name="notair" calcext:value="between(0,14)" calcext:base-cell-address="level1.HW27"/>
          </calcext:conditional-format>
          <calcext:conditional-format calcext:target-range-address="level1.HW27:level1.HW27">
            <calcext:condition calcext:apply-style-name="notair" calcext:value="between(0,14)" calcext:base-cell-address="level1.HW27"/>
          </calcext:conditional-format>
          <calcext:conditional-format calcext:target-range-address="level1.HW28:level1.HW28">
            <calcext:condition calcext:apply-style-name="notair" calcext:value="between(0,14)" calcext:base-cell-address="level1.HW28"/>
          </calcext:conditional-format>
          <calcext:conditional-format calcext:target-range-address="level1.HW28:level1.HW28">
            <calcext:condition calcext:apply-style-name="notair" calcext:value="between(0,14)" calcext:base-cell-address="level1.HW28"/>
          </calcext:conditional-format>
          <calcext:conditional-format calcext:target-range-address="level1.HW28:level1.HW28">
            <calcext:condition calcext:apply-style-name="notair" calcext:value="between(0,14)" calcext:base-cell-address="level1.HW28"/>
          </calcext:conditional-format>
          <calcext:conditional-format calcext:target-range-address="level1.HW29:level1.HW29">
            <calcext:condition calcext:apply-style-name="notair" calcext:value="between(0,14)" calcext:base-cell-address="level1.HW29"/>
          </calcext:conditional-format>
          <calcext:conditional-format calcext:target-range-address="level1.HW29:level1.HW29">
            <calcext:condition calcext:apply-style-name="notair" calcext:value="between(0,14)" calcext:base-cell-address="level1.HW29"/>
          </calcext:conditional-format>
          <calcext:conditional-format calcext:target-range-address="level1.HW29:level1.HW29">
            <calcext:condition calcext:apply-style-name="notair" calcext:value="between(0,14)" calcext:base-cell-address="level1.HW29"/>
          </calcext:conditional-format>
          <calcext:conditional-format calcext:target-range-address="level1.HW30:level1.HW30">
            <calcext:condition calcext:apply-style-name="notair" calcext:value="between(0,14)" calcext:base-cell-address="level1.HW30"/>
          </calcext:conditional-format>
          <calcext:conditional-format calcext:target-range-address="level1.HW30:level1.HW30">
            <calcext:condition calcext:apply-style-name="notair" calcext:value="between(0,14)" calcext:base-cell-address="level1.HW30"/>
          </calcext:conditional-format>
          <calcext:conditional-format calcext:target-range-address="level1.HW30:level1.HW30">
            <calcext:condition calcext:apply-style-name="notair" calcext:value="between(0,14)" calcext:base-cell-address="level1.HW30"/>
          </calcext:conditional-format>
          <calcext:conditional-format calcext:target-range-address="level1.HW31:level1.HW31">
            <calcext:condition calcext:apply-style-name="notair" calcext:value="between(0,14)" calcext:base-cell-address="level1.HW31"/>
          </calcext:conditional-format>
          <calcext:conditional-format calcext:target-range-address="level1.HW31:level1.HW31">
            <calcext:condition calcext:apply-style-name="notair" calcext:value="between(0,14)" calcext:base-cell-address="level1.HW31"/>
          </calcext:conditional-format>
          <calcext:conditional-format calcext:target-range-address="level1.HW31:level1.HW31">
            <calcext:condition calcext:apply-style-name="notair" calcext:value="between(0,14)" calcext:base-cell-address="level1.HW31"/>
          </calcext:conditional-format>
          <calcext:conditional-format calcext:target-range-address="level1.HW32:level1.HW32">
            <calcext:condition calcext:apply-style-name="notair" calcext:value="between(0,14)" calcext:base-cell-address="level1.HW32"/>
          </calcext:conditional-format>
          <calcext:conditional-format calcext:target-range-address="level1.HW32:level1.HW32">
            <calcext:condition calcext:apply-style-name="notair" calcext:value="between(0,14)" calcext:base-cell-address="level1.HW32"/>
          </calcext:conditional-format>
          <calcext:conditional-format calcext:target-range-address="level1.HW32:level1.HW32">
            <calcext:condition calcext:apply-style-name="notair" calcext:value="between(0,14)" calcext:base-cell-address="level1.HW32"/>
          </calcext:conditional-format>
          <calcext:conditional-format calcext:target-range-address="level1.HW33:level1.HW33">
            <calcext:condition calcext:apply-style-name="notair" calcext:value="between(0,14)" calcext:base-cell-address="level1.HW33"/>
          </calcext:conditional-format>
          <calcext:conditional-format calcext:target-range-address="level1.HW33:level1.HW33">
            <calcext:condition calcext:apply-style-name="notair" calcext:value="between(0,14)" calcext:base-cell-address="level1.HW33"/>
          </calcext:conditional-format>
          <calcext:conditional-format calcext:target-range-address="level1.HW33:level1.HW33">
            <calcext:condition calcext:apply-style-name="notair" calcext:value="between(0,14)" calcext:base-cell-address="level1.HW33"/>
          </calcext:conditional-format>
          <calcext:conditional-format calcext:target-range-address="level1.HW34:level1.HW34">
            <calcext:condition calcext:apply-style-name="notair" calcext:value="between(0,14)" calcext:base-cell-address="level1.HW34"/>
          </calcext:conditional-format>
          <calcext:conditional-format calcext:target-range-address="level1.HW34:level1.HW34">
            <calcext:condition calcext:apply-style-name="notair" calcext:value="between(0,14)" calcext:base-cell-address="level1.HW34"/>
          </calcext:conditional-format>
          <calcext:conditional-format calcext:target-range-address="level1.HW34:level1.HW34">
            <calcext:condition calcext:apply-style-name="notair" calcext:value="between(0,14)" calcext:base-cell-address="level1.HW34"/>
          </calcext:conditional-format>
          <calcext:conditional-format calcext:target-range-address="level1.HX35:level1.HX1048576 level1.HX1:level1.HX14">
            <calcext:condition calcext:apply-style-name="notair" calcext:value="between(0,14)" calcext:base-cell-address="level1.HX1"/>
          </calcext:conditional-format>
          <calcext:conditional-format calcext:target-range-address="level1.HX35:level1.HX1048576 level1.HX1:level1.HX14">
            <calcext:condition calcext:apply-style-name="notair" calcext:value="between(0,14)" calcext:base-cell-address="level1.HX1"/>
          </calcext:conditional-format>
          <calcext:conditional-format calcext:target-range-address="level1.HX35:level1.HX1048576 level1.HX1:level1.HX14">
            <calcext:condition calcext:apply-style-name="notair" calcext:value="between(0,14)" calcext:base-cell-address="level1.HX1"/>
          </calcext:conditional-format>
          <calcext:conditional-format calcext:target-range-address="level1.HX15:level1.HX15">
            <calcext:condition calcext:apply-style-name="notair" calcext:value="between(0,14)" calcext:base-cell-address="level1.HX15"/>
          </calcext:conditional-format>
          <calcext:conditional-format calcext:target-range-address="level1.HX15:level1.HX15">
            <calcext:condition calcext:apply-style-name="notair" calcext:value="between(0,14)" calcext:base-cell-address="level1.HX15"/>
          </calcext:conditional-format>
          <calcext:conditional-format calcext:target-range-address="level1.HX15:level1.HX15">
            <calcext:condition calcext:apply-style-name="notair" calcext:value="between(0,14)" calcext:base-cell-address="level1.HX15"/>
          </calcext:conditional-format>
          <calcext:conditional-format calcext:target-range-address="level1.HX16:level1.HX16">
            <calcext:condition calcext:apply-style-name="notair" calcext:value="between(0,14)" calcext:base-cell-address="level1.HX16"/>
          </calcext:conditional-format>
          <calcext:conditional-format calcext:target-range-address="level1.HX16:level1.HX16">
            <calcext:condition calcext:apply-style-name="notair" calcext:value="between(0,14)" calcext:base-cell-address="level1.HX16"/>
          </calcext:conditional-format>
          <calcext:conditional-format calcext:target-range-address="level1.HX16:level1.HX16">
            <calcext:condition calcext:apply-style-name="notair" calcext:value="between(0,14)" calcext:base-cell-address="level1.HX16"/>
          </calcext:conditional-format>
          <calcext:conditional-format calcext:target-range-address="level1.HX17:level1.HX17">
            <calcext:condition calcext:apply-style-name="notair" calcext:value="between(0,14)" calcext:base-cell-address="level1.HX17"/>
          </calcext:conditional-format>
          <calcext:conditional-format calcext:target-range-address="level1.HX17:level1.HX17">
            <calcext:condition calcext:apply-style-name="notair" calcext:value="between(0,14)" calcext:base-cell-address="level1.HX17"/>
          </calcext:conditional-format>
          <calcext:conditional-format calcext:target-range-address="level1.HX17:level1.HX17">
            <calcext:condition calcext:apply-style-name="notair" calcext:value="between(0,14)" calcext:base-cell-address="level1.HX17"/>
          </calcext:conditional-format>
          <calcext:conditional-format calcext:target-range-address="level1.HX18:level1.HX18">
            <calcext:condition calcext:apply-style-name="notair" calcext:value="between(0,14)" calcext:base-cell-address="level1.HX18"/>
          </calcext:conditional-format>
          <calcext:conditional-format calcext:target-range-address="level1.HX18:level1.HX18">
            <calcext:condition calcext:apply-style-name="notair" calcext:value="between(0,14)" calcext:base-cell-address="level1.HX18"/>
          </calcext:conditional-format>
          <calcext:conditional-format calcext:target-range-address="level1.HX18:level1.HX18">
            <calcext:condition calcext:apply-style-name="notair" calcext:value="between(0,14)" calcext:base-cell-address="level1.HX18"/>
          </calcext:conditional-format>
          <calcext:conditional-format calcext:target-range-address="level1.HX19:level1.HX19">
            <calcext:condition calcext:apply-style-name="notair" calcext:value="between(0,14)" calcext:base-cell-address="level1.HX19"/>
          </calcext:conditional-format>
          <calcext:conditional-format calcext:target-range-address="level1.HX19:level1.HX19">
            <calcext:condition calcext:apply-style-name="notair" calcext:value="between(0,14)" calcext:base-cell-address="level1.HX19"/>
          </calcext:conditional-format>
          <calcext:conditional-format calcext:target-range-address="level1.HX19:level1.HX19">
            <calcext:condition calcext:apply-style-name="notair" calcext:value="between(0,14)" calcext:base-cell-address="level1.HX19"/>
          </calcext:conditional-format>
          <calcext:conditional-format calcext:target-range-address="level1.HX20:level1.HX20">
            <calcext:condition calcext:apply-style-name="notair" calcext:value="between(0,14)" calcext:base-cell-address="level1.HX20"/>
          </calcext:conditional-format>
          <calcext:conditional-format calcext:target-range-address="level1.HX20:level1.HX20">
            <calcext:condition calcext:apply-style-name="notair" calcext:value="between(0,14)" calcext:base-cell-address="level1.HX20"/>
          </calcext:conditional-format>
          <calcext:conditional-format calcext:target-range-address="level1.HX20:level1.HX20">
            <calcext:condition calcext:apply-style-name="notair" calcext:value="between(0,14)" calcext:base-cell-address="level1.HX20"/>
          </calcext:conditional-format>
          <calcext:conditional-format calcext:target-range-address="level1.HX21:level1.HX21">
            <calcext:condition calcext:apply-style-name="notair" calcext:value="between(0,14)" calcext:base-cell-address="level1.HX21"/>
          </calcext:conditional-format>
          <calcext:conditional-format calcext:target-range-address="level1.HX21:level1.HX21">
            <calcext:condition calcext:apply-style-name="notair" calcext:value="between(0,14)" calcext:base-cell-address="level1.HX21"/>
          </calcext:conditional-format>
          <calcext:conditional-format calcext:target-range-address="level1.HX21:level1.HX21">
            <calcext:condition calcext:apply-style-name="notair" calcext:value="between(0,14)" calcext:base-cell-address="level1.HX21"/>
          </calcext:conditional-format>
          <calcext:conditional-format calcext:target-range-address="level1.HX22:level1.HX22">
            <calcext:condition calcext:apply-style-name="notair" calcext:value="between(0,14)" calcext:base-cell-address="level1.HX22"/>
          </calcext:conditional-format>
          <calcext:conditional-format calcext:target-range-address="level1.HX22:level1.HX22">
            <calcext:condition calcext:apply-style-name="notair" calcext:value="between(0,14)" calcext:base-cell-address="level1.HX22"/>
          </calcext:conditional-format>
          <calcext:conditional-format calcext:target-range-address="level1.HX22:level1.HX22">
            <calcext:condition calcext:apply-style-name="notair" calcext:value="between(0,14)" calcext:base-cell-address="level1.HX22"/>
          </calcext:conditional-format>
          <calcext:conditional-format calcext:target-range-address="level1.HX23:level1.HX23">
            <calcext:condition calcext:apply-style-name="notair" calcext:value="between(0,14)" calcext:base-cell-address="level1.HX23"/>
          </calcext:conditional-format>
          <calcext:conditional-format calcext:target-range-address="level1.HX23:level1.HX23">
            <calcext:condition calcext:apply-style-name="notair" calcext:value="between(0,14)" calcext:base-cell-address="level1.HX23"/>
          </calcext:conditional-format>
          <calcext:conditional-format calcext:target-range-address="level1.HX23:level1.HX23">
            <calcext:condition calcext:apply-style-name="notair" calcext:value="between(0,14)" calcext:base-cell-address="level1.HX23"/>
          </calcext:conditional-format>
          <calcext:conditional-format calcext:target-range-address="level1.HX24:level1.HX24">
            <calcext:condition calcext:apply-style-name="notair" calcext:value="between(0,14)" calcext:base-cell-address="level1.HX24"/>
          </calcext:conditional-format>
          <calcext:conditional-format calcext:target-range-address="level1.HX24:level1.HX24">
            <calcext:condition calcext:apply-style-name="notair" calcext:value="between(0,14)" calcext:base-cell-address="level1.HX24"/>
          </calcext:conditional-format>
          <calcext:conditional-format calcext:target-range-address="level1.HX24:level1.HX24">
            <calcext:condition calcext:apply-style-name="notair" calcext:value="between(0,14)" calcext:base-cell-address="level1.HX24"/>
          </calcext:conditional-format>
          <calcext:conditional-format calcext:target-range-address="level1.HX25:level1.HX25">
            <calcext:condition calcext:apply-style-name="notair" calcext:value="between(0,14)" calcext:base-cell-address="level1.HX25"/>
          </calcext:conditional-format>
          <calcext:conditional-format calcext:target-range-address="level1.HX25:level1.HX25">
            <calcext:condition calcext:apply-style-name="notair" calcext:value="between(0,14)" calcext:base-cell-address="level1.HX25"/>
          </calcext:conditional-format>
          <calcext:conditional-format calcext:target-range-address="level1.HX25:level1.HX25">
            <calcext:condition calcext:apply-style-name="notair" calcext:value="between(0,14)" calcext:base-cell-address="level1.HX25"/>
          </calcext:conditional-format>
          <calcext:conditional-format calcext:target-range-address="level1.HX26:level1.HX26">
            <calcext:condition calcext:apply-style-name="notair" calcext:value="between(0,14)" calcext:base-cell-address="level1.HX26"/>
          </calcext:conditional-format>
          <calcext:conditional-format calcext:target-range-address="level1.HX26:level1.HX26">
            <calcext:condition calcext:apply-style-name="notair" calcext:value="between(0,14)" calcext:base-cell-address="level1.HX26"/>
          </calcext:conditional-format>
          <calcext:conditional-format calcext:target-range-address="level1.HX26:level1.HX26">
            <calcext:condition calcext:apply-style-name="notair" calcext:value="between(0,14)" calcext:base-cell-address="level1.HX26"/>
          </calcext:conditional-format>
          <calcext:conditional-format calcext:target-range-address="level1.HX27:level1.HX27">
            <calcext:condition calcext:apply-style-name="notair" calcext:value="between(0,14)" calcext:base-cell-address="level1.HX27"/>
          </calcext:conditional-format>
          <calcext:conditional-format calcext:target-range-address="level1.HX27:level1.HX27">
            <calcext:condition calcext:apply-style-name="notair" calcext:value="between(0,14)" calcext:base-cell-address="level1.HX27"/>
          </calcext:conditional-format>
          <calcext:conditional-format calcext:target-range-address="level1.HX27:level1.HX27">
            <calcext:condition calcext:apply-style-name="notair" calcext:value="between(0,14)" calcext:base-cell-address="level1.HX27"/>
          </calcext:conditional-format>
          <calcext:conditional-format calcext:target-range-address="level1.HX28:level1.HX28">
            <calcext:condition calcext:apply-style-name="notair" calcext:value="between(0,14)" calcext:base-cell-address="level1.HX28"/>
          </calcext:conditional-format>
          <calcext:conditional-format calcext:target-range-address="level1.HX28:level1.HX28">
            <calcext:condition calcext:apply-style-name="notair" calcext:value="between(0,14)" calcext:base-cell-address="level1.HX28"/>
          </calcext:conditional-format>
          <calcext:conditional-format calcext:target-range-address="level1.HX28:level1.HX28">
            <calcext:condition calcext:apply-style-name="notair" calcext:value="between(0,14)" calcext:base-cell-address="level1.HX28"/>
          </calcext:conditional-format>
          <calcext:conditional-format calcext:target-range-address="level1.HX29:level1.HX29">
            <calcext:condition calcext:apply-style-name="notair" calcext:value="between(0,14)" calcext:base-cell-address="level1.HX29"/>
          </calcext:conditional-format>
          <calcext:conditional-format calcext:target-range-address="level1.HX29:level1.HX29">
            <calcext:condition calcext:apply-style-name="notair" calcext:value="between(0,14)" calcext:base-cell-address="level1.HX29"/>
          </calcext:conditional-format>
          <calcext:conditional-format calcext:target-range-address="level1.HX29:level1.HX29">
            <calcext:condition calcext:apply-style-name="notair" calcext:value="between(0,14)" calcext:base-cell-address="level1.HX29"/>
          </calcext:conditional-format>
          <calcext:conditional-format calcext:target-range-address="level1.HX30:level1.HX30">
            <calcext:condition calcext:apply-style-name="notair" calcext:value="between(0,14)" calcext:base-cell-address="level1.HX30"/>
          </calcext:conditional-format>
          <calcext:conditional-format calcext:target-range-address="level1.HX30:level1.HX30">
            <calcext:condition calcext:apply-style-name="notair" calcext:value="between(0,14)" calcext:base-cell-address="level1.HX30"/>
          </calcext:conditional-format>
          <calcext:conditional-format calcext:target-range-address="level1.HX30:level1.HX30">
            <calcext:condition calcext:apply-style-name="notair" calcext:value="between(0,14)" calcext:base-cell-address="level1.HX30"/>
          </calcext:conditional-format>
          <calcext:conditional-format calcext:target-range-address="level1.HX31:level1.HX31">
            <calcext:condition calcext:apply-style-name="notair" calcext:value="between(0,14)" calcext:base-cell-address="level1.HX31"/>
          </calcext:conditional-format>
          <calcext:conditional-format calcext:target-range-address="level1.HX31:level1.HX31">
            <calcext:condition calcext:apply-style-name="notair" calcext:value="between(0,14)" calcext:base-cell-address="level1.HX31"/>
          </calcext:conditional-format>
          <calcext:conditional-format calcext:target-range-address="level1.HX31:level1.HX31">
            <calcext:condition calcext:apply-style-name="notair" calcext:value="between(0,14)" calcext:base-cell-address="level1.HX31"/>
          </calcext:conditional-format>
          <calcext:conditional-format calcext:target-range-address="level1.HX32:level1.HX32">
            <calcext:condition calcext:apply-style-name="notair" calcext:value="between(0,14)" calcext:base-cell-address="level1.HX32"/>
          </calcext:conditional-format>
          <calcext:conditional-format calcext:target-range-address="level1.HX32:level1.HX32">
            <calcext:condition calcext:apply-style-name="notair" calcext:value="between(0,14)" calcext:base-cell-address="level1.HX32"/>
          </calcext:conditional-format>
          <calcext:conditional-format calcext:target-range-address="level1.HX32:level1.HX32">
            <calcext:condition calcext:apply-style-name="notair" calcext:value="between(0,14)" calcext:base-cell-address="level1.HX32"/>
          </calcext:conditional-format>
          <calcext:conditional-format calcext:target-range-address="level1.HX33:level1.HX33">
            <calcext:condition calcext:apply-style-name="notair" calcext:value="between(0,14)" calcext:base-cell-address="level1.HX33"/>
          </calcext:conditional-format>
          <calcext:conditional-format calcext:target-range-address="level1.HX33:level1.HX33">
            <calcext:condition calcext:apply-style-name="notair" calcext:value="between(0,14)" calcext:base-cell-address="level1.HX33"/>
          </calcext:conditional-format>
          <calcext:conditional-format calcext:target-range-address="level1.HX33:level1.HX33">
            <calcext:condition calcext:apply-style-name="notair" calcext:value="between(0,14)" calcext:base-cell-address="level1.HX33"/>
          </calcext:conditional-format>
          <calcext:conditional-format calcext:target-range-address="level1.HX34:level1.HX34">
            <calcext:condition calcext:apply-style-name="notair" calcext:value="between(0,14)" calcext:base-cell-address="level1.HX34"/>
          </calcext:conditional-format>
          <calcext:conditional-format calcext:target-range-address="level1.HX34:level1.HX34">
            <calcext:condition calcext:apply-style-name="notair" calcext:value="between(0,14)" calcext:base-cell-address="level1.HX34"/>
          </calcext:conditional-format>
          <calcext:conditional-format calcext:target-range-address="level1.HX34:level1.HX34">
            <calcext:condition calcext:apply-style-name="notair" calcext:value="between(0,14)" calcext:base-cell-address="level1.HX34"/>
          </calcext:conditional-format>
          <calcext:conditional-format calcext:target-range-address="level1.HY35:level1.HY1048576 level1.HY1:level1.HY14">
            <calcext:condition calcext:apply-style-name="notair" calcext:value="between(0,14)" calcext:base-cell-address="level1.HY1"/>
          </calcext:conditional-format>
          <calcext:conditional-format calcext:target-range-address="level1.HY35:level1.HY1048576 level1.HY1:level1.HY14">
            <calcext:condition calcext:apply-style-name="notair" calcext:value="between(0,14)" calcext:base-cell-address="level1.HY1"/>
          </calcext:conditional-format>
          <calcext:conditional-format calcext:target-range-address="level1.HY35:level1.HY1048576 level1.HY1:level1.HY14">
            <calcext:condition calcext:apply-style-name="notair" calcext:value="between(0,14)" calcext:base-cell-address="level1.HY1"/>
          </calcext:conditional-format>
          <calcext:conditional-format calcext:target-range-address="level1.HY15:level1.HY15">
            <calcext:condition calcext:apply-style-name="notair" calcext:value="between(0,14)" calcext:base-cell-address="level1.HY15"/>
          </calcext:conditional-format>
          <calcext:conditional-format calcext:target-range-address="level1.HY15:level1.HY15">
            <calcext:condition calcext:apply-style-name="notair" calcext:value="between(0,14)" calcext:base-cell-address="level1.HY15"/>
          </calcext:conditional-format>
          <calcext:conditional-format calcext:target-range-address="level1.HY15:level1.HY15">
            <calcext:condition calcext:apply-style-name="notair" calcext:value="between(0,14)" calcext:base-cell-address="level1.HY15"/>
          </calcext:conditional-format>
          <calcext:conditional-format calcext:target-range-address="level1.HY16:level1.HY16">
            <calcext:condition calcext:apply-style-name="notair" calcext:value="between(0,14)" calcext:base-cell-address="level1.HY16"/>
          </calcext:conditional-format>
          <calcext:conditional-format calcext:target-range-address="level1.HY16:level1.HY16">
            <calcext:condition calcext:apply-style-name="notair" calcext:value="between(0,14)" calcext:base-cell-address="level1.HY16"/>
          </calcext:conditional-format>
          <calcext:conditional-format calcext:target-range-address="level1.HY16:level1.HY16">
            <calcext:condition calcext:apply-style-name="notair" calcext:value="between(0,14)" calcext:base-cell-address="level1.HY16"/>
          </calcext:conditional-format>
          <calcext:conditional-format calcext:target-range-address="level1.HY17:level1.HY17">
            <calcext:condition calcext:apply-style-name="notair" calcext:value="between(0,14)" calcext:base-cell-address="level1.HY17"/>
          </calcext:conditional-format>
          <calcext:conditional-format calcext:target-range-address="level1.HY17:level1.HY17">
            <calcext:condition calcext:apply-style-name="notair" calcext:value="between(0,14)" calcext:base-cell-address="level1.HY17"/>
          </calcext:conditional-format>
          <calcext:conditional-format calcext:target-range-address="level1.HY17:level1.HY17">
            <calcext:condition calcext:apply-style-name="notair" calcext:value="between(0,14)" calcext:base-cell-address="level1.HY17"/>
          </calcext:conditional-format>
          <calcext:conditional-format calcext:target-range-address="level1.HY18:level1.HY18">
            <calcext:condition calcext:apply-style-name="notair" calcext:value="between(0,14)" calcext:base-cell-address="level1.HY18"/>
          </calcext:conditional-format>
          <calcext:conditional-format calcext:target-range-address="level1.HY18:level1.HY18">
            <calcext:condition calcext:apply-style-name="notair" calcext:value="between(0,14)" calcext:base-cell-address="level1.HY18"/>
          </calcext:conditional-format>
          <calcext:conditional-format calcext:target-range-address="level1.HY18:level1.HY18">
            <calcext:condition calcext:apply-style-name="notair" calcext:value="between(0,14)" calcext:base-cell-address="level1.HY18"/>
          </calcext:conditional-format>
          <calcext:conditional-format calcext:target-range-address="level1.HY19:level1.HY19">
            <calcext:condition calcext:apply-style-name="notair" calcext:value="between(0,14)" calcext:base-cell-address="level1.HY19"/>
          </calcext:conditional-format>
          <calcext:conditional-format calcext:target-range-address="level1.HY19:level1.HY19">
            <calcext:condition calcext:apply-style-name="notair" calcext:value="between(0,14)" calcext:base-cell-address="level1.HY19"/>
          </calcext:conditional-format>
          <calcext:conditional-format calcext:target-range-address="level1.HY19:level1.HY19">
            <calcext:condition calcext:apply-style-name="notair" calcext:value="between(0,14)" calcext:base-cell-address="level1.HY19"/>
          </calcext:conditional-format>
          <calcext:conditional-format calcext:target-range-address="level1.HY20:level1.HY20">
            <calcext:condition calcext:apply-style-name="notair" calcext:value="between(0,14)" calcext:base-cell-address="level1.HY20"/>
          </calcext:conditional-format>
          <calcext:conditional-format calcext:target-range-address="level1.HY20:level1.HY20">
            <calcext:condition calcext:apply-style-name="notair" calcext:value="between(0,14)" calcext:base-cell-address="level1.HY20"/>
          </calcext:conditional-format>
          <calcext:conditional-format calcext:target-range-address="level1.HY20:level1.HY20">
            <calcext:condition calcext:apply-style-name="notair" calcext:value="between(0,14)" calcext:base-cell-address="level1.HY20"/>
          </calcext:conditional-format>
          <calcext:conditional-format calcext:target-range-address="level1.HY21:level1.HY21">
            <calcext:condition calcext:apply-style-name="notair" calcext:value="between(0,14)" calcext:base-cell-address="level1.HY21"/>
          </calcext:conditional-format>
          <calcext:conditional-format calcext:target-range-address="level1.HY21:level1.HY21">
            <calcext:condition calcext:apply-style-name="notair" calcext:value="between(0,14)" calcext:base-cell-address="level1.HY21"/>
          </calcext:conditional-format>
          <calcext:conditional-format calcext:target-range-address="level1.HY21:level1.HY21">
            <calcext:condition calcext:apply-style-name="notair" calcext:value="between(0,14)" calcext:base-cell-address="level1.HY21"/>
          </calcext:conditional-format>
          <calcext:conditional-format calcext:target-range-address="level1.HY22:level1.HY22">
            <calcext:condition calcext:apply-style-name="notair" calcext:value="between(0,14)" calcext:base-cell-address="level1.HY22"/>
          </calcext:conditional-format>
          <calcext:conditional-format calcext:target-range-address="level1.HY22:level1.HY22">
            <calcext:condition calcext:apply-style-name="notair" calcext:value="between(0,14)" calcext:base-cell-address="level1.HY22"/>
          </calcext:conditional-format>
          <calcext:conditional-format calcext:target-range-address="level1.HY22:level1.HY22">
            <calcext:condition calcext:apply-style-name="notair" calcext:value="between(0,14)" calcext:base-cell-address="level1.HY22"/>
          </calcext:conditional-format>
          <calcext:conditional-format calcext:target-range-address="level1.HY23:level1.HY23">
            <calcext:condition calcext:apply-style-name="notair" calcext:value="between(0,14)" calcext:base-cell-address="level1.HY23"/>
          </calcext:conditional-format>
          <calcext:conditional-format calcext:target-range-address="level1.HY23:level1.HY23">
            <calcext:condition calcext:apply-style-name="notair" calcext:value="between(0,14)" calcext:base-cell-address="level1.HY23"/>
          </calcext:conditional-format>
          <calcext:conditional-format calcext:target-range-address="level1.HY23:level1.HY23">
            <calcext:condition calcext:apply-style-name="notair" calcext:value="between(0,14)" calcext:base-cell-address="level1.HY23"/>
          </calcext:conditional-format>
          <calcext:conditional-format calcext:target-range-address="level1.HY24:level1.HY24">
            <calcext:condition calcext:apply-style-name="notair" calcext:value="between(0,14)" calcext:base-cell-address="level1.HY24"/>
          </calcext:conditional-format>
          <calcext:conditional-format calcext:target-range-address="level1.HY24:level1.HY24">
            <calcext:condition calcext:apply-style-name="notair" calcext:value="between(0,14)" calcext:base-cell-address="level1.HY24"/>
          </calcext:conditional-format>
          <calcext:conditional-format calcext:target-range-address="level1.HY24:level1.HY24">
            <calcext:condition calcext:apply-style-name="notair" calcext:value="between(0,14)" calcext:base-cell-address="level1.HY24"/>
          </calcext:conditional-format>
          <calcext:conditional-format calcext:target-range-address="level1.HY25:level1.HY25">
            <calcext:condition calcext:apply-style-name="notair" calcext:value="between(0,14)" calcext:base-cell-address="level1.HY25"/>
          </calcext:conditional-format>
          <calcext:conditional-format calcext:target-range-address="level1.HY25:level1.HY25">
            <calcext:condition calcext:apply-style-name="notair" calcext:value="between(0,14)" calcext:base-cell-address="level1.HY25"/>
          </calcext:conditional-format>
          <calcext:conditional-format calcext:target-range-address="level1.HY25:level1.HY25">
            <calcext:condition calcext:apply-style-name="notair" calcext:value="between(0,14)" calcext:base-cell-address="level1.HY25"/>
          </calcext:conditional-format>
          <calcext:conditional-format calcext:target-range-address="level1.HY26:level1.HY26">
            <calcext:condition calcext:apply-style-name="notair" calcext:value="between(0,14)" calcext:base-cell-address="level1.HY26"/>
          </calcext:conditional-format>
          <calcext:conditional-format calcext:target-range-address="level1.HY26:level1.HY26">
            <calcext:condition calcext:apply-style-name="notair" calcext:value="between(0,14)" calcext:base-cell-address="level1.HY26"/>
          </calcext:conditional-format>
          <calcext:conditional-format calcext:target-range-address="level1.HY26:level1.HY26">
            <calcext:condition calcext:apply-style-name="notair" calcext:value="between(0,14)" calcext:base-cell-address="level1.HY26"/>
          </calcext:conditional-format>
          <calcext:conditional-format calcext:target-range-address="level1.HY27:level1.HY27">
            <calcext:condition calcext:apply-style-name="notair" calcext:value="between(0,14)" calcext:base-cell-address="level1.HY27"/>
          </calcext:conditional-format>
          <calcext:conditional-format calcext:target-range-address="level1.HY27:level1.HY27">
            <calcext:condition calcext:apply-style-name="notair" calcext:value="between(0,14)" calcext:base-cell-address="level1.HY27"/>
          </calcext:conditional-format>
          <calcext:conditional-format calcext:target-range-address="level1.HY27:level1.HY27">
            <calcext:condition calcext:apply-style-name="notair" calcext:value="between(0,14)" calcext:base-cell-address="level1.HY27"/>
          </calcext:conditional-format>
          <calcext:conditional-format calcext:target-range-address="level1.HY28:level1.HY28">
            <calcext:condition calcext:apply-style-name="notair" calcext:value="between(0,14)" calcext:base-cell-address="level1.HY28"/>
          </calcext:conditional-format>
          <calcext:conditional-format calcext:target-range-address="level1.HY28:level1.HY28">
            <calcext:condition calcext:apply-style-name="notair" calcext:value="between(0,14)" calcext:base-cell-address="level1.HY28"/>
          </calcext:conditional-format>
          <calcext:conditional-format calcext:target-range-address="level1.HY28:level1.HY28">
            <calcext:condition calcext:apply-style-name="notair" calcext:value="between(0,14)" calcext:base-cell-address="level1.HY28"/>
          </calcext:conditional-format>
          <calcext:conditional-format calcext:target-range-address="level1.HY29:level1.HY29">
            <calcext:condition calcext:apply-style-name="notair" calcext:value="between(0,14)" calcext:base-cell-address="level1.HY29"/>
          </calcext:conditional-format>
          <calcext:conditional-format calcext:target-range-address="level1.HY29:level1.HY29">
            <calcext:condition calcext:apply-style-name="notair" calcext:value="between(0,14)" calcext:base-cell-address="level1.HY29"/>
          </calcext:conditional-format>
          <calcext:conditional-format calcext:target-range-address="level1.HY29:level1.HY29">
            <calcext:condition calcext:apply-style-name="notair" calcext:value="between(0,14)" calcext:base-cell-address="level1.HY29"/>
          </calcext:conditional-format>
          <calcext:conditional-format calcext:target-range-address="level1.HY30:level1.HY30">
            <calcext:condition calcext:apply-style-name="notair" calcext:value="between(0,14)" calcext:base-cell-address="level1.HY30"/>
          </calcext:conditional-format>
          <calcext:conditional-format calcext:target-range-address="level1.HY30:level1.HY30">
            <calcext:condition calcext:apply-style-name="notair" calcext:value="between(0,14)" calcext:base-cell-address="level1.HY30"/>
          </calcext:conditional-format>
          <calcext:conditional-format calcext:target-range-address="level1.HY30:level1.HY30">
            <calcext:condition calcext:apply-style-name="notair" calcext:value="between(0,14)" calcext:base-cell-address="level1.HY30"/>
          </calcext:conditional-format>
          <calcext:conditional-format calcext:target-range-address="level1.HY31:level1.HY31">
            <calcext:condition calcext:apply-style-name="notair" calcext:value="between(0,14)" calcext:base-cell-address="level1.HY31"/>
          </calcext:conditional-format>
          <calcext:conditional-format calcext:target-range-address="level1.HY31:level1.HY31">
            <calcext:condition calcext:apply-style-name="notair" calcext:value="between(0,14)" calcext:base-cell-address="level1.HY31"/>
          </calcext:conditional-format>
          <calcext:conditional-format calcext:target-range-address="level1.HY31:level1.HY31">
            <calcext:condition calcext:apply-style-name="notair" calcext:value="between(0,14)" calcext:base-cell-address="level1.HY31"/>
          </calcext:conditional-format>
          <calcext:conditional-format calcext:target-range-address="level1.HY32:level1.HY32">
            <calcext:condition calcext:apply-style-name="notair" calcext:value="between(0,14)" calcext:base-cell-address="level1.HY32"/>
          </calcext:conditional-format>
          <calcext:conditional-format calcext:target-range-address="level1.HY32:level1.HY32">
            <calcext:condition calcext:apply-style-name="notair" calcext:value="between(0,14)" calcext:base-cell-address="level1.HY32"/>
          </calcext:conditional-format>
          <calcext:conditional-format calcext:target-range-address="level1.HY32:level1.HY32">
            <calcext:condition calcext:apply-style-name="notair" calcext:value="between(0,14)" calcext:base-cell-address="level1.HY32"/>
          </calcext:conditional-format>
          <calcext:conditional-format calcext:target-range-address="level1.HY33:level1.HY33">
            <calcext:condition calcext:apply-style-name="notair" calcext:value="between(0,14)" calcext:base-cell-address="level1.HY33"/>
          </calcext:conditional-format>
          <calcext:conditional-format calcext:target-range-address="level1.HY33:level1.HY33">
            <calcext:condition calcext:apply-style-name="notair" calcext:value="between(0,14)" calcext:base-cell-address="level1.HY33"/>
          </calcext:conditional-format>
          <calcext:conditional-format calcext:target-range-address="level1.HY33:level1.HY33">
            <calcext:condition calcext:apply-style-name="notair" calcext:value="between(0,14)" calcext:base-cell-address="level1.HY33"/>
          </calcext:conditional-format>
          <calcext:conditional-format calcext:target-range-address="level1.HY34:level1.HY34">
            <calcext:condition calcext:apply-style-name="notair" calcext:value="between(0,14)" calcext:base-cell-address="level1.HY34"/>
          </calcext:conditional-format>
          <calcext:conditional-format calcext:target-range-address="level1.HY34:level1.HY34">
            <calcext:condition calcext:apply-style-name="notair" calcext:value="between(0,14)" calcext:base-cell-address="level1.HY34"/>
          </calcext:conditional-format>
          <calcext:conditional-format calcext:target-range-address="level1.HY34:level1.HY34">
            <calcext:condition calcext:apply-style-name="notair" calcext:value="between(0,14)" calcext:base-cell-address="level1.HY34"/>
          </calcext:conditional-format>
          <calcext:conditional-format calcext:target-range-address="level1.HZ35:level1.HZ1048576 level1.HZ1:level1.HZ14">
            <calcext:condition calcext:apply-style-name="notair" calcext:value="between(0,14)" calcext:base-cell-address="level1.HZ1"/>
          </calcext:conditional-format>
          <calcext:conditional-format calcext:target-range-address="level1.HZ35:level1.HZ1048576 level1.HZ1:level1.HZ14">
            <calcext:condition calcext:apply-style-name="notair" calcext:value="between(0,14)" calcext:base-cell-address="level1.HZ1"/>
          </calcext:conditional-format>
          <calcext:conditional-format calcext:target-range-address="level1.HZ35:level1.HZ1048576 level1.HZ1:level1.HZ14">
            <calcext:condition calcext:apply-style-name="notair" calcext:value="between(0,14)" calcext:base-cell-address="level1.HZ1"/>
          </calcext:conditional-format>
          <calcext:conditional-format calcext:target-range-address="level1.HZ15:level1.HZ15">
            <calcext:condition calcext:apply-style-name="notair" calcext:value="between(0,14)" calcext:base-cell-address="level1.HZ15"/>
          </calcext:conditional-format>
          <calcext:conditional-format calcext:target-range-address="level1.HZ15:level1.HZ15">
            <calcext:condition calcext:apply-style-name="notair" calcext:value="between(0,14)" calcext:base-cell-address="level1.HZ15"/>
          </calcext:conditional-format>
          <calcext:conditional-format calcext:target-range-address="level1.HZ15:level1.HZ15">
            <calcext:condition calcext:apply-style-name="notair" calcext:value="between(0,14)" calcext:base-cell-address="level1.HZ15"/>
          </calcext:conditional-format>
          <calcext:conditional-format calcext:target-range-address="level1.HZ16:level1.HZ16">
            <calcext:condition calcext:apply-style-name="notair" calcext:value="between(0,14)" calcext:base-cell-address="level1.HZ16"/>
          </calcext:conditional-format>
          <calcext:conditional-format calcext:target-range-address="level1.HZ16:level1.HZ16">
            <calcext:condition calcext:apply-style-name="notair" calcext:value="between(0,14)" calcext:base-cell-address="level1.HZ16"/>
          </calcext:conditional-format>
          <calcext:conditional-format calcext:target-range-address="level1.HZ16:level1.HZ16">
            <calcext:condition calcext:apply-style-name="notair" calcext:value="between(0,14)" calcext:base-cell-address="level1.HZ16"/>
          </calcext:conditional-format>
          <calcext:conditional-format calcext:target-range-address="level1.HZ17:level1.HZ17">
            <calcext:condition calcext:apply-style-name="notair" calcext:value="between(0,14)" calcext:base-cell-address="level1.HZ17"/>
          </calcext:conditional-format>
          <calcext:conditional-format calcext:target-range-address="level1.HZ17:level1.HZ17">
            <calcext:condition calcext:apply-style-name="notair" calcext:value="between(0,14)" calcext:base-cell-address="level1.HZ17"/>
          </calcext:conditional-format>
          <calcext:conditional-format calcext:target-range-address="level1.HZ17:level1.HZ17">
            <calcext:condition calcext:apply-style-name="notair" calcext:value="between(0,14)" calcext:base-cell-address="level1.HZ17"/>
          </calcext:conditional-format>
          <calcext:conditional-format calcext:target-range-address="level1.HZ18:level1.HZ18">
            <calcext:condition calcext:apply-style-name="notair" calcext:value="between(0,14)" calcext:base-cell-address="level1.HZ18"/>
          </calcext:conditional-format>
          <calcext:conditional-format calcext:target-range-address="level1.HZ18:level1.HZ18">
            <calcext:condition calcext:apply-style-name="notair" calcext:value="between(0,14)" calcext:base-cell-address="level1.HZ18"/>
          </calcext:conditional-format>
          <calcext:conditional-format calcext:target-range-address="level1.HZ18:level1.HZ18">
            <calcext:condition calcext:apply-style-name="notair" calcext:value="between(0,14)" calcext:base-cell-address="level1.HZ18"/>
          </calcext:conditional-format>
          <calcext:conditional-format calcext:target-range-address="level1.HZ19:level1.HZ19">
            <calcext:condition calcext:apply-style-name="notair" calcext:value="between(0,14)" calcext:base-cell-address="level1.HZ19"/>
          </calcext:conditional-format>
          <calcext:conditional-format calcext:target-range-address="level1.HZ19:level1.HZ19">
            <calcext:condition calcext:apply-style-name="notair" calcext:value="between(0,14)" calcext:base-cell-address="level1.HZ19"/>
          </calcext:conditional-format>
          <calcext:conditional-format calcext:target-range-address="level1.HZ19:level1.HZ19">
            <calcext:condition calcext:apply-style-name="notair" calcext:value="between(0,14)" calcext:base-cell-address="level1.HZ19"/>
          </calcext:conditional-format>
          <calcext:conditional-format calcext:target-range-address="level1.HZ20:level1.HZ20">
            <calcext:condition calcext:apply-style-name="notair" calcext:value="between(0,14)" calcext:base-cell-address="level1.HZ20"/>
          </calcext:conditional-format>
          <calcext:conditional-format calcext:target-range-address="level1.HZ20:level1.HZ20">
            <calcext:condition calcext:apply-style-name="notair" calcext:value="between(0,14)" calcext:base-cell-address="level1.HZ20"/>
          </calcext:conditional-format>
          <calcext:conditional-format calcext:target-range-address="level1.HZ20:level1.HZ20">
            <calcext:condition calcext:apply-style-name="notair" calcext:value="between(0,14)" calcext:base-cell-address="level1.HZ20"/>
          </calcext:conditional-format>
          <calcext:conditional-format calcext:target-range-address="level1.HZ21:level1.HZ21">
            <calcext:condition calcext:apply-style-name="notair" calcext:value="between(0,14)" calcext:base-cell-address="level1.HZ21"/>
          </calcext:conditional-format>
          <calcext:conditional-format calcext:target-range-address="level1.HZ21:level1.HZ21">
            <calcext:condition calcext:apply-style-name="notair" calcext:value="between(0,14)" calcext:base-cell-address="level1.HZ21"/>
          </calcext:conditional-format>
          <calcext:conditional-format calcext:target-range-address="level1.HZ21:level1.HZ21">
            <calcext:condition calcext:apply-style-name="notair" calcext:value="between(0,14)" calcext:base-cell-address="level1.HZ21"/>
          </calcext:conditional-format>
          <calcext:conditional-format calcext:target-range-address="level1.HZ22:level1.HZ22">
            <calcext:condition calcext:apply-style-name="notair" calcext:value="between(0,14)" calcext:base-cell-address="level1.HZ22"/>
          </calcext:conditional-format>
          <calcext:conditional-format calcext:target-range-address="level1.HZ22:level1.HZ22">
            <calcext:condition calcext:apply-style-name="notair" calcext:value="between(0,14)" calcext:base-cell-address="level1.HZ22"/>
          </calcext:conditional-format>
          <calcext:conditional-format calcext:target-range-address="level1.HZ22:level1.HZ22">
            <calcext:condition calcext:apply-style-name="notair" calcext:value="between(0,14)" calcext:base-cell-address="level1.HZ22"/>
          </calcext:conditional-format>
          <calcext:conditional-format calcext:target-range-address="level1.HZ23:level1.HZ23">
            <calcext:condition calcext:apply-style-name="notair" calcext:value="between(0,14)" calcext:base-cell-address="level1.HZ23"/>
          </calcext:conditional-format>
          <calcext:conditional-format calcext:target-range-address="level1.HZ23:level1.HZ23">
            <calcext:condition calcext:apply-style-name="notair" calcext:value="between(0,14)" calcext:base-cell-address="level1.HZ23"/>
          </calcext:conditional-format>
          <calcext:conditional-format calcext:target-range-address="level1.HZ23:level1.HZ23">
            <calcext:condition calcext:apply-style-name="notair" calcext:value="between(0,14)" calcext:base-cell-address="level1.HZ23"/>
          </calcext:conditional-format>
          <calcext:conditional-format calcext:target-range-address="level1.HZ24:level1.HZ24">
            <calcext:condition calcext:apply-style-name="notair" calcext:value="between(0,14)" calcext:base-cell-address="level1.HZ24"/>
          </calcext:conditional-format>
          <calcext:conditional-format calcext:target-range-address="level1.HZ24:level1.HZ24">
            <calcext:condition calcext:apply-style-name="notair" calcext:value="between(0,14)" calcext:base-cell-address="level1.HZ24"/>
          </calcext:conditional-format>
          <calcext:conditional-format calcext:target-range-address="level1.HZ24:level1.HZ24">
            <calcext:condition calcext:apply-style-name="notair" calcext:value="between(0,14)" calcext:base-cell-address="level1.HZ24"/>
          </calcext:conditional-format>
          <calcext:conditional-format calcext:target-range-address="level1.HZ25:level1.HZ25">
            <calcext:condition calcext:apply-style-name="notair" calcext:value="between(0,14)" calcext:base-cell-address="level1.HZ25"/>
          </calcext:conditional-format>
          <calcext:conditional-format calcext:target-range-address="level1.HZ25:level1.HZ25">
            <calcext:condition calcext:apply-style-name="notair" calcext:value="between(0,14)" calcext:base-cell-address="level1.HZ25"/>
          </calcext:conditional-format>
          <calcext:conditional-format calcext:target-range-address="level1.HZ25:level1.HZ25">
            <calcext:condition calcext:apply-style-name="notair" calcext:value="between(0,14)" calcext:base-cell-address="level1.HZ25"/>
          </calcext:conditional-format>
          <calcext:conditional-format calcext:target-range-address="level1.HZ26:level1.HZ26">
            <calcext:condition calcext:apply-style-name="notair" calcext:value="between(0,14)" calcext:base-cell-address="level1.HZ26"/>
          </calcext:conditional-format>
          <calcext:conditional-format calcext:target-range-address="level1.HZ26:level1.HZ26">
            <calcext:condition calcext:apply-style-name="notair" calcext:value="between(0,14)" calcext:base-cell-address="level1.HZ26"/>
          </calcext:conditional-format>
          <calcext:conditional-format calcext:target-range-address="level1.HZ26:level1.HZ26">
            <calcext:condition calcext:apply-style-name="notair" calcext:value="between(0,14)" calcext:base-cell-address="level1.HZ26"/>
          </calcext:conditional-format>
          <calcext:conditional-format calcext:target-range-address="level1.HZ27:level1.HZ27">
            <calcext:condition calcext:apply-style-name="notair" calcext:value="between(0,14)" calcext:base-cell-address="level1.HZ27"/>
          </calcext:conditional-format>
          <calcext:conditional-format calcext:target-range-address="level1.HZ27:level1.HZ27">
            <calcext:condition calcext:apply-style-name="notair" calcext:value="between(0,14)" calcext:base-cell-address="level1.HZ27"/>
          </calcext:conditional-format>
          <calcext:conditional-format calcext:target-range-address="level1.HZ27:level1.HZ27">
            <calcext:condition calcext:apply-style-name="notair" calcext:value="between(0,14)" calcext:base-cell-address="level1.HZ27"/>
          </calcext:conditional-format>
          <calcext:conditional-format calcext:target-range-address="level1.HZ28:level1.HZ28">
            <calcext:condition calcext:apply-style-name="notair" calcext:value="between(0,14)" calcext:base-cell-address="level1.HZ28"/>
          </calcext:conditional-format>
          <calcext:conditional-format calcext:target-range-address="level1.HZ28:level1.HZ28">
            <calcext:condition calcext:apply-style-name="notair" calcext:value="between(0,14)" calcext:base-cell-address="level1.HZ28"/>
          </calcext:conditional-format>
          <calcext:conditional-format calcext:target-range-address="level1.HZ28:level1.HZ28">
            <calcext:condition calcext:apply-style-name="notair" calcext:value="between(0,14)" calcext:base-cell-address="level1.HZ28"/>
          </calcext:conditional-format>
          <calcext:conditional-format calcext:target-range-address="level1.HZ29:level1.HZ29">
            <calcext:condition calcext:apply-style-name="notair" calcext:value="between(0,14)" calcext:base-cell-address="level1.HZ29"/>
          </calcext:conditional-format>
          <calcext:conditional-format calcext:target-range-address="level1.HZ29:level1.HZ29">
            <calcext:condition calcext:apply-style-name="notair" calcext:value="between(0,14)" calcext:base-cell-address="level1.HZ29"/>
          </calcext:conditional-format>
          <calcext:conditional-format calcext:target-range-address="level1.HZ29:level1.HZ29">
            <calcext:condition calcext:apply-style-name="notair" calcext:value="between(0,14)" calcext:base-cell-address="level1.HZ29"/>
          </calcext:conditional-format>
          <calcext:conditional-format calcext:target-range-address="level1.HZ30:level1.HZ30">
            <calcext:condition calcext:apply-style-name="notair" calcext:value="between(0,14)" calcext:base-cell-address="level1.HZ30"/>
          </calcext:conditional-format>
          <calcext:conditional-format calcext:target-range-address="level1.HZ30:level1.HZ30">
            <calcext:condition calcext:apply-style-name="notair" calcext:value="between(0,14)" calcext:base-cell-address="level1.HZ30"/>
          </calcext:conditional-format>
          <calcext:conditional-format calcext:target-range-address="level1.HZ30:level1.HZ30">
            <calcext:condition calcext:apply-style-name="notair" calcext:value="between(0,14)" calcext:base-cell-address="level1.HZ30"/>
          </calcext:conditional-format>
          <calcext:conditional-format calcext:target-range-address="level1.HZ31:level1.HZ31">
            <calcext:condition calcext:apply-style-name="notair" calcext:value="between(0,14)" calcext:base-cell-address="level1.HZ31"/>
          </calcext:conditional-format>
          <calcext:conditional-format calcext:target-range-address="level1.HZ31:level1.HZ31">
            <calcext:condition calcext:apply-style-name="notair" calcext:value="between(0,14)" calcext:base-cell-address="level1.HZ31"/>
          </calcext:conditional-format>
          <calcext:conditional-format calcext:target-range-address="level1.HZ31:level1.HZ31">
            <calcext:condition calcext:apply-style-name="notair" calcext:value="between(0,14)" calcext:base-cell-address="level1.HZ31"/>
          </calcext:conditional-format>
          <calcext:conditional-format calcext:target-range-address="level1.HZ32:level1.HZ32">
            <calcext:condition calcext:apply-style-name="notair" calcext:value="between(0,14)" calcext:base-cell-address="level1.HZ32"/>
          </calcext:conditional-format>
          <calcext:conditional-format calcext:target-range-address="level1.HZ32:level1.HZ32">
            <calcext:condition calcext:apply-style-name="notair" calcext:value="between(0,14)" calcext:base-cell-address="level1.HZ32"/>
          </calcext:conditional-format>
          <calcext:conditional-format calcext:target-range-address="level1.HZ32:level1.HZ32">
            <calcext:condition calcext:apply-style-name="notair" calcext:value="between(0,14)" calcext:base-cell-address="level1.HZ32"/>
          </calcext:conditional-format>
          <calcext:conditional-format calcext:target-range-address="level1.HZ33:level1.HZ33">
            <calcext:condition calcext:apply-style-name="notair" calcext:value="between(0,14)" calcext:base-cell-address="level1.HZ33"/>
          </calcext:conditional-format>
          <calcext:conditional-format calcext:target-range-address="level1.HZ33:level1.HZ33">
            <calcext:condition calcext:apply-style-name="notair" calcext:value="between(0,14)" calcext:base-cell-address="level1.HZ33"/>
          </calcext:conditional-format>
          <calcext:conditional-format calcext:target-range-address="level1.HZ33:level1.HZ33">
            <calcext:condition calcext:apply-style-name="notair" calcext:value="between(0,14)" calcext:base-cell-address="level1.HZ33"/>
          </calcext:conditional-format>
          <calcext:conditional-format calcext:target-range-address="level1.HZ34:level1.HZ34">
            <calcext:condition calcext:apply-style-name="notair" calcext:value="between(0,14)" calcext:base-cell-address="level1.HZ34"/>
          </calcext:conditional-format>
          <calcext:conditional-format calcext:target-range-address="level1.HZ34:level1.HZ34">
            <calcext:condition calcext:apply-style-name="notair" calcext:value="between(0,14)" calcext:base-cell-address="level1.HZ34"/>
          </calcext:conditional-format>
          <calcext:conditional-format calcext:target-range-address="level1.HZ34:level1.HZ34">
            <calcext:condition calcext:apply-style-name="notair" calcext:value="between(0,14)" calcext:base-cell-address="level1.HZ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air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00/00/0000</text:date>, <text:time style:data-style-name="N2" text:time-value="07:06:09.983143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20T07:06:31.858618477</dc:date>
    <meta:editing-duration>PT2H21M22S</meta:editing-duration>
    <meta:editing-cycles>31</meta:editing-cycles>
    <meta:document-statistic meta:table-count="1" meta:cell-count="7956" meta:object-count="0"/>
  </office:meta>
</office:document-meta>
</file>